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3.925cm"/>
    </style:style>
    <style:style style:name="co4" style:family="table-column">
      <style:table-column-properties fo:break-before="auto" style:column-width="3.406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3.427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2.741cm"/>
    </style:style>
    <style:style style:name="co10" style:family="table-column">
      <style:table-column-properties fo:break-before="auto" style:column-width="2.68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2.376cm"/>
    </style:style>
    <style:style style:name="co14" style:family="table-column">
      <style:table-column-properties fo:break-before="auto" style:column-width="3.515cm"/>
    </style:style>
    <style:style style:name="co15" style:family="table-column">
      <style:table-column-properties fo:break-before="auto" style:column-width="2.244cm"/>
    </style:style>
    <style:style style:name="co16" style:family="table-column">
      <style:table-column-properties fo:break-before="auto" style:column-width="3.489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3.212cm"/>
    </style:style>
    <style:style style:name="co19" style:family="table-column">
      <style:table-column-properties fo:break-before="auto" style:column-width="1.824cm"/>
    </style:style>
    <style:style style:name="co20" style:family="table-column">
      <style:table-column-properties fo:break-before="auto" style:column-width="5.142cm"/>
    </style:style>
    <style:style style:name="co21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118"/>
    <style:style style:name="ce5" style:family="table-cell" style:parent-style-name="Default">
      <style:text-properties fo:color="#800000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 style:data-style-name="N110"/>
    <style:style style:name="ce9" style:family="table-cell" style:parent-style-name="Default" style:data-style-name="N110">
      <style:table-cell-properties fo:background-color="#00ff00"/>
    </style:style>
    <style:style style:name="ce10" style:family="table-cell" style:parent-style-name="Default" style:data-style-name="N110">
      <style:table-cell-properties fo:background-color="#ff0000"/>
    </style:style>
    <style:style style:name="ce11" style:family="table-cell" style:parent-style-name="Default">
      <style:table-cell-properties fo:background-color="#9966cc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step ms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total duration minute</text:p>
          </table:table-cell>
        </table:table-row>
        <table:table-row table:style-name="ro1">
          <table:table-cell office:value-type="string" calcext:value-type="string">
            <text:p>Timestamps</text:p>
          </table:table-cell>
          <table:table-cell table:number-columns-repeated="4"/>
          <table:table-cell table:formula="of:=[.F9]*60000" office:value-type="float" office:value="360000" calcext:value-type="float">
            <text:p/>
          </table:table-cell>
          <table:table-cell office:value-type="string" calcext:value-type="string">
            <text:p>total duration ms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string" calcext:value-type="string">
            <text:p>2012-03-11 06:36:13</text:p>
          </table:table-cell>
          <table:table-cell table:style-name="ce3" office:value-type="float" office:value="1330905600000" calcext:value-type="float">
            <text:p>1330905600000</text:p>
          </table:table-cell>
          <table:table-cell table:number-columns-repeated="2"/>
          <table:table-cell table:style-name="ce5" office:value-type="float" office:value="3000" calcext:value-type="float">
            <text:p>300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1" office:value-type="string" calcext:value-type="string">
            <text:p>2014-08-02 10:05:31</text:p>
          </table:table-cell>
          <table:table-cell office:value-type="float" office:value="1406966731648" calcext:value-type="float">
            <text:p>1406966731648</text:p>
          </table:table-cell>
          <table:table-cell table:number-columns-repeated="2"/>
          <table:table-cell table:formula="of:=[.F10]/[.F11]/[.F8]" office:value-type="float" office:value="12" calcext:value-type="float">
            <text:p/>
          </table:table-cell>
          <table:table-cell office:value-type="string" calcext:value-type="string">
            <text:p>step per note averag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verse</text:p>
          </table:table-cell>
          <table:table-cell table:formula="of:=[.F14]*[.F8]*[.F11]/60000" office:value-type="float" office:value="10" calcext:value-type="float">
            <text:p/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ta Based</text:p>
          </table:table-cell>
          <table:table-cell/>
          <table:table-cell table:formula="of:=[.C12]-[.C11]" office:value-type="float" office:value="76061131648" calcext:value-type="float">
            <text:p/>
          </table:table-cell>
          <table:table-cell office:value-type="string" calcext:value-type="string">
            <text:p>Total diff ms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Wanted song duration minute</text:p>
          </table:table-cell>
        </table:table-row>
        <table:table-row table:style-name="ro1">
          <table:table-cell table:number-columns-repeated="5"/>
          <table:table-cell table:formula="of:=[.F20]*60000" office:value-type="float" office:value="300000" calcext:value-type="float">
            <text:p/>
          </table:table-cell>
          <table:table-cell office:value-type="string" calcext:value-type="string">
            <text:p>Wanted song duration ms</text:p>
          </table:table-cell>
        </table:table-row>
        <table:table-row table:style-name="ro1">
          <table:table-cell table:number-columns-repeated="5"/>
          <table:table-cell table:formula="of:=[.F19]/[.F21]" office:value-type="float" office:value="253537.105493333" calcext:value-type="float">
            <text:p/>
          </table:table-cell>
          <table:table-cell office:value-type="string" calcext:value-type="string">
            <text:p>Number of real ms in song 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4" table:formula="of:=[.F21]/([.C12]-[.C11])" office:value-type="float" office:value="0.0000039441958527301" calcext:value-type="float">
            <text:p/>
          </table:table-cell>
          <table:table-cell table:number-columns-repeated="2"/>
          <table:table-cell table:formula="of:=1000*60*60*24*7" office:value-type="float" office:value="604800000" calcext:value-type="float">
            <text:p/>
          </table:table-cell>
          <table:table-cell office:value-type="string" calcext:value-type="string">
            <text:p>ms in a week</text:p>
          </table:table-cell>
        </table:table-row>
        <table:table-row table:style-name="ro1">
          <table:table-cell table:number-columns-repeated="5"/>
          <table:table-cell table:formula="of:=[.F19]/[.F24]" office:value-type="float" office:value="125.762453121693" calcext:value-type="float">
            <text:p/>
          </table:table-cell>
          <table:table-cell office:value-type="string" calcext:value-type="string">
            <text:p>Weeks in the song</text:p>
          </table:table-cell>
        </table:table-row>
        <table:table-row table:style-name="ro1">
          <table:table-cell table:number-columns-repeated="5"/>
          <table:table-cell table:formula="of:=[.F21]/[.F25]" office:value-type="float" office:value="2385.44965173117" calcext:value-type="float">
            <text:p/>
          </table:table-cell>
          <table:table-cell office:value-type="string" calcext:value-type="string">
            <text:p>song ms per week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Audible freq weekly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audible Freq weekly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formula="of:=60*60*24" office:value-type="float" office:value="86400" calcext:value-type="float">
            <text:p/>
          </table:table-cell>
          <table:table-cell office:value-type="string" calcext:value-type="string">
            <text:p>sec in a da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Audible freq repo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audible freq repo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anguage Ranking</text:p>
          </table:table-cell>
        </table:table-row>
        <table:table-row table:style-name="ro1">
          <table:table-cell/>
          <table:table-cell office:value-type="string" calcext:value-type="string">
            <text:p>Analysi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date" office:date-value="2012-08-20" calcext:value-type="date">
            <text:p>41141</text:p>
          </table:table-cell>
          <table:table-cell office:value-type="string" calcext:value-type="string">
            <text:p>Activity peak for two weeks</text:p>
          </table:table-cell>
          <table:table-cell table:number-columns-repeated="4"/>
        </table:table-row>
      </table:table>
      <table:table table:name="EventsPerWeek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8"/>
        <table:table-column table:style-name="co1" table:default-cell-style-name="ce7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event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caled time in step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caled freq</text:p>
          </table:table-cell>
          <table:table-cell office:value-type="string" calcext:value-type="string">
            <text:p>Time for Export</text:p>
          </table:table-cell>
          <table:table-cell office:value-type="string" calcext:value-type="string">
            <text:p>Freq for Export</text:p>
          </table:table-cell>
          <table:table-cell table:style-name="ce11" office:value-type="string" calcext:value-type="string">
            <text:p>CSV Line</text:p>
          </table:table-cell>
          <table:table-cell table:number-columns-repeated="3"/>
        </table:table-row>
        <table:table-row table:style-name="ro1">
          <table:table-cell office:value-type="float" office:value="1.3309056E+015" calcext:value-type="float">
            <text:p>1330905600000000</text:p>
          </table:table-cell>
          <table:table-cell office:value-type="float" office:value="195561" calcext:value-type="float">
            <text:p>195561</text:p>
          </table:table-cell>
          <table:table-cell office:value-type="float" office:value="1330905600000" calcext:value-type="float">
            <text:p>1330905600000</text:p>
          </table:table-cell>
          <table:table-cell table:formula="of:=([.C2]-[$Home.$C$11])*[$Home.$C$24]/[$Home.$F$8]" office:value-type="float" office:value="0" calcext:value-type="float">
            <text:p/>
          </table:table-cell>
          <table:table-cell table:formula="of:=([.B2]/[$Home.$F$24])*1000" office:value-type="float" office:value="0.323348214285714" calcext:value-type="float">
            <text:p/>
          </table:table-cell>
          <table:table-cell office:value-type="float" office:value="200" calcext:value-type="float">
            <text:p>200</text:p>
          </table:table-cell>
          <table:table-cell table:style-name="ce7" table:formula="of:=FLOOR([.D2];1)" office:value-type="float" office:value="0" calcext:value-type="float">
            <text:p/>
          </table:table-cell>
          <table:table-cell table:style-name="ce7" table:formula="of:=FLOOR([.F2];1)" office:value-type="float" office:value="200" calcext:value-type="float">
            <text:p/>
          </table:table-cell>
          <table:table-cell table:formula="of:=CONCATENATE([.G2];&quot;,&quot;;[.H2])" office:value-type="string" office:string-value="0,200" calcext:value-type="string">
            <text:p>0,200</text:p>
          </table:table-cell>
          <table:table-cell table:number-columns-repeated="3"/>
        </table:table-row>
        <table:table-row table:style-name="ro1">
          <table:table-cell office:value-type="float" office:value="1.3315104E+015" calcext:value-type="float">
            <text:p>1331510400000000</text:p>
          </table:table-cell>
          <table:table-cell office:value-type="float" office:value="2330814" calcext:value-type="float">
            <text:p>2330814</text:p>
          </table:table-cell>
          <table:table-cell office:value-type="float" office:value="1331510400000" calcext:value-type="float">
            <text:p>1331510400000</text:p>
          </table:table-cell>
          <table:table-cell table:formula="of:=([.C3]-[$Home.$C$11])*[$Home.$C$24]/[$Home.$F$8]" office:value-type="float" office:value="238.544965173117" calcext:value-type="float">
            <text:p/>
          </table:table-cell>
          <table:table-cell table:formula="of:=([.B3]/[$Home.$F$24])*1000" office:value-type="float" office:value="3.85385912698413" calcext:value-type="float">
            <text:p/>
          </table:table-cell>
          <table:table-cell table:formula="of:=([.E3]-[.$L$5])*([$Home.$C$30]-[$Home.$C$29])/([.$L$6]-[.$L$5])+[$Home.$C$29]" office:value-type="float" office:value="273.566941023675" calcext:value-type="float">
            <text:p/>
          </table:table-cell>
          <table:table-cell table:style-name="ce7" table:formula="of:=FLOOR([.D3];1)" office:value-type="float" office:value="238" calcext:value-type="float">
            <text:p/>
          </table:table-cell>
          <table:table-cell table:style-name="ce7" table:formula="of:=FLOOR([.F3];1)" office:value-type="float" office:value="273" calcext:value-type="float">
            <text:p/>
          </table:table-cell>
          <table:table-cell table:formula="of:=CONCATENATE([.G3];&quot;,&quot;;[.H3])" office:value-type="string" office:string-value="238,273" calcext:value-type="string">
            <text:p>238,273</text:p>
          </table:table-cell>
          <table:table-cell table:number-columns-repeated="3"/>
        </table:table-row>
        <table:table-row table:style-name="ro1">
          <table:table-cell office:value-type="float" office:value="1.3321152E+015" calcext:value-type="float">
            <text:p>1332115200000000</text:p>
          </table:table-cell>
          <table:table-cell office:value-type="float" office:value="2775201" calcext:value-type="float">
            <text:p>2775201</text:p>
          </table:table-cell>
          <table:table-cell office:value-type="float" office:value="1332115200000" calcext:value-type="float">
            <text:p>1332115200000</text:p>
          </table:table-cell>
          <table:table-cell table:formula="of:=([.C4]-[$Home.$C$11])*[$Home.$C$24]/[$Home.$F$8]" office:value-type="float" office:value="477.089930346233" calcext:value-type="float">
            <text:p/>
          </table:table-cell>
          <table:table-cell table:formula="of:=([.B4]/[$Home.$F$24])*1000" office:value-type="float" office:value="4.58862599206349" calcext:value-type="float">
            <text:p/>
          </table:table-cell>
          <table:table-cell table:formula="of:=([.E4]-[.$L$5])*([$Home.$C$30]-[$Home.$C$29])/([.$L$6]-[.$L$5])+[$Home.$C$29]" office:value-type="float" office:value="334.411390770964" calcext:value-type="float">
            <text:p/>
          </table:table-cell>
          <table:table-cell table:style-name="ce7" table:formula="of:=FLOOR([.D4];1)" office:value-type="float" office:value="477" calcext:value-type="float">
            <text:p/>
          </table:table-cell>
          <table:table-cell table:style-name="ce7" table:formula="of:=FLOOR([.F4];1)" office:value-type="float" office:value="334" calcext:value-type="float">
            <text:p/>
          </table:table-cell>
          <table:table-cell table:formula="of:=CONCATENATE([.G4];&quot;,&quot;;[.H4])" office:value-type="string" office:string-value="477,334" calcext:value-type="string">
            <text:p>477,334</text:p>
          </table:table-cell>
          <table:table-cell table:number-columns-repeated="3"/>
        </table:table-row>
        <table:table-row table:style-name="ro1">
          <table:table-cell office:value-type="float" office:value="1.33272E+015" calcext:value-type="float">
            <text:p>1332720000000000</text:p>
          </table:table-cell>
          <table:table-cell office:value-type="float" office:value="2711850" calcext:value-type="float">
            <text:p>2711850</text:p>
          </table:table-cell>
          <table:table-cell office:value-type="float" office:value="1332720000000" calcext:value-type="float">
            <text:p>1332720000000</text:p>
          </table:table-cell>
          <table:table-cell table:formula="of:=([.C5]-[$Home.$C$11])*[$Home.$C$24]/[$Home.$F$8]" office:value-type="float" office:value="715.63489551935" calcext:value-type="float">
            <text:p/>
          </table:table-cell>
          <table:table-cell table:formula="of:=([.B5]/[$Home.$F$24])*1000" office:value-type="float" office:value="4.48387896825397" calcext:value-type="float">
            <text:p/>
          </table:table-cell>
          <table:table-cell table:formula="of:=([.E5]-[.$L$5])*([$Home.$C$30]-[$Home.$C$29])/([.$L$6]-[.$L$5])+[$Home.$C$29]" office:value-type="float" office:value="325.737517016915" calcext:value-type="float">
            <text:p/>
          </table:table-cell>
          <table:table-cell table:style-name="ce7" table:formula="of:=FLOOR([.D5];1)" office:value-type="float" office:value="715" calcext:value-type="float">
            <text:p/>
          </table:table-cell>
          <table:table-cell table:style-name="ce7" table:formula="of:=FLOOR([.F5];1)" office:value-type="float" office:value="325" calcext:value-type="float">
            <text:p/>
          </table:table-cell>
          <table:table-cell table:formula="of:=CONCATENATE([.G5];&quot;,&quot;;[.H5])" office:value-type="string" office:string-value="715,325" calcext:value-type="string">
            <text:p>715,325</text:p>
          </table:table-cell>
          <table:table-cell/>
          <table:table-cell office:value-type="string" calcext:value-type="string">
            <text:p>Min Freq</text:p>
          </table:table-cell>
          <table:table-cell table:formula="of:=MIN([.E3:.E127])" office:value-type="float" office:value="1.21441137566138" calcext:value-type="float">
            <text:p/>
          </table:table-cell>
        </table:table-row>
        <table:table-row table:style-name="ro1">
          <table:table-cell office:value-type="float" office:value="1.3333248E+015" calcext:value-type="float">
            <text:p>1333324800000000</text:p>
          </table:table-cell>
          <table:table-cell office:value-type="float" office:value="2549877" calcext:value-type="float">
            <text:p>2549877</text:p>
          </table:table-cell>
          <table:table-cell office:value-type="float" office:value="1333324800000" calcext:value-type="float">
            <text:p>1333324800000</text:p>
          </table:table-cell>
          <table:table-cell table:formula="of:=([.C6]-[$Home.$C$11])*[$Home.$C$24]/[$Home.$F$8]" office:value-type="float" office:value="954.179860692467" calcext:value-type="float">
            <text:p/>
          </table:table-cell>
          <table:table-cell table:formula="of:=([.B6]/[$Home.$F$24])*1000" office:value-type="float" office:value="4.21606646825397" calcext:value-type="float">
            <text:p/>
          </table:table-cell>
          <table:table-cell table:formula="of:=([.E6]-[.$L$5])*([$Home.$C$30]-[$Home.$C$29])/([.$L$6]-[.$L$5])+[$Home.$C$29]" office:value-type="float" office:value="303.560545010719" calcext:value-type="float">
            <text:p/>
          </table:table-cell>
          <table:table-cell table:style-name="ce7" table:formula="of:=FLOOR([.D6];1)" office:value-type="float" office:value="954" calcext:value-type="float">
            <text:p/>
          </table:table-cell>
          <table:table-cell table:style-name="ce7" table:formula="of:=FLOOR([.F6];1)" office:value-type="float" office:value="303" calcext:value-type="float">
            <text:p/>
          </table:table-cell>
          <table:table-cell table:formula="of:=CONCATENATE([.G6];&quot;,&quot;;[.H6])" office:value-type="string" office:string-value="954,303" calcext:value-type="string">
            <text:p>954,303</text:p>
          </table:table-cell>
          <table:table-cell/>
          <table:table-cell office:value-type="string" calcext:value-type="string">
            <text:p>Max Freq</text:p>
          </table:table-cell>
          <table:table-cell table:formula="of:=MAX([.E3:.E127])" office:value-type="float" office:value="5.86373015873016" calcext:value-type="float">
            <text:p/>
          </table:table-cell>
        </table:table-row>
        <table:table-row table:style-name="ro1">
          <table:table-cell office:value-type="float" office:value="1.3339296E+015" calcext:value-type="float">
            <text:p>1333929600000000</text:p>
          </table:table-cell>
          <table:table-cell office:value-type="float" office:value="2445108" calcext:value-type="float">
            <text:p>2445108</text:p>
          </table:table-cell>
          <table:table-cell office:value-type="float" office:value="1333929600000" calcext:value-type="float">
            <text:p>1333929600000</text:p>
          </table:table-cell>
          <table:table-cell table:formula="of:=([.C7]-[$Home.$C$11])*[$Home.$C$24]/[$Home.$F$8]" office:value-type="float" office:value="1192.72482586558" calcext:value-type="float">
            <text:p/>
          </table:table-cell>
          <table:table-cell table:formula="of:=([.B7]/[$Home.$F$24])*1000" office:value-type="float" office:value="4.0428373015873" calcext:value-type="float">
            <text:p/>
          </table:table-cell>
          <table:table-cell table:formula="of:=([.E7]-[.$L$5])*([$Home.$C$30]-[$Home.$C$29])/([.$L$6]-[.$L$5])+[$Home.$C$29]" office:value-type="float" office:value="289.215813604144" calcext:value-type="float">
            <text:p/>
          </table:table-cell>
          <table:table-cell table:style-name="ce7" table:formula="of:=FLOOR([.D7];1)" office:value-type="float" office:value="1192" calcext:value-type="float">
            <text:p/>
          </table:table-cell>
          <table:table-cell table:style-name="ce7" table:formula="of:=FLOOR([.F7];1)" office:value-type="float" office:value="289" calcext:value-type="float">
            <text:p/>
          </table:table-cell>
          <table:table-cell table:formula="of:=CONCATENATE([.G7];&quot;,&quot;;[.H7])" office:value-type="string" office:string-value="1192,289" calcext:value-type="string">
            <text:p>1192,289</text:p>
          </table:table-cell>
          <table:table-cell/>
          <table:table-cell office:value-type="string" calcext:value-type="string">
            <text:p>Alpha</text:p>
          </table:table-cell>
          <table:table-cell table:formula="of:=([Home.C30]-[Home.C29])/([.L6]-[.L5])" office:value-type="float" office:value="82.807830128155" calcext:value-type="float">
            <text:p/>
          </table:table-cell>
        </table:table-row>
        <table:table-row table:style-name="ro1">
          <table:table-cell office:value-type="float" office:value="1.3345344E+015" calcext:value-type="float">
            <text:p>1334534400000000</text:p>
          </table:table-cell>
          <table:table-cell office:value-type="float" office:value="2504184" calcext:value-type="float">
            <text:p>2504184</text:p>
          </table:table-cell>
          <table:table-cell office:value-type="float" office:value="1334534400000" calcext:value-type="float">
            <text:p>1334534400000</text:p>
          </table:table-cell>
          <table:table-cell table:formula="of:=([.C8]-[$Home.$C$11])*[$Home.$C$24]/[$Home.$F$8]" office:value-type="float" office:value="1431.2697910387" calcext:value-type="float">
            <text:p/>
          </table:table-cell>
          <table:table-cell table:formula="of:=([.B8]/[$Home.$F$24])*1000" office:value-type="float" office:value="4.14051587301587" calcext:value-type="float">
            <text:p/>
          </table:table-cell>
          <table:table-cell table:formula="of:=([.E8]-[.$L$5])*([$Home.$C$30]-[$Home.$C$29])/([.$L$6]-[.$L$5])+[$Home.$C$29]" office:value-type="float" office:value="297.304364154162" calcext:value-type="float">
            <text:p/>
          </table:table-cell>
          <table:table-cell table:style-name="ce7" table:formula="of:=FLOOR([.D8];1)" office:value-type="float" office:value="1431" calcext:value-type="float">
            <text:p/>
          </table:table-cell>
          <table:table-cell table:style-name="ce7" table:formula="of:=FLOOR([.F8];1)" office:value-type="float" office:value="297" calcext:value-type="float">
            <text:p/>
          </table:table-cell>
          <table:table-cell table:formula="of:=CONCATENATE([.G8];&quot;,&quot;;[.H8])" office:value-type="string" office:string-value="1431,297" calcext:value-type="string">
            <text:p>1431,297</text:p>
          </table:table-cell>
          <table:table-cell table:number-columns-repeated="3"/>
        </table:table-row>
        <table:table-row table:style-name="ro1">
          <table:table-cell office:value-type="float" office:value="1.3351392E+015" calcext:value-type="float">
            <text:p>1335139200000000</text:p>
          </table:table-cell>
          <table:table-cell office:value-type="float" office:value="2469192" calcext:value-type="float">
            <text:p>2469192</text:p>
          </table:table-cell>
          <table:table-cell office:value-type="float" office:value="1335139200000" calcext:value-type="float">
            <text:p>1335139200000</text:p>
          </table:table-cell>
          <table:table-cell table:formula="of:=([.C9]-[$Home.$C$11])*[$Home.$C$24]/[$Home.$F$8]" office:value-type="float" office:value="1669.81475621182" calcext:value-type="float">
            <text:p/>
          </table:table-cell>
          <table:table-cell table:formula="of:=([.B9]/[$Home.$F$24])*1000" office:value-type="float" office:value="4.08265873015873" calcext:value-type="float">
            <text:p/>
          </table:table-cell>
          <table:table-cell table:formula="of:=([.E9]-[.$L$5])*([$Home.$C$30]-[$Home.$C$29])/([.$L$6]-[.$L$5])+[$Home.$C$29]" office:value-type="float" office:value="292.513339696747" calcext:value-type="float">
            <text:p/>
          </table:table-cell>
          <table:table-cell table:style-name="ce7" table:formula="of:=FLOOR([.D9];1)" office:value-type="float" office:value="1669" calcext:value-type="float">
            <text:p/>
          </table:table-cell>
          <table:table-cell table:style-name="ce7" table:formula="of:=FLOOR([.F9];1)" office:value-type="float" office:value="292" calcext:value-type="float">
            <text:p/>
          </table:table-cell>
          <table:table-cell table:formula="of:=CONCATENATE([.G9];&quot;,&quot;;[.H9])" office:value-type="string" office:string-value="1669,292" calcext:value-type="string">
            <text:p>1669,292</text:p>
          </table:table-cell>
          <table:table-cell table:number-columns-repeated="3"/>
        </table:table-row>
        <table:table-row table:style-name="ro1">
          <table:table-cell office:value-type="float" office:value="1.335744E+015" calcext:value-type="float">
            <text:p>1335744000000000</text:p>
          </table:table-cell>
          <table:table-cell office:value-type="float" office:value="2374662" calcext:value-type="float">
            <text:p>2374662</text:p>
          </table:table-cell>
          <table:table-cell office:value-type="float" office:value="1335744000000" calcext:value-type="float">
            <text:p>1335744000000</text:p>
          </table:table-cell>
          <table:table-cell table:formula="of:=([.C10]-[$Home.$C$11])*[$Home.$C$24]/[$Home.$F$8]" office:value-type="float" office:value="1908.35972138493" calcext:value-type="float">
            <text:p/>
          </table:table-cell>
          <table:table-cell table:formula="of:=([.B10]/[$Home.$F$24])*1000" office:value-type="float" office:value="3.92635912698413" calcext:value-type="float">
            <text:p/>
          </table:table-cell>
          <table:table-cell table:formula="of:=([.E10]-[.$L$5])*([$Home.$C$30]-[$Home.$C$29])/([.$L$6]-[.$L$5])+[$Home.$C$29]" office:value-type="float" office:value="279.570508707966" calcext:value-type="float">
            <text:p/>
          </table:table-cell>
          <table:table-cell table:style-name="ce7" table:formula="of:=FLOOR([.D10];1)" office:value-type="float" office:value="1908" calcext:value-type="float">
            <text:p/>
          </table:table-cell>
          <table:table-cell table:style-name="ce7" table:formula="of:=FLOOR([.F10];1)" office:value-type="float" office:value="279" calcext:value-type="float">
            <text:p/>
          </table:table-cell>
          <table:table-cell table:formula="of:=CONCATENATE([.G10];&quot;,&quot;;[.H10])" office:value-type="string" office:string-value="1908,279" calcext:value-type="string">
            <text:p>1908,279</text:p>
          </table:table-cell>
          <table:table-cell table:number-columns-repeated="3"/>
        </table:table-row>
        <table:table-row table:style-name="ro1">
          <table:table-cell office:value-type="float" office:value="1.3363488E+015" calcext:value-type="float">
            <text:p>1336348800000000</text:p>
          </table:table-cell>
          <table:table-cell office:value-type="float" office:value="2396085" calcext:value-type="float">
            <text:p>2396085</text:p>
          </table:table-cell>
          <table:table-cell office:value-type="float" office:value="1336348800000" calcext:value-type="float">
            <text:p>1336348800000</text:p>
          </table:table-cell>
          <table:table-cell table:formula="of:=([.C11]-[$Home.$C$11])*[$Home.$C$24]/[$Home.$F$8]" office:value-type="float" office:value="2146.90468655805" calcext:value-type="float">
            <text:p/>
          </table:table-cell>
          <table:table-cell table:formula="of:=([.B11]/[$Home.$F$24])*1000" office:value-type="float" office:value="3.96178075396825" calcext:value-type="float">
            <text:p/>
          </table:table-cell>
          <table:table-cell table:formula="of:=([.E11]-[.$L$5])*([$Home.$C$30]-[$Home.$C$29])/([.$L$6]-[.$L$5])+[$Home.$C$29]" office:value-type="float" office:value="282.503696778131" calcext:value-type="float">
            <text:p/>
          </table:table-cell>
          <table:table-cell table:style-name="ce7" table:formula="of:=FLOOR([.D11];1)" office:value-type="float" office:value="2146" calcext:value-type="float">
            <text:p/>
          </table:table-cell>
          <table:table-cell table:style-name="ce7" table:formula="of:=FLOOR([.F11];1)" office:value-type="float" office:value="282" calcext:value-type="float">
            <text:p/>
          </table:table-cell>
          <table:table-cell table:formula="of:=CONCATENATE([.G11];&quot;,&quot;;[.H11])" office:value-type="string" office:string-value="2146,282" calcext:value-type="string">
            <text:p>2146,282</text:p>
          </table:table-cell>
          <table:table-cell table:number-columns-repeated="3"/>
        </table:table-row>
        <table:table-row table:style-name="ro1">
          <table:table-cell office:value-type="float" office:value="1.3369536E+015" calcext:value-type="float">
            <text:p>1336953600000000</text:p>
          </table:table-cell>
          <table:table-cell office:value-type="float" office:value="2310900" calcext:value-type="float">
            <text:p>2310900</text:p>
          </table:table-cell>
          <table:table-cell office:value-type="float" office:value="1336953600000" calcext:value-type="float">
            <text:p>1336953600000</text:p>
          </table:table-cell>
          <table:table-cell table:formula="of:=([.C12]-[$Home.$C$11])*[$Home.$C$24]/[$Home.$F$8]" office:value-type="float" office:value="2385.44965173117" calcext:value-type="float">
            <text:p/>
          </table:table-cell>
          <table:table-cell table:formula="of:=([.B12]/[$Home.$F$24])*1000" office:value-type="float" office:value="3.82093253968254" calcext:value-type="float">
            <text:p/>
          </table:table-cell>
          <table:table-cell table:formula="of:=([.E12]-[.$L$5])*([$Home.$C$30]-[$Home.$C$29])/([.$L$6]-[.$L$5])+[$Home.$C$29]" office:value-type="float" office:value="270.840361775705" calcext:value-type="float">
            <text:p/>
          </table:table-cell>
          <table:table-cell table:style-name="ce7" table:formula="of:=FLOOR([.D12];1)" office:value-type="float" office:value="2385" calcext:value-type="float">
            <text:p/>
          </table:table-cell>
          <table:table-cell table:style-name="ce7" table:formula="of:=FLOOR([.F12];1)" office:value-type="float" office:value="270" calcext:value-type="float">
            <text:p/>
          </table:table-cell>
          <table:table-cell table:formula="of:=CONCATENATE([.G12];&quot;,&quot;;[.H12])" office:value-type="string" office:string-value="2385,270" calcext:value-type="string">
            <text:p>2385,270</text:p>
          </table:table-cell>
          <table:table-cell table:number-columns-repeated="3"/>
        </table:table-row>
        <table:table-row table:style-name="ro1">
          <table:table-cell office:value-type="float" office:value="1.3375584E+015" calcext:value-type="float">
            <text:p>1337558400000000</text:p>
          </table:table-cell>
          <table:table-cell office:value-type="float" office:value="2451609" calcext:value-type="float">
            <text:p>2451609</text:p>
          </table:table-cell>
          <table:table-cell office:value-type="float" office:value="1337558400000" calcext:value-type="float">
            <text:p>1337558400000</text:p>
          </table:table-cell>
          <table:table-cell table:formula="of:=([.C13]-[$Home.$C$11])*[$Home.$C$24]/[$Home.$F$8]" office:value-type="float" office:value="2623.99461690428" calcext:value-type="float">
            <text:p/>
          </table:table-cell>
          <table:table-cell table:formula="of:=([.B13]/[$Home.$F$24])*1000" office:value-type="float" office:value="4.05358630952381" calcext:value-type="float">
            <text:p/>
          </table:table-cell>
          <table:table-cell table:formula="of:=([.E13]-[.$L$5])*([$Home.$C$30]-[$Home.$C$29])/([.$L$6]-[.$L$5])+[$Home.$C$29]" office:value-type="float" office:value="290.105915627396" calcext:value-type="float">
            <text:p/>
          </table:table-cell>
          <table:table-cell table:style-name="ce7" table:formula="of:=FLOOR([.D13];1)" office:value-type="float" office:value="2623" calcext:value-type="float">
            <text:p/>
          </table:table-cell>
          <table:table-cell table:style-name="ce7" table:formula="of:=FLOOR([.F13];1)" office:value-type="float" office:value="290" calcext:value-type="float">
            <text:p/>
          </table:table-cell>
          <table:table-cell table:formula="of:=CONCATENATE([.G13];&quot;,&quot;;[.H13])" office:value-type="string" office:string-value="2623,290" calcext:value-type="string">
            <text:p>2623,290</text:p>
          </table:table-cell>
          <table:table-cell table:number-columns-repeated="3"/>
        </table:table-row>
        <table:table-row table:style-name="ro1">
          <table:table-cell office:value-type="float" office:value="1.3381632E+015" calcext:value-type="float">
            <text:p>1338163200000000</text:p>
          </table:table-cell>
          <table:table-cell office:value-type="float" office:value="2509485" calcext:value-type="float">
            <text:p>2509485</text:p>
          </table:table-cell>
          <table:table-cell office:value-type="float" office:value="1338163200000" calcext:value-type="float">
            <text:p>1338163200000</text:p>
          </table:table-cell>
          <table:table-cell table:formula="of:=([.C14]-[$Home.$C$11])*[$Home.$C$24]/[$Home.$F$8]" office:value-type="float" office:value="2862.5395820774" calcext:value-type="float">
            <text:p/>
          </table:table-cell>
          <table:table-cell table:formula="of:=([.B14]/[$Home.$F$24])*1000" office:value-type="float" office:value="4.14928075396825" calcext:value-type="float">
            <text:p/>
          </table:table-cell>
          <table:table-cell table:formula="of:=([.E14]-[.$L$5])*([$Home.$C$30]-[$Home.$C$29])/([.$L$6]-[.$L$5])+[$Home.$C$29]" office:value-type="float" office:value="298.03016492716" calcext:value-type="float">
            <text:p/>
          </table:table-cell>
          <table:table-cell table:style-name="ce7" table:formula="of:=FLOOR([.D14];1)" office:value-type="float" office:value="2862" calcext:value-type="float">
            <text:p/>
          </table:table-cell>
          <table:table-cell table:style-name="ce7" table:formula="of:=FLOOR([.F14];1)" office:value-type="float" office:value="298" calcext:value-type="float">
            <text:p/>
          </table:table-cell>
          <table:table-cell table:formula="of:=CONCATENATE([.G14];&quot;,&quot;;[.H14])" office:value-type="string" office:string-value="2862,298" calcext:value-type="string">
            <text:p>2862,298</text:p>
          </table:table-cell>
          <table:table-cell table:number-columns-repeated="3"/>
        </table:table-row>
        <table:table-row table:style-name="ro1">
          <table:table-cell office:value-type="float" office:value="1.338768E+015" calcext:value-type="float">
            <text:p>1338768000000000</text:p>
          </table:table-cell>
          <table:table-cell office:value-type="float" office:value="2503476" calcext:value-type="float">
            <text:p>2503476</text:p>
          </table:table-cell>
          <table:table-cell office:value-type="float" office:value="1338768000000" calcext:value-type="float">
            <text:p>1338768000000</text:p>
          </table:table-cell>
          <table:table-cell table:formula="of:=([.C15]-[$Home.$C$11])*[$Home.$C$24]/[$Home.$F$8]" office:value-type="float" office:value="3101.08454725052" calcext:value-type="float">
            <text:p/>
          </table:table-cell>
          <table:table-cell table:formula="of:=([.B15]/[$Home.$F$24])*1000" office:value-type="float" office:value="4.13934523809524" calcext:value-type="float">
            <text:p/>
          </table:table-cell>
          <table:table-cell table:formula="of:=([.E15]-[.$L$5])*([$Home.$C$30]-[$Home.$C$29])/([.$L$6]-[.$L$5])+[$Home.$C$29]" office:value-type="float" office:value="297.207426416512" calcext:value-type="float">
            <text:p/>
          </table:table-cell>
          <table:table-cell table:style-name="ce7" table:formula="of:=FLOOR([.D15];1)" office:value-type="float" office:value="3101" calcext:value-type="float">
            <text:p/>
          </table:table-cell>
          <table:table-cell table:style-name="ce7" table:formula="of:=FLOOR([.F15];1)" office:value-type="float" office:value="297" calcext:value-type="float">
            <text:p/>
          </table:table-cell>
          <table:table-cell table:formula="of:=CONCATENATE([.G15];&quot;,&quot;;[.H15])" office:value-type="string" office:string-value="3101,297" calcext:value-type="string">
            <text:p>3101,297</text:p>
          </table:table-cell>
          <table:table-cell table:number-columns-repeated="3"/>
        </table:table-row>
        <table:table-row table:style-name="ro1">
          <table:table-cell office:value-type="float" office:value="1.3393728E+015" calcext:value-type="float">
            <text:p>1339372800000000</text:p>
          </table:table-cell>
          <table:table-cell office:value-type="float" office:value="2105322" calcext:value-type="float">
            <text:p>2105322</text:p>
          </table:table-cell>
          <table:table-cell office:value-type="float" office:value="1339372800000" calcext:value-type="float">
            <text:p>1339372800000</text:p>
          </table:table-cell>
          <table:table-cell table:formula="of:=([.C16]-[$Home.$C$11])*[$Home.$C$24]/[$Home.$F$8]" office:value-type="float" office:value="3339.62951242363" calcext:value-type="float">
            <text:p/>
          </table:table-cell>
          <table:table-cell table:formula="of:=([.B16]/[$Home.$F$24])*1000" office:value-type="float" office:value="3.48102182539683" calcext:value-type="float">
            <text:p/>
          </table:table-cell>
          <table:table-cell table:formula="of:=([.E16]-[.$L$5])*([$Home.$C$30]-[$Home.$C$29])/([.$L$6]-[.$L$5])+[$Home.$C$29]" office:value-type="float" office:value="242.693093088394" calcext:value-type="float">
            <text:p/>
          </table:table-cell>
          <table:table-cell table:style-name="ce7" table:formula="of:=FLOOR([.D16];1)" office:value-type="float" office:value="3339" calcext:value-type="float">
            <text:p/>
          </table:table-cell>
          <table:table-cell table:style-name="ce7" table:formula="of:=FLOOR([.F16];1)" office:value-type="float" office:value="242" calcext:value-type="float">
            <text:p/>
          </table:table-cell>
          <table:table-cell table:formula="of:=CONCATENATE([.G16];&quot;,&quot;;[.H16])" office:value-type="string" office:string-value="3339,242" calcext:value-type="string">
            <text:p>3339,242</text:p>
          </table:table-cell>
          <table:table-cell table:number-columns-repeated="3"/>
        </table:table-row>
        <table:table-row table:style-name="ro1">
          <table:table-cell office:value-type="float" office:value="1.3399776E+015" calcext:value-type="float">
            <text:p>1339977600000000</text:p>
          </table:table-cell>
          <table:table-cell office:value-type="float" office:value="1703772" calcext:value-type="float">
            <text:p>1703772</text:p>
          </table:table-cell>
          <table:table-cell office:value-type="float" office:value="1339977600000" calcext:value-type="float">
            <text:p>1339977600000</text:p>
          </table:table-cell>
          <table:table-cell table:formula="of:=([.C17]-[$Home.$C$11])*[$Home.$C$24]/[$Home.$F$8]" office:value-type="float" office:value="3578.17447759675" calcext:value-type="float">
            <text:p/>
          </table:table-cell>
          <table:table-cell table:formula="of:=([.B17]/[$Home.$F$24])*1000" office:value-type="float" office:value="2.81708333333333" calcext:value-type="float">
            <text:p/>
          </table:table-cell>
          <table:table-cell table:formula="of:=([.E17]-[.$L$5])*([$Home.$C$30]-[$Home.$C$29])/([.$L$6]-[.$L$5])+[$Home.$C$29]" office:value-type="float" office:value="187.713787222057" calcext:value-type="float">
            <text:p/>
          </table:table-cell>
          <table:table-cell table:style-name="ce7" table:formula="of:=FLOOR([.D17];1)" office:value-type="float" office:value="3578" calcext:value-type="float">
            <text:p/>
          </table:table-cell>
          <table:table-cell table:style-name="ce7" table:formula="of:=FLOOR([.F17];1)" office:value-type="float" office:value="187" calcext:value-type="float">
            <text:p/>
          </table:table-cell>
          <table:table-cell table:formula="of:=CONCATENATE([.G17];&quot;,&quot;;[.H17])" office:value-type="string" office:string-value="3578,187" calcext:value-type="string">
            <text:p>3578,187</text:p>
          </table:table-cell>
          <table:table-cell table:number-columns-repeated="3"/>
        </table:table-row>
        <table:table-row table:style-name="ro1">
          <table:table-cell office:value-type="float" office:value="1.3405824E+015" calcext:value-type="float">
            <text:p>1340582400000000</text:p>
          </table:table-cell>
          <table:table-cell office:value-type="float" office:value="1745226" calcext:value-type="float">
            <text:p>1745226</text:p>
          </table:table-cell>
          <table:table-cell office:value-type="float" office:value="1340582400000" calcext:value-type="float">
            <text:p>1340582400000</text:p>
          </table:table-cell>
          <table:table-cell table:formula="of:=([.C18]-[$Home.$C$11])*[$Home.$C$24]/[$Home.$F$8]" office:value-type="float" office:value="3816.71944276987" calcext:value-type="float">
            <text:p/>
          </table:table-cell>
          <table:table-cell table:formula="of:=([.B18]/[$Home.$F$24])*1000" office:value-type="float" office:value="2.885625" calcext:value-type="float">
            <text:p/>
          </table:table-cell>
          <table:table-cell table:formula="of:=([.E18]-[.$L$5])*([$Home.$C$30]-[$Home.$C$29])/([.$L$6]-[.$L$5])+[$Home.$C$29]" office:value-type="float" office:value="193.389573912091" calcext:value-type="float">
            <text:p/>
          </table:table-cell>
          <table:table-cell table:style-name="ce7" table:formula="of:=FLOOR([.D18];1)" office:value-type="float" office:value="3816" calcext:value-type="float">
            <text:p/>
          </table:table-cell>
          <table:table-cell table:style-name="ce7" table:formula="of:=FLOOR([.F18];1)" office:value-type="float" office:value="193" calcext:value-type="float">
            <text:p/>
          </table:table-cell>
          <table:table-cell table:formula="of:=CONCATENATE([.G18];&quot;,&quot;;[.H18])" office:value-type="string" office:string-value="3816,193" calcext:value-type="string">
            <text:p>3816,193</text:p>
          </table:table-cell>
          <table:table-cell table:number-columns-repeated="3"/>
        </table:table-row>
        <table:table-row table:style-name="ro1">
          <table:table-cell office:value-type="float" office:value="1.3411872E+015" calcext:value-type="float">
            <text:p>1341187200000000</text:p>
          </table:table-cell>
          <table:table-cell office:value-type="float" office:value="1731840" calcext:value-type="float">
            <text:p>1731840</text:p>
          </table:table-cell>
          <table:table-cell office:value-type="float" office:value="1341187200000" calcext:value-type="float">
            <text:p>1341187200000</text:p>
          </table:table-cell>
          <table:table-cell table:formula="of:=([.C19]-[$Home.$C$11])*[$Home.$C$24]/[$Home.$F$8]" office:value-type="float" office:value="4055.26440794298" calcext:value-type="float">
            <text:p/>
          </table:table-cell>
          <table:table-cell table:formula="of:=([.B19]/[$Home.$F$24])*1000" office:value-type="float" office:value="2.86349206349206" calcext:value-type="float">
            <text:p/>
          </table:table-cell>
          <table:table-cell table:formula="of:=([.E19]-[.$L$5])*([$Home.$C$30]-[$Home.$C$29])/([.$L$6]-[.$L$5])+[$Home.$C$29]" office:value-type="float" office:value="191.556793465505" calcext:value-type="float">
            <text:p/>
          </table:table-cell>
          <table:table-cell table:style-name="ce7" table:formula="of:=FLOOR([.D19];1)" office:value-type="float" office:value="4055" calcext:value-type="float">
            <text:p/>
          </table:table-cell>
          <table:table-cell table:style-name="ce7" table:formula="of:=FLOOR([.F19];1)" office:value-type="float" office:value="191" calcext:value-type="float">
            <text:p/>
          </table:table-cell>
          <table:table-cell table:formula="of:=CONCATENATE([.G19];&quot;,&quot;;[.H19])" office:value-type="string" office:string-value="4055,191" calcext:value-type="string">
            <text:p>4055,191</text:p>
          </table:table-cell>
          <table:table-cell table:number-columns-repeated="3"/>
        </table:table-row>
        <table:table-row table:style-name="ro1">
          <table:table-cell office:value-type="float" office:value="1.341792E+015" calcext:value-type="float">
            <text:p>1341792000000000</text:p>
          </table:table-cell>
          <table:table-cell office:value-type="float" office:value="2202436" calcext:value-type="float">
            <text:p>2202436</text:p>
          </table:table-cell>
          <table:table-cell office:value-type="float" office:value="1341792000000" calcext:value-type="float">
            <text:p>1341792000000</text:p>
          </table:table-cell>
          <table:table-cell table:formula="of:=([.C20]-[$Home.$C$11])*[$Home.$C$24]/[$Home.$F$8]" office:value-type="float" office:value="4293.8093731161" calcext:value-type="float">
            <text:p/>
          </table:table-cell>
          <table:table-cell table:formula="of:=([.B20]/[$Home.$F$24])*1000" office:value-type="float" office:value="3.64159391534392" calcext:value-type="float">
            <text:p/>
          </table:table-cell>
          <table:table-cell table:formula="of:=([.E20]-[.$L$5])*([$Home.$C$30]-[$Home.$C$29])/([.$L$6]-[.$L$5])+[$Home.$C$29]" office:value-type="float" office:value="255.989719436056" calcext:value-type="float">
            <text:p/>
          </table:table-cell>
          <table:table-cell table:style-name="ce7" table:formula="of:=FLOOR([.D20];1)" office:value-type="float" office:value="4293" calcext:value-type="float">
            <text:p/>
          </table:table-cell>
          <table:table-cell table:style-name="ce7" table:formula="of:=FLOOR([.F20];1)" office:value-type="float" office:value="255" calcext:value-type="float">
            <text:p/>
          </table:table-cell>
          <table:table-cell table:formula="of:=CONCATENATE([.G20];&quot;,&quot;;[.H20])" office:value-type="string" office:string-value="4293,255" calcext:value-type="string">
            <text:p>4293,255</text:p>
          </table:table-cell>
          <table:table-cell table:number-columns-repeated="3"/>
        </table:table-row>
        <table:table-row table:style-name="ro1">
          <table:table-cell office:value-type="float" office:value="1.3423968E+015" calcext:value-type="float">
            <text:p>1342396800000000</text:p>
          </table:table-cell>
          <table:table-cell office:value-type="float" office:value="1630100" calcext:value-type="float">
            <text:p>1630100</text:p>
          </table:table-cell>
          <table:table-cell office:value-type="float" office:value="1342396800000" calcext:value-type="float">
            <text:p>1342396800000</text:p>
          </table:table-cell>
          <table:table-cell table:formula="of:=([.C21]-[$Home.$C$11])*[$Home.$C$24]/[$Home.$F$8]" office:value-type="float" office:value="4532.35433828922" calcext:value-type="float">
            <text:p/>
          </table:table-cell>
          <table:table-cell table:formula="of:=([.B21]/[$Home.$F$24])*1000" office:value-type="float" office:value="2.69527116402116" calcext:value-type="float">
            <text:p/>
          </table:table-cell>
          <table:table-cell table:formula="of:=([.E21]-[.$L$5])*([$Home.$C$30]-[$Home.$C$29])/([.$L$6]-[.$L$5])+[$Home.$C$29]" office:value-type="float" office:value="177.626785798113" calcext:value-type="float">
            <text:p/>
          </table:table-cell>
          <table:table-cell table:style-name="ce7" table:formula="of:=FLOOR([.D21];1)" office:value-type="float" office:value="4532" calcext:value-type="float">
            <text:p/>
          </table:table-cell>
          <table:table-cell table:style-name="ce7" table:formula="of:=FLOOR([.F21];1)" office:value-type="float" office:value="177" calcext:value-type="float">
            <text:p/>
          </table:table-cell>
          <table:table-cell table:formula="of:=CONCATENATE([.G21];&quot;,&quot;;[.H21])" office:value-type="string" office:string-value="4532,177" calcext:value-type="string">
            <text:p>4532,177</text:p>
          </table:table-cell>
          <table:table-cell table:number-columns-repeated="3"/>
        </table:table-row>
        <table:table-row table:style-name="ro1">
          <table:table-cell office:value-type="float" office:value="1.3430016E+015" calcext:value-type="float">
            <text:p>1343001600000000</text:p>
          </table:table-cell>
          <table:table-cell office:value-type="float" office:value="1608564" calcext:value-type="float">
            <text:p>1608564</text:p>
          </table:table-cell>
          <table:table-cell office:value-type="float" office:value="1343001600000" calcext:value-type="float">
            <text:p>1343001600000</text:p>
          </table:table-cell>
          <table:table-cell table:formula="of:=([.C22]-[$Home.$C$11])*[$Home.$C$24]/[$Home.$F$8]" office:value-type="float" office:value="4770.89930346233" calcext:value-type="float">
            <text:p/>
          </table:table-cell>
          <table:table-cell table:formula="of:=([.B22]/[$Home.$F$24])*1000" office:value-type="float" office:value="2.6596626984127" calcext:value-type="float">
            <text:p/>
          </table:table-cell>
          <table:table-cell table:formula="of:=([.E22]-[.$L$5])*([$Home.$C$30]-[$Home.$C$29])/([.$L$6]-[.$L$5])+[$Home.$C$29]" office:value-type="float" office:value="174.678126026883" calcext:value-type="float">
            <text:p/>
          </table:table-cell>
          <table:table-cell table:style-name="ce7" table:formula="of:=FLOOR([.D22];1)" office:value-type="float" office:value="4770" calcext:value-type="float">
            <text:p/>
          </table:table-cell>
          <table:table-cell table:style-name="ce7" table:formula="of:=FLOOR([.F22];1)" office:value-type="float" office:value="174" calcext:value-type="float">
            <text:p/>
          </table:table-cell>
          <table:table-cell table:formula="of:=CONCATENATE([.G22];&quot;,&quot;;[.H22])" office:value-type="string" office:string-value="4770,174" calcext:value-type="string">
            <text:p>4770,174</text:p>
          </table:table-cell>
          <table:table-cell table:number-columns-repeated="3"/>
        </table:table-row>
        <table:table-row table:style-name="ro1">
          <table:table-cell office:value-type="float" office:value="1.3436064E+015" calcext:value-type="float">
            <text:p>1343606400000000</text:p>
          </table:table-cell>
          <table:table-cell office:value-type="float" office:value="1663890" calcext:value-type="float">
            <text:p>1663890</text:p>
          </table:table-cell>
          <table:table-cell office:value-type="float" office:value="1343606400000" calcext:value-type="float">
            <text:p>1343606400000</text:p>
          </table:table-cell>
          <table:table-cell table:formula="of:=([.C23]-[$Home.$C$11])*[$Home.$C$24]/[$Home.$F$8]" office:value-type="float" office:value="5009.44426863545" calcext:value-type="float">
            <text:p/>
          </table:table-cell>
          <table:table-cell table:formula="of:=([.B23]/[$Home.$F$24])*1000" office:value-type="float" office:value="2.75114087301587" calcext:value-type="float">
            <text:p/>
          </table:table-cell>
          <table:table-cell table:formula="of:=([.E23]-[.$L$5])*([$Home.$C$30]-[$Home.$C$29])/([.$L$6]-[.$L$5])+[$Home.$C$29]" office:value-type="float" office:value="182.253235169856" calcext:value-type="float">
            <text:p/>
          </table:table-cell>
          <table:table-cell table:style-name="ce7" table:formula="of:=FLOOR([.D23];1)" office:value-type="float" office:value="5009" calcext:value-type="float">
            <text:p/>
          </table:table-cell>
          <table:table-cell table:style-name="ce7" table:formula="of:=FLOOR([.F23];1)" office:value-type="float" office:value="182" calcext:value-type="float">
            <text:p/>
          </table:table-cell>
          <table:table-cell table:formula="of:=CONCATENATE([.G23];&quot;,&quot;;[.H23])" office:value-type="string" office:string-value="5009,182" calcext:value-type="string">
            <text:p>5009,182</text:p>
          </table:table-cell>
          <table:table-cell table:number-columns-repeated="3"/>
        </table:table-row>
        <table:table-row table:style-name="ro1">
          <table:table-cell office:value-type="float" office:value="1.3442112E+015" calcext:value-type="float">
            <text:p>1344211200000000</text:p>
          </table:table-cell>
          <table:table-cell office:value-type="float" office:value="1740790" calcext:value-type="float">
            <text:p>1740790</text:p>
          </table:table-cell>
          <table:table-cell office:value-type="float" office:value="1344211200000" calcext:value-type="float">
            <text:p>1344211200000</text:p>
          </table:table-cell>
          <table:table-cell table:formula="of:=([.C24]-[$Home.$C$11])*[$Home.$C$24]/[$Home.$F$8]" office:value-type="float" office:value="5247.98923380857" calcext:value-type="float">
            <text:p/>
          </table:table-cell>
          <table:table-cell table:formula="of:=([.B24]/[$Home.$F$24])*1000" office:value-type="float" office:value="2.87829034391534" calcext:value-type="float">
            <text:p/>
          </table:table-cell>
          <table:table-cell table:formula="of:=([.E24]-[.$L$5])*([$Home.$C$30]-[$Home.$C$29])/([.$L$6]-[.$L$5])+[$Home.$C$29]" office:value-type="float" office:value="192.782206956984" calcext:value-type="float">
            <text:p/>
          </table:table-cell>
          <table:table-cell table:style-name="ce7" table:formula="of:=FLOOR([.D24];1)" office:value-type="float" office:value="5247" calcext:value-type="float">
            <text:p/>
          </table:table-cell>
          <table:table-cell table:style-name="ce7" table:formula="of:=FLOOR([.F24];1)" office:value-type="float" office:value="192" calcext:value-type="float">
            <text:p/>
          </table:table-cell>
          <table:table-cell table:formula="of:=CONCATENATE([.G24];&quot;,&quot;;[.H24])" office:value-type="string" office:string-value="5247,192" calcext:value-type="string">
            <text:p>5247,192</text:p>
          </table:table-cell>
          <table:table-cell table:number-columns-repeated="3"/>
        </table:table-row>
        <table:table-row table:style-name="ro1">
          <table:table-cell office:value-type="float" office:value="1.344816E+015" calcext:value-type="float">
            <text:p>1344816000000000</text:p>
          </table:table-cell>
          <table:table-cell office:value-type="float" office:value="1859818" calcext:value-type="float">
            <text:p>1859818</text:p>
          </table:table-cell>
          <table:table-cell office:value-type="float" office:value="1344816000000" calcext:value-type="float">
            <text:p>1344816000000</text:p>
          </table:table-cell>
          <table:table-cell table:formula="of:=([.C25]-[$Home.$C$11])*[$Home.$C$24]/[$Home.$F$8]" office:value-type="float" office:value="5486.53419898168" calcext:value-type="float">
            <text:p/>
          </table:table-cell>
          <table:table-cell table:formula="of:=([.B25]/[$Home.$F$24])*1000" office:value-type="float" office:value="3.0750958994709" calcext:value-type="float">
            <text:p/>
          </table:table-cell>
          <table:table-cell table:formula="of:=([.E25]-[.$L$5])*([$Home.$C$30]-[$Home.$C$29])/([.$L$6]-[.$L$5])+[$Home.$C$29]" office:value-type="float" office:value="209.079247969706" calcext:value-type="float">
            <text:p/>
          </table:table-cell>
          <table:table-cell table:style-name="ce7" table:formula="of:=FLOOR([.D25];1)" office:value-type="float" office:value="5486" calcext:value-type="float">
            <text:p/>
          </table:table-cell>
          <table:table-cell table:style-name="ce7" table:formula="of:=FLOOR([.F25];1)" office:value-type="float" office:value="209" calcext:value-type="float">
            <text:p/>
          </table:table-cell>
          <table:table-cell table:formula="of:=CONCATENATE([.G25];&quot;,&quot;;[.H25])" office:value-type="string" office:string-value="5486,209" calcext:value-type="string">
            <text:p>5486,209</text:p>
          </table:table-cell>
          <table:table-cell table:number-columns-repeated="3"/>
        </table:table-row>
        <table:table-row table:style-name="ro1">
          <table:table-cell office:value-type="float" office:value="1.3454208E+015" calcext:value-type="float">
            <text:p>1345420800000000</text:p>
          </table:table-cell>
          <table:table-cell office:value-type="float" office:value="3546384" calcext:value-type="float">
            <text:p>3546384</text:p>
          </table:table-cell>
          <table:table-cell office:value-type="float" office:value="1345420800000" calcext:value-type="float">
            <text:p>1345420800000</text:p>
          </table:table-cell>
          <table:table-cell table:formula="of:=([.C26]-[$Home.$C$11])*[$Home.$C$24]/[$Home.$F$8]" office:value-type="float" office:value="5725.0791641548" calcext:value-type="float">
            <text:p/>
          </table:table-cell>
          <table:table-cell table:style-name="ce9" table:formula="of:=([.B26]/[$Home.$F$24])*1000" office:value-type="float" office:value="5.86373015873016" calcext:value-type="float">
            <text:p/>
          </table:table-cell>
          <table:table-cell table:formula="of:=([.E26]-[.$L$5])*([$Home.$C$30]-[$Home.$C$29])/([.$L$6]-[.$L$5])+[$Home.$C$29]" office:value-type="float" office:value="440" calcext:value-type="float">
            <text:p/>
          </table:table-cell>
          <table:table-cell table:style-name="ce7" table:formula="of:=FLOOR([.D26];1)" office:value-type="float" office:value="5725" calcext:value-type="float">
            <text:p/>
          </table:table-cell>
          <table:table-cell table:style-name="ce7" table:formula="of:=FLOOR([.F26];1)" office:value-type="float" office:value="440" calcext:value-type="float">
            <text:p/>
          </table:table-cell>
          <table:table-cell table:formula="of:=CONCATENATE([.G26];&quot;,&quot;;[.H26])" office:value-type="string" office:string-value="5725,440" calcext:value-type="string">
            <text:p>5725,440</text:p>
          </table:table-cell>
          <table:table-cell table:number-columns-repeated="3"/>
        </table:table-row>
        <table:table-row table:style-name="ro1">
          <table:table-cell office:value-type="float" office:value="1.3460256E+015" calcext:value-type="float">
            <text:p>1346025600000000</text:p>
          </table:table-cell>
          <table:table-cell office:value-type="float" office:value="3159208" calcext:value-type="float">
            <text:p>3159208</text:p>
          </table:table-cell>
          <table:table-cell office:value-type="float" office:value="1346025600000" calcext:value-type="float">
            <text:p>1346025600000</text:p>
          </table:table-cell>
          <table:table-cell table:formula="of:=([.C27]-[$Home.$C$11])*[$Home.$C$24]/[$Home.$F$8]" office:value-type="float" office:value="5963.62412932792" calcext:value-type="float">
            <text:p/>
          </table:table-cell>
          <table:table-cell table:formula="of:=([.B27]/[$Home.$F$24])*1000" office:value-type="float" office:value="5.2235582010582" calcext:value-type="float">
            <text:p/>
          </table:table-cell>
          <table:table-cell table:formula="of:=([.E27]-[.$L$5])*([$Home.$C$30]-[$Home.$C$29])/([.$L$6]-[.$L$5])+[$Home.$C$29]" office:value-type="float" office:value="386.988749276292" calcext:value-type="float">
            <text:p/>
          </table:table-cell>
          <table:table-cell table:style-name="ce7" table:formula="of:=FLOOR([.D27];1)" office:value-type="float" office:value="5963" calcext:value-type="float">
            <text:p/>
          </table:table-cell>
          <table:table-cell table:style-name="ce7" table:formula="of:=FLOOR([.F27];1)" office:value-type="float" office:value="386" calcext:value-type="float">
            <text:p/>
          </table:table-cell>
          <table:table-cell table:formula="of:=CONCATENATE([.G27];&quot;,&quot;;[.H27])" office:value-type="string" office:string-value="5963,386" calcext:value-type="string">
            <text:p>5963,386</text:p>
          </table:table-cell>
          <table:table-cell table:number-columns-repeated="3"/>
        </table:table-row>
        <table:table-row table:style-name="ro1">
          <table:table-cell office:value-type="float" office:value="1.3466304E+015" calcext:value-type="float">
            <text:p>1346630400000000</text:p>
          </table:table-cell>
          <table:table-cell office:value-type="float" office:value="1807822" calcext:value-type="float">
            <text:p>1807822</text:p>
          </table:table-cell>
          <table:table-cell office:value-type="float" office:value="1346630400000" calcext:value-type="float">
            <text:p>1346630400000</text:p>
          </table:table-cell>
          <table:table-cell table:formula="of:=([.C28]-[$Home.$C$11])*[$Home.$C$24]/[$Home.$F$8]" office:value-type="float" office:value="6202.16909450103" calcext:value-type="float">
            <text:p/>
          </table:table-cell>
          <table:table-cell table:formula="of:=([.B28]/[$Home.$F$24])*1000" office:value-type="float" office:value="2.98912367724868" calcext:value-type="float">
            <text:p/>
          </table:table-cell>
          <table:table-cell table:formula="of:=([.E28]-[.$L$5])*([$Home.$C$30]-[$Home.$C$29])/([.$L$6]-[.$L$5])+[$Home.$C$29]" office:value-type="float" office:value="201.960074796188" calcext:value-type="float">
            <text:p/>
          </table:table-cell>
          <table:table-cell table:style-name="ce7" table:formula="of:=FLOOR([.D28];1)" office:value-type="float" office:value="6202" calcext:value-type="float">
            <text:p/>
          </table:table-cell>
          <table:table-cell table:style-name="ce7" table:formula="of:=FLOOR([.F28];1)" office:value-type="float" office:value="201" calcext:value-type="float">
            <text:p/>
          </table:table-cell>
          <table:table-cell table:formula="of:=CONCATENATE([.G28];&quot;,&quot;;[.H28])" office:value-type="string" office:string-value="6202,201" calcext:value-type="string">
            <text:p>6202,201</text:p>
          </table:table-cell>
          <table:table-cell table:number-columns-repeated="3"/>
        </table:table-row>
        <table:table-row table:style-name="ro1">
          <table:table-cell office:value-type="float" office:value="1.3472352E+015" calcext:value-type="float">
            <text:p>1347235200000000</text:p>
          </table:table-cell>
          <table:table-cell office:value-type="float" office:value="1388177" calcext:value-type="float">
            <text:p>1388177</text:p>
          </table:table-cell>
          <table:table-cell office:value-type="float" office:value="1347235200000" calcext:value-type="float">
            <text:p>1347235200000</text:p>
          </table:table-cell>
          <table:table-cell table:formula="of:=([.C29]-[$Home.$C$11])*[$Home.$C$24]/[$Home.$F$8]" office:value-type="float" office:value="6440.71405967415" calcext:value-type="float">
            <text:p/>
          </table:table-cell>
          <table:table-cell table:formula="of:=([.B29]/[$Home.$F$24])*1000" office:value-type="float" office:value="2.2952662037037" calcext:value-type="float">
            <text:p/>
          </table:table-cell>
          <table:table-cell table:formula="of:=([.E29]-[.$L$5])*([$Home.$C$30]-[$Home.$C$29])/([.$L$6]-[.$L$5])+[$Home.$C$29]" office:value-type="float" office:value="144.503242993725" calcext:value-type="float">
            <text:p/>
          </table:table-cell>
          <table:table-cell table:style-name="ce7" table:formula="of:=FLOOR([.D29];1)" office:value-type="float" office:value="6440" calcext:value-type="float">
            <text:p/>
          </table:table-cell>
          <table:table-cell table:style-name="ce7" table:formula="of:=FLOOR([.F29];1)" office:value-type="float" office:value="144" calcext:value-type="float">
            <text:p/>
          </table:table-cell>
          <table:table-cell table:formula="of:=CONCATENATE([.G29];&quot;,&quot;;[.H29])" office:value-type="string" office:string-value="6440,144" calcext:value-type="string">
            <text:p>6440,144</text:p>
          </table:table-cell>
          <table:table-cell table:number-columns-repeated="3"/>
        </table:table-row>
        <table:table-row table:style-name="ro1">
          <table:table-cell office:value-type="float" office:value="1.34784E+015" calcext:value-type="float">
            <text:p>1347840000000000</text:p>
          </table:table-cell>
          <table:table-cell office:value-type="float" office:value="945509" calcext:value-type="float">
            <text:p>945509</text:p>
          </table:table-cell>
          <table:table-cell office:value-type="float" office:value="1347840000000" calcext:value-type="float">
            <text:p>1347840000000</text:p>
          </table:table-cell>
          <table:table-cell table:formula="of:=([.C30]-[$Home.$C$11])*[$Home.$C$24]/[$Home.$F$8]" office:value-type="float" office:value="6679.25902484727" calcext:value-type="float">
            <text:p/>
          </table:table-cell>
          <table:table-cell table:formula="of:=([.B30]/[$Home.$F$24])*1000" office:value-type="float" office:value="1.5633416005291" calcext:value-type="float">
            <text:p/>
          </table:table-cell>
          <table:table-cell table:formula="of:=([.E30]-[.$L$5])*([$Home.$C$30]-[$Home.$C$29])/([.$L$6]-[.$L$5])+[$Home.$C$29]" office:value-type="float" office:value="83.8941547874255" calcext:value-type="float">
            <text:p/>
          </table:table-cell>
          <table:table-cell table:style-name="ce7" table:formula="of:=FLOOR([.D30];1)" office:value-type="float" office:value="6679" calcext:value-type="float">
            <text:p/>
          </table:table-cell>
          <table:table-cell table:style-name="ce7" table:formula="of:=FLOOR([.F30];1)" office:value-type="float" office:value="83" calcext:value-type="float">
            <text:p/>
          </table:table-cell>
          <table:table-cell table:formula="of:=CONCATENATE([.G30];&quot;,&quot;;[.H30])" office:value-type="string" office:string-value="6679,83" calcext:value-type="string">
            <text:p>6679,83</text:p>
          </table:table-cell>
          <table:table-cell table:number-columns-repeated="3"/>
        </table:table-row>
        <table:table-row table:style-name="ro1">
          <table:table-cell office:value-type="float" office:value="1.3484448E+015" calcext:value-type="float">
            <text:p>1348444800000000</text:p>
          </table:table-cell>
          <table:table-cell office:value-type="float" office:value="964841" calcext:value-type="float">
            <text:p>964841</text:p>
          </table:table-cell>
          <table:table-cell office:value-type="float" office:value="1348444800000" calcext:value-type="float">
            <text:p>1348444800000</text:p>
          </table:table-cell>
          <table:table-cell table:formula="of:=([.C31]-[$Home.$C$11])*[$Home.$C$24]/[$Home.$F$8]" office:value-type="float" office:value="6917.80399002038" calcext:value-type="float">
            <text:p/>
          </table:table-cell>
          <table:table-cell table:formula="of:=([.B31]/[$Home.$F$24])*1000" office:value-type="float" office:value="1.59530588624339" calcext:value-type="float">
            <text:p/>
          </table:table-cell>
          <table:table-cell table:formula="of:=([.E31]-[.$L$5])*([$Home.$C$30]-[$Home.$C$29])/([.$L$6]-[.$L$5])+[$Home.$C$29]" office:value-type="float" office:value="86.5410479290219" calcext:value-type="float">
            <text:p/>
          </table:table-cell>
          <table:table-cell table:style-name="ce7" table:formula="of:=FLOOR([.D31];1)" office:value-type="float" office:value="6917" calcext:value-type="float">
            <text:p/>
          </table:table-cell>
          <table:table-cell table:style-name="ce7" table:formula="of:=FLOOR([.F31];1)" office:value-type="float" office:value="86" calcext:value-type="float">
            <text:p/>
          </table:table-cell>
          <table:table-cell table:formula="of:=CONCATENATE([.G31];&quot;,&quot;;[.H31])" office:value-type="string" office:string-value="6917,86" calcext:value-type="string">
            <text:p>6917,86</text:p>
          </table:table-cell>
          <table:table-cell table:number-columns-repeated="3"/>
        </table:table-row>
        <table:table-row table:style-name="ro1">
          <table:table-cell office:value-type="float" office:value="1.3490496E+015" calcext:value-type="float">
            <text:p>1349049600000000</text:p>
          </table:table-cell>
          <table:table-cell office:value-type="float" office:value="925037" calcext:value-type="float">
            <text:p>925037</text:p>
          </table:table-cell>
          <table:table-cell office:value-type="float" office:value="1349049600000" calcext:value-type="float">
            <text:p>1349049600000</text:p>
          </table:table-cell>
          <table:table-cell table:formula="of:=([.C32]-[$Home.$C$11])*[$Home.$C$24]/[$Home.$F$8]" office:value-type="float" office:value="7156.3489551935" calcext:value-type="float">
            <text:p/>
          </table:table-cell>
          <table:table-cell table:formula="of:=([.B32]/[$Home.$F$24])*1000" office:value-type="float" office:value="1.52949239417989" calcext:value-type="float">
            <text:p/>
          </table:table-cell>
          <table:table-cell table:formula="of:=([.E32]-[.$L$5])*([$Home.$C$30]-[$Home.$C$29])/([.$L$6]-[.$L$5])+[$Home.$C$29]" office:value-type="float" office:value="81.0911754580875" calcext:value-type="float">
            <text:p/>
          </table:table-cell>
          <table:table-cell table:style-name="ce7" table:formula="of:=FLOOR([.D32];1)" office:value-type="float" office:value="7156" calcext:value-type="float">
            <text:p/>
          </table:table-cell>
          <table:table-cell table:style-name="ce7" table:formula="of:=FLOOR([.F32];1)" office:value-type="float" office:value="81" calcext:value-type="float">
            <text:p/>
          </table:table-cell>
          <table:table-cell table:formula="of:=CONCATENATE([.G32];&quot;,&quot;;[.H32])" office:value-type="string" office:string-value="7156,81" calcext:value-type="string">
            <text:p>7156,81</text:p>
          </table:table-cell>
          <table:table-cell table:number-columns-repeated="3"/>
        </table:table-row>
        <table:table-row table:style-name="ro1">
          <table:table-cell office:value-type="float" office:value="1.3496544E+015" calcext:value-type="float">
            <text:p>1349654400000000</text:p>
          </table:table-cell>
          <table:table-cell office:value-type="float" office:value="988019" calcext:value-type="float">
            <text:p>988019</text:p>
          </table:table-cell>
          <table:table-cell office:value-type="float" office:value="1349654400000" calcext:value-type="float">
            <text:p>1349654400000</text:p>
          </table:table-cell>
          <table:table-cell table:formula="of:=([.C33]-[$Home.$C$11])*[$Home.$C$24]/[$Home.$F$8]" office:value-type="float" office:value="7394.89392036662" calcext:value-type="float">
            <text:p/>
          </table:table-cell>
          <table:table-cell table:formula="of:=([.B33]/[$Home.$F$24])*1000" office:value-type="float" office:value="1.6336292989418" calcext:value-type="float">
            <text:p/>
          </table:table-cell>
          <table:table-cell table:formula="of:=([.E33]-[.$L$5])*([$Home.$C$30]-[$Home.$C$29])/([.$L$6]-[.$L$5])+[$Home.$C$29]" office:value-type="float" office:value="89.7145265776832" calcext:value-type="float">
            <text:p/>
          </table:table-cell>
          <table:table-cell table:style-name="ce7" table:formula="of:=FLOOR([.D33];1)" office:value-type="float" office:value="7394" calcext:value-type="float">
            <text:p/>
          </table:table-cell>
          <table:table-cell table:style-name="ce7" table:formula="of:=FLOOR([.F33];1)" office:value-type="float" office:value="89" calcext:value-type="float">
            <text:p/>
          </table:table-cell>
          <table:table-cell table:formula="of:=CONCATENATE([.G33];&quot;,&quot;;[.H33])" office:value-type="string" office:string-value="7394,89" calcext:value-type="string">
            <text:p>7394,89</text:p>
          </table:table-cell>
          <table:table-cell table:number-columns-repeated="3"/>
        </table:table-row>
        <table:table-row table:style-name="ro1">
          <table:table-cell office:value-type="float" office:value="1.3502592E+015" calcext:value-type="float">
            <text:p>1350259200000000</text:p>
          </table:table-cell>
          <table:table-cell office:value-type="float" office:value="1016923" calcext:value-type="float">
            <text:p>1016923</text:p>
          </table:table-cell>
          <table:table-cell office:value-type="float" office:value="1350259200000" calcext:value-type="float">
            <text:p>1350259200000</text:p>
          </table:table-cell>
          <table:table-cell table:formula="of:=([.C34]-[$Home.$C$11])*[$Home.$C$24]/[$Home.$F$8]" office:value-type="float" office:value="7633.43888553973" calcext:value-type="float">
            <text:p/>
          </table:table-cell>
          <table:table-cell table:formula="of:=([.B34]/[$Home.$F$24])*1000" office:value-type="float" office:value="1.6814203042328" calcext:value-type="float">
            <text:p/>
          </table:table-cell>
          <table:table-cell table:formula="of:=([.E34]-[.$L$5])*([$Home.$C$30]-[$Home.$C$29])/([.$L$6]-[.$L$5])+[$Home.$C$29]" office:value-type="float" office:value="93.6719960254745" calcext:value-type="float">
            <text:p/>
          </table:table-cell>
          <table:table-cell table:style-name="ce7" table:formula="of:=FLOOR([.D34];1)" office:value-type="float" office:value="7633" calcext:value-type="float">
            <text:p/>
          </table:table-cell>
          <table:table-cell table:style-name="ce7" table:formula="of:=FLOOR([.F34];1)" office:value-type="float" office:value="93" calcext:value-type="float">
            <text:p/>
          </table:table-cell>
          <table:table-cell table:formula="of:=CONCATENATE([.G34];&quot;,&quot;;[.H34])" office:value-type="string" office:string-value="7633,93" calcext:value-type="string">
            <text:p>7633,93</text:p>
          </table:table-cell>
          <table:table-cell table:number-columns-repeated="3"/>
        </table:table-row>
        <table:table-row table:style-name="ro1">
          <table:table-cell office:value-type="float" office:value="1.350864E+015" calcext:value-type="float">
            <text:p>1350864000000000</text:p>
          </table:table-cell>
          <table:table-cell office:value-type="float" office:value="1010885" calcext:value-type="float">
            <text:p>1010885</text:p>
          </table:table-cell>
          <table:table-cell office:value-type="float" office:value="1350864000000" calcext:value-type="float">
            <text:p>1350864000000</text:p>
          </table:table-cell>
          <table:table-cell table:formula="of:=([.C35]-[$Home.$C$11])*[$Home.$C$24]/[$Home.$F$8]" office:value-type="float" office:value="7871.98385071285" calcext:value-type="float">
            <text:p/>
          </table:table-cell>
          <table:table-cell table:formula="of:=([.B35]/[$Home.$F$24])*1000" office:value-type="float" office:value="1.67143683862434" calcext:value-type="float">
            <text:p/>
          </table:table-cell>
          <table:table-cell table:formula="of:=([.E35]-[.$L$5])*([$Home.$C$30]-[$Home.$C$29])/([.$L$6]-[.$L$5])+[$Home.$C$29]" office:value-type="float" office:value="92.8452869012785" calcext:value-type="float">
            <text:p/>
          </table:table-cell>
          <table:table-cell table:style-name="ce7" table:formula="of:=FLOOR([.D35];1)" office:value-type="float" office:value="7871" calcext:value-type="float">
            <text:p/>
          </table:table-cell>
          <table:table-cell table:style-name="ce7" table:formula="of:=FLOOR([.F35];1)" office:value-type="float" office:value="92" calcext:value-type="float">
            <text:p/>
          </table:table-cell>
          <table:table-cell table:formula="of:=CONCATENATE([.G35];&quot;,&quot;;[.H35])" office:value-type="string" office:string-value="7871,92" calcext:value-type="string">
            <text:p>7871,92</text:p>
          </table:table-cell>
          <table:table-cell table:number-columns-repeated="3"/>
        </table:table-row>
        <table:table-row table:style-name="ro1">
          <table:table-cell office:value-type="float" office:value="1.3514688E+015" calcext:value-type="float">
            <text:p>1351468800000000</text:p>
          </table:table-cell>
          <table:table-cell office:value-type="float" office:value="1007461" calcext:value-type="float">
            <text:p>1007461</text:p>
          </table:table-cell>
          <table:table-cell office:value-type="float" office:value="1351468800000" calcext:value-type="float">
            <text:p>1351468800000</text:p>
          </table:table-cell>
          <table:table-cell table:formula="of:=([.C36]-[$Home.$C$11])*[$Home.$C$24]/[$Home.$F$8]" office:value-type="float" office:value="8110.52881588597" calcext:value-type="float">
            <text:p/>
          </table:table-cell>
          <table:table-cell table:formula="of:=([.B36]/[$Home.$F$24])*1000" office:value-type="float" office:value="1.66577546296296" calcext:value-type="float">
            <text:p/>
          </table:table-cell>
          <table:table-cell table:formula="of:=([.E36]-[.$L$5])*([$Home.$C$30]-[$Home.$C$29])/([.$L$6]-[.$L$5])+[$Home.$C$29]" office:value-type="float" office:value="92.3764806672196" calcext:value-type="float">
            <text:p/>
          </table:table-cell>
          <table:table-cell table:style-name="ce7" table:formula="of:=FLOOR([.D36];1)" office:value-type="float" office:value="8110" calcext:value-type="float">
            <text:p/>
          </table:table-cell>
          <table:table-cell table:style-name="ce7" table:formula="of:=FLOOR([.F36];1)" office:value-type="float" office:value="92" calcext:value-type="float">
            <text:p/>
          </table:table-cell>
          <table:table-cell table:formula="of:=CONCATENATE([.G36];&quot;,&quot;;[.H36])" office:value-type="string" office:string-value="8110,92" calcext:value-type="string">
            <text:p>8110,92</text:p>
          </table:table-cell>
          <table:table-cell table:number-columns-repeated="3"/>
        </table:table-row>
        <table:table-row table:style-name="ro1">
          <table:table-cell office:value-type="float" office:value="1.3520736E+015" calcext:value-type="float">
            <text:p>1352073600000000</text:p>
          </table:table-cell>
          <table:table-cell office:value-type="float" office:value="1064921" calcext:value-type="float">
            <text:p>1064921</text:p>
          </table:table-cell>
          <table:table-cell office:value-type="float" office:value="1352073600000" calcext:value-type="float">
            <text:p>1352073600000</text:p>
          </table:table-cell>
          <table:table-cell table:formula="of:=([.C37]-[$Home.$C$11])*[$Home.$C$24]/[$Home.$F$8]" office:value-type="float" office:value="8349.07378105908" calcext:value-type="float">
            <text:p/>
          </table:table-cell>
          <table:table-cell table:formula="of:=([.B37]/[$Home.$F$24])*1000" office:value-type="float" office:value="1.76078207671958" calcext:value-type="float">
            <text:p/>
          </table:table-cell>
          <table:table-cell table:formula="of:=([.E37]-[.$L$5])*([$Home.$C$30]-[$Home.$C$29])/([.$L$6]-[.$L$5])+[$Home.$C$29]" office:value-type="float" office:value="100.243772200228" calcext:value-type="float">
            <text:p/>
          </table:table-cell>
          <table:table-cell table:style-name="ce7" table:formula="of:=FLOOR([.D37];1)" office:value-type="float" office:value="8349" calcext:value-type="float">
            <text:p/>
          </table:table-cell>
          <table:table-cell table:style-name="ce7" table:formula="of:=FLOOR([.F37];1)" office:value-type="float" office:value="100" calcext:value-type="float">
            <text:p/>
          </table:table-cell>
          <table:table-cell table:formula="of:=CONCATENATE([.G37];&quot;,&quot;;[.H37])" office:value-type="string" office:string-value="8349,100" calcext:value-type="string">
            <text:p>8349,100</text:p>
          </table:table-cell>
          <table:table-cell table:number-columns-repeated="3"/>
        </table:table-row>
        <table:table-row table:style-name="ro1">
          <table:table-cell office:value-type="float" office:value="1.3526784E+015" calcext:value-type="float">
            <text:p>1352678400000000</text:p>
          </table:table-cell>
          <table:table-cell office:value-type="float" office:value="1061911" calcext:value-type="float">
            <text:p>1061911</text:p>
          </table:table-cell>
          <table:table-cell office:value-type="float" office:value="1352678400000" calcext:value-type="float">
            <text:p>1352678400000</text:p>
          </table:table-cell>
          <table:table-cell table:formula="of:=([.C38]-[$Home.$C$11])*[$Home.$C$24]/[$Home.$F$8]" office:value-type="float" office:value="8587.6187462322" calcext:value-type="float">
            <text:p/>
          </table:table-cell>
          <table:table-cell table:formula="of:=([.B38]/[$Home.$F$24])*1000" office:value-type="float" office:value="1.75580522486773" calcext:value-type="float">
            <text:p/>
          </table:table-cell>
          <table:table-cell table:formula="of:=([.E38]-[.$L$5])*([$Home.$C$30]-[$Home.$C$29])/([.$L$6]-[.$L$5])+[$Home.$C$29]" office:value-type="float" office:value="99.8316498975073" calcext:value-type="float">
            <text:p/>
          </table:table-cell>
          <table:table-cell table:style-name="ce7" table:formula="of:=FLOOR([.D38];1)" office:value-type="float" office:value="8587" calcext:value-type="float">
            <text:p/>
          </table:table-cell>
          <table:table-cell table:style-name="ce7" table:formula="of:=FLOOR([.F38];1)" office:value-type="float" office:value="99" calcext:value-type="float">
            <text:p/>
          </table:table-cell>
          <table:table-cell table:formula="of:=CONCATENATE([.G38];&quot;,&quot;;[.H38])" office:value-type="string" office:string-value="8587,99" calcext:value-type="string">
            <text:p>8587,99</text:p>
          </table:table-cell>
          <table:table-cell table:number-columns-repeated="3"/>
        </table:table-row>
        <table:table-row table:style-name="ro1">
          <table:table-cell office:value-type="float" office:value="1.3532832E+015" calcext:value-type="float">
            <text:p>1353283200000000</text:p>
          </table:table-cell>
          <table:table-cell office:value-type="float" office:value="1059802" calcext:value-type="float">
            <text:p>1059802</text:p>
          </table:table-cell>
          <table:table-cell office:value-type="float" office:value="1353283200000" calcext:value-type="float">
            <text:p>1353283200000</text:p>
          </table:table-cell>
          <table:table-cell table:formula="of:=([.C39]-[$Home.$C$11])*[$Home.$C$24]/[$Home.$F$8]" office:value-type="float" office:value="8826.16371140532" calcext:value-type="float">
            <text:p/>
          </table:table-cell>
          <table:table-cell table:formula="of:=([.B39]/[$Home.$F$24])*1000" office:value-type="float" office:value="1.75231812169312" calcext:value-type="float">
            <text:p/>
          </table:table-cell>
          <table:table-cell table:formula="of:=([.E39]-[.$L$5])*([$Home.$C$30]-[$Home.$C$29])/([.$L$6]-[.$L$5])+[$Home.$C$29]" office:value-type="float" office:value="99.5428904501854" calcext:value-type="float">
            <text:p/>
          </table:table-cell>
          <table:table-cell table:style-name="ce7" table:formula="of:=FLOOR([.D39];1)" office:value-type="float" office:value="8826" calcext:value-type="float">
            <text:p/>
          </table:table-cell>
          <table:table-cell table:style-name="ce7" table:formula="of:=FLOOR([.F39];1)" office:value-type="float" office:value="99" calcext:value-type="float">
            <text:p/>
          </table:table-cell>
          <table:table-cell table:formula="of:=CONCATENATE([.G39];&quot;,&quot;;[.H39])" office:value-type="string" office:string-value="8826,99" calcext:value-type="string">
            <text:p>8826,99</text:p>
          </table:table-cell>
          <table:table-cell table:number-columns-repeated="3"/>
        </table:table-row>
        <table:table-row table:style-name="ro1">
          <table:table-cell office:value-type="float" office:value="1.353888E+015" calcext:value-type="float">
            <text:p>1353888000000000</text:p>
          </table:table-cell>
          <table:table-cell office:value-type="float" office:value="1192382" calcext:value-type="float">
            <text:p>1192382</text:p>
          </table:table-cell>
          <table:table-cell office:value-type="float" office:value="1353888000000" calcext:value-type="float">
            <text:p>1353888000000</text:p>
          </table:table-cell>
          <table:table-cell table:formula="of:=([.C40]-[$Home.$C$11])*[$Home.$C$24]/[$Home.$F$8]" office:value-type="float" office:value="9064.70867657843" calcext:value-type="float">
            <text:p/>
          </table:table-cell>
          <table:table-cell table:formula="of:=([.B40]/[$Home.$F$24])*1000" office:value-type="float" office:value="1.97153108465608" calcext:value-type="float">
            <text:p/>
          </table:table-cell>
          <table:table-cell table:formula="of:=([.E40]-[.$L$5])*([$Home.$C$30]-[$Home.$C$29])/([.$L$6]-[.$L$5])+[$Home.$C$29]" office:value-type="float" office:value="117.695440249112" calcext:value-type="float">
            <text:p/>
          </table:table-cell>
          <table:table-cell table:style-name="ce7" table:formula="of:=FLOOR([.D40];1)" office:value-type="float" office:value="9064" calcext:value-type="float">
            <text:p/>
          </table:table-cell>
          <table:table-cell table:style-name="ce7" table:formula="of:=FLOOR([.F40];1)" office:value-type="float" office:value="117" calcext:value-type="float">
            <text:p/>
          </table:table-cell>
          <table:table-cell table:formula="of:=CONCATENATE([.G40];&quot;,&quot;;[.H40])" office:value-type="string" office:string-value="9064,117" calcext:value-type="string">
            <text:p>9064,117</text:p>
          </table:table-cell>
          <table:table-cell table:number-columns-repeated="3"/>
        </table:table-row>
        <table:table-row table:style-name="ro1">
          <table:table-cell office:value-type="float" office:value="1.3544928E+015" calcext:value-type="float">
            <text:p>1354492800000000</text:p>
          </table:table-cell>
          <table:table-cell office:value-type="float" office:value="1154872" calcext:value-type="float">
            <text:p>1154872</text:p>
          </table:table-cell>
          <table:table-cell office:value-type="float" office:value="1354492800000" calcext:value-type="float">
            <text:p>1354492800000</text:p>
          </table:table-cell>
          <table:table-cell table:formula="of:=([.C41]-[$Home.$C$11])*[$Home.$C$24]/[$Home.$F$8]" office:value-type="float" office:value="9303.25364175155" calcext:value-type="float">
            <text:p/>
          </table:table-cell>
          <table:table-cell table:formula="of:=([.B41]/[$Home.$F$24])*1000" office:value-type="float" office:value="1.90951058201058" calcext:value-type="float">
            <text:p/>
          </table:table-cell>
          <table:table-cell table:formula="of:=([.E41]-[.$L$5])*([$Home.$C$30]-[$Home.$C$29])/([.$L$6]-[.$L$5])+[$Home.$C$29]" office:value-type="float" office:value="112.55965700158" calcext:value-type="float">
            <text:p/>
          </table:table-cell>
          <table:table-cell table:style-name="ce7" table:formula="of:=FLOOR([.D41];1)" office:value-type="float" office:value="9303" calcext:value-type="float">
            <text:p/>
          </table:table-cell>
          <table:table-cell table:style-name="ce7" table:formula="of:=FLOOR([.F41];1)" office:value-type="float" office:value="112" calcext:value-type="float">
            <text:p/>
          </table:table-cell>
          <table:table-cell table:formula="of:=CONCATENATE([.G41];&quot;,&quot;;[.H41])" office:value-type="string" office:string-value="9303,112" calcext:value-type="string">
            <text:p>9303,112</text:p>
          </table:table-cell>
          <table:table-cell table:number-columns-repeated="3"/>
        </table:table-row>
        <table:table-row table:style-name="ro1">
          <table:table-cell office:value-type="float" office:value="1.3550976E+015" calcext:value-type="float">
            <text:p>1355097600000000</text:p>
          </table:table-cell>
          <table:table-cell office:value-type="float" office:value="1091104" calcext:value-type="float">
            <text:p>1091104</text:p>
          </table:table-cell>
          <table:table-cell office:value-type="float" office:value="1355097600000" calcext:value-type="float">
            <text:p>1355097600000</text:p>
          </table:table-cell>
          <table:table-cell table:formula="of:=([.C42]-[$Home.$C$11])*[$Home.$C$24]/[$Home.$F$8]" office:value-type="float" office:value="9541.79860692467" calcext:value-type="float">
            <text:p/>
          </table:table-cell>
          <table:table-cell table:formula="of:=([.B42]/[$Home.$F$24])*1000" office:value-type="float" office:value="1.80407407407407" calcext:value-type="float">
            <text:p/>
          </table:table-cell>
          <table:table-cell table:formula="of:=([.E42]-[.$L$5])*([$Home.$C$30]-[$Home.$C$29])/([.$L$6]-[.$L$5])+[$Home.$C$29]" office:value-type="float" office:value="103.828688563068" calcext:value-type="float">
            <text:p/>
          </table:table-cell>
          <table:table-cell table:style-name="ce7" table:formula="of:=FLOOR([.D42];1)" office:value-type="float" office:value="9541" calcext:value-type="float">
            <text:p/>
          </table:table-cell>
          <table:table-cell table:style-name="ce7" table:formula="of:=FLOOR([.F42];1)" office:value-type="float" office:value="103" calcext:value-type="float">
            <text:p/>
          </table:table-cell>
          <table:table-cell table:formula="of:=CONCATENATE([.G42];&quot;,&quot;;[.H42])" office:value-type="string" office:string-value="9541,103" calcext:value-type="string">
            <text:p>9541,103</text:p>
          </table:table-cell>
          <table:table-cell table:number-columns-repeated="3"/>
        </table:table-row>
        <table:table-row table:style-name="ro1">
          <table:table-cell office:value-type="float" office:value="1.3557024E+015" calcext:value-type="float">
            <text:p>1355702400000000</text:p>
          </table:table-cell>
          <table:table-cell office:value-type="float" office:value="977863" calcext:value-type="float">
            <text:p>977863</text:p>
          </table:table-cell>
          <table:table-cell office:value-type="float" office:value="1355702400000" calcext:value-type="float">
            <text:p>1355702400000</text:p>
          </table:table-cell>
          <table:table-cell table:formula="of:=([.C43]-[$Home.$C$11])*[$Home.$C$24]/[$Home.$F$8]" office:value-type="float" office:value="9780.34357209778" calcext:value-type="float">
            <text:p/>
          </table:table-cell>
          <table:table-cell table:formula="of:=([.B43]/[$Home.$F$24])*1000" office:value-type="float" office:value="1.61683697089947" calcext:value-type="float">
            <text:p/>
          </table:table-cell>
          <table:table-cell table:formula="of:=([.E43]-[.$L$5])*([$Home.$C$30]-[$Home.$C$29])/([.$L$6]-[.$L$5])+[$Home.$C$29]" office:value-type="float" office:value="88.3239903296979" calcext:value-type="float">
            <text:p/>
          </table:table-cell>
          <table:table-cell table:style-name="ce7" table:formula="of:=FLOOR([.D43];1)" office:value-type="float" office:value="9780" calcext:value-type="float">
            <text:p/>
          </table:table-cell>
          <table:table-cell table:style-name="ce7" table:formula="of:=FLOOR([.F43];1)" office:value-type="float" office:value="88" calcext:value-type="float">
            <text:p/>
          </table:table-cell>
          <table:table-cell table:formula="of:=CONCATENATE([.G43];&quot;,&quot;;[.H43])" office:value-type="string" office:string-value="9780,88" calcext:value-type="string">
            <text:p>9780,88</text:p>
          </table:table-cell>
          <table:table-cell table:number-columns-repeated="3"/>
        </table:table-row>
        <table:table-row table:style-name="ro1">
          <table:table-cell office:value-type="float" office:value="1.3563072E+015" calcext:value-type="float">
            <text:p>1356307200000000</text:p>
          </table:table-cell>
          <table:table-cell office:value-type="float" office:value="734476" calcext:value-type="float">
            <text:p>734476</text:p>
          </table:table-cell>
          <table:table-cell office:value-type="float" office:value="1356307200000" calcext:value-type="float">
            <text:p>1356307200000</text:p>
          </table:table-cell>
          <table:table-cell table:formula="of:=([.C44]-[$Home.$C$11])*[$Home.$C$24]/[$Home.$F$8]" office:value-type="float" office:value="10018.8885372709" calcext:value-type="float">
            <text:p/>
          </table:table-cell>
          <table:table-cell table:style-name="ce10" table:formula="of:=([.B44]/[$Home.$F$24])*1000" office:value-type="float" office:value="1.21441137566138" calcext:value-type="float">
            <text:p/>
          </table:table-cell>
          <table:table-cell table:formula="of:=([.E44]-[.$L$5])*([$Home.$C$30]-[$Home.$C$29])/([.$L$6]-[.$L$5])+[$Home.$C$29]" office:value-type="float" office:value="55" calcext:value-type="float">
            <text:p/>
          </table:table-cell>
          <table:table-cell table:style-name="ce7" table:formula="of:=FLOOR([.D44];1)" office:value-type="float" office:value="10018" calcext:value-type="float">
            <text:p/>
          </table:table-cell>
          <table:table-cell table:style-name="ce7" table:formula="of:=FLOOR([.F44];1)" office:value-type="float" office:value="55" calcext:value-type="float">
            <text:p/>
          </table:table-cell>
          <table:table-cell table:formula="of:=CONCATENATE([.G44];&quot;,&quot;;[.H44])" office:value-type="string" office:string-value="10018,55" calcext:value-type="string">
            <text:p>10018,55</text:p>
          </table:table-cell>
          <table:table-cell table:number-columns-repeated="3"/>
        </table:table-row>
        <table:table-row table:style-name="ro1">
          <table:table-cell office:value-type="float" office:value="1.356912E+015" calcext:value-type="float">
            <text:p>1356912000000000</text:p>
          </table:table-cell>
          <table:table-cell office:value-type="float" office:value="885274" calcext:value-type="float">
            <text:p>885274</text:p>
          </table:table-cell>
          <table:table-cell office:value-type="float" office:value="1356912000000" calcext:value-type="float">
            <text:p>1356912000000</text:p>
          </table:table-cell>
          <table:table-cell table:formula="of:=([.C45]-[$Home.$C$11])*[$Home.$C$24]/[$Home.$F$8]" office:value-type="float" office:value="10257.433502444" calcext:value-type="float">
            <text:p/>
          </table:table-cell>
          <table:table-cell table:formula="of:=([.B45]/[$Home.$F$24])*1000" office:value-type="float" office:value="1.46374669312169" calcext:value-type="float">
            <text:p/>
          </table:table-cell>
          <table:table-cell table:formula="of:=([.E45]-[.$L$5])*([$Home.$C$30]-[$Home.$C$29])/([.$L$6]-[.$L$5])+[$Home.$C$29]" office:value-type="float" office:value="75.6469166132036" calcext:value-type="float">
            <text:p/>
          </table:table-cell>
          <table:table-cell table:style-name="ce7" table:formula="of:=FLOOR([.D45];1)" office:value-type="float" office:value="10257" calcext:value-type="float">
            <text:p/>
          </table:table-cell>
          <table:table-cell table:style-name="ce7" table:formula="of:=FLOOR([.F45];1)" office:value-type="float" office:value="75" calcext:value-type="float">
            <text:p/>
          </table:table-cell>
          <table:table-cell table:formula="of:=CONCATENATE([.G45];&quot;,&quot;;[.H45])" office:value-type="string" office:string-value="10257,75" calcext:value-type="string">
            <text:p>10257,75</text:p>
          </table:table-cell>
          <table:table-cell table:number-columns-repeated="3"/>
        </table:table-row>
        <table:table-row table:style-name="ro1">
          <table:table-cell office:value-type="float" office:value="1.3575168E+015" calcext:value-type="float">
            <text:p>1357516800000000</text:p>
          </table:table-cell>
          <table:table-cell office:value-type="float" office:value="1152232" calcext:value-type="float">
            <text:p>1152232</text:p>
          </table:table-cell>
          <table:table-cell office:value-type="float" office:value="1357516800000" calcext:value-type="float">
            <text:p>1357516800000</text:p>
          </table:table-cell>
          <table:table-cell table:formula="of:=([.C46]-[$Home.$C$11])*[$Home.$C$24]/[$Home.$F$8]" office:value-type="float" office:value="10495.9784676171" calcext:value-type="float">
            <text:p/>
          </table:table-cell>
          <table:table-cell table:formula="of:=([.B46]/[$Home.$F$24])*1000" office:value-type="float" office:value="1.9051455026455" calcext:value-type="float">
            <text:p/>
          </table:table-cell>
          <table:table-cell table:formula="of:=([.E46]-[.$L$5])*([$Home.$C$30]-[$Home.$C$29])/([.$L$6]-[.$L$5])+[$Home.$C$29]" office:value-type="float" office:value="112.198194251021" calcext:value-type="float">
            <text:p/>
          </table:table-cell>
          <table:table-cell table:style-name="ce7" table:formula="of:=FLOOR([.D46];1)" office:value-type="float" office:value="10495" calcext:value-type="float">
            <text:p/>
          </table:table-cell>
          <table:table-cell table:style-name="ce7" table:formula="of:=FLOOR([.F46];1)" office:value-type="float" office:value="112" calcext:value-type="float">
            <text:p/>
          </table:table-cell>
          <table:table-cell table:formula="of:=CONCATENATE([.G46];&quot;,&quot;;[.H46])" office:value-type="string" office:string-value="10495,112" calcext:value-type="string">
            <text:p>10495,112</text:p>
          </table:table-cell>
          <table:table-cell table:number-columns-repeated="3"/>
        </table:table-row>
        <table:table-row table:style-name="ro1">
          <table:table-cell office:value-type="float" office:value="1.3581216E+015" calcext:value-type="float">
            <text:p>1358121600000000</text:p>
          </table:table-cell>
          <table:table-cell office:value-type="float" office:value="1178827" calcext:value-type="float">
            <text:p>1178827</text:p>
          </table:table-cell>
          <table:table-cell office:value-type="float" office:value="1358121600000" calcext:value-type="float">
            <text:p>1358121600000</text:p>
          </table:table-cell>
          <table:table-cell table:formula="of:=([.C47]-[$Home.$C$11])*[$Home.$C$24]/[$Home.$F$8]" office:value-type="float" office:value="10734.5234327902" calcext:value-type="float">
            <text:p/>
          </table:table-cell>
          <table:table-cell table:formula="of:=([.B47]/[$Home.$F$24])*1000" office:value-type="float" office:value="1.94911871693122" calcext:value-type="float">
            <text:p/>
          </table:table-cell>
          <table:table-cell table:formula="of:=([.E47]-[.$L$5])*([$Home.$C$30]-[$Home.$C$29])/([.$L$6]-[.$L$5])+[$Home.$C$29]" office:value-type="float" office:value="115.839520709781" calcext:value-type="float">
            <text:p/>
          </table:table-cell>
          <table:table-cell table:style-name="ce7" table:formula="of:=FLOOR([.D47];1)" office:value-type="float" office:value="10734" calcext:value-type="float">
            <text:p/>
          </table:table-cell>
          <table:table-cell table:style-name="ce7" table:formula="of:=FLOOR([.F47];1)" office:value-type="float" office:value="115" calcext:value-type="float">
            <text:p/>
          </table:table-cell>
          <table:table-cell table:formula="of:=CONCATENATE([.G47];&quot;,&quot;;[.H47])" office:value-type="string" office:string-value="10734,115" calcext:value-type="string">
            <text:p>10734,115</text:p>
          </table:table-cell>
          <table:table-cell table:number-columns-repeated="3"/>
        </table:table-row>
        <table:table-row table:style-name="ro1">
          <table:table-cell office:value-type="float" office:value="1.3587264E+015" calcext:value-type="float">
            <text:p>1358726400000000</text:p>
          </table:table-cell>
          <table:table-cell office:value-type="float" office:value="1274560" calcext:value-type="float">
            <text:p>1274560</text:p>
          </table:table-cell>
          <table:table-cell office:value-type="float" office:value="1358726400000" calcext:value-type="float">
            <text:p>1358726400000</text:p>
          </table:table-cell>
          <table:table-cell table:formula="of:=([.C48]-[$Home.$C$11])*[$Home.$C$24]/[$Home.$F$8]" office:value-type="float" office:value="10973.0683979634" calcext:value-type="float">
            <text:p/>
          </table:table-cell>
          <table:table-cell table:formula="of:=([.B48]/[$Home.$F$24])*1000" office:value-type="float" office:value="2.10740740740741" calcext:value-type="float">
            <text:p/>
          </table:table-cell>
          <table:table-cell table:formula="of:=([.E48]-[.$L$5])*([$Home.$C$30]-[$Home.$C$29])/([.$L$6]-[.$L$5])+[$Home.$C$29]" office:value-type="float" office:value="128.947063701942" calcext:value-type="float">
            <text:p/>
          </table:table-cell>
          <table:table-cell table:style-name="ce7" table:formula="of:=FLOOR([.D48];1)" office:value-type="float" office:value="10973" calcext:value-type="float">
            <text:p/>
          </table:table-cell>
          <table:table-cell table:style-name="ce7" table:formula="of:=FLOOR([.F48];1)" office:value-type="float" office:value="128" calcext:value-type="float">
            <text:p/>
          </table:table-cell>
          <table:table-cell table:formula="of:=CONCATENATE([.G48];&quot;,&quot;;[.H48])" office:value-type="string" office:string-value="10973,128" calcext:value-type="string">
            <text:p>10973,128</text:p>
          </table:table-cell>
          <table:table-cell table:number-columns-repeated="3"/>
        </table:table-row>
        <table:table-row table:style-name="ro1">
          <table:table-cell office:value-type="float" office:value="1.3593312E+015" calcext:value-type="float">
            <text:p>1359331200000000</text:p>
          </table:table-cell>
          <table:table-cell office:value-type="float" office:value="1263836" calcext:value-type="float">
            <text:p>1263836</text:p>
          </table:table-cell>
          <table:table-cell office:value-type="float" office:value="1359331200000" calcext:value-type="float">
            <text:p>1359331200000</text:p>
          </table:table-cell>
          <table:table-cell table:formula="of:=([.C49]-[$Home.$C$11])*[$Home.$C$24]/[$Home.$F$8]" office:value-type="float" office:value="11211.6133631365" calcext:value-type="float">
            <text:p/>
          </table:table-cell>
          <table:table-cell table:formula="of:=([.B49]/[$Home.$F$24])*1000" office:value-type="float" office:value="2.08967592592593" calcext:value-type="float">
            <text:p/>
          </table:table-cell>
          <table:table-cell table:formula="of:=([.E49]-[.$L$5])*([$Home.$C$30]-[$Home.$C$29])/([.$L$6]-[.$L$5])+[$Home.$C$29]" office:value-type="float" office:value="127.478758195503" calcext:value-type="float">
            <text:p/>
          </table:table-cell>
          <table:table-cell table:style-name="ce7" table:formula="of:=FLOOR([.D49];1)" office:value-type="float" office:value="11211" calcext:value-type="float">
            <text:p/>
          </table:table-cell>
          <table:table-cell table:style-name="ce7" table:formula="of:=FLOOR([.F49];1)" office:value-type="float" office:value="127" calcext:value-type="float">
            <text:p/>
          </table:table-cell>
          <table:table-cell table:formula="of:=CONCATENATE([.G49];&quot;,&quot;;[.H49])" office:value-type="string" office:string-value="11211,127" calcext:value-type="string">
            <text:p>11211,127</text:p>
          </table:table-cell>
          <table:table-cell table:number-columns-repeated="3"/>
        </table:table-row>
        <table:table-row table:style-name="ro1">
          <table:table-cell office:value-type="float" office:value="1.359936E+015" calcext:value-type="float">
            <text:p>1359936000000000</text:p>
          </table:table-cell>
          <table:table-cell office:value-type="float" office:value="1287475" calcext:value-type="float">
            <text:p>1287475</text:p>
          </table:table-cell>
          <table:table-cell office:value-type="float" office:value="1359936000000" calcext:value-type="float">
            <text:p>1359936000000</text:p>
          </table:table-cell>
          <table:table-cell table:formula="of:=([.C50]-[$Home.$C$11])*[$Home.$C$24]/[$Home.$F$8]" office:value-type="float" office:value="11450.1583283096" calcext:value-type="float">
            <text:p/>
          </table:table-cell>
          <table:table-cell table:formula="of:=([.B50]/[$Home.$F$24])*1000" office:value-type="float" office:value="2.12876157407407" calcext:value-type="float">
            <text:p/>
          </table:table-cell>
          <table:table-cell table:formula="of:=([.E50]-[.$L$5])*([$Home.$C$30]-[$Home.$C$29])/([.$L$6]-[.$L$5])+[$Home.$C$29]" office:value-type="float" office:value="130.715355907804" calcext:value-type="float">
            <text:p/>
          </table:table-cell>
          <table:table-cell table:style-name="ce7" table:formula="of:=FLOOR([.D50];1)" office:value-type="float" office:value="11450" calcext:value-type="float">
            <text:p/>
          </table:table-cell>
          <table:table-cell table:style-name="ce7" table:formula="of:=FLOOR([.F50];1)" office:value-type="float" office:value="130" calcext:value-type="float">
            <text:p/>
          </table:table-cell>
          <table:table-cell table:formula="of:=CONCATENATE([.G50];&quot;,&quot;;[.H50])" office:value-type="string" office:string-value="11450,130" calcext:value-type="string">
            <text:p>11450,130</text:p>
          </table:table-cell>
          <table:table-cell table:number-columns-repeated="3"/>
        </table:table-row>
        <table:table-row table:style-name="ro1">
          <table:table-cell office:value-type="float" office:value="1.3605408E+015" calcext:value-type="float">
            <text:p>1360540800000000</text:p>
          </table:table-cell>
          <table:table-cell office:value-type="float" office:value="1417900" calcext:value-type="float">
            <text:p>1417900</text:p>
          </table:table-cell>
          <table:table-cell office:value-type="float" office:value="1360540800000" calcext:value-type="float">
            <text:p>1360540800000</text:p>
          </table:table-cell>
          <table:table-cell table:formula="of:=([.C51]-[$Home.$C$11])*[$Home.$C$24]/[$Home.$F$8]" office:value-type="float" office:value="11688.7032934827" calcext:value-type="float">
            <text:p/>
          </table:table-cell>
          <table:table-cell table:formula="of:=([.B51]/[$Home.$F$24])*1000" office:value-type="float" office:value="2.34441137566138" calcext:value-type="float">
            <text:p/>
          </table:table-cell>
          <table:table-cell table:formula="of:=([.E51]-[.$L$5])*([$Home.$C$30]-[$Home.$C$29])/([.$L$6]-[.$L$5])+[$Home.$C$29]" office:value-type="float" office:value="148.572848044815" calcext:value-type="float">
            <text:p/>
          </table:table-cell>
          <table:table-cell table:style-name="ce7" table:formula="of:=FLOOR([.D51];1)" office:value-type="float" office:value="11688" calcext:value-type="float">
            <text:p/>
          </table:table-cell>
          <table:table-cell table:style-name="ce7" table:formula="of:=FLOOR([.F51];1)" office:value-type="float" office:value="148" calcext:value-type="float">
            <text:p/>
          </table:table-cell>
          <table:table-cell table:formula="of:=CONCATENATE([.G51];&quot;,&quot;;[.H51])" office:value-type="string" office:string-value="11688,148" calcext:value-type="string">
            <text:p>11688,148</text:p>
          </table:table-cell>
          <table:table-cell table:number-columns-repeated="3"/>
        </table:table-row>
        <table:table-row table:style-name="ro1">
          <table:table-cell office:value-type="float" office:value="1.3611456E+015" calcext:value-type="float">
            <text:p>1361145600000000</text:p>
          </table:table-cell>
          <table:table-cell office:value-type="float" office:value="1375187" calcext:value-type="float">
            <text:p>1375187</text:p>
          </table:table-cell>
          <table:table-cell office:value-type="float" office:value="1361145600000" calcext:value-type="float">
            <text:p>1361145600000</text:p>
          </table:table-cell>
          <table:table-cell table:formula="of:=([.C52]-[$Home.$C$11])*[$Home.$C$24]/[$Home.$F$8]" office:value-type="float" office:value="11927.2482586558" calcext:value-type="float">
            <text:p/>
          </table:table-cell>
          <table:table-cell table:formula="of:=([.B52]/[$Home.$F$24])*1000" office:value-type="float" office:value="2.27378802910053" calcext:value-type="float">
            <text:p/>
          </table:table-cell>
          <table:table-cell table:formula="of:=([.E52]-[.$L$5])*([$Home.$C$30]-[$Home.$C$29])/([.$L$6]-[.$L$5])+[$Home.$C$29]" office:value-type="float" office:value="142.724681959723" calcext:value-type="float">
            <text:p/>
          </table:table-cell>
          <table:table-cell table:style-name="ce7" table:formula="of:=FLOOR([.D52];1)" office:value-type="float" office:value="11927" calcext:value-type="float">
            <text:p/>
          </table:table-cell>
          <table:table-cell table:style-name="ce7" table:formula="of:=FLOOR([.F52];1)" office:value-type="float" office:value="142" calcext:value-type="float">
            <text:p/>
          </table:table-cell>
          <table:table-cell table:formula="of:=CONCATENATE([.G52];&quot;,&quot;;[.H52])" office:value-type="string" office:string-value="11927,142" calcext:value-type="string">
            <text:p>11927,142</text:p>
          </table:table-cell>
          <table:table-cell table:number-columns-repeated="3"/>
        </table:table-row>
        <table:table-row table:style-name="ro1">
          <table:table-cell office:value-type="float" office:value="1.3617504E+015" calcext:value-type="float">
            <text:p>1361750400000000</text:p>
          </table:table-cell>
          <table:table-cell office:value-type="float" office:value="1365281" calcext:value-type="float">
            <text:p>1365281</text:p>
          </table:table-cell>
          <table:table-cell office:value-type="float" office:value="1361750400000" calcext:value-type="float">
            <text:p>1361750400000</text:p>
          </table:table-cell>
          <table:table-cell table:formula="of:=([.C53]-[$Home.$C$11])*[$Home.$C$24]/[$Home.$F$8]" office:value-type="float" office:value="12165.793223829" calcext:value-type="float">
            <text:p/>
          </table:table-cell>
          <table:table-cell table:formula="of:=([.B53]/[$Home.$F$24])*1000" office:value-type="float" office:value="2.25740906084656" calcext:value-type="float">
            <text:p/>
          </table:table-cell>
          <table:table-cell table:formula="of:=([.E53]-[.$L$5])*([$Home.$C$30]-[$Home.$C$29])/([.$L$6]-[.$L$5])+[$Home.$C$29]" office:value-type="float" office:value="141.368375138874" calcext:value-type="float">
            <text:p/>
          </table:table-cell>
          <table:table-cell table:style-name="ce7" table:formula="of:=FLOOR([.D53];1)" office:value-type="float" office:value="12165" calcext:value-type="float">
            <text:p/>
          </table:table-cell>
          <table:table-cell table:style-name="ce7" table:formula="of:=FLOOR([.F53];1)" office:value-type="float" office:value="141" calcext:value-type="float">
            <text:p/>
          </table:table-cell>
          <table:table-cell table:formula="of:=CONCATENATE([.G53];&quot;,&quot;;[.H53])" office:value-type="string" office:string-value="12165,141" calcext:value-type="string">
            <text:p>12165,141</text:p>
          </table:table-cell>
          <table:table-cell table:number-columns-repeated="3"/>
        </table:table-row>
        <table:table-row table:style-name="ro1">
          <table:table-cell office:value-type="float" office:value="1.3623552E+015" calcext:value-type="float">
            <text:p>1362355200000000</text:p>
          </table:table-cell>
          <table:table-cell office:value-type="float" office:value="1413852" calcext:value-type="float">
            <text:p>1413852</text:p>
          </table:table-cell>
          <table:table-cell office:value-type="float" office:value="1362355200000" calcext:value-type="float">
            <text:p>1362355200000</text:p>
          </table:table-cell>
          <table:table-cell table:formula="of:=([.C54]-[$Home.$C$11])*[$Home.$C$24]/[$Home.$F$8]" office:value-type="float" office:value="12404.3381890021" calcext:value-type="float">
            <text:p/>
          </table:table-cell>
          <table:table-cell table:formula="of:=([.B54]/[$Home.$F$24])*1000" office:value-type="float" office:value="2.33771825396825" calcext:value-type="float">
            <text:p/>
          </table:table-cell>
          <table:table-cell table:formula="of:=([.E54]-[.$L$5])*([$Home.$C$30]-[$Home.$C$29])/([.$L$6]-[.$L$5])+[$Home.$C$29]" office:value-type="float" office:value="148.018605160624" calcext:value-type="float">
            <text:p/>
          </table:table-cell>
          <table:table-cell table:style-name="ce7" table:formula="of:=FLOOR([.D54];1)" office:value-type="float" office:value="12404" calcext:value-type="float">
            <text:p/>
          </table:table-cell>
          <table:table-cell table:style-name="ce7" table:formula="of:=FLOOR([.F54];1)" office:value-type="float" office:value="148" calcext:value-type="float">
            <text:p/>
          </table:table-cell>
          <table:table-cell table:formula="of:=CONCATENATE([.G54];&quot;,&quot;;[.H54])" office:value-type="string" office:string-value="12404,148" calcext:value-type="string">
            <text:p>12404,148</text:p>
          </table:table-cell>
          <table:table-cell table:number-columns-repeated="3"/>
        </table:table-row>
        <table:table-row table:style-name="ro1">
          <table:table-cell office:value-type="float" office:value="1.36296E+015" calcext:value-type="float">
            <text:p>1362960000000000</text:p>
          </table:table-cell>
          <table:table-cell office:value-type="float" office:value="1399044" calcext:value-type="float">
            <text:p>1399044</text:p>
          </table:table-cell>
          <table:table-cell office:value-type="float" office:value="1362960000000" calcext:value-type="float">
            <text:p>1362960000000</text:p>
          </table:table-cell>
          <table:table-cell table:formula="of:=([.C55]-[$Home.$C$11])*[$Home.$C$24]/[$Home.$F$8]" office:value-type="float" office:value="12642.8831541752" calcext:value-type="float">
            <text:p/>
          </table:table-cell>
          <table:table-cell table:formula="of:=([.B55]/[$Home.$F$24])*1000" office:value-type="float" office:value="2.31323412698413" calcext:value-type="float">
            <text:p/>
          </table:table-cell>
          <table:table-cell table:formula="of:=([.E55]-[.$L$5])*([$Home.$C$30]-[$Home.$C$29])/([.$L$6]-[.$L$5])+[$Home.$C$29]" office:value-type="float" office:value="145.991127732486" calcext:value-type="float">
            <text:p/>
          </table:table-cell>
          <table:table-cell table:style-name="ce7" table:formula="of:=FLOOR([.D55];1)" office:value-type="float" office:value="12642" calcext:value-type="float">
            <text:p/>
          </table:table-cell>
          <table:table-cell table:style-name="ce7" table:formula="of:=FLOOR([.F55];1)" office:value-type="float" office:value="145" calcext:value-type="float">
            <text:p/>
          </table:table-cell>
          <table:table-cell table:formula="of:=CONCATENATE([.G55];&quot;,&quot;;[.H55])" office:value-type="string" office:string-value="12642,145" calcext:value-type="string">
            <text:p>12642,145</text:p>
          </table:table-cell>
          <table:table-cell table:number-columns-repeated="3"/>
        </table:table-row>
        <table:table-row table:style-name="ro1">
          <table:table-cell office:value-type="float" office:value="1.3635648E+015" calcext:value-type="float">
            <text:p>1363564800000000</text:p>
          </table:table-cell>
          <table:table-cell office:value-type="float" office:value="1454127" calcext:value-type="float">
            <text:p>1454127</text:p>
          </table:table-cell>
          <table:table-cell office:value-type="float" office:value="1363564800000" calcext:value-type="float">
            <text:p>1363564800000</text:p>
          </table:table-cell>
          <table:table-cell table:formula="of:=([.C56]-[$Home.$C$11])*[$Home.$C$24]/[$Home.$F$8]" office:value-type="float" office:value="12881.4281193483" calcext:value-type="float">
            <text:p/>
          </table:table-cell>
          <table:table-cell table:formula="of:=([.B56]/[$Home.$F$24])*1000" office:value-type="float" office:value="2.40431051587302" calcext:value-type="float">
            <text:p/>
          </table:table-cell>
          <table:table-cell table:formula="of:=([.E56]-[.$L$5])*([$Home.$C$30]-[$Home.$C$29])/([.$L$6]-[.$L$5])+[$Home.$C$29]" office:value-type="float" office:value="153.532965872283" calcext:value-type="float">
            <text:p/>
          </table:table-cell>
          <table:table-cell table:style-name="ce7" table:formula="of:=FLOOR([.D56];1)" office:value-type="float" office:value="12881" calcext:value-type="float">
            <text:p/>
          </table:table-cell>
          <table:table-cell table:style-name="ce7" table:formula="of:=FLOOR([.F56];1)" office:value-type="float" office:value="153" calcext:value-type="float">
            <text:p/>
          </table:table-cell>
          <table:table-cell table:formula="of:=CONCATENATE([.G56];&quot;,&quot;;[.H56])" office:value-type="string" office:string-value="12881,153" calcext:value-type="string">
            <text:p>12881,153</text:p>
          </table:table-cell>
          <table:table-cell table:number-columns-repeated="3"/>
        </table:table-row>
        <table:table-row table:style-name="ro1">
          <table:table-cell office:value-type="float" office:value="1.3641696E+015" calcext:value-type="float">
            <text:p>1364169600000000</text:p>
          </table:table-cell>
          <table:table-cell office:value-type="float" office:value="1444466" calcext:value-type="float">
            <text:p>1444466</text:p>
          </table:table-cell>
          <table:table-cell office:value-type="float" office:value="1364169600000" calcext:value-type="float">
            <text:p>1364169600000</text:p>
          </table:table-cell>
          <table:table-cell table:formula="of:=([.C57]-[$Home.$C$11])*[$Home.$C$24]/[$Home.$F$8]" office:value-type="float" office:value="13119.9730845214" calcext:value-type="float">
            <text:p/>
          </table:table-cell>
          <table:table-cell table:formula="of:=([.B57]/[$Home.$F$24])*1000" office:value-type="float" office:value="2.38833664021164" calcext:value-type="float">
            <text:p/>
          </table:table-cell>
          <table:table-cell table:formula="of:=([.E57]-[.$L$5])*([$Home.$C$30]-[$Home.$C$29])/([.$L$6]-[.$L$5])+[$Home.$C$29]" office:value-type="float" office:value="152.210203890028" calcext:value-type="float">
            <text:p/>
          </table:table-cell>
          <table:table-cell table:style-name="ce7" table:formula="of:=FLOOR([.D57];1)" office:value-type="float" office:value="13119" calcext:value-type="float">
            <text:p/>
          </table:table-cell>
          <table:table-cell table:style-name="ce7" table:formula="of:=FLOOR([.F57];1)" office:value-type="float" office:value="152" calcext:value-type="float">
            <text:p/>
          </table:table-cell>
          <table:table-cell table:formula="of:=CONCATENATE([.G57];&quot;,&quot;;[.H57])" office:value-type="string" office:string-value="13119,152" calcext:value-type="string">
            <text:p>13119,152</text:p>
          </table:table-cell>
          <table:table-cell table:number-columns-repeated="3"/>
        </table:table-row>
        <table:table-row table:style-name="ro1">
          <table:table-cell office:value-type="float" office:value="1.3647744E+015" calcext:value-type="float">
            <text:p>1364774400000000</text:p>
          </table:table-cell>
          <table:table-cell office:value-type="float" office:value="1458652" calcext:value-type="float">
            <text:p>1458652</text:p>
          </table:table-cell>
          <table:table-cell office:value-type="float" office:value="1364774400000" calcext:value-type="float">
            <text:p>1364774400000</text:p>
          </table:table-cell>
          <table:table-cell table:formula="of:=([.C58]-[$Home.$C$11])*[$Home.$C$24]/[$Home.$F$8]" office:value-type="float" office:value="13358.5180496945" calcext:value-type="float">
            <text:p/>
          </table:table-cell>
          <table:table-cell table:formula="of:=([.B58]/[$Home.$F$24])*1000" office:value-type="float" office:value="2.41179232804233" calcext:value-type="float">
            <text:p/>
          </table:table-cell>
          <table:table-cell table:formula="of:=([.E58]-[.$L$5])*([$Home.$C$30]-[$Home.$C$29])/([.$L$6]-[.$L$5])+[$Home.$C$29]" office:value-type="float" office:value="154.15251850345" calcext:value-type="float">
            <text:p/>
          </table:table-cell>
          <table:table-cell table:style-name="ce7" table:formula="of:=FLOOR([.D58];1)" office:value-type="float" office:value="13358" calcext:value-type="float">
            <text:p/>
          </table:table-cell>
          <table:table-cell table:style-name="ce7" table:formula="of:=FLOOR([.F58];1)" office:value-type="float" office:value="154" calcext:value-type="float">
            <text:p/>
          </table:table-cell>
          <table:table-cell table:formula="of:=CONCATENATE([.G58];&quot;,&quot;;[.H58])" office:value-type="string" office:string-value="13358,154" calcext:value-type="string">
            <text:p>13358,154</text:p>
          </table:table-cell>
          <table:table-cell table:number-columns-repeated="3"/>
        </table:table-row>
        <table:table-row table:style-name="ro1">
          <table:table-cell office:value-type="float" office:value="1.3653792E+015" calcext:value-type="float">
            <text:p>1365379200000000</text:p>
          </table:table-cell>
          <table:table-cell office:value-type="float" office:value="1494970" calcext:value-type="float">
            <text:p>1494970</text:p>
          </table:table-cell>
          <table:table-cell office:value-type="float" office:value="1365379200000" calcext:value-type="float">
            <text:p>1365379200000</text:p>
          </table:table-cell>
          <table:table-cell table:formula="of:=([.C59]-[$Home.$C$11])*[$Home.$C$24]/[$Home.$F$8]" office:value-type="float" office:value="13597.0630148676" calcext:value-type="float">
            <text:p/>
          </table:table-cell>
          <table:table-cell table:formula="of:=([.B59]/[$Home.$F$24])*1000" office:value-type="float" office:value="2.47184193121693" calcext:value-type="float">
            <text:p/>
          </table:table-cell>
          <table:table-cell table:formula="of:=([.E59]-[.$L$5])*([$Home.$C$30]-[$Home.$C$29])/([.$L$6]-[.$L$5])+[$Home.$C$29]" office:value-type="float" office:value="159.125095842396" calcext:value-type="float">
            <text:p/>
          </table:table-cell>
          <table:table-cell table:style-name="ce7" table:formula="of:=FLOOR([.D59];1)" office:value-type="float" office:value="13597" calcext:value-type="float">
            <text:p/>
          </table:table-cell>
          <table:table-cell table:style-name="ce7" table:formula="of:=FLOOR([.F59];1)" office:value-type="float" office:value="159" calcext:value-type="float">
            <text:p/>
          </table:table-cell>
          <table:table-cell table:formula="of:=CONCATENATE([.G59];&quot;,&quot;;[.H59])" office:value-type="string" office:string-value="13597,159" calcext:value-type="string">
            <text:p>13597,159</text:p>
          </table:table-cell>
          <table:table-cell table:number-columns-repeated="3"/>
        </table:table-row>
        <table:table-row table:style-name="ro1">
          <table:table-cell office:value-type="float" office:value="1.365984E+015" calcext:value-type="float">
            <text:p>1365984000000000</text:p>
          </table:table-cell>
          <table:table-cell office:value-type="float" office:value="1468677" calcext:value-type="float">
            <text:p>1468677</text:p>
          </table:table-cell>
          <table:table-cell office:value-type="float" office:value="1365984000000" calcext:value-type="float">
            <text:p>1365984000000</text:p>
          </table:table-cell>
          <table:table-cell table:formula="of:=([.C60]-[$Home.$C$11])*[$Home.$C$24]/[$Home.$F$8]" office:value-type="float" office:value="13835.6079800408" calcext:value-type="float">
            <text:p/>
          </table:table-cell>
          <table:table-cell table:formula="of:=([.B60]/[$Home.$F$24])*1000" office:value-type="float" office:value="2.42836805555556" calcext:value-type="float">
            <text:p/>
          </table:table-cell>
          <table:table-cell table:formula="of:=([.E60]-[.$L$5])*([$Home.$C$30]-[$Home.$C$29])/([.$L$6]-[.$L$5])+[$Home.$C$29]" office:value-type="float" office:value="155.525118531616" calcext:value-type="float">
            <text:p/>
          </table:table-cell>
          <table:table-cell table:style-name="ce7" table:formula="of:=FLOOR([.D60];1)" office:value-type="float" office:value="13835" calcext:value-type="float">
            <text:p/>
          </table:table-cell>
          <table:table-cell table:style-name="ce7" table:formula="of:=FLOOR([.F60];1)" office:value-type="float" office:value="155" calcext:value-type="float">
            <text:p/>
          </table:table-cell>
          <table:table-cell table:formula="of:=CONCATENATE([.G60];&quot;,&quot;;[.H60])" office:value-type="string" office:string-value="13835,155" calcext:value-type="string">
            <text:p>13835,155</text:p>
          </table:table-cell>
          <table:table-cell table:number-columns-repeated="3"/>
        </table:table-row>
        <table:table-row table:style-name="ro1">
          <table:table-cell office:value-type="float" office:value="1.3665888E+015" calcext:value-type="float">
            <text:p>1366588800000000</text:p>
          </table:table-cell>
          <table:table-cell office:value-type="float" office:value="1536638" calcext:value-type="float">
            <text:p>1536638</text:p>
          </table:table-cell>
          <table:table-cell office:value-type="float" office:value="1366588800000" calcext:value-type="float">
            <text:p>1366588800000</text:p>
          </table:table-cell>
          <table:table-cell table:formula="of:=([.C61]-[$Home.$C$11])*[$Home.$C$24]/[$Home.$F$8]" office:value-type="float" office:value="14074.1529452139" calcext:value-type="float">
            <text:p/>
          </table:table-cell>
          <table:table-cell table:formula="of:=([.B61]/[$Home.$F$24])*1000" office:value-type="float" office:value="2.54073743386243" calcext:value-type="float">
            <text:p/>
          </table:table-cell>
          <table:table-cell table:formula="of:=([.E61]-[.$L$5])*([$Home.$C$30]-[$Home.$C$29])/([.$L$6]-[.$L$5])+[$Home.$C$29]" office:value-type="float" office:value="164.830182922059" calcext:value-type="float">
            <text:p/>
          </table:table-cell>
          <table:table-cell table:style-name="ce7" table:formula="of:=FLOOR([.D61];1)" office:value-type="float" office:value="14074" calcext:value-type="float">
            <text:p/>
          </table:table-cell>
          <table:table-cell table:style-name="ce7" table:formula="of:=FLOOR([.F61];1)" office:value-type="float" office:value="164" calcext:value-type="float">
            <text:p/>
          </table:table-cell>
          <table:table-cell table:formula="of:=CONCATENATE([.G61];&quot;,&quot;;[.H61])" office:value-type="string" office:string-value="14074,164" calcext:value-type="string">
            <text:p>14074,164</text:p>
          </table:table-cell>
          <table:table-cell table:number-columns-repeated="3"/>
        </table:table-row>
        <table:table-row table:style-name="ro1">
          <table:table-cell office:value-type="float" office:value="1.3671936E+015" calcext:value-type="float">
            <text:p>1367193600000000</text:p>
          </table:table-cell>
          <table:table-cell office:value-type="float" office:value="1380903" calcext:value-type="float">
            <text:p>1380903</text:p>
          </table:table-cell>
          <table:table-cell office:value-type="float" office:value="1367193600000" calcext:value-type="float">
            <text:p>1367193600000</text:p>
          </table:table-cell>
          <table:table-cell table:formula="of:=([.C62]-[$Home.$C$11])*[$Home.$C$24]/[$Home.$F$8]" office:value-type="float" office:value="14312.697910387" calcext:value-type="float">
            <text:p/>
          </table:table-cell>
          <table:table-cell table:formula="of:=([.B62]/[$Home.$F$24])*1000" office:value-type="float" office:value="2.28323908730159" calcext:value-type="float">
            <text:p/>
          </table:table-cell>
          <table:table-cell table:formula="of:=([.E62]-[.$L$5])*([$Home.$C$30]-[$Home.$C$29])/([.$L$6]-[.$L$5])+[$Home.$C$29]" office:value-type="float" office:value="143.507303581767" calcext:value-type="float">
            <text:p/>
          </table:table-cell>
          <table:table-cell table:style-name="ce7" table:formula="of:=FLOOR([.D62];1)" office:value-type="float" office:value="14312" calcext:value-type="float">
            <text:p/>
          </table:table-cell>
          <table:table-cell table:style-name="ce7" table:formula="of:=FLOOR([.F62];1)" office:value-type="float" office:value="143" calcext:value-type="float">
            <text:p/>
          </table:table-cell>
          <table:table-cell table:formula="of:=CONCATENATE([.G62];&quot;,&quot;;[.H62])" office:value-type="string" office:string-value="14312,143" calcext:value-type="string">
            <text:p>14312,143</text:p>
          </table:table-cell>
          <table:table-cell table:number-columns-repeated="3"/>
        </table:table-row>
        <table:table-row table:style-name="ro1">
          <table:table-cell office:value-type="float" office:value="1.3677984E+015" calcext:value-type="float">
            <text:p>1367798400000000</text:p>
          </table:table-cell>
          <table:table-cell office:value-type="float" office:value="1426674" calcext:value-type="float">
            <text:p>1426674</text:p>
          </table:table-cell>
          <table:table-cell office:value-type="float" office:value="1367798400000" calcext:value-type="float">
            <text:p>1367798400000</text:p>
          </table:table-cell>
          <table:table-cell table:formula="of:=([.C63]-[$Home.$C$11])*[$Home.$C$24]/[$Home.$F$8]" office:value-type="float" office:value="14551.2428755601" calcext:value-type="float">
            <text:p/>
          </table:table-cell>
          <table:table-cell table:formula="of:=([.B63]/[$Home.$F$24])*1000" office:value-type="float" office:value="2.35891865079365" calcext:value-type="float">
            <text:p/>
          </table:table-cell>
          <table:table-cell table:formula="of:=([.E63]-[.$L$5])*([$Home.$C$30]-[$Home.$C$29])/([.$L$6]-[.$L$5])+[$Home.$C$29]" office:value-type="float" office:value="149.774164019591" calcext:value-type="float">
            <text:p/>
          </table:table-cell>
          <table:table-cell table:style-name="ce7" table:formula="of:=FLOOR([.D63];1)" office:value-type="float" office:value="14551" calcext:value-type="float">
            <text:p/>
          </table:table-cell>
          <table:table-cell table:style-name="ce7" table:formula="of:=FLOOR([.F63];1)" office:value-type="float" office:value="149" calcext:value-type="float">
            <text:p/>
          </table:table-cell>
          <table:table-cell table:formula="of:=CONCATENATE([.G63];&quot;,&quot;;[.H63])" office:value-type="string" office:string-value="14551,149" calcext:value-type="string">
            <text:p>14551,149</text:p>
          </table:table-cell>
          <table:table-cell table:number-columns-repeated="3"/>
        </table:table-row>
        <table:table-row table:style-name="ro1">
          <table:table-cell office:value-type="float" office:value="1.3684032E+015" calcext:value-type="float">
            <text:p>1368403200000000</text:p>
          </table:table-cell>
          <table:table-cell office:value-type="float" office:value="1431435" calcext:value-type="float">
            <text:p>1431435</text:p>
          </table:table-cell>
          <table:table-cell office:value-type="float" office:value="1368403200000" calcext:value-type="float">
            <text:p>1368403200000</text:p>
          </table:table-cell>
          <table:table-cell table:formula="of:=([.C64]-[$Home.$C$11])*[$Home.$C$24]/[$Home.$F$8]" office:value-type="float" office:value="14789.7878407332" calcext:value-type="float">
            <text:p/>
          </table:table-cell>
          <table:table-cell table:formula="of:=([.B64]/[$Home.$F$24])*1000" office:value-type="float" office:value="2.36679067460317" calcext:value-type="float">
            <text:p/>
          </table:table-cell>
          <table:table-cell table:formula="of:=([.E64]-[.$L$5])*([$Home.$C$30]-[$Home.$C$29])/([.$L$6]-[.$L$5])+[$Home.$C$29]" office:value-type="float" office:value="150.426029229975" calcext:value-type="float">
            <text:p/>
          </table:table-cell>
          <table:table-cell table:style-name="ce7" table:formula="of:=FLOOR([.D64];1)" office:value-type="float" office:value="14789" calcext:value-type="float">
            <text:p/>
          </table:table-cell>
          <table:table-cell table:style-name="ce7" table:formula="of:=FLOOR([.F64];1)" office:value-type="float" office:value="150" calcext:value-type="float">
            <text:p/>
          </table:table-cell>
          <table:table-cell table:formula="of:=CONCATENATE([.G64];&quot;,&quot;;[.H64])" office:value-type="string" office:string-value="14789,150" calcext:value-type="string">
            <text:p>14789,150</text:p>
          </table:table-cell>
          <table:table-cell table:number-columns-repeated="3"/>
        </table:table-row>
        <table:table-row table:style-name="ro1">
          <table:table-cell office:value-type="float" office:value="1.369008E+015" calcext:value-type="float">
            <text:p>1369008000000000</text:p>
          </table:table-cell>
          <table:table-cell office:value-type="float" office:value="1446894" calcext:value-type="float">
            <text:p>1446894</text:p>
          </table:table-cell>
          <table:table-cell office:value-type="float" office:value="1369008000000" calcext:value-type="float">
            <text:p>1369008000000</text:p>
          </table:table-cell>
          <table:table-cell table:formula="of:=([.C65]-[$Home.$C$11])*[$Home.$C$24]/[$Home.$F$8]" office:value-type="float" office:value="15028.3328059064" calcext:value-type="float">
            <text:p/>
          </table:table-cell>
          <table:table-cell table:formula="of:=([.B65]/[$Home.$F$24])*1000" office:value-type="float" office:value="2.39235119047619" calcext:value-type="float">
            <text:p/>
          </table:table-cell>
          <table:table-cell table:formula="of:=([.E65]-[.$L$5])*([$Home.$C$30]-[$Home.$C$29])/([.$L$6]-[.$L$5])+[$Home.$C$29]" office:value-type="float" office:value="152.542640086376" calcext:value-type="float">
            <text:p/>
          </table:table-cell>
          <table:table-cell table:style-name="ce7" table:formula="of:=FLOOR([.D65];1)" office:value-type="float" office:value="15028" calcext:value-type="float">
            <text:p/>
          </table:table-cell>
          <table:table-cell table:style-name="ce7" table:formula="of:=FLOOR([.F65];1)" office:value-type="float" office:value="152" calcext:value-type="float">
            <text:p/>
          </table:table-cell>
          <table:table-cell table:formula="of:=CONCATENATE([.G65];&quot;,&quot;;[.H65])" office:value-type="string" office:string-value="15028,152" calcext:value-type="string">
            <text:p>15028,152</text:p>
          </table:table-cell>
          <table:table-cell table:number-columns-repeated="3"/>
        </table:table-row>
        <table:table-row table:style-name="ro1">
          <table:table-cell office:value-type="float" office:value="1.3696128E+015" calcext:value-type="float">
            <text:p>1369612800000000</text:p>
          </table:table-cell>
          <table:table-cell office:value-type="float" office:value="1434222" calcext:value-type="float">
            <text:p>1434222</text:p>
          </table:table-cell>
          <table:table-cell office:value-type="float" office:value="1369612800000" calcext:value-type="float">
            <text:p>1369612800000</text:p>
          </table:table-cell>
          <table:table-cell table:formula="of:=([.C66]-[$Home.$C$11])*[$Home.$C$24]/[$Home.$F$8]" office:value-type="float" office:value="15266.8777710795" calcext:value-type="float">
            <text:p/>
          </table:table-cell>
          <table:table-cell table:formula="of:=([.B66]/[$Home.$F$24])*1000" office:value-type="float" office:value="2.37139880952381" calcext:value-type="float">
            <text:p/>
          </table:table-cell>
          <table:table-cell table:formula="of:=([.E66]-[.$L$5])*([$Home.$C$30]-[$Home.$C$29])/([.$L$6]-[.$L$5])+[$Home.$C$29]" office:value-type="float" office:value="150.80761888369" calcext:value-type="float">
            <text:p/>
          </table:table-cell>
          <table:table-cell table:style-name="ce7" table:formula="of:=FLOOR([.D66];1)" office:value-type="float" office:value="15266" calcext:value-type="float">
            <text:p/>
          </table:table-cell>
          <table:table-cell table:style-name="ce7" table:formula="of:=FLOOR([.F66];1)" office:value-type="float" office:value="150" calcext:value-type="float">
            <text:p/>
          </table:table-cell>
          <table:table-cell table:formula="of:=CONCATENATE([.G66];&quot;,&quot;;[.H66])" office:value-type="string" office:string-value="15266,150" calcext:value-type="string">
            <text:p>15266,150</text:p>
          </table:table-cell>
          <table:table-cell table:number-columns-repeated="3"/>
        </table:table-row>
        <table:table-row table:style-name="ro1">
          <table:table-cell office:value-type="float" office:value="1.3702176E+015" calcext:value-type="float">
            <text:p>1370217600000000</text:p>
          </table:table-cell>
          <table:table-cell office:value-type="float" office:value="1485634" calcext:value-type="float">
            <text:p>1485634</text:p>
          </table:table-cell>
          <table:table-cell office:value-type="float" office:value="1370217600000" calcext:value-type="float">
            <text:p>1370217600000</text:p>
          </table:table-cell>
          <table:table-cell table:formula="of:=([.C67]-[$Home.$C$11])*[$Home.$C$24]/[$Home.$F$8]" office:value-type="float" office:value="15505.4227362526" calcext:value-type="float">
            <text:p/>
          </table:table-cell>
          <table:table-cell table:formula="of:=([.B67]/[$Home.$F$24])*1000" office:value-type="float" office:value="2.45640542328042" calcext:value-type="float">
            <text:p/>
          </table:table-cell>
          <table:table-cell table:formula="of:=([.E67]-[.$L$5])*([$Home.$C$30]-[$Home.$C$29])/([.$L$6]-[.$L$5])+[$Home.$C$29]" office:value-type="float" office:value="157.846832115418" calcext:value-type="float">
            <text:p/>
          </table:table-cell>
          <table:table-cell table:style-name="ce7" table:formula="of:=FLOOR([.D67];1)" office:value-type="float" office:value="15505" calcext:value-type="float">
            <text:p/>
          </table:table-cell>
          <table:table-cell table:style-name="ce7" table:formula="of:=FLOOR([.F67];1)" office:value-type="float" office:value="157" calcext:value-type="float">
            <text:p/>
          </table:table-cell>
          <table:table-cell table:formula="of:=CONCATENATE([.G67];&quot;,&quot;;[.H67])" office:value-type="string" office:string-value="15505,157" calcext:value-type="string">
            <text:p>15505,157</text:p>
          </table:table-cell>
          <table:table-cell table:number-columns-repeated="3"/>
        </table:table-row>
        <table:table-row table:style-name="ro1">
          <table:table-cell office:value-type="float" office:value="1.3708224E+015" calcext:value-type="float">
            <text:p>1370822400000000</text:p>
          </table:table-cell>
          <table:table-cell office:value-type="float" office:value="1408970" calcext:value-type="float">
            <text:p>1408970</text:p>
          </table:table-cell>
          <table:table-cell office:value-type="float" office:value="1370822400000" calcext:value-type="float">
            <text:p>1370822400000</text:p>
          </table:table-cell>
          <table:table-cell table:formula="of:=([.C68]-[$Home.$C$11])*[$Home.$C$24]/[$Home.$F$8]" office:value-type="float" office:value="15743.9677014257" calcext:value-type="float">
            <text:p/>
          </table:table-cell>
          <table:table-cell table:formula="of:=([.B68]/[$Home.$F$24])*1000" office:value-type="float" office:value="2.32964616402116" calcext:value-type="float">
            <text:p/>
          </table:table-cell>
          <table:table-cell table:formula="of:=([.E68]-[.$L$5])*([$Home.$C$30]-[$Home.$C$29])/([.$L$6]-[.$L$5])+[$Home.$C$29]" office:value-type="float" office:value="147.350172907506" calcext:value-type="float">
            <text:p/>
          </table:table-cell>
          <table:table-cell table:style-name="ce7" table:formula="of:=FLOOR([.D68];1)" office:value-type="float" office:value="15743" calcext:value-type="float">
            <text:p/>
          </table:table-cell>
          <table:table-cell table:style-name="ce7" table:formula="of:=FLOOR([.F68];1)" office:value-type="float" office:value="147" calcext:value-type="float">
            <text:p/>
          </table:table-cell>
          <table:table-cell table:formula="of:=CONCATENATE([.G68];&quot;,&quot;;[.H68])" office:value-type="string" office:string-value="15743,147" calcext:value-type="string">
            <text:p>15743,147</text:p>
          </table:table-cell>
          <table:table-cell table:number-columns-repeated="3"/>
        </table:table-row>
        <table:table-row table:style-name="ro1">
          <table:table-cell office:value-type="float" office:value="1.3714272E+015" calcext:value-type="float">
            <text:p>1371427200000000</text:p>
          </table:table-cell>
          <table:table-cell office:value-type="float" office:value="1485734" calcext:value-type="float">
            <text:p>1485734</text:p>
          </table:table-cell>
          <table:table-cell office:value-type="float" office:value="1371427200000" calcext:value-type="float">
            <text:p>1371427200000</text:p>
          </table:table-cell>
          <table:table-cell table:formula="of:=([.C69]-[$Home.$C$11])*[$Home.$C$24]/[$Home.$F$8]" office:value-type="float" office:value="15982.5126665988" calcext:value-type="float">
            <text:p/>
          </table:table-cell>
          <table:table-cell table:formula="of:=([.B69]/[$Home.$F$24])*1000" office:value-type="float" office:value="2.45657076719577" calcext:value-type="float">
            <text:p/>
          </table:table-cell>
          <table:table-cell table:formula="of:=([.E69]-[.$L$5])*([$Home.$C$30]-[$Home.$C$29])/([.$L$6]-[.$L$5])+[$Home.$C$29]" office:value-type="float" office:value="157.860523886272" calcext:value-type="float">
            <text:p/>
          </table:table-cell>
          <table:table-cell table:style-name="ce7" table:formula="of:=FLOOR([.D69];1)" office:value-type="float" office:value="15982" calcext:value-type="float">
            <text:p/>
          </table:table-cell>
          <table:table-cell table:style-name="ce7" table:formula="of:=FLOOR([.F69];1)" office:value-type="float" office:value="157" calcext:value-type="float">
            <text:p/>
          </table:table-cell>
          <table:table-cell table:formula="of:=CONCATENATE([.G69];&quot;,&quot;;[.H69])" office:value-type="string" office:string-value="15982,157" calcext:value-type="string">
            <text:p>15982,157</text:p>
          </table:table-cell>
          <table:table-cell table:number-columns-repeated="3"/>
        </table:table-row>
        <table:table-row table:style-name="ro1">
          <table:table-cell office:value-type="float" office:value="1.372032E+015" calcext:value-type="float">
            <text:p>1372032000000000</text:p>
          </table:table-cell>
          <table:table-cell office:value-type="float" office:value="1552853" calcext:value-type="float">
            <text:p>1552853</text:p>
          </table:table-cell>
          <table:table-cell office:value-type="float" office:value="1372032000000" calcext:value-type="float">
            <text:p>1372032000000</text:p>
          </table:table-cell>
          <table:table-cell table:formula="of:=([.C70]-[$Home.$C$11])*[$Home.$C$24]/[$Home.$F$8]" office:value-type="float" office:value="16221.0576317719" calcext:value-type="float">
            <text:p/>
          </table:table-cell>
          <table:table-cell table:formula="of:=([.B70]/[$Home.$F$24])*1000" office:value-type="float" office:value="2.56754794973545" calcext:value-type="float">
            <text:p/>
          </table:table-cell>
          <table:table-cell table:formula="of:=([.E70]-[.$L$5])*([$Home.$C$30]-[$Home.$C$29])/([.$L$6]-[.$L$5])+[$Home.$C$29]" office:value-type="float" office:value="167.05030356612" calcext:value-type="float">
            <text:p/>
          </table:table-cell>
          <table:table-cell table:style-name="ce7" table:formula="of:=FLOOR([.D70];1)" office:value-type="float" office:value="16221" calcext:value-type="float">
            <text:p/>
          </table:table-cell>
          <table:table-cell table:style-name="ce7" table:formula="of:=FLOOR([.F70];1)" office:value-type="float" office:value="167" calcext:value-type="float">
            <text:p/>
          </table:table-cell>
          <table:table-cell table:formula="of:=CONCATENATE([.G70];&quot;,&quot;;[.H70])" office:value-type="string" office:string-value="16221,167" calcext:value-type="string">
            <text:p>16221,167</text:p>
          </table:table-cell>
          <table:table-cell table:number-columns-repeated="3"/>
        </table:table-row>
        <table:table-row table:style-name="ro1">
          <table:table-cell office:value-type="float" office:value="1.3726368E+015" calcext:value-type="float">
            <text:p>1372636800000000</text:p>
          </table:table-cell>
          <table:table-cell office:value-type="float" office:value="1421955" calcext:value-type="float">
            <text:p>1421955</text:p>
          </table:table-cell>
          <table:table-cell office:value-type="float" office:value="1372636800000" calcext:value-type="float">
            <text:p>1372636800000</text:p>
          </table:table-cell>
          <table:table-cell table:formula="of:=([.C71]-[$Home.$C$11])*[$Home.$C$24]/[$Home.$F$8]" office:value-type="float" office:value="16459.602596945" calcext:value-type="float">
            <text:p/>
          </table:table-cell>
          <table:table-cell table:formula="of:=([.B71]/[$Home.$F$24])*1000" office:value-type="float" office:value="2.35111607142857" calcext:value-type="float">
            <text:p/>
          </table:table-cell>
          <table:table-cell table:formula="of:=([.E71]-[.$L$5])*([$Home.$C$30]-[$Home.$C$29])/([.$L$6]-[.$L$5])+[$Home.$C$29]" office:value-type="float" office:value="149.128049352966" calcext:value-type="float">
            <text:p/>
          </table:table-cell>
          <table:table-cell table:style-name="ce7" table:formula="of:=FLOOR([.D71];1)" office:value-type="float" office:value="16459" calcext:value-type="float">
            <text:p/>
          </table:table-cell>
          <table:table-cell table:style-name="ce7" table:formula="of:=FLOOR([.F71];1)" office:value-type="float" office:value="149" calcext:value-type="float">
            <text:p/>
          </table:table-cell>
          <table:table-cell table:formula="of:=CONCATENATE([.G71];&quot;,&quot;;[.H71])" office:value-type="string" office:string-value="16459,149" calcext:value-type="string">
            <text:p>16459,149</text:p>
          </table:table-cell>
          <table:table-cell table:number-columns-repeated="3"/>
        </table:table-row>
        <table:table-row table:style-name="ro1">
          <table:table-cell office:value-type="float" office:value="1.3732416E+015" calcext:value-type="float">
            <text:p>1373241600000000</text:p>
          </table:table-cell>
          <table:table-cell office:value-type="float" office:value="1547010" calcext:value-type="float">
            <text:p>1547010</text:p>
          </table:table-cell>
          <table:table-cell office:value-type="float" office:value="1373241600000" calcext:value-type="float">
            <text:p>1373241600000</text:p>
          </table:table-cell>
          <table:table-cell table:formula="of:=([.C72]-[$Home.$C$11])*[$Home.$C$24]/[$Home.$F$8]" office:value-type="float" office:value="16698.1475621182" calcext:value-type="float">
            <text:p/>
          </table:table-cell>
          <table:table-cell table:formula="of:=([.B72]/[$Home.$F$24])*1000" office:value-type="float" office:value="2.5578869047619" calcext:value-type="float">
            <text:p/>
          </table:table-cell>
          <table:table-cell table:formula="of:=([.E72]-[.$L$5])*([$Home.$C$30]-[$Home.$C$29])/([.$L$6]-[.$L$5])+[$Home.$C$29]" office:value-type="float" office:value="166.25029339509" calcext:value-type="float">
            <text:p/>
          </table:table-cell>
          <table:table-cell table:style-name="ce7" table:formula="of:=FLOOR([.D72];1)" office:value-type="float" office:value="16698" calcext:value-type="float">
            <text:p/>
          </table:table-cell>
          <table:table-cell table:style-name="ce7" table:formula="of:=FLOOR([.F72];1)" office:value-type="float" office:value="166" calcext:value-type="float">
            <text:p/>
          </table:table-cell>
          <table:table-cell table:formula="of:=CONCATENATE([.G72];&quot;,&quot;;[.H72])" office:value-type="string" office:string-value="16698,166" calcext:value-type="string">
            <text:p>16698,166</text:p>
          </table:table-cell>
          <table:table-cell table:number-columns-repeated="3"/>
        </table:table-row>
        <table:table-row table:style-name="ro1">
          <table:table-cell office:value-type="float" office:value="1.3738464E+015" calcext:value-type="float">
            <text:p>1373846400000000</text:p>
          </table:table-cell>
          <table:table-cell office:value-type="float" office:value="1546669" calcext:value-type="float">
            <text:p>1546669</text:p>
          </table:table-cell>
          <table:table-cell office:value-type="float" office:value="1373846400000" calcext:value-type="float">
            <text:p>1373846400000</text:p>
          </table:table-cell>
          <table:table-cell table:formula="of:=([.C73]-[$Home.$C$11])*[$Home.$C$24]/[$Home.$F$8]" office:value-type="float" office:value="16936.6925272913" calcext:value-type="float">
            <text:p/>
          </table:table-cell>
          <table:table-cell table:formula="of:=([.B73]/[$Home.$F$24])*1000" office:value-type="float" office:value="2.55732308201058" calcext:value-type="float">
            <text:p/>
          </table:table-cell>
          <table:table-cell table:formula="of:=([.E73]-[.$L$5])*([$Home.$C$30]-[$Home.$C$29])/([.$L$6]-[.$L$5])+[$Home.$C$29]" office:value-type="float" office:value="166.203604456476" calcext:value-type="float">
            <text:p/>
          </table:table-cell>
          <table:table-cell table:style-name="ce7" table:formula="of:=FLOOR([.D73];1)" office:value-type="float" office:value="16936" calcext:value-type="float">
            <text:p/>
          </table:table-cell>
          <table:table-cell table:style-name="ce7" table:formula="of:=FLOOR([.F73];1)" office:value-type="float" office:value="166" calcext:value-type="float">
            <text:p/>
          </table:table-cell>
          <table:table-cell table:formula="of:=CONCATENATE([.G73];&quot;,&quot;;[.H73])" office:value-type="string" office:string-value="16936,166" calcext:value-type="string">
            <text:p>16936,166</text:p>
          </table:table-cell>
          <table:table-cell table:number-columns-repeated="3"/>
        </table:table-row>
        <table:table-row table:style-name="ro1">
          <table:table-cell office:value-type="float" office:value="1.3744512E+015" calcext:value-type="float">
            <text:p>1374451200000000</text:p>
          </table:table-cell>
          <table:table-cell office:value-type="float" office:value="1504343" calcext:value-type="float">
            <text:p>1504343</text:p>
          </table:table-cell>
          <table:table-cell office:value-type="float" office:value="1374451200000" calcext:value-type="float">
            <text:p>1374451200000</text:p>
          </table:table-cell>
          <table:table-cell table:formula="of:=([.C74]-[$Home.$C$11])*[$Home.$C$24]/[$Home.$F$8]" office:value-type="float" office:value="17175.2374924644" calcext:value-type="float">
            <text:p/>
          </table:table-cell>
          <table:table-cell table:formula="of:=([.B74]/[$Home.$F$24])*1000" office:value-type="float" office:value="2.48733961640212" calcext:value-type="float">
            <text:p/>
          </table:table-cell>
          <table:table-cell table:formula="of:=([.E74]-[.$L$5])*([$Home.$C$30]-[$Home.$C$29])/([.$L$6]-[.$L$5])+[$Home.$C$29]" office:value-type="float" office:value="160.40842552459" calcext:value-type="float">
            <text:p/>
          </table:table-cell>
          <table:table-cell table:style-name="ce7" table:formula="of:=FLOOR([.D74];1)" office:value-type="float" office:value="17175" calcext:value-type="float">
            <text:p/>
          </table:table-cell>
          <table:table-cell table:style-name="ce7" table:formula="of:=FLOOR([.F74];1)" office:value-type="float" office:value="160" calcext:value-type="float">
            <text:p/>
          </table:table-cell>
          <table:table-cell table:formula="of:=CONCATENATE([.G74];&quot;,&quot;;[.H74])" office:value-type="string" office:string-value="17175,160" calcext:value-type="string">
            <text:p>17175,160</text:p>
          </table:table-cell>
          <table:table-cell table:number-columns-repeated="3"/>
        </table:table-row>
        <table:table-row table:style-name="ro1">
          <table:table-cell office:value-type="float" office:value="1.375056E+015" calcext:value-type="float">
            <text:p>1375056000000000</text:p>
          </table:table-cell>
          <table:table-cell office:value-type="float" office:value="1531083" calcext:value-type="float">
            <text:p>1531083</text:p>
          </table:table-cell>
          <table:table-cell office:value-type="float" office:value="1375056000000" calcext:value-type="float">
            <text:p>1375056000000</text:p>
          </table:table-cell>
          <table:table-cell table:formula="of:=([.C75]-[$Home.$C$11])*[$Home.$C$24]/[$Home.$F$8]" office:value-type="float" office:value="17413.7824576375" calcext:value-type="float">
            <text:p/>
          </table:table-cell>
          <table:table-cell table:formula="of:=([.B75]/[$Home.$F$24])*1000" office:value-type="float" office:value="2.53155257936508" calcext:value-type="float">
            <text:p/>
          </table:table-cell>
          <table:table-cell table:formula="of:=([.E75]-[.$L$5])*([$Home.$C$30]-[$Home.$C$29])/([.$L$6]-[.$L$5])+[$Home.$C$29]" office:value-type="float" office:value="164.06960505109" calcext:value-type="float">
            <text:p/>
          </table:table-cell>
          <table:table-cell table:style-name="ce7" table:formula="of:=FLOOR([.D75];1)" office:value-type="float" office:value="17413" calcext:value-type="float">
            <text:p/>
          </table:table-cell>
          <table:table-cell table:style-name="ce7" table:formula="of:=FLOOR([.F75];1)" office:value-type="float" office:value="164" calcext:value-type="float">
            <text:p/>
          </table:table-cell>
          <table:table-cell table:formula="of:=CONCATENATE([.G75];&quot;,&quot;;[.H75])" office:value-type="string" office:string-value="17413,164" calcext:value-type="string">
            <text:p>17413,164</text:p>
          </table:table-cell>
          <table:table-cell table:number-columns-repeated="3"/>
        </table:table-row>
        <table:table-row table:style-name="ro1">
          <table:table-cell office:value-type="float" office:value="1.3756608E+015" calcext:value-type="float">
            <text:p>1375660800000000</text:p>
          </table:table-cell>
          <table:table-cell office:value-type="float" office:value="1546763" calcext:value-type="float">
            <text:p>1546763</text:p>
          </table:table-cell>
          <table:table-cell office:value-type="float" office:value="1375660800000" calcext:value-type="float">
            <text:p>1375660800000</text:p>
          </table:table-cell>
          <table:table-cell table:formula="of:=([.C76]-[$Home.$C$11])*[$Home.$C$24]/[$Home.$F$8]" office:value-type="float" office:value="17652.3274228106" calcext:value-type="float">
            <text:p/>
          </table:table-cell>
          <table:table-cell table:formula="of:=([.B76]/[$Home.$F$24])*1000" office:value-type="float" office:value="2.55747850529101" calcext:value-type="float">
            <text:p/>
          </table:table-cell>
          <table:table-cell table:formula="of:=([.E76]-[.$L$5])*([$Home.$C$30]-[$Home.$C$29])/([.$L$6]-[.$L$5])+[$Home.$C$29]" office:value-type="float" office:value="166.216474721079" calcext:value-type="float">
            <text:p/>
          </table:table-cell>
          <table:table-cell table:style-name="ce7" table:formula="of:=FLOOR([.D76];1)" office:value-type="float" office:value="17652" calcext:value-type="float">
            <text:p/>
          </table:table-cell>
          <table:table-cell table:style-name="ce7" table:formula="of:=FLOOR([.F76];1)" office:value-type="float" office:value="166" calcext:value-type="float">
            <text:p/>
          </table:table-cell>
          <table:table-cell table:formula="of:=CONCATENATE([.G76];&quot;,&quot;;[.H76])" office:value-type="string" office:string-value="17652,166" calcext:value-type="string">
            <text:p>17652,166</text:p>
          </table:table-cell>
          <table:table-cell table:number-columns-repeated="3"/>
        </table:table-row>
        <table:table-row table:style-name="ro1">
          <table:table-cell office:value-type="float" office:value="1.3762656E+015" calcext:value-type="float">
            <text:p>1376265600000000</text:p>
          </table:table-cell>
          <table:table-cell office:value-type="float" office:value="1494379" calcext:value-type="float">
            <text:p>1494379</text:p>
          </table:table-cell>
          <table:table-cell office:value-type="float" office:value="1376265600000" calcext:value-type="float">
            <text:p>1376265600000</text:p>
          </table:table-cell>
          <table:table-cell table:formula="of:=([.C77]-[$Home.$C$11])*[$Home.$C$24]/[$Home.$F$8]" office:value-type="float" office:value="17890.8723879838" calcext:value-type="float">
            <text:p/>
          </table:table-cell>
          <table:table-cell table:formula="of:=([.B77]/[$Home.$F$24])*1000" office:value-type="float" office:value="2.47086474867725" calcext:value-type="float">
            <text:p/>
          </table:table-cell>
          <table:table-cell table:formula="of:=([.E77]-[.$L$5])*([$Home.$C$30]-[$Home.$C$29])/([.$L$6]-[.$L$5])+[$Home.$C$29]" office:value-type="float" office:value="159.044177476646" calcext:value-type="float">
            <text:p/>
          </table:table-cell>
          <table:table-cell table:style-name="ce7" table:formula="of:=FLOOR([.D77];1)" office:value-type="float" office:value="17890" calcext:value-type="float">
            <text:p/>
          </table:table-cell>
          <table:table-cell table:style-name="ce7" table:formula="of:=FLOOR([.F77];1)" office:value-type="float" office:value="159" calcext:value-type="float">
            <text:p/>
          </table:table-cell>
          <table:table-cell table:formula="of:=CONCATENATE([.G77];&quot;,&quot;;[.H77])" office:value-type="string" office:string-value="17890,159" calcext:value-type="string">
            <text:p>17890,159</text:p>
          </table:table-cell>
          <table:table-cell table:number-columns-repeated="3"/>
        </table:table-row>
        <table:table-row table:style-name="ro1">
          <table:table-cell office:value-type="float" office:value="1.3768704E+015" calcext:value-type="float">
            <text:p>1376870400000000</text:p>
          </table:table-cell>
          <table:table-cell office:value-type="float" office:value="1646548" calcext:value-type="float">
            <text:p>1646548</text:p>
          </table:table-cell>
          <table:table-cell office:value-type="float" office:value="1376870400000" calcext:value-type="float">
            <text:p>1376870400000</text:p>
          </table:table-cell>
          <table:table-cell table:formula="of:=([.C78]-[$Home.$C$11])*[$Home.$C$24]/[$Home.$F$8]" office:value-type="float" office:value="18129.4173531569" calcext:value-type="float">
            <text:p/>
          </table:table-cell>
          <table:table-cell table:formula="of:=([.B78]/[$Home.$F$24])*1000" office:value-type="float" office:value="2.72246693121693" calcext:value-type="float">
            <text:p/>
          </table:table-cell>
          <table:table-cell table:formula="of:=([.E78]-[.$L$5])*([$Home.$C$30]-[$Home.$C$29])/([.$L$6]-[.$L$5])+[$Home.$C$29]" office:value-type="float" office:value="179.878808268265" calcext:value-type="float">
            <text:p/>
          </table:table-cell>
          <table:table-cell table:style-name="ce7" table:formula="of:=FLOOR([.D78];1)" office:value-type="float" office:value="18129" calcext:value-type="float">
            <text:p/>
          </table:table-cell>
          <table:table-cell table:style-name="ce7" table:formula="of:=FLOOR([.F78];1)" office:value-type="float" office:value="179" calcext:value-type="float">
            <text:p/>
          </table:table-cell>
          <table:table-cell table:formula="of:=CONCATENATE([.G78];&quot;,&quot;;[.H78])" office:value-type="string" office:string-value="18129,179" calcext:value-type="string">
            <text:p>18129,179</text:p>
          </table:table-cell>
          <table:table-cell table:number-columns-repeated="3"/>
        </table:table-row>
        <table:table-row table:style-name="ro1">
          <table:table-cell office:value-type="float" office:value="1.3774752E+015" calcext:value-type="float">
            <text:p>1377475200000000</text:p>
          </table:table-cell>
          <table:table-cell office:value-type="float" office:value="1614281" calcext:value-type="float">
            <text:p>1614281</text:p>
          </table:table-cell>
          <table:table-cell office:value-type="float" office:value="1377475200000" calcext:value-type="float">
            <text:p>1377475200000</text:p>
          </table:table-cell>
          <table:table-cell table:formula="of:=([.C79]-[$Home.$C$11])*[$Home.$C$24]/[$Home.$F$8]" office:value-type="float" office:value="18367.96231833" calcext:value-type="float">
            <text:p/>
          </table:table-cell>
          <table:table-cell table:formula="of:=([.B79]/[$Home.$F$24])*1000" office:value-type="float" office:value="2.66911541005291" calcext:value-type="float">
            <text:p/>
          </table:table-cell>
          <table:table-cell table:formula="of:=([.E79]-[.$L$5])*([$Home.$C$30]-[$Home.$C$29])/([.$L$6]-[.$L$5])+[$Home.$C$29]" office:value-type="float" office:value="175.460884566636" calcext:value-type="float">
            <text:p/>
          </table:table-cell>
          <table:table-cell table:style-name="ce7" table:formula="of:=FLOOR([.D79];1)" office:value-type="float" office:value="18367" calcext:value-type="float">
            <text:p/>
          </table:table-cell>
          <table:table-cell table:style-name="ce7" table:formula="of:=FLOOR([.F79];1)" office:value-type="float" office:value="175" calcext:value-type="float">
            <text:p/>
          </table:table-cell>
          <table:table-cell table:formula="of:=CONCATENATE([.G79];&quot;,&quot;;[.H79])" office:value-type="string" office:string-value="18367,175" calcext:value-type="string">
            <text:p>18367,175</text:p>
          </table:table-cell>
          <table:table-cell table:number-columns-repeated="3"/>
        </table:table-row>
        <table:table-row table:style-name="ro1">
          <table:table-cell office:value-type="float" office:value="1.37808E+015" calcext:value-type="float">
            <text:p>1378080000000000</text:p>
          </table:table-cell>
          <table:table-cell office:value-type="float" office:value="1168818" calcext:value-type="float">
            <text:p>1168818</text:p>
          </table:table-cell>
          <table:table-cell office:value-type="float" office:value="1378080000000" calcext:value-type="float">
            <text:p>1378080000000</text:p>
          </table:table-cell>
          <table:table-cell table:formula="of:=([.C80]-[$Home.$C$11])*[$Home.$C$24]/[$Home.$F$8]" office:value-type="float" office:value="18606.5072835031" calcext:value-type="float">
            <text:p/>
          </table:table-cell>
          <table:table-cell table:formula="of:=([.B80]/[$Home.$F$24])*1000" office:value-type="float" office:value="1.93256944444444" calcext:value-type="float">
            <text:p/>
          </table:table-cell>
          <table:table-cell table:formula="of:=([.E80]-[.$L$5])*([$Home.$C$30]-[$Home.$C$29])/([.$L$6]-[.$L$5])+[$Home.$C$29]" office:value-type="float" office:value="114.469111364952" calcext:value-type="float">
            <text:p/>
          </table:table-cell>
          <table:table-cell table:style-name="ce7" table:formula="of:=FLOOR([.D80];1)" office:value-type="float" office:value="18606" calcext:value-type="float">
            <text:p/>
          </table:table-cell>
          <table:table-cell table:style-name="ce7" table:formula="of:=FLOOR([.F80];1)" office:value-type="float" office:value="114" calcext:value-type="float">
            <text:p/>
          </table:table-cell>
          <table:table-cell table:formula="of:=CONCATENATE([.G80];&quot;,&quot;;[.H80])" office:value-type="string" office:string-value="18606,114" calcext:value-type="string">
            <text:p>18606,114</text:p>
          </table:table-cell>
          <table:table-cell table:number-columns-repeated="3"/>
        </table:table-row>
        <table:table-row table:style-name="ro1">
          <table:table-cell office:value-type="float" office:value="1.3786848E+015" calcext:value-type="float">
            <text:p>1378684800000000</text:p>
          </table:table-cell>
          <table:table-cell office:value-type="float" office:value="1701760" calcext:value-type="float">
            <text:p>1701760</text:p>
          </table:table-cell>
          <table:table-cell office:value-type="float" office:value="1378684800000" calcext:value-type="float">
            <text:p>1378684800000</text:p>
          </table:table-cell>
          <table:table-cell table:formula="of:=([.C81]-[$Home.$C$11])*[$Home.$C$24]/[$Home.$F$8]" office:value-type="float" office:value="18845.0522486762" calcext:value-type="float">
            <text:p/>
          </table:table-cell>
          <table:table-cell table:formula="of:=([.B81]/[$Home.$F$24])*1000" office:value-type="float" office:value="2.81375661375661" calcext:value-type="float">
            <text:p/>
          </table:table-cell>
          <table:table-cell table:formula="of:=([.E81]-[.$L$5])*([$Home.$C$30]-[$Home.$C$29])/([.$L$6]-[.$L$5])+[$Home.$C$29]" office:value-type="float" office:value="187.438308792464" calcext:value-type="float">
            <text:p/>
          </table:table-cell>
          <table:table-cell table:style-name="ce7" table:formula="of:=FLOOR([.D81];1)" office:value-type="float" office:value="18845" calcext:value-type="float">
            <text:p/>
          </table:table-cell>
          <table:table-cell table:style-name="ce7" table:formula="of:=FLOOR([.F81];1)" office:value-type="float" office:value="187" calcext:value-type="float">
            <text:p/>
          </table:table-cell>
          <table:table-cell table:formula="of:=CONCATENATE([.G81];&quot;,&quot;;[.H81])" office:value-type="string" office:string-value="18845,187" calcext:value-type="string">
            <text:p>18845,187</text:p>
          </table:table-cell>
          <table:table-cell table:number-columns-repeated="3"/>
        </table:table-row>
        <table:table-row table:style-name="ro1">
          <table:table-cell office:value-type="float" office:value="1.3792896E+015" calcext:value-type="float">
            <text:p>1379289600000000</text:p>
          </table:table-cell>
          <table:table-cell office:value-type="float" office:value="1610145" calcext:value-type="float">
            <text:p>1610145</text:p>
          </table:table-cell>
          <table:table-cell office:value-type="float" office:value="1379289600000" calcext:value-type="float">
            <text:p>1379289600000</text:p>
          </table:table-cell>
          <table:table-cell table:formula="of:=([.C82]-[$Home.$C$11])*[$Home.$C$24]/[$Home.$F$8]" office:value-type="float" office:value="19083.5972138493" calcext:value-type="float">
            <text:p/>
          </table:table-cell>
          <table:table-cell table:formula="of:=([.B82]/[$Home.$F$24])*1000" office:value-type="float" office:value="2.66227678571429" calcext:value-type="float">
            <text:p/>
          </table:table-cell>
          <table:table-cell table:formula="of:=([.E82]-[.$L$5])*([$Home.$C$30]-[$Home.$C$29])/([.$L$6]-[.$L$5])+[$Home.$C$29]" office:value-type="float" office:value="174.894592924093" calcext:value-type="float">
            <text:p/>
          </table:table-cell>
          <table:table-cell table:style-name="ce7" table:formula="of:=FLOOR([.D82];1)" office:value-type="float" office:value="19083" calcext:value-type="float">
            <text:p/>
          </table:table-cell>
          <table:table-cell table:style-name="ce7" table:formula="of:=FLOOR([.F82];1)" office:value-type="float" office:value="174" calcext:value-type="float">
            <text:p/>
          </table:table-cell>
          <table:table-cell table:formula="of:=CONCATENATE([.G82];&quot;,&quot;;[.H82])" office:value-type="string" office:string-value="19083,174" calcext:value-type="string">
            <text:p>19083,174</text:p>
          </table:table-cell>
          <table:table-cell table:number-columns-repeated="3"/>
        </table:table-row>
        <table:table-row table:style-name="ro1">
          <table:table-cell office:value-type="float" office:value="1.3798944E+015" calcext:value-type="float">
            <text:p>1379894400000000</text:p>
          </table:table-cell>
          <table:table-cell office:value-type="float" office:value="1728839" calcext:value-type="float">
            <text:p>1728839</text:p>
          </table:table-cell>
          <table:table-cell office:value-type="float" office:value="1379894400000" calcext:value-type="float">
            <text:p>1379894400000</text:p>
          </table:table-cell>
          <table:table-cell table:formula="of:=([.C83]-[$Home.$C$11])*[$Home.$C$24]/[$Home.$F$8]" office:value-type="float" office:value="19322.1421790224" calcext:value-type="float">
            <text:p/>
          </table:table-cell>
          <table:table-cell table:formula="of:=([.B83]/[$Home.$F$24])*1000" office:value-type="float" office:value="2.85853009259259" calcext:value-type="float">
            <text:p/>
          </table:table-cell>
          <table:table-cell table:formula="of:=([.E83]-[.$L$5])*([$Home.$C$30]-[$Home.$C$29])/([.$L$6]-[.$L$5])+[$Home.$C$29]" office:value-type="float" office:value="191.14590342216" calcext:value-type="float">
            <text:p/>
          </table:table-cell>
          <table:table-cell table:style-name="ce7" table:formula="of:=FLOOR([.D83];1)" office:value-type="float" office:value="19322" calcext:value-type="float">
            <text:p/>
          </table:table-cell>
          <table:table-cell table:style-name="ce7" table:formula="of:=FLOOR([.F83];1)" office:value-type="float" office:value="191" calcext:value-type="float">
            <text:p/>
          </table:table-cell>
          <table:table-cell table:formula="of:=CONCATENATE([.G83];&quot;,&quot;;[.H83])" office:value-type="string" office:string-value="19322,191" calcext:value-type="string">
            <text:p>19322,191</text:p>
          </table:table-cell>
          <table:table-cell table:number-columns-repeated="3"/>
        </table:table-row>
        <table:table-row table:style-name="ro1">
          <table:table-cell office:value-type="float" office:value="1.3804992E+015" calcext:value-type="float">
            <text:p>1380499200000000</text:p>
          </table:table-cell>
          <table:table-cell office:value-type="float" office:value="1808386" calcext:value-type="float">
            <text:p>1808386</text:p>
          </table:table-cell>
          <table:table-cell office:value-type="float" office:value="1380499200000" calcext:value-type="float">
            <text:p>1380499200000</text:p>
          </table:table-cell>
          <table:table-cell table:formula="of:=([.C84]-[$Home.$C$11])*[$Home.$C$24]/[$Home.$F$8]" office:value-type="float" office:value="19560.6871441956" calcext:value-type="float">
            <text:p/>
          </table:table-cell>
          <table:table-cell table:formula="of:=([.B84]/[$Home.$F$24])*1000" office:value-type="float" office:value="2.99005621693122" calcext:value-type="float">
            <text:p/>
          </table:table-cell>
          <table:table-cell table:formula="of:=([.E84]-[.$L$5])*([$Home.$C$30]-[$Home.$C$29])/([.$L$6]-[.$L$5])+[$Home.$C$29]" office:value-type="float" office:value="202.037296383808" calcext:value-type="float">
            <text:p/>
          </table:table-cell>
          <table:table-cell table:style-name="ce7" table:formula="of:=FLOOR([.D84];1)" office:value-type="float" office:value="19560" calcext:value-type="float">
            <text:p/>
          </table:table-cell>
          <table:table-cell table:style-name="ce7" table:formula="of:=FLOOR([.F84];1)" office:value-type="float" office:value="202" calcext:value-type="float">
            <text:p/>
          </table:table-cell>
          <table:table-cell table:formula="of:=CONCATENATE([.G84];&quot;,&quot;;[.H84])" office:value-type="string" office:string-value="19560,202" calcext:value-type="string">
            <text:p>19560,202</text:p>
          </table:table-cell>
          <table:table-cell table:number-columns-repeated="3"/>
        </table:table-row>
        <table:table-row table:style-name="ro1">
          <table:table-cell office:value-type="float" office:value="1.381104E+015" calcext:value-type="float">
            <text:p>1381104000000000</text:p>
          </table:table-cell>
          <table:table-cell office:value-type="float" office:value="1808820" calcext:value-type="float">
            <text:p>1808820</text:p>
          </table:table-cell>
          <table:table-cell office:value-type="float" office:value="1381104000000" calcext:value-type="float">
            <text:p>1381104000000</text:p>
          </table:table-cell>
          <table:table-cell table:formula="of:=([.C85]-[$Home.$C$11])*[$Home.$C$24]/[$Home.$F$8]" office:value-type="float" office:value="19799.2321093687" calcext:value-type="float">
            <text:p/>
          </table:table-cell>
          <table:table-cell table:formula="of:=([.B85]/[$Home.$F$24])*1000" office:value-type="float" office:value="2.99077380952381" calcext:value-type="float">
            <text:p/>
          </table:table-cell>
          <table:table-cell table:formula="of:=([.E85]-[.$L$5])*([$Home.$C$30]-[$Home.$C$29])/([.$L$6]-[.$L$5])+[$Home.$C$29]" office:value-type="float" office:value="202.096718669316" calcext:value-type="float">
            <text:p/>
          </table:table-cell>
          <table:table-cell table:style-name="ce7" table:formula="of:=FLOOR([.D85];1)" office:value-type="float" office:value="19799" calcext:value-type="float">
            <text:p/>
          </table:table-cell>
          <table:table-cell table:style-name="ce7" table:formula="of:=FLOOR([.F85];1)" office:value-type="float" office:value="202" calcext:value-type="float">
            <text:p/>
          </table:table-cell>
          <table:table-cell table:formula="of:=CONCATENATE([.G85];&quot;,&quot;;[.H85])" office:value-type="string" office:string-value="19799,202" calcext:value-type="string">
            <text:p>19799,202</text:p>
          </table:table-cell>
          <table:table-cell table:number-columns-repeated="3"/>
        </table:table-row>
        <table:table-row table:style-name="ro1">
          <table:table-cell office:value-type="float" office:value="1.3817088E+015" calcext:value-type="float">
            <text:p>1381708800000000</text:p>
          </table:table-cell>
          <table:table-cell office:value-type="float" office:value="1848271" calcext:value-type="float">
            <text:p>1848271</text:p>
          </table:table-cell>
          <table:table-cell office:value-type="float" office:value="1381708800000" calcext:value-type="float">
            <text:p>1381708800000</text:p>
          </table:table-cell>
          <table:table-cell table:formula="of:=([.C86]-[$Home.$C$11])*[$Home.$C$24]/[$Home.$F$8]" office:value-type="float" office:value="20037.7770745418" calcext:value-type="float">
            <text:p/>
          </table:table-cell>
          <table:table-cell table:formula="of:=([.B86]/[$Home.$F$24])*1000" office:value-type="float" office:value="3.05600363756614" calcext:value-type="float">
            <text:p/>
          </table:table-cell>
          <table:table-cell table:formula="of:=([.E86]-[.$L$5])*([$Home.$C$30]-[$Home.$C$29])/([.$L$6]-[.$L$5])+[$Home.$C$29]" office:value-type="float" office:value="207.498259189134" calcext:value-type="float">
            <text:p/>
          </table:table-cell>
          <table:table-cell table:style-name="ce7" table:formula="of:=FLOOR([.D86];1)" office:value-type="float" office:value="20037" calcext:value-type="float">
            <text:p/>
          </table:table-cell>
          <table:table-cell table:style-name="ce7" table:formula="of:=FLOOR([.F86];1)" office:value-type="float" office:value="207" calcext:value-type="float">
            <text:p/>
          </table:table-cell>
          <table:table-cell table:formula="of:=CONCATENATE([.G86];&quot;,&quot;;[.H86])" office:value-type="string" office:string-value="20037,207" calcext:value-type="string">
            <text:p>20037,207</text:p>
          </table:table-cell>
          <table:table-cell table:number-columns-repeated="3"/>
        </table:table-row>
        <table:table-row table:style-name="ro1">
          <table:table-cell office:value-type="float" office:value="1.3823136E+015" calcext:value-type="float">
            <text:p>1382313600000000</text:p>
          </table:table-cell>
          <table:table-cell office:value-type="float" office:value="1878328" calcext:value-type="float">
            <text:p>1878328</text:p>
          </table:table-cell>
          <table:table-cell office:value-type="float" office:value="1382313600000" calcext:value-type="float">
            <text:p>1382313600000</text:p>
          </table:table-cell>
          <table:table-cell table:formula="of:=([.C87]-[$Home.$C$11])*[$Home.$C$24]/[$Home.$F$8]" office:value-type="float" office:value="20276.3220397149" calcext:value-type="float">
            <text:p/>
          </table:table-cell>
          <table:table-cell table:formula="of:=([.B87]/[$Home.$F$24])*1000" office:value-type="float" office:value="3.10570105820106" calcext:value-type="float">
            <text:p/>
          </table:table-cell>
          <table:table-cell table:formula="of:=([.E87]-[.$L$5])*([$Home.$C$30]-[$Home.$C$29])/([.$L$6]-[.$L$5])+[$Home.$C$29]" office:value-type="float" office:value="211.613594754878" calcext:value-type="float">
            <text:p/>
          </table:table-cell>
          <table:table-cell table:style-name="ce7" table:formula="of:=FLOOR([.D87];1)" office:value-type="float" office:value="20276" calcext:value-type="float">
            <text:p/>
          </table:table-cell>
          <table:table-cell table:style-name="ce7" table:formula="of:=FLOOR([.F87];1)" office:value-type="float" office:value="211" calcext:value-type="float">
            <text:p/>
          </table:table-cell>
          <table:table-cell table:formula="of:=CONCATENATE([.G87];&quot;,&quot;;[.H87])" office:value-type="string" office:string-value="20276,211" calcext:value-type="string">
            <text:p>20276,211</text:p>
          </table:table-cell>
          <table:table-cell table:number-columns-repeated="3"/>
        </table:table-row>
        <table:table-row table:style-name="ro1">
          <table:table-cell office:value-type="float" office:value="1.3829184E+015" calcext:value-type="float">
            <text:p>1382918400000000</text:p>
          </table:table-cell>
          <table:table-cell office:value-type="float" office:value="1935019" calcext:value-type="float">
            <text:p>1935019</text:p>
          </table:table-cell>
          <table:table-cell office:value-type="float" office:value="1382918400000" calcext:value-type="float">
            <text:p>1382918400000</text:p>
          </table:table-cell>
          <table:table-cell table:formula="of:=([.C88]-[$Home.$C$11])*[$Home.$C$24]/[$Home.$F$8]" office:value-type="float" office:value="20514.867004888" calcext:value-type="float">
            <text:p/>
          </table:table-cell>
          <table:table-cell table:formula="of:=([.B88]/[$Home.$F$24])*1000" office:value-type="float" office:value="3.19943617724868" calcext:value-type="float">
            <text:p/>
          </table:table-cell>
          <table:table-cell table:formula="of:=([.E88]-[.$L$5])*([$Home.$C$30]-[$Home.$C$29])/([.$L$6]-[.$L$5])+[$Home.$C$29]" office:value-type="float" office:value="219.375596570016" calcext:value-type="float">
            <text:p/>
          </table:table-cell>
          <table:table-cell table:style-name="ce7" table:formula="of:=FLOOR([.D88];1)" office:value-type="float" office:value="20514" calcext:value-type="float">
            <text:p/>
          </table:table-cell>
          <table:table-cell table:style-name="ce7" table:formula="of:=FLOOR([.F88];1)" office:value-type="float" office:value="219" calcext:value-type="float">
            <text:p/>
          </table:table-cell>
          <table:table-cell table:formula="of:=CONCATENATE([.G88];&quot;,&quot;;[.H88])" office:value-type="string" office:string-value="20514,219" calcext:value-type="string">
            <text:p>20514,219</text:p>
          </table:table-cell>
          <table:table-cell table:number-columns-repeated="3"/>
        </table:table-row>
        <table:table-row table:style-name="ro1">
          <table:table-cell office:value-type="float" office:value="1.3835232E+015" calcext:value-type="float">
            <text:p>1383523200000000</text:p>
          </table:table-cell>
          <table:table-cell office:value-type="float" office:value="1949956" calcext:value-type="float">
            <text:p>1949956</text:p>
          </table:table-cell>
          <table:table-cell office:value-type="float" office:value="1383523200000" calcext:value-type="float">
            <text:p>1383523200000</text:p>
          </table:table-cell>
          <table:table-cell table:formula="of:=([.C89]-[$Home.$C$11])*[$Home.$C$24]/[$Home.$F$8]" office:value-type="float" office:value="20753.4119700611" calcext:value-type="float">
            <text:p/>
          </table:table-cell>
          <table:table-cell table:formula="of:=([.B89]/[$Home.$F$24])*1000" office:value-type="float" office:value="3.2241335978836" calcext:value-type="float">
            <text:p/>
          </table:table-cell>
          <table:table-cell table:formula="of:=([.E89]-[.$L$5])*([$Home.$C$30]-[$Home.$C$29])/([.$L$6]-[.$L$5])+[$Home.$C$29]" office:value-type="float" office:value="221.420736382556" calcext:value-type="float">
            <text:p/>
          </table:table-cell>
          <table:table-cell table:style-name="ce7" table:formula="of:=FLOOR([.D89];1)" office:value-type="float" office:value="20753" calcext:value-type="float">
            <text:p/>
          </table:table-cell>
          <table:table-cell table:style-name="ce7" table:formula="of:=FLOOR([.F89];1)" office:value-type="float" office:value="221" calcext:value-type="float">
            <text:p/>
          </table:table-cell>
          <table:table-cell table:formula="of:=CONCATENATE([.G89];&quot;,&quot;;[.H89])" office:value-type="string" office:string-value="20753,221" calcext:value-type="string">
            <text:p>20753,221</text:p>
          </table:table-cell>
          <table:table-cell table:number-columns-repeated="3"/>
        </table:table-row>
        <table:table-row table:style-name="ro1">
          <table:table-cell office:value-type="float" office:value="1.384128E+015" calcext:value-type="float">
            <text:p>1384128000000000</text:p>
          </table:table-cell>
          <table:table-cell office:value-type="float" office:value="2044713" calcext:value-type="float">
            <text:p>2044713</text:p>
          </table:table-cell>
          <table:table-cell office:value-type="float" office:value="1384128000000" calcext:value-type="float">
            <text:p>1384128000000</text:p>
          </table:table-cell>
          <table:table-cell table:formula="of:=([.C90]-[$Home.$C$11])*[$Home.$C$24]/[$Home.$F$8]" office:value-type="float" office:value="20991.9569352343" calcext:value-type="float">
            <text:p/>
          </table:table-cell>
          <table:table-cell table:formula="of:=([.B90]/[$Home.$F$24])*1000" office:value-type="float" office:value="3.38080853174603" calcext:value-type="float">
            <text:p/>
          </table:table-cell>
          <table:table-cell table:formula="of:=([.E90]-[.$L$5])*([$Home.$C$30]-[$Home.$C$29])/([.$L$6]-[.$L$5])+[$Home.$C$29]" office:value-type="float" office:value="234.394647691176" calcext:value-type="float">
            <text:p/>
          </table:table-cell>
          <table:table-cell table:style-name="ce7" table:formula="of:=FLOOR([.D90];1)" office:value-type="float" office:value="20991" calcext:value-type="float">
            <text:p/>
          </table:table-cell>
          <table:table-cell table:style-name="ce7" table:formula="of:=FLOOR([.F90];1)" office:value-type="float" office:value="234" calcext:value-type="float">
            <text:p/>
          </table:table-cell>
          <table:table-cell table:formula="of:=CONCATENATE([.G90];&quot;,&quot;;[.H90])" office:value-type="string" office:string-value="20991,234" calcext:value-type="string">
            <text:p>20991,234</text:p>
          </table:table-cell>
          <table:table-cell table:number-columns-repeated="3"/>
        </table:table-row>
        <table:table-row table:style-name="ro1">
          <table:table-cell office:value-type="float" office:value="1.3847328E+015" calcext:value-type="float">
            <text:p>1384732800000000</text:p>
          </table:table-cell>
          <table:table-cell office:value-type="float" office:value="2063476" calcext:value-type="float">
            <text:p>2063476</text:p>
          </table:table-cell>
          <table:table-cell office:value-type="float" office:value="1384732800000" calcext:value-type="float">
            <text:p>1384732800000</text:p>
          </table:table-cell>
          <table:table-cell table:formula="of:=([.C91]-[$Home.$C$11])*[$Home.$C$24]/[$Home.$F$8]" office:value-type="float" office:value="21230.5019004074" calcext:value-type="float">
            <text:p/>
          </table:table-cell>
          <table:table-cell table:formula="of:=([.B91]/[$Home.$F$24])*1000" office:value-type="float" office:value="3.41183201058201" calcext:value-type="float">
            <text:p/>
          </table:table-cell>
          <table:table-cell table:formula="of:=([.E91]-[.$L$5])*([$Home.$C$30]-[$Home.$C$29])/([.$L$6]-[.$L$5])+[$Home.$C$29]" office:value-type="float" office:value="236.96363465661" calcext:value-type="float">
            <text:p/>
          </table:table-cell>
          <table:table-cell table:style-name="ce7" table:formula="of:=FLOOR([.D91];1)" office:value-type="float" office:value="21230" calcext:value-type="float">
            <text:p/>
          </table:table-cell>
          <table:table-cell table:style-name="ce7" table:formula="of:=FLOOR([.F91];1)" office:value-type="float" office:value="236" calcext:value-type="float">
            <text:p/>
          </table:table-cell>
          <table:table-cell table:formula="of:=CONCATENATE([.G91];&quot;,&quot;;[.H91])" office:value-type="string" office:string-value="21230,236" calcext:value-type="string">
            <text:p>21230,236</text:p>
          </table:table-cell>
          <table:table-cell table:number-columns-repeated="3"/>
        </table:table-row>
        <table:table-row table:style-name="ro1">
          <table:table-cell office:value-type="float" office:value="1.3853376E+015" calcext:value-type="float">
            <text:p>1385337600000000</text:p>
          </table:table-cell>
          <table:table-cell office:value-type="float" office:value="1846778" calcext:value-type="float">
            <text:p>1846778</text:p>
          </table:table-cell>
          <table:table-cell office:value-type="float" office:value="1385337600000" calcext:value-type="float">
            <text:p>1385337600000</text:p>
          </table:table-cell>
          <table:table-cell table:formula="of:=([.C92]-[$Home.$C$11])*[$Home.$C$24]/[$Home.$F$8]" office:value-type="float" office:value="21469.0468655805" calcext:value-type="float">
            <text:p/>
          </table:table-cell>
          <table:table-cell table:formula="of:=([.B92]/[$Home.$F$24])*1000" office:value-type="float" office:value="3.05353505291005" calcext:value-type="float">
            <text:p/>
          </table:table-cell>
          <table:table-cell table:formula="of:=([.E92]-[.$L$5])*([$Home.$C$30]-[$Home.$C$29])/([.$L$6]-[.$L$5])+[$Home.$C$29]" office:value-type="float" office:value="207.293841050276" calcext:value-type="float">
            <text:p/>
          </table:table-cell>
          <table:table-cell table:style-name="ce7" table:formula="of:=FLOOR([.D92];1)" office:value-type="float" office:value="21469" calcext:value-type="float">
            <text:p/>
          </table:table-cell>
          <table:table-cell table:style-name="ce7" table:formula="of:=FLOOR([.F92];1)" office:value-type="float" office:value="207" calcext:value-type="float">
            <text:p/>
          </table:table-cell>
          <table:table-cell table:formula="of:=CONCATENATE([.G92];&quot;,&quot;;[.H92])" office:value-type="string" office:string-value="21469,207" calcext:value-type="string">
            <text:p>21469,207</text:p>
          </table:table-cell>
          <table:table-cell table:number-columns-repeated="3"/>
        </table:table-row>
        <table:table-row table:style-name="ro1">
          <table:table-cell office:value-type="float" office:value="1.3859424E+015" calcext:value-type="float">
            <text:p>1385942400000000</text:p>
          </table:table-cell>
          <table:table-cell office:value-type="float" office:value="2037405" calcext:value-type="float">
            <text:p>2037405</text:p>
          </table:table-cell>
          <table:table-cell office:value-type="float" office:value="1385942400000" calcext:value-type="float">
            <text:p>1385942400000</text:p>
          </table:table-cell>
          <table:table-cell table:formula="of:=([.C93]-[$Home.$C$11])*[$Home.$C$24]/[$Home.$F$8]" office:value-type="float" office:value="21707.5918307536" calcext:value-type="float">
            <text:p/>
          </table:table-cell>
          <table:table-cell table:formula="of:=([.B93]/[$Home.$F$24])*1000" office:value-type="float" office:value="3.3687251984127" calcext:value-type="float">
            <text:p/>
          </table:table-cell>
          <table:table-cell table:formula="of:=([.E93]-[.$L$5])*([$Home.$C$30]-[$Home.$C$29])/([.$L$6]-[.$L$5])+[$Home.$C$29]" office:value-type="float" office:value="233.394053077128" calcext:value-type="float">
            <text:p/>
          </table:table-cell>
          <table:table-cell table:style-name="ce7" table:formula="of:=FLOOR([.D93];1)" office:value-type="float" office:value="21707" calcext:value-type="float">
            <text:p/>
          </table:table-cell>
          <table:table-cell table:style-name="ce7" table:formula="of:=FLOOR([.F93];1)" office:value-type="float" office:value="233" calcext:value-type="float">
            <text:p/>
          </table:table-cell>
          <table:table-cell table:formula="of:=CONCATENATE([.G93];&quot;,&quot;;[.H93])" office:value-type="string" office:string-value="21707,233" calcext:value-type="string">
            <text:p>21707,233</text:p>
          </table:table-cell>
          <table:table-cell table:number-columns-repeated="3"/>
        </table:table-row>
        <table:table-row table:style-name="ro1">
          <table:table-cell office:value-type="float" office:value="1.3865472E+015" calcext:value-type="float">
            <text:p>1386547200000000</text:p>
          </table:table-cell>
          <table:table-cell office:value-type="float" office:value="2008669" calcext:value-type="float">
            <text:p>2008669</text:p>
          </table:table-cell>
          <table:table-cell office:value-type="float" office:value="1386547200000" calcext:value-type="float">
            <text:p>1386547200000</text:p>
          </table:table-cell>
          <table:table-cell table:formula="of:=([.C94]-[$Home.$C$11])*[$Home.$C$24]/[$Home.$F$8]" office:value-type="float" office:value="21946.1367959267" calcext:value-type="float">
            <text:p/>
          </table:table-cell>
          <table:table-cell table:formula="of:=([.B94]/[$Home.$F$24])*1000" office:value-type="float" office:value="3.32121197089947" calcext:value-type="float">
            <text:p/>
          </table:table-cell>
          <table:table-cell table:formula="of:=([.E94]-[.$L$5])*([$Home.$C$30]-[$Home.$C$29])/([.$L$6]-[.$L$5])+[$Home.$C$29]" office:value-type="float" office:value="229.459585804372" calcext:value-type="float">
            <text:p/>
          </table:table-cell>
          <table:table-cell table:style-name="ce7" table:formula="of:=FLOOR([.D94];1)" office:value-type="float" office:value="21946" calcext:value-type="float">
            <text:p/>
          </table:table-cell>
          <table:table-cell table:style-name="ce7" table:formula="of:=FLOOR([.F94];1)" office:value-type="float" office:value="229" calcext:value-type="float">
            <text:p/>
          </table:table-cell>
          <table:table-cell table:formula="of:=CONCATENATE([.G94];&quot;,&quot;;[.H94])" office:value-type="string" office:string-value="21946,229" calcext:value-type="string">
            <text:p>21946,229</text:p>
          </table:table-cell>
          <table:table-cell table:number-columns-repeated="3"/>
        </table:table-row>
        <table:table-row table:style-name="ro1">
          <table:table-cell office:value-type="float" office:value="1.387152E+015" calcext:value-type="float">
            <text:p>1387152000000000</text:p>
          </table:table-cell>
          <table:table-cell office:value-type="float" office:value="1833668" calcext:value-type="float">
            <text:p>1833668</text:p>
          </table:table-cell>
          <table:table-cell office:value-type="float" office:value="1387152000000" calcext:value-type="float">
            <text:p>1387152000000</text:p>
          </table:table-cell>
          <table:table-cell table:formula="of:=([.C95]-[$Home.$C$11])*[$Home.$C$24]/[$Home.$F$8]" office:value-type="float" office:value="22184.6817610998" calcext:value-type="float">
            <text:p/>
          </table:table-cell>
          <table:table-cell table:formula="of:=([.B95]/[$Home.$F$24])*1000" office:value-type="float" office:value="3.03185846560847" calcext:value-type="float">
            <text:p/>
          </table:table-cell>
          <table:table-cell table:formula="of:=([.E95]-[.$L$5])*([$Home.$C$30]-[$Home.$C$29])/([.$L$6]-[.$L$5])+[$Home.$C$29]" office:value-type="float" office:value="205.498849891248" calcext:value-type="float">
            <text:p/>
          </table:table-cell>
          <table:table-cell table:style-name="ce7" table:formula="of:=FLOOR([.D95];1)" office:value-type="float" office:value="22184" calcext:value-type="float">
            <text:p/>
          </table:table-cell>
          <table:table-cell table:style-name="ce7" table:formula="of:=FLOOR([.F95];1)" office:value-type="float" office:value="205" calcext:value-type="float">
            <text:p/>
          </table:table-cell>
          <table:table-cell table:formula="of:=CONCATENATE([.G95];&quot;,&quot;;[.H95])" office:value-type="string" office:string-value="22184,205" calcext:value-type="string">
            <text:p>22184,205</text:p>
          </table:table-cell>
          <table:table-cell table:number-columns-repeated="3"/>
        </table:table-row>
        <table:table-row table:style-name="ro1">
          <table:table-cell office:value-type="float" office:value="1.3877568E+015" calcext:value-type="float">
            <text:p>1387756800000000</text:p>
          </table:table-cell>
          <table:table-cell office:value-type="float" office:value="1313658" calcext:value-type="float">
            <text:p>1313658</text:p>
          </table:table-cell>
          <table:table-cell office:value-type="float" office:value="1387756800000" calcext:value-type="float">
            <text:p>1387756800000</text:p>
          </table:table-cell>
          <table:table-cell table:formula="of:=([.C96]-[$Home.$C$11])*[$Home.$C$24]/[$Home.$F$8]" office:value-type="float" office:value="22423.226726273" calcext:value-type="float">
            <text:p/>
          </table:table-cell>
          <table:table-cell table:formula="of:=([.B96]/[$Home.$F$24])*1000" office:value-type="float" office:value="2.17205357142857" calcext:value-type="float">
            <text:p/>
          </table:table-cell>
          <table:table-cell table:formula="of:=([.E96]-[.$L$5])*([$Home.$C$30]-[$Home.$C$29])/([.$L$6]-[.$L$5])+[$Home.$C$29]" office:value-type="float" office:value="134.300272270643" calcext:value-type="float">
            <text:p/>
          </table:table-cell>
          <table:table-cell table:style-name="ce7" table:formula="of:=FLOOR([.D96];1)" office:value-type="float" office:value="22423" calcext:value-type="float">
            <text:p/>
          </table:table-cell>
          <table:table-cell table:style-name="ce7" table:formula="of:=FLOOR([.F96];1)" office:value-type="float" office:value="134" calcext:value-type="float">
            <text:p/>
          </table:table-cell>
          <table:table-cell table:formula="of:=CONCATENATE([.G96];&quot;,&quot;;[.H96])" office:value-type="string" office:string-value="22423,134" calcext:value-type="string">
            <text:p>22423,134</text:p>
          </table:table-cell>
          <table:table-cell table:number-columns-repeated="3"/>
        </table:table-row>
        <table:table-row table:style-name="ro1">
          <table:table-cell office:value-type="float" office:value="1.3883616E+015" calcext:value-type="float">
            <text:p>1388361600000000</text:p>
          </table:table-cell>
          <table:table-cell office:value-type="float" office:value="1487147" calcext:value-type="float">
            <text:p>1487147</text:p>
          </table:table-cell>
          <table:table-cell office:value-type="float" office:value="1388361600000" calcext:value-type="float">
            <text:p>1388361600000</text:p>
          </table:table-cell>
          <table:table-cell table:formula="of:=([.C97]-[$Home.$C$11])*[$Home.$C$24]/[$Home.$F$8]" office:value-type="float" office:value="22661.7716914461" calcext:value-type="float">
            <text:p/>
          </table:table-cell>
          <table:table-cell table:formula="of:=([.B97]/[$Home.$F$24])*1000" office:value-type="float" office:value="2.45890707671958" calcext:value-type="float">
            <text:p/>
          </table:table-cell>
          <table:table-cell table:formula="of:=([.E97]-[.$L$5])*([$Home.$C$30]-[$Home.$C$29])/([.$L$6]-[.$L$5])+[$Home.$C$29]" office:value-type="float" office:value="158.053988608447" calcext:value-type="float">
            <text:p/>
          </table:table-cell>
          <table:table-cell table:style-name="ce7" table:formula="of:=FLOOR([.D97];1)" office:value-type="float" office:value="22661" calcext:value-type="float">
            <text:p/>
          </table:table-cell>
          <table:table-cell table:style-name="ce7" table:formula="of:=FLOOR([.F97];1)" office:value-type="float" office:value="158" calcext:value-type="float">
            <text:p/>
          </table:table-cell>
          <table:table-cell table:formula="of:=CONCATENATE([.G97];&quot;,&quot;;[.H97])" office:value-type="string" office:string-value="22661,158" calcext:value-type="string">
            <text:p>22661,158</text:p>
          </table:table-cell>
          <table:table-cell table:number-columns-repeated="3"/>
        </table:table-row>
        <table:table-row table:style-name="ro1">
          <table:table-cell office:value-type="float" office:value="1.3889664E+015" calcext:value-type="float">
            <text:p>1388966400000000</text:p>
          </table:table-cell>
          <table:table-cell office:value-type="float" office:value="1983329" calcext:value-type="float">
            <text:p>1983329</text:p>
          </table:table-cell>
          <table:table-cell office:value-type="float" office:value="1388966400000" calcext:value-type="float">
            <text:p>1388966400000</text:p>
          </table:table-cell>
          <table:table-cell table:formula="of:=([.C98]-[$Home.$C$11])*[$Home.$C$24]/[$Home.$F$8]" office:value-type="float" office:value="22900.3166566192" calcext:value-type="float">
            <text:p/>
          </table:table-cell>
          <table:table-cell table:formula="of:=([.B98]/[$Home.$F$24])*1000" office:value-type="float" office:value="3.27931382275132" calcext:value-type="float">
            <text:p/>
          </table:table-cell>
          <table:table-cell table:formula="of:=([.E98]-[.$L$5])*([$Home.$C$30]-[$Home.$C$29])/([.$L$6]-[.$L$5])+[$Home.$C$29]" office:value-type="float" office:value="225.990091069836" calcext:value-type="float">
            <text:p/>
          </table:table-cell>
          <table:table-cell table:style-name="ce7" table:formula="of:=FLOOR([.D98];1)" office:value-type="float" office:value="22900" calcext:value-type="float">
            <text:p/>
          </table:table-cell>
          <table:table-cell table:style-name="ce7" table:formula="of:=FLOOR([.F98];1)" office:value-type="float" office:value="225" calcext:value-type="float">
            <text:p/>
          </table:table-cell>
          <table:table-cell table:formula="of:=CONCATENATE([.G98];&quot;,&quot;;[.H98])" office:value-type="string" office:string-value="22900,225" calcext:value-type="string">
            <text:p>22900,225</text:p>
          </table:table-cell>
          <table:table-cell table:number-columns-repeated="3"/>
        </table:table-row>
        <table:table-row table:style-name="ro1">
          <table:table-cell office:value-type="float" office:value="1.3895712E+015" calcext:value-type="float">
            <text:p>1389571200000000</text:p>
          </table:table-cell>
          <table:table-cell office:value-type="float" office:value="2068851" calcext:value-type="float">
            <text:p>2068851</text:p>
          </table:table-cell>
          <table:table-cell office:value-type="float" office:value="1389571200000" calcext:value-type="float">
            <text:p>1389571200000</text:p>
          </table:table-cell>
          <table:table-cell table:formula="of:=([.C99]-[$Home.$C$11])*[$Home.$C$24]/[$Home.$F$8]" office:value-type="float" office:value="23138.8616217923" calcext:value-type="float">
            <text:p/>
          </table:table-cell>
          <table:table-cell table:formula="of:=([.B99]/[$Home.$F$24])*1000" office:value-type="float" office:value="3.42071924603175" calcext:value-type="float">
            <text:p/>
          </table:table-cell>
          <table:table-cell table:formula="of:=([.E99]-[.$L$5])*([$Home.$C$30]-[$Home.$C$29])/([.$L$6]-[.$L$5])+[$Home.$C$29]" office:value-type="float" office:value="237.699567340041" calcext:value-type="float">
            <text:p/>
          </table:table-cell>
          <table:table-cell table:style-name="ce7" table:formula="of:=FLOOR([.D99];1)" office:value-type="float" office:value="23138" calcext:value-type="float">
            <text:p/>
          </table:table-cell>
          <table:table-cell table:style-name="ce7" table:formula="of:=FLOOR([.F99];1)" office:value-type="float" office:value="237" calcext:value-type="float">
            <text:p/>
          </table:table-cell>
          <table:table-cell table:formula="of:=CONCATENATE([.G99];&quot;,&quot;;[.H99])" office:value-type="string" office:string-value="23138,237" calcext:value-type="string">
            <text:p>23138,237</text:p>
          </table:table-cell>
          <table:table-cell table:number-columns-repeated="3"/>
        </table:table-row>
        <table:table-row table:style-name="ro1">
          <table:table-cell office:value-type="float" office:value="1.390176E+015" calcext:value-type="float">
            <text:p>1390176000000000</text:p>
          </table:table-cell>
          <table:table-cell office:value-type="float" office:value="2118830" calcext:value-type="float">
            <text:p>2118830</text:p>
          </table:table-cell>
          <table:table-cell office:value-type="float" office:value="1390176000000" calcext:value-type="float">
            <text:p>1390176000000</text:p>
          </table:table-cell>
          <table:table-cell table:formula="of:=([.C100]-[$Home.$C$11])*[$Home.$C$24]/[$Home.$F$8]" office:value-type="float" office:value="23377.4065869654" calcext:value-type="float">
            <text:p/>
          </table:table-cell>
          <table:table-cell table:formula="of:=([.B100]/[$Home.$F$24])*1000" office:value-type="float" office:value="3.50335648148148" calcext:value-type="float">
            <text:p/>
          </table:table-cell>
          <table:table-cell table:formula="of:=([.E100]-[.$L$5])*([$Home.$C$30]-[$Home.$C$29])/([.$L$6]-[.$L$5])+[$Home.$C$29]" office:value-type="float" office:value="244.542577495423" calcext:value-type="float">
            <text:p/>
          </table:table-cell>
          <table:table-cell table:style-name="ce7" table:formula="of:=FLOOR([.D100];1)" office:value-type="float" office:value="23377" calcext:value-type="float">
            <text:p/>
          </table:table-cell>
          <table:table-cell table:style-name="ce7" table:formula="of:=FLOOR([.F100];1)" office:value-type="float" office:value="244" calcext:value-type="float">
            <text:p/>
          </table:table-cell>
          <table:table-cell table:formula="of:=CONCATENATE([.G100];&quot;,&quot;;[.H100])" office:value-type="string" office:string-value="23377,244" calcext:value-type="string">
            <text:p>23377,244</text:p>
          </table:table-cell>
          <table:table-cell table:number-columns-repeated="3"/>
        </table:table-row>
        <table:table-row table:style-name="ro1">
          <table:table-cell office:value-type="float" office:value="1.3907808E+015" calcext:value-type="float">
            <text:p>1390780800000000</text:p>
          </table:table-cell>
          <table:table-cell office:value-type="float" office:value="2120556" calcext:value-type="float">
            <text:p>2120556</text:p>
          </table:table-cell>
          <table:table-cell office:value-type="float" office:value="1390780800000" calcext:value-type="float">
            <text:p>1390780800000</text:p>
          </table:table-cell>
          <table:table-cell table:formula="of:=([.C101]-[$Home.$C$11])*[$Home.$C$24]/[$Home.$F$8]" office:value-type="float" office:value="23615.9515521385" calcext:value-type="float">
            <text:p/>
          </table:table-cell>
          <table:table-cell table:formula="of:=([.B101]/[$Home.$F$24])*1000" office:value-type="float" office:value="3.50621031746032" calcext:value-type="float">
            <text:p/>
          </table:table-cell>
          <table:table-cell table:formula="of:=([.E101]-[.$L$5])*([$Home.$C$30]-[$Home.$C$29])/([.$L$6]-[.$L$5])+[$Home.$C$29]" office:value-type="float" office:value="244.778897460372" calcext:value-type="float">
            <text:p/>
          </table:table-cell>
          <table:table-cell table:style-name="ce7" table:formula="of:=FLOOR([.D101];1)" office:value-type="float" office:value="23615" calcext:value-type="float">
            <text:p/>
          </table:table-cell>
          <table:table-cell table:style-name="ce7" table:formula="of:=FLOOR([.F101];1)" office:value-type="float" office:value="244" calcext:value-type="float">
            <text:p/>
          </table:table-cell>
          <table:table-cell table:formula="of:=CONCATENATE([.G101];&quot;,&quot;;[.H101])" office:value-type="string" office:string-value="23615,244" calcext:value-type="string">
            <text:p>23615,244</text:p>
          </table:table-cell>
          <table:table-cell table:number-columns-repeated="3"/>
        </table:table-row>
        <table:table-row table:style-name="ro1">
          <table:table-cell office:value-type="float" office:value="1.3913856E+015" calcext:value-type="float">
            <text:p>1391385600000000</text:p>
          </table:table-cell>
          <table:table-cell office:value-type="float" office:value="2280340" calcext:value-type="float">
            <text:p>2280340</text:p>
          </table:table-cell>
          <table:table-cell office:value-type="float" office:value="1391385600000" calcext:value-type="float">
            <text:p>1391385600000</text:p>
          </table:table-cell>
          <table:table-cell table:formula="of:=([.C102]-[$Home.$C$11])*[$Home.$C$24]/[$Home.$F$8]" office:value-type="float" office:value="23854.4965173117" calcext:value-type="float">
            <text:p/>
          </table:table-cell>
          <table:table-cell table:formula="of:=([.B102]/[$Home.$F$24])*1000" office:value-type="float" office:value="3.77040343915344" calcext:value-type="float">
            <text:p/>
          </table:table-cell>
          <table:table-cell table:formula="of:=([.E102]-[.$L$5])*([$Home.$C$30]-[$Home.$C$29])/([.$L$6]-[.$L$5])+[$Home.$C$29]" office:value-type="float" office:value="266.656156602563" calcext:value-type="float">
            <text:p/>
          </table:table-cell>
          <table:table-cell table:style-name="ce7" table:formula="of:=FLOOR([.D102];1)" office:value-type="float" office:value="23854" calcext:value-type="float">
            <text:p/>
          </table:table-cell>
          <table:table-cell table:style-name="ce7" table:formula="of:=FLOOR([.F102];1)" office:value-type="float" office:value="266" calcext:value-type="float">
            <text:p/>
          </table:table-cell>
          <table:table-cell table:formula="of:=CONCATENATE([.G102];&quot;,&quot;;[.H102])" office:value-type="string" office:string-value="23854,266" calcext:value-type="string">
            <text:p>23854,266</text:p>
          </table:table-cell>
          <table:table-cell table:number-columns-repeated="3"/>
        </table:table-row>
        <table:table-row table:style-name="ro1">
          <table:table-cell office:value-type="float" office:value="1.3919904E+015" calcext:value-type="float">
            <text:p>1391990400000000</text:p>
          </table:table-cell>
          <table:table-cell office:value-type="float" office:value="2234570" calcext:value-type="float">
            <text:p>2234570</text:p>
          </table:table-cell>
          <table:table-cell office:value-type="float" office:value="1391990400000" calcext:value-type="float">
            <text:p>1391990400000</text:p>
          </table:table-cell>
          <table:table-cell table:formula="of:=([.C103]-[$Home.$C$11])*[$Home.$C$24]/[$Home.$F$8]" office:value-type="float" office:value="24093.0414824848" calcext:value-type="float">
            <text:p/>
          </table:table-cell>
          <table:table-cell table:formula="of:=([.B103]/[$Home.$F$24])*1000" office:value-type="float" office:value="3.69472552910053" calcext:value-type="float">
            <text:p/>
          </table:table-cell>
          <table:table-cell table:formula="of:=([.E103]-[.$L$5])*([$Home.$C$30]-[$Home.$C$29])/([.$L$6]-[.$L$5])+[$Home.$C$29]" office:value-type="float" office:value="260.389433082448" calcext:value-type="float">
            <text:p/>
          </table:table-cell>
          <table:table-cell table:style-name="ce7" table:formula="of:=FLOOR([.D103];1)" office:value-type="float" office:value="24093" calcext:value-type="float">
            <text:p/>
          </table:table-cell>
          <table:table-cell table:style-name="ce7" table:formula="of:=FLOOR([.F103];1)" office:value-type="float" office:value="260" calcext:value-type="float">
            <text:p/>
          </table:table-cell>
          <table:table-cell table:formula="of:=CONCATENATE([.G103];&quot;,&quot;;[.H103])" office:value-type="string" office:string-value="24093,260" calcext:value-type="string">
            <text:p>24093,260</text:p>
          </table:table-cell>
          <table:table-cell table:number-columns-repeated="3"/>
        </table:table-row>
        <table:table-row table:style-name="ro1">
          <table:table-cell office:value-type="float" office:value="1.3925952E+015" calcext:value-type="float">
            <text:p>1392595200000000</text:p>
          </table:table-cell>
          <table:table-cell office:value-type="float" office:value="2259230" calcext:value-type="float">
            <text:p>2259230</text:p>
          </table:table-cell>
          <table:table-cell office:value-type="float" office:value="1392595200000" calcext:value-type="float">
            <text:p>1392595200000</text:p>
          </table:table-cell>
          <table:table-cell table:formula="of:=([.C104]-[$Home.$C$11])*[$Home.$C$24]/[$Home.$F$8]" office:value-type="float" office:value="24331.5864476579" calcext:value-type="float">
            <text:p/>
          </table:table-cell>
          <table:table-cell table:formula="of:=([.B104]/[$Home.$F$24])*1000" office:value-type="float" office:value="3.73549933862434" calcext:value-type="float">
            <text:p/>
          </table:table-cell>
          <table:table-cell table:formula="of:=([.E104]-[.$L$5])*([$Home.$C$30]-[$Home.$C$29])/([.$L$6]-[.$L$5])+[$Home.$C$29]" office:value-type="float" office:value="263.765823775173" calcext:value-type="float">
            <text:p/>
          </table:table-cell>
          <table:table-cell table:style-name="ce7" table:formula="of:=FLOOR([.D104];1)" office:value-type="float" office:value="24331" calcext:value-type="float">
            <text:p/>
          </table:table-cell>
          <table:table-cell table:style-name="ce7" table:formula="of:=FLOOR([.F104];1)" office:value-type="float" office:value="263" calcext:value-type="float">
            <text:p/>
          </table:table-cell>
          <table:table-cell table:formula="of:=CONCATENATE([.G104];&quot;,&quot;;[.H104])" office:value-type="string" office:string-value="24331,263" calcext:value-type="string">
            <text:p>24331,263</text:p>
          </table:table-cell>
          <table:table-cell table:number-columns-repeated="3"/>
        </table:table-row>
        <table:table-row table:style-name="ro1">
          <table:table-cell office:value-type="float" office:value="1.3932E+015" calcext:value-type="float">
            <text:p>1393200000000000</text:p>
          </table:table-cell>
          <table:table-cell office:value-type="float" office:value="2378879" calcext:value-type="float">
            <text:p>2378879</text:p>
          </table:table-cell>
          <table:table-cell office:value-type="float" office:value="1393200000000" calcext:value-type="float">
            <text:p>1393200000000</text:p>
          </table:table-cell>
          <table:table-cell table:formula="of:=([.C105]-[$Home.$C$11])*[$Home.$C$24]/[$Home.$F$8]" office:value-type="float" office:value="24570.131412831" calcext:value-type="float">
            <text:p/>
          </table:table-cell>
          <table:table-cell table:formula="of:=([.B105]/[$Home.$F$24])*1000" office:value-type="float" office:value="3.93333167989418" calcext:value-type="float">
            <text:p/>
          </table:table-cell>
          <table:table-cell table:formula="of:=([.E105]-[.$L$5])*([$Home.$C$30]-[$Home.$C$29])/([.$L$6]-[.$L$5])+[$Home.$C$29]" office:value-type="float" office:value="280.147890684902" calcext:value-type="float">
            <text:p/>
          </table:table-cell>
          <table:table-cell table:style-name="ce7" table:formula="of:=FLOOR([.D105];1)" office:value-type="float" office:value="24570" calcext:value-type="float">
            <text:p/>
          </table:table-cell>
          <table:table-cell table:style-name="ce7" table:formula="of:=FLOOR([.F105];1)" office:value-type="float" office:value="280" calcext:value-type="float">
            <text:p/>
          </table:table-cell>
          <table:table-cell table:formula="of:=CONCATENATE([.G105];&quot;,&quot;;[.H105])" office:value-type="string" office:string-value="24570,280" calcext:value-type="string">
            <text:p>24570,280</text:p>
          </table:table-cell>
          <table:table-cell table:number-columns-repeated="3"/>
        </table:table-row>
        <table:table-row table:style-name="ro1">
          <table:table-cell office:value-type="float" office:value="1.3938048E+015" calcext:value-type="float">
            <text:p>1393804800000000</text:p>
          </table:table-cell>
          <table:table-cell office:value-type="float" office:value="2391377" calcext:value-type="float">
            <text:p>2391377</text:p>
          </table:table-cell>
          <table:table-cell office:value-type="float" office:value="1393804800000" calcext:value-type="float">
            <text:p>1393804800000</text:p>
          </table:table-cell>
          <table:table-cell table:formula="of:=([.C106]-[$Home.$C$11])*[$Home.$C$24]/[$Home.$F$8]" office:value-type="float" office:value="24808.6763780041" calcext:value-type="float">
            <text:p/>
          </table:table-cell>
          <table:table-cell table:formula="of:=([.B106]/[$Home.$F$24])*1000" office:value-type="float" office:value="3.95399636243386" calcext:value-type="float">
            <text:p/>
          </table:table-cell>
          <table:table-cell table:formula="of:=([.E106]-[.$L$5])*([$Home.$C$30]-[$Home.$C$29])/([.$L$6]-[.$L$5])+[$Home.$C$29]" office:value-type="float" office:value="281.8590882063" calcext:value-type="float">
            <text:p/>
          </table:table-cell>
          <table:table-cell table:style-name="ce7" table:formula="of:=FLOOR([.D106];1)" office:value-type="float" office:value="24808" calcext:value-type="float">
            <text:p/>
          </table:table-cell>
          <table:table-cell table:style-name="ce7" table:formula="of:=FLOOR([.F106];1)" office:value-type="float" office:value="281" calcext:value-type="float">
            <text:p/>
          </table:table-cell>
          <table:table-cell table:formula="of:=CONCATENATE([.G106];&quot;,&quot;;[.H106])" office:value-type="string" office:string-value="24808,281" calcext:value-type="string">
            <text:p>24808,281</text:p>
          </table:table-cell>
          <table:table-cell table:number-columns-repeated="3"/>
        </table:table-row>
        <table:table-row table:style-name="ro1">
          <table:table-cell office:value-type="float" office:value="1.3944096E+015" calcext:value-type="float">
            <text:p>1394409600000000</text:p>
          </table:table-cell>
          <table:table-cell office:value-type="float" office:value="2401240" calcext:value-type="float">
            <text:p>2401240</text:p>
          </table:table-cell>
          <table:table-cell office:value-type="float" office:value="1394409600000" calcext:value-type="float">
            <text:p>1394409600000</text:p>
          </table:table-cell>
          <table:table-cell table:formula="of:=([.C107]-[$Home.$C$11])*[$Home.$C$24]/[$Home.$F$8]" office:value-type="float" office:value="25047.2213431772" calcext:value-type="float">
            <text:p/>
          </table:table-cell>
          <table:table-cell table:formula="of:=([.B107]/[$Home.$F$24])*1000" office:value-type="float" office:value="3.97030423280423" calcext:value-type="float">
            <text:p/>
          </table:table-cell>
          <table:table-cell table:formula="of:=([.E107]-[.$L$5])*([$Home.$C$30]-[$Home.$C$29])/([.$L$6]-[.$L$5])+[$Home.$C$29]" office:value-type="float" office:value="283.209507565681" calcext:value-type="float">
            <text:p/>
          </table:table-cell>
          <table:table-cell table:style-name="ce7" table:formula="of:=FLOOR([.D107];1)" office:value-type="float" office:value="25047" calcext:value-type="float">
            <text:p/>
          </table:table-cell>
          <table:table-cell table:style-name="ce7" table:formula="of:=FLOOR([.F107];1)" office:value-type="float" office:value="283" calcext:value-type="float">
            <text:p/>
          </table:table-cell>
          <table:table-cell table:formula="of:=CONCATENATE([.G107];&quot;,&quot;;[.H107])" office:value-type="string" office:string-value="25047,283" calcext:value-type="string">
            <text:p>25047,283</text:p>
          </table:table-cell>
          <table:table-cell table:number-columns-repeated="3"/>
        </table:table-row>
        <table:table-row table:style-name="ro1">
          <table:table-cell office:value-type="float" office:value="1.3950144E+015" calcext:value-type="float">
            <text:p>1395014400000000</text:p>
          </table:table-cell>
          <table:table-cell office:value-type="float" office:value="2405453" calcext:value-type="float">
            <text:p>2405453</text:p>
          </table:table-cell>
          <table:table-cell office:value-type="float" office:value="1395014400000" calcext:value-type="float">
            <text:p>1395014400000</text:p>
          </table:table-cell>
          <table:table-cell table:formula="of:=([.C108]-[$Home.$C$11])*[$Home.$C$24]/[$Home.$F$8]" office:value-type="float" office:value="25285.7663083504" calcext:value-type="float">
            <text:p/>
          </table:table-cell>
          <table:table-cell table:formula="of:=([.B108]/[$Home.$F$24])*1000" office:value-type="float" office:value="3.97727017195767" calcext:value-type="float">
            <text:p/>
          </table:table-cell>
          <table:table-cell table:formula="of:=([.E108]-[.$L$5])*([$Home.$C$30]-[$Home.$C$29])/([.$L$6]-[.$L$5])+[$Home.$C$29]" office:value-type="float" office:value="283.786341871782" calcext:value-type="float">
            <text:p/>
          </table:table-cell>
          <table:table-cell table:style-name="ce7" table:formula="of:=FLOOR([.D108];1)" office:value-type="float" office:value="25285" calcext:value-type="float">
            <text:p/>
          </table:table-cell>
          <table:table-cell table:style-name="ce7" table:formula="of:=FLOOR([.F108];1)" office:value-type="float" office:value="283" calcext:value-type="float">
            <text:p/>
          </table:table-cell>
          <table:table-cell table:formula="of:=CONCATENATE([.G108];&quot;,&quot;;[.H108])" office:value-type="string" office:string-value="25285,283" calcext:value-type="string">
            <text:p>25285,283</text:p>
          </table:table-cell>
          <table:table-cell table:number-columns-repeated="3"/>
        </table:table-row>
        <table:table-row table:style-name="ro1">
          <table:table-cell office:value-type="float" office:value="1.3956192E+015" calcext:value-type="float">
            <text:p>1395619200000000</text:p>
          </table:table-cell>
          <table:table-cell office:value-type="float" office:value="2269753" calcext:value-type="float">
            <text:p>2269753</text:p>
          </table:table-cell>
          <table:table-cell office:value-type="float" office:value="1395619200000" calcext:value-type="float">
            <text:p>1395619200000</text:p>
          </table:table-cell>
          <table:table-cell table:formula="of:=([.C109]-[$Home.$C$11])*[$Home.$C$24]/[$Home.$F$8]" office:value-type="float" office:value="25524.3112735235" calcext:value-type="float">
            <text:p/>
          </table:table-cell>
          <table:table-cell table:formula="of:=([.B109]/[$Home.$F$24])*1000" office:value-type="float" office:value="3.75289847883598" calcext:value-type="float">
            <text:p/>
          </table:table-cell>
          <table:table-cell table:formula="of:=([.E109]-[.$L$5])*([$Home.$C$30]-[$Home.$C$29])/([.$L$6]-[.$L$5])+[$Home.$C$29]" office:value-type="float" office:value="265.206608822195" calcext:value-type="float">
            <text:p/>
          </table:table-cell>
          <table:table-cell table:style-name="ce7" table:formula="of:=FLOOR([.D109];1)" office:value-type="float" office:value="25524" calcext:value-type="float">
            <text:p/>
          </table:table-cell>
          <table:table-cell table:style-name="ce7" table:formula="of:=FLOOR([.F109];1)" office:value-type="float" office:value="265" calcext:value-type="float">
            <text:p/>
          </table:table-cell>
          <table:table-cell table:formula="of:=CONCATENATE([.G109];&quot;,&quot;;[.H109])" office:value-type="string" office:string-value="25524,265" calcext:value-type="string">
            <text:p>25524,265</text:p>
          </table:table-cell>
          <table:table-cell table:number-columns-repeated="3"/>
        </table:table-row>
        <table:table-row table:style-name="ro1">
          <table:table-cell office:value-type="float" office:value="1.396224E+015" calcext:value-type="float">
            <text:p>1396224000000000</text:p>
          </table:table-cell>
          <table:table-cell office:value-type="float" office:value="2431563" calcext:value-type="float">
            <text:p>2431563</text:p>
          </table:table-cell>
          <table:table-cell office:value-type="float" office:value="1396224000000" calcext:value-type="float">
            <text:p>1396224000000</text:p>
          </table:table-cell>
          <table:table-cell table:formula="of:=([.C110]-[$Home.$C$11])*[$Home.$C$24]/[$Home.$F$8]" office:value-type="float" office:value="25762.8562386966" calcext:value-type="float">
            <text:p/>
          </table:table-cell>
          <table:table-cell table:formula="of:=([.B110]/[$Home.$F$24])*1000" office:value-type="float" office:value="4.02044146825397" calcext:value-type="float">
            <text:p/>
          </table:table-cell>
          <table:table-cell table:formula="of:=([.E110]-[.$L$5])*([$Home.$C$30]-[$Home.$C$29])/([.$L$6]-[.$L$5])+[$Home.$C$29]" office:value-type="float" office:value="287.361263241898" calcext:value-type="float">
            <text:p/>
          </table:table-cell>
          <table:table-cell table:style-name="ce7" table:formula="of:=FLOOR([.D110];1)" office:value-type="float" office:value="25762" calcext:value-type="float">
            <text:p/>
          </table:table-cell>
          <table:table-cell table:style-name="ce7" table:formula="of:=FLOOR([.F110];1)" office:value-type="float" office:value="287" calcext:value-type="float">
            <text:p/>
          </table:table-cell>
          <table:table-cell table:formula="of:=CONCATENATE([.G110];&quot;,&quot;;[.H110])" office:value-type="string" office:string-value="25762,287" calcext:value-type="string">
            <text:p>25762,287</text:p>
          </table:table-cell>
          <table:table-cell table:number-columns-repeated="3"/>
        </table:table-row>
        <table:table-row table:style-name="ro1">
          <table:table-cell office:value-type="float" office:value="1.3968288E+015" calcext:value-type="float">
            <text:p>1396828800000000</text:p>
          </table:table-cell>
          <table:table-cell office:value-type="float" office:value="2455626" calcext:value-type="float">
            <text:p>2455626</text:p>
          </table:table-cell>
          <table:table-cell office:value-type="float" office:value="1396828800000" calcext:value-type="float">
            <text:p>1396828800000</text:p>
          </table:table-cell>
          <table:table-cell table:formula="of:=([.C111]-[$Home.$C$11])*[$Home.$C$24]/[$Home.$F$8]" office:value-type="float" office:value="26001.4012038697" calcext:value-type="float">
            <text:p/>
          </table:table-cell>
          <table:table-cell table:formula="of:=([.B111]/[$Home.$F$24])*1000" office:value-type="float" office:value="4.06022817460318" calcext:value-type="float">
            <text:p/>
          </table:table-cell>
          <table:table-cell table:formula="of:=([.E111]-[.$L$5])*([$Home.$C$30]-[$Home.$C$29])/([.$L$6]-[.$L$5])+[$Home.$C$29]" office:value-type="float" office:value="290.655914062622" calcext:value-type="float">
            <text:p/>
          </table:table-cell>
          <table:table-cell table:style-name="ce7" table:formula="of:=FLOOR([.D111];1)" office:value-type="float" office:value="26001" calcext:value-type="float">
            <text:p/>
          </table:table-cell>
          <table:table-cell table:style-name="ce7" table:formula="of:=FLOOR([.F111];1)" office:value-type="float" office:value="290" calcext:value-type="float">
            <text:p/>
          </table:table-cell>
          <table:table-cell table:formula="of:=CONCATENATE([.G111];&quot;,&quot;;[.H111])" office:value-type="string" office:string-value="26001,290" calcext:value-type="string">
            <text:p>26001,290</text:p>
          </table:table-cell>
          <table:table-cell table:number-columns-repeated="3"/>
        </table:table-row>
        <table:table-row table:style-name="ro1">
          <table:table-cell office:value-type="float" office:value="1.3974336E+015" calcext:value-type="float">
            <text:p>1397433600000000</text:p>
          </table:table-cell>
          <table:table-cell office:value-type="float" office:value="2469677" calcext:value-type="float">
            <text:p>2469677</text:p>
          </table:table-cell>
          <table:table-cell office:value-type="float" office:value="1397433600000" calcext:value-type="float">
            <text:p>1397433600000</text:p>
          </table:table-cell>
          <table:table-cell table:formula="of:=([.C112]-[$Home.$C$11])*[$Home.$C$24]/[$Home.$F$8]" office:value-type="float" office:value="26239.9461690428" calcext:value-type="float">
            <text:p/>
          </table:table-cell>
          <table:table-cell table:formula="of:=([.B112]/[$Home.$F$24])*1000" office:value-type="float" office:value="4.08346064814815" calcext:value-type="float">
            <text:p/>
          </table:table-cell>
          <table:table-cell table:formula="of:=([.E112]-[.$L$5])*([$Home.$C$30]-[$Home.$C$29])/([.$L$6]-[.$L$5])+[$Home.$C$29]" office:value-type="float" office:value="292.579744785391" calcext:value-type="float">
            <text:p/>
          </table:table-cell>
          <table:table-cell table:style-name="ce7" table:formula="of:=FLOOR([.D112];1)" office:value-type="float" office:value="26239" calcext:value-type="float">
            <text:p/>
          </table:table-cell>
          <table:table-cell table:style-name="ce7" table:formula="of:=FLOOR([.F112];1)" office:value-type="float" office:value="292" calcext:value-type="float">
            <text:p/>
          </table:table-cell>
          <table:table-cell table:formula="of:=CONCATENATE([.G112];&quot;,&quot;;[.H112])" office:value-type="string" office:string-value="26239,292" calcext:value-type="string">
            <text:p>26239,292</text:p>
          </table:table-cell>
          <table:table-cell table:number-columns-repeated="3"/>
        </table:table-row>
        <table:table-row table:style-name="ro1">
          <table:table-cell office:value-type="float" office:value="1.3980384E+015" calcext:value-type="float">
            <text:p>1398038400000000</text:p>
          </table:table-cell>
          <table:table-cell office:value-type="float" office:value="2562797" calcext:value-type="float">
            <text:p>2562797</text:p>
          </table:table-cell>
          <table:table-cell office:value-type="float" office:value="1398038400000" calcext:value-type="float">
            <text:p>1398038400000</text:p>
          </table:table-cell>
          <table:table-cell table:formula="of:=([.C113]-[$Home.$C$11])*[$Home.$C$24]/[$Home.$F$8]" office:value-type="float" office:value="26478.491134216" calcext:value-type="float">
            <text:p/>
          </table:table-cell>
          <table:table-cell table:formula="of:=([.B113]/[$Home.$F$24])*1000" office:value-type="float" office:value="4.2374289021164" calcext:value-type="float">
            <text:p/>
          </table:table-cell>
          <table:table-cell table:formula="of:=([.E113]-[.$L$5])*([$Home.$C$30]-[$Home.$C$29])/([.$L$6]-[.$L$5])+[$Home.$C$29]" office:value-type="float" office:value="305.329521805123" calcext:value-type="float">
            <text:p/>
          </table:table-cell>
          <table:table-cell table:style-name="ce7" table:formula="of:=FLOOR([.D113];1)" office:value-type="float" office:value="26478" calcext:value-type="float">
            <text:p/>
          </table:table-cell>
          <table:table-cell table:style-name="ce7" table:formula="of:=FLOOR([.F113];1)" office:value-type="float" office:value="305" calcext:value-type="float">
            <text:p/>
          </table:table-cell>
          <table:table-cell table:formula="of:=CONCATENATE([.G113];&quot;,&quot;;[.H113])" office:value-type="string" office:string-value="26478,305" calcext:value-type="string">
            <text:p>26478,305</text:p>
          </table:table-cell>
          <table:table-cell table:number-columns-repeated="3"/>
        </table:table-row>
        <table:table-row table:style-name="ro1">
          <table:table-cell office:value-type="float" office:value="1.3986432E+015" calcext:value-type="float">
            <text:p>1398643200000000</text:p>
          </table:table-cell>
          <table:table-cell office:value-type="float" office:value="2380083" calcext:value-type="float">
            <text:p>2380083</text:p>
          </table:table-cell>
          <table:table-cell office:value-type="float" office:value="1398643200000" calcext:value-type="float">
            <text:p>1398643200000</text:p>
          </table:table-cell>
          <table:table-cell table:formula="of:=([.C114]-[$Home.$C$11])*[$Home.$C$24]/[$Home.$F$8]" office:value-type="float" office:value="26717.0360993891" calcext:value-type="float">
            <text:p/>
          </table:table-cell>
          <table:table-cell table:formula="of:=([.B114]/[$Home.$F$24])*1000" office:value-type="float" office:value="3.93532242063492" calcext:value-type="float">
            <text:p/>
          </table:table-cell>
          <table:table-cell table:formula="of:=([.E114]-[.$L$5])*([$Home.$C$30]-[$Home.$C$29])/([.$L$6]-[.$L$5])+[$Home.$C$29]" office:value-type="float" office:value="280.31273960599" calcext:value-type="float">
            <text:p/>
          </table:table-cell>
          <table:table-cell table:style-name="ce7" table:formula="of:=FLOOR([.D114];1)" office:value-type="float" office:value="26717" calcext:value-type="float">
            <text:p/>
          </table:table-cell>
          <table:table-cell table:style-name="ce7" table:formula="of:=FLOOR([.F114];1)" office:value-type="float" office:value="280" calcext:value-type="float">
            <text:p/>
          </table:table-cell>
          <table:table-cell table:formula="of:=CONCATENATE([.G114];&quot;,&quot;;[.H114])" office:value-type="string" office:string-value="26717,280" calcext:value-type="string">
            <text:p>26717,280</text:p>
          </table:table-cell>
          <table:table-cell table:number-columns-repeated="3"/>
        </table:table-row>
        <table:table-row table:style-name="ro1">
          <table:table-cell office:value-type="float" office:value="1.399248E+015" calcext:value-type="float">
            <text:p>1399248000000000</text:p>
          </table:table-cell>
          <table:table-cell office:value-type="float" office:value="2543183" calcext:value-type="float">
            <text:p>2543183</text:p>
          </table:table-cell>
          <table:table-cell office:value-type="float" office:value="1399248000000" calcext:value-type="float">
            <text:p>1399248000000</text:p>
          </table:table-cell>
          <table:table-cell table:formula="of:=([.C115]-[$Home.$C$11])*[$Home.$C$24]/[$Home.$F$8]" office:value-type="float" office:value="26955.5810645622" calcext:value-type="float">
            <text:p/>
          </table:table-cell>
          <table:table-cell table:formula="of:=([.B115]/[$Home.$F$24])*1000" office:value-type="float" office:value="4.20499834656085" calcext:value-type="float">
            <text:p/>
          </table:table-cell>
          <table:table-cell table:formula="of:=([.E115]-[.$L$5])*([$Home.$C$30]-[$Home.$C$29])/([.$L$6]-[.$L$5])+[$Home.$C$29]" office:value-type="float" office:value="302.644017869717" calcext:value-type="float">
            <text:p/>
          </table:table-cell>
          <table:table-cell table:style-name="ce7" table:formula="of:=FLOOR([.D115];1)" office:value-type="float" office:value="26955" calcext:value-type="float">
            <text:p/>
          </table:table-cell>
          <table:table-cell table:style-name="ce7" table:formula="of:=FLOOR([.F115];1)" office:value-type="float" office:value="302" calcext:value-type="float">
            <text:p/>
          </table:table-cell>
          <table:table-cell table:formula="of:=CONCATENATE([.G115];&quot;,&quot;;[.H115])" office:value-type="string" office:string-value="26955,302" calcext:value-type="string">
            <text:p>26955,302</text:p>
          </table:table-cell>
          <table:table-cell table:number-columns-repeated="3"/>
        </table:table-row>
        <table:table-row table:style-name="ro1">
          <table:table-cell office:value-type="float" office:value="1.3998528E+015" calcext:value-type="float">
            <text:p>1399852800000000</text:p>
          </table:table-cell>
          <table:table-cell office:value-type="float" office:value="2484650" calcext:value-type="float">
            <text:p>2484650</text:p>
          </table:table-cell>
          <table:table-cell office:value-type="float" office:value="1399852800000" calcext:value-type="float">
            <text:p>1399852800000</text:p>
          </table:table-cell>
          <table:table-cell table:formula="of:=([.C116]-[$Home.$C$11])*[$Home.$C$24]/[$Home.$F$8]" office:value-type="float" office:value="27194.1260297353" calcext:value-type="float">
            <text:p/>
          </table:table-cell>
          <table:table-cell table:formula="of:=([.B116]/[$Home.$F$24])*1000" office:value-type="float" office:value="4.10821759259259" calcext:value-type="float">
            <text:p/>
          </table:table-cell>
          <table:table-cell table:formula="of:=([.E116]-[.$L$5])*([$Home.$C$30]-[$Home.$C$29])/([.$L$6]-[.$L$5])+[$Home.$C$29]" office:value-type="float" office:value="294.629813635439" calcext:value-type="float">
            <text:p/>
          </table:table-cell>
          <table:table-cell table:style-name="ce7" table:formula="of:=FLOOR([.D116];1)" office:value-type="float" office:value="27194" calcext:value-type="float">
            <text:p/>
          </table:table-cell>
          <table:table-cell table:style-name="ce7" table:formula="of:=FLOOR([.F116];1)" office:value-type="float" office:value="294" calcext:value-type="float">
            <text:p/>
          </table:table-cell>
          <table:table-cell table:formula="of:=CONCATENATE([.G116];&quot;,&quot;;[.H116])" office:value-type="string" office:string-value="27194,294" calcext:value-type="string">
            <text:p>27194,294</text:p>
          </table:table-cell>
          <table:table-cell table:number-columns-repeated="3"/>
        </table:table-row>
        <table:table-row table:style-name="ro1">
          <table:table-cell office:value-type="float" office:value="1.4004576E+015" calcext:value-type="float">
            <text:p>1400457600000000</text:p>
          </table:table-cell>
          <table:table-cell office:value-type="float" office:value="2519577" calcext:value-type="float">
            <text:p>2519577</text:p>
          </table:table-cell>
          <table:table-cell office:value-type="float" office:value="1400457600000" calcext:value-type="float">
            <text:p>1400457600000</text:p>
          </table:table-cell>
          <table:table-cell table:formula="of:=([.C117]-[$Home.$C$11])*[$Home.$C$24]/[$Home.$F$8]" office:value-type="float" office:value="27432.6709949084" calcext:value-type="float">
            <text:p/>
          </table:table-cell>
          <table:table-cell table:formula="of:=([.B117]/[$Home.$F$24])*1000" office:value-type="float" office:value="4.16596726190476" calcext:value-type="float">
            <text:p/>
          </table:table-cell>
          <table:table-cell table:formula="of:=([.E117]-[.$L$5])*([$Home.$C$30]-[$Home.$C$29])/([.$L$6]-[.$L$5])+[$Home.$C$29]" office:value-type="float" office:value="299.411938441798" calcext:value-type="float">
            <text:p/>
          </table:table-cell>
          <table:table-cell table:style-name="ce7" table:formula="of:=FLOOR([.D117];1)" office:value-type="float" office:value="27432" calcext:value-type="float">
            <text:p/>
          </table:table-cell>
          <table:table-cell table:style-name="ce7" table:formula="of:=FLOOR([.F117];1)" office:value-type="float" office:value="299" calcext:value-type="float">
            <text:p/>
          </table:table-cell>
          <table:table-cell table:formula="of:=CONCATENATE([.G117];&quot;,&quot;;[.H117])" office:value-type="string" office:string-value="27432,299" calcext:value-type="string">
            <text:p>27432,299</text:p>
          </table:table-cell>
          <table:table-cell table:number-columns-repeated="3"/>
        </table:table-row>
        <table:table-row table:style-name="ro1">
          <table:table-cell office:value-type="float" office:value="1.4010624E+015" calcext:value-type="float">
            <text:p>1401062400000000</text:p>
          </table:table-cell>
          <table:table-cell office:value-type="float" office:value="2327573" calcext:value-type="float">
            <text:p>2327573</text:p>
          </table:table-cell>
          <table:table-cell office:value-type="float" office:value="1401062400000" calcext:value-type="float">
            <text:p>1401062400000</text:p>
          </table:table-cell>
          <table:table-cell table:formula="of:=([.C118]-[$Home.$C$11])*[$Home.$C$24]/[$Home.$F$8]" office:value-type="float" office:value="27671.2159600815" calcext:value-type="float">
            <text:p/>
          </table:table-cell>
          <table:table-cell table:formula="of:=([.B118]/[$Home.$F$24])*1000" office:value-type="float" office:value="3.84850033068783" calcext:value-type="float">
            <text:p/>
          </table:table-cell>
          <table:table-cell table:formula="of:=([.E118]-[.$L$5])*([$Home.$C$30]-[$Home.$C$29])/([.$L$6]-[.$L$5])+[$Home.$C$29]" office:value-type="float" office:value="273.12319073028" calcext:value-type="float">
            <text:p/>
          </table:table-cell>
          <table:table-cell table:style-name="ce7" table:formula="of:=FLOOR([.D118];1)" office:value-type="float" office:value="27671" calcext:value-type="float">
            <text:p/>
          </table:table-cell>
          <table:table-cell table:style-name="ce7" table:formula="of:=FLOOR([.F118];1)" office:value-type="float" office:value="273" calcext:value-type="float">
            <text:p/>
          </table:table-cell>
          <table:table-cell table:formula="of:=CONCATENATE([.G118];&quot;,&quot;;[.H118])" office:value-type="string" office:string-value="27671,273" calcext:value-type="string">
            <text:p>27671,273</text:p>
          </table:table-cell>
          <table:table-cell table:number-columns-repeated="3"/>
        </table:table-row>
        <table:table-row table:style-name="ro1">
          <table:table-cell office:value-type="float" office:value="1.4016672E+015" calcext:value-type="float">
            <text:p>1401667200000000</text:p>
          </table:table-cell>
          <table:table-cell office:value-type="float" office:value="2421765" calcext:value-type="float">
            <text:p>2421765</text:p>
          </table:table-cell>
          <table:table-cell office:value-type="float" office:value="1401667200000" calcext:value-type="float">
            <text:p>1401667200000</text:p>
          </table:table-cell>
          <table:table-cell table:formula="of:=([.C119]-[$Home.$C$11])*[$Home.$C$24]/[$Home.$F$8]" office:value-type="float" office:value="27909.7609252547" calcext:value-type="float">
            <text:p/>
          </table:table-cell>
          <table:table-cell table:formula="of:=([.B119]/[$Home.$F$24])*1000" office:value-type="float" office:value="4.00424107142857" calcext:value-type="float">
            <text:p/>
          </table:table-cell>
          <table:table-cell table:formula="of:=([.E119]-[.$L$5])*([$Home.$C$30]-[$Home.$C$29])/([.$L$6]-[.$L$5])+[$Home.$C$29]" office:value-type="float" office:value="286.019743533572" calcext:value-type="float">
            <text:p/>
          </table:table-cell>
          <table:table-cell table:style-name="ce7" table:formula="of:=FLOOR([.D119];1)" office:value-type="float" office:value="27909" calcext:value-type="float">
            <text:p/>
          </table:table-cell>
          <table:table-cell table:style-name="ce7" table:formula="of:=FLOOR([.F119];1)" office:value-type="float" office:value="286" calcext:value-type="float">
            <text:p/>
          </table:table-cell>
          <table:table-cell table:formula="of:=CONCATENATE([.G119];&quot;,&quot;;[.H119])" office:value-type="string" office:string-value="27909,286" calcext:value-type="string">
            <text:p>27909,286</text:p>
          </table:table-cell>
          <table:table-cell table:number-columns-repeated="3"/>
        </table:table-row>
        <table:table-row table:style-name="ro1">
          <table:table-cell office:value-type="float" office:value="1.402272E+015" calcext:value-type="float">
            <text:p>1402272000000000</text:p>
          </table:table-cell>
          <table:table-cell office:value-type="float" office:value="2320739" calcext:value-type="float">
            <text:p>2320739</text:p>
          </table:table-cell>
          <table:table-cell office:value-type="float" office:value="1402272000000" calcext:value-type="float">
            <text:p>1402272000000</text:p>
          </table:table-cell>
          <table:table-cell table:formula="of:=([.C120]-[$Home.$C$11])*[$Home.$C$24]/[$Home.$F$8]" office:value-type="float" office:value="28148.3058904278" calcext:value-type="float">
            <text:p/>
          </table:table-cell>
          <table:table-cell table:formula="of:=([.B120]/[$Home.$F$24])*1000" office:value-type="float" office:value="3.83720072751323" calcext:value-type="float">
            <text:p/>
          </table:table-cell>
          <table:table-cell table:formula="of:=([.E120]-[.$L$5])*([$Home.$C$30]-[$Home.$C$29])/([.$L$6]-[.$L$5])+[$Home.$C$29]" office:value-type="float" office:value="272.187495110082" calcext:value-type="float">
            <text:p/>
          </table:table-cell>
          <table:table-cell table:style-name="ce7" table:formula="of:=FLOOR([.D120];1)" office:value-type="float" office:value="28148" calcext:value-type="float">
            <text:p/>
          </table:table-cell>
          <table:table-cell table:style-name="ce7" table:formula="of:=FLOOR([.F120];1)" office:value-type="float" office:value="272" calcext:value-type="float">
            <text:p/>
          </table:table-cell>
          <table:table-cell table:formula="of:=CONCATENATE([.G120];&quot;,&quot;;[.H120])" office:value-type="string" office:string-value="28148,272" calcext:value-type="string">
            <text:p>28148,272</text:p>
          </table:table-cell>
          <table:table-cell table:number-columns-repeated="3"/>
        </table:table-row>
        <table:table-row table:style-name="ro1">
          <table:table-cell office:value-type="float" office:value="1.4028768E+015" calcext:value-type="float">
            <text:p>1402876800000000</text:p>
          </table:table-cell>
          <table:table-cell office:value-type="float" office:value="2362856" calcext:value-type="float">
            <text:p>2362856</text:p>
          </table:table-cell>
          <table:table-cell office:value-type="float" office:value="1402876800000" calcext:value-type="float">
            <text:p>1402876800000</text:p>
          </table:table-cell>
          <table:table-cell table:formula="of:=([.C121]-[$Home.$C$11])*[$Home.$C$24]/[$Home.$F$8]" office:value-type="float" office:value="28386.8508556009" calcext:value-type="float">
            <text:p/>
          </table:table-cell>
          <table:table-cell table:formula="of:=([.B121]/[$Home.$F$24])*1000" office:value-type="float" office:value="3.90683862433862" calcext:value-type="float">
            <text:p/>
          </table:table-cell>
          <table:table-cell table:formula="of:=([.E121]-[.$L$5])*([$Home.$C$30]-[$Home.$C$29])/([.$L$6]-[.$L$5])+[$Home.$C$29]" office:value-type="float" office:value="277.954058240881" calcext:value-type="float">
            <text:p/>
          </table:table-cell>
          <table:table-cell table:style-name="ce7" table:formula="of:=FLOOR([.D121];1)" office:value-type="float" office:value="28386" calcext:value-type="float">
            <text:p/>
          </table:table-cell>
          <table:table-cell table:style-name="ce7" table:formula="of:=FLOOR([.F121];1)" office:value-type="float" office:value="277" calcext:value-type="float">
            <text:p/>
          </table:table-cell>
          <table:table-cell table:formula="of:=CONCATENATE([.G121];&quot;,&quot;;[.H121])" office:value-type="string" office:string-value="28386,277" calcext:value-type="string">
            <text:p>28386,277</text:p>
          </table:table-cell>
          <table:table-cell table:number-columns-repeated="3"/>
        </table:table-row>
        <table:table-row table:style-name="ro1">
          <table:table-cell office:value-type="float" office:value="1.4034816E+015" calcext:value-type="float">
            <text:p>1403481600000000</text:p>
          </table:table-cell>
          <table:table-cell office:value-type="float" office:value="2413429" calcext:value-type="float">
            <text:p>2413429</text:p>
          </table:table-cell>
          <table:table-cell office:value-type="float" office:value="1403481600000" calcext:value-type="float">
            <text:p>1403481600000</text:p>
          </table:table-cell>
          <table:table-cell table:formula="of:=([.C122]-[$Home.$C$11])*[$Home.$C$24]/[$Home.$F$8]" office:value-type="float" office:value="28625.395820774" calcext:value-type="float">
            <text:p/>
          </table:table-cell>
          <table:table-cell table:formula="of:=([.B122]/[$Home.$F$24])*1000" office:value-type="float" office:value="3.9904580026455" calcext:value-type="float">
            <text:p/>
          </table:table-cell>
          <table:table-cell table:formula="of:=([.E122]-[.$L$5])*([$Home.$C$30]-[$Home.$C$29])/([.$L$6]-[.$L$5])+[$Home.$C$29]" office:value-type="float" office:value="284.878397515139" calcext:value-type="float">
            <text:p/>
          </table:table-cell>
          <table:table-cell table:style-name="ce7" table:formula="of:=FLOOR([.D122];1)" office:value-type="float" office:value="28625" calcext:value-type="float">
            <text:p/>
          </table:table-cell>
          <table:table-cell table:style-name="ce7" table:formula="of:=FLOOR([.F122];1)" office:value-type="float" office:value="284" calcext:value-type="float">
            <text:p/>
          </table:table-cell>
          <table:table-cell table:formula="of:=CONCATENATE([.G122];&quot;,&quot;;[.H122])" office:value-type="string" office:string-value="28625,284" calcext:value-type="string">
            <text:p>28625,284</text:p>
          </table:table-cell>
          <table:table-cell table:number-columns-repeated="3"/>
        </table:table-row>
        <table:table-row table:style-name="ro1">
          <table:table-cell office:value-type="float" office:value="1.4040864E+015" calcext:value-type="float">
            <text:p>1404086400000000</text:p>
          </table:table-cell>
          <table:table-cell office:value-type="float" office:value="2273850" calcext:value-type="float">
            <text:p>2273850</text:p>
          </table:table-cell>
          <table:table-cell office:value-type="float" office:value="1404086400000" calcext:value-type="float">
            <text:p>1404086400000</text:p>
          </table:table-cell>
          <table:table-cell table:formula="of:=([.C123]-[$Home.$C$11])*[$Home.$C$24]/[$Home.$F$8]" office:value-type="float" office:value="28863.9407859471" calcext:value-type="float">
            <text:p/>
          </table:table-cell>
          <table:table-cell table:formula="of:=([.B123]/[$Home.$F$24])*1000" office:value-type="float" office:value="3.75967261904762" calcext:value-type="float">
            <text:p/>
          </table:table-cell>
          <table:table-cell table:formula="of:=([.E123]-[.$L$5])*([$Home.$C$30]-[$Home.$C$29])/([.$L$6]-[.$L$5])+[$Home.$C$29]" office:value-type="float" office:value="265.767560674105" calcext:value-type="float">
            <text:p/>
          </table:table-cell>
          <table:table-cell table:style-name="ce7" table:formula="of:=FLOOR([.D123];1)" office:value-type="float" office:value="28863" calcext:value-type="float">
            <text:p/>
          </table:table-cell>
          <table:table-cell table:style-name="ce7" table:formula="of:=FLOOR([.F123];1)" office:value-type="float" office:value="265" calcext:value-type="float">
            <text:p/>
          </table:table-cell>
          <table:table-cell table:formula="of:=CONCATENATE([.G123];&quot;,&quot;;[.H123])" office:value-type="string" office:string-value="28863,265" calcext:value-type="string">
            <text:p>28863,265</text:p>
          </table:table-cell>
          <table:table-cell table:number-columns-repeated="3"/>
        </table:table-row>
        <table:table-row table:style-name="ro1">
          <table:table-cell office:value-type="float" office:value="1.4046912E+015" calcext:value-type="float">
            <text:p>1404691200000000</text:p>
          </table:table-cell>
          <table:table-cell office:value-type="float" office:value="2447621" calcext:value-type="float">
            <text:p>2447621</text:p>
          </table:table-cell>
          <table:table-cell office:value-type="float" office:value="1404691200000" calcext:value-type="float">
            <text:p>1404691200000</text:p>
          </table:table-cell>
          <table:table-cell table:formula="of:=([.C124]-[$Home.$C$11])*[$Home.$C$24]/[$Home.$F$8]" office:value-type="float" office:value="29102.4857511202" calcext:value-type="float">
            <text:p/>
          </table:table-cell>
          <table:table-cell table:formula="of:=([.B124]/[$Home.$F$24])*1000" office:value-type="float" office:value="4.04699239417989" calcext:value-type="float">
            <text:p/>
          </table:table-cell>
          <table:table-cell table:formula="of:=([.E124]-[.$L$5])*([$Home.$C$30]-[$Home.$C$29])/([.$L$6]-[.$L$5])+[$Home.$C$29]" office:value-type="float" office:value="289.559887805718" calcext:value-type="float">
            <text:p/>
          </table:table-cell>
          <table:table-cell table:style-name="ce7" table:formula="of:=FLOOR([.D124];1)" office:value-type="float" office:value="29102" calcext:value-type="float">
            <text:p/>
          </table:table-cell>
          <table:table-cell table:style-name="ce7" table:formula="of:=FLOOR([.F124];1)" office:value-type="float" office:value="289" calcext:value-type="float">
            <text:p/>
          </table:table-cell>
          <table:table-cell table:formula="of:=CONCATENATE([.G124];&quot;,&quot;;[.H124])" office:value-type="string" office:string-value="29102,289" calcext:value-type="string">
            <text:p>29102,289</text:p>
          </table:table-cell>
          <table:table-cell table:number-columns-repeated="3"/>
        </table:table-row>
        <table:table-row table:style-name="ro1">
          <table:table-cell office:value-type="float" office:value="1.405296E+015" calcext:value-type="float">
            <text:p>1405296000000000</text:p>
          </table:table-cell>
          <table:table-cell office:value-type="float" office:value="2444103" calcext:value-type="float">
            <text:p>2444103</text:p>
          </table:table-cell>
          <table:table-cell office:value-type="float" office:value="1405296000000" calcext:value-type="float">
            <text:p>1405296000000</text:p>
          </table:table-cell>
          <table:table-cell table:formula="of:=([.C125]-[$Home.$C$11])*[$Home.$C$24]/[$Home.$F$8]" office:value-type="float" office:value="29341.0307162934" calcext:value-type="float">
            <text:p/>
          </table:table-cell>
          <table:table-cell table:formula="of:=([.B125]/[$Home.$F$24])*1000" office:value-type="float" office:value="4.0411755952381" calcext:value-type="float">
            <text:p/>
          </table:table-cell>
          <table:table-cell table:formula="of:=([.E125]-[.$L$5])*([$Home.$C$30]-[$Home.$C$29])/([.$L$6]-[.$L$5])+[$Home.$C$29]" office:value-type="float" office:value="289.078211307056" calcext:value-type="float">
            <text:p/>
          </table:table-cell>
          <table:table-cell table:style-name="ce7" table:formula="of:=FLOOR([.D125];1)" office:value-type="float" office:value="29341" calcext:value-type="float">
            <text:p/>
          </table:table-cell>
          <table:table-cell table:style-name="ce7" table:formula="of:=FLOOR([.F125];1)" office:value-type="float" office:value="289" calcext:value-type="float">
            <text:p/>
          </table:table-cell>
          <table:table-cell table:formula="of:=CONCATENATE([.G125];&quot;,&quot;;[.H125])" office:value-type="string" office:string-value="29341,289" calcext:value-type="string">
            <text:p>29341,289</text:p>
          </table:table-cell>
          <table:table-cell table:number-columns-repeated="3"/>
        </table:table-row>
        <table:table-row table:style-name="ro1">
          <table:table-cell office:value-type="float" office:value="1.4059008E+015" calcext:value-type="float">
            <text:p>1405900800000000</text:p>
          </table:table-cell>
          <table:table-cell office:value-type="float" office:value="2594057" calcext:value-type="float">
            <text:p>2594057</text:p>
          </table:table-cell>
          <table:table-cell office:value-type="float" office:value="1405900800000" calcext:value-type="float">
            <text:p>1405900800000</text:p>
          </table:table-cell>
          <table:table-cell table:formula="of:=([.C126]-[$Home.$C$11])*[$Home.$C$24]/[$Home.$F$8]" office:value-type="float" office:value="29579.5756814665" calcext:value-type="float">
            <text:p/>
          </table:table-cell>
          <table:table-cell table:formula="of:=([.B126]/[$Home.$F$24])*1000" office:value-type="float" office:value="4.28911541005291" calcext:value-type="float">
            <text:p/>
          </table:table-cell>
          <table:table-cell table:formula="of:=([.E126]-[.$L$5])*([$Home.$C$30]-[$Home.$C$29])/([.$L$6]-[.$L$5])+[$Home.$C$29]" office:value-type="float" office:value="309.609569374247" calcext:value-type="float">
            <text:p/>
          </table:table-cell>
          <table:table-cell table:style-name="ce7" table:formula="of:=FLOOR([.D126];1)" office:value-type="float" office:value="29579" calcext:value-type="float">
            <text:p/>
          </table:table-cell>
          <table:table-cell table:style-name="ce7" table:formula="of:=FLOOR([.F126];1)" office:value-type="float" office:value="309" calcext:value-type="float">
            <text:p/>
          </table:table-cell>
          <table:table-cell table:formula="of:=CONCATENATE([.G126];&quot;,&quot;;[.H126])" office:value-type="string" office:string-value="29579,309" calcext:value-type="string">
            <text:p>29579,309</text:p>
          </table:table-cell>
          <table:table-cell table:number-columns-repeated="3"/>
        </table:table-row>
        <table:table-row table:style-name="ro1">
          <table:table-cell office:value-type="float" office:value="1.4065056E+015" calcext:value-type="float">
            <text:p>1406505600000000</text:p>
          </table:table-cell>
          <table:table-cell office:value-type="float" office:value="2143938" calcext:value-type="float">
            <text:p>2143938</text:p>
          </table:table-cell>
          <table:table-cell office:value-type="float" office:value="1406505600000" calcext:value-type="float">
            <text:p>1406505600000</text:p>
          </table:table-cell>
          <table:table-cell table:formula="of:=([.C127]-[$Home.$C$11])*[$Home.$C$24]/[$Home.$F$8]" office:value-type="float" office:value="29818.1206466396" calcext:value-type="float">
            <text:p/>
          </table:table-cell>
          <table:table-cell table:formula="of:=([.B127]/[$Home.$F$24])*1000" office:value-type="float" office:value="3.54487103174603" calcext:value-type="float">
            <text:p/>
          </table:table-cell>
          <table:table-cell table:formula="of:=([.E127]-[.$L$5])*([$Home.$C$30]-[$Home.$C$29])/([.$L$6]-[.$L$5])+[$Home.$C$29]" office:value-type="float" office:value="247.980307321577" calcext:value-type="float">
            <text:p/>
          </table:table-cell>
          <table:table-cell table:style-name="ce7" table:formula="of:=FLOOR([.D127];1)" office:value-type="float" office:value="29818" calcext:value-type="float">
            <text:p/>
          </table:table-cell>
          <table:table-cell table:style-name="ce7" table:formula="of:=FLOOR([.F127];1)" office:value-type="float" office:value="247" calcext:value-type="float">
            <text:p/>
          </table:table-cell>
          <table:table-cell table:formula="of:=CONCATENATE([.G127];&quot;,&quot;;[.H127])" office:value-type="string" office:string-value="29818,247" calcext:value-type="string">
            <text:p>29818,247</text:p>
          </table:table-cell>
          <table:table-cell table:number-columns-repeated="3"/>
        </table:table-row>
        <table:table-row table:style-name="ro1" table:number-rows-repeated="10484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ctivityPerRepo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ushes</text:p>
          </table:table-cell>
          <table:table-cell office:value-type="string" calcext:value-type="string">
            <text:p>LastPushDate</text:p>
          </table:table-cell>
          <table:table-cell office:value-type="string" calcext:value-type="string">
            <text:p>repository_created_at</text:p>
          </table:table-cell>
          <table:table-cell office:value-type="string" calcext:value-type="string">
            <text:p>repository_language</text:p>
          </table:table-cell>
          <table:table-cell office:value-type="string" calcext:value-type="string">
            <text:p>DateDiff in s</text:p>
          </table:table-cell>
          <table:table-cell office:value-type="string" calcext:value-type="string">
            <text:p>Scaled Time in step</text:p>
          </table:table-cell>
          <table:table-cell office:value-type="string" calcext:value-type="string">
            <text:p>Time For Expor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caled Frequency</text:p>
          </table:table-cell>
          <table:table-cell office:value-type="string" calcext:value-type="string">
            <text:p>Frequency for export</text:p>
          </table:table-cell>
          <table:table-cell table:style-name="ce12" office:value-type="string" calcext:value-type="string">
            <text:p>CSV Line</text:p>
          </table:table-cell>
          <table:table-cell office:value-type="string" calcext:value-type="string">
            <text:p>Pushes in a day</text:p>
          </table:table-cell>
          <table:table-cell office:value-type="string" calcext:value-type="string">
            <text:p>Datediff days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bjective-C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713" calcext:value-type="float">
            <text:p>63713</text:p>
          </table:table-cell>
          <table:table-cell office:value-type="float" office:value="1391997445" calcext:value-type="float">
            <text:p>1391997445</text:p>
          </table:table-cell>
          <table:table-cell office:value-type="float" office:value="1391481620" calcext:value-type="float">
            <text:p>1391481620</text:p>
          </table:table-cell>
          <table:table-cell office:value-type="string" calcext:value-type="string">
            <text:p>Python</text:p>
          </table:table-cell>
          <table:table-cell table:formula="of:=[.B2]-[.C2]" office:value-type="float" office:value="515825" calcext:value-type="float">
            <text:p/>
          </table:table-cell>
          <table:table-cell table:formula="of:=([.C2]*1000-[$Home.$C$11])*[$Home.$C$24]/[$Home.$F$8]" office:value-type="float" office:value="23892.3686858896" calcext:value-type="float">
            <text:p/>
          </table:table-cell>
          <table:table-cell table:formula="of:=FLOOR([.F2];1)" office:value-type="float" office:value="23892" calcext:value-type="float">
            <text:p/>
          </table:table-cell>
          <table:table-cell table:formula="of:=[.A2]/[.E2]" office:value-type="float" office:value="0.123516696554064" calcext:value-type="float">
            <text:p/>
          </table:table-cell>
          <table:table-cell table:formula="of:=([.H2]-[.$O$8])*([$Home.$C$33]-[$Home.$C$32])/([.$O$9]-[.$O$8])+[$Home.$C$32]" office:value-type="float" office:value="900" calcext:value-type="float">
            <text:p/>
          </table:table-cell>
          <table:table-cell table:formula="of:=FLOOR([.I2];1)" office:value-type="float" office:value="900" calcext:value-type="float">
            <text:p/>
          </table:table-cell>
          <table:table-cell table:formula="of:=CONCATENATE([.G2];&quot;,&quot;;[.J2];&quot;,&quot;;&quot;basic&quot;;&quot;,&quot;;[.D2])" office:value-type="string" office:string-value="23892,900,basic,Python" calcext:value-type="string">
            <text:p>23892,900,basic,Python</text:p>
          </table:table-cell>
          <table:table-cell table:formula="of:=[.H2]*[$Home.$F$30]" office:value-type="float" office:value="10671.8425822711" calcext:value-type="float">
            <text:p/>
          </table:table-cell>
          <table:table-cell table:formula="of:=[.E2]/60/60/24" office:value-type="float" office:value="5.97019675925926" calcext:value-type="float">
            <text:p/>
          </table:table-cell>
          <table:table-cell table:number-columns-repeated="2"/>
          <table:table-cell table:formula="of:=IF([.$D2]=[.P$1];1;0)" office:value-type="float" office:value="0" calcext:value-type="float">
            <text:p/>
          </table:table-cell>
          <table:table-cell table:formula="of:=IF([.$D2]=[.Q$1];1;0)" office:value-type="float" office:value="0" calcext:value-type="float">
            <text:p/>
          </table:table-cell>
          <table:table-cell table:formula="of:=IF([.$D2]=[.R$1];1;0)" office:value-type="float" office:value="0" calcext:value-type="float">
            <text:p/>
          </table:table-cell>
          <table:table-cell table:formula="of:=IF([.$D2]=[.S$1];1;0)" office:value-type="float" office:value="0" calcext:value-type="float">
            <text:p/>
          </table:table-cell>
          <table:table-cell table:formula="of:=IF([.$D2]=[.T$1];1;0)" office:value-type="float" office:value="0" calcext:value-type="float">
            <text:p/>
          </table:table-cell>
          <table:table-cell table:formula="of:=IF([.$D2]=[.U$1];1;0)" office:value-type="float" office:value="0" calcext:value-type="float">
            <text:p/>
          </table:table-cell>
          <table:table-cell table:formula="of:=IF([.$D2]=[.V$1];1;0)" office:value-type="float" office:value="1" calcext:value-type="float">
            <text:p/>
          </table:table-cell>
          <table:table-cell table:formula="of:=IF([.$D2]=[.W$1];1;0)" office:value-type="float" office:value="0" calcext:value-type="float">
            <text:p/>
          </table:table-cell>
          <table:table-cell table:formula="of:=IF([.$D2]=[.X$1];1;0)" office:value-type="float" office:value="0" calcext:value-type="float">
            <text:p/>
          </table:table-cell>
          <table:table-cell table:formula="of:=IF([.$D2]=[.Y$1];1;0)" office:value-type="float" office:value="0" calcext:value-type="float">
            <text:p/>
          </table:table-cell>
          <table:table-cell table:formula="of:=IF([.$D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8152" calcext:value-type="float">
            <text:p>48152</text:p>
          </table:table-cell>
          <table:table-cell office:value-type="float" office:value="1391543013" calcext:value-type="float">
            <text:p>1391543013</text:p>
          </table:table-cell>
          <table:table-cell office:value-type="float" office:value="1390934201" calcext:value-type="float">
            <text:p>1390934201</text:p>
          </table:table-cell>
          <table:table-cell office:value-type="string" calcext:value-type="string">
            <text:p>null</text:p>
          </table:table-cell>
          <table:table-cell table:formula="of:=[.B3]-[.C3]" office:value-type="float" office:value="608812" calcext:value-type="float">
            <text:p/>
          </table:table-cell>
          <table:table-cell table:formula="of:=([.C3]*1000-[$Home.$C$11])*[$Home.$C$24]/[$Home.$F$8]" office:value-type="float" office:value="23676.455910939" calcext:value-type="float">
            <text:p/>
          </table:table-cell>
          <table:table-cell table:formula="of:=FLOOR([.F3];1)" office:value-type="float" office:value="23676" calcext:value-type="float">
            <text:p/>
          </table:table-cell>
          <table:table-cell table:formula="of:=[.A3]/[.E3]" office:value-type="float" office:value="0.0790917393218268" calcext:value-type="float">
            <text:p/>
          </table:table-cell>
          <table:table-cell table:formula="of:=([.H3]-[.$O$8])*([$Home.$C$33]-[$Home.$C$32])/([.$O$9]-[.$O$8])+[$Home.$C$32]" office:value-type="float" office:value="627.886671020789" calcext:value-type="float">
            <text:p/>
          </table:table-cell>
          <table:table-cell table:formula="of:=FLOOR([.I3];1)" office:value-type="float" office:value="627" calcext:value-type="float">
            <text:p/>
          </table:table-cell>
          <table:table-cell table:formula="of:=CONCATENATE([.G3];&quot;,&quot;;[.J3];&quot;,&quot;;&quot;basic&quot;;&quot;,&quot;;[.D3])" office:value-type="string" office:string-value="23676,627,basic,null" calcext:value-type="string">
            <text:p>23676,627,basic,null</text:p>
          </table:table-cell>
          <table:table-cell table:formula="of:=[.H3]*[$Home.$F$30]" office:value-type="float" office:value="6833.52627740583" calcext:value-type="float">
            <text:p/>
          </table:table-cell>
          <table:table-cell table:formula="of:=[.E3]/60/60/24" office:value-type="float" office:value="7.04643518518519" calcext:value-type="float">
            <text:p/>
          </table:table-cell>
          <table:table-cell table:number-columns-repeated="2"/>
          <table:table-cell table:formula="of:=IF([.$D3]=[.P$1];1;0)" office:value-type="float" office:value="1" calcext:value-type="float">
            <text:p/>
          </table:table-cell>
          <table:table-cell table:formula="of:=IF([.$D3]=[.Q$1];1;0)" office:value-type="float" office:value="0" calcext:value-type="float">
            <text:p/>
          </table:table-cell>
          <table:table-cell table:formula="of:=IF([.$D3]=[.R$1];1;0)" office:value-type="float" office:value="0" calcext:value-type="float">
            <text:p/>
          </table:table-cell>
          <table:table-cell table:formula="of:=IF([.$D3]=[.S$1];1;0)" office:value-type="float" office:value="0" calcext:value-type="float">
            <text:p/>
          </table:table-cell>
          <table:table-cell table:formula="of:=IF([.$D3]=[.T$1];1;0)" office:value-type="float" office:value="0" calcext:value-type="float">
            <text:p/>
          </table:table-cell>
          <table:table-cell table:formula="of:=IF([.$D3]=[.U$1];1;0)" office:value-type="float" office:value="0" calcext:value-type="float">
            <text:p/>
          </table:table-cell>
          <table:table-cell table:formula="of:=IF([.$D3]=[.V$1];1;0)" office:value-type="float" office:value="0" calcext:value-type="float">
            <text:p/>
          </table:table-cell>
          <table:table-cell table:formula="of:=IF([.$D3]=[.W$1];1;0)" office:value-type="float" office:value="0" calcext:value-type="float">
            <text:p/>
          </table:table-cell>
          <table:table-cell table:formula="of:=IF([.$D3]=[.X$1];1;0)" office:value-type="float" office:value="0" calcext:value-type="float">
            <text:p/>
          </table:table-cell>
          <table:table-cell table:formula="of:=IF([.$D3]=[.Y$1];1;0)" office:value-type="float" office:value="0" calcext:value-type="float">
            <text:p/>
          </table:table-cell>
          <table:table-cell table:formula="of:=IF([.$D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89276" calcext:value-type="float">
            <text:p>289276</text:p>
          </table:table-cell>
          <table:table-cell office:value-type="float" office:value="1345695677" calcext:value-type="float">
            <text:p>1345695677</text:p>
          </table:table-cell>
          <table:table-cell office:value-type="float" office:value="1340140946" calcext:value-type="float">
            <text:p>1340140946</text:p>
          </table:table-cell>
          <table:table-cell office:value-type="string" calcext:value-type="string">
            <text:p>Perl</text:p>
          </table:table-cell>
          <table:table-cell table:formula="of:=[.B4]-[.C4]" office:value-type="float" office:value="5554731" calcext:value-type="float">
            <text:p/>
          </table:table-cell>
          <table:table-cell table:formula="of:=([.C4]*1000-[$Home.$C$11])*[$Home.$C$24]/[$Home.$F$8]" office:value-type="float" office:value="3642.60133917276" calcext:value-type="float">
            <text:p/>
          </table:table-cell>
          <table:table-cell table:formula="of:=FLOOR([.F4];1)" office:value-type="float" office:value="3642" calcext:value-type="float">
            <text:p/>
          </table:table-cell>
          <table:table-cell table:formula="of:=[.A4]/[.E4]" office:value-type="float" office:value="0.0520774093290926" calcext:value-type="float">
            <text:p/>
          </table:table-cell>
          <table:table-cell table:formula="of:=([.H4]-[.$O$8])*([$Home.$C$33]-[$Home.$C$32])/([.$O$9]-[.$O$8])+[$Home.$C$32]" office:value-type="float" office:value="462.417535596803" calcext:value-type="float">
            <text:p/>
          </table:table-cell>
          <table:table-cell table:formula="of:=FLOOR([.I4];1)" office:value-type="float" office:value="462" calcext:value-type="float">
            <text:p/>
          </table:table-cell>
          <table:table-cell table:formula="of:=CONCATENATE([.G4];&quot;,&quot;;[.J4];&quot;,&quot;;&quot;basic&quot;;&quot;,&quot;;[.D4])" office:value-type="string" office:string-value="3642,462,basic,Perl" calcext:value-type="string">
            <text:p>3642,462,basic,Perl</text:p>
          </table:table-cell>
          <table:table-cell table:formula="of:=[.H4]*[$Home.$F$30]" office:value-type="float" office:value="4499.4881660336" calcext:value-type="float">
            <text:p/>
          </table:table-cell>
          <table:table-cell table:formula="of:=[.E4]/60/60/24" office:value-type="float" office:value="64.2908680555556" calcext:value-type="float">
            <text:p/>
          </table:table-cell>
          <table:table-cell table:number-columns-repeated="2"/>
          <table:table-cell table:formula="of:=IF([.$D4]=[.P$1];1;0)" office:value-type="float" office:value="0" calcext:value-type="float">
            <text:p/>
          </table:table-cell>
          <table:table-cell table:formula="of:=IF([.$D4]=[.Q$1];1;0)" office:value-type="float" office:value="0" calcext:value-type="float">
            <text:p/>
          </table:table-cell>
          <table:table-cell table:formula="of:=IF([.$D4]=[.R$1];1;0)" office:value-type="float" office:value="0" calcext:value-type="float">
            <text:p/>
          </table:table-cell>
          <table:table-cell table:formula="of:=IF([.$D4]=[.S$1];1;0)" office:value-type="float" office:value="0" calcext:value-type="float">
            <text:p/>
          </table:table-cell>
          <table:table-cell table:formula="of:=IF([.$D4]=[.T$1];1;0)" office:value-type="float" office:value="0" calcext:value-type="float">
            <text:p/>
          </table:table-cell>
          <table:table-cell table:formula="of:=IF([.$D4]=[.U$1];1;0)" office:value-type="float" office:value="0" calcext:value-type="float">
            <text:p/>
          </table:table-cell>
          <table:table-cell table:formula="of:=IF([.$D4]=[.V$1];1;0)" office:value-type="float" office:value="0" calcext:value-type="float">
            <text:p/>
          </table:table-cell>
          <table:table-cell table:formula="of:=IF([.$D4]=[.W$1];1;0)" office:value-type="float" office:value="0" calcext:value-type="float">
            <text:p/>
          </table:table-cell>
          <table:table-cell table:formula="of:=IF([.$D4]=[.X$1];1;0)" office:value-type="float" office:value="0" calcext:value-type="float">
            <text:p/>
          </table:table-cell>
          <table:table-cell table:formula="of:=IF([.$D4]=[.Y$1];1;0)" office:value-type="float" office:value="0" calcext:value-type="float">
            <text:p/>
          </table:table-cell>
          <table:table-cell table:formula="of:=IF([.$D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54224" calcext:value-type="float">
            <text:p>154224</text:p>
          </table:table-cell>
          <table:table-cell office:value-type="float" office:value="1342163454" calcext:value-type="float">
            <text:p>1342163454</text:p>
          </table:table-cell>
          <table:table-cell office:value-type="float" office:value="1338918187" calcext:value-type="float">
            <text:p>1338918187</text:p>
          </table:table-cell>
          <table:table-cell office:value-type="string" calcext:value-type="string">
            <text:p>null</text:p>
          </table:table-cell>
          <table:table-cell table:formula="of:=[.B5]-[.C5]" office:value-type="float" office:value="3245267" calcext:value-type="float">
            <text:p/>
          </table:table-cell>
          <table:table-cell table:formula="of:=([.C5]*1000-[$Home.$C$11])*[$Home.$C$24]/[$Home.$F$8]" office:value-type="float" office:value="3160.32124150391" calcext:value-type="float">
            <text:p/>
          </table:table-cell>
          <table:table-cell table:formula="of:=FLOOR([.F5];1)" office:value-type="float" office:value="3160" calcext:value-type="float">
            <text:p/>
          </table:table-cell>
          <table:table-cell table:formula="of:=[.A5]/[.E5]" office:value-type="float" office:value="0.0475227462023926" calcext:value-type="float">
            <text:p/>
          </table:table-cell>
          <table:table-cell table:formula="of:=([.H5]-[.$O$8])*([$Home.$C$33]-[$Home.$C$32])/([.$O$9]-[.$O$8])+[$Home.$C$32]" office:value-type="float" office:value="434.519150927434" calcext:value-type="float">
            <text:p/>
          </table:table-cell>
          <table:table-cell table:formula="of:=FLOOR([.I5];1)" office:value-type="float" office:value="434" calcext:value-type="float">
            <text:p/>
          </table:table-cell>
          <table:table-cell table:formula="of:=CONCATENATE([.G5];&quot;,&quot;;[.J5];&quot;,&quot;;&quot;basic&quot;;&quot;,&quot;;[.D5])" office:value-type="string" office:string-value="3160,434,basic,null" calcext:value-type="string">
            <text:p>3160,434,basic,null</text:p>
          </table:table-cell>
          <table:table-cell table:formula="of:=[.H5]*[$Home.$F$30]" office:value-type="float" office:value="4105.96527188672" calcext:value-type="float">
            <text:p/>
          </table:table-cell>
          <table:table-cell table:formula="of:=[.E5]/60/60/24" office:value-type="float" office:value="37.5609606481481" calcext:value-type="float">
            <text:p/>
          </table:table-cell>
          <table:table-cell table:number-columns-repeated="2"/>
          <table:table-cell table:formula="of:=IF([.$D5]=[.P$1];1;0)" office:value-type="float" office:value="1" calcext:value-type="float">
            <text:p/>
          </table:table-cell>
          <table:table-cell table:formula="of:=IF([.$D5]=[.Q$1];1;0)" office:value-type="float" office:value="0" calcext:value-type="float">
            <text:p/>
          </table:table-cell>
          <table:table-cell table:formula="of:=IF([.$D5]=[.R$1];1;0)" office:value-type="float" office:value="0" calcext:value-type="float">
            <text:p/>
          </table:table-cell>
          <table:table-cell table:formula="of:=IF([.$D5]=[.S$1];1;0)" office:value-type="float" office:value="0" calcext:value-type="float">
            <text:p/>
          </table:table-cell>
          <table:table-cell table:formula="of:=IF([.$D5]=[.T$1];1;0)" office:value-type="float" office:value="0" calcext:value-type="float">
            <text:p/>
          </table:table-cell>
          <table:table-cell table:formula="of:=IF([.$D5]=[.U$1];1;0)" office:value-type="float" office:value="0" calcext:value-type="float">
            <text:p/>
          </table:table-cell>
          <table:table-cell table:formula="of:=IF([.$D5]=[.V$1];1;0)" office:value-type="float" office:value="0" calcext:value-type="float">
            <text:p/>
          </table:table-cell>
          <table:table-cell table:formula="of:=IF([.$D5]=[.W$1];1;0)" office:value-type="float" office:value="0" calcext:value-type="float">
            <text:p/>
          </table:table-cell>
          <table:table-cell table:formula="of:=IF([.$D5]=[.X$1];1;0)" office:value-type="float" office:value="0" calcext:value-type="float">
            <text:p/>
          </table:table-cell>
          <table:table-cell table:formula="of:=IF([.$D5]=[.Y$1];1;0)" office:value-type="float" office:value="0" calcext:value-type="float">
            <text:p/>
          </table:table-cell>
          <table:table-cell table:formula="of:=IF([.$D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8199" calcext:value-type="float">
            <text:p>38199</text:p>
          </table:table-cell>
          <table:table-cell office:value-type="float" office:value="1391997419" calcext:value-type="float">
            <text:p>1391997419</text:p>
          </table:table-cell>
          <table:table-cell office:value-type="float" office:value="1390934201" calcext:value-type="float">
            <text:p>1390934201</text:p>
          </table:table-cell>
          <table:table-cell office:value-type="string" calcext:value-type="string">
            <text:p>Python</text:p>
          </table:table-cell>
          <table:table-cell table:formula="of:=[.B6]-[.C6]" office:value-type="float" office:value="1063218" calcext:value-type="float">
            <text:p/>
          </table:table-cell>
          <table:table-cell table:formula="of:=([.C6]*1000-[$Home.$C$11])*[$Home.$C$24]/[$Home.$F$8]" office:value-type="float" office:value="23676.455910939" calcext:value-type="float">
            <text:p/>
          </table:table-cell>
          <table:table-cell table:formula="of:=FLOOR([.F6];1)" office:value-type="float" office:value="23676" calcext:value-type="float">
            <text:p/>
          </table:table-cell>
          <table:table-cell table:formula="of:=[.A6]/[.E6]" office:value-type="float" office:value="0.0359277213139732" calcext:value-type="float">
            <text:p/>
          </table:table-cell>
          <table:table-cell table:formula="of:=([.H6]-[.$O$8])*([$Home.$C$33]-[$Home.$C$32])/([.$O$9]-[.$O$8])+[$Home.$C$32]" office:value-type="float" office:value="363.496891851514" calcext:value-type="float">
            <text:p/>
          </table:table-cell>
          <table:table-cell table:formula="of:=FLOOR([.I6];1)" office:value-type="float" office:value="363" calcext:value-type="float">
            <text:p/>
          </table:table-cell>
          <table:table-cell table:formula="of:=CONCATENATE([.G6];&quot;,&quot;;[.J6];&quot;,&quot;;&quot;basic&quot;;&quot;,&quot;;[.D6])" office:value-type="string" office:string-value="23676,363,basic,Python" calcext:value-type="string">
            <text:p>23676,363,basic,Python</text:p>
          </table:table-cell>
          <table:table-cell table:formula="of:=[.H6]*[$Home.$F$30]" office:value-type="float" office:value="3104.15512152729" calcext:value-type="float">
            <text:p/>
          </table:table-cell>
          <table:table-cell table:formula="of:=[.E6]/60/60/24" office:value-type="float" office:value="12.3057638888889" calcext:value-type="float">
            <text:p/>
          </table:table-cell>
          <table:table-cell table:number-columns-repeated="2"/>
          <table:table-cell table:formula="of:=IF([.$D6]=[.P$1];1;0)" office:value-type="float" office:value="0" calcext:value-type="float">
            <text:p/>
          </table:table-cell>
          <table:table-cell table:formula="of:=IF([.$D6]=[.Q$1];1;0)" office:value-type="float" office:value="0" calcext:value-type="float">
            <text:p/>
          </table:table-cell>
          <table:table-cell table:formula="of:=IF([.$D6]=[.R$1];1;0)" office:value-type="float" office:value="0" calcext:value-type="float">
            <text:p/>
          </table:table-cell>
          <table:table-cell table:formula="of:=IF([.$D6]=[.S$1];1;0)" office:value-type="float" office:value="0" calcext:value-type="float">
            <text:p/>
          </table:table-cell>
          <table:table-cell table:formula="of:=IF([.$D6]=[.T$1];1;0)" office:value-type="float" office:value="0" calcext:value-type="float">
            <text:p/>
          </table:table-cell>
          <table:table-cell table:formula="of:=IF([.$D6]=[.U$1];1;0)" office:value-type="float" office:value="0" calcext:value-type="float">
            <text:p/>
          </table:table-cell>
          <table:table-cell table:formula="of:=IF([.$D6]=[.V$1];1;0)" office:value-type="float" office:value="1" calcext:value-type="float">
            <text:p/>
          </table:table-cell>
          <table:table-cell table:formula="of:=IF([.$D6]=[.W$1];1;0)" office:value-type="float" office:value="0" calcext:value-type="float">
            <text:p/>
          </table:table-cell>
          <table:table-cell table:formula="of:=IF([.$D6]=[.X$1];1;0)" office:value-type="float" office:value="0" calcext:value-type="float">
            <text:p/>
          </table:table-cell>
          <table:table-cell table:formula="of:=IF([.$D6]=[.Y$1];1;0)" office:value-type="float" office:value="0" calcext:value-type="float">
            <text:p/>
          </table:table-cell>
          <table:table-cell table:formula="of:=IF([.$D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3890" calcext:value-type="float">
            <text:p>13890</text:p>
          </table:table-cell>
          <table:table-cell office:value-type="float" office:value="1401440416" calcext:value-type="float">
            <text:p>1401440416</text:p>
          </table:table-cell>
          <table:table-cell office:value-type="float" office:value="1401009711" calcext:value-type="float">
            <text:p>1401009711</text:p>
          </table:table-cell>
          <table:table-cell office:value-type="string" calcext:value-type="string">
            <text:p>null</text:p>
          </table:table-cell>
          <table:table-cell table:formula="of:=[.B7]-[.C7]" office:value-type="float" office:value="430705" calcext:value-type="float">
            <text:p/>
          </table:table-cell>
          <table:table-cell table:formula="of:=([.C7]*1000-[$Home.$C$11])*[$Home.$C$24]/[$Home.$F$8]" office:value-type="float" office:value="27650.4343865531" calcext:value-type="float">
            <text:p/>
          </table:table-cell>
          <table:table-cell table:formula="of:=FLOOR([.F7];1)" office:value-type="float" office:value="27650" calcext:value-type="float">
            <text:p/>
          </table:table-cell>
          <table:table-cell table:formula="of:=[.A7]/[.E7]" office:value-type="float" office:value="0.0322494514807119" calcext:value-type="float">
            <text:p/>
          </table:table-cell>
          <table:table-cell table:formula="of:=([.H7]-[.$O$8])*([$Home.$C$33]-[$Home.$C$32])/([.$O$9]-[.$O$8])+[$Home.$C$32]" office:value-type="float" office:value="340.966622571114" calcext:value-type="float">
            <text:p/>
          </table:table-cell>
          <table:table-cell table:formula="of:=FLOOR([.I7];1)" office:value-type="float" office:value="340" calcext:value-type="float">
            <text:p/>
          </table:table-cell>
          <table:table-cell table:formula="of:=CONCATENATE([.G7];&quot;,&quot;;[.J7];&quot;,&quot;;&quot;basic&quot;;&quot;,&quot;;[.D7])" office:value-type="string" office:string-value="27650,340,basic,null" calcext:value-type="string">
            <text:p>27650,340,basic,null</text:p>
          </table:table-cell>
          <table:table-cell table:formula="of:=[.H7]*[$Home.$F$30]" office:value-type="float" office:value="2786.3526079335" calcext:value-type="float">
            <text:p/>
          </table:table-cell>
          <table:table-cell table:formula="of:=[.E7]/60/60/24" office:value-type="float" office:value="4.98501157407407" calcext:value-type="float">
            <text:p/>
          </table:table-cell>
          <table:table-cell table:number-columns-repeated="2"/>
          <table:table-cell table:formula="of:=IF([.$D7]=[.P$1];1;0)" office:value-type="float" office:value="1" calcext:value-type="float">
            <text:p/>
          </table:table-cell>
          <table:table-cell table:formula="of:=IF([.$D7]=[.Q$1];1;0)" office:value-type="float" office:value="0" calcext:value-type="float">
            <text:p/>
          </table:table-cell>
          <table:table-cell table:formula="of:=IF([.$D7]=[.R$1];1;0)" office:value-type="float" office:value="0" calcext:value-type="float">
            <text:p/>
          </table:table-cell>
          <table:table-cell table:formula="of:=IF([.$D7]=[.S$1];1;0)" office:value-type="float" office:value="0" calcext:value-type="float">
            <text:p/>
          </table:table-cell>
          <table:table-cell table:formula="of:=IF([.$D7]=[.T$1];1;0)" office:value-type="float" office:value="0" calcext:value-type="float">
            <text:p/>
          </table:table-cell>
          <table:table-cell table:formula="of:=IF([.$D7]=[.U$1];1;0)" office:value-type="float" office:value="0" calcext:value-type="float">
            <text:p/>
          </table:table-cell>
          <table:table-cell table:formula="of:=IF([.$D7]=[.V$1];1;0)" office:value-type="float" office:value="0" calcext:value-type="float">
            <text:p/>
          </table:table-cell>
          <table:table-cell table:formula="of:=IF([.$D7]=[.W$1];1;0)" office:value-type="float" office:value="0" calcext:value-type="float">
            <text:p/>
          </table:table-cell>
          <table:table-cell table:formula="of:=IF([.$D7]=[.X$1];1;0)" office:value-type="float" office:value="0" calcext:value-type="float">
            <text:p/>
          </table:table-cell>
          <table:table-cell table:formula="of:=IF([.$D7]=[.Y$1];1;0)" office:value-type="float" office:value="0" calcext:value-type="float">
            <text:p/>
          </table:table-cell>
          <table:table-cell table:formula="of:=IF([.$D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9635" calcext:value-type="float">
            <text:p>39635</text:p>
          </table:table-cell>
          <table:table-cell office:value-type="float" office:value="1380939426" calcext:value-type="float">
            <text:p>1380939426</text:p>
          </table:table-cell>
          <table:table-cell office:value-type="float" office:value="1378406045" calcext:value-type="float">
            <text:p>1378406045</text:p>
          </table:table-cell>
          <table:table-cell office:value-type="string" calcext:value-type="string">
            <text:p>null</text:p>
          </table:table-cell>
          <table:table-cell table:formula="of:=[.B8]-[.C8]" office:value-type="float" office:value="2533381" calcext:value-type="float">
            <text:p/>
          </table:table-cell>
          <table:table-cell table:formula="of:=([.C8]*1000-[$Home.$C$11])*[$Home.$C$24]/[$Home.$F$8]" office:value-type="float" office:value="18735.1058171834" calcext:value-type="float">
            <text:p/>
          </table:table-cell>
          <table:table-cell table:formula="of:=FLOOR([.F8];1)" office:value-type="float" office:value="18735" calcext:value-type="float">
            <text:p/>
          </table:table-cell>
          <table:table-cell table:formula="of:=[.A8]/[.E8]" office:value-type="float" office:value="0.0156451003619274" calcext:value-type="float">
            <text:p/>
          </table:table-cell>
          <table:table-cell table:formula="of:=([.H8]-[.$O$8])*([$Home.$C$33]-[$Home.$C$32])/([.$O$9]-[.$O$8])+[$Home.$C$32]" office:value-type="float" office:value="239.26106020327" calcext:value-type="float">
            <text:p/>
          </table:table-cell>
          <table:table-cell table:formula="of:=FLOOR([.I8];1)" office:value-type="float" office:value="239" calcext:value-type="float">
            <text:p/>
          </table:table-cell>
          <table:table-cell table:formula="of:=CONCATENATE([.G8];&quot;,&quot;;[.J8];&quot;,&quot;;&quot;basic&quot;;&quot;,&quot;;[.D8])" office:value-type="string" office:string-value="18735,239,basic,null" calcext:value-type="string">
            <text:p>18735,239,basic,null</text:p>
          </table:table-cell>
          <table:table-cell table:formula="of:=[.H8]*[$Home.$F$30]" office:value-type="float" office:value="1351.73667127053" calcext:value-type="float">
            <text:p/>
          </table:table-cell>
          <table:table-cell table:formula="of:=[.E8]/60/60/24" office:value-type="float" office:value="29.3215393518519" calcext:value-type="float">
            <text:p/>
          </table:table-cell>
          <table:table-cell table:style-name="ce13" office:value-type="string" calcext:value-type="string">
            <text:p>Min Freq</text:p>
          </table:table-cell>
          <table:table-cell table:formula="of:=MIN([.H2:.H2551])" office:value-type="float" office:value="0.00107242655388566" calcext:value-type="float">
            <text:p/>
          </table:table-cell>
          <table:table-cell table:formula="of:=IF([.$D8]=[.P$1];1;0)" office:value-type="float" office:value="1" calcext:value-type="float">
            <text:p/>
          </table:table-cell>
          <table:table-cell table:formula="of:=IF([.$D8]=[.Q$1];1;0)" office:value-type="float" office:value="0" calcext:value-type="float">
            <text:p/>
          </table:table-cell>
          <table:table-cell table:formula="of:=IF([.$D8]=[.R$1];1;0)" office:value-type="float" office:value="0" calcext:value-type="float">
            <text:p/>
          </table:table-cell>
          <table:table-cell table:formula="of:=IF([.$D8]=[.S$1];1;0)" office:value-type="float" office:value="0" calcext:value-type="float">
            <text:p/>
          </table:table-cell>
          <table:table-cell table:formula="of:=IF([.$D8]=[.T$1];1;0)" office:value-type="float" office:value="0" calcext:value-type="float">
            <text:p/>
          </table:table-cell>
          <table:table-cell table:formula="of:=IF([.$D8]=[.U$1];1;0)" office:value-type="float" office:value="0" calcext:value-type="float">
            <text:p/>
          </table:table-cell>
          <table:table-cell table:formula="of:=IF([.$D8]=[.V$1];1;0)" office:value-type="float" office:value="0" calcext:value-type="float">
            <text:p/>
          </table:table-cell>
          <table:table-cell table:formula="of:=IF([.$D8]=[.W$1];1;0)" office:value-type="float" office:value="0" calcext:value-type="float">
            <text:p/>
          </table:table-cell>
          <table:table-cell table:formula="of:=IF([.$D8]=[.X$1];1;0)" office:value-type="float" office:value="0" calcext:value-type="float">
            <text:p/>
          </table:table-cell>
          <table:table-cell table:formula="of:=IF([.$D8]=[.Y$1];1;0)" office:value-type="float" office:value="0" calcext:value-type="float">
            <text:p/>
          </table:table-cell>
          <table:table-cell table:formula="of:=IF([.$D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1383650288" calcext:value-type="float">
            <text:p>1383650288</text:p>
          </table:table-cell>
          <table:table-cell office:value-type="float" office:value="1383138690" calcext:value-type="float">
            <text:p>1383138690</text:p>
          </table:table-cell>
          <table:table-cell office:value-type="string" calcext:value-type="string">
            <text:p>null</text:p>
          </table:table-cell>
          <table:table-cell table:formula="of:=[.B9]-[.C9]" office:value-type="float" office:value="511598" calcext:value-type="float">
            <text:p/>
          </table:table-cell>
          <table:table-cell table:formula="of:=([.C9]*1000-[$Home.$C$11])*[$Home.$C$24]/[$Home.$F$8]" office:value-type="float" office:value="20601.7536953278" calcext:value-type="float">
            <text:p/>
          </table:table-cell>
          <table:table-cell table:formula="of:=FLOOR([.F9];1)" office:value-type="float" office:value="20601" calcext:value-type="float">
            <text:p/>
          </table:table-cell>
          <table:table-cell table:formula="of:=[.A9]/[.E9]" office:value-type="float" office:value="0.0152307084859597" calcext:value-type="float">
            <text:p/>
          </table:table-cell>
          <table:table-cell table:formula="of:=([.H9]-[.$O$8])*([$Home.$C$33]-[$Home.$C$32])/([.$O$9]-[.$O$8])+[$Home.$C$32]" office:value-type="float" office:value="236.722812337728" calcext:value-type="float">
            <text:p/>
          </table:table-cell>
          <table:table-cell table:formula="of:=FLOOR([.I9];1)" office:value-type="float" office:value="236" calcext:value-type="float">
            <text:p/>
          </table:table-cell>
          <table:table-cell table:formula="of:=CONCATENATE([.G9];&quot;,&quot;;[.J9];&quot;,&quot;;&quot;basic&quot;;&quot;,&quot;;[.D9])" office:value-type="string" office:string-value="20601,236,basic,null" calcext:value-type="string">
            <text:p>20601,236,basic,null</text:p>
          </table:table-cell>
          <table:table-cell table:formula="of:=[.H9]*[$Home.$F$30]" office:value-type="float" office:value="1315.93321318692" calcext:value-type="float">
            <text:p/>
          </table:table-cell>
          <table:table-cell table:formula="of:=[.E9]/60/60/24" office:value-type="float" office:value="5.92127314814815" calcext:value-type="float">
            <text:p/>
          </table:table-cell>
          <table:table-cell table:style-name="ce13" office:value-type="string" calcext:value-type="string">
            <text:p>Max Freq</text:p>
          </table:table-cell>
          <table:table-cell table:formula="of:=MAX([.H2:.H2551])" office:value-type="float" office:value="0.123516696554064" calcext:value-type="float">
            <text:p/>
          </table:table-cell>
          <table:table-cell table:formula="of:=IF([.$D9]=[.P$1];1;0)" office:value-type="float" office:value="1" calcext:value-type="float">
            <text:p/>
          </table:table-cell>
          <table:table-cell table:formula="of:=IF([.$D9]=[.Q$1];1;0)" office:value-type="float" office:value="0" calcext:value-type="float">
            <text:p/>
          </table:table-cell>
          <table:table-cell table:formula="of:=IF([.$D9]=[.R$1];1;0)" office:value-type="float" office:value="0" calcext:value-type="float">
            <text:p/>
          </table:table-cell>
          <table:table-cell table:formula="of:=IF([.$D9]=[.S$1];1;0)" office:value-type="float" office:value="0" calcext:value-type="float">
            <text:p/>
          </table:table-cell>
          <table:table-cell table:formula="of:=IF([.$D9]=[.T$1];1;0)" office:value-type="float" office:value="0" calcext:value-type="float">
            <text:p/>
          </table:table-cell>
          <table:table-cell table:formula="of:=IF([.$D9]=[.U$1];1;0)" office:value-type="float" office:value="0" calcext:value-type="float">
            <text:p/>
          </table:table-cell>
          <table:table-cell table:formula="of:=IF([.$D9]=[.V$1];1;0)" office:value-type="float" office:value="0" calcext:value-type="float">
            <text:p/>
          </table:table-cell>
          <table:table-cell table:formula="of:=IF([.$D9]=[.W$1];1;0)" office:value-type="float" office:value="0" calcext:value-type="float">
            <text:p/>
          </table:table-cell>
          <table:table-cell table:formula="of:=IF([.$D9]=[.X$1];1;0)" office:value-type="float" office:value="0" calcext:value-type="float">
            <text:p/>
          </table:table-cell>
          <table:table-cell table:formula="of:=IF([.$D9]=[.Y$1];1;0)" office:value-type="float" office:value="0" calcext:value-type="float">
            <text:p/>
          </table:table-cell>
          <table:table-cell table:formula="of:=IF([.$D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5769" calcext:value-type="float">
            <text:p>95769</text:p>
          </table:table-cell>
          <table:table-cell office:value-type="float" office:value="1381122235" calcext:value-type="float">
            <text:p>1381122235</text:p>
          </table:table-cell>
          <table:table-cell office:value-type="float" office:value="1374723231" calcext:value-type="float">
            <text:p>1374723231</text:p>
          </table:table-cell>
          <table:table-cell office:value-type="string" calcext:value-type="string">
            <text:p>null</text:p>
          </table:table-cell>
          <table:table-cell table:formula="of:=[.B10]-[.C10]" office:value-type="float" office:value="6399004" calcext:value-type="float">
            <text:p/>
          </table:table-cell>
          <table:table-cell table:formula="of:=([.C10]*1000-[$Home.$C$11])*[$Home.$C$24]/[$Home.$F$8]" office:value-type="float" office:value="17282.5318466658" calcext:value-type="float">
            <text:p/>
          </table:table-cell>
          <table:table-cell table:formula="of:=FLOOR([.F10];1)" office:value-type="float" office:value="17282" calcext:value-type="float">
            <text:p/>
          </table:table-cell>
          <table:table-cell table:formula="of:=[.A10]/[.E10]" office:value-type="float" office:value="0.0149662353703795" calcext:value-type="float">
            <text:p/>
          </table:table-cell>
          <table:table-cell table:formula="of:=([.H10]-[.$O$8])*([$Home.$C$33]-[$Home.$C$32])/([.$O$9]-[.$O$8])+[$Home.$C$32]" office:value-type="float" office:value="235.102852198435" calcext:value-type="float">
            <text:p/>
          </table:table-cell>
          <table:table-cell table:formula="of:=FLOOR([.I10];1)" office:value-type="float" office:value="235" calcext:value-type="float">
            <text:p/>
          </table:table-cell>
          <table:table-cell table:formula="of:=CONCATENATE([.G10];&quot;,&quot;;[.J10];&quot;,&quot;;&quot;basic&quot;;&quot;,&quot;;[.D10])" office:value-type="string" office:string-value="17282,235,basic,null" calcext:value-type="string">
            <text:p>17282,235,basic,null</text:p>
          </table:table-cell>
          <table:table-cell table:formula="of:=[.H10]*[$Home.$F$30]" office:value-type="float" office:value="1293.08273600079" calcext:value-type="float">
            <text:p/>
          </table:table-cell>
          <table:table-cell table:formula="of:=[.E10]/60/60/24" office:value-type="float" office:value="74.0625462962963" calcext:value-type="float">
            <text:p/>
          </table:table-cell>
          <table:table-cell table:style-name="ce13" office:value-type="string" calcext:value-type="string">
            <text:p>Alpha</text:p>
          </table:table-cell>
          <table:table-cell table:formula="of:=([Home.C33]-[Home.C32])/([.O9]-[.O8])" office:value-type="float" office:value="6125.23558676048" calcext:value-type="float">
            <text:p/>
          </table:table-cell>
          <table:table-cell table:formula="of:=IF([.$D10]=[.P$1];1;0)" office:value-type="float" office:value="1" calcext:value-type="float">
            <text:p/>
          </table:table-cell>
          <table:table-cell table:formula="of:=IF([.$D10]=[.Q$1];1;0)" office:value-type="float" office:value="0" calcext:value-type="float">
            <text:p/>
          </table:table-cell>
          <table:table-cell table:formula="of:=IF([.$D10]=[.R$1];1;0)" office:value-type="float" office:value="0" calcext:value-type="float">
            <text:p/>
          </table:table-cell>
          <table:table-cell table:formula="of:=IF([.$D10]=[.S$1];1;0)" office:value-type="float" office:value="0" calcext:value-type="float">
            <text:p/>
          </table:table-cell>
          <table:table-cell table:formula="of:=IF([.$D10]=[.T$1];1;0)" office:value-type="float" office:value="0" calcext:value-type="float">
            <text:p/>
          </table:table-cell>
          <table:table-cell table:formula="of:=IF([.$D10]=[.U$1];1;0)" office:value-type="float" office:value="0" calcext:value-type="float">
            <text:p/>
          </table:table-cell>
          <table:table-cell table:formula="of:=IF([.$D10]=[.V$1];1;0)" office:value-type="float" office:value="0" calcext:value-type="float">
            <text:p/>
          </table:table-cell>
          <table:table-cell table:formula="of:=IF([.$D10]=[.W$1];1;0)" office:value-type="float" office:value="0" calcext:value-type="float">
            <text:p/>
          </table:table-cell>
          <table:table-cell table:formula="of:=IF([.$D10]=[.X$1];1;0)" office:value-type="float" office:value="0" calcext:value-type="float">
            <text:p/>
          </table:table-cell>
          <table:table-cell table:formula="of:=IF([.$D10]=[.Y$1];1;0)" office:value-type="float" office:value="0" calcext:value-type="float">
            <text:p/>
          </table:table-cell>
          <table:table-cell table:formula="of:=IF([.$D1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1164" calcext:value-type="float">
            <text:p>31164</text:p>
          </table:table-cell>
          <table:table-cell office:value-type="float" office:value="1398161318" calcext:value-type="float">
            <text:p>1398161318</text:p>
          </table:table-cell>
          <table:table-cell office:value-type="float" office:value="1395650556" calcext:value-type="float">
            <text:p>1395650556</text:p>
          </table:table-cell>
          <table:table-cell office:value-type="string" calcext:value-type="string">
            <text:p>CSS</text:p>
          </table:table-cell>
          <table:table-cell table:formula="of:=[.B11]-[.C11]" office:value-type="float" office:value="2510762" calcext:value-type="float">
            <text:p/>
          </table:table-cell>
          <table:table-cell table:formula="of:=([.C11]*1000-[$Home.$C$11])*[$Home.$C$24]/[$Home.$F$8]" office:value-type="float" office:value="25536.6786940393" calcext:value-type="float">
            <text:p/>
          </table:table-cell>
          <table:table-cell table:formula="of:=FLOOR([.F11];1)" office:value-type="float" office:value="25536" calcext:value-type="float">
            <text:p/>
          </table:table-cell>
          <table:table-cell table:formula="of:=[.A11]/[.E11]" office:value-type="float" office:value="0.0124121680987684" calcext:value-type="float">
            <text:p/>
          </table:table-cell>
          <table:table-cell table:formula="of:=([.H11]-[.$O$8])*([$Home.$C$33]-[$Home.$C$32])/([.$O$9]-[.$O$8])+[$Home.$C$32]" office:value-type="float" office:value="219.458588455382" calcext:value-type="float">
            <text:p/>
          </table:table-cell>
          <table:table-cell table:formula="of:=FLOOR([.I11];1)" office:value-type="float" office:value="219" calcext:value-type="float">
            <text:p/>
          </table:table-cell>
          <table:table-cell table:formula="of:=CONCATENATE([.G11];&quot;,&quot;;[.J11];&quot;,&quot;;&quot;basic&quot;;&quot;,&quot;;[.D11])" office:value-type="string" office:string-value="25536,219,basic,CSS" calcext:value-type="string">
            <text:p>25536,219,basic,CSS</text:p>
          </table:table-cell>
          <table:table-cell table:formula="of:=[.H11]*[$Home.$F$30]" office:value-type="float" office:value="1072.41132373359" calcext:value-type="float">
            <text:p/>
          </table:table-cell>
          <table:table-cell table:formula="of:=[.E11]/60/60/24" office:value-type="float" office:value="29.0597453703704" calcext:value-type="float">
            <text:p/>
          </table:table-cell>
          <table:table-cell table:number-columns-repeated="2"/>
          <table:table-cell table:formula="of:=IF([.$D11]=[.P$1];1;0)" office:value-type="float" office:value="0" calcext:value-type="float">
            <text:p/>
          </table:table-cell>
          <table:table-cell table:formula="of:=IF([.$D11]=[.Q$1];1;0)" office:value-type="float" office:value="0" calcext:value-type="float">
            <text:p/>
          </table:table-cell>
          <table:table-cell table:formula="of:=IF([.$D11]=[.R$1];1;0)" office:value-type="float" office:value="0" calcext:value-type="float">
            <text:p/>
          </table:table-cell>
          <table:table-cell table:formula="of:=IF([.$D11]=[.S$1];1;0)" office:value-type="float" office:value="0" calcext:value-type="float">
            <text:p/>
          </table:table-cell>
          <table:table-cell table:formula="of:=IF([.$D11]=[.T$1];1;0)" office:value-type="float" office:value="0" calcext:value-type="float">
            <text:p/>
          </table:table-cell>
          <table:table-cell table:formula="of:=IF([.$D11]=[.U$1];1;0)" office:value-type="float" office:value="0" calcext:value-type="float">
            <text:p/>
          </table:table-cell>
          <table:table-cell table:formula="of:=IF([.$D11]=[.V$1];1;0)" office:value-type="float" office:value="0" calcext:value-type="float">
            <text:p/>
          </table:table-cell>
          <table:table-cell table:formula="of:=IF([.$D11]=[.W$1];1;0)" office:value-type="float" office:value="0" calcext:value-type="float">
            <text:p/>
          </table:table-cell>
          <table:table-cell table:formula="of:=IF([.$D11]=[.X$1];1;0)" office:value-type="float" office:value="0" calcext:value-type="float">
            <text:p/>
          </table:table-cell>
          <table:table-cell table:formula="of:=IF([.$D11]=[.Y$1];1;0)" office:value-type="float" office:value="0" calcext:value-type="float">
            <text:p/>
          </table:table-cell>
          <table:table-cell table:formula="of:=IF([.$D1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4963" calcext:value-type="float">
            <text:p>44963</text:p>
          </table:table-cell>
          <table:table-cell office:value-type="float" office:value="1351538505" calcext:value-type="float">
            <text:p>1351538505</text:p>
          </table:table-cell>
          <table:table-cell office:value-type="float" office:value="1347370856" calcext:value-type="float">
            <text:p>1347370856</text:p>
          </table:table-cell>
          <table:table-cell office:value-type="string" calcext:value-type="string">
            <text:p>JavaScript</text:p>
          </table:table-cell>
          <table:table-cell table:formula="of:=[.B12]-[.C12]" office:value-type="float" office:value="4167649" calcext:value-type="float">
            <text:p/>
          </table:table-cell>
          <table:table-cell table:formula="of:=([.C12]*1000-[$Home.$C$11])*[$Home.$C$24]/[$Home.$F$8]" office:value-type="float" office:value="6494.21944293395" calcext:value-type="float">
            <text:p/>
          </table:table-cell>
          <table:table-cell table:formula="of:=FLOOR([.F12];1)" office:value-type="float" office:value="6494" calcext:value-type="float">
            <text:p/>
          </table:table-cell>
          <table:table-cell table:formula="of:=[.A12]/[.E12]" office:value-type="float" office:value="0.0107885764852078" calcext:value-type="float">
            <text:p/>
          </table:table-cell>
          <table:table-cell table:formula="of:=([.H12]-[.$O$8])*([$Home.$C$33]-[$Home.$C$32])/([.$O$9]-[.$O$8])+[$Home.$C$32]" office:value-type="float" office:value="209.513707325635" calcext:value-type="float">
            <text:p/>
          </table:table-cell>
          <table:table-cell table:formula="of:=FLOOR([.I12];1)" office:value-type="float" office:value="209" calcext:value-type="float">
            <text:p/>
          </table:table-cell>
          <table:table-cell table:formula="of:=CONCATENATE([.G12];&quot;,&quot;;[.J12];&quot;,&quot;;&quot;basic&quot;;&quot;,&quot;;[.D12])" office:value-type="string" office:string-value="6494,209,basic,JavaScript" calcext:value-type="string">
            <text:p>6494,209,basic,JavaScript</text:p>
          </table:table-cell>
          <table:table-cell table:formula="of:=[.H12]*[$Home.$F$30]" office:value-type="float" office:value="932.133008321958" calcext:value-type="float">
            <text:p/>
          </table:table-cell>
          <table:table-cell table:formula="of:=[.E12]/60/60/24" office:value-type="float" office:value="48.2366782407407" calcext:value-type="float">
            <text:p/>
          </table:table-cell>
          <table:table-cell table:number-columns-repeated="2"/>
          <table:table-cell table:formula="of:=IF([.$D12]=[.P$1];1;0)" office:value-type="float" office:value="0" calcext:value-type="float">
            <text:p/>
          </table:table-cell>
          <table:table-cell table:formula="of:=IF([.$D12]=[.Q$1];1;0)" office:value-type="float" office:value="1" calcext:value-type="float">
            <text:p/>
          </table:table-cell>
          <table:table-cell table:formula="of:=IF([.$D12]=[.R$1];1;0)" office:value-type="float" office:value="0" calcext:value-type="float">
            <text:p/>
          </table:table-cell>
          <table:table-cell table:formula="of:=IF([.$D12]=[.S$1];1;0)" office:value-type="float" office:value="0" calcext:value-type="float">
            <text:p/>
          </table:table-cell>
          <table:table-cell table:formula="of:=IF([.$D12]=[.T$1];1;0)" office:value-type="float" office:value="0" calcext:value-type="float">
            <text:p/>
          </table:table-cell>
          <table:table-cell table:formula="of:=IF([.$D12]=[.U$1];1;0)" office:value-type="float" office:value="0" calcext:value-type="float">
            <text:p/>
          </table:table-cell>
          <table:table-cell table:formula="of:=IF([.$D12]=[.V$1];1;0)" office:value-type="float" office:value="0" calcext:value-type="float">
            <text:p/>
          </table:table-cell>
          <table:table-cell table:formula="of:=IF([.$D12]=[.W$1];1;0)" office:value-type="float" office:value="0" calcext:value-type="float">
            <text:p/>
          </table:table-cell>
          <table:table-cell table:formula="of:=IF([.$D12]=[.X$1];1;0)" office:value-type="float" office:value="0" calcext:value-type="float">
            <text:p/>
          </table:table-cell>
          <table:table-cell table:formula="of:=IF([.$D12]=[.Y$1];1;0)" office:value-type="float" office:value="0" calcext:value-type="float">
            <text:p/>
          </table:table-cell>
          <table:table-cell table:formula="of:=IF([.$D1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5098" calcext:value-type="float">
            <text:p>15098</text:p>
          </table:table-cell>
          <table:table-cell office:value-type="float" office:value="1373774488" calcext:value-type="float">
            <text:p>1373774488</text:p>
          </table:table-cell>
          <table:table-cell office:value-type="float" office:value="1372374429" calcext:value-type="float">
            <text:p>1372374429</text:p>
          </table:table-cell>
          <table:table-cell office:value-type="string" calcext:value-type="string">
            <text:p>Python</text:p>
          </table:table-cell>
          <table:table-cell table:formula="of:=[.B13]-[.C13]" office:value-type="float" office:value="1400059" calcext:value-type="float">
            <text:p/>
          </table:table-cell>
          <table:table-cell table:formula="of:=([.C13]*1000-[$Home.$C$11])*[$Home.$C$24]/[$Home.$F$8]" office:value-type="float" office:value="16356.1183359374" calcext:value-type="float">
            <text:p/>
          </table:table-cell>
          <table:table-cell table:formula="of:=FLOOR([.F13];1)" office:value-type="float" office:value="16356" calcext:value-type="float">
            <text:p/>
          </table:table-cell>
          <table:table-cell table:formula="of:=[.A13]/[.E13]" office:value-type="float" office:value="0.0107838312528258" calcext:value-type="float">
            <text:p/>
          </table:table-cell>
          <table:table-cell table:formula="of:=([.H13]-[.$O$8])*([$Home.$C$33]-[$Home.$C$32])/([.$O$9]-[.$O$8])+[$Home.$C$32]" office:value-type="float" office:value="209.484641659381" calcext:value-type="float">
            <text:p/>
          </table:table-cell>
          <table:table-cell table:formula="of:=FLOOR([.I13];1)" office:value-type="float" office:value="209" calcext:value-type="float">
            <text:p/>
          </table:table-cell>
          <table:table-cell table:formula="of:=CONCATENATE([.G13];&quot;,&quot;;[.J13];&quot;,&quot;;&quot;basic&quot;;&quot;,&quot;;[.D13])" office:value-type="string" office:string-value="16356,209,basic,Python" calcext:value-type="string">
            <text:p>16356,209,basic,Python</text:p>
          </table:table-cell>
          <table:table-cell table:formula="of:=[.H13]*[$Home.$F$30]" office:value-type="float" office:value="931.723020244147" calcext:value-type="float">
            <text:p/>
          </table:table-cell>
          <table:table-cell table:formula="of:=[.E13]/60/60/24" office:value-type="float" office:value="16.2043865740741" calcext:value-type="float">
            <text:p/>
          </table:table-cell>
          <table:table-cell table:number-columns-repeated="2"/>
          <table:table-cell table:formula="of:=IF([.$D13]=[.P$1];1;0)" office:value-type="float" office:value="0" calcext:value-type="float">
            <text:p/>
          </table:table-cell>
          <table:table-cell table:formula="of:=IF([.$D13]=[.Q$1];1;0)" office:value-type="float" office:value="0" calcext:value-type="float">
            <text:p/>
          </table:table-cell>
          <table:table-cell table:formula="of:=IF([.$D13]=[.R$1];1;0)" office:value-type="float" office:value="0" calcext:value-type="float">
            <text:p/>
          </table:table-cell>
          <table:table-cell table:formula="of:=IF([.$D13]=[.S$1];1;0)" office:value-type="float" office:value="0" calcext:value-type="float">
            <text:p/>
          </table:table-cell>
          <table:table-cell table:formula="of:=IF([.$D13]=[.T$1];1;0)" office:value-type="float" office:value="0" calcext:value-type="float">
            <text:p/>
          </table:table-cell>
          <table:table-cell table:formula="of:=IF([.$D13]=[.U$1];1;0)" office:value-type="float" office:value="0" calcext:value-type="float">
            <text:p/>
          </table:table-cell>
          <table:table-cell table:formula="of:=IF([.$D13]=[.V$1];1;0)" office:value-type="float" office:value="1" calcext:value-type="float">
            <text:p/>
          </table:table-cell>
          <table:table-cell table:formula="of:=IF([.$D13]=[.W$1];1;0)" office:value-type="float" office:value="0" calcext:value-type="float">
            <text:p/>
          </table:table-cell>
          <table:table-cell table:formula="of:=IF([.$D13]=[.X$1];1;0)" office:value-type="float" office:value="0" calcext:value-type="float">
            <text:p/>
          </table:table-cell>
          <table:table-cell table:formula="of:=IF([.$D13]=[.Y$1];1;0)" office:value-type="float" office:value="0" calcext:value-type="float">
            <text:p/>
          </table:table-cell>
          <table:table-cell table:formula="of:=IF([.$D1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7268" calcext:value-type="float">
            <text:p>27268</text:p>
          </table:table-cell>
          <table:table-cell office:value-type="float" office:value="1407049513" calcext:value-type="float">
            <text:p>1407049513</text:p>
          </table:table-cell>
          <table:table-cell office:value-type="float" office:value="1404434803" calcext:value-type="float">
            <text:p>1404434803</text:p>
          </table:table-cell>
          <table:table-cell office:value-type="string" calcext:value-type="string">
            <text:p>JavaScript</text:p>
          </table:table-cell>
          <table:table-cell table:formula="of:=[.B14]-[.C14]" office:value-type="float" office:value="2614710" calcext:value-type="float">
            <text:p/>
          </table:table-cell>
          <table:table-cell table:formula="of:=([.C14]*1000-[$Home.$C$11])*[$Home.$C$24]/[$Home.$F$8]" office:value-type="float" office:value="29001.357752715" calcext:value-type="float">
            <text:p/>
          </table:table-cell>
          <table:table-cell table:formula="of:=FLOOR([.F14];1)" office:value-type="float" office:value="29001" calcext:value-type="float">
            <text:p/>
          </table:table-cell>
          <table:table-cell table:formula="of:=[.A14]/[.E14]" office:value-type="float" office:value="0.0104286899885647" calcext:value-type="float">
            <text:p/>
          </table:table-cell>
          <table:table-cell table:formula="of:=([.H14]-[.$O$8])*([$Home.$C$33]-[$Home.$C$32])/([.$O$9]-[.$O$8])+[$Home.$C$32]" office:value-type="float" office:value="207.309317749202" calcext:value-type="float">
            <text:p/>
          </table:table-cell>
          <table:table-cell table:formula="of:=FLOOR([.I14];1)" office:value-type="float" office:value="207" calcext:value-type="float">
            <text:p/>
          </table:table-cell>
          <table:table-cell table:formula="of:=CONCATENATE([.G14];&quot;,&quot;;[.J14];&quot;,&quot;;&quot;basic&quot;;&quot;,&quot;;[.D14])" office:value-type="string" office:string-value="29001,207,basic,JavaScript" calcext:value-type="string">
            <text:p>29001,207,basic,JavaScript</text:p>
          </table:table-cell>
          <table:table-cell table:formula="of:=[.H14]*[$Home.$F$30]" office:value-type="float" office:value="901.03881501199" calcext:value-type="float">
            <text:p/>
          </table:table-cell>
          <table:table-cell table:formula="of:=[.E14]/60/60/24" office:value-type="float" office:value="30.2628472222222" calcext:value-type="float">
            <text:p/>
          </table:table-cell>
          <table:table-cell table:number-columns-repeated="2"/>
          <table:table-cell table:formula="of:=IF([.$D14]=[.P$1];1;0)" office:value-type="float" office:value="0" calcext:value-type="float">
            <text:p/>
          </table:table-cell>
          <table:table-cell table:formula="of:=IF([.$D14]=[.Q$1];1;0)" office:value-type="float" office:value="1" calcext:value-type="float">
            <text:p/>
          </table:table-cell>
          <table:table-cell table:formula="of:=IF([.$D14]=[.R$1];1;0)" office:value-type="float" office:value="0" calcext:value-type="float">
            <text:p/>
          </table:table-cell>
          <table:table-cell table:formula="of:=IF([.$D14]=[.S$1];1;0)" office:value-type="float" office:value="0" calcext:value-type="float">
            <text:p/>
          </table:table-cell>
          <table:table-cell table:formula="of:=IF([.$D14]=[.T$1];1;0)" office:value-type="float" office:value="0" calcext:value-type="float">
            <text:p/>
          </table:table-cell>
          <table:table-cell table:formula="of:=IF([.$D14]=[.U$1];1;0)" office:value-type="float" office:value="0" calcext:value-type="float">
            <text:p/>
          </table:table-cell>
          <table:table-cell table:formula="of:=IF([.$D14]=[.V$1];1;0)" office:value-type="float" office:value="0" calcext:value-type="float">
            <text:p/>
          </table:table-cell>
          <table:table-cell table:formula="of:=IF([.$D14]=[.W$1];1;0)" office:value-type="float" office:value="0" calcext:value-type="float">
            <text:p/>
          </table:table-cell>
          <table:table-cell table:formula="of:=IF([.$D14]=[.X$1];1;0)" office:value-type="float" office:value="0" calcext:value-type="float">
            <text:p/>
          </table:table-cell>
          <table:table-cell table:formula="of:=IF([.$D14]=[.Y$1];1;0)" office:value-type="float" office:value="0" calcext:value-type="float">
            <text:p/>
          </table:table-cell>
          <table:table-cell table:formula="of:=IF([.$D1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float" office:value="1386091433" calcext:value-type="float">
            <text:p>1386091433</text:p>
          </table:table-cell>
          <table:table-cell office:value-type="float" office:value="1385394540" calcext:value-type="float">
            <text:p>1385394540</text:p>
          </table:table-cell>
          <table:table-cell office:value-type="string" calcext:value-type="string">
            <text:p>null</text:p>
          </table:table-cell>
          <table:table-cell table:formula="of:=[.B15]-[.C15]" office:value-type="float" office:value="696893" calcext:value-type="float">
            <text:p/>
          </table:table-cell>
          <table:table-cell table:formula="of:=([.C15]*1000-[$Home.$C$11])*[$Home.$C$24]/[$Home.$F$8]" office:value-type="float" office:value="21491.5051167659" calcext:value-type="float">
            <text:p/>
          </table:table-cell>
          <table:table-cell table:formula="of:=FLOOR([.F15];1)" office:value-type="float" office:value="21491" calcext:value-type="float">
            <text:p/>
          </table:table-cell>
          <table:table-cell table:formula="of:=[.A15]/[.E15]" office:value-type="float" office:value="0.00950935078986301" calcext:value-type="float">
            <text:p/>
          </table:table-cell>
          <table:table-cell table:formula="of:=([.H15]-[.$O$8])*([$Home.$C$33]-[$Home.$C$32])/([.$O$9]-[.$O$8])+[$Home.$C$32]" office:value-type="float" office:value="201.67814857301" calcext:value-type="float">
            <text:p/>
          </table:table-cell>
          <table:table-cell table:formula="of:=FLOOR([.I15];1)" office:value-type="float" office:value="201" calcext:value-type="float">
            <text:p/>
          </table:table-cell>
          <table:table-cell table:formula="of:=CONCATENATE([.G15];&quot;,&quot;;[.J15];&quot;,&quot;;&quot;basic&quot;;&quot;,&quot;;[.D15])" office:value-type="string" office:string-value="21491,201,basic,null" calcext:value-type="string">
            <text:p>21491,201,basic,null</text:p>
          </table:table-cell>
          <table:table-cell table:formula="of:=[.H15]*[$Home.$F$30]" office:value-type="float" office:value="821.607908244164" calcext:value-type="float">
            <text:p/>
          </table:table-cell>
          <table:table-cell table:formula="of:=[.E15]/60/60/24" office:value-type="float" office:value="8.0658912037037" calcext:value-type="float">
            <text:p/>
          </table:table-cell>
          <table:table-cell table:number-columns-repeated="2"/>
          <table:table-cell table:formula="of:=IF([.$D15]=[.P$1];1;0)" office:value-type="float" office:value="1" calcext:value-type="float">
            <text:p/>
          </table:table-cell>
          <table:table-cell table:formula="of:=IF([.$D15]=[.Q$1];1;0)" office:value-type="float" office:value="0" calcext:value-type="float">
            <text:p/>
          </table:table-cell>
          <table:table-cell table:formula="of:=IF([.$D15]=[.R$1];1;0)" office:value-type="float" office:value="0" calcext:value-type="float">
            <text:p/>
          </table:table-cell>
          <table:table-cell table:formula="of:=IF([.$D15]=[.S$1];1;0)" office:value-type="float" office:value="0" calcext:value-type="float">
            <text:p/>
          </table:table-cell>
          <table:table-cell table:formula="of:=IF([.$D15]=[.T$1];1;0)" office:value-type="float" office:value="0" calcext:value-type="float">
            <text:p/>
          </table:table-cell>
          <table:table-cell table:formula="of:=IF([.$D15]=[.U$1];1;0)" office:value-type="float" office:value="0" calcext:value-type="float">
            <text:p/>
          </table:table-cell>
          <table:table-cell table:formula="of:=IF([.$D15]=[.V$1];1;0)" office:value-type="float" office:value="0" calcext:value-type="float">
            <text:p/>
          </table:table-cell>
          <table:table-cell table:formula="of:=IF([.$D15]=[.W$1];1;0)" office:value-type="float" office:value="0" calcext:value-type="float">
            <text:p/>
          </table:table-cell>
          <table:table-cell table:formula="of:=IF([.$D15]=[.X$1];1;0)" office:value-type="float" office:value="0" calcext:value-type="float">
            <text:p/>
          </table:table-cell>
          <table:table-cell table:formula="of:=IF([.$D15]=[.Y$1];1;0)" office:value-type="float" office:value="0" calcext:value-type="float">
            <text:p/>
          </table:table-cell>
          <table:table-cell table:formula="of:=IF([.$D1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float" office:value="1345692874" calcext:value-type="float">
            <text:p>1345692874</text:p>
          </table:table-cell>
          <table:table-cell office:value-type="float" office:value="1344805302" calcext:value-type="float">
            <text:p>1344805302</text:p>
          </table:table-cell>
          <table:table-cell office:value-type="string" calcext:value-type="string">
            <text:p>JavaScript</text:p>
          </table:table-cell>
          <table:table-cell table:formula="of:=[.B16]-[.C16]" office:value-type="float" office:value="887572" calcext:value-type="float">
            <text:p/>
          </table:table-cell>
          <table:table-cell table:formula="of:=([.C16]*1000-[$Home.$C$11])*[$Home.$C$24]/[$Home.$F$8]" office:value-type="float" office:value="5482.31469825843" calcext:value-type="float">
            <text:p/>
          </table:table-cell>
          <table:table-cell table:formula="of:=FLOOR([.F16];1)" office:value-type="float" office:value="5482" calcext:value-type="float">
            <text:p/>
          </table:table-cell>
          <table:table-cell table:formula="of:=[.A16]/[.E16]" office:value-type="float" office:value="0.00936487406092125" calcext:value-type="float">
            <text:p/>
          </table:table-cell>
          <table:table-cell table:formula="of:=([.H16]-[.$O$8])*([$Home.$C$33]-[$Home.$C$32])/([.$O$9]-[.$O$8])+[$Home.$C$32]" office:value-type="float" office:value="200.793194571438" calcext:value-type="float">
            <text:p/>
          </table:table-cell>
          <table:table-cell table:formula="of:=FLOOR([.I16];1)" office:value-type="float" office:value="200" calcext:value-type="float">
            <text:p/>
          </table:table-cell>
          <table:table-cell table:formula="of:=CONCATENATE([.G16];&quot;,&quot;;[.J16];&quot;,&quot;;&quot;basic&quot;;&quot;,&quot;;[.D16])" office:value-type="string" office:string-value="5482,200,basic,JavaScript" calcext:value-type="string">
            <text:p>5482,200,basic,JavaScript</text:p>
          </table:table-cell>
          <table:table-cell table:formula="of:=[.H16]*[$Home.$F$30]" office:value-type="float" office:value="809.125118863596" calcext:value-type="float">
            <text:p/>
          </table:table-cell>
          <table:table-cell table:formula="of:=[.E16]/60/60/24" office:value-type="float" office:value="10.2728240740741" calcext:value-type="float">
            <text:p/>
          </table:table-cell>
          <table:table-cell table:number-columns-repeated="2"/>
          <table:table-cell table:formula="of:=IF([.$D16]=[.P$1];1;0)" office:value-type="float" office:value="0" calcext:value-type="float">
            <text:p/>
          </table:table-cell>
          <table:table-cell table:formula="of:=IF([.$D16]=[.Q$1];1;0)" office:value-type="float" office:value="1" calcext:value-type="float">
            <text:p/>
          </table:table-cell>
          <table:table-cell table:formula="of:=IF([.$D16]=[.R$1];1;0)" office:value-type="float" office:value="0" calcext:value-type="float">
            <text:p/>
          </table:table-cell>
          <table:table-cell table:formula="of:=IF([.$D16]=[.S$1];1;0)" office:value-type="float" office:value="0" calcext:value-type="float">
            <text:p/>
          </table:table-cell>
          <table:table-cell table:formula="of:=IF([.$D16]=[.T$1];1;0)" office:value-type="float" office:value="0" calcext:value-type="float">
            <text:p/>
          </table:table-cell>
          <table:table-cell table:formula="of:=IF([.$D16]=[.U$1];1;0)" office:value-type="float" office:value="0" calcext:value-type="float">
            <text:p/>
          </table:table-cell>
          <table:table-cell table:formula="of:=IF([.$D16]=[.V$1];1;0)" office:value-type="float" office:value="0" calcext:value-type="float">
            <text:p/>
          </table:table-cell>
          <table:table-cell table:formula="of:=IF([.$D16]=[.W$1];1;0)" office:value-type="float" office:value="0" calcext:value-type="float">
            <text:p/>
          </table:table-cell>
          <table:table-cell table:formula="of:=IF([.$D16]=[.X$1];1;0)" office:value-type="float" office:value="0" calcext:value-type="float">
            <text:p/>
          </table:table-cell>
          <table:table-cell table:formula="of:=IF([.$D16]=[.Y$1];1;0)" office:value-type="float" office:value="0" calcext:value-type="float">
            <text:p/>
          </table:table-cell>
          <table:table-cell table:formula="of:=IF([.$D1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3357" calcext:value-type="float">
            <text:p>23357</text:p>
          </table:table-cell>
          <table:table-cell office:value-type="float" office:value="1362327740" calcext:value-type="float">
            <text:p>1362327740</text:p>
          </table:table-cell>
          <table:table-cell office:value-type="float" office:value="1359842212" calcext:value-type="float">
            <text:p>1359842212</text:p>
          </table:table-cell>
          <table:table-cell office:value-type="string" calcext:value-type="string">
            <text:p>null</text:p>
          </table:table-cell>
          <table:table-cell table:formula="of:=[.B17]-[.C17]" office:value-type="float" office:value="2485528" calcext:value-type="float">
            <text:p/>
          </table:table-cell>
          <table:table-cell table:formula="of:=([.C17]*1000-[$Home.$C$11])*[$Home.$C$24]/[$Home.$F$8]" office:value-type="float" office:value="11413.166504246" calcext:value-type="float">
            <text:p/>
          </table:table-cell>
          <table:table-cell table:formula="of:=FLOOR([.F17];1)" office:value-type="float" office:value="11413" calcext:value-type="float">
            <text:p/>
          </table:table-cell>
          <table:table-cell table:formula="of:=[.A17]/[.E17]" office:value-type="float" office:value="0.00939719850269239" calcext:value-type="float">
            <text:p/>
          </table:table-cell>
          <table:table-cell table:formula="of:=([.H17]-[.$O$8])*([$Home.$C$33]-[$Home.$C$32])/([.$O$9]-[.$O$8])+[$Home.$C$32]" office:value-type="float" office:value="200.991189392496" calcext:value-type="float">
            <text:p/>
          </table:table-cell>
          <table:table-cell table:formula="of:=FLOOR([.I17];1)" office:value-type="float" office:value="200" calcext:value-type="float">
            <text:p/>
          </table:table-cell>
          <table:table-cell table:formula="of:=CONCATENATE([.G17];&quot;,&quot;;[.J17];&quot;,&quot;;&quot;basic&quot;;&quot;,&quot;;[.D17])" office:value-type="string" office:string-value="11413,200,basic,null" calcext:value-type="string">
            <text:p>11413,200,basic,null</text:p>
          </table:table-cell>
          <table:table-cell table:formula="of:=[.H17]*[$Home.$F$30]" office:value-type="float" office:value="811.917950632622" calcext:value-type="float">
            <text:p/>
          </table:table-cell>
          <table:table-cell table:formula="of:=[.E17]/60/60/24" office:value-type="float" office:value="28.7676851851852" calcext:value-type="float">
            <text:p/>
          </table:table-cell>
          <table:table-cell table:number-columns-repeated="2"/>
          <table:table-cell table:formula="of:=IF([.$D17]=[.P$1];1;0)" office:value-type="float" office:value="1" calcext:value-type="float">
            <text:p/>
          </table:table-cell>
          <table:table-cell table:formula="of:=IF([.$D17]=[.Q$1];1;0)" office:value-type="float" office:value="0" calcext:value-type="float">
            <text:p/>
          </table:table-cell>
          <table:table-cell table:formula="of:=IF([.$D17]=[.R$1];1;0)" office:value-type="float" office:value="0" calcext:value-type="float">
            <text:p/>
          </table:table-cell>
          <table:table-cell table:formula="of:=IF([.$D17]=[.S$1];1;0)" office:value-type="float" office:value="0" calcext:value-type="float">
            <text:p/>
          </table:table-cell>
          <table:table-cell table:formula="of:=IF([.$D17]=[.T$1];1;0)" office:value-type="float" office:value="0" calcext:value-type="float">
            <text:p/>
          </table:table-cell>
          <table:table-cell table:formula="of:=IF([.$D17]=[.U$1];1;0)" office:value-type="float" office:value="0" calcext:value-type="float">
            <text:p/>
          </table:table-cell>
          <table:table-cell table:formula="of:=IF([.$D17]=[.V$1];1;0)" office:value-type="float" office:value="0" calcext:value-type="float">
            <text:p/>
          </table:table-cell>
          <table:table-cell table:formula="of:=IF([.$D17]=[.W$1];1;0)" office:value-type="float" office:value="0" calcext:value-type="float">
            <text:p/>
          </table:table-cell>
          <table:table-cell table:formula="of:=IF([.$D17]=[.X$1];1;0)" office:value-type="float" office:value="0" calcext:value-type="float">
            <text:p/>
          </table:table-cell>
          <table:table-cell table:formula="of:=IF([.$D17]=[.Y$1];1;0)" office:value-type="float" office:value="0" calcext:value-type="float">
            <text:p/>
          </table:table-cell>
          <table:table-cell table:formula="of:=IF([.$D1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332518266" calcext:value-type="float">
            <text:p>1332518266</text:p>
          </table:table-cell>
          <table:table-cell office:value-type="float" office:value="1332276371" calcext:value-type="float">
            <text:p>1332276371</text:p>
          </table:table-cell>
          <table:table-cell office:value-type="string" calcext:value-type="string">
            <text:p>null</text:p>
          </table:table-cell>
          <table:table-cell table:formula="of:=[.B18]-[.C18]" office:value-type="float" office:value="241895" calcext:value-type="float">
            <text:p/>
          </table:table-cell>
          <table:table-cell table:formula="of:=([.C18]*1000-[$Home.$C$11])*[$Home.$C$24]/[$Home.$F$8]" office:value-type="float" office:value="540.65892932427" calcext:value-type="float">
            <text:p/>
          </table:table-cell>
          <table:table-cell table:formula="of:=FLOOR([.F18];1)" office:value-type="float" office:value="540" calcext:value-type="float">
            <text:p/>
          </table:table-cell>
          <table:table-cell table:formula="of:=[.A18]/[.E18]" office:value-type="float" office:value="0.00760247214700593" calcext:value-type="float">
            <text:p/>
          </table:table-cell>
          <table:table-cell table:formula="of:=([.H18]-[.$O$8])*([$Home.$C$33]-[$Home.$C$32])/([.$O$9]-[.$O$8])+[$Home.$C$32]" office:value-type="float" office:value="189.998067650149" calcext:value-type="float">
            <text:p/>
          </table:table-cell>
          <table:table-cell table:formula="of:=FLOOR([.I18];1)" office:value-type="float" office:value="189" calcext:value-type="float">
            <text:p/>
          </table:table-cell>
          <table:table-cell table:formula="of:=CONCATENATE([.G18];&quot;,&quot;;[.J18];&quot;,&quot;;&quot;basic&quot;;&quot;,&quot;;[.D18])" office:value-type="string" office:string-value="540,189,basic,null" calcext:value-type="string">
            <text:p>540,189,basic,null</text:p>
          </table:table-cell>
          <table:table-cell table:formula="of:=[.H18]*[$Home.$F$30]" office:value-type="float" office:value="656.853593501313" calcext:value-type="float">
            <text:p/>
          </table:table-cell>
          <table:table-cell table:formula="of:=[.E18]/60/60/24" office:value-type="float" office:value="2.79971064814815" calcext:value-type="float">
            <text:p/>
          </table:table-cell>
          <table:table-cell table:number-columns-repeated="2"/>
          <table:table-cell table:formula="of:=IF([.$D18]=[.P$1];1;0)" office:value-type="float" office:value="1" calcext:value-type="float">
            <text:p/>
          </table:table-cell>
          <table:table-cell table:formula="of:=IF([.$D18]=[.Q$1];1;0)" office:value-type="float" office:value="0" calcext:value-type="float">
            <text:p/>
          </table:table-cell>
          <table:table-cell table:formula="of:=IF([.$D18]=[.R$1];1;0)" office:value-type="float" office:value="0" calcext:value-type="float">
            <text:p/>
          </table:table-cell>
          <table:table-cell table:formula="of:=IF([.$D18]=[.S$1];1;0)" office:value-type="float" office:value="0" calcext:value-type="float">
            <text:p/>
          </table:table-cell>
          <table:table-cell table:formula="of:=IF([.$D18]=[.T$1];1;0)" office:value-type="float" office:value="0" calcext:value-type="float">
            <text:p/>
          </table:table-cell>
          <table:table-cell table:formula="of:=IF([.$D18]=[.U$1];1;0)" office:value-type="float" office:value="0" calcext:value-type="float">
            <text:p/>
          </table:table-cell>
          <table:table-cell table:formula="of:=IF([.$D18]=[.V$1];1;0)" office:value-type="float" office:value="0" calcext:value-type="float">
            <text:p/>
          </table:table-cell>
          <table:table-cell table:formula="of:=IF([.$D18]=[.W$1];1;0)" office:value-type="float" office:value="0" calcext:value-type="float">
            <text:p/>
          </table:table-cell>
          <table:table-cell table:formula="of:=IF([.$D18]=[.X$1];1;0)" office:value-type="float" office:value="0" calcext:value-type="float">
            <text:p/>
          </table:table-cell>
          <table:table-cell table:formula="of:=IF([.$D18]=[.Y$1];1;0)" office:value-type="float" office:value="0" calcext:value-type="float">
            <text:p/>
          </table:table-cell>
          <table:table-cell table:formula="of:=IF([.$D1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7991" calcext:value-type="float">
            <text:p>17991</text:p>
          </table:table-cell>
          <table:table-cell office:value-type="float" office:value="1361214457" calcext:value-type="float">
            <text:p>1361214457</text:p>
          </table:table-cell>
          <table:table-cell office:value-type="float" office:value="1358601977" calcext:value-type="float">
            <text:p>1358601977</text:p>
          </table:table-cell>
          <table:table-cell office:value-type="string" calcext:value-type="string">
            <text:p>null</text:p>
          </table:table-cell>
          <table:table-cell table:formula="of:=[.B19]-[.C19]" office:value-type="float" office:value="2612480" calcext:value-type="float">
            <text:p/>
          </table:table-cell>
          <table:table-cell table:formula="of:=([.C19]*1000-[$Home.$C$11])*[$Home.$C$24]/[$Home.$F$8]" office:value-type="float" office:value="10923.9935299049" calcext:value-type="float">
            <text:p/>
          </table:table-cell>
          <table:table-cell table:formula="of:=FLOOR([.F19];1)" office:value-type="float" office:value="10923" calcext:value-type="float">
            <text:p/>
          </table:table-cell>
          <table:table-cell table:formula="of:=[.A19]/[.E19]" office:value-type="float" office:value="0.00688655989710926" calcext:value-type="float">
            <text:p/>
          </table:table-cell>
          <table:table-cell table:formula="of:=([.H19]-[.$O$8])*([$Home.$C$33]-[$Home.$C$32])/([.$O$9]-[.$O$8])+[$Home.$C$32]" office:value-type="float" office:value="185.612936460084" calcext:value-type="float">
            <text:p/>
          </table:table-cell>
          <table:table-cell table:formula="of:=FLOOR([.I19];1)" office:value-type="float" office:value="185" calcext:value-type="float">
            <text:p/>
          </table:table-cell>
          <table:table-cell table:formula="of:=CONCATENATE([.G19];&quot;,&quot;;[.J19];&quot;,&quot;;&quot;basic&quot;;&quot;,&quot;;[.D19])" office:value-type="string" office:string-value="10923,185,basic,null" calcext:value-type="string">
            <text:p>10923,185,basic,null</text:p>
          </table:table-cell>
          <table:table-cell table:formula="of:=[.H19]*[$Home.$F$30]" office:value-type="float" office:value="594.99877511024" calcext:value-type="float">
            <text:p/>
          </table:table-cell>
          <table:table-cell table:formula="of:=[.E19]/60/60/24" office:value-type="float" office:value="30.237037037037" calcext:value-type="float">
            <text:p/>
          </table:table-cell>
          <table:table-cell table:number-columns-repeated="2"/>
          <table:table-cell table:formula="of:=IF([.$D19]=[.P$1];1;0)" office:value-type="float" office:value="1" calcext:value-type="float">
            <text:p/>
          </table:table-cell>
          <table:table-cell table:formula="of:=IF([.$D19]=[.Q$1];1;0)" office:value-type="float" office:value="0" calcext:value-type="float">
            <text:p/>
          </table:table-cell>
          <table:table-cell table:formula="of:=IF([.$D19]=[.R$1];1;0)" office:value-type="float" office:value="0" calcext:value-type="float">
            <text:p/>
          </table:table-cell>
          <table:table-cell table:formula="of:=IF([.$D19]=[.S$1];1;0)" office:value-type="float" office:value="0" calcext:value-type="float">
            <text:p/>
          </table:table-cell>
          <table:table-cell table:formula="of:=IF([.$D19]=[.T$1];1;0)" office:value-type="float" office:value="0" calcext:value-type="float">
            <text:p/>
          </table:table-cell>
          <table:table-cell table:formula="of:=IF([.$D19]=[.U$1];1;0)" office:value-type="float" office:value="0" calcext:value-type="float">
            <text:p/>
          </table:table-cell>
          <table:table-cell table:formula="of:=IF([.$D19]=[.V$1];1;0)" office:value-type="float" office:value="0" calcext:value-type="float">
            <text:p/>
          </table:table-cell>
          <table:table-cell table:formula="of:=IF([.$D19]=[.W$1];1;0)" office:value-type="float" office:value="0" calcext:value-type="float">
            <text:p/>
          </table:table-cell>
          <table:table-cell table:formula="of:=IF([.$D19]=[.X$1];1;0)" office:value-type="float" office:value="0" calcext:value-type="float">
            <text:p/>
          </table:table-cell>
          <table:table-cell table:formula="of:=IF([.$D19]=[.Y$1];1;0)" office:value-type="float" office:value="0" calcext:value-type="float">
            <text:p/>
          </table:table-cell>
          <table:table-cell table:formula="of:=IF([.$D1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365616254" calcext:value-type="float">
            <text:p>1365616254</text:p>
          </table:table-cell>
          <table:table-cell office:value-type="float" office:value="1365358080" calcext:value-type="float">
            <text:p>1365358080</text:p>
          </table:table-cell>
          <table:table-cell office:value-type="string" calcext:value-type="string">
            <text:p>null</text:p>
          </table:table-cell>
          <table:table-cell table:formula="of:=[.B20]-[.C20]" office:value-type="float" office:value="258174" calcext:value-type="float">
            <text:p/>
          </table:table-cell>
          <table:table-cell table:formula="of:=([.C20]*1000-[$Home.$C$11])*[$Home.$C$24]/[$Home.$F$8]" office:value-type="float" office:value="13588.7328732267" calcext:value-type="float">
            <text:p/>
          </table:table-cell>
          <table:table-cell table:formula="of:=FLOOR([.F20];1)" office:value-type="float" office:value="13588" calcext:value-type="float">
            <text:p/>
          </table:table-cell>
          <table:table-cell table:formula="of:=[.A20]/[.E20]" office:value-type="float" office:value="0.00680936112854122" calcext:value-type="float">
            <text:p/>
          </table:table-cell>
          <table:table-cell table:formula="of:=([.H20]-[.$O$8])*([$Home.$C$33]-[$Home.$C$32])/([.$O$9]-[.$O$8])+[$Home.$C$32]" office:value-type="float" office:value="185.140075815597" calcext:value-type="float">
            <text:p/>
          </table:table-cell>
          <table:table-cell table:formula="of:=FLOOR([.I20];1)" office:value-type="float" office:value="185" calcext:value-type="float">
            <text:p/>
          </table:table-cell>
          <table:table-cell table:formula="of:=CONCATENATE([.G20];&quot;,&quot;;[.J20];&quot;,&quot;;&quot;basic&quot;;&quot;,&quot;;[.D20])" office:value-type="string" office:string-value="13588,185,basic,null" calcext:value-type="string">
            <text:p>13588,185,basic,null</text:p>
          </table:table-cell>
          <table:table-cell table:formula="of:=[.H20]*[$Home.$F$30]" office:value-type="float" office:value="588.328801505961" calcext:value-type="float">
            <text:p/>
          </table:table-cell>
          <table:table-cell table:formula="of:=[.E20]/60/60/24" office:value-type="float" office:value="2.988125" calcext:value-type="float">
            <text:p/>
          </table:table-cell>
          <table:table-cell table:number-columns-repeated="2"/>
          <table:table-cell table:formula="of:=IF([.$D20]=[.P$1];1;0)" office:value-type="float" office:value="1" calcext:value-type="float">
            <text:p/>
          </table:table-cell>
          <table:table-cell table:formula="of:=IF([.$D20]=[.Q$1];1;0)" office:value-type="float" office:value="0" calcext:value-type="float">
            <text:p/>
          </table:table-cell>
          <table:table-cell table:formula="of:=IF([.$D20]=[.R$1];1;0)" office:value-type="float" office:value="0" calcext:value-type="float">
            <text:p/>
          </table:table-cell>
          <table:table-cell table:formula="of:=IF([.$D20]=[.S$1];1;0)" office:value-type="float" office:value="0" calcext:value-type="float">
            <text:p/>
          </table:table-cell>
          <table:table-cell table:formula="of:=IF([.$D20]=[.T$1];1;0)" office:value-type="float" office:value="0" calcext:value-type="float">
            <text:p/>
          </table:table-cell>
          <table:table-cell table:formula="of:=IF([.$D20]=[.U$1];1;0)" office:value-type="float" office:value="0" calcext:value-type="float">
            <text:p/>
          </table:table-cell>
          <table:table-cell table:formula="of:=IF([.$D20]=[.V$1];1;0)" office:value-type="float" office:value="0" calcext:value-type="float">
            <text:p/>
          </table:table-cell>
          <table:table-cell table:formula="of:=IF([.$D20]=[.W$1];1;0)" office:value-type="float" office:value="0" calcext:value-type="float">
            <text:p/>
          </table:table-cell>
          <table:table-cell table:formula="of:=IF([.$D20]=[.X$1];1;0)" office:value-type="float" office:value="0" calcext:value-type="float">
            <text:p/>
          </table:table-cell>
          <table:table-cell table:formula="of:=IF([.$D20]=[.Y$1];1;0)" office:value-type="float" office:value="0" calcext:value-type="float">
            <text:p/>
          </table:table-cell>
          <table:table-cell table:formula="of:=IF([.$D2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29618" calcext:value-type="float">
            <text:p>129618</text:p>
          </table:table-cell>
          <table:table-cell office:value-type="float" office:value="1407049457" calcext:value-type="float">
            <text:p>1407049457</text:p>
          </table:table-cell>
          <table:table-cell office:value-type="float" office:value="1388241881" calcext:value-type="float">
            <text:p>1388241881</text:p>
          </table:table-cell>
          <table:table-cell office:value-type="string" calcext:value-type="string">
            <text:p>null</text:p>
          </table:table-cell>
          <table:table-cell table:formula="of:=[.B21]-[.C21]" office:value-type="float" office:value="18807576" calcext:value-type="float">
            <text:p/>
          </table:table-cell>
          <table:table-cell table:formula="of:=([.C21]*1000-[$Home.$C$11])*[$Home.$C$24]/[$Home.$F$8]" office:value-type="float" office:value="22614.5521731168" calcext:value-type="float">
            <text:p/>
          </table:table-cell>
          <table:table-cell table:formula="of:=FLOOR([.F21];1)" office:value-type="float" office:value="22614" calcext:value-type="float">
            <text:p/>
          </table:table-cell>
          <table:table-cell table:formula="of:=[.A21]/[.E21]" office:value-type="float" office:value="0.00689179722043925" calcext:value-type="float">
            <text:p/>
          </table:table-cell>
          <table:table-cell table:formula="of:=([.H21]-[.$O$8])*([$Home.$C$33]-[$Home.$C$32])/([.$O$9]-[.$O$8])+[$Home.$C$32]" office:value-type="float" office:value="185.645016299324" calcext:value-type="float">
            <text:p/>
          </table:table-cell>
          <table:table-cell table:formula="of:=FLOOR([.I21];1)" office:value-type="float" office:value="185" calcext:value-type="float">
            <text:p/>
          </table:table-cell>
          <table:table-cell table:formula="of:=CONCATENATE([.G21];&quot;,&quot;;[.J21];&quot;,&quot;;&quot;basic&quot;;&quot;,&quot;;[.D21])" office:value-type="string" office:string-value="22614,185,basic,null" calcext:value-type="string">
            <text:p>22614,185,basic,null</text:p>
          </table:table-cell>
          <table:table-cell table:formula="of:=[.H21]*[$Home.$F$30]" office:value-type="float" office:value="595.451279845951" calcext:value-type="float">
            <text:p/>
          </table:table-cell>
          <table:table-cell table:formula="of:=[.E21]/60/60/24" office:value-type="float" office:value="217.680277777778" calcext:value-type="float">
            <text:p/>
          </table:table-cell>
          <table:table-cell table:number-columns-repeated="2"/>
          <table:table-cell table:formula="of:=IF([.$D21]=[.P$1];1;0)" office:value-type="float" office:value="1" calcext:value-type="float">
            <text:p/>
          </table:table-cell>
          <table:table-cell table:formula="of:=IF([.$D21]=[.Q$1];1;0)" office:value-type="float" office:value="0" calcext:value-type="float">
            <text:p/>
          </table:table-cell>
          <table:table-cell table:formula="of:=IF([.$D21]=[.R$1];1;0)" office:value-type="float" office:value="0" calcext:value-type="float">
            <text:p/>
          </table:table-cell>
          <table:table-cell table:formula="of:=IF([.$D21]=[.S$1];1;0)" office:value-type="float" office:value="0" calcext:value-type="float">
            <text:p/>
          </table:table-cell>
          <table:table-cell table:formula="of:=IF([.$D21]=[.T$1];1;0)" office:value-type="float" office:value="0" calcext:value-type="float">
            <text:p/>
          </table:table-cell>
          <table:table-cell table:formula="of:=IF([.$D21]=[.U$1];1;0)" office:value-type="float" office:value="0" calcext:value-type="float">
            <text:p/>
          </table:table-cell>
          <table:table-cell table:formula="of:=IF([.$D21]=[.V$1];1;0)" office:value-type="float" office:value="0" calcext:value-type="float">
            <text:p/>
          </table:table-cell>
          <table:table-cell table:formula="of:=IF([.$D21]=[.W$1];1;0)" office:value-type="float" office:value="0" calcext:value-type="float">
            <text:p/>
          </table:table-cell>
          <table:table-cell table:formula="of:=IF([.$D21]=[.X$1];1;0)" office:value-type="float" office:value="0" calcext:value-type="float">
            <text:p/>
          </table:table-cell>
          <table:table-cell table:formula="of:=IF([.$D21]=[.Y$1];1;0)" office:value-type="float" office:value="0" calcext:value-type="float">
            <text:p/>
          </table:table-cell>
          <table:table-cell table:formula="of:=IF([.$D2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6220" calcext:value-type="float">
            <text:p>56220</text:p>
          </table:table-cell>
          <table:table-cell office:value-type="float" office:value="1406512632" calcext:value-type="float">
            <text:p>1406512632</text:p>
          </table:table-cell>
          <table:table-cell office:value-type="float" office:value="1397883033" calcext:value-type="float">
            <text:p>1397883033</text:p>
          </table:table-cell>
          <table:table-cell office:value-type="string" calcext:value-type="string">
            <text:p>null</text:p>
          </table:table-cell>
          <table:table-cell table:formula="of:=[.B22]-[.C22]" office:value-type="float" office:value="8629599" calcext:value-type="float">
            <text:p/>
          </table:table-cell>
          <table:table-cell table:formula="of:=([.C22]*1000-[$Home.$C$11])*[$Home.$C$24]/[$Home.$F$8]" office:value-type="float" office:value="26417.2113465108" calcext:value-type="float">
            <text:p/>
          </table:table-cell>
          <table:table-cell table:formula="of:=FLOOR([.F22];1)" office:value-type="float" office:value="26417" calcext:value-type="float">
            <text:p/>
          </table:table-cell>
          <table:table-cell table:formula="of:=[.A22]/[.E22]" office:value-type="float" office:value="0.00651478707179789" calcext:value-type="float">
            <text:p/>
          </table:table-cell>
          <table:table-cell table:formula="of:=([.H22]-[.$O$8])*([$Home.$C$33]-[$Home.$C$32])/([.$O$9]-[.$O$8])+[$Home.$C$32]" office:value-type="float" office:value="183.335740320296" calcext:value-type="float">
            <text:p/>
          </table:table-cell>
          <table:table-cell table:formula="of:=FLOOR([.I22];1)" office:value-type="float" office:value="183" calcext:value-type="float">
            <text:p/>
          </table:table-cell>
          <table:table-cell table:formula="of:=CONCATENATE([.G22];&quot;,&quot;;[.J22];&quot;,&quot;;&quot;basic&quot;;&quot;,&quot;;[.D22])" office:value-type="string" office:string-value="26417,183,basic,null" calcext:value-type="string">
            <text:p>26417,183,basic,null</text:p>
          </table:table-cell>
          <table:table-cell table:formula="of:=[.H22]*[$Home.$F$30]" office:value-type="float" office:value="562.877603003338" calcext:value-type="float">
            <text:p/>
          </table:table-cell>
          <table:table-cell table:formula="of:=[.E22]/60/60/24" office:value-type="float" office:value="99.8796180555556" calcext:value-type="float">
            <text:p/>
          </table:table-cell>
          <table:table-cell table:number-columns-repeated="2"/>
          <table:table-cell table:formula="of:=IF([.$D22]=[.P$1];1;0)" office:value-type="float" office:value="1" calcext:value-type="float">
            <text:p/>
          </table:table-cell>
          <table:table-cell table:formula="of:=IF([.$D22]=[.Q$1];1;0)" office:value-type="float" office:value="0" calcext:value-type="float">
            <text:p/>
          </table:table-cell>
          <table:table-cell table:formula="of:=IF([.$D22]=[.R$1];1;0)" office:value-type="float" office:value="0" calcext:value-type="float">
            <text:p/>
          </table:table-cell>
          <table:table-cell table:formula="of:=IF([.$D22]=[.S$1];1;0)" office:value-type="float" office:value="0" calcext:value-type="float">
            <text:p/>
          </table:table-cell>
          <table:table-cell table:formula="of:=IF([.$D22]=[.T$1];1;0)" office:value-type="float" office:value="0" calcext:value-type="float">
            <text:p/>
          </table:table-cell>
          <table:table-cell table:formula="of:=IF([.$D22]=[.U$1];1;0)" office:value-type="float" office:value="0" calcext:value-type="float">
            <text:p/>
          </table:table-cell>
          <table:table-cell table:formula="of:=IF([.$D22]=[.V$1];1;0)" office:value-type="float" office:value="0" calcext:value-type="float">
            <text:p/>
          </table:table-cell>
          <table:table-cell table:formula="of:=IF([.$D22]=[.W$1];1;0)" office:value-type="float" office:value="0" calcext:value-type="float">
            <text:p/>
          </table:table-cell>
          <table:table-cell table:formula="of:=IF([.$D22]=[.X$1];1;0)" office:value-type="float" office:value="0" calcext:value-type="float">
            <text:p/>
          </table:table-cell>
          <table:table-cell table:formula="of:=IF([.$D22]=[.Y$1];1;0)" office:value-type="float" office:value="0" calcext:value-type="float">
            <text:p/>
          </table:table-cell>
          <table:table-cell table:formula="of:=IF([.$D2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392316714" calcext:value-type="float">
            <text:p>1392316714</text:p>
          </table:table-cell>
          <table:table-cell office:value-type="float" office:value="1392141869" calcext:value-type="float">
            <text:p>1392141869</text:p>
          </table:table-cell>
          <table:table-cell office:value-type="string" calcext:value-type="string">
            <text:p>null</text:p>
          </table:table-cell>
          <table:table-cell table:formula="of:=[.B23]-[.C23]" office:value-type="float" office:value="174845" calcext:value-type="float">
            <text:p/>
          </table:table-cell>
          <table:table-cell table:formula="of:=([.C23]*1000-[$Home.$C$11])*[$Home.$C$24]/[$Home.$F$8]" office:value-type="float" office:value="24152.7838226465" calcext:value-type="float">
            <text:p/>
          </table:table-cell>
          <table:table-cell table:formula="of:=FLOOR([.F23];1)" office:value-type="float" office:value="24152" calcext:value-type="float">
            <text:p/>
          </table:table-cell>
          <table:table-cell table:formula="of:=[.A23]/[.E23]" office:value-type="float" office:value="0.00541050644856873" calcext:value-type="float">
            <text:p/>
          </table:table-cell>
          <table:table-cell table:formula="of:=([.H23]-[.$O$8])*([$Home.$C$33]-[$Home.$C$32])/([.$O$9]-[.$O$8])+[$Home.$C$32]" office:value-type="float" office:value="176.571761349123" calcext:value-type="float">
            <text:p/>
          </table:table-cell>
          <table:table-cell table:formula="of:=FLOOR([.I23];1)" office:value-type="float" office:value="176" calcext:value-type="float">
            <text:p/>
          </table:table-cell>
          <table:table-cell table:formula="of:=CONCATENATE([.G23];&quot;,&quot;;[.J23];&quot;,&quot;;&quot;basic&quot;;&quot;,&quot;;[.D23])" office:value-type="string" office:string-value="24152,176,basic,null" calcext:value-type="string">
            <text:p>24152,176,basic,null</text:p>
          </table:table-cell>
          <table:table-cell table:formula="of:=[.H23]*[$Home.$F$30]" office:value-type="float" office:value="467.467757156338" calcext:value-type="float">
            <text:p/>
          </table:table-cell>
          <table:table-cell table:formula="of:=[.E23]/60/60/24" office:value-type="float" office:value="2.02366898148148" calcext:value-type="float">
            <text:p/>
          </table:table-cell>
          <table:table-cell table:number-columns-repeated="2"/>
          <table:table-cell table:formula="of:=IF([.$D23]=[.P$1];1;0)" office:value-type="float" office:value="1" calcext:value-type="float">
            <text:p/>
          </table:table-cell>
          <table:table-cell table:formula="of:=IF([.$D23]=[.Q$1];1;0)" office:value-type="float" office:value="0" calcext:value-type="float">
            <text:p/>
          </table:table-cell>
          <table:table-cell table:formula="of:=IF([.$D23]=[.R$1];1;0)" office:value-type="float" office:value="0" calcext:value-type="float">
            <text:p/>
          </table:table-cell>
          <table:table-cell table:formula="of:=IF([.$D23]=[.S$1];1;0)" office:value-type="float" office:value="0" calcext:value-type="float">
            <text:p/>
          </table:table-cell>
          <table:table-cell table:formula="of:=IF([.$D23]=[.T$1];1;0)" office:value-type="float" office:value="0" calcext:value-type="float">
            <text:p/>
          </table:table-cell>
          <table:table-cell table:formula="of:=IF([.$D23]=[.U$1];1;0)" office:value-type="float" office:value="0" calcext:value-type="float">
            <text:p/>
          </table:table-cell>
          <table:table-cell table:formula="of:=IF([.$D23]=[.V$1];1;0)" office:value-type="float" office:value="0" calcext:value-type="float">
            <text:p/>
          </table:table-cell>
          <table:table-cell table:formula="of:=IF([.$D23]=[.W$1];1;0)" office:value-type="float" office:value="0" calcext:value-type="float">
            <text:p/>
          </table:table-cell>
          <table:table-cell table:formula="of:=IF([.$D23]=[.X$1];1;0)" office:value-type="float" office:value="0" calcext:value-type="float">
            <text:p/>
          </table:table-cell>
          <table:table-cell table:formula="of:=IF([.$D23]=[.Y$1];1;0)" office:value-type="float" office:value="0" calcext:value-type="float">
            <text:p/>
          </table:table-cell>
          <table:table-cell table:formula="of:=IF([.$D2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32304" calcext:value-type="float">
            <text:p>132304</text:p>
          </table:table-cell>
          <table:table-cell office:value-type="float" office:value="1403443773" calcext:value-type="float">
            <text:p>1403443773</text:p>
          </table:table-cell>
          <table:table-cell office:value-type="float" office:value="1376244492" calcext:value-type="float">
            <text:p>1376244492</text:p>
          </table:table-cell>
          <table:table-cell office:value-type="string" calcext:value-type="string">
            <text:p>null</text:p>
          </table:table-cell>
          <table:table-cell table:formula="of:=[.B24]-[.C24]" office:value-type="float" office:value="27199281" calcext:value-type="float">
            <text:p/>
          </table:table-cell>
          <table:table-cell table:formula="of:=([.C24]*1000-[$Home.$C$11])*[$Home.$C$24]/[$Home.$F$8]" office:value-type="float" office:value="17882.5469793778" calcext:value-type="float">
            <text:p/>
          </table:table-cell>
          <table:table-cell table:formula="of:=FLOOR([.F24];1)" office:value-type="float" office:value="17882" calcext:value-type="float">
            <text:p/>
          </table:table-cell>
          <table:table-cell table:formula="of:=[.A24]/[.E24]" office:value-type="float" office:value="0.00486424622768521" calcext:value-type="float">
            <text:p/>
          </table:table-cell>
          <table:table-cell table:formula="of:=([.H24]-[.$O$8])*([$Home.$C$33]-[$Home.$C$32])/([.$O$9]-[.$O$8])+[$Home.$C$32]" office:value-type="float" office:value="173.225788804536" calcext:value-type="float">
            <text:p/>
          </table:table-cell>
          <table:table-cell table:formula="of:=FLOOR([.I24];1)" office:value-type="float" office:value="173" calcext:value-type="float">
            <text:p/>
          </table:table-cell>
          <table:table-cell table:formula="of:=CONCATENATE([.G24];&quot;,&quot;;[.J24];&quot;,&quot;;&quot;basic&quot;;&quot;,&quot;;[.D24])" office:value-type="string" office:string-value="17882,173,basic,null" calcext:value-type="string">
            <text:p>17882,173,basic,null</text:p>
          </table:table-cell>
          <table:table-cell table:formula="of:=[.H24]*[$Home.$F$30]" office:value-type="float" office:value="420.270874072002" calcext:value-type="float">
            <text:p/>
          </table:table-cell>
          <table:table-cell table:formula="of:=[.E24]/60/60/24" office:value-type="float" office:value="314.806493055556" calcext:value-type="float">
            <text:p/>
          </table:table-cell>
          <table:table-cell table:number-columns-repeated="2"/>
          <table:table-cell table:formula="of:=IF([.$D24]=[.P$1];1;0)" office:value-type="float" office:value="1" calcext:value-type="float">
            <text:p/>
          </table:table-cell>
          <table:table-cell table:formula="of:=IF([.$D24]=[.Q$1];1;0)" office:value-type="float" office:value="0" calcext:value-type="float">
            <text:p/>
          </table:table-cell>
          <table:table-cell table:formula="of:=IF([.$D24]=[.R$1];1;0)" office:value-type="float" office:value="0" calcext:value-type="float">
            <text:p/>
          </table:table-cell>
          <table:table-cell table:formula="of:=IF([.$D24]=[.S$1];1;0)" office:value-type="float" office:value="0" calcext:value-type="float">
            <text:p/>
          </table:table-cell>
          <table:table-cell table:formula="of:=IF([.$D24]=[.T$1];1;0)" office:value-type="float" office:value="0" calcext:value-type="float">
            <text:p/>
          </table:table-cell>
          <table:table-cell table:formula="of:=IF([.$D24]=[.U$1];1;0)" office:value-type="float" office:value="0" calcext:value-type="float">
            <text:p/>
          </table:table-cell>
          <table:table-cell table:formula="of:=IF([.$D24]=[.V$1];1;0)" office:value-type="float" office:value="0" calcext:value-type="float">
            <text:p/>
          </table:table-cell>
          <table:table-cell table:formula="of:=IF([.$D24]=[.W$1];1;0)" office:value-type="float" office:value="0" calcext:value-type="float">
            <text:p/>
          </table:table-cell>
          <table:table-cell table:formula="of:=IF([.$D24]=[.X$1];1;0)" office:value-type="float" office:value="0" calcext:value-type="float">
            <text:p/>
          </table:table-cell>
          <table:table-cell table:formula="of:=IF([.$D24]=[.Y$1];1;0)" office:value-type="float" office:value="0" calcext:value-type="float">
            <text:p/>
          </table:table-cell>
          <table:table-cell table:formula="of:=IF([.$D2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376231726" calcext:value-type="float">
            <text:p>1376231726</text:p>
          </table:table-cell>
          <table:table-cell office:value-type="float" office:value="1375199780" calcext:value-type="float">
            <text:p>1375199780</text:p>
          </table:table-cell>
          <table:table-cell office:value-type="string" calcext:value-type="string">
            <text:p>JavaScript</text:p>
          </table:table-cell>
          <table:table-cell table:formula="of:=[.B25]-[.C25]" office:value-type="float" office:value="1031946" calcext:value-type="float">
            <text:p/>
          </table:table-cell>
          <table:table-cell table:formula="of:=([.C25]*1000-[$Home.$C$11])*[$Home.$C$24]/[$Home.$F$8]" office:value-type="float" office:value="17470.4921056081" calcext:value-type="float">
            <text:p/>
          </table:table-cell>
          <table:table-cell table:formula="of:=FLOOR([.F25];1)" office:value-type="float" office:value="17470" calcext:value-type="float">
            <text:p/>
          </table:table-cell>
          <table:table-cell table:formula="of:=[.A25]/[.E25]" office:value-type="float" office:value="0.00481614348037591" calcext:value-type="float">
            <text:p/>
          </table:table-cell>
          <table:table-cell table:formula="of:=([.H25]-[.$O$8])*([$Home.$C$33]-[$Home.$C$32])/([.$O$9]-[.$O$8])+[$Home.$C$32]" office:value-type="float" office:value="172.931148144896" calcext:value-type="float">
            <text:p/>
          </table:table-cell>
          <table:table-cell table:formula="of:=FLOOR([.I25];1)" office:value-type="float" office:value="172" calcext:value-type="float">
            <text:p/>
          </table:table-cell>
          <table:table-cell table:formula="of:=CONCATENATE([.G25];&quot;,&quot;;[.J25];&quot;,&quot;;&quot;basic&quot;;&quot;,&quot;;[.D25])" office:value-type="string" office:string-value="17470,172,basic,JavaScript" calcext:value-type="string">
            <text:p>17470,172,basic,JavaScript</text:p>
          </table:table-cell>
          <table:table-cell table:formula="of:=[.H25]*[$Home.$F$30]" office:value-type="float" office:value="416.114796704479" calcext:value-type="float">
            <text:p/>
          </table:table-cell>
          <table:table-cell table:formula="of:=[.E25]/60/60/24" office:value-type="float" office:value="11.9438194444444" calcext:value-type="float">
            <text:p/>
          </table:table-cell>
          <table:table-cell table:number-columns-repeated="2"/>
          <table:table-cell table:formula="of:=IF([.$D25]=[.P$1];1;0)" office:value-type="float" office:value="0" calcext:value-type="float">
            <text:p/>
          </table:table-cell>
          <table:table-cell table:formula="of:=IF([.$D25]=[.Q$1];1;0)" office:value-type="float" office:value="1" calcext:value-type="float">
            <text:p/>
          </table:table-cell>
          <table:table-cell table:formula="of:=IF([.$D25]=[.R$1];1;0)" office:value-type="float" office:value="0" calcext:value-type="float">
            <text:p/>
          </table:table-cell>
          <table:table-cell table:formula="of:=IF([.$D25]=[.S$1];1;0)" office:value-type="float" office:value="0" calcext:value-type="float">
            <text:p/>
          </table:table-cell>
          <table:table-cell table:formula="of:=IF([.$D25]=[.T$1];1;0)" office:value-type="float" office:value="0" calcext:value-type="float">
            <text:p/>
          </table:table-cell>
          <table:table-cell table:formula="of:=IF([.$D25]=[.U$1];1;0)" office:value-type="float" office:value="0" calcext:value-type="float">
            <text:p/>
          </table:table-cell>
          <table:table-cell table:formula="of:=IF([.$D25]=[.V$1];1;0)" office:value-type="float" office:value="0" calcext:value-type="float">
            <text:p/>
          </table:table-cell>
          <table:table-cell table:formula="of:=IF([.$D25]=[.W$1];1;0)" office:value-type="float" office:value="0" calcext:value-type="float">
            <text:p/>
          </table:table-cell>
          <table:table-cell table:formula="of:=IF([.$D25]=[.X$1];1;0)" office:value-type="float" office:value="0" calcext:value-type="float">
            <text:p/>
          </table:table-cell>
          <table:table-cell table:formula="of:=IF([.$D25]=[.Y$1];1;0)" office:value-type="float" office:value="0" calcext:value-type="float">
            <text:p/>
          </table:table-cell>
          <table:table-cell table:formula="of:=IF([.$D2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386364284" calcext:value-type="float">
            <text:p>1386364284</text:p>
          </table:table-cell>
          <table:table-cell office:value-type="float" office:value="1386162519" calcext:value-type="float">
            <text:p>1386162519</text:p>
          </table:table-cell>
          <table:table-cell office:value-type="string" calcext:value-type="string">
            <text:p>null</text:p>
          </table:table-cell>
          <table:table-cell table:formula="of:=[.B26]-[.C26]" office:value-type="float" office:value="201765" calcext:value-type="float">
            <text:p/>
          </table:table-cell>
          <table:table-cell table:formula="of:=([.C26]*1000-[$Home.$C$11])*[$Home.$C$24]/[$Home.$F$8]" office:value-type="float" office:value="21794.4110754443" calcext:value-type="float">
            <text:p/>
          </table:table-cell>
          <table:table-cell table:formula="of:=FLOOR([.F26];1)" office:value-type="float" office:value="21794" calcext:value-type="float">
            <text:p/>
          </table:table-cell>
          <table:table-cell table:formula="of:=[.A26]/[.E26]" office:value-type="float" office:value="0.00466384159789854" calcext:value-type="float">
            <text:p/>
          </table:table-cell>
          <table:table-cell table:formula="of:=([.H26]-[.$O$8])*([$Home.$C$33]-[$Home.$C$32])/([.$O$9]-[.$O$8])+[$Home.$C$32]" office:value-type="float" office:value="171.998263234415" calcext:value-type="float">
            <text:p/>
          </table:table-cell>
          <table:table-cell table:formula="of:=FLOOR([.I26];1)" office:value-type="float" office:value="171" calcext:value-type="float">
            <text:p/>
          </table:table-cell>
          <table:table-cell table:formula="of:=CONCATENATE([.G26];&quot;,&quot;;[.J26];&quot;,&quot;;&quot;basic&quot;;&quot;,&quot;;[.D26])" office:value-type="string" office:string-value="21794,171,basic,null" calcext:value-type="string">
            <text:p>21794,171,basic,null</text:p>
          </table:table-cell>
          <table:table-cell table:formula="of:=[.H26]*[$Home.$F$30]" office:value-type="float" office:value="402.955914058434" calcext:value-type="float">
            <text:p/>
          </table:table-cell>
          <table:table-cell table:formula="of:=[.E26]/60/60/24" office:value-type="float" office:value="2.33524305555556" calcext:value-type="float">
            <text:p/>
          </table:table-cell>
          <table:table-cell table:number-columns-repeated="2"/>
          <table:table-cell table:formula="of:=IF([.$D26]=[.P$1];1;0)" office:value-type="float" office:value="1" calcext:value-type="float">
            <text:p/>
          </table:table-cell>
          <table:table-cell table:formula="of:=IF([.$D26]=[.Q$1];1;0)" office:value-type="float" office:value="0" calcext:value-type="float">
            <text:p/>
          </table:table-cell>
          <table:table-cell table:formula="of:=IF([.$D26]=[.R$1];1;0)" office:value-type="float" office:value="0" calcext:value-type="float">
            <text:p/>
          </table:table-cell>
          <table:table-cell table:formula="of:=IF([.$D26]=[.S$1];1;0)" office:value-type="float" office:value="0" calcext:value-type="float">
            <text:p/>
          </table:table-cell>
          <table:table-cell table:formula="of:=IF([.$D26]=[.T$1];1;0)" office:value-type="float" office:value="0" calcext:value-type="float">
            <text:p/>
          </table:table-cell>
          <table:table-cell table:formula="of:=IF([.$D26]=[.U$1];1;0)" office:value-type="float" office:value="0" calcext:value-type="float">
            <text:p/>
          </table:table-cell>
          <table:table-cell table:formula="of:=IF([.$D26]=[.V$1];1;0)" office:value-type="float" office:value="0" calcext:value-type="float">
            <text:p/>
          </table:table-cell>
          <table:table-cell table:formula="of:=IF([.$D26]=[.W$1];1;0)" office:value-type="float" office:value="0" calcext:value-type="float">
            <text:p/>
          </table:table-cell>
          <table:table-cell table:formula="of:=IF([.$D26]=[.X$1];1;0)" office:value-type="float" office:value="0" calcext:value-type="float">
            <text:p/>
          </table:table-cell>
          <table:table-cell table:formula="of:=IF([.$D26]=[.Y$1];1;0)" office:value-type="float" office:value="0" calcext:value-type="float">
            <text:p/>
          </table:table-cell>
          <table:table-cell table:formula="of:=IF([.$D2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5690" calcext:value-type="float">
            <text:p>15690</text:p>
          </table:table-cell>
          <table:table-cell office:value-type="float" office:value="1398774248" calcext:value-type="float">
            <text:p>1398774248</text:p>
          </table:table-cell>
          <table:table-cell office:value-type="float" office:value="1395239641" calcext:value-type="float">
            <text:p>1395239641</text:p>
          </table:table-cell>
          <table:table-cell office:value-type="string" calcext:value-type="string">
            <text:p>null</text:p>
          </table:table-cell>
          <table:table-cell table:formula="of:=[.B27]-[.C27]" office:value-type="float" office:value="3534607" calcext:value-type="float">
            <text:p/>
          </table:table-cell>
          <table:table-cell table:formula="of:=([.C27]*1000-[$Home.$C$11])*[$Home.$C$24]/[$Home.$F$8]" office:value-type="float" office:value="25374.6057701568" calcext:value-type="float">
            <text:p/>
          </table:table-cell>
          <table:table-cell table:formula="of:=FLOOR([.F27];1)" office:value-type="float" office:value="25374" calcext:value-type="float">
            <text:p/>
          </table:table-cell>
          <table:table-cell table:formula="of:=[.A27]/[.E27]" office:value-type="float" office:value="0.00443896591615419" calcext:value-type="float">
            <text:p/>
          </table:table-cell>
          <table:table-cell table:formula="of:=([.H27]-[.$O$8])*([$Home.$C$33]-[$Home.$C$32])/([.$O$9]-[.$O$8])+[$Home.$C$32]" office:value-type="float" office:value="170.620846705997" calcext:value-type="float">
            <text:p/>
          </table:table-cell>
          <table:table-cell table:formula="of:=FLOOR([.I27];1)" office:value-type="float" office:value="170" calcext:value-type="float">
            <text:p/>
          </table:table-cell>
          <table:table-cell table:formula="of:=CONCATENATE([.G27];&quot;,&quot;;[.J27];&quot;,&quot;;&quot;basic&quot;;&quot;,&quot;;[.D27])" office:value-type="string" office:string-value="25374,170,basic,null" calcext:value-type="string">
            <text:p>25374,170,basic,null</text:p>
          </table:table-cell>
          <table:table-cell table:formula="of:=[.H27]*[$Home.$F$30]" office:value-type="float" office:value="383.526655155722" calcext:value-type="float">
            <text:p/>
          </table:table-cell>
          <table:table-cell table:formula="of:=[.E27]/60/60/24" office:value-type="float" office:value="40.9098032407407" calcext:value-type="float">
            <text:p/>
          </table:table-cell>
          <table:table-cell table:number-columns-repeated="2"/>
          <table:table-cell table:formula="of:=IF([.$D27]=[.P$1];1;0)" office:value-type="float" office:value="1" calcext:value-type="float">
            <text:p/>
          </table:table-cell>
          <table:table-cell table:formula="of:=IF([.$D27]=[.Q$1];1;0)" office:value-type="float" office:value="0" calcext:value-type="float">
            <text:p/>
          </table:table-cell>
          <table:table-cell table:formula="of:=IF([.$D27]=[.R$1];1;0)" office:value-type="float" office:value="0" calcext:value-type="float">
            <text:p/>
          </table:table-cell>
          <table:table-cell table:formula="of:=IF([.$D27]=[.S$1];1;0)" office:value-type="float" office:value="0" calcext:value-type="float">
            <text:p/>
          </table:table-cell>
          <table:table-cell table:formula="of:=IF([.$D27]=[.T$1];1;0)" office:value-type="float" office:value="0" calcext:value-type="float">
            <text:p/>
          </table:table-cell>
          <table:table-cell table:formula="of:=IF([.$D27]=[.U$1];1;0)" office:value-type="float" office:value="0" calcext:value-type="float">
            <text:p/>
          </table:table-cell>
          <table:table-cell table:formula="of:=IF([.$D27]=[.V$1];1;0)" office:value-type="float" office:value="0" calcext:value-type="float">
            <text:p/>
          </table:table-cell>
          <table:table-cell table:formula="of:=IF([.$D27]=[.W$1];1;0)" office:value-type="float" office:value="0" calcext:value-type="float">
            <text:p/>
          </table:table-cell>
          <table:table-cell table:formula="of:=IF([.$D27]=[.X$1];1;0)" office:value-type="float" office:value="0" calcext:value-type="float">
            <text:p/>
          </table:table-cell>
          <table:table-cell table:formula="of:=IF([.$D27]=[.Y$1];1;0)" office:value-type="float" office:value="0" calcext:value-type="float">
            <text:p/>
          </table:table-cell>
          <table:table-cell table:formula="of:=IF([.$D2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384760518" calcext:value-type="float">
            <text:p>1384760518</text:p>
          </table:table-cell>
          <table:table-cell office:value-type="float" office:value="1384448126" calcext:value-type="float">
            <text:p>1384448126</text:p>
          </table:table-cell>
          <table:table-cell office:value-type="string" calcext:value-type="string">
            <text:p>null</text:p>
          </table:table-cell>
          <table:table-cell table:formula="of:=[.B28]-[.C28]" office:value-type="float" office:value="312392" calcext:value-type="float">
            <text:p/>
          </table:table-cell>
          <table:table-cell table:formula="of:=([.C28]*1000-[$Home.$C$11])*[$Home.$C$24]/[$Home.$F$8]" office:value-type="float" office:value="21118.2208993894" calcext:value-type="float">
            <text:p/>
          </table:table-cell>
          <table:table-cell table:formula="of:=FLOOR([.F28];1)" office:value-type="float" office:value="21118" calcext:value-type="float">
            <text:p/>
          </table:table-cell>
          <table:table-cell table:formula="of:=[.A28]/[.E28]" office:value-type="float" office:value="0.00427667801992369" calcext:value-type="float">
            <text:p/>
          </table:table-cell>
          <table:table-cell table:formula="of:=([.H28]-[.$O$8])*([$Home.$C$33]-[$Home.$C$32])/([.$O$9]-[.$O$8])+[$Home.$C$32]" office:value-type="float" office:value="169.626795108706" calcext:value-type="float">
            <text:p/>
          </table:table-cell>
          <table:table-cell table:formula="of:=FLOOR([.I28];1)" office:value-type="float" office:value="169" calcext:value-type="float">
            <text:p/>
          </table:table-cell>
          <table:table-cell table:formula="of:=CONCATENATE([.G28];&quot;,&quot;;[.J28];&quot;,&quot;;&quot;basic&quot;;&quot;,&quot;;[.D28])" office:value-type="string" office:string-value="21118,169,basic,null" calcext:value-type="string">
            <text:p>21118,169,basic,null</text:p>
          </table:table-cell>
          <table:table-cell table:formula="of:=[.H28]*[$Home.$F$30]" office:value-type="float" office:value="369.504980921406" calcext:value-type="float">
            <text:p/>
          </table:table-cell>
          <table:table-cell table:formula="of:=[.E28]/60/60/24" office:value-type="float" office:value="3.61564814814815" calcext:value-type="float">
            <text:p/>
          </table:table-cell>
          <table:table-cell table:number-columns-repeated="2"/>
          <table:table-cell table:formula="of:=IF([.$D28]=[.P$1];1;0)" office:value-type="float" office:value="1" calcext:value-type="float">
            <text:p/>
          </table:table-cell>
          <table:table-cell table:formula="of:=IF([.$D28]=[.Q$1];1;0)" office:value-type="float" office:value="0" calcext:value-type="float">
            <text:p/>
          </table:table-cell>
          <table:table-cell table:formula="of:=IF([.$D28]=[.R$1];1;0)" office:value-type="float" office:value="0" calcext:value-type="float">
            <text:p/>
          </table:table-cell>
          <table:table-cell table:formula="of:=IF([.$D28]=[.S$1];1;0)" office:value-type="float" office:value="0" calcext:value-type="float">
            <text:p/>
          </table:table-cell>
          <table:table-cell table:formula="of:=IF([.$D28]=[.T$1];1;0)" office:value-type="float" office:value="0" calcext:value-type="float">
            <text:p/>
          </table:table-cell>
          <table:table-cell table:formula="of:=IF([.$D28]=[.U$1];1;0)" office:value-type="float" office:value="0" calcext:value-type="float">
            <text:p/>
          </table:table-cell>
          <table:table-cell table:formula="of:=IF([.$D28]=[.V$1];1;0)" office:value-type="float" office:value="0" calcext:value-type="float">
            <text:p/>
          </table:table-cell>
          <table:table-cell table:formula="of:=IF([.$D28]=[.W$1];1;0)" office:value-type="float" office:value="0" calcext:value-type="float">
            <text:p/>
          </table:table-cell>
          <table:table-cell table:formula="of:=IF([.$D28]=[.X$1];1;0)" office:value-type="float" office:value="0" calcext:value-type="float">
            <text:p/>
          </table:table-cell>
          <table:table-cell table:formula="of:=IF([.$D28]=[.Y$1];1;0)" office:value-type="float" office:value="0" calcext:value-type="float">
            <text:p/>
          </table:table-cell>
          <table:table-cell table:formula="of:=IF([.$D2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6805" calcext:value-type="float">
            <text:p>16805</text:p>
          </table:table-cell>
          <table:table-cell office:value-type="float" office:value="1369326852" calcext:value-type="float">
            <text:p>1369326852</text:p>
          </table:table-cell>
          <table:table-cell office:value-type="float" office:value="1365168243" calcext:value-type="float">
            <text:p>1365168243</text:p>
          </table:table-cell>
          <table:table-cell office:value-type="string" calcext:value-type="string">
            <text:p>Standard ML</text:p>
          </table:table-cell>
          <table:table-cell table:formula="of:=[.B29]-[.C29]" office:value-type="float" office:value="4158609" calcext:value-type="float">
            <text:p/>
          </table:table-cell>
          <table:table-cell table:formula="of:=([.C29]*1000-[$Home.$C$11])*[$Home.$C$24]/[$Home.$F$8]" office:value-type="float" office:value="13513.8574424172" calcext:value-type="float">
            <text:p/>
          </table:table-cell>
          <table:table-cell table:formula="of:=FLOOR([.F29];1)" office:value-type="float" office:value="13513" calcext:value-type="float">
            <text:p/>
          </table:table-cell>
          <table:table-cell table:formula="of:=[.A29]/[.E29]" office:value-type="float" office:value="0.00404101467582069" calcext:value-type="float">
            <text:p/>
          </table:table-cell>
          <table:table-cell table:formula="of:=([.H29]-[.$O$8])*([$Home.$C$33]-[$Home.$C$32])/([.$O$9]-[.$O$8])+[$Home.$C$32]" office:value-type="float" office:value="168.183301606911" calcext:value-type="float">
            <text:p/>
          </table:table-cell>
          <table:table-cell table:formula="of:=FLOOR([.I29];1)" office:value-type="float" office:value="168" calcext:value-type="float">
            <text:p/>
          </table:table-cell>
          <table:table-cell table:formula="of:=CONCATENATE([.G29];&quot;,&quot;;[.J29];&quot;,&quot;;&quot;basic&quot;;&quot;,&quot;;[.D29])" office:value-type="string" office:string-value="13513,168,basic,Standard ML" calcext:value-type="string">
            <text:p>13513,168,basic,Standard ML</text:p>
          </table:table-cell>
          <table:table-cell table:formula="of:=[.H29]*[$Home.$F$30]" office:value-type="float" office:value="349.143667990908" calcext:value-type="float">
            <text:p/>
          </table:table-cell>
          <table:table-cell table:formula="of:=[.E29]/60/60/24" office:value-type="float" office:value="48.1320486111111" calcext:value-type="float">
            <text:p/>
          </table:table-cell>
          <table:table-cell table:number-columns-repeated="2"/>
          <table:table-cell table:formula="of:=IF([.$D29]=[.P$1];1;0)" office:value-type="float" office:value="0" calcext:value-type="float">
            <text:p/>
          </table:table-cell>
          <table:table-cell table:formula="of:=IF([.$D29]=[.Q$1];1;0)" office:value-type="float" office:value="0" calcext:value-type="float">
            <text:p/>
          </table:table-cell>
          <table:table-cell table:formula="of:=IF([.$D29]=[.R$1];1;0)" office:value-type="float" office:value="0" calcext:value-type="float">
            <text:p/>
          </table:table-cell>
          <table:table-cell table:formula="of:=IF([.$D29]=[.S$1];1;0)" office:value-type="float" office:value="0" calcext:value-type="float">
            <text:p/>
          </table:table-cell>
          <table:table-cell table:formula="of:=IF([.$D29]=[.T$1];1;0)" office:value-type="float" office:value="0" calcext:value-type="float">
            <text:p/>
          </table:table-cell>
          <table:table-cell table:formula="of:=IF([.$D29]=[.U$1];1;0)" office:value-type="float" office:value="0" calcext:value-type="float">
            <text:p/>
          </table:table-cell>
          <table:table-cell table:formula="of:=IF([.$D29]=[.V$1];1;0)" office:value-type="float" office:value="0" calcext:value-type="float">
            <text:p/>
          </table:table-cell>
          <table:table-cell table:formula="of:=IF([.$D29]=[.W$1];1;0)" office:value-type="float" office:value="0" calcext:value-type="float">
            <text:p/>
          </table:table-cell>
          <table:table-cell table:formula="of:=IF([.$D29]=[.X$1];1;0)" office:value-type="float" office:value="0" calcext:value-type="float">
            <text:p/>
          </table:table-cell>
          <table:table-cell table:formula="of:=IF([.$D29]=[.Y$1];1;0)" office:value-type="float" office:value="0" calcext:value-type="float">
            <text:p/>
          </table:table-cell>
          <table:table-cell table:formula="of:=IF([.$D2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6341" calcext:value-type="float">
            <text:p>16341</text:p>
          </table:table-cell>
          <table:table-cell office:value-type="float" office:value="1372648402" calcext:value-type="float">
            <text:p>1372648402</text:p>
          </table:table-cell>
          <table:table-cell office:value-type="float" office:value="1368674545" calcext:value-type="float">
            <text:p>1368674545</text:p>
          </table:table-cell>
          <table:table-cell office:value-type="string" calcext:value-type="string">
            <text:p>JavaScript</text:p>
          </table:table-cell>
          <table:table-cell table:formula="of:=[.B30]-[.C30]" office:value-type="float" office:value="3973857" calcext:value-type="float">
            <text:p/>
          </table:table-cell>
          <table:table-cell table:formula="of:=([.C30]*1000-[$Home.$C$11])*[$Home.$C$24]/[$Home.$F$8]" office:value-type="float" office:value="14896.8116230991" calcext:value-type="float">
            <text:p/>
          </table:table-cell>
          <table:table-cell table:formula="of:=FLOOR([.F30];1)" office:value-type="float" office:value="14896" calcext:value-type="float">
            <text:p/>
          </table:table-cell>
          <table:table-cell table:formula="of:=[.A30]/[.E30]" office:value-type="float" office:value="0.0041121258263697" calcext:value-type="float">
            <text:p/>
          </table:table-cell>
          <table:table-cell table:formula="of:=([.H30]-[.$O$8])*([$Home.$C$33]-[$Home.$C$32])/([.$O$9]-[.$O$8])+[$Home.$C$32]" office:value-type="float" office:value="168.618874156869" calcext:value-type="float">
            <text:p/>
          </table:table-cell>
          <table:table-cell table:formula="of:=FLOOR([.I30];1)" office:value-type="float" office:value="168" calcext:value-type="float">
            <text:p/>
          </table:table-cell>
          <table:table-cell table:formula="of:=CONCATENATE([.G30];&quot;,&quot;;[.J30];&quot;,&quot;;&quot;basic&quot;;&quot;,&quot;;[.D30])" office:value-type="string" office:string-value="14896,168,basic,JavaScript" calcext:value-type="string">
            <text:p>14896,168,basic,JavaScript</text:p>
          </table:table-cell>
          <table:table-cell table:formula="of:=[.H30]*[$Home.$F$30]" office:value-type="float" office:value="355.287671398342" calcext:value-type="float">
            <text:p/>
          </table:table-cell>
          <table:table-cell table:formula="of:=[.E30]/60/60/24" office:value-type="float" office:value="45.9937152777778" calcext:value-type="float">
            <text:p/>
          </table:table-cell>
          <table:table-cell table:number-columns-repeated="2"/>
          <table:table-cell table:formula="of:=IF([.$D30]=[.P$1];1;0)" office:value-type="float" office:value="0" calcext:value-type="float">
            <text:p/>
          </table:table-cell>
          <table:table-cell table:formula="of:=IF([.$D30]=[.Q$1];1;0)" office:value-type="float" office:value="1" calcext:value-type="float">
            <text:p/>
          </table:table-cell>
          <table:table-cell table:formula="of:=IF([.$D30]=[.R$1];1;0)" office:value-type="float" office:value="0" calcext:value-type="float">
            <text:p/>
          </table:table-cell>
          <table:table-cell table:formula="of:=IF([.$D30]=[.S$1];1;0)" office:value-type="float" office:value="0" calcext:value-type="float">
            <text:p/>
          </table:table-cell>
          <table:table-cell table:formula="of:=IF([.$D30]=[.T$1];1;0)" office:value-type="float" office:value="0" calcext:value-type="float">
            <text:p/>
          </table:table-cell>
          <table:table-cell table:formula="of:=IF([.$D30]=[.U$1];1;0)" office:value-type="float" office:value="0" calcext:value-type="float">
            <text:p/>
          </table:table-cell>
          <table:table-cell table:formula="of:=IF([.$D30]=[.V$1];1;0)" office:value-type="float" office:value="0" calcext:value-type="float">
            <text:p/>
          </table:table-cell>
          <table:table-cell table:formula="of:=IF([.$D30]=[.W$1];1;0)" office:value-type="float" office:value="0" calcext:value-type="float">
            <text:p/>
          </table:table-cell>
          <table:table-cell table:formula="of:=IF([.$D30]=[.X$1];1;0)" office:value-type="float" office:value="0" calcext:value-type="float">
            <text:p/>
          </table:table-cell>
          <table:table-cell table:formula="of:=IF([.$D30]=[.Y$1];1;0)" office:value-type="float" office:value="0" calcext:value-type="float">
            <text:p/>
          </table:table-cell>
          <table:table-cell table:formula="of:=IF([.$D3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1365687930" calcext:value-type="float">
            <text:p>1365687930</text:p>
          </table:table-cell>
          <table:table-cell office:value-type="float" office:value="1363335225" calcext:value-type="float">
            <text:p>1363335225</text:p>
          </table:table-cell>
          <table:table-cell office:value-type="string" calcext:value-type="string">
            <text:p>null</text:p>
          </table:table-cell>
          <table:table-cell table:formula="of:=[.B31]-[.C31]" office:value-type="float" office:value="2352705" calcext:value-type="float">
            <text:p/>
          </table:table-cell>
          <table:table-cell table:formula="of:=([.C31]*1000-[$Home.$C$11])*[$Home.$C$24]/[$Home.$F$8]" office:value-type="float" office:value="12790.8792430592" calcext:value-type="float">
            <text:p/>
          </table:table-cell>
          <table:table-cell table:formula="of:=FLOOR([.F31];1)" office:value-type="float" office:value="12790" calcext:value-type="float">
            <text:p/>
          </table:table-cell>
          <table:table-cell table:formula="of:=[.A31]/[.E31]" office:value-type="float" office:value="0.00328345457675314" calcext:value-type="float">
            <text:p/>
          </table:table-cell>
          <table:table-cell table:formula="of:=([.H31]-[.$O$8])*([$Home.$C$33]-[$Home.$C$32])/([.$O$9]-[.$O$8])+[$Home.$C$32]" office:value-type="float" office:value="163.543067528993" calcext:value-type="float">
            <text:p/>
          </table:table-cell>
          <table:table-cell table:formula="of:=FLOOR([.I31];1)" office:value-type="float" office:value="163" calcext:value-type="float">
            <text:p/>
          </table:table-cell>
          <table:table-cell table:formula="of:=CONCATENATE([.G31];&quot;,&quot;;[.J31];&quot;,&quot;;&quot;basic&quot;;&quot;,&quot;;[.D31])" office:value-type="string" office:string-value="12790,163,basic,null" calcext:value-type="string">
            <text:p>12790,163,basic,null</text:p>
          </table:table-cell>
          <table:table-cell table:formula="of:=[.H31]*[$Home.$F$30]" office:value-type="float" office:value="283.690475431471" calcext:value-type="float">
            <text:p/>
          </table:table-cell>
          <table:table-cell table:formula="of:=[.E31]/60/60/24" office:value-type="float" office:value="27.2303819444444" calcext:value-type="float">
            <text:p/>
          </table:table-cell>
          <table:table-cell table:number-columns-repeated="2"/>
          <table:table-cell table:formula="of:=IF([.$D31]=[.P$1];1;0)" office:value-type="float" office:value="1" calcext:value-type="float">
            <text:p/>
          </table:table-cell>
          <table:table-cell table:formula="of:=IF([.$D31]=[.Q$1];1;0)" office:value-type="float" office:value="0" calcext:value-type="float">
            <text:p/>
          </table:table-cell>
          <table:table-cell table:formula="of:=IF([.$D31]=[.R$1];1;0)" office:value-type="float" office:value="0" calcext:value-type="float">
            <text:p/>
          </table:table-cell>
          <table:table-cell table:formula="of:=IF([.$D31]=[.S$1];1;0)" office:value-type="float" office:value="0" calcext:value-type="float">
            <text:p/>
          </table:table-cell>
          <table:table-cell table:formula="of:=IF([.$D31]=[.T$1];1;0)" office:value-type="float" office:value="0" calcext:value-type="float">
            <text:p/>
          </table:table-cell>
          <table:table-cell table:formula="of:=IF([.$D31]=[.U$1];1;0)" office:value-type="float" office:value="0" calcext:value-type="float">
            <text:p/>
          </table:table-cell>
          <table:table-cell table:formula="of:=IF([.$D31]=[.V$1];1;0)" office:value-type="float" office:value="0" calcext:value-type="float">
            <text:p/>
          </table:table-cell>
          <table:table-cell table:formula="of:=IF([.$D31]=[.W$1];1;0)" office:value-type="float" office:value="0" calcext:value-type="float">
            <text:p/>
          </table:table-cell>
          <table:table-cell table:formula="of:=IF([.$D31]=[.X$1];1;0)" office:value-type="float" office:value="0" calcext:value-type="float">
            <text:p/>
          </table:table-cell>
          <table:table-cell table:formula="of:=IF([.$D31]=[.Y$1];1;0)" office:value-type="float" office:value="0" calcext:value-type="float">
            <text:p/>
          </table:table-cell>
          <table:table-cell table:formula="of:=IF([.$D3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381405682" calcext:value-type="float">
            <text:p>1381405682</text:p>
          </table:table-cell>
          <table:table-cell office:value-type="float" office:value="1381152216" calcext:value-type="float">
            <text:p>1381152216</text:p>
          </table:table-cell>
          <table:table-cell office:value-type="string" calcext:value-type="string">
            <text:p>null</text:p>
          </table:table-cell>
          <table:table-cell table:formula="of:=[.B32]-[.C32]" office:value-type="float" office:value="253466" calcext:value-type="float">
            <text:p/>
          </table:table-cell>
          <table:table-cell table:formula="of:=([.C32]*1000-[$Home.$C$11])*[$Home.$C$24]/[$Home.$F$8]" office:value-type="float" office:value="19818.2494440922" calcext:value-type="float">
            <text:p/>
          </table:table-cell>
          <table:table-cell table:formula="of:=FLOOR([.F32];1)" office:value-type="float" office:value="19818" calcext:value-type="float">
            <text:p/>
          </table:table-cell>
          <table:table-cell table:formula="of:=[.A32]/[.E32]" office:value-type="float" office:value="0.00335745228156834" calcext:value-type="float">
            <text:p/>
          </table:table-cell>
          <table:table-cell table:formula="of:=([.H32]-[.$O$8])*([$Home.$C$33]-[$Home.$C$32])/([.$O$9]-[.$O$8])+[$Home.$C$32]" office:value-type="float" office:value="163.996320903865" calcext:value-type="float">
            <text:p/>
          </table:table-cell>
          <table:table-cell table:formula="of:=FLOOR([.I32];1)" office:value-type="float" office:value="163" calcext:value-type="float">
            <text:p/>
          </table:table-cell>
          <table:table-cell table:formula="of:=CONCATENATE([.G32];&quot;,&quot;;[.J32];&quot;,&quot;;&quot;basic&quot;;&quot;,&quot;;[.D32])" office:value-type="string" office:string-value="19818,163,basic,null" calcext:value-type="string">
            <text:p>19818,163,basic,null</text:p>
          </table:table-cell>
          <table:table-cell table:formula="of:=[.H32]*[$Home.$F$30]" office:value-type="float" office:value="290.083877127504" calcext:value-type="float">
            <text:p/>
          </table:table-cell>
          <table:table-cell table:formula="of:=[.E32]/60/60/24" office:value-type="float" office:value="2.93363425925926" calcext:value-type="float">
            <text:p/>
          </table:table-cell>
          <table:table-cell table:number-columns-repeated="2"/>
          <table:table-cell table:formula="of:=IF([.$D32]=[.P$1];1;0)" office:value-type="float" office:value="1" calcext:value-type="float">
            <text:p/>
          </table:table-cell>
          <table:table-cell table:formula="of:=IF([.$D32]=[.Q$1];1;0)" office:value-type="float" office:value="0" calcext:value-type="float">
            <text:p/>
          </table:table-cell>
          <table:table-cell table:formula="of:=IF([.$D32]=[.R$1];1;0)" office:value-type="float" office:value="0" calcext:value-type="float">
            <text:p/>
          </table:table-cell>
          <table:table-cell table:formula="of:=IF([.$D32]=[.S$1];1;0)" office:value-type="float" office:value="0" calcext:value-type="float">
            <text:p/>
          </table:table-cell>
          <table:table-cell table:formula="of:=IF([.$D32]=[.T$1];1;0)" office:value-type="float" office:value="0" calcext:value-type="float">
            <text:p/>
          </table:table-cell>
          <table:table-cell table:formula="of:=IF([.$D32]=[.U$1];1;0)" office:value-type="float" office:value="0" calcext:value-type="float">
            <text:p/>
          </table:table-cell>
          <table:table-cell table:formula="of:=IF([.$D32]=[.V$1];1;0)" office:value-type="float" office:value="0" calcext:value-type="float">
            <text:p/>
          </table:table-cell>
          <table:table-cell table:formula="of:=IF([.$D32]=[.W$1];1;0)" office:value-type="float" office:value="0" calcext:value-type="float">
            <text:p/>
          </table:table-cell>
          <table:table-cell table:formula="of:=IF([.$D32]=[.X$1];1;0)" office:value-type="float" office:value="0" calcext:value-type="float">
            <text:p/>
          </table:table-cell>
          <table:table-cell table:formula="of:=IF([.$D32]=[.Y$1];1;0)" office:value-type="float" office:value="0" calcext:value-type="float">
            <text:p/>
          </table:table-cell>
          <table:table-cell table:formula="of:=IF([.$D3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383417912" calcext:value-type="float">
            <text:p>1383417912</text:p>
          </table:table-cell>
          <table:table-cell office:value-type="float" office:value="1382294316" calcext:value-type="float">
            <text:p>1382294316</text:p>
          </table:table-cell>
          <table:table-cell office:value-type="string" calcext:value-type="string">
            <text:p>Shell</text:p>
          </table:table-cell>
          <table:table-cell table:formula="of:=[.B33]-[.C33]" office:value-type="float" office:value="1123596" calcext:value-type="float">
            <text:p/>
          </table:table-cell>
          <table:table-cell table:formula="of:=([.C33]*1000-[$Home.$C$11])*[$Home.$C$24]/[$Home.$F$8]" office:value-type="float" office:value="20268.7160524325" calcext:value-type="float">
            <text:p/>
          </table:table-cell>
          <table:table-cell table:formula="of:=FLOOR([.F33];1)" office:value-type="float" office:value="20268" calcext:value-type="float">
            <text:p/>
          </table:table-cell>
          <table:table-cell table:formula="of:=[.A33]/[.E33]" office:value-type="float" office:value="0.00330723854481504" calcext:value-type="float">
            <text:p/>
          </table:table-cell>
          <table:table-cell table:formula="of:=([.H33]-[.$O$8])*([$Home.$C$33]-[$Home.$C$32])/([.$O$9]-[.$O$8])+[$Home.$C$32]" office:value-type="float" office:value="163.68874993656" calcext:value-type="float">
            <text:p/>
          </table:table-cell>
          <table:table-cell table:formula="of:=FLOOR([.I33];1)" office:value-type="float" office:value="163" calcext:value-type="float">
            <text:p/>
          </table:table-cell>
          <table:table-cell table:formula="of:=CONCATENATE([.G33];&quot;,&quot;;[.J33];&quot;,&quot;;&quot;basic&quot;;&quot;,&quot;;[.D33])" office:value-type="string" office:string-value="20268,163,basic,Shell" calcext:value-type="string">
            <text:p>20268,163,basic,Shell</text:p>
          </table:table-cell>
          <table:table-cell table:formula="of:=[.H33]*[$Home.$F$30]" office:value-type="float" office:value="285.74541027202" calcext:value-type="float">
            <text:p/>
          </table:table-cell>
          <table:table-cell table:formula="of:=[.E33]/60/60/24" office:value-type="float" office:value="13.0045833333333" calcext:value-type="float">
            <text:p/>
          </table:table-cell>
          <table:table-cell table:number-columns-repeated="2"/>
          <table:table-cell table:formula="of:=IF([.$D33]=[.P$1];1;0)" office:value-type="float" office:value="0" calcext:value-type="float">
            <text:p/>
          </table:table-cell>
          <table:table-cell table:formula="of:=IF([.$D33]=[.Q$1];1;0)" office:value-type="float" office:value="0" calcext:value-type="float">
            <text:p/>
          </table:table-cell>
          <table:table-cell table:formula="of:=IF([.$D33]=[.R$1];1;0)" office:value-type="float" office:value="0" calcext:value-type="float">
            <text:p/>
          </table:table-cell>
          <table:table-cell table:formula="of:=IF([.$D33]=[.S$1];1;0)" office:value-type="float" office:value="0" calcext:value-type="float">
            <text:p/>
          </table:table-cell>
          <table:table-cell table:formula="of:=IF([.$D33]=[.T$1];1;0)" office:value-type="float" office:value="0" calcext:value-type="float">
            <text:p/>
          </table:table-cell>
          <table:table-cell table:formula="of:=IF([.$D33]=[.U$1];1;0)" office:value-type="float" office:value="0" calcext:value-type="float">
            <text:p/>
          </table:table-cell>
          <table:table-cell table:formula="of:=IF([.$D33]=[.V$1];1;0)" office:value-type="float" office:value="0" calcext:value-type="float">
            <text:p/>
          </table:table-cell>
          <table:table-cell table:formula="of:=IF([.$D33]=[.W$1];1;0)" office:value-type="float" office:value="0" calcext:value-type="float">
            <text:p/>
          </table:table-cell>
          <table:table-cell table:formula="of:=IF([.$D33]=[.X$1];1;0)" office:value-type="float" office:value="0" calcext:value-type="float">
            <text:p/>
          </table:table-cell>
          <table:table-cell table:formula="of:=IF([.$D33]=[.Y$1];1;0)" office:value-type="float" office:value="0" calcext:value-type="float">
            <text:p/>
          </table:table-cell>
          <table:table-cell table:formula="of:=IF([.$D3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1388019318" calcext:value-type="float">
            <text:p>1388019318</text:p>
          </table:table-cell>
          <table:table-cell office:value-type="float" office:value="1385166512" calcext:value-type="float">
            <text:p>1385166512</text:p>
          </table:table-cell>
          <table:table-cell office:value-type="string" calcext:value-type="string">
            <text:p>null</text:p>
          </table:table-cell>
          <table:table-cell table:formula="of:=[.B34]-[.C34]" office:value-type="float" office:value="2852806" calcext:value-type="float">
            <text:p/>
          </table:table-cell>
          <table:table-cell table:formula="of:=([.C34]*1000-[$Home.$C$11])*[$Home.$C$24]/[$Home.$F$8]" office:value-type="float" office:value="21401.5664075753" calcext:value-type="float">
            <text:p/>
          </table:table-cell>
          <table:table-cell table:formula="of:=FLOOR([.F34];1)" office:value-type="float" office:value="21401" calcext:value-type="float">
            <text:p/>
          </table:table-cell>
          <table:table-cell table:formula="of:=[.A34]/[.E34]" office:value-type="float" office:value="0.0032178844267714" calcext:value-type="float">
            <text:p/>
          </table:table-cell>
          <table:table-cell table:formula="of:=([.H34]-[.$O$8])*([$Home.$C$33]-[$Home.$C$32])/([.$O$9]-[.$O$8])+[$Home.$C$32]" office:value-type="float" office:value="163.141434912895" calcext:value-type="float">
            <text:p/>
          </table:table-cell>
          <table:table-cell table:formula="of:=FLOOR([.I34];1)" office:value-type="float" office:value="163" calcext:value-type="float">
            <text:p/>
          </table:table-cell>
          <table:table-cell table:formula="of:=CONCATENATE([.G34];&quot;,&quot;;[.J34];&quot;,&quot;;&quot;basic&quot;;&quot;,&quot;;[.D34])" office:value-type="string" office:string-value="21401,163,basic,null" calcext:value-type="string">
            <text:p>21401,163,basic,null</text:p>
          </table:table-cell>
          <table:table-cell table:formula="of:=[.H34]*[$Home.$F$30]" office:value-type="float" office:value="278.025214473049" calcext:value-type="float">
            <text:p/>
          </table:table-cell>
          <table:table-cell table:formula="of:=[.E34]/60/60/24" office:value-type="float" office:value="33.018587962963" calcext:value-type="float">
            <text:p/>
          </table:table-cell>
          <table:table-cell table:number-columns-repeated="2"/>
          <table:table-cell table:formula="of:=IF([.$D34]=[.P$1];1;0)" office:value-type="float" office:value="1" calcext:value-type="float">
            <text:p/>
          </table:table-cell>
          <table:table-cell table:formula="of:=IF([.$D34]=[.Q$1];1;0)" office:value-type="float" office:value="0" calcext:value-type="float">
            <text:p/>
          </table:table-cell>
          <table:table-cell table:formula="of:=IF([.$D34]=[.R$1];1;0)" office:value-type="float" office:value="0" calcext:value-type="float">
            <text:p/>
          </table:table-cell>
          <table:table-cell table:formula="of:=IF([.$D34]=[.S$1];1;0)" office:value-type="float" office:value="0" calcext:value-type="float">
            <text:p/>
          </table:table-cell>
          <table:table-cell table:formula="of:=IF([.$D34]=[.T$1];1;0)" office:value-type="float" office:value="0" calcext:value-type="float">
            <text:p/>
          </table:table-cell>
          <table:table-cell table:formula="of:=IF([.$D34]=[.U$1];1;0)" office:value-type="float" office:value="0" calcext:value-type="float">
            <text:p/>
          </table:table-cell>
          <table:table-cell table:formula="of:=IF([.$D34]=[.V$1];1;0)" office:value-type="float" office:value="0" calcext:value-type="float">
            <text:p/>
          </table:table-cell>
          <table:table-cell table:formula="of:=IF([.$D34]=[.W$1];1;0)" office:value-type="float" office:value="0" calcext:value-type="float">
            <text:p/>
          </table:table-cell>
          <table:table-cell table:formula="of:=IF([.$D34]=[.X$1];1;0)" office:value-type="float" office:value="0" calcext:value-type="float">
            <text:p/>
          </table:table-cell>
          <table:table-cell table:formula="of:=IF([.$D34]=[.Y$1];1;0)" office:value-type="float" office:value="0" calcext:value-type="float">
            <text:p/>
          </table:table-cell>
          <table:table-cell table:formula="of:=IF([.$D3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3444" calcext:value-type="float">
            <text:p>13444</text:p>
          </table:table-cell>
          <table:table-cell office:value-type="float" office:value="1397154200" calcext:value-type="float">
            <text:p>1397154200</text:p>
          </table:table-cell>
          <table:table-cell office:value-type="float" office:value="1392949085" calcext:value-type="float">
            <text:p>1392949085</text:p>
          </table:table-cell>
          <table:table-cell office:value-type="string" calcext:value-type="string">
            <text:p>null</text:p>
          </table:table-cell>
          <table:table-cell table:formula="of:=[.B35]-[.C35]" office:value-type="float" office:value="4205115" calcext:value-type="float">
            <text:p/>
          </table:table-cell>
          <table:table-cell table:formula="of:=([.C35]*1000-[$Home.$C$11])*[$Home.$C$24]/[$Home.$F$8]" office:value-type="float" office:value="24471.1656225922" calcext:value-type="float">
            <text:p/>
          </table:table-cell>
          <table:table-cell table:formula="of:=FLOOR([.F35];1)" office:value-type="float" office:value="24471" calcext:value-type="float">
            <text:p/>
          </table:table-cell>
          <table:table-cell table:formula="of:=[.A35]/[.E35]" office:value-type="float" office:value="0.00319705882003227" calcext:value-type="float">
            <text:p/>
          </table:table-cell>
          <table:table-cell table:formula="of:=([.H35]-[.$O$8])*([$Home.$C$33]-[$Home.$C$32])/([.$O$9]-[.$O$8])+[$Home.$C$32]" office:value-type="float" office:value="163.013873165381" calcext:value-type="float">
            <text:p/>
          </table:table-cell>
          <table:table-cell table:formula="of:=FLOOR([.I35];1)" office:value-type="float" office:value="163" calcext:value-type="float">
            <text:p/>
          </table:table-cell>
          <table:table-cell table:formula="of:=CONCATENATE([.G35];&quot;,&quot;;[.J35];&quot;,&quot;;&quot;basic&quot;;&quot;,&quot;;[.D35])" office:value-type="string" office:string-value="24471,163,basic,null" calcext:value-type="string">
            <text:p>24471,163,basic,null</text:p>
          </table:table-cell>
          <table:table-cell table:formula="of:=[.H35]*[$Home.$F$30]" office:value-type="float" office:value="276.225882050788" calcext:value-type="float">
            <text:p/>
          </table:table-cell>
          <table:table-cell table:formula="of:=[.E35]/60/60/24" office:value-type="float" office:value="48.6703125" calcext:value-type="float">
            <text:p/>
          </table:table-cell>
          <table:table-cell table:number-columns-repeated="2"/>
          <table:table-cell table:formula="of:=IF([.$D35]=[.P$1];1;0)" office:value-type="float" office:value="1" calcext:value-type="float">
            <text:p/>
          </table:table-cell>
          <table:table-cell table:formula="of:=IF([.$D35]=[.Q$1];1;0)" office:value-type="float" office:value="0" calcext:value-type="float">
            <text:p/>
          </table:table-cell>
          <table:table-cell table:formula="of:=IF([.$D35]=[.R$1];1;0)" office:value-type="float" office:value="0" calcext:value-type="float">
            <text:p/>
          </table:table-cell>
          <table:table-cell table:formula="of:=IF([.$D35]=[.S$1];1;0)" office:value-type="float" office:value="0" calcext:value-type="float">
            <text:p/>
          </table:table-cell>
          <table:table-cell table:formula="of:=IF([.$D35]=[.T$1];1;0)" office:value-type="float" office:value="0" calcext:value-type="float">
            <text:p/>
          </table:table-cell>
          <table:table-cell table:formula="of:=IF([.$D35]=[.U$1];1;0)" office:value-type="float" office:value="0" calcext:value-type="float">
            <text:p/>
          </table:table-cell>
          <table:table-cell table:formula="of:=IF([.$D35]=[.V$1];1;0)" office:value-type="float" office:value="0" calcext:value-type="float">
            <text:p/>
          </table:table-cell>
          <table:table-cell table:formula="of:=IF([.$D35]=[.W$1];1;0)" office:value-type="float" office:value="0" calcext:value-type="float">
            <text:p/>
          </table:table-cell>
          <table:table-cell table:formula="of:=IF([.$D35]=[.X$1];1;0)" office:value-type="float" office:value="0" calcext:value-type="float">
            <text:p/>
          </table:table-cell>
          <table:table-cell table:formula="of:=IF([.$D35]=[.Y$1];1;0)" office:value-type="float" office:value="0" calcext:value-type="float">
            <text:p/>
          </table:table-cell>
          <table:table-cell table:formula="of:=IF([.$D3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395979599" calcext:value-type="float">
            <text:p>1395979599</text:p>
          </table:table-cell>
          <table:table-cell office:value-type="float" office:value="1395782908" calcext:value-type="float">
            <text:p>1395782908</text:p>
          </table:table-cell>
          <table:table-cell office:value-type="string" calcext:value-type="string">
            <text:p>CSS</text:p>
          </table:table-cell>
          <table:table-cell table:formula="of:=[.B36]-[.C36]" office:value-type="float" office:value="196691" calcext:value-type="float">
            <text:p/>
          </table:table-cell>
          <table:table-cell table:formula="of:=([.C36]*1000-[$Home.$C$11])*[$Home.$C$24]/[$Home.$F$8]" office:value-type="float" office:value="25588.8809149894" calcext:value-type="float">
            <text:p/>
          </table:table-cell>
          <table:table-cell table:formula="of:=FLOOR([.F36];1)" office:value-type="float" office:value="25588" calcext:value-type="float">
            <text:p/>
          </table:table-cell>
          <table:table-cell table:formula="of:=[.A36]/[.E36]" office:value-type="float" office:value="0.00316232059423156" calcext:value-type="float">
            <text:p/>
          </table:table-cell>
          <table:table-cell table:formula="of:=([.H36]-[.$O$8])*([$Home.$C$33]-[$Home.$C$32])/([.$O$9]-[.$O$8])+[$Home.$C$32]" office:value-type="float" office:value="162.801093348485" calcext:value-type="float">
            <text:p/>
          </table:table-cell>
          <table:table-cell table:formula="of:=FLOOR([.I36];1)" office:value-type="float" office:value="162" calcext:value-type="float">
            <text:p/>
          </table:table-cell>
          <table:table-cell table:formula="of:=CONCATENATE([.G36];&quot;,&quot;;[.J36];&quot;,&quot;;&quot;basic&quot;;&quot;,&quot;;[.D36])" office:value-type="string" office:string-value="25588,162,basic,CSS" calcext:value-type="string">
            <text:p>25588,162,basic,CSS</text:p>
          </table:table-cell>
          <table:table-cell table:formula="of:=[.H36]*[$Home.$F$30]" office:value-type="float" office:value="273.224499341607" calcext:value-type="float">
            <text:p/>
          </table:table-cell>
          <table:table-cell table:formula="of:=[.E36]/60/60/24" office:value-type="float" office:value="2.2765162037037" calcext:value-type="float">
            <text:p/>
          </table:table-cell>
          <table:table-cell table:number-columns-repeated="2"/>
          <table:table-cell table:formula="of:=IF([.$D36]=[.P$1];1;0)" office:value-type="float" office:value="0" calcext:value-type="float">
            <text:p/>
          </table:table-cell>
          <table:table-cell table:formula="of:=IF([.$D36]=[.Q$1];1;0)" office:value-type="float" office:value="0" calcext:value-type="float">
            <text:p/>
          </table:table-cell>
          <table:table-cell table:formula="of:=IF([.$D36]=[.R$1];1;0)" office:value-type="float" office:value="0" calcext:value-type="float">
            <text:p/>
          </table:table-cell>
          <table:table-cell table:formula="of:=IF([.$D36]=[.S$1];1;0)" office:value-type="float" office:value="0" calcext:value-type="float">
            <text:p/>
          </table:table-cell>
          <table:table-cell table:formula="of:=IF([.$D36]=[.T$1];1;0)" office:value-type="float" office:value="0" calcext:value-type="float">
            <text:p/>
          </table:table-cell>
          <table:table-cell table:formula="of:=IF([.$D36]=[.U$1];1;0)" office:value-type="float" office:value="0" calcext:value-type="float">
            <text:p/>
          </table:table-cell>
          <table:table-cell table:formula="of:=IF([.$D36]=[.V$1];1;0)" office:value-type="float" office:value="0" calcext:value-type="float">
            <text:p/>
          </table:table-cell>
          <table:table-cell table:formula="of:=IF([.$D36]=[.W$1];1;0)" office:value-type="float" office:value="0" calcext:value-type="float">
            <text:p/>
          </table:table-cell>
          <table:table-cell table:formula="of:=IF([.$D36]=[.X$1];1;0)" office:value-type="float" office:value="0" calcext:value-type="float">
            <text:p/>
          </table:table-cell>
          <table:table-cell table:formula="of:=IF([.$D36]=[.Y$1];1;0)" office:value-type="float" office:value="0" calcext:value-type="float">
            <text:p/>
          </table:table-cell>
          <table:table-cell table:formula="of:=IF([.$D3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5153" calcext:value-type="float">
            <text:p>15153</text:p>
          </table:table-cell>
          <table:table-cell office:value-type="float" office:value="1389207914" calcext:value-type="float">
            <text:p>1389207914</text:p>
          </table:table-cell>
          <table:table-cell office:value-type="float" office:value="1384024468" calcext:value-type="float">
            <text:p>1384024468</text:p>
          </table:table-cell>
          <table:table-cell office:value-type="string" calcext:value-type="string">
            <text:p>Shell</text:p>
          </table:table-cell>
          <table:table-cell table:formula="of:=[.B37]-[.C37]" office:value-type="float" office:value="5183446" calcext:value-type="float">
            <text:p/>
          </table:table-cell>
          <table:table-cell table:formula="of:=([.C37]*1000-[$Home.$C$11])*[$Home.$C$24]/[$Home.$F$8]" office:value-type="float" office:value="20951.1218867318" calcext:value-type="float">
            <text:p/>
          </table:table-cell>
          <table:table-cell table:formula="of:=FLOOR([.F37];1)" office:value-type="float" office:value="20951" calcext:value-type="float">
            <text:p/>
          </table:table-cell>
          <table:table-cell table:formula="of:=[.A37]/[.E37]" office:value-type="float" office:value="0.00292334481732809" calcext:value-type="float">
            <text:p/>
          </table:table-cell>
          <table:table-cell table:formula="of:=([.H37]-[.$O$8])*([$Home.$C$33]-[$Home.$C$32])/([.$O$9]-[.$O$8])+[$Home.$C$32]" office:value-type="float" office:value="161.337310415422" calcext:value-type="float">
            <text:p/>
          </table:table-cell>
          <table:table-cell table:formula="of:=FLOOR([.I37];1)" office:value-type="float" office:value="161" calcext:value-type="float">
            <text:p/>
          </table:table-cell>
          <table:table-cell table:formula="of:=CONCATENATE([.G37];&quot;,&quot;;[.J37];&quot;,&quot;;&quot;basic&quot;;&quot;,&quot;;[.D37])" office:value-type="string" office:string-value="20951,161,basic,Shell" calcext:value-type="string">
            <text:p>20951,161,basic,Shell</text:p>
          </table:table-cell>
          <table:table-cell table:formula="of:=[.H37]*[$Home.$F$30]" office:value-type="float" office:value="252.576992217147" calcext:value-type="float">
            <text:p/>
          </table:table-cell>
          <table:table-cell table:formula="of:=[.E37]/60/60/24" office:value-type="float" office:value="59.993587962963" calcext:value-type="float">
            <text:p/>
          </table:table-cell>
          <table:table-cell table:number-columns-repeated="2"/>
          <table:table-cell table:formula="of:=IF([.$D37]=[.P$1];1;0)" office:value-type="float" office:value="0" calcext:value-type="float">
            <text:p/>
          </table:table-cell>
          <table:table-cell table:formula="of:=IF([.$D37]=[.Q$1];1;0)" office:value-type="float" office:value="0" calcext:value-type="float">
            <text:p/>
          </table:table-cell>
          <table:table-cell table:formula="of:=IF([.$D37]=[.R$1];1;0)" office:value-type="float" office:value="0" calcext:value-type="float">
            <text:p/>
          </table:table-cell>
          <table:table-cell table:formula="of:=IF([.$D37]=[.S$1];1;0)" office:value-type="float" office:value="0" calcext:value-type="float">
            <text:p/>
          </table:table-cell>
          <table:table-cell table:formula="of:=IF([.$D37]=[.T$1];1;0)" office:value-type="float" office:value="0" calcext:value-type="float">
            <text:p/>
          </table:table-cell>
          <table:table-cell table:formula="of:=IF([.$D37]=[.U$1];1;0)" office:value-type="float" office:value="0" calcext:value-type="float">
            <text:p/>
          </table:table-cell>
          <table:table-cell table:formula="of:=IF([.$D37]=[.V$1];1;0)" office:value-type="float" office:value="0" calcext:value-type="float">
            <text:p/>
          </table:table-cell>
          <table:table-cell table:formula="of:=IF([.$D37]=[.W$1];1;0)" office:value-type="float" office:value="0" calcext:value-type="float">
            <text:p/>
          </table:table-cell>
          <table:table-cell table:formula="of:=IF([.$D37]=[.X$1];1;0)" office:value-type="float" office:value="0" calcext:value-type="float">
            <text:p/>
          </table:table-cell>
          <table:table-cell table:formula="of:=IF([.$D37]=[.Y$1];1;0)" office:value-type="float" office:value="0" calcext:value-type="float">
            <text:p/>
          </table:table-cell>
          <table:table-cell table:formula="of:=IF([.$D3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1390094117" calcext:value-type="float">
            <text:p>1390094117</text:p>
          </table:table-cell>
          <table:table-cell office:value-type="float" office:value="1388015744" calcext:value-type="float">
            <text:p>1388015744</text:p>
          </table:table-cell>
          <table:table-cell office:value-type="string" calcext:value-type="string">
            <text:p>R</text:p>
          </table:table-cell>
          <table:table-cell table:formula="of:=[.B38]-[.C38]" office:value-type="float" office:value="2078373" calcext:value-type="float">
            <text:p/>
          </table:table-cell>
          <table:table-cell table:formula="of:=([.C38]*1000-[$Home.$C$11])*[$Home.$C$24]/[$Home.$F$8]" office:value-type="float" office:value="22525.3593113619" calcext:value-type="float">
            <text:p/>
          </table:table-cell>
          <table:table-cell table:formula="of:=FLOOR([.F38];1)" office:value-type="float" office:value="22525" calcext:value-type="float">
            <text:p/>
          </table:table-cell>
          <table:table-cell table:formula="of:=[.A38]/[.E38]" office:value-type="float" office:value="0.00296289453336817" calcext:value-type="float">
            <text:p/>
          </table:table-cell>
          <table:table-cell table:formula="of:=([.H38]-[.$O$8])*([$Home.$C$33]-[$Home.$C$32])/([.$O$9]-[.$O$8])+[$Home.$C$32]" office:value-type="float" office:value="161.579561743557" calcext:value-type="float">
            <text:p/>
          </table:table-cell>
          <table:table-cell table:formula="of:=FLOOR([.I38];1)" office:value-type="float" office:value="161" calcext:value-type="float">
            <text:p/>
          </table:table-cell>
          <table:table-cell table:formula="of:=CONCATENATE([.G38];&quot;,&quot;;[.J38];&quot;,&quot;;&quot;basic&quot;;&quot;,&quot;;[.D38])" office:value-type="string" office:string-value="22525,161,basic,R" calcext:value-type="string">
            <text:p>22525,161,basic,R</text:p>
          </table:table-cell>
          <table:table-cell table:formula="of:=[.H38]*[$Home.$F$30]" office:value-type="float" office:value="255.99408768301" calcext:value-type="float">
            <text:p/>
          </table:table-cell>
          <table:table-cell table:formula="of:=[.E38]/60/60/24" office:value-type="float" office:value="24.0552430555556" calcext:value-type="float">
            <text:p/>
          </table:table-cell>
          <table:table-cell table:number-columns-repeated="2"/>
          <table:table-cell table:formula="of:=IF([.$D38]=[.P$1];1;0)" office:value-type="float" office:value="0" calcext:value-type="float">
            <text:p/>
          </table:table-cell>
          <table:table-cell table:formula="of:=IF([.$D38]=[.Q$1];1;0)" office:value-type="float" office:value="0" calcext:value-type="float">
            <text:p/>
          </table:table-cell>
          <table:table-cell table:formula="of:=IF([.$D38]=[.R$1];1;0)" office:value-type="float" office:value="0" calcext:value-type="float">
            <text:p/>
          </table:table-cell>
          <table:table-cell table:formula="of:=IF([.$D38]=[.S$1];1;0)" office:value-type="float" office:value="0" calcext:value-type="float">
            <text:p/>
          </table:table-cell>
          <table:table-cell table:formula="of:=IF([.$D38]=[.T$1];1;0)" office:value-type="float" office:value="0" calcext:value-type="float">
            <text:p/>
          </table:table-cell>
          <table:table-cell table:formula="of:=IF([.$D38]=[.U$1];1;0)" office:value-type="float" office:value="0" calcext:value-type="float">
            <text:p/>
          </table:table-cell>
          <table:table-cell table:formula="of:=IF([.$D38]=[.V$1];1;0)" office:value-type="float" office:value="0" calcext:value-type="float">
            <text:p/>
          </table:table-cell>
          <table:table-cell table:formula="of:=IF([.$D38]=[.W$1];1;0)" office:value-type="float" office:value="0" calcext:value-type="float">
            <text:p/>
          </table:table-cell>
          <table:table-cell table:formula="of:=IF([.$D38]=[.X$1];1;0)" office:value-type="float" office:value="0" calcext:value-type="float">
            <text:p/>
          </table:table-cell>
          <table:table-cell table:formula="of:=IF([.$D38]=[.Y$1];1;0)" office:value-type="float" office:value="0" calcext:value-type="float">
            <text:p/>
          </table:table-cell>
          <table:table-cell table:formula="of:=IF([.$D3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401315437" calcext:value-type="float">
            <text:p>1401315437</text:p>
          </table:table-cell>
          <table:table-cell office:value-type="float" office:value="1400621239" calcext:value-type="float">
            <text:p>1400621239</text:p>
          </table:table-cell>
          <table:table-cell office:value-type="string" calcext:value-type="string">
            <text:p>null</text:p>
          </table:table-cell>
          <table:table-cell table:formula="of:=[.B39]-[.C39]" office:value-type="float" office:value="694198" calcext:value-type="float">
            <text:p/>
          </table:table-cell>
          <table:table-cell table:formula="of:=([.C39]*1000-[$Home.$C$11])*[$Home.$C$24]/[$Home.$F$8]" office:value-type="float" office:value="27497.2134214229" calcext:value-type="float">
            <text:p/>
          </table:table-cell>
          <table:table-cell table:formula="of:=FLOOR([.F39];1)" office:value-type="float" office:value="27497" calcext:value-type="float">
            <text:p/>
          </table:table-cell>
          <table:table-cell table:formula="of:=[.A39]/[.E39]" office:value-type="float" office:value="0.00295881002250078" calcext:value-type="float">
            <text:p/>
          </table:table-cell>
          <table:table-cell table:formula="of:=([.H39]-[.$O$8])*([$Home.$C$33]-[$Home.$C$32])/([.$O$9]-[.$O$8])+[$Home.$C$32]" office:value-type="float" office:value="161.554543152238" calcext:value-type="float">
            <text:p/>
          </table:table-cell>
          <table:table-cell table:formula="of:=FLOOR([.I39];1)" office:value-type="float" office:value="161" calcext:value-type="float">
            <text:p/>
          </table:table-cell>
          <table:table-cell table:formula="of:=CONCATENATE([.G39];&quot;,&quot;;[.J39];&quot;,&quot;;&quot;basic&quot;;&quot;,&quot;;[.D39])" office:value-type="string" office:string-value="27497,161,basic,null" calcext:value-type="string">
            <text:p>27497,161,basic,null</text:p>
          </table:table-cell>
          <table:table-cell table:formula="of:=[.H39]*[$Home.$F$30]" office:value-type="float" office:value="255.641185944068" calcext:value-type="float">
            <text:p/>
          </table:table-cell>
          <table:table-cell table:formula="of:=[.E39]/60/60/24" office:value-type="float" office:value="8.03469907407408" calcext:value-type="float">
            <text:p/>
          </table:table-cell>
          <table:table-cell table:number-columns-repeated="2"/>
          <table:table-cell table:formula="of:=IF([.$D39]=[.P$1];1;0)" office:value-type="float" office:value="1" calcext:value-type="float">
            <text:p/>
          </table:table-cell>
          <table:table-cell table:formula="of:=IF([.$D39]=[.Q$1];1;0)" office:value-type="float" office:value="0" calcext:value-type="float">
            <text:p/>
          </table:table-cell>
          <table:table-cell table:formula="of:=IF([.$D39]=[.R$1];1;0)" office:value-type="float" office:value="0" calcext:value-type="float">
            <text:p/>
          </table:table-cell>
          <table:table-cell table:formula="of:=IF([.$D39]=[.S$1];1;0)" office:value-type="float" office:value="0" calcext:value-type="float">
            <text:p/>
          </table:table-cell>
          <table:table-cell table:formula="of:=IF([.$D39]=[.T$1];1;0)" office:value-type="float" office:value="0" calcext:value-type="float">
            <text:p/>
          </table:table-cell>
          <table:table-cell table:formula="of:=IF([.$D39]=[.U$1];1;0)" office:value-type="float" office:value="0" calcext:value-type="float">
            <text:p/>
          </table:table-cell>
          <table:table-cell table:formula="of:=IF([.$D39]=[.V$1];1;0)" office:value-type="float" office:value="0" calcext:value-type="float">
            <text:p/>
          </table:table-cell>
          <table:table-cell table:formula="of:=IF([.$D39]=[.W$1];1;0)" office:value-type="float" office:value="0" calcext:value-type="float">
            <text:p/>
          </table:table-cell>
          <table:table-cell table:formula="of:=IF([.$D39]=[.X$1];1;0)" office:value-type="float" office:value="0" calcext:value-type="float">
            <text:p/>
          </table:table-cell>
          <table:table-cell table:formula="of:=IF([.$D39]=[.Y$1];1;0)" office:value-type="float" office:value="0" calcext:value-type="float">
            <text:p/>
          </table:table-cell>
          <table:table-cell table:formula="of:=IF([.$D3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335214113" calcext:value-type="float">
            <text:p>1335214113</text:p>
          </table:table-cell>
          <table:table-cell office:value-type="float" office:value="1334992877" calcext:value-type="float">
            <text:p>1334992877</text:p>
          </table:table-cell>
          <table:table-cell office:value-type="string" calcext:value-type="string">
            <text:p>null</text:p>
          </table:table-cell>
          <table:table-cell table:formula="of:=[.B40]-[.C40]" office:value-type="float" office:value="221236" calcext:value-type="float">
            <text:p/>
          </table:table-cell>
          <table:table-cell table:formula="of:=([.C40]*1000-[$Home.$C$11])*[$Home.$C$24]/[$Home.$F$8]" office:value-type="float" office:value="1612.10209923591" calcext:value-type="float">
            <text:p/>
          </table:table-cell>
          <table:table-cell table:formula="of:=FLOOR([.F40];1)" office:value-type="float" office:value="1612" calcext:value-type="float">
            <text:p/>
          </table:table-cell>
          <table:table-cell table:formula="of:=[.A40]/[.E40]" office:value-type="float" office:value="0.00283407763655101" calcext:value-type="float">
            <text:p/>
          </table:table-cell>
          <table:table-cell table:formula="of:=([.H40]-[.$O$8])*([$Home.$C$33]-[$Home.$C$32])/([.$O$9]-[.$O$8])+[$Home.$C$32]" office:value-type="float" office:value="160.790527902997" calcext:value-type="float">
            <text:p/>
          </table:table-cell>
          <table:table-cell table:formula="of:=FLOOR([.I40];1)" office:value-type="float" office:value="160" calcext:value-type="float">
            <text:p/>
          </table:table-cell>
          <table:table-cell table:formula="of:=CONCATENATE([.G40];&quot;,&quot;;[.J40];&quot;,&quot;;&quot;basic&quot;;&quot;,&quot;;[.D40])" office:value-type="string" office:string-value="1612,160,basic,null" calcext:value-type="string">
            <text:p>1612,160,basic,null</text:p>
          </table:table-cell>
          <table:table-cell table:formula="of:=[.H40]*[$Home.$F$30]" office:value-type="float" office:value="244.864307798008" calcext:value-type="float">
            <text:p/>
          </table:table-cell>
          <table:table-cell table:formula="of:=[.E40]/60/60/24" office:value-type="float" office:value="2.56060185185185" calcext:value-type="float">
            <text:p/>
          </table:table-cell>
          <table:table-cell table:number-columns-repeated="2"/>
          <table:table-cell table:formula="of:=IF([.$D40]=[.P$1];1;0)" office:value-type="float" office:value="1" calcext:value-type="float">
            <text:p/>
          </table:table-cell>
          <table:table-cell table:formula="of:=IF([.$D40]=[.Q$1];1;0)" office:value-type="float" office:value="0" calcext:value-type="float">
            <text:p/>
          </table:table-cell>
          <table:table-cell table:formula="of:=IF([.$D40]=[.R$1];1;0)" office:value-type="float" office:value="0" calcext:value-type="float">
            <text:p/>
          </table:table-cell>
          <table:table-cell table:formula="of:=IF([.$D40]=[.S$1];1;0)" office:value-type="float" office:value="0" calcext:value-type="float">
            <text:p/>
          </table:table-cell>
          <table:table-cell table:formula="of:=IF([.$D40]=[.T$1];1;0)" office:value-type="float" office:value="0" calcext:value-type="float">
            <text:p/>
          </table:table-cell>
          <table:table-cell table:formula="of:=IF([.$D40]=[.U$1];1;0)" office:value-type="float" office:value="0" calcext:value-type="float">
            <text:p/>
          </table:table-cell>
          <table:table-cell table:formula="of:=IF([.$D40]=[.V$1];1;0)" office:value-type="float" office:value="0" calcext:value-type="float">
            <text:p/>
          </table:table-cell>
          <table:table-cell table:formula="of:=IF([.$D40]=[.W$1];1;0)" office:value-type="float" office:value="0" calcext:value-type="float">
            <text:p/>
          </table:table-cell>
          <table:table-cell table:formula="of:=IF([.$D40]=[.X$1];1;0)" office:value-type="float" office:value="0" calcext:value-type="float">
            <text:p/>
          </table:table-cell>
          <table:table-cell table:formula="of:=IF([.$D40]=[.Y$1];1;0)" office:value-type="float" office:value="0" calcext:value-type="float">
            <text:p/>
          </table:table-cell>
          <table:table-cell table:formula="of:=IF([.$D4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346792068" calcext:value-type="float">
            <text:p>1346792068</text:p>
          </table:table-cell>
          <table:table-cell office:value-type="float" office:value="1346375211" calcext:value-type="float">
            <text:p>1346375211</text:p>
          </table:table-cell>
          <table:table-cell office:value-type="string" calcext:value-type="string">
            <text:p>C</text:p>
          </table:table-cell>
          <table:table-cell table:formula="of:=[.B41]-[.C41]" office:value-type="float" office:value="416857" calcext:value-type="float">
            <text:p/>
          </table:table-cell>
          <table:table-cell table:formula="of:=([.C41]*1000-[$Home.$C$11])*[$Home.$C$24]/[$Home.$F$8]" office:value-type="float" office:value="6101.5175549548" calcext:value-type="float">
            <text:p/>
          </table:table-cell>
          <table:table-cell table:formula="of:=FLOOR([.F41];1)" office:value-type="float" office:value="6101" calcext:value-type="float">
            <text:p/>
          </table:table-cell>
          <table:table-cell table:formula="of:=[.A41]/[.E41]" office:value-type="float" office:value="0.00280192008290613" calcext:value-type="float">
            <text:p/>
          </table:table-cell>
          <table:table-cell table:formula="of:=([.H41]-[.$O$8])*([$Home.$C$33]-[$Home.$C$32])/([.$O$9]-[.$O$8])+[$Home.$C$32]" office:value-type="float" office:value="160.593555311028" calcext:value-type="float">
            <text:p/>
          </table:table-cell>
          <table:table-cell table:formula="of:=FLOOR([.I41];1)" office:value-type="float" office:value="160" calcext:value-type="float">
            <text:p/>
          </table:table-cell>
          <table:table-cell table:formula="of:=CONCATENATE([.G41];&quot;,&quot;;[.J41];&quot;,&quot;;&quot;basic&quot;;&quot;,&quot;;[.D41])" office:value-type="string" office:string-value="6101,160,basic,C" calcext:value-type="string">
            <text:p>6101,160,basic,C</text:p>
          </table:table-cell>
          <table:table-cell table:formula="of:=[.H41]*[$Home.$F$30]" office:value-type="float" office:value="242.085895163089" calcext:value-type="float">
            <text:p/>
          </table:table-cell>
          <table:table-cell table:formula="of:=[.E41]/60/60/24" office:value-type="float" office:value="4.8247337962963" calcext:value-type="float">
            <text:p/>
          </table:table-cell>
          <table:table-cell table:number-columns-repeated="2"/>
          <table:table-cell table:formula="of:=IF([.$D41]=[.P$1];1;0)" office:value-type="float" office:value="0" calcext:value-type="float">
            <text:p/>
          </table:table-cell>
          <table:table-cell table:formula="of:=IF([.$D41]=[.Q$1];1;0)" office:value-type="float" office:value="0" calcext:value-type="float">
            <text:p/>
          </table:table-cell>
          <table:table-cell table:formula="of:=IF([.$D41]=[.R$1];1;0)" office:value-type="float" office:value="0" calcext:value-type="float">
            <text:p/>
          </table:table-cell>
          <table:table-cell table:formula="of:=IF([.$D41]=[.S$1];1;0)" office:value-type="float" office:value="0" calcext:value-type="float">
            <text:p/>
          </table:table-cell>
          <table:table-cell table:formula="of:=IF([.$D41]=[.T$1];1;0)" office:value-type="float" office:value="0" calcext:value-type="float">
            <text:p/>
          </table:table-cell>
          <table:table-cell table:formula="of:=IF([.$D41]=[.U$1];1;0)" office:value-type="float" office:value="0" calcext:value-type="float">
            <text:p/>
          </table:table-cell>
          <table:table-cell table:formula="of:=IF([.$D41]=[.V$1];1;0)" office:value-type="float" office:value="0" calcext:value-type="float">
            <text:p/>
          </table:table-cell>
          <table:table-cell table:formula="of:=IF([.$D41]=[.W$1];1;0)" office:value-type="float" office:value="0" calcext:value-type="float">
            <text:p/>
          </table:table-cell>
          <table:table-cell table:formula="of:=IF([.$D41]=[.X$1];1;0)" office:value-type="float" office:value="0" calcext:value-type="float">
            <text:p/>
          </table:table-cell>
          <table:table-cell table:formula="of:=IF([.$D41]=[.Y$1];1;0)" office:value-type="float" office:value="0" calcext:value-type="float">
            <text:p/>
          </table:table-cell>
          <table:table-cell table:formula="of:=IF([.$D41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32268" calcext:value-type="float">
            <text:p>32268</text:p>
          </table:table-cell>
          <table:table-cell office:value-type="float" office:value="1374670561" calcext:value-type="float">
            <text:p>1374670561</text:p>
          </table:table-cell>
          <table:table-cell office:value-type="float" office:value="1363089858" calcext:value-type="float">
            <text:p>1363089858</text:p>
          </table:table-cell>
          <table:table-cell office:value-type="string" calcext:value-type="string">
            <text:p>Objective-C</text:p>
          </table:table-cell>
          <table:table-cell table:formula="of:=[.B42]-[.C42]" office:value-type="float" office:value="11580703" calcext:value-type="float">
            <text:p/>
          </table:table-cell>
          <table:table-cell table:formula="of:=([.C42]*1000-[$Home.$C$11])*[$Home.$C$24]/[$Home.$F$8]" office:value-type="float" office:value="12694.1016926796" calcext:value-type="float">
            <text:p/>
          </table:table-cell>
          <table:table-cell table:formula="of:=FLOOR([.F42];1)" office:value-type="float" office:value="12694" calcext:value-type="float">
            <text:p/>
          </table:table-cell>
          <table:table-cell table:formula="of:=[.A42]/[.E42]" office:value-type="float" office:value="0.0027863593427791" calcext:value-type="float">
            <text:p/>
          </table:table-cell>
          <table:table-cell table:formula="of:=([.H42]-[.$O$8])*([$Home.$C$33]-[$Home.$C$32])/([.$O$9]-[.$O$8])+[$Home.$C$32]" office:value-type="float" office:value="160.498242111846" calcext:value-type="float">
            <text:p/>
          </table:table-cell>
          <table:table-cell table:formula="of:=FLOOR([.I42];1)" office:value-type="float" office:value="160" calcext:value-type="float">
            <text:p/>
          </table:table-cell>
          <table:table-cell table:formula="of:=CONCATENATE([.G42];&quot;,&quot;;[.J42];&quot;,&quot;;&quot;basic&quot;;&quot;,&quot;;[.D42])" office:value-type="string" office:string-value="12694,160,basic,Objective-C" calcext:value-type="string">
            <text:p>12694,160,basic,Objective-C</text:p>
          </table:table-cell>
          <table:table-cell table:formula="of:=[.H42]*[$Home.$F$30]" office:value-type="float" office:value="240.741447216115" calcext:value-type="float">
            <text:p/>
          </table:table-cell>
          <table:table-cell table:formula="of:=[.E42]/60/60/24" office:value-type="float" office:value="134.035914351852" calcext:value-type="float">
            <text:p/>
          </table:table-cell>
          <table:table-cell table:number-columns-repeated="2"/>
          <table:table-cell table:formula="of:=IF([.$D42]=[.P$1];1;0)" office:value-type="float" office:value="0" calcext:value-type="float">
            <text:p/>
          </table:table-cell>
          <table:table-cell table:formula="of:=IF([.$D42]=[.Q$1];1;0)" office:value-type="float" office:value="0" calcext:value-type="float">
            <text:p/>
          </table:table-cell>
          <table:table-cell table:formula="of:=IF([.$D42]=[.R$1];1;0)" office:value-type="float" office:value="0" calcext:value-type="float">
            <text:p/>
          </table:table-cell>
          <table:table-cell table:formula="of:=IF([.$D42]=[.S$1];1;0)" office:value-type="float" office:value="0" calcext:value-type="float">
            <text:p/>
          </table:table-cell>
          <table:table-cell table:formula="of:=IF([.$D42]=[.T$1];1;0)" office:value-type="float" office:value="0" calcext:value-type="float">
            <text:p/>
          </table:table-cell>
          <table:table-cell table:formula="of:=IF([.$D42]=[.U$1];1;0)" office:value-type="float" office:value="0" calcext:value-type="float">
            <text:p/>
          </table:table-cell>
          <table:table-cell table:formula="of:=IF([.$D42]=[.V$1];1;0)" office:value-type="float" office:value="0" calcext:value-type="float">
            <text:p/>
          </table:table-cell>
          <table:table-cell table:formula="of:=IF([.$D42]=[.W$1];1;0)" office:value-type="float" office:value="1" calcext:value-type="float">
            <text:p/>
          </table:table-cell>
          <table:table-cell table:formula="of:=IF([.$D42]=[.X$1];1;0)" office:value-type="float" office:value="0" calcext:value-type="float">
            <text:p/>
          </table:table-cell>
          <table:table-cell table:formula="of:=IF([.$D42]=[.Y$1];1;0)" office:value-type="float" office:value="0" calcext:value-type="float">
            <text:p/>
          </table:table-cell>
          <table:table-cell table:formula="of:=IF([.$D4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391519999" calcext:value-type="float">
            <text:p>1391519999</text:p>
          </table:table-cell>
          <table:table-cell office:value-type="float" office:value="1390808615" calcext:value-type="float">
            <text:p>1390808615</text:p>
          </table:table-cell>
          <table:table-cell office:value-type="string" calcext:value-type="string">
            <text:p>null</text:p>
          </table:table-cell>
          <table:table-cell table:formula="of:=[.B43]-[.C43]" office:value-type="float" office:value="711384" calcext:value-type="float">
            <text:p/>
          </table:table-cell>
          <table:table-cell table:formula="of:=([.C43]*1000-[$Home.$C$11])*[$Home.$C$24]/[$Home.$F$8]" office:value-type="float" office:value="23626.9223329029" calcext:value-type="float">
            <text:p/>
          </table:table-cell>
          <table:table-cell table:formula="of:=FLOOR([.F43];1)" office:value-type="float" office:value="23626" calcext:value-type="float">
            <text:p/>
          </table:table-cell>
          <table:table-cell table:formula="of:=[.A43]/[.E43]" office:value-type="float" office:value="0.00277768406374054" calcext:value-type="float">
            <text:p/>
          </table:table-cell>
          <table:table-cell table:formula="of:=([.H43]-[.$O$8])*([$Home.$C$33]-[$Home.$C$32])/([.$O$9]-[.$O$8])+[$Home.$C$32]" office:value-type="float" office:value="160.445103983954" calcext:value-type="float">
            <text:p/>
          </table:table-cell>
          <table:table-cell table:formula="of:=FLOOR([.I43];1)" office:value-type="float" office:value="160" calcext:value-type="float">
            <text:p/>
          </table:table-cell>
          <table:table-cell table:formula="of:=CONCATENATE([.G43];&quot;,&quot;;[.J43];&quot;,&quot;;&quot;basic&quot;;&quot;,&quot;;[.D43])" office:value-type="string" office:string-value="23626,160,basic,null" calcext:value-type="string">
            <text:p>23626,160,basic,null</text:p>
          </table:table-cell>
          <table:table-cell table:formula="of:=[.H43]*[$Home.$F$30]" office:value-type="float" office:value="239.991903107183" calcext:value-type="float">
            <text:p/>
          </table:table-cell>
          <table:table-cell table:formula="of:=[.E43]/60/60/24" office:value-type="float" office:value="8.23361111111111" calcext:value-type="float">
            <text:p/>
          </table:table-cell>
          <table:table-cell table:number-columns-repeated="2"/>
          <table:table-cell table:formula="of:=IF([.$D43]=[.P$1];1;0)" office:value-type="float" office:value="1" calcext:value-type="float">
            <text:p/>
          </table:table-cell>
          <table:table-cell table:formula="of:=IF([.$D43]=[.Q$1];1;0)" office:value-type="float" office:value="0" calcext:value-type="float">
            <text:p/>
          </table:table-cell>
          <table:table-cell table:formula="of:=IF([.$D43]=[.R$1];1;0)" office:value-type="float" office:value="0" calcext:value-type="float">
            <text:p/>
          </table:table-cell>
          <table:table-cell table:formula="of:=IF([.$D43]=[.S$1];1;0)" office:value-type="float" office:value="0" calcext:value-type="float">
            <text:p/>
          </table:table-cell>
          <table:table-cell table:formula="of:=IF([.$D43]=[.T$1];1;0)" office:value-type="float" office:value="0" calcext:value-type="float">
            <text:p/>
          </table:table-cell>
          <table:table-cell table:formula="of:=IF([.$D43]=[.U$1];1;0)" office:value-type="float" office:value="0" calcext:value-type="float">
            <text:p/>
          </table:table-cell>
          <table:table-cell table:formula="of:=IF([.$D43]=[.V$1];1;0)" office:value-type="float" office:value="0" calcext:value-type="float">
            <text:p/>
          </table:table-cell>
          <table:table-cell table:formula="of:=IF([.$D43]=[.W$1];1;0)" office:value-type="float" office:value="0" calcext:value-type="float">
            <text:p/>
          </table:table-cell>
          <table:table-cell table:formula="of:=IF([.$D43]=[.X$1];1;0)" office:value-type="float" office:value="0" calcext:value-type="float">
            <text:p/>
          </table:table-cell>
          <table:table-cell table:formula="of:=IF([.$D43]=[.Y$1];1;0)" office:value-type="float" office:value="0" calcext:value-type="float">
            <text:p/>
          </table:table-cell>
          <table:table-cell table:formula="of:=IF([.$D4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7312" calcext:value-type="float">
            <text:p>57312</text:p>
          </table:table-cell>
          <table:table-cell office:value-type="float" office:value="1406811744" calcext:value-type="float">
            <text:p>1406811744</text:p>
          </table:table-cell>
          <table:table-cell office:value-type="float" office:value="1385131614" calcext:value-type="float">
            <text:p>1385131614</text:p>
          </table:table-cell>
          <table:table-cell office:value-type="string" calcext:value-type="string">
            <text:p>JavaScript</text:p>
          </table:table-cell>
          <table:table-cell table:formula="of:=[.B44]-[.C44]" office:value-type="float" office:value="21680130" calcext:value-type="float">
            <text:p/>
          </table:table-cell>
          <table:table-cell table:formula="of:=([.C44]*1000-[$Home.$C$11])*[$Home.$C$24]/[$Home.$F$8]" office:value-type="float" office:value="21387.8019528885" calcext:value-type="float">
            <text:p/>
          </table:table-cell>
          <table:table-cell table:formula="of:=FLOOR([.F44];1)" office:value-type="float" office:value="21387" calcext:value-type="float">
            <text:p/>
          </table:table-cell>
          <table:table-cell table:formula="of:=[.A44]/[.E44]" office:value-type="float" office:value="0.00264352658401956" calcext:value-type="float">
            <text:p/>
          </table:table-cell>
          <table:table-cell table:formula="of:=([.H44]-[.$O$8])*([$Home.$C$33]-[$Home.$C$32])/([.$O$9]-[.$O$8])+[$Home.$C$32]" office:value-type="float" office:value="159.623357814937" calcext:value-type="float">
            <text:p/>
          </table:table-cell>
          <table:table-cell table:formula="of:=FLOOR([.I44];1)" office:value-type="float" office:value="159" calcext:value-type="float">
            <text:p/>
          </table:table-cell>
          <table:table-cell table:formula="of:=CONCATENATE([.G44];&quot;,&quot;;[.J44];&quot;,&quot;;&quot;basic&quot;;&quot;,&quot;;[.D44])" office:value-type="string" office:string-value="21387,159,basic,JavaScript" calcext:value-type="string">
            <text:p>21387,159,basic,JavaScript</text:p>
          </table:table-cell>
          <table:table-cell table:formula="of:=[.H44]*[$Home.$F$30]" office:value-type="float" office:value="228.40069685929" calcext:value-type="float">
            <text:p/>
          </table:table-cell>
          <table:table-cell table:formula="of:=[.E44]/60/60/24" office:value-type="float" office:value="250.927430555556" calcext:value-type="float">
            <text:p/>
          </table:table-cell>
          <table:table-cell table:number-columns-repeated="2"/>
          <table:table-cell table:formula="of:=IF([.$D44]=[.P$1];1;0)" office:value-type="float" office:value="0" calcext:value-type="float">
            <text:p/>
          </table:table-cell>
          <table:table-cell table:formula="of:=IF([.$D44]=[.Q$1];1;0)" office:value-type="float" office:value="1" calcext:value-type="float">
            <text:p/>
          </table:table-cell>
          <table:table-cell table:formula="of:=IF([.$D44]=[.R$1];1;0)" office:value-type="float" office:value="0" calcext:value-type="float">
            <text:p/>
          </table:table-cell>
          <table:table-cell table:formula="of:=IF([.$D44]=[.S$1];1;0)" office:value-type="float" office:value="0" calcext:value-type="float">
            <text:p/>
          </table:table-cell>
          <table:table-cell table:formula="of:=IF([.$D44]=[.T$1];1;0)" office:value-type="float" office:value="0" calcext:value-type="float">
            <text:p/>
          </table:table-cell>
          <table:table-cell table:formula="of:=IF([.$D44]=[.U$1];1;0)" office:value-type="float" office:value="0" calcext:value-type="float">
            <text:p/>
          </table:table-cell>
          <table:table-cell table:formula="of:=IF([.$D44]=[.V$1];1;0)" office:value-type="float" office:value="0" calcext:value-type="float">
            <text:p/>
          </table:table-cell>
          <table:table-cell table:formula="of:=IF([.$D44]=[.W$1];1;0)" office:value-type="float" office:value="0" calcext:value-type="float">
            <text:p/>
          </table:table-cell>
          <table:table-cell table:formula="of:=IF([.$D44]=[.X$1];1;0)" office:value-type="float" office:value="0" calcext:value-type="float">
            <text:p/>
          </table:table-cell>
          <table:table-cell table:formula="of:=IF([.$D44]=[.Y$1];1;0)" office:value-type="float" office:value="0" calcext:value-type="float">
            <text:p/>
          </table:table-cell>
          <table:table-cell table:formula="of:=IF([.$D4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1395439386" calcext:value-type="float">
            <text:p>1395439386</text:p>
          </table:table-cell>
          <table:table-cell office:value-type="float" office:value="1391956768" calcext:value-type="float">
            <text:p>1391956768</text:p>
          </table:table-cell>
          <table:table-cell office:value-type="string" calcext:value-type="string">
            <text:p>null</text:p>
          </table:table-cell>
          <table:table-cell table:formula="of:=[.B45]-[.C45]" office:value-type="float" office:value="3482618" calcext:value-type="float">
            <text:p/>
          </table:table-cell>
          <table:table-cell table:formula="of:=([.C45]*1000-[$Home.$C$11])*[$Home.$C$24]/[$Home.$F$8]" office:value-type="float" office:value="24079.7763629929" calcext:value-type="float">
            <text:p/>
          </table:table-cell>
          <table:table-cell table:formula="of:=FLOOR([.F45];1)" office:value-type="float" office:value="24079" calcext:value-type="float">
            <text:p/>
          </table:table-cell>
          <table:table-cell table:formula="of:=[.A45]/[.E45]" office:value-type="float" office:value="0.00261441249083305" calcext:value-type="float">
            <text:p/>
          </table:table-cell>
          <table:table-cell table:formula="of:=([.H45]-[.$O$8])*([$Home.$C$33]-[$Home.$C$32])/([.$O$9]-[.$O$8])+[$Home.$C$32]" office:value-type="float" office:value="159.445027135274" calcext:value-type="float">
            <text:p/>
          </table:table-cell>
          <table:table-cell table:formula="of:=FLOOR([.I45];1)" office:value-type="float" office:value="159" calcext:value-type="float">
            <text:p/>
          </table:table-cell>
          <table:table-cell table:formula="of:=CONCATENATE([.G45];&quot;,&quot;;[.J45];&quot;,&quot;;&quot;basic&quot;;&quot;,&quot;;[.D45])" office:value-type="string" office:string-value="24079,159,basic,null" calcext:value-type="string">
            <text:p>24079,159,basic,null</text:p>
          </table:table-cell>
          <table:table-cell table:formula="of:=[.H45]*[$Home.$F$30]" office:value-type="float" office:value="225.885239207975" calcext:value-type="float">
            <text:p/>
          </table:table-cell>
          <table:table-cell table:formula="of:=[.E45]/60/60/24" office:value-type="float" office:value="40.3080787037037" calcext:value-type="float">
            <text:p/>
          </table:table-cell>
          <table:table-cell table:number-columns-repeated="2"/>
          <table:table-cell table:formula="of:=IF([.$D45]=[.P$1];1;0)" office:value-type="float" office:value="1" calcext:value-type="float">
            <text:p/>
          </table:table-cell>
          <table:table-cell table:formula="of:=IF([.$D45]=[.Q$1];1;0)" office:value-type="float" office:value="0" calcext:value-type="float">
            <text:p/>
          </table:table-cell>
          <table:table-cell table:formula="of:=IF([.$D45]=[.R$1];1;0)" office:value-type="float" office:value="0" calcext:value-type="float">
            <text:p/>
          </table:table-cell>
          <table:table-cell table:formula="of:=IF([.$D45]=[.S$1];1;0)" office:value-type="float" office:value="0" calcext:value-type="float">
            <text:p/>
          </table:table-cell>
          <table:table-cell table:formula="of:=IF([.$D45]=[.T$1];1;0)" office:value-type="float" office:value="0" calcext:value-type="float">
            <text:p/>
          </table:table-cell>
          <table:table-cell table:formula="of:=IF([.$D45]=[.U$1];1;0)" office:value-type="float" office:value="0" calcext:value-type="float">
            <text:p/>
          </table:table-cell>
          <table:table-cell table:formula="of:=IF([.$D45]=[.V$1];1;0)" office:value-type="float" office:value="0" calcext:value-type="float">
            <text:p/>
          </table:table-cell>
          <table:table-cell table:formula="of:=IF([.$D45]=[.W$1];1;0)" office:value-type="float" office:value="0" calcext:value-type="float">
            <text:p/>
          </table:table-cell>
          <table:table-cell table:formula="of:=IF([.$D45]=[.X$1];1;0)" office:value-type="float" office:value="0" calcext:value-type="float">
            <text:p/>
          </table:table-cell>
          <table:table-cell table:formula="of:=IF([.$D45]=[.Y$1];1;0)" office:value-type="float" office:value="0" calcext:value-type="float">
            <text:p/>
          </table:table-cell>
          <table:table-cell table:formula="of:=IF([.$D4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369929427" calcext:value-type="float">
            <text:p>1369929427</text:p>
          </table:table-cell>
          <table:table-cell office:value-type="float" office:value="1369145099" calcext:value-type="float">
            <text:p>1369145099</text:p>
          </table:table-cell>
          <table:table-cell office:value-type="string" calcext:value-type="string">
            <text:p>null</text:p>
          </table:table-cell>
          <table:table-cell table:formula="of:=[.B46]-[.C46]" office:value-type="float" office:value="784328" calcext:value-type="float">
            <text:p/>
          </table:table-cell>
          <table:table-cell table:formula="of:=([.C46]*1000-[$Home.$C$11])*[$Home.$C$24]/[$Home.$F$8]" office:value-type="float" office:value="15082.4073366277" calcext:value-type="float">
            <text:p/>
          </table:table-cell>
          <table:table-cell table:formula="of:=FLOOR([.F46];1)" office:value-type="float" office:value="15082" calcext:value-type="float">
            <text:p/>
          </table:table-cell>
          <table:table-cell table:formula="of:=[.A46]/[.E46]" office:value-type="float" office:value="0.0025129792637774" calcext:value-type="float">
            <text:p/>
          </table:table-cell>
          <table:table-cell table:formula="of:=([.H46]-[.$O$8])*([$Home.$C$33]-[$Home.$C$32])/([.$O$9]-[.$O$8])+[$Home.$C$32]" office:value-type="float" office:value="158.823724723233" calcext:value-type="float">
            <text:p/>
          </table:table-cell>
          <table:table-cell table:formula="of:=FLOOR([.I46];1)" office:value-type="float" office:value="158" calcext:value-type="float">
            <text:p/>
          </table:table-cell>
          <table:table-cell table:formula="of:=CONCATENATE([.G46];&quot;,&quot;;[.J46];&quot;,&quot;;&quot;basic&quot;;&quot;,&quot;;[.D46])" office:value-type="string" office:string-value="15082,158,basic,null" calcext:value-type="string">
            <text:p>15082,158,basic,null</text:p>
          </table:table-cell>
          <table:table-cell table:formula="of:=[.H46]*[$Home.$F$30]" office:value-type="float" office:value="217.121408390367" calcext:value-type="float">
            <text:p/>
          </table:table-cell>
          <table:table-cell table:formula="of:=[.E46]/60/60/24" office:value-type="float" office:value="9.07787037037037" calcext:value-type="float">
            <text:p/>
          </table:table-cell>
          <table:table-cell table:number-columns-repeated="2"/>
          <table:table-cell table:formula="of:=IF([.$D46]=[.P$1];1;0)" office:value-type="float" office:value="1" calcext:value-type="float">
            <text:p/>
          </table:table-cell>
          <table:table-cell table:formula="of:=IF([.$D46]=[.Q$1];1;0)" office:value-type="float" office:value="0" calcext:value-type="float">
            <text:p/>
          </table:table-cell>
          <table:table-cell table:formula="of:=IF([.$D46]=[.R$1];1;0)" office:value-type="float" office:value="0" calcext:value-type="float">
            <text:p/>
          </table:table-cell>
          <table:table-cell table:formula="of:=IF([.$D46]=[.S$1];1;0)" office:value-type="float" office:value="0" calcext:value-type="float">
            <text:p/>
          </table:table-cell>
          <table:table-cell table:formula="of:=IF([.$D46]=[.T$1];1;0)" office:value-type="float" office:value="0" calcext:value-type="float">
            <text:p/>
          </table:table-cell>
          <table:table-cell table:formula="of:=IF([.$D46]=[.U$1];1;0)" office:value-type="float" office:value="0" calcext:value-type="float">
            <text:p/>
          </table:table-cell>
          <table:table-cell table:formula="of:=IF([.$D46]=[.V$1];1;0)" office:value-type="float" office:value="0" calcext:value-type="float">
            <text:p/>
          </table:table-cell>
          <table:table-cell table:formula="of:=IF([.$D46]=[.W$1];1;0)" office:value-type="float" office:value="0" calcext:value-type="float">
            <text:p/>
          </table:table-cell>
          <table:table-cell table:formula="of:=IF([.$D46]=[.X$1];1;0)" office:value-type="float" office:value="0" calcext:value-type="float">
            <text:p/>
          </table:table-cell>
          <table:table-cell table:formula="of:=IF([.$D46]=[.Y$1];1;0)" office:value-type="float" office:value="0" calcext:value-type="float">
            <text:p/>
          </table:table-cell>
          <table:table-cell table:formula="of:=IF([.$D4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77154374" calcext:value-type="float">
            <text:p>1377154374</text:p>
          </table:table-cell>
          <table:table-cell office:value-type="float" office:value="1376927705" calcext:value-type="float">
            <text:p>1376927705</text:p>
          </table:table-cell>
          <table:table-cell office:value-type="string" calcext:value-type="string">
            <text:p>null</text:p>
          </table:table-cell>
          <table:table-cell table:formula="of:=[.B47]-[.C47]" office:value-type="float" office:value="226669" calcext:value-type="float">
            <text:p/>
          </table:table-cell>
          <table:table-cell table:formula="of:=([.C47]*1000-[$Home.$C$11])*[$Home.$C$24]/[$Home.$F$8]" office:value-type="float" office:value="18152.0195674909" calcext:value-type="float">
            <text:p/>
          </table:table-cell>
          <table:table-cell table:formula="of:=FLOOR([.F47];1)" office:value-type="float" office:value="18152" calcext:value-type="float">
            <text:p/>
          </table:table-cell>
          <table:table-cell table:formula="of:=[.A47]/[.E47]" office:value-type="float" office:value="0.00238232841720747" calcext:value-type="float">
            <text:p/>
          </table:table-cell>
          <table:table-cell table:formula="of:=([.H47]-[.$O$8])*([$Home.$C$33]-[$Home.$C$32])/([.$O$9]-[.$O$8])+[$Home.$C$32]" office:value-type="float" office:value="158.023457508383" calcext:value-type="float">
            <text:p/>
          </table:table-cell>
          <table:table-cell table:formula="of:=FLOOR([.I47];1)" office:value-type="float" office:value="158" calcext:value-type="float">
            <text:p/>
          </table:table-cell>
          <table:table-cell table:formula="of:=CONCATENATE([.G47];&quot;,&quot;;[.J47];&quot;,&quot;;&quot;basic&quot;;&quot;,&quot;;[.D47])" office:value-type="string" office:string-value="18152,158,basic,null" calcext:value-type="string">
            <text:p>18152,158,basic,null</text:p>
          </table:table-cell>
          <table:table-cell table:formula="of:=[.H47]*[$Home.$F$30]" office:value-type="float" office:value="205.833175246725" calcext:value-type="float">
            <text:p/>
          </table:table-cell>
          <table:table-cell table:formula="of:=[.E47]/60/60/24" office:value-type="float" office:value="2.6234837962963" calcext:value-type="float">
            <text:p/>
          </table:table-cell>
          <table:table-cell table:number-columns-repeated="2"/>
          <table:table-cell table:formula="of:=IF([.$D47]=[.P$1];1;0)" office:value-type="float" office:value="1" calcext:value-type="float">
            <text:p/>
          </table:table-cell>
          <table:table-cell table:formula="of:=IF([.$D47]=[.Q$1];1;0)" office:value-type="float" office:value="0" calcext:value-type="float">
            <text:p/>
          </table:table-cell>
          <table:table-cell table:formula="of:=IF([.$D47]=[.R$1];1;0)" office:value-type="float" office:value="0" calcext:value-type="float">
            <text:p/>
          </table:table-cell>
          <table:table-cell table:formula="of:=IF([.$D47]=[.S$1];1;0)" office:value-type="float" office:value="0" calcext:value-type="float">
            <text:p/>
          </table:table-cell>
          <table:table-cell table:formula="of:=IF([.$D47]=[.T$1];1;0)" office:value-type="float" office:value="0" calcext:value-type="float">
            <text:p/>
          </table:table-cell>
          <table:table-cell table:formula="of:=IF([.$D47]=[.U$1];1;0)" office:value-type="float" office:value="0" calcext:value-type="float">
            <text:p/>
          </table:table-cell>
          <table:table-cell table:formula="of:=IF([.$D47]=[.V$1];1;0)" office:value-type="float" office:value="0" calcext:value-type="float">
            <text:p/>
          </table:table-cell>
          <table:table-cell table:formula="of:=IF([.$D47]=[.W$1];1;0)" office:value-type="float" office:value="0" calcext:value-type="float">
            <text:p/>
          </table:table-cell>
          <table:table-cell table:formula="of:=IF([.$D47]=[.X$1];1;0)" office:value-type="float" office:value="0" calcext:value-type="float">
            <text:p/>
          </table:table-cell>
          <table:table-cell table:formula="of:=IF([.$D47]=[.Y$1];1;0)" office:value-type="float" office:value="0" calcext:value-type="float">
            <text:p/>
          </table:table-cell>
          <table:table-cell table:formula="of:=IF([.$D4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384024318" calcext:value-type="float">
            <text:p>1384024318</text:p>
          </table:table-cell>
          <table:table-cell office:value-type="float" office:value="1383418529" calcext:value-type="float">
            <text:p>1383418529</text:p>
          </table:table-cell>
          <table:table-cell office:value-type="string" calcext:value-type="string">
            <text:p>Shell</text:p>
          </table:table-cell>
          <table:table-cell table:formula="of:=[.B48]-[.C48]" office:value-type="float" office:value="605789" calcext:value-type="float">
            <text:p/>
          </table:table-cell>
          <table:table-cell table:formula="of:=([.C48]*1000-[$Home.$C$11])*[$Home.$C$24]/[$Home.$F$8]" office:value-type="float" office:value="20712.127677651" calcext:value-type="float">
            <text:p/>
          </table:table-cell>
          <table:table-cell table:formula="of:=FLOOR([.F48];1)" office:value-type="float" office:value="20712" calcext:value-type="float">
            <text:p/>
          </table:table-cell>
          <table:table-cell table:formula="of:=[.A48]/[.E48]" office:value-type="float" office:value="0.00251902890280279" calcext:value-type="float">
            <text:p/>
          </table:table-cell>
          <table:table-cell table:formula="of:=([.H48]-[.$O$8])*([$Home.$C$33]-[$Home.$C$32])/([.$O$9]-[.$O$8])+[$Home.$C$32]" office:value-type="float" office:value="158.860780187479" calcext:value-type="float">
            <text:p/>
          </table:table-cell>
          <table:table-cell table:formula="of:=FLOOR([.I48];1)" office:value-type="float" office:value="158" calcext:value-type="float">
            <text:p/>
          </table:table-cell>
          <table:table-cell table:formula="of:=CONCATENATE([.G48];&quot;,&quot;;[.J48];&quot;,&quot;;&quot;basic&quot;;&quot;,&quot;;[.D48])" office:value-type="string" office:string-value="20712,158,basic,Shell" calcext:value-type="string">
            <text:p>20712,158,basic,Shell</text:p>
          </table:table-cell>
          <table:table-cell table:formula="of:=[.H48]*[$Home.$F$30]" office:value-type="float" office:value="217.644097202161" calcext:value-type="float">
            <text:p/>
          </table:table-cell>
          <table:table-cell table:formula="of:=[.E48]/60/60/24" office:value-type="float" office:value="7.01144675925926" calcext:value-type="float">
            <text:p/>
          </table:table-cell>
          <table:table-cell table:number-columns-repeated="2"/>
          <table:table-cell table:formula="of:=IF([.$D48]=[.P$1];1;0)" office:value-type="float" office:value="0" calcext:value-type="float">
            <text:p/>
          </table:table-cell>
          <table:table-cell table:formula="of:=IF([.$D48]=[.Q$1];1;0)" office:value-type="float" office:value="0" calcext:value-type="float">
            <text:p/>
          </table:table-cell>
          <table:table-cell table:formula="of:=IF([.$D48]=[.R$1];1;0)" office:value-type="float" office:value="0" calcext:value-type="float">
            <text:p/>
          </table:table-cell>
          <table:table-cell table:formula="of:=IF([.$D48]=[.S$1];1;0)" office:value-type="float" office:value="0" calcext:value-type="float">
            <text:p/>
          </table:table-cell>
          <table:table-cell table:formula="of:=IF([.$D48]=[.T$1];1;0)" office:value-type="float" office:value="0" calcext:value-type="float">
            <text:p/>
          </table:table-cell>
          <table:table-cell table:formula="of:=IF([.$D48]=[.U$1];1;0)" office:value-type="float" office:value="0" calcext:value-type="float">
            <text:p/>
          </table:table-cell>
          <table:table-cell table:formula="of:=IF([.$D48]=[.V$1];1;0)" office:value-type="float" office:value="0" calcext:value-type="float">
            <text:p/>
          </table:table-cell>
          <table:table-cell table:formula="of:=IF([.$D48]=[.W$1];1;0)" office:value-type="float" office:value="0" calcext:value-type="float">
            <text:p/>
          </table:table-cell>
          <table:table-cell table:formula="of:=IF([.$D48]=[.X$1];1;0)" office:value-type="float" office:value="0" calcext:value-type="float">
            <text:p/>
          </table:table-cell>
          <table:table-cell table:formula="of:=IF([.$D48]=[.Y$1];1;0)" office:value-type="float" office:value="0" calcext:value-type="float">
            <text:p/>
          </table:table-cell>
          <table:table-cell table:formula="of:=IF([.$D4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392609130" calcext:value-type="float">
            <text:p>1392609130</text:p>
          </table:table-cell>
          <table:table-cell office:value-type="float" office:value="1392403211" calcext:value-type="float">
            <text:p>1392403211</text:p>
          </table:table-cell>
          <table:table-cell office:value-type="string" calcext:value-type="string">
            <text:p>CSS</text:p>
          </table:table-cell>
          <table:table-cell table:formula="of:=[.B49]-[.C49]" office:value-type="float" office:value="205919" calcext:value-type="float">
            <text:p/>
          </table:table-cell>
          <table:table-cell table:formula="of:=([.C49]*1000-[$Home.$C$11])*[$Home.$C$24]/[$Home.$F$8]" office:value-type="float" office:value="24255.8622259009" calcext:value-type="float">
            <text:p/>
          </table:table-cell>
          <table:table-cell table:formula="of:=FLOOR([.F49];1)" office:value-type="float" office:value="24255" calcext:value-type="float">
            <text:p/>
          </table:table-cell>
          <table:table-cell table:formula="of:=[.A49]/[.E49]" office:value-type="float" office:value="0.00245727689042779" calcext:value-type="float">
            <text:p/>
          </table:table-cell>
          <table:table-cell table:formula="of:=([.H49]-[.$O$8])*([$Home.$C$33]-[$Home.$C$32])/([.$O$9]-[.$O$8])+[$Home.$C$32]" office:value-type="float" office:value="158.482534563725" calcext:value-type="float">
            <text:p/>
          </table:table-cell>
          <table:table-cell table:formula="of:=FLOOR([.I49];1)" office:value-type="float" office:value="158" calcext:value-type="float">
            <text:p/>
          </table:table-cell>
          <table:table-cell table:formula="of:=CONCATENATE([.G49];&quot;,&quot;;[.J49];&quot;,&quot;;&quot;basic&quot;;&quot;,&quot;;[.D49])" office:value-type="string" office:string-value="24255,158,basic,CSS" calcext:value-type="string">
            <text:p>24255,158,basic,CSS</text:p>
          </table:table-cell>
          <table:table-cell table:formula="of:=[.H49]*[$Home.$F$30]" office:value-type="float" office:value="212.308723332961" calcext:value-type="float">
            <text:p/>
          </table:table-cell>
          <table:table-cell table:formula="of:=[.E49]/60/60/24" office:value-type="float" office:value="2.38332175925926" calcext:value-type="float">
            <text:p/>
          </table:table-cell>
          <table:table-cell table:number-columns-repeated="2"/>
          <table:table-cell table:formula="of:=IF([.$D49]=[.P$1];1;0)" office:value-type="float" office:value="0" calcext:value-type="float">
            <text:p/>
          </table:table-cell>
          <table:table-cell table:formula="of:=IF([.$D49]=[.Q$1];1;0)" office:value-type="float" office:value="0" calcext:value-type="float">
            <text:p/>
          </table:table-cell>
          <table:table-cell table:formula="of:=IF([.$D49]=[.R$1];1;0)" office:value-type="float" office:value="0" calcext:value-type="float">
            <text:p/>
          </table:table-cell>
          <table:table-cell table:formula="of:=IF([.$D49]=[.S$1];1;0)" office:value-type="float" office:value="0" calcext:value-type="float">
            <text:p/>
          </table:table-cell>
          <table:table-cell table:formula="of:=IF([.$D49]=[.T$1];1;0)" office:value-type="float" office:value="0" calcext:value-type="float">
            <text:p/>
          </table:table-cell>
          <table:table-cell table:formula="of:=IF([.$D49]=[.U$1];1;0)" office:value-type="float" office:value="0" calcext:value-type="float">
            <text:p/>
          </table:table-cell>
          <table:table-cell table:formula="of:=IF([.$D49]=[.V$1];1;0)" office:value-type="float" office:value="0" calcext:value-type="float">
            <text:p/>
          </table:table-cell>
          <table:table-cell table:formula="of:=IF([.$D49]=[.W$1];1;0)" office:value-type="float" office:value="0" calcext:value-type="float">
            <text:p/>
          </table:table-cell>
          <table:table-cell table:formula="of:=IF([.$D49]=[.X$1];1;0)" office:value-type="float" office:value="0" calcext:value-type="float">
            <text:p/>
          </table:table-cell>
          <table:table-cell table:formula="of:=IF([.$D49]=[.Y$1];1;0)" office:value-type="float" office:value="0" calcext:value-type="float">
            <text:p/>
          </table:table-cell>
          <table:table-cell table:formula="of:=IF([.$D4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8721" calcext:value-type="float">
            <text:p>28721</text:p>
          </table:table-cell>
          <table:table-cell office:value-type="float" office:value="1406940965" calcext:value-type="float">
            <text:p>1406940965</text:p>
          </table:table-cell>
          <table:table-cell office:value-type="float" office:value="1395453039" calcext:value-type="float">
            <text:p>1395453039</text:p>
          </table:table-cell>
          <table:table-cell office:value-type="string" calcext:value-type="string">
            <text:p>null</text:p>
          </table:table-cell>
          <table:table-cell table:formula="of:=[.B50]-[.C50]" office:value-type="float" office:value="11487926" calcext:value-type="float">
            <text:p/>
          </table:table-cell>
          <table:table-cell table:formula="of:=([.C50]*1000-[$Home.$C$11])*[$Home.$C$24]/[$Home.$F$8]" office:value-type="float" office:value="25458.7741208149" calcext:value-type="float">
            <text:p/>
          </table:table-cell>
          <table:table-cell table:formula="of:=FLOOR([.F50];1)" office:value-type="float" office:value="25458" calcext:value-type="float">
            <text:p/>
          </table:table-cell>
          <table:table-cell table:formula="of:=[.A50]/[.E50]" office:value-type="float" office:value="0.00250010315177866" calcext:value-type="float">
            <text:p/>
          </table:table-cell>
          <table:table-cell table:formula="of:=([.H50]-[.$O$8])*([$Home.$C$33]-[$Home.$C$32])/([.$O$9]-[.$O$8])+[$Home.$C$32]" office:value-type="float" office:value="158.744855503799" calcext:value-type="float">
            <text:p/>
          </table:table-cell>
          <table:table-cell table:formula="of:=FLOOR([.I50];1)" office:value-type="float" office:value="158" calcext:value-type="float">
            <text:p/>
          </table:table-cell>
          <table:table-cell table:formula="of:=CONCATENATE([.G50];&quot;,&quot;;[.J50];&quot;,&quot;;&quot;basic&quot;;&quot;,&quot;;[.D50])" office:value-type="string" office:string-value="25458,158,basic,null" calcext:value-type="string">
            <text:p>25458,158,basic,null</text:p>
          </table:table-cell>
          <table:table-cell table:formula="of:=[.H50]*[$Home.$F$30]" office:value-type="float" office:value="216.008912313676" calcext:value-type="float">
            <text:p/>
          </table:table-cell>
          <table:table-cell table:formula="of:=[.E50]/60/60/24" office:value-type="float" office:value="132.962106481481" calcext:value-type="float">
            <text:p/>
          </table:table-cell>
          <table:table-cell table:number-columns-repeated="2"/>
          <table:table-cell table:formula="of:=IF([.$D50]=[.P$1];1;0)" office:value-type="float" office:value="1" calcext:value-type="float">
            <text:p/>
          </table:table-cell>
          <table:table-cell table:formula="of:=IF([.$D50]=[.Q$1];1;0)" office:value-type="float" office:value="0" calcext:value-type="float">
            <text:p/>
          </table:table-cell>
          <table:table-cell table:formula="of:=IF([.$D50]=[.R$1];1;0)" office:value-type="float" office:value="0" calcext:value-type="float">
            <text:p/>
          </table:table-cell>
          <table:table-cell table:formula="of:=IF([.$D50]=[.S$1];1;0)" office:value-type="float" office:value="0" calcext:value-type="float">
            <text:p/>
          </table:table-cell>
          <table:table-cell table:formula="of:=IF([.$D50]=[.T$1];1;0)" office:value-type="float" office:value="0" calcext:value-type="float">
            <text:p/>
          </table:table-cell>
          <table:table-cell table:formula="of:=IF([.$D50]=[.U$1];1;0)" office:value-type="float" office:value="0" calcext:value-type="float">
            <text:p/>
          </table:table-cell>
          <table:table-cell table:formula="of:=IF([.$D50]=[.V$1];1;0)" office:value-type="float" office:value="0" calcext:value-type="float">
            <text:p/>
          </table:table-cell>
          <table:table-cell table:formula="of:=IF([.$D50]=[.W$1];1;0)" office:value-type="float" office:value="0" calcext:value-type="float">
            <text:p/>
          </table:table-cell>
          <table:table-cell table:formula="of:=IF([.$D50]=[.X$1];1;0)" office:value-type="float" office:value="0" calcext:value-type="float">
            <text:p/>
          </table:table-cell>
          <table:table-cell table:formula="of:=IF([.$D50]=[.Y$1];1;0)" office:value-type="float" office:value="0" calcext:value-type="float">
            <text:p/>
          </table:table-cell>
          <table:table-cell table:formula="of:=IF([.$D5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6888" calcext:value-type="float">
            <text:p>26888</text:p>
          </table:table-cell>
          <table:table-cell office:value-type="float" office:value="1407049205" calcext:value-type="float">
            <text:p>1407049205</text:p>
          </table:table-cell>
          <table:table-cell office:value-type="float" office:value="1395805279" calcext:value-type="float">
            <text:p>1395805279</text:p>
          </table:table-cell>
          <table:table-cell office:value-type="string" calcext:value-type="string">
            <text:p>null</text:p>
          </table:table-cell>
          <table:table-cell table:formula="of:=[.B51]-[.C51]" office:value-type="float" office:value="11243926" calcext:value-type="float">
            <text:p/>
          </table:table-cell>
          <table:table-cell table:formula="of:=([.C51]*1000-[$Home.$C$11])*[$Home.$C$24]/[$Home.$F$8]" office:value-type="float" office:value="25597.7044755315" calcext:value-type="float">
            <text:p/>
          </table:table-cell>
          <table:table-cell table:formula="of:=FLOOR([.F51];1)" office:value-type="float" office:value="25597" calcext:value-type="float">
            <text:p/>
          </table:table-cell>
          <table:table-cell table:formula="of:=[.A51]/[.E51]" office:value-type="float" office:value="0.00239133555307995" calcext:value-type="float">
            <text:p/>
          </table:table-cell>
          <table:table-cell table:formula="of:=([.H51]-[.$O$8])*([$Home.$C$33]-[$Home.$C$32])/([.$O$9]-[.$O$8])+[$Home.$C$32]" office:value-type="float" office:value="158.078628337564" calcext:value-type="float">
            <text:p/>
          </table:table-cell>
          <table:table-cell table:formula="of:=FLOOR([.I51];1)" office:value-type="float" office:value="158" calcext:value-type="float">
            <text:p/>
          </table:table-cell>
          <table:table-cell table:formula="of:=CONCATENATE([.G51];&quot;,&quot;;[.J51];&quot;,&quot;;&quot;basic&quot;;&quot;,&quot;;[.D51])" office:value-type="string" office:string-value="25597,158,basic,null" calcext:value-type="string">
            <text:p>25597,158,basic,null</text:p>
          </table:table-cell>
          <table:table-cell table:formula="of:=[.H51]*[$Home.$F$30]" office:value-type="float" office:value="206.611391786107" calcext:value-type="float">
            <text:p/>
          </table:table-cell>
          <table:table-cell table:formula="of:=[.E51]/60/60/24" office:value-type="float" office:value="130.138032407407" calcext:value-type="float">
            <text:p/>
          </table:table-cell>
          <table:table-cell table:number-columns-repeated="2"/>
          <table:table-cell table:formula="of:=IF([.$D51]=[.P$1];1;0)" office:value-type="float" office:value="1" calcext:value-type="float">
            <text:p/>
          </table:table-cell>
          <table:table-cell table:formula="of:=IF([.$D51]=[.Q$1];1;0)" office:value-type="float" office:value="0" calcext:value-type="float">
            <text:p/>
          </table:table-cell>
          <table:table-cell table:formula="of:=IF([.$D51]=[.R$1];1;0)" office:value-type="float" office:value="0" calcext:value-type="float">
            <text:p/>
          </table:table-cell>
          <table:table-cell table:formula="of:=IF([.$D51]=[.S$1];1;0)" office:value-type="float" office:value="0" calcext:value-type="float">
            <text:p/>
          </table:table-cell>
          <table:table-cell table:formula="of:=IF([.$D51]=[.T$1];1;0)" office:value-type="float" office:value="0" calcext:value-type="float">
            <text:p/>
          </table:table-cell>
          <table:table-cell table:formula="of:=IF([.$D51]=[.U$1];1;0)" office:value-type="float" office:value="0" calcext:value-type="float">
            <text:p/>
          </table:table-cell>
          <table:table-cell table:formula="of:=IF([.$D51]=[.V$1];1;0)" office:value-type="float" office:value="0" calcext:value-type="float">
            <text:p/>
          </table:table-cell>
          <table:table-cell table:formula="of:=IF([.$D51]=[.W$1];1;0)" office:value-type="float" office:value="0" calcext:value-type="float">
            <text:p/>
          </table:table-cell>
          <table:table-cell table:formula="of:=IF([.$D51]=[.X$1];1;0)" office:value-type="float" office:value="0" calcext:value-type="float">
            <text:p/>
          </table:table-cell>
          <table:table-cell table:formula="of:=IF([.$D51]=[.Y$1];1;0)" office:value-type="float" office:value="0" calcext:value-type="float">
            <text:p/>
          </table:table-cell>
          <table:table-cell table:formula="of:=IF([.$D5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00514027" calcext:value-type="float">
            <text:p>1400514027</text:p>
          </table:table-cell>
          <table:table-cell office:value-type="float" office:value="1400336124" calcext:value-type="float">
            <text:p>1400336124</text:p>
          </table:table-cell>
          <table:table-cell office:value-type="string" calcext:value-type="string">
            <text:p>Ruby</text:p>
          </table:table-cell>
          <table:table-cell table:formula="of:=[.B52]-[.C52]" office:value-type="float" office:value="177903" calcext:value-type="float">
            <text:p/>
          </table:table-cell>
          <table:table-cell table:formula="of:=([.C52]*1000-[$Home.$C$11])*[$Home.$C$24]/[$Home.$F$8]" office:value-type="float" office:value="27384.7584813678" calcext:value-type="float">
            <text:p/>
          </table:table-cell>
          <table:table-cell table:formula="of:=FLOOR([.F52];1)" office:value-type="float" office:value="27384" calcext:value-type="float">
            <text:p/>
          </table:table-cell>
          <table:table-cell table:formula="of:=[.A52]/[.E52]" office:value-type="float" office:value="0.00247325789896741" calcext:value-type="float">
            <text:p/>
          </table:table-cell>
          <table:table-cell table:formula="of:=([.H52]-[.$O$8])*([$Home.$C$33]-[$Home.$C$32])/([.$O$9]-[.$O$8])+[$Home.$C$32]" office:value-type="float" office:value="158.580422005944" calcext:value-type="float">
            <text:p/>
          </table:table-cell>
          <table:table-cell table:formula="of:=FLOOR([.I52];1)" office:value-type="float" office:value="158" calcext:value-type="float">
            <text:p/>
          </table:table-cell>
          <table:table-cell table:formula="of:=CONCATENATE([.G52];&quot;,&quot;;[.J52];&quot;,&quot;;&quot;basic&quot;;&quot;,&quot;;[.D52])" office:value-type="string" office:string-value="27384,158,basic,Ruby" calcext:value-type="string">
            <text:p>27384,158,basic,Ruby</text:p>
          </table:table-cell>
          <table:table-cell table:formula="of:=[.H52]*[$Home.$F$30]" office:value-type="float" office:value="213.689482470785" calcext:value-type="float">
            <text:p/>
          </table:table-cell>
          <table:table-cell table:formula="of:=[.E52]/60/60/24" office:value-type="float" office:value="2.0590625" calcext:value-type="float">
            <text:p/>
          </table:table-cell>
          <table:table-cell table:number-columns-repeated="2"/>
          <table:table-cell table:formula="of:=IF([.$D52]=[.P$1];1;0)" office:value-type="float" office:value="0" calcext:value-type="float">
            <text:p/>
          </table:table-cell>
          <table:table-cell table:formula="of:=IF([.$D52]=[.Q$1];1;0)" office:value-type="float" office:value="0" calcext:value-type="float">
            <text:p/>
          </table:table-cell>
          <table:table-cell table:formula="of:=IF([.$D52]=[.R$1];1;0)" office:value-type="float" office:value="0" calcext:value-type="float">
            <text:p/>
          </table:table-cell>
          <table:table-cell table:formula="of:=IF([.$D52]=[.S$1];1;0)" office:value-type="float" office:value="0" calcext:value-type="float">
            <text:p/>
          </table:table-cell>
          <table:table-cell table:formula="of:=IF([.$D52]=[.T$1];1;0)" office:value-type="float" office:value="0" calcext:value-type="float">
            <text:p/>
          </table:table-cell>
          <table:table-cell table:formula="of:=IF([.$D52]=[.U$1];1;0)" office:value-type="float" office:value="0" calcext:value-type="float">
            <text:p/>
          </table:table-cell>
          <table:table-cell table:formula="of:=IF([.$D52]=[.V$1];1;0)" office:value-type="float" office:value="0" calcext:value-type="float">
            <text:p/>
          </table:table-cell>
          <table:table-cell table:formula="of:=IF([.$D52]=[.W$1];1;0)" office:value-type="float" office:value="0" calcext:value-type="float">
            <text:p/>
          </table:table-cell>
          <table:table-cell table:formula="of:=IF([.$D52]=[.X$1];1;0)" office:value-type="float" office:value="1" calcext:value-type="float">
            <text:p/>
          </table:table-cell>
          <table:table-cell table:formula="of:=IF([.$D52]=[.Y$1];1;0)" office:value-type="float" office:value="0" calcext:value-type="float">
            <text:p/>
          </table:table-cell>
          <table:table-cell table:formula="of:=IF([.$D5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937" calcext:value-type="float">
            <text:p>8937</text:p>
          </table:table-cell>
          <table:table-cell office:value-type="float" office:value="1336034293" calcext:value-type="float">
            <text:p>1336034293</text:p>
          </table:table-cell>
          <table:table-cell office:value-type="float" office:value="1332198277" calcext:value-type="float">
            <text:p>1332198277</text:p>
          </table:table-cell>
          <table:table-cell office:value-type="string" calcext:value-type="string">
            <text:p>null</text:p>
          </table:table-cell>
          <table:table-cell table:formula="of:=[.B53]-[.C53]" office:value-type="float" office:value="3836016" calcext:value-type="float">
            <text:p/>
          </table:table-cell>
          <table:table-cell table:formula="of:=([.C53]*1000-[$Home.$C$11])*[$Home.$C$24]/[$Home.$F$8]" office:value-type="float" office:value="509.857126231959" calcext:value-type="float">
            <text:p/>
          </table:table-cell>
          <table:table-cell table:formula="of:=FLOOR([.F53];1)" office:value-type="float" office:value="509" calcext:value-type="float">
            <text:p/>
          </table:table-cell>
          <table:table-cell table:formula="of:=[.A53]/[.E53]" office:value-type="float" office:value="0.00232976087690979" calcext:value-type="float">
            <text:p/>
          </table:table-cell>
          <table:table-cell table:formula="of:=([.H53]-[.$O$8])*([$Home.$C$33]-[$Home.$C$32])/([.$O$9]-[.$O$8])+[$Home.$C$32]" office:value-type="float" office:value="157.701468939843" calcext:value-type="float">
            <text:p/>
          </table:table-cell>
          <table:table-cell table:formula="of:=FLOOR([.I53];1)" office:value-type="float" office:value="157" calcext:value-type="float">
            <text:p/>
          </table:table-cell>
          <table:table-cell table:formula="of:=CONCATENATE([.G53];&quot;,&quot;;[.J53];&quot;,&quot;;&quot;basic&quot;;&quot;,&quot;;[.D53])" office:value-type="string" office:string-value="509,157,basic,null" calcext:value-type="string">
            <text:p>509,157,basic,null</text:p>
          </table:table-cell>
          <table:table-cell table:formula="of:=[.H53]*[$Home.$F$30]" office:value-type="float" office:value="201.291339765006" calcext:value-type="float">
            <text:p/>
          </table:table-cell>
          <table:table-cell table:formula="of:=[.E53]/60/60/24" office:value-type="float" office:value="44.3983333333333" calcext:value-type="float">
            <text:p/>
          </table:table-cell>
          <table:table-cell table:number-columns-repeated="2"/>
          <table:table-cell table:formula="of:=IF([.$D53]=[.P$1];1;0)" office:value-type="float" office:value="1" calcext:value-type="float">
            <text:p/>
          </table:table-cell>
          <table:table-cell table:formula="of:=IF([.$D53]=[.Q$1];1;0)" office:value-type="float" office:value="0" calcext:value-type="float">
            <text:p/>
          </table:table-cell>
          <table:table-cell table:formula="of:=IF([.$D53]=[.R$1];1;0)" office:value-type="float" office:value="0" calcext:value-type="float">
            <text:p/>
          </table:table-cell>
          <table:table-cell table:formula="of:=IF([.$D53]=[.S$1];1;0)" office:value-type="float" office:value="0" calcext:value-type="float">
            <text:p/>
          </table:table-cell>
          <table:table-cell table:formula="of:=IF([.$D53]=[.T$1];1;0)" office:value-type="float" office:value="0" calcext:value-type="float">
            <text:p/>
          </table:table-cell>
          <table:table-cell table:formula="of:=IF([.$D53]=[.U$1];1;0)" office:value-type="float" office:value="0" calcext:value-type="float">
            <text:p/>
          </table:table-cell>
          <table:table-cell table:formula="of:=IF([.$D53]=[.V$1];1;0)" office:value-type="float" office:value="0" calcext:value-type="float">
            <text:p/>
          </table:table-cell>
          <table:table-cell table:formula="of:=IF([.$D53]=[.W$1];1;0)" office:value-type="float" office:value="0" calcext:value-type="float">
            <text:p/>
          </table:table-cell>
          <table:table-cell table:formula="of:=IF([.$D53]=[.X$1];1;0)" office:value-type="float" office:value="0" calcext:value-type="float">
            <text:p/>
          </table:table-cell>
          <table:table-cell table:formula="of:=IF([.$D53]=[.Y$1];1;0)" office:value-type="float" office:value="0" calcext:value-type="float">
            <text:p/>
          </table:table-cell>
          <table:table-cell table:formula="of:=IF([.$D5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344459251" calcext:value-type="float">
            <text:p>1344459251</text:p>
          </table:table-cell>
          <table:table-cell office:value-type="float" office:value="1344246744" calcext:value-type="float">
            <text:p>1344246744</text:p>
          </table:table-cell>
          <table:table-cell office:value-type="string" calcext:value-type="string">
            <text:p>PHP</text:p>
          </table:table-cell>
          <table:table-cell table:formula="of:=[.B54]-[.C54]" office:value-type="float" office:value="212507" calcext:value-type="float">
            <text:p/>
          </table:table-cell>
          <table:table-cell table:formula="of:=([.C54]*1000-[$Home.$C$11])*[$Home.$C$24]/[$Home.$F$8]" office:value-type="float" office:value="5262.00848354751" calcext:value-type="float">
            <text:p/>
          </table:table-cell>
          <table:table-cell table:formula="of:=FLOOR([.F54];1)" office:value-type="float" office:value="5262" calcext:value-type="float">
            <text:p/>
          </table:table-cell>
          <table:table-cell table:formula="of:=[.A54]/[.E54]" office:value-type="float" office:value="0.0023622751250547" calcext:value-type="float">
            <text:p/>
          </table:table-cell>
          <table:table-cell table:formula="of:=([.H54]-[.$O$8])*([$Home.$C$33]-[$Home.$C$32])/([.$O$9]-[.$O$8])+[$Home.$C$32]" office:value-type="float" office:value="157.900626369657" calcext:value-type="float">
            <text:p/>
          </table:table-cell>
          <table:table-cell table:formula="of:=FLOOR([.I54];1)" office:value-type="float" office:value="157" calcext:value-type="float">
            <text:p/>
          </table:table-cell>
          <table:table-cell table:formula="of:=CONCATENATE([.G54];&quot;,&quot;;[.J54];&quot;,&quot;;&quot;basic&quot;;&quot;,&quot;;[.D54])" office:value-type="string" office:string-value="5262,157,basic,PHP" calcext:value-type="string">
            <text:p>5262,157,basic,PHP</text:p>
          </table:table-cell>
          <table:table-cell table:formula="of:=[.H54]*[$Home.$F$30]" office:value-type="float" office:value="204.100570804726" calcext:value-type="float">
            <text:p/>
          </table:table-cell>
          <table:table-cell table:formula="of:=[.E54]/60/60/24" office:value-type="float" office:value="2.45957175925926" calcext:value-type="float">
            <text:p/>
          </table:table-cell>
          <table:table-cell table:number-columns-repeated="2"/>
          <table:table-cell table:formula="of:=IF([.$D54]=[.P$1];1;0)" office:value-type="float" office:value="0" calcext:value-type="float">
            <text:p/>
          </table:table-cell>
          <table:table-cell table:formula="of:=IF([.$D54]=[.Q$1];1;0)" office:value-type="float" office:value="0" calcext:value-type="float">
            <text:p/>
          </table:table-cell>
          <table:table-cell table:formula="of:=IF([.$D54]=[.R$1];1;0)" office:value-type="float" office:value="0" calcext:value-type="float">
            <text:p/>
          </table:table-cell>
          <table:table-cell table:formula="of:=IF([.$D54]=[.S$1];1;0)" office:value-type="float" office:value="0" calcext:value-type="float">
            <text:p/>
          </table:table-cell>
          <table:table-cell table:formula="of:=IF([.$D54]=[.T$1];1;0)" office:value-type="float" office:value="0" calcext:value-type="float">
            <text:p/>
          </table:table-cell>
          <table:table-cell table:formula="of:=IF([.$D54]=[.U$1];1;0)" office:value-type="float" office:value="1" calcext:value-type="float">
            <text:p/>
          </table:table-cell>
          <table:table-cell table:formula="of:=IF([.$D54]=[.V$1];1;0)" office:value-type="float" office:value="0" calcext:value-type="float">
            <text:p/>
          </table:table-cell>
          <table:table-cell table:formula="of:=IF([.$D54]=[.W$1];1;0)" office:value-type="float" office:value="0" calcext:value-type="float">
            <text:p/>
          </table:table-cell>
          <table:table-cell table:formula="of:=IF([.$D54]=[.X$1];1;0)" office:value-type="float" office:value="0" calcext:value-type="float">
            <text:p/>
          </table:table-cell>
          <table:table-cell table:formula="of:=IF([.$D54]=[.Y$1];1;0)" office:value-type="float" office:value="0" calcext:value-type="float">
            <text:p/>
          </table:table-cell>
          <table:table-cell table:formula="of:=IF([.$D5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072" calcext:value-type="float">
            <text:p>19072</text:p>
          </table:table-cell>
          <table:table-cell office:value-type="float" office:value="1379530447" calcext:value-type="float">
            <text:p>1379530447</text:p>
          </table:table-cell>
          <table:table-cell office:value-type="float" office:value="1371161814" calcext:value-type="float">
            <text:p>1371161814</text:p>
          </table:table-cell>
          <table:table-cell office:value-type="string" calcext:value-type="string">
            <text:p>null</text:p>
          </table:table-cell>
          <table:table-cell table:formula="of:=[.B55]-[.C55]" office:value-type="float" office:value="8368633" calcext:value-type="float">
            <text:p/>
          </table:table-cell>
          <table:table-cell table:formula="of:=([.C55]*1000-[$Home.$C$11])*[$Home.$C$24]/[$Home.$F$8]" office:value-type="float" office:value="15877.8392305416" calcext:value-type="float">
            <text:p/>
          </table:table-cell>
          <table:table-cell table:formula="of:=FLOOR([.F55];1)" office:value-type="float" office:value="15877" calcext:value-type="float">
            <text:p/>
          </table:table-cell>
          <table:table-cell table:formula="of:=[.A55]/[.E55]" office:value-type="float" office:value="0.00227898630517075" calcext:value-type="float">
            <text:p/>
          </table:table-cell>
          <table:table-cell table:formula="of:=([.H55]-[.$O$8])*([$Home.$C$33]-[$Home.$C$32])/([.$O$9]-[.$O$8])+[$Home.$C$32]" office:value-type="float" office:value="157.390462726124" calcext:value-type="float">
            <text:p/>
          </table:table-cell>
          <table:table-cell table:formula="of:=FLOOR([.I55];1)" office:value-type="float" office:value="157" calcext:value-type="float">
            <text:p/>
          </table:table-cell>
          <table:table-cell table:formula="of:=CONCATENATE([.G55];&quot;,&quot;;[.J55];&quot;,&quot;;&quot;basic&quot;;&quot;,&quot;;[.D55])" office:value-type="string" office:string-value="15877,157,basic,null" calcext:value-type="string">
            <text:p>15877,157,basic,null</text:p>
          </table:table-cell>
          <table:table-cell table:formula="of:=[.H55]*[$Home.$F$30]" office:value-type="float" office:value="196.904416766753" calcext:value-type="float">
            <text:p/>
          </table:table-cell>
          <table:table-cell table:formula="of:=[.E55]/60/60/24" office:value-type="float" office:value="96.8591782407407" calcext:value-type="float">
            <text:p/>
          </table:table-cell>
          <table:table-cell table:number-columns-repeated="2"/>
          <table:table-cell table:formula="of:=IF([.$D55]=[.P$1];1;0)" office:value-type="float" office:value="1" calcext:value-type="float">
            <text:p/>
          </table:table-cell>
          <table:table-cell table:formula="of:=IF([.$D55]=[.Q$1];1;0)" office:value-type="float" office:value="0" calcext:value-type="float">
            <text:p/>
          </table:table-cell>
          <table:table-cell table:formula="of:=IF([.$D55]=[.R$1];1;0)" office:value-type="float" office:value="0" calcext:value-type="float">
            <text:p/>
          </table:table-cell>
          <table:table-cell table:formula="of:=IF([.$D55]=[.S$1];1;0)" office:value-type="float" office:value="0" calcext:value-type="float">
            <text:p/>
          </table:table-cell>
          <table:table-cell table:formula="of:=IF([.$D55]=[.T$1];1;0)" office:value-type="float" office:value="0" calcext:value-type="float">
            <text:p/>
          </table:table-cell>
          <table:table-cell table:formula="of:=IF([.$D55]=[.U$1];1;0)" office:value-type="float" office:value="0" calcext:value-type="float">
            <text:p/>
          </table:table-cell>
          <table:table-cell table:formula="of:=IF([.$D55]=[.V$1];1;0)" office:value-type="float" office:value="0" calcext:value-type="float">
            <text:p/>
          </table:table-cell>
          <table:table-cell table:formula="of:=IF([.$D55]=[.W$1];1;0)" office:value-type="float" office:value="0" calcext:value-type="float">
            <text:p/>
          </table:table-cell>
          <table:table-cell table:formula="of:=IF([.$D55]=[.X$1];1;0)" office:value-type="float" office:value="0" calcext:value-type="float">
            <text:p/>
          </table:table-cell>
          <table:table-cell table:formula="of:=IF([.$D55]=[.Y$1];1;0)" office:value-type="float" office:value="0" calcext:value-type="float">
            <text:p/>
          </table:table-cell>
          <table:table-cell table:formula="of:=IF([.$D5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374770654" calcext:value-type="float">
            <text:p>1374770654</text:p>
          </table:table-cell>
          <table:table-cell office:value-type="float" office:value="1374264352" calcext:value-type="float">
            <text:p>1374264352</text:p>
          </table:table-cell>
          <table:table-cell office:value-type="string" calcext:value-type="string">
            <text:p>JavaScript</text:p>
          </table:table-cell>
          <table:table-cell table:formula="of:=[.B56]-[.C56]" office:value-type="float" office:value="506302" calcext:value-type="float">
            <text:p/>
          </table:table-cell>
          <table:table-cell table:formula="of:=([.C56]*1000-[$Home.$C$11])*[$Home.$C$24]/[$Home.$F$8]" office:value-type="float" office:value="17101.5409817953" calcext:value-type="float">
            <text:p/>
          </table:table-cell>
          <table:table-cell table:formula="of:=FLOOR([.F56];1)" office:value-type="float" office:value="17101" calcext:value-type="float">
            <text:p/>
          </table:table-cell>
          <table:table-cell table:formula="of:=[.A56]/[.E56]" office:value-type="float" office:value="0.0023582762856951" calcext:value-type="float">
            <text:p/>
          </table:table-cell>
          <table:table-cell table:formula="of:=([.H56]-[.$O$8])*([$Home.$C$33]-[$Home.$C$32])/([.$O$9]-[.$O$8])+[$Home.$C$32]" office:value-type="float" office:value="157.876132536506" calcext:value-type="float">
            <text:p/>
          </table:table-cell>
          <table:table-cell table:formula="of:=FLOOR([.I56];1)" office:value-type="float" office:value="157" calcext:value-type="float">
            <text:p/>
          </table:table-cell>
          <table:table-cell table:formula="of:=CONCATENATE([.G56];&quot;,&quot;;[.J56];&quot;,&quot;;&quot;basic&quot;;&quot;,&quot;;[.D56])" office:value-type="string" office:string-value="17101,157,basic,JavaScript" calcext:value-type="string">
            <text:p>17101,157,basic,JavaScript</text:p>
          </table:table-cell>
          <table:table-cell table:formula="of:=[.H56]*[$Home.$F$30]" office:value-type="float" office:value="203.755071084057" calcext:value-type="float">
            <text:p/>
          </table:table-cell>
          <table:table-cell table:formula="of:=[.E56]/60/60/24" office:value-type="float" office:value="5.85997685185185" calcext:value-type="float">
            <text:p/>
          </table:table-cell>
          <table:table-cell table:number-columns-repeated="2"/>
          <table:table-cell table:formula="of:=IF([.$D56]=[.P$1];1;0)" office:value-type="float" office:value="0" calcext:value-type="float">
            <text:p/>
          </table:table-cell>
          <table:table-cell table:formula="of:=IF([.$D56]=[.Q$1];1;0)" office:value-type="float" office:value="1" calcext:value-type="float">
            <text:p/>
          </table:table-cell>
          <table:table-cell table:formula="of:=IF([.$D56]=[.R$1];1;0)" office:value-type="float" office:value="0" calcext:value-type="float">
            <text:p/>
          </table:table-cell>
          <table:table-cell table:formula="of:=IF([.$D56]=[.S$1];1;0)" office:value-type="float" office:value="0" calcext:value-type="float">
            <text:p/>
          </table:table-cell>
          <table:table-cell table:formula="of:=IF([.$D56]=[.T$1];1;0)" office:value-type="float" office:value="0" calcext:value-type="float">
            <text:p/>
          </table:table-cell>
          <table:table-cell table:formula="of:=IF([.$D56]=[.U$1];1;0)" office:value-type="float" office:value="0" calcext:value-type="float">
            <text:p/>
          </table:table-cell>
          <table:table-cell table:formula="of:=IF([.$D56]=[.V$1];1;0)" office:value-type="float" office:value="0" calcext:value-type="float">
            <text:p/>
          </table:table-cell>
          <table:table-cell table:formula="of:=IF([.$D56]=[.W$1];1;0)" office:value-type="float" office:value="0" calcext:value-type="float">
            <text:p/>
          </table:table-cell>
          <table:table-cell table:formula="of:=IF([.$D56]=[.X$1];1;0)" office:value-type="float" office:value="0" calcext:value-type="float">
            <text:p/>
          </table:table-cell>
          <table:table-cell table:formula="of:=IF([.$D56]=[.Y$1];1;0)" office:value-type="float" office:value="0" calcext:value-type="float">
            <text:p/>
          </table:table-cell>
          <table:table-cell table:formula="of:=IF([.$D5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383650326" calcext:value-type="float">
            <text:p>1383650326</text:p>
          </table:table-cell>
          <table:table-cell office:value-type="float" office:value="1383144939" calcext:value-type="float">
            <text:p>1383144939</text:p>
          </table:table-cell>
          <table:table-cell office:value-type="string" calcext:value-type="string">
            <text:p>null</text:p>
          </table:table-cell>
          <table:table-cell table:formula="of:=[.B57]-[.C57]" office:value-type="float" office:value="505387" calcext:value-type="float">
            <text:p/>
          </table:table-cell>
          <table:table-cell table:formula="of:=([.C57]*1000-[$Home.$C$11])*[$Home.$C$24]/[$Home.$F$8]" office:value-type="float" office:value="20604.2184233162" calcext:value-type="float">
            <text:p/>
          </table:table-cell>
          <table:table-cell table:formula="of:=FLOOR([.F57];1)" office:value-type="float" office:value="20604" calcext:value-type="float">
            <text:p/>
          </table:table-cell>
          <table:table-cell table:formula="of:=[.A57]/[.E57]" office:value-type="float" office:value="0.00236650329351566" calcext:value-type="float">
            <text:p/>
          </table:table-cell>
          <table:table-cell table:formula="of:=([.H57]-[.$O$8])*([$Home.$C$33]-[$Home.$C$32])/([.$O$9]-[.$O$8])+[$Home.$C$32]" office:value-type="float" office:value="157.926524897581" calcext:value-type="float">
            <text:p/>
          </table:table-cell>
          <table:table-cell table:formula="of:=FLOOR([.I57];1)" office:value-type="float" office:value="157" calcext:value-type="float">
            <text:p/>
          </table:table-cell>
          <table:table-cell table:formula="of:=CONCATENATE([.G57];&quot;,&quot;;[.J57];&quot;,&quot;;&quot;basic&quot;;&quot;,&quot;;[.D57])" office:value-type="string" office:string-value="20604,157,basic,null" calcext:value-type="string">
            <text:p>20604,157,basic,null</text:p>
          </table:table-cell>
          <table:table-cell table:formula="of:=[.H57]*[$Home.$F$30]" office:value-type="float" office:value="204.465884559753" calcext:value-type="float">
            <text:p/>
          </table:table-cell>
          <table:table-cell table:formula="of:=[.E57]/60/60/24" office:value-type="float" office:value="5.84938657407407" calcext:value-type="float">
            <text:p/>
          </table:table-cell>
          <table:table-cell table:number-columns-repeated="2"/>
          <table:table-cell table:formula="of:=IF([.$D57]=[.P$1];1;0)" office:value-type="float" office:value="1" calcext:value-type="float">
            <text:p/>
          </table:table-cell>
          <table:table-cell table:formula="of:=IF([.$D57]=[.Q$1];1;0)" office:value-type="float" office:value="0" calcext:value-type="float">
            <text:p/>
          </table:table-cell>
          <table:table-cell table:formula="of:=IF([.$D57]=[.R$1];1;0)" office:value-type="float" office:value="0" calcext:value-type="float">
            <text:p/>
          </table:table-cell>
          <table:table-cell table:formula="of:=IF([.$D57]=[.S$1];1;0)" office:value-type="float" office:value="0" calcext:value-type="float">
            <text:p/>
          </table:table-cell>
          <table:table-cell table:formula="of:=IF([.$D57]=[.T$1];1;0)" office:value-type="float" office:value="0" calcext:value-type="float">
            <text:p/>
          </table:table-cell>
          <table:table-cell table:formula="of:=IF([.$D57]=[.U$1];1;0)" office:value-type="float" office:value="0" calcext:value-type="float">
            <text:p/>
          </table:table-cell>
          <table:table-cell table:formula="of:=IF([.$D57]=[.V$1];1;0)" office:value-type="float" office:value="0" calcext:value-type="float">
            <text:p/>
          </table:table-cell>
          <table:table-cell table:formula="of:=IF([.$D57]=[.W$1];1;0)" office:value-type="float" office:value="0" calcext:value-type="float">
            <text:p/>
          </table:table-cell>
          <table:table-cell table:formula="of:=IF([.$D57]=[.X$1];1;0)" office:value-type="float" office:value="0" calcext:value-type="float">
            <text:p/>
          </table:table-cell>
          <table:table-cell table:formula="of:=IF([.$D57]=[.Y$1];1;0)" office:value-type="float" office:value="0" calcext:value-type="float">
            <text:p/>
          </table:table-cell>
          <table:table-cell table:formula="of:=IF([.$D5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385051175" calcext:value-type="float">
            <text:p>1385051175</text:p>
          </table:table-cell>
          <table:table-cell office:value-type="float" office:value="1384729009" calcext:value-type="float">
            <text:p>1384729009</text:p>
          </table:table-cell>
          <table:table-cell office:value-type="string" calcext:value-type="string">
            <text:p>C</text:p>
          </table:table-cell>
          <table:table-cell table:formula="of:=[.B58]-[.C58]" office:value-type="float" office:value="322166" calcext:value-type="float">
            <text:p/>
          </table:table-cell>
          <table:table-cell table:formula="of:=([.C58]*1000-[$Home.$C$11])*[$Home.$C$24]/[$Home.$F$8]" office:value-type="float" office:value="21229.0066557596" calcext:value-type="float">
            <text:p/>
          </table:table-cell>
          <table:table-cell table:formula="of:=FLOOR([.F58];1)" office:value-type="float" office:value="21229" calcext:value-type="float">
            <text:p/>
          </table:table-cell>
          <table:table-cell table:formula="of:=[.A58]/[.E58]" office:value-type="float" office:value="0.00235282432038142" calcext:value-type="float">
            <text:p/>
          </table:table-cell>
          <table:table-cell table:formula="of:=([.H58]-[.$O$8])*([$Home.$C$33]-[$Home.$C$32])/([.$O$9]-[.$O$8])+[$Home.$C$32]" office:value-type="float" office:value="157.842737964548" calcext:value-type="float">
            <text:p/>
          </table:table-cell>
          <table:table-cell table:formula="of:=FLOOR([.I58];1)" office:value-type="float" office:value="157" calcext:value-type="float">
            <text:p/>
          </table:table-cell>
          <table:table-cell table:formula="of:=CONCATENATE([.G58];&quot;,&quot;;[.J58];&quot;,&quot;;&quot;basic&quot;;&quot;,&quot;;[.D58])" office:value-type="string" office:string-value="21229,157,basic,C" calcext:value-type="string">
            <text:p>21229,157,basic,C</text:p>
          </table:table-cell>
          <table:table-cell table:formula="of:=[.H58]*[$Home.$F$30]" office:value-type="float" office:value="203.284021280955" calcext:value-type="float">
            <text:p/>
          </table:table-cell>
          <table:table-cell table:formula="of:=[.E58]/60/60/24" office:value-type="float" office:value="3.72877314814815" calcext:value-type="float">
            <text:p/>
          </table:table-cell>
          <table:table-cell table:number-columns-repeated="2"/>
          <table:table-cell table:formula="of:=IF([.$D58]=[.P$1];1;0)" office:value-type="float" office:value="0" calcext:value-type="float">
            <text:p/>
          </table:table-cell>
          <table:table-cell table:formula="of:=IF([.$D58]=[.Q$1];1;0)" office:value-type="float" office:value="0" calcext:value-type="float">
            <text:p/>
          </table:table-cell>
          <table:table-cell table:formula="of:=IF([.$D58]=[.R$1];1;0)" office:value-type="float" office:value="0" calcext:value-type="float">
            <text:p/>
          </table:table-cell>
          <table:table-cell table:formula="of:=IF([.$D58]=[.S$1];1;0)" office:value-type="float" office:value="0" calcext:value-type="float">
            <text:p/>
          </table:table-cell>
          <table:table-cell table:formula="of:=IF([.$D58]=[.T$1];1;0)" office:value-type="float" office:value="0" calcext:value-type="float">
            <text:p/>
          </table:table-cell>
          <table:table-cell table:formula="of:=IF([.$D58]=[.U$1];1;0)" office:value-type="float" office:value="0" calcext:value-type="float">
            <text:p/>
          </table:table-cell>
          <table:table-cell table:formula="of:=IF([.$D58]=[.V$1];1;0)" office:value-type="float" office:value="0" calcext:value-type="float">
            <text:p/>
          </table:table-cell>
          <table:table-cell table:formula="of:=IF([.$D58]=[.W$1];1;0)" office:value-type="float" office:value="0" calcext:value-type="float">
            <text:p/>
          </table:table-cell>
          <table:table-cell table:formula="of:=IF([.$D58]=[.X$1];1;0)" office:value-type="float" office:value="0" calcext:value-type="float">
            <text:p/>
          </table:table-cell>
          <table:table-cell table:formula="of:=IF([.$D58]=[.Y$1];1;0)" office:value-type="float" office:value="0" calcext:value-type="float">
            <text:p/>
          </table:table-cell>
          <table:table-cell table:formula="of:=IF([.$D58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399734743" calcext:value-type="float">
            <text:p>1399734743</text:p>
          </table:table-cell>
          <table:table-cell office:value-type="float" office:value="1399197507" calcext:value-type="float">
            <text:p>1399197507</text:p>
          </table:table-cell>
          <table:table-cell office:value-type="string" calcext:value-type="string">
            <text:p>C</text:p>
          </table:table-cell>
          <table:table-cell table:formula="of:=[.B59]-[.C59]" office:value-type="float" office:value="537236" calcext:value-type="float">
            <text:p/>
          </table:table-cell>
          <table:table-cell table:formula="of:=([.C59]*1000-[$Home.$C$11])*[$Home.$C$24]/[$Home.$F$8]" office:value-type="float" office:value="26935.665636443" calcext:value-type="float">
            <text:p/>
          </table:table-cell>
          <table:table-cell table:formula="of:=FLOOR([.F59];1)" office:value-type="float" office:value="26935" calcext:value-type="float">
            <text:p/>
          </table:table-cell>
          <table:table-cell table:formula="of:=[.A59]/[.E59]" office:value-type="float" office:value="0.00233975385119389" calcext:value-type="float">
            <text:p/>
          </table:table-cell>
          <table:table-cell table:formula="of:=([.H59]-[.$O$8])*([$Home.$C$33]-[$Home.$C$32])/([.$O$9]-[.$O$8])+[$Home.$C$32]" office:value-type="float" office:value="157.762678261545" calcext:value-type="float">
            <text:p/>
          </table:table-cell>
          <table:table-cell table:formula="of:=FLOOR([.I59];1)" office:value-type="float" office:value="157" calcext:value-type="float">
            <text:p/>
          </table:table-cell>
          <table:table-cell table:formula="of:=CONCATENATE([.G59];&quot;,&quot;;[.J59];&quot;,&quot;;&quot;basic&quot;;&quot;,&quot;;[.D59])" office:value-type="string" office:string-value="26935,157,basic,C" calcext:value-type="string">
            <text:p>26935,157,basic,C</text:p>
          </table:table-cell>
          <table:table-cell table:formula="of:=[.H59]*[$Home.$F$30]" office:value-type="float" office:value="202.154732743152" calcext:value-type="float">
            <text:p/>
          </table:table-cell>
          <table:table-cell table:formula="of:=[.E59]/60/60/24" office:value-type="float" office:value="6.21800925925926" calcext:value-type="float">
            <text:p/>
          </table:table-cell>
          <table:table-cell table:number-columns-repeated="2"/>
          <table:table-cell table:formula="of:=IF([.$D59]=[.P$1];1;0)" office:value-type="float" office:value="0" calcext:value-type="float">
            <text:p/>
          </table:table-cell>
          <table:table-cell table:formula="of:=IF([.$D59]=[.Q$1];1;0)" office:value-type="float" office:value="0" calcext:value-type="float">
            <text:p/>
          </table:table-cell>
          <table:table-cell table:formula="of:=IF([.$D59]=[.R$1];1;0)" office:value-type="float" office:value="0" calcext:value-type="float">
            <text:p/>
          </table:table-cell>
          <table:table-cell table:formula="of:=IF([.$D59]=[.S$1];1;0)" office:value-type="float" office:value="0" calcext:value-type="float">
            <text:p/>
          </table:table-cell>
          <table:table-cell table:formula="of:=IF([.$D59]=[.T$1];1;0)" office:value-type="float" office:value="0" calcext:value-type="float">
            <text:p/>
          </table:table-cell>
          <table:table-cell table:formula="of:=IF([.$D59]=[.U$1];1;0)" office:value-type="float" office:value="0" calcext:value-type="float">
            <text:p/>
          </table:table-cell>
          <table:table-cell table:formula="of:=IF([.$D59]=[.V$1];1;0)" office:value-type="float" office:value="0" calcext:value-type="float">
            <text:p/>
          </table:table-cell>
          <table:table-cell table:formula="of:=IF([.$D59]=[.W$1];1;0)" office:value-type="float" office:value="0" calcext:value-type="float">
            <text:p/>
          </table:table-cell>
          <table:table-cell table:formula="of:=IF([.$D59]=[.X$1];1;0)" office:value-type="float" office:value="0" calcext:value-type="float">
            <text:p/>
          </table:table-cell>
          <table:table-cell table:formula="of:=IF([.$D59]=[.Y$1];1;0)" office:value-type="float" office:value="0" calcext:value-type="float">
            <text:p/>
          </table:table-cell>
          <table:table-cell table:formula="of:=IF([.$D59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03168884" calcext:value-type="float">
            <text:p>1403168884</text:p>
          </table:table-cell>
          <table:table-cell office:value-type="float" office:value="1402937695" calcext:value-type="float">
            <text:p>1402937695</text:p>
          </table:table-cell>
          <table:table-cell office:value-type="string" calcext:value-type="string">
            <text:p>JavaScript</text:p>
          </table:table-cell>
          <table:table-cell table:formula="of:=[.B60]-[.C60]" office:value-type="float" office:value="231189" calcext:value-type="float">
            <text:p/>
          </table:table-cell>
          <table:table-cell table:formula="of:=([.C60]*1000-[$Home.$C$11])*[$Home.$C$24]/[$Home.$F$8]" office:value-type="float" office:value="28410.8690362461" calcext:value-type="float">
            <text:p/>
          </table:table-cell>
          <table:table-cell table:formula="of:=FLOOR([.F60];1)" office:value-type="float" office:value="28410" calcext:value-type="float">
            <text:p/>
          </table:table-cell>
          <table:table-cell table:formula="of:=[.A60]/[.E60]" office:value-type="float" office:value="0.00224924196220408" calcext:value-type="float">
            <text:p/>
          </table:table-cell>
          <table:table-cell table:formula="of:=([.H60]-[.$O$8])*([$Home.$C$33]-[$Home.$C$32])/([.$O$9]-[.$O$8])+[$Home.$C$32]" office:value-type="float" office:value="157.20827161808" calcext:value-type="float">
            <text:p/>
          </table:table-cell>
          <table:table-cell table:formula="of:=FLOOR([.I60];1)" office:value-type="float" office:value="157" calcext:value-type="float">
            <text:p/>
          </table:table-cell>
          <table:table-cell table:formula="of:=CONCATENATE([.G60];&quot;,&quot;;[.J60];&quot;,&quot;;&quot;basic&quot;;&quot;,&quot;;[.D60])" office:value-type="string" office:string-value="28410,157,basic,JavaScript" calcext:value-type="string">
            <text:p>28410,157,basic,JavaScript</text:p>
          </table:table-cell>
          <table:table-cell table:formula="of:=[.H60]*[$Home.$F$30]" office:value-type="float" office:value="194.334505534433" calcext:value-type="float">
            <text:p/>
          </table:table-cell>
          <table:table-cell table:formula="of:=[.E60]/60/60/24" office:value-type="float" office:value="2.67579861111111" calcext:value-type="float">
            <text:p/>
          </table:table-cell>
          <table:table-cell table:number-columns-repeated="2"/>
          <table:table-cell table:formula="of:=IF([.$D60]=[.P$1];1;0)" office:value-type="float" office:value="0" calcext:value-type="float">
            <text:p/>
          </table:table-cell>
          <table:table-cell table:formula="of:=IF([.$D60]=[.Q$1];1;0)" office:value-type="float" office:value="1" calcext:value-type="float">
            <text:p/>
          </table:table-cell>
          <table:table-cell table:formula="of:=IF([.$D60]=[.R$1];1;0)" office:value-type="float" office:value="0" calcext:value-type="float">
            <text:p/>
          </table:table-cell>
          <table:table-cell table:formula="of:=IF([.$D60]=[.S$1];1;0)" office:value-type="float" office:value="0" calcext:value-type="float">
            <text:p/>
          </table:table-cell>
          <table:table-cell table:formula="of:=IF([.$D60]=[.T$1];1;0)" office:value-type="float" office:value="0" calcext:value-type="float">
            <text:p/>
          </table:table-cell>
          <table:table-cell table:formula="of:=IF([.$D60]=[.U$1];1;0)" office:value-type="float" office:value="0" calcext:value-type="float">
            <text:p/>
          </table:table-cell>
          <table:table-cell table:formula="of:=IF([.$D60]=[.V$1];1;0)" office:value-type="float" office:value="0" calcext:value-type="float">
            <text:p/>
          </table:table-cell>
          <table:table-cell table:formula="of:=IF([.$D60]=[.W$1];1;0)" office:value-type="float" office:value="0" calcext:value-type="float">
            <text:p/>
          </table:table-cell>
          <table:table-cell table:formula="of:=IF([.$D60]=[.X$1];1;0)" office:value-type="float" office:value="0" calcext:value-type="float">
            <text:p/>
          </table:table-cell>
          <table:table-cell table:formula="of:=IF([.$D60]=[.Y$1];1;0)" office:value-type="float" office:value="0" calcext:value-type="float">
            <text:p/>
          </table:table-cell>
          <table:table-cell table:formula="of:=IF([.$D6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33033366" calcext:value-type="float">
            <text:p>1333033366</text:p>
          </table:table-cell>
          <table:table-cell office:value-type="float" office:value="1332773540" calcext:value-type="float">
            <text:p>1332773540</text:p>
          </table:table-cell>
          <table:table-cell office:value-type="string" calcext:value-type="string">
            <text:p>null</text:p>
          </table:table-cell>
          <table:table-cell table:formula="of:=[.B61]-[.C61]" office:value-type="float" office:value="259826" calcext:value-type="float">
            <text:p/>
          </table:table-cell>
          <table:table-cell table:formula="of:=([.C61]*1000-[$Home.$C$11])*[$Home.$C$24]/[$Home.$F$8]" office:value-type="float" office:value="736.752120114867" calcext:value-type="float">
            <text:p/>
          </table:table-cell>
          <table:table-cell table:formula="of:=FLOOR([.F61];1)" office:value-type="float" office:value="736" calcext:value-type="float">
            <text:p/>
          </table:table-cell>
          <table:table-cell table:formula="of:=[.A61]/[.E61]" office:value-type="float" office:value="0.002193775834597" calcext:value-type="float">
            <text:p/>
          </table:table-cell>
          <table:table-cell table:formula="of:=([.H61]-[.$O$8])*([$Home.$C$33]-[$Home.$C$32])/([.$O$9]-[.$O$8])+[$Home.$C$32]" office:value-type="float" office:value="156.868528519401" calcext:value-type="float">
            <text:p/>
          </table:table-cell>
          <table:table-cell table:formula="of:=FLOOR([.I61];1)" office:value-type="float" office:value="156" calcext:value-type="float">
            <text:p/>
          </table:table-cell>
          <table:table-cell table:formula="of:=CONCATENATE([.G61];&quot;,&quot;;[.J61];&quot;,&quot;;&quot;basic&quot;;&quot;,&quot;;[.D61])" office:value-type="string" office:string-value="736,156,basic,null" calcext:value-type="string">
            <text:p>736,156,basic,null</text:p>
          </table:table-cell>
          <table:table-cell table:formula="of:=[.H61]*[$Home.$F$30]" office:value-type="float" office:value="189.542232109181" calcext:value-type="float">
            <text:p/>
          </table:table-cell>
          <table:table-cell table:formula="of:=[.E61]/60/60/24" office:value-type="float" office:value="3.00724537037037" calcext:value-type="float">
            <text:p/>
          </table:table-cell>
          <table:table-cell table:number-columns-repeated="2"/>
          <table:table-cell table:formula="of:=IF([.$D61]=[.P$1];1;0)" office:value-type="float" office:value="1" calcext:value-type="float">
            <text:p/>
          </table:table-cell>
          <table:table-cell table:formula="of:=IF([.$D61]=[.Q$1];1;0)" office:value-type="float" office:value="0" calcext:value-type="float">
            <text:p/>
          </table:table-cell>
          <table:table-cell table:formula="of:=IF([.$D61]=[.R$1];1;0)" office:value-type="float" office:value="0" calcext:value-type="float">
            <text:p/>
          </table:table-cell>
          <table:table-cell table:formula="of:=IF([.$D61]=[.S$1];1;0)" office:value-type="float" office:value="0" calcext:value-type="float">
            <text:p/>
          </table:table-cell>
          <table:table-cell table:formula="of:=IF([.$D61]=[.T$1];1;0)" office:value-type="float" office:value="0" calcext:value-type="float">
            <text:p/>
          </table:table-cell>
          <table:table-cell table:formula="of:=IF([.$D61]=[.U$1];1;0)" office:value-type="float" office:value="0" calcext:value-type="float">
            <text:p/>
          </table:table-cell>
          <table:table-cell table:formula="of:=IF([.$D61]=[.V$1];1;0)" office:value-type="float" office:value="0" calcext:value-type="float">
            <text:p/>
          </table:table-cell>
          <table:table-cell table:formula="of:=IF([.$D61]=[.W$1];1;0)" office:value-type="float" office:value="0" calcext:value-type="float">
            <text:p/>
          </table:table-cell>
          <table:table-cell table:formula="of:=IF([.$D61]=[.X$1];1;0)" office:value-type="float" office:value="0" calcext:value-type="float">
            <text:p/>
          </table:table-cell>
          <table:table-cell table:formula="of:=IF([.$D61]=[.Y$1];1;0)" office:value-type="float" office:value="0" calcext:value-type="float">
            <text:p/>
          </table:table-cell>
          <table:table-cell table:formula="of:=IF([.$D6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35241688" calcext:value-type="float">
            <text:p>1335241688</text:p>
          </table:table-cell>
          <table:table-cell office:value-type="float" office:value="1334914956" calcext:value-type="float">
            <text:p>1334914956</text:p>
          </table:table-cell>
          <table:table-cell office:value-type="string" calcext:value-type="string">
            <text:p>null</text:p>
          </table:table-cell>
          <table:table-cell table:formula="of:=[.B62]-[.C62]" office:value-type="float" office:value="326732" calcext:value-type="float">
            <text:p/>
          </table:table-cell>
          <table:table-cell table:formula="of:=([.C62]*1000-[$Home.$C$11])*[$Home.$C$24]/[$Home.$F$8]" office:value-type="float" office:value="1581.36853073186" calcext:value-type="float">
            <text:p/>
          </table:table-cell>
          <table:table-cell table:formula="of:=FLOOR([.F62];1)" office:value-type="float" office:value="1581" calcext:value-type="float">
            <text:p/>
          </table:table-cell>
          <table:table-cell table:formula="of:=[.A62]/[.E62]" office:value-type="float" office:value="0.00206591334794266" calcext:value-type="float">
            <text:p/>
          </table:table-cell>
          <table:table-cell table:formula="of:=([.H62]-[.$O$8])*([$Home.$C$33]-[$Home.$C$32])/([.$O$9]-[.$O$8])+[$Home.$C$32]" office:value-type="float" office:value="156.085340665935" calcext:value-type="float">
            <text:p/>
          </table:table-cell>
          <table:table-cell table:formula="of:=FLOOR([.I62];1)" office:value-type="float" office:value="156" calcext:value-type="float">
            <text:p/>
          </table:table-cell>
          <table:table-cell table:formula="of:=CONCATENATE([.G62];&quot;,&quot;;[.J62];&quot;,&quot;;&quot;basic&quot;;&quot;,&quot;;[.D62])" office:value-type="string" office:string-value="1581,156,basic,null" calcext:value-type="string">
            <text:p>1581,156,basic,null</text:p>
          </table:table-cell>
          <table:table-cell table:formula="of:=[.H62]*[$Home.$F$30]" office:value-type="float" office:value="178.494913262246" calcext:value-type="float">
            <text:p/>
          </table:table-cell>
          <table:table-cell table:formula="of:=[.E62]/60/60/24" office:value-type="float" office:value="3.78162037037037" calcext:value-type="float">
            <text:p/>
          </table:table-cell>
          <table:table-cell table:number-columns-repeated="2"/>
          <table:table-cell table:formula="of:=IF([.$D62]=[.P$1];1;0)" office:value-type="float" office:value="1" calcext:value-type="float">
            <text:p/>
          </table:table-cell>
          <table:table-cell table:formula="of:=IF([.$D62]=[.Q$1];1;0)" office:value-type="float" office:value="0" calcext:value-type="float">
            <text:p/>
          </table:table-cell>
          <table:table-cell table:formula="of:=IF([.$D62]=[.R$1];1;0)" office:value-type="float" office:value="0" calcext:value-type="float">
            <text:p/>
          </table:table-cell>
          <table:table-cell table:formula="of:=IF([.$D62]=[.S$1];1;0)" office:value-type="float" office:value="0" calcext:value-type="float">
            <text:p/>
          </table:table-cell>
          <table:table-cell table:formula="of:=IF([.$D62]=[.T$1];1;0)" office:value-type="float" office:value="0" calcext:value-type="float">
            <text:p/>
          </table:table-cell>
          <table:table-cell table:formula="of:=IF([.$D62]=[.U$1];1;0)" office:value-type="float" office:value="0" calcext:value-type="float">
            <text:p/>
          </table:table-cell>
          <table:table-cell table:formula="of:=IF([.$D62]=[.V$1];1;0)" office:value-type="float" office:value="0" calcext:value-type="float">
            <text:p/>
          </table:table-cell>
          <table:table-cell table:formula="of:=IF([.$D62]=[.W$1];1;0)" office:value-type="float" office:value="0" calcext:value-type="float">
            <text:p/>
          </table:table-cell>
          <table:table-cell table:formula="of:=IF([.$D62]=[.X$1];1;0)" office:value-type="float" office:value="0" calcext:value-type="float">
            <text:p/>
          </table:table-cell>
          <table:table-cell table:formula="of:=IF([.$D62]=[.Y$1];1;0)" office:value-type="float" office:value="0" calcext:value-type="float">
            <text:p/>
          </table:table-cell>
          <table:table-cell table:formula="of:=IF([.$D6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36609930" calcext:value-type="float">
            <text:p>1336609930</text:p>
          </table:table-cell>
          <table:table-cell office:value-type="float" office:value="1336429323" calcext:value-type="float">
            <text:p>1336429323</text:p>
          </table:table-cell>
          <table:table-cell office:value-type="string" calcext:value-type="string">
            <text:p>PHP</text:p>
          </table:table-cell>
          <table:table-cell table:formula="of:=[.B63]-[.C63]" office:value-type="float" office:value="180607" calcext:value-type="float">
            <text:p/>
          </table:table-cell>
          <table:table-cell table:formula="of:=([.C63]*1000-[$Home.$C$11])*[$Home.$C$24]/[$Home.$F$8]" office:value-type="float" office:value="2178.66453482299" calcext:value-type="float">
            <text:p/>
          </table:table-cell>
          <table:table-cell table:formula="of:=FLOOR([.F63];1)" office:value-type="float" office:value="2178" calcext:value-type="float">
            <text:p/>
          </table:table-cell>
          <table:table-cell table:formula="of:=[.A63]/[.E63]" office:value-type="float" office:value="0.00209294213402581" calcext:value-type="float">
            <text:p/>
          </table:table-cell>
          <table:table-cell table:formula="of:=([.H63]-[.$O$8])*([$Home.$C$33]-[$Home.$C$32])/([.$O$9]-[.$O$8])+[$Home.$C$32]" office:value-type="float" office:value="156.250898348318" calcext:value-type="float">
            <text:p/>
          </table:table-cell>
          <table:table-cell table:formula="of:=FLOOR([.I63];1)" office:value-type="float" office:value="156" calcext:value-type="float">
            <text:p/>
          </table:table-cell>
          <table:table-cell table:formula="of:=CONCATENATE([.G63];&quot;,&quot;;[.J63];&quot;,&quot;;&quot;basic&quot;;&quot;,&quot;;[.D63])" office:value-type="string" office:string-value="2178,156,basic,PHP" calcext:value-type="string">
            <text:p>2178,156,basic,PHP</text:p>
          </table:table-cell>
          <table:table-cell table:formula="of:=[.H63]*[$Home.$F$30]" office:value-type="float" office:value="180.83020037983" calcext:value-type="float">
            <text:p/>
          </table:table-cell>
          <table:table-cell table:formula="of:=[.E63]/60/60/24" office:value-type="float" office:value="2.0903587962963" calcext:value-type="float">
            <text:p/>
          </table:table-cell>
          <table:table-cell table:number-columns-repeated="2"/>
          <table:table-cell table:formula="of:=IF([.$D63]=[.P$1];1;0)" office:value-type="float" office:value="0" calcext:value-type="float">
            <text:p/>
          </table:table-cell>
          <table:table-cell table:formula="of:=IF([.$D63]=[.Q$1];1;0)" office:value-type="float" office:value="0" calcext:value-type="float">
            <text:p/>
          </table:table-cell>
          <table:table-cell table:formula="of:=IF([.$D63]=[.R$1];1;0)" office:value-type="float" office:value="0" calcext:value-type="float">
            <text:p/>
          </table:table-cell>
          <table:table-cell table:formula="of:=IF([.$D63]=[.S$1];1;0)" office:value-type="float" office:value="0" calcext:value-type="float">
            <text:p/>
          </table:table-cell>
          <table:table-cell table:formula="of:=IF([.$D63]=[.T$1];1;0)" office:value-type="float" office:value="0" calcext:value-type="float">
            <text:p/>
          </table:table-cell>
          <table:table-cell table:formula="of:=IF([.$D63]=[.U$1];1;0)" office:value-type="float" office:value="1" calcext:value-type="float">
            <text:p/>
          </table:table-cell>
          <table:table-cell table:formula="of:=IF([.$D63]=[.V$1];1;0)" office:value-type="float" office:value="0" calcext:value-type="float">
            <text:p/>
          </table:table-cell>
          <table:table-cell table:formula="of:=IF([.$D63]=[.W$1];1;0)" office:value-type="float" office:value="0" calcext:value-type="float">
            <text:p/>
          </table:table-cell>
          <table:table-cell table:formula="of:=IF([.$D63]=[.X$1];1;0)" office:value-type="float" office:value="0" calcext:value-type="float">
            <text:p/>
          </table:table-cell>
          <table:table-cell table:formula="of:=IF([.$D63]=[.Y$1];1;0)" office:value-type="float" office:value="0" calcext:value-type="float">
            <text:p/>
          </table:table-cell>
          <table:table-cell table:formula="of:=IF([.$D6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339063386" calcext:value-type="float">
            <text:p>1339063386</text:p>
          </table:table-cell>
          <table:table-cell office:value-type="float" office:value="1338381064" calcext:value-type="float">
            <text:p>1338381064</text:p>
          </table:table-cell>
          <table:table-cell office:value-type="string" calcext:value-type="string">
            <text:p>JavaScript</text:p>
          </table:table-cell>
          <table:table-cell table:formula="of:=[.B64]-[.C64]" office:value-type="float" office:value="682322" calcext:value-type="float">
            <text:p/>
          </table:table-cell>
          <table:table-cell table:formula="of:=([.C64]*1000-[$Home.$C$11])*[$Home.$C$24]/[$Home.$F$8]" office:value-type="float" office:value="2948.46941060332" calcext:value-type="float">
            <text:p/>
          </table:table-cell>
          <table:table-cell table:formula="of:=FLOOR([.F64];1)" office:value-type="float" office:value="2948" calcext:value-type="float">
            <text:p/>
          </table:table-cell>
          <table:table-cell table:formula="of:=[.A64]/[.E64]" office:value-type="float" office:value="0.00215880478718259" calcext:value-type="float">
            <text:p/>
          </table:table-cell>
          <table:table-cell table:formula="of:=([.H64]-[.$O$8])*([$Home.$C$33]-[$Home.$C$32])/([.$O$9]-[.$O$8])+[$Home.$C$32]" office:value-type="float" office:value="156.654322615272" calcext:value-type="float">
            <text:p/>
          </table:table-cell>
          <table:table-cell table:formula="of:=FLOOR([.I64];1)" office:value-type="float" office:value="156" calcext:value-type="float">
            <text:p/>
          </table:table-cell>
          <table:table-cell table:formula="of:=CONCATENATE([.G64];&quot;,&quot;;[.J64];&quot;,&quot;;&quot;basic&quot;;&quot;,&quot;;[.D64])" office:value-type="string" office:string-value="2948,156,basic,JavaScript" calcext:value-type="string">
            <text:p>2948,156,basic,JavaScript</text:p>
          </table:table-cell>
          <table:table-cell table:formula="of:=[.H64]*[$Home.$F$30]" office:value-type="float" office:value="186.520733612576" calcext:value-type="float">
            <text:p/>
          </table:table-cell>
          <table:table-cell table:formula="of:=[.E64]/60/60/24" office:value-type="float" office:value="7.89724537037037" calcext:value-type="float">
            <text:p/>
          </table:table-cell>
          <table:table-cell table:number-columns-repeated="2"/>
          <table:table-cell table:formula="of:=IF([.$D64]=[.P$1];1;0)" office:value-type="float" office:value="0" calcext:value-type="float">
            <text:p/>
          </table:table-cell>
          <table:table-cell table:formula="of:=IF([.$D64]=[.Q$1];1;0)" office:value-type="float" office:value="1" calcext:value-type="float">
            <text:p/>
          </table:table-cell>
          <table:table-cell table:formula="of:=IF([.$D64]=[.R$1];1;0)" office:value-type="float" office:value="0" calcext:value-type="float">
            <text:p/>
          </table:table-cell>
          <table:table-cell table:formula="of:=IF([.$D64]=[.S$1];1;0)" office:value-type="float" office:value="0" calcext:value-type="float">
            <text:p/>
          </table:table-cell>
          <table:table-cell table:formula="of:=IF([.$D64]=[.T$1];1;0)" office:value-type="float" office:value="0" calcext:value-type="float">
            <text:p/>
          </table:table-cell>
          <table:table-cell table:formula="of:=IF([.$D64]=[.U$1];1;0)" office:value-type="float" office:value="0" calcext:value-type="float">
            <text:p/>
          </table:table-cell>
          <table:table-cell table:formula="of:=IF([.$D64]=[.V$1];1;0)" office:value-type="float" office:value="0" calcext:value-type="float">
            <text:p/>
          </table:table-cell>
          <table:table-cell table:formula="of:=IF([.$D64]=[.W$1];1;0)" office:value-type="float" office:value="0" calcext:value-type="float">
            <text:p/>
          </table:table-cell>
          <table:table-cell table:formula="of:=IF([.$D64]=[.X$1];1;0)" office:value-type="float" office:value="0" calcext:value-type="float">
            <text:p/>
          </table:table-cell>
          <table:table-cell table:formula="of:=IF([.$D64]=[.Y$1];1;0)" office:value-type="float" office:value="0" calcext:value-type="float">
            <text:p/>
          </table:table-cell>
          <table:table-cell table:formula="of:=IF([.$D6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0319" calcext:value-type="float">
            <text:p>90319</text:p>
          </table:table-cell>
          <table:table-cell office:value-type="float" office:value="1407049506" calcext:value-type="float">
            <text:p>1407049506</text:p>
          </table:table-cell>
          <table:table-cell office:value-type="float" office:value="1366058829" calcext:value-type="float">
            <text:p>1366058829</text:p>
          </table:table-cell>
          <table:table-cell office:value-type="string" calcext:value-type="string">
            <text:p>Shell</text:p>
          </table:table-cell>
          <table:table-cell table:formula="of:=[.B65]-[.C65]" office:value-type="float" office:value="40990677" calcext:value-type="float">
            <text:p/>
          </table:table-cell>
          <table:table-cell table:formula="of:=([.C65]*1000-[$Home.$C$11])*[$Home.$C$24]/[$Home.$F$8]" office:value-type="float" office:value="13865.1220031872" calcext:value-type="float">
            <text:p/>
          </table:table-cell>
          <table:table-cell table:formula="of:=FLOOR([.F65];1)" office:value-type="float" office:value="13865" calcext:value-type="float">
            <text:p/>
          </table:table-cell>
          <table:table-cell table:formula="of:=[.A65]/[.E65]" office:value-type="float" office:value="0.00220340347147718" calcext:value-type="float">
            <text:p/>
          </table:table-cell>
          <table:table-cell table:formula="of:=([.H65]-[.$O$8])*([$Home.$C$33]-[$Home.$C$32])/([.$O$9]-[.$O$8])+[$Home.$C$32]" office:value-type="float" office:value="156.927500063436" calcext:value-type="float">
            <text:p/>
          </table:table-cell>
          <table:table-cell table:formula="of:=FLOOR([.I65];1)" office:value-type="float" office:value="156" calcext:value-type="float">
            <text:p/>
          </table:table-cell>
          <table:table-cell table:formula="of:=CONCATENATE([.G65];&quot;,&quot;;[.J65];&quot;,&quot;;&quot;basic&quot;;&quot;,&quot;;[.D65])" office:value-type="string" office:string-value="13865,156,basic,Shell" calcext:value-type="string">
            <text:p>13865,156,basic,Shell</text:p>
          </table:table-cell>
          <table:table-cell table:formula="of:=[.H65]*[$Home.$F$30]" office:value-type="float" office:value="190.374059935629" calcext:value-type="float">
            <text:p/>
          </table:table-cell>
          <table:table-cell table:formula="of:=[.E65]/60/60/24" office:value-type="float" office:value="474.429131944444" calcext:value-type="float">
            <text:p/>
          </table:table-cell>
          <table:table-cell table:number-columns-repeated="2"/>
          <table:table-cell table:formula="of:=IF([.$D65]=[.P$1];1;0)" office:value-type="float" office:value="0" calcext:value-type="float">
            <text:p/>
          </table:table-cell>
          <table:table-cell table:formula="of:=IF([.$D65]=[.Q$1];1;0)" office:value-type="float" office:value="0" calcext:value-type="float">
            <text:p/>
          </table:table-cell>
          <table:table-cell table:formula="of:=IF([.$D65]=[.R$1];1;0)" office:value-type="float" office:value="0" calcext:value-type="float">
            <text:p/>
          </table:table-cell>
          <table:table-cell table:formula="of:=IF([.$D65]=[.S$1];1;0)" office:value-type="float" office:value="0" calcext:value-type="float">
            <text:p/>
          </table:table-cell>
          <table:table-cell table:formula="of:=IF([.$D65]=[.T$1];1;0)" office:value-type="float" office:value="0" calcext:value-type="float">
            <text:p/>
          </table:table-cell>
          <table:table-cell table:formula="of:=IF([.$D65]=[.U$1];1;0)" office:value-type="float" office:value="0" calcext:value-type="float">
            <text:p/>
          </table:table-cell>
          <table:table-cell table:formula="of:=IF([.$D65]=[.V$1];1;0)" office:value-type="float" office:value="0" calcext:value-type="float">
            <text:p/>
          </table:table-cell>
          <table:table-cell table:formula="of:=IF([.$D65]=[.W$1];1;0)" office:value-type="float" office:value="0" calcext:value-type="float">
            <text:p/>
          </table:table-cell>
          <table:table-cell table:formula="of:=IF([.$D65]=[.X$1];1;0)" office:value-type="float" office:value="0" calcext:value-type="float">
            <text:p/>
          </table:table-cell>
          <table:table-cell table:formula="of:=IF([.$D65]=[.Y$1];1;0)" office:value-type="float" office:value="0" calcext:value-type="float">
            <text:p/>
          </table:table-cell>
          <table:table-cell table:formula="of:=IF([.$D6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1405019327" calcext:value-type="float">
            <text:p>1405019327</text:p>
          </table:table-cell>
          <table:table-cell office:value-type="float" office:value="1395650556" calcext:value-type="float">
            <text:p>1395650556</text:p>
          </table:table-cell>
          <table:table-cell office:value-type="string" calcext:value-type="string">
            <text:p>JavaScript</text:p>
          </table:table-cell>
          <table:table-cell table:formula="of:=[.B66]-[.C66]" office:value-type="float" office:value="9368771" calcext:value-type="float">
            <text:p/>
          </table:table-cell>
          <table:table-cell table:formula="of:=([.C66]*1000-[$Home.$C$11])*[$Home.$C$24]/[$Home.$F$8]" office:value-type="float" office:value="25536.6786940393" calcext:value-type="float">
            <text:p/>
          </table:table-cell>
          <table:table-cell table:formula="of:=FLOOR([.F66];1)" office:value-type="float" office:value="25536" calcext:value-type="float">
            <text:p/>
          </table:table-cell>
          <table:table-cell table:formula="of:=[.A66]/[.E66]" office:value-type="float" office:value="0.00214542547789886" calcext:value-type="float">
            <text:p/>
          </table:table-cell>
          <table:table-cell table:formula="of:=([.H66]-[.$O$8])*([$Home.$C$33]-[$Home.$C$32])/([.$O$9]-[.$O$8])+[$Home.$C$32]" office:value-type="float" office:value="156.572371193921" calcext:value-type="float">
            <text:p/>
          </table:table-cell>
          <table:table-cell table:formula="of:=FLOOR([.I66];1)" office:value-type="float" office:value="156" calcext:value-type="float">
            <text:p/>
          </table:table-cell>
          <table:table-cell table:formula="of:=CONCATENATE([.G66];&quot;,&quot;;[.J66];&quot;,&quot;;&quot;basic&quot;;&quot;,&quot;;[.D66])" office:value-type="string" office:string-value="25536,156,basic,JavaScript" calcext:value-type="string">
            <text:p>25536,156,basic,JavaScript</text:p>
          </table:table-cell>
          <table:table-cell table:formula="of:=[.H66]*[$Home.$F$30]" office:value-type="float" office:value="185.364761290462" calcext:value-type="float">
            <text:p/>
          </table:table-cell>
          <table:table-cell table:formula="of:=[.E66]/60/60/24" office:value-type="float" office:value="108.434849537037" calcext:value-type="float">
            <text:p/>
          </table:table-cell>
          <table:table-cell table:number-columns-repeated="2"/>
          <table:table-cell table:formula="of:=IF([.$D66]=[.P$1];1;0)" office:value-type="float" office:value="0" calcext:value-type="float">
            <text:p/>
          </table:table-cell>
          <table:table-cell table:formula="of:=IF([.$D66]=[.Q$1];1;0)" office:value-type="float" office:value="1" calcext:value-type="float">
            <text:p/>
          </table:table-cell>
          <table:table-cell table:formula="of:=IF([.$D66]=[.R$1];1;0)" office:value-type="float" office:value="0" calcext:value-type="float">
            <text:p/>
          </table:table-cell>
          <table:table-cell table:formula="of:=IF([.$D66]=[.S$1];1;0)" office:value-type="float" office:value="0" calcext:value-type="float">
            <text:p/>
          </table:table-cell>
          <table:table-cell table:formula="of:=IF([.$D66]=[.T$1];1;0)" office:value-type="float" office:value="0" calcext:value-type="float">
            <text:p/>
          </table:table-cell>
          <table:table-cell table:formula="of:=IF([.$D66]=[.U$1];1;0)" office:value-type="float" office:value="0" calcext:value-type="float">
            <text:p/>
          </table:table-cell>
          <table:table-cell table:formula="of:=IF([.$D66]=[.V$1];1;0)" office:value-type="float" office:value="0" calcext:value-type="float">
            <text:p/>
          </table:table-cell>
          <table:table-cell table:formula="of:=IF([.$D66]=[.W$1];1;0)" office:value-type="float" office:value="0" calcext:value-type="float">
            <text:p/>
          </table:table-cell>
          <table:table-cell table:formula="of:=IF([.$D66]=[.X$1];1;0)" office:value-type="float" office:value="0" calcext:value-type="float">
            <text:p/>
          </table:table-cell>
          <table:table-cell table:formula="of:=IF([.$D66]=[.Y$1];1;0)" office:value-type="float" office:value="0" calcext:value-type="float">
            <text:p/>
          </table:table-cell>
          <table:table-cell table:formula="of:=IF([.$D6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397728519" calcext:value-type="float">
            <text:p>1397728519</text:p>
          </table:table-cell>
          <table:table-cell office:value-type="float" office:value="1397022980" calcext:value-type="float">
            <text:p>1397022980</text:p>
          </table:table-cell>
          <table:table-cell office:value-type="string" calcext:value-type="string">
            <text:p>ActionScript</text:p>
          </table:table-cell>
          <table:table-cell table:formula="of:=[.B67]-[.C67]" office:value-type="float" office:value="705539" calcext:value-type="float">
            <text:p/>
          </table:table-cell>
          <table:table-cell table:formula="of:=([.C67]*1000-[$Home.$C$11])*[$Home.$C$24]/[$Home.$F$8]" office:value-type="float" office:value="26077.989598938" calcext:value-type="float">
            <text:p/>
          </table:table-cell>
          <table:table-cell table:formula="of:=FLOOR([.F67];1)" office:value-type="float" office:value="26077" calcext:value-type="float">
            <text:p/>
          </table:table-cell>
          <table:table-cell table:formula="of:=[.A67]/[.E67]" office:value-type="float" office:value="0.00214020769936176" calcext:value-type="float">
            <text:p/>
          </table:table-cell>
          <table:table-cell table:formula="of:=([.H67]-[.$O$8])*([$Home.$C$33]-[$Home.$C$32])/([.$O$9]-[.$O$8])+[$Home.$C$32]" office:value-type="float" office:value="156.540411071142" calcext:value-type="float">
            <text:p/>
          </table:table-cell>
          <table:table-cell table:formula="of:=FLOOR([.I67];1)" office:value-type="float" office:value="156" calcext:value-type="float">
            <text:p/>
          </table:table-cell>
          <table:table-cell table:formula="of:=CONCATENATE([.G67];&quot;,&quot;;[.J67];&quot;,&quot;;&quot;basic&quot;;&quot;,&quot;;[.D67])" office:value-type="string" office:string-value="26077,156,basic,ActionScript" calcext:value-type="string">
            <text:p>26077,156,basic,ActionScript</text:p>
          </table:table-cell>
          <table:table-cell table:formula="of:=[.H67]*[$Home.$F$30]" office:value-type="float" office:value="184.913945224856" calcext:value-type="float">
            <text:p/>
          </table:table-cell>
          <table:table-cell table:formula="of:=[.E67]/60/60/24" office:value-type="float" office:value="8.16596064814815" calcext:value-type="float">
            <text:p/>
          </table:table-cell>
          <table:table-cell table:number-columns-repeated="2"/>
          <table:table-cell table:formula="of:=IF([.$D67]=[.P$1];1;0)" office:value-type="float" office:value="0" calcext:value-type="float">
            <text:p/>
          </table:table-cell>
          <table:table-cell table:formula="of:=IF([.$D67]=[.Q$1];1;0)" office:value-type="float" office:value="0" calcext:value-type="float">
            <text:p/>
          </table:table-cell>
          <table:table-cell table:formula="of:=IF([.$D67]=[.R$1];1;0)" office:value-type="float" office:value="0" calcext:value-type="float">
            <text:p/>
          </table:table-cell>
          <table:table-cell table:formula="of:=IF([.$D67]=[.S$1];1;0)" office:value-type="float" office:value="0" calcext:value-type="float">
            <text:p/>
          </table:table-cell>
          <table:table-cell table:formula="of:=IF([.$D67]=[.T$1];1;0)" office:value-type="float" office:value="0" calcext:value-type="float">
            <text:p/>
          </table:table-cell>
          <table:table-cell table:formula="of:=IF([.$D67]=[.U$1];1;0)" office:value-type="float" office:value="0" calcext:value-type="float">
            <text:p/>
          </table:table-cell>
          <table:table-cell table:formula="of:=IF([.$D67]=[.V$1];1;0)" office:value-type="float" office:value="0" calcext:value-type="float">
            <text:p/>
          </table:table-cell>
          <table:table-cell table:formula="of:=IF([.$D67]=[.W$1];1;0)" office:value-type="float" office:value="0" calcext:value-type="float">
            <text:p/>
          </table:table-cell>
          <table:table-cell table:formula="of:=IF([.$D67]=[.X$1];1;0)" office:value-type="float" office:value="0" calcext:value-type="float">
            <text:p/>
          </table:table-cell>
          <table:table-cell table:formula="of:=IF([.$D67]=[.Y$1];1;0)" office:value-type="float" office:value="0" calcext:value-type="float">
            <text:p/>
          </table:table-cell>
          <table:table-cell table:formula="of:=IF([.$D6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341845977" calcext:value-type="float">
            <text:p>1341845977</text:p>
          </table:table-cell>
          <table:table-cell office:value-type="float" office:value="1341599563" calcext:value-type="float">
            <text:p>1341599563</text:p>
          </table:table-cell>
          <table:table-cell office:value-type="string" calcext:value-type="string">
            <text:p>null</text:p>
          </table:table-cell>
          <table:table-cell table:formula="of:=[.B68]-[.C68]" office:value-type="float" office:value="246414" calcext:value-type="float">
            <text:p/>
          </table:table-cell>
          <table:table-cell table:formula="of:=([.C68]*1000-[$Home.$C$11])*[$Home.$C$24]/[$Home.$F$8]" office:value-type="float" office:value="4217.90845138492" calcext:value-type="float">
            <text:p/>
          </table:table-cell>
          <table:table-cell table:formula="of:=FLOOR([.F68];1)" office:value-type="float" office:value="4217" calcext:value-type="float">
            <text:p/>
          </table:table-cell>
          <table:table-cell table:formula="of:=[.A68]/[.E68]" office:value-type="float" office:value="0.00193982484761418" calcext:value-type="float">
            <text:p/>
          </table:table-cell>
          <table:table-cell table:formula="of:=([.H68]-[.$O$8])*([$Home.$C$33]-[$Home.$C$32])/([.$O$9]-[.$O$8])+[$Home.$C$32]" office:value-type="float" office:value="155.313018896641" calcext:value-type="float">
            <text:p/>
          </table:table-cell>
          <table:table-cell table:formula="of:=FLOOR([.I68];1)" office:value-type="float" office:value="155" calcext:value-type="float">
            <text:p/>
          </table:table-cell>
          <table:table-cell table:formula="of:=CONCATENATE([.G68];&quot;,&quot;;[.J68];&quot;,&quot;;&quot;basic&quot;;&quot;,&quot;;[.D68])" office:value-type="string" office:string-value="4217,155,basic,null" calcext:value-type="string">
            <text:p>4217,155,basic,null</text:p>
          </table:table-cell>
          <table:table-cell table:formula="of:=[.H68]*[$Home.$F$30]" office:value-type="float" office:value="167.600866833865" calcext:value-type="float">
            <text:p/>
          </table:table-cell>
          <table:table-cell table:formula="of:=[.E68]/60/60/24" office:value-type="float" office:value="2.85201388888889" calcext:value-type="float">
            <text:p/>
          </table:table-cell>
          <table:table-cell table:number-columns-repeated="2"/>
          <table:table-cell table:formula="of:=IF([.$D68]=[.P$1];1;0)" office:value-type="float" office:value="1" calcext:value-type="float">
            <text:p/>
          </table:table-cell>
          <table:table-cell table:formula="of:=IF([.$D68]=[.Q$1];1;0)" office:value-type="float" office:value="0" calcext:value-type="float">
            <text:p/>
          </table:table-cell>
          <table:table-cell table:formula="of:=IF([.$D68]=[.R$1];1;0)" office:value-type="float" office:value="0" calcext:value-type="float">
            <text:p/>
          </table:table-cell>
          <table:table-cell table:formula="of:=IF([.$D68]=[.S$1];1;0)" office:value-type="float" office:value="0" calcext:value-type="float">
            <text:p/>
          </table:table-cell>
          <table:table-cell table:formula="of:=IF([.$D68]=[.T$1];1;0)" office:value-type="float" office:value="0" calcext:value-type="float">
            <text:p/>
          </table:table-cell>
          <table:table-cell table:formula="of:=IF([.$D68]=[.U$1];1;0)" office:value-type="float" office:value="0" calcext:value-type="float">
            <text:p/>
          </table:table-cell>
          <table:table-cell table:formula="of:=IF([.$D68]=[.V$1];1;0)" office:value-type="float" office:value="0" calcext:value-type="float">
            <text:p/>
          </table:table-cell>
          <table:table-cell table:formula="of:=IF([.$D68]=[.W$1];1;0)" office:value-type="float" office:value="0" calcext:value-type="float">
            <text:p/>
          </table:table-cell>
          <table:table-cell table:formula="of:=IF([.$D68]=[.X$1];1;0)" office:value-type="float" office:value="0" calcext:value-type="float">
            <text:p/>
          </table:table-cell>
          <table:table-cell table:formula="of:=IF([.$D68]=[.Y$1];1;0)" office:value-type="float" office:value="0" calcext:value-type="float">
            <text:p/>
          </table:table-cell>
          <table:table-cell table:formula="of:=IF([.$D6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46027059" calcext:value-type="float">
            <text:p>1346027059</text:p>
          </table:table-cell>
          <table:table-cell office:value-type="float" office:value="1345852282" calcext:value-type="float">
            <text:p>1345852282</text:p>
          </table:table-cell>
          <table:table-cell office:value-type="string" calcext:value-type="string">
            <text:p>Java</text:p>
          </table:table-cell>
          <table:table-cell table:formula="of:=[.B69]-[.C69]" office:value-type="float" office:value="174777" calcext:value-type="float">
            <text:p/>
          </table:table-cell>
          <table:table-cell table:formula="of:=([.C69]*1000-[$Home.$C$11])*[$Home.$C$24]/[$Home.$F$8]" office:value-type="float" office:value="5895.26411564757" calcext:value-type="float">
            <text:p/>
          </table:table-cell>
          <table:table-cell table:formula="of:=FLOOR([.F69];1)" office:value-type="float" office:value="5895" calcext:value-type="float">
            <text:p/>
          </table:table-cell>
          <table:table-cell table:formula="of:=[.A69]/[.E69]" office:value-type="float" office:value="0.00196822236335445" calcext:value-type="float">
            <text:p/>
          </table:table-cell>
          <table:table-cell table:formula="of:=([.H69]-[.$O$8])*([$Home.$C$33]-[$Home.$C$32])/([.$O$9]-[.$O$8])+[$Home.$C$32]" office:value-type="float" office:value="155.486960370629" calcext:value-type="float">
            <text:p/>
          </table:table-cell>
          <table:table-cell table:formula="of:=FLOOR([.I69];1)" office:value-type="float" office:value="155" calcext:value-type="float">
            <text:p/>
          </table:table-cell>
          <table:table-cell table:formula="of:=CONCATENATE([.G69];&quot;,&quot;;[.J69];&quot;,&quot;;&quot;basic&quot;;&quot;,&quot;;[.D69])" office:value-type="string" office:string-value="5895,155,basic,Java" calcext:value-type="string">
            <text:p>5895,155,basic,Java</text:p>
          </table:table-cell>
          <table:table-cell table:formula="of:=[.H69]*[$Home.$F$30]" office:value-type="float" office:value="170.054412193824" calcext:value-type="float">
            <text:p/>
          </table:table-cell>
          <table:table-cell table:formula="of:=[.E69]/60/60/24" office:value-type="float" office:value="2.02288194444444" calcext:value-type="float">
            <text:p/>
          </table:table-cell>
          <table:table-cell table:number-columns-repeated="2"/>
          <table:table-cell table:formula="of:=IF([.$D69]=[.P$1];1;0)" office:value-type="float" office:value="0" calcext:value-type="float">
            <text:p/>
          </table:table-cell>
          <table:table-cell table:formula="of:=IF([.$D69]=[.Q$1];1;0)" office:value-type="float" office:value="0" calcext:value-type="float">
            <text:p/>
          </table:table-cell>
          <table:table-cell table:formula="of:=IF([.$D69]=[.R$1];1;0)" office:value-type="float" office:value="0" calcext:value-type="float">
            <text:p/>
          </table:table-cell>
          <table:table-cell table:formula="of:=IF([.$D69]=[.S$1];1;0)" office:value-type="float" office:value="0" calcext:value-type="float">
            <text:p/>
          </table:table-cell>
          <table:table-cell table:formula="of:=IF([.$D69]=[.T$1];1;0)" office:value-type="float" office:value="0" calcext:value-type="float">
            <text:p/>
          </table:table-cell>
          <table:table-cell table:formula="of:=IF([.$D69]=[.U$1];1;0)" office:value-type="float" office:value="0" calcext:value-type="float">
            <text:p/>
          </table:table-cell>
          <table:table-cell table:formula="of:=IF([.$D69]=[.V$1];1;0)" office:value-type="float" office:value="0" calcext:value-type="float">
            <text:p/>
          </table:table-cell>
          <table:table-cell table:formula="of:=IF([.$D69]=[.W$1];1;0)" office:value-type="float" office:value="0" calcext:value-type="float">
            <text:p/>
          </table:table-cell>
          <table:table-cell table:formula="of:=IF([.$D69]=[.X$1];1;0)" office:value-type="float" office:value="0" calcext:value-type="float">
            <text:p/>
          </table:table-cell>
          <table:table-cell table:formula="of:=IF([.$D69]=[.Y$1];1;0)" office:value-type="float" office:value="1" calcext:value-type="float">
            <text:p/>
          </table:table-cell>
          <table:table-cell table:formula="of:=IF([.$D6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1699" calcext:value-type="float">
            <text:p>31699</text:p>
          </table:table-cell>
          <table:table-cell office:value-type="float" office:value="1394611012" calcext:value-type="float">
            <text:p>1394611012</text:p>
          </table:table-cell>
          <table:table-cell office:value-type="float" office:value="1378371932" calcext:value-type="float">
            <text:p>1378371932</text:p>
          </table:table-cell>
          <table:table-cell office:value-type="string" calcext:value-type="string">
            <text:p>null</text:p>
          </table:table-cell>
          <table:table-cell table:formula="of:=[.B70]-[.C70]" office:value-type="float" office:value="16239080" calcext:value-type="float">
            <text:p/>
          </table:table-cell>
          <table:table-cell table:formula="of:=([.C70]*1000-[$Home.$C$11])*[$Home.$C$24]/[$Home.$F$8]" office:value-type="float" office:value="18721.650981871" calcext:value-type="float">
            <text:p/>
          </table:table-cell>
          <table:table-cell table:formula="of:=FLOOR([.F70];1)" office:value-type="float" office:value="18721" calcext:value-type="float">
            <text:p/>
          </table:table-cell>
          <table:table-cell table:formula="of:=[.A70]/[.E70]" office:value-type="float" office:value="0.00195201944937767" calcext:value-type="float">
            <text:p/>
          </table:table-cell>
          <table:table-cell table:formula="of:=([.H70]-[.$O$8])*([$Home.$C$33]-[$Home.$C$32])/([.$O$9]-[.$O$8])+[$Home.$C$32]" office:value-type="float" office:value="155.387713705329" calcext:value-type="float">
            <text:p/>
          </table:table-cell>
          <table:table-cell table:formula="of:=FLOOR([.I70];1)" office:value-type="float" office:value="155" calcext:value-type="float">
            <text:p/>
          </table:table-cell>
          <table:table-cell table:formula="of:=CONCATENATE([.G70];&quot;,&quot;;[.J70];&quot;,&quot;;&quot;basic&quot;;&quot;,&quot;;[.D70])" office:value-type="string" office:string-value="18721,155,basic,null" calcext:value-type="string">
            <text:p>18721,155,basic,null</text:p>
          </table:table-cell>
          <table:table-cell table:formula="of:=[.H70]*[$Home.$F$30]" office:value-type="float" office:value="168.654480426231" calcext:value-type="float">
            <text:p/>
          </table:table-cell>
          <table:table-cell table:formula="of:=[.E70]/60/60/24" office:value-type="float" office:value="187.952314814815" calcext:value-type="float">
            <text:p/>
          </table:table-cell>
          <table:table-cell table:number-columns-repeated="2"/>
          <table:table-cell table:formula="of:=IF([.$D70]=[.P$1];1;0)" office:value-type="float" office:value="1" calcext:value-type="float">
            <text:p/>
          </table:table-cell>
          <table:table-cell table:formula="of:=IF([.$D70]=[.Q$1];1;0)" office:value-type="float" office:value="0" calcext:value-type="float">
            <text:p/>
          </table:table-cell>
          <table:table-cell table:formula="of:=IF([.$D70]=[.R$1];1;0)" office:value-type="float" office:value="0" calcext:value-type="float">
            <text:p/>
          </table:table-cell>
          <table:table-cell table:formula="of:=IF([.$D70]=[.S$1];1;0)" office:value-type="float" office:value="0" calcext:value-type="float">
            <text:p/>
          </table:table-cell>
          <table:table-cell table:formula="of:=IF([.$D70]=[.T$1];1;0)" office:value-type="float" office:value="0" calcext:value-type="float">
            <text:p/>
          </table:table-cell>
          <table:table-cell table:formula="of:=IF([.$D70]=[.U$1];1;0)" office:value-type="float" office:value="0" calcext:value-type="float">
            <text:p/>
          </table:table-cell>
          <table:table-cell table:formula="of:=IF([.$D70]=[.V$1];1;0)" office:value-type="float" office:value="0" calcext:value-type="float">
            <text:p/>
          </table:table-cell>
          <table:table-cell table:formula="of:=IF([.$D70]=[.W$1];1;0)" office:value-type="float" office:value="0" calcext:value-type="float">
            <text:p/>
          </table:table-cell>
          <table:table-cell table:formula="of:=IF([.$D70]=[.X$1];1;0)" office:value-type="float" office:value="0" calcext:value-type="float">
            <text:p/>
          </table:table-cell>
          <table:table-cell table:formula="of:=IF([.$D70]=[.Y$1];1;0)" office:value-type="float" office:value="0" calcext:value-type="float">
            <text:p/>
          </table:table-cell>
          <table:table-cell table:formula="of:=IF([.$D7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393302292" calcext:value-type="float">
            <text:p>1393302292</text:p>
          </table:table-cell>
          <table:table-cell office:value-type="float" office:value="1392788200" calcext:value-type="float">
            <text:p>1392788200</text:p>
          </table:table-cell>
          <table:table-cell office:value-type="string" calcext:value-type="string">
            <text:p>null</text:p>
          </table:table-cell>
          <table:table-cell table:formula="of:=[.B71]-[.C71]" office:value-type="float" office:value="514092" calcext:value-type="float">
            <text:p/>
          </table:table-cell>
          <table:table-cell table:formula="of:=([.C71]*1000-[$Home.$C$11])*[$Home.$C$24]/[$Home.$F$8]" office:value-type="float" office:value="24407.7094276156" calcext:value-type="float">
            <text:p/>
          </table:table-cell>
          <table:table-cell table:formula="of:=FLOOR([.F71];1)" office:value-type="float" office:value="24407" calcext:value-type="float">
            <text:p/>
          </table:table-cell>
          <table:table-cell table:formula="of:=[.A71]/[.E71]" office:value-type="float" office:value="0.00194323195070143" calcext:value-type="float">
            <text:p/>
          </table:table-cell>
          <table:table-cell table:formula="of:=([.H71]-[.$O$8])*([$Home.$C$33]-[$Home.$C$32])/([.$O$9]-[.$O$8])+[$Home.$C$32]" office:value-type="float" office:value="155.333888205719" calcext:value-type="float">
            <text:p/>
          </table:table-cell>
          <table:table-cell table:formula="of:=FLOOR([.I71];1)" office:value-type="float" office:value="155" calcext:value-type="float">
            <text:p/>
          </table:table-cell>
          <table:table-cell table:formula="of:=CONCATENATE([.G71];&quot;,&quot;;[.J71];&quot;,&quot;;&quot;basic&quot;;&quot;,&quot;;[.D71])" office:value-type="string" office:string-value="24407,155,basic,null" calcext:value-type="string">
            <text:p>24407,155,basic,null</text:p>
          </table:table-cell>
          <table:table-cell table:formula="of:=[.H71]*[$Home.$F$30]" office:value-type="float" office:value="167.895240540604" calcext:value-type="float">
            <text:p/>
          </table:table-cell>
          <table:table-cell table:formula="of:=[.E71]/60/60/24" office:value-type="float" office:value="5.95013888888889" calcext:value-type="float">
            <text:p/>
          </table:table-cell>
          <table:table-cell table:number-columns-repeated="2"/>
          <table:table-cell table:formula="of:=IF([.$D71]=[.P$1];1;0)" office:value-type="float" office:value="1" calcext:value-type="float">
            <text:p/>
          </table:table-cell>
          <table:table-cell table:formula="of:=IF([.$D71]=[.Q$1];1;0)" office:value-type="float" office:value="0" calcext:value-type="float">
            <text:p/>
          </table:table-cell>
          <table:table-cell table:formula="of:=IF([.$D71]=[.R$1];1;0)" office:value-type="float" office:value="0" calcext:value-type="float">
            <text:p/>
          </table:table-cell>
          <table:table-cell table:formula="of:=IF([.$D71]=[.S$1];1;0)" office:value-type="float" office:value="0" calcext:value-type="float">
            <text:p/>
          </table:table-cell>
          <table:table-cell table:formula="of:=IF([.$D71]=[.T$1];1;0)" office:value-type="float" office:value="0" calcext:value-type="float">
            <text:p/>
          </table:table-cell>
          <table:table-cell table:formula="of:=IF([.$D71]=[.U$1];1;0)" office:value-type="float" office:value="0" calcext:value-type="float">
            <text:p/>
          </table:table-cell>
          <table:table-cell table:formula="of:=IF([.$D71]=[.V$1];1;0)" office:value-type="float" office:value="0" calcext:value-type="float">
            <text:p/>
          </table:table-cell>
          <table:table-cell table:formula="of:=IF([.$D71]=[.W$1];1;0)" office:value-type="float" office:value="0" calcext:value-type="float">
            <text:p/>
          </table:table-cell>
          <table:table-cell table:formula="of:=IF([.$D71]=[.X$1];1;0)" office:value-type="float" office:value="0" calcext:value-type="float">
            <text:p/>
          </table:table-cell>
          <table:table-cell table:formula="of:=IF([.$D71]=[.Y$1];1;0)" office:value-type="float" office:value="0" calcext:value-type="float">
            <text:p/>
          </table:table-cell>
          <table:table-cell table:formula="of:=IF([.$D7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393538929" calcext:value-type="float">
            <text:p>1393538929</text:p>
          </table:table-cell>
          <table:table-cell office:value-type="float" office:value="1392921409" calcext:value-type="float">
            <text:p>1392921409</text:p>
          </table:table-cell>
          <table:table-cell office:value-type="string" calcext:value-type="string">
            <text:p>JavaScript</text:p>
          </table:table-cell>
          <table:table-cell table:formula="of:=[.B72]-[.C72]" office:value-type="float" office:value="617520" calcext:value-type="float">
            <text:p/>
          </table:table-cell>
          <table:table-cell table:formula="of:=([.C72]*1000-[$Home.$C$11])*[$Home.$C$24]/[$Home.$F$8]" office:value-type="float" office:value="24460.2496661502" calcext:value-type="float">
            <text:p/>
          </table:table-cell>
          <table:table-cell table:formula="of:=FLOOR([.F72];1)" office:value-type="float" office:value="24460" calcext:value-type="float">
            <text:p/>
          </table:table-cell>
          <table:table-cell table:formula="of:=[.A72]/[.E72]" office:value-type="float" office:value="0.00201450965150926" calcext:value-type="float">
            <text:p/>
          </table:table-cell>
          <table:table-cell table:formula="of:=([.H72]-[.$O$8])*([$Home.$C$33]-[$Home.$C$32])/([.$O$9]-[.$O$8])+[$Home.$C$32]" office:value-type="float" office:value="155.77048091525" calcext:value-type="float">
            <text:p/>
          </table:table-cell>
          <table:table-cell table:formula="of:=FLOOR([.I72];1)" office:value-type="float" office:value="155" calcext:value-type="float">
            <text:p/>
          </table:table-cell>
          <table:table-cell table:formula="of:=CONCATENATE([.G72];&quot;,&quot;;[.J72];&quot;,&quot;;&quot;basic&quot;;&quot;,&quot;;[.D72])" office:value-type="string" office:string-value="24460,155,basic,JavaScript" calcext:value-type="string">
            <text:p>24460,155,basic,JavaScript</text:p>
          </table:table-cell>
          <table:table-cell table:formula="of:=[.H72]*[$Home.$F$30]" office:value-type="float" office:value="174.0536338904" calcext:value-type="float">
            <text:p/>
          </table:table-cell>
          <table:table-cell table:formula="of:=[.E72]/60/60/24" office:value-type="float" office:value="7.14722222222222" calcext:value-type="float">
            <text:p/>
          </table:table-cell>
          <table:table-cell table:number-columns-repeated="2"/>
          <table:table-cell table:formula="of:=IF([.$D72]=[.P$1];1;0)" office:value-type="float" office:value="0" calcext:value-type="float">
            <text:p/>
          </table:table-cell>
          <table:table-cell table:formula="of:=IF([.$D72]=[.Q$1];1;0)" office:value-type="float" office:value="1" calcext:value-type="float">
            <text:p/>
          </table:table-cell>
          <table:table-cell table:formula="of:=IF([.$D72]=[.R$1];1;0)" office:value-type="float" office:value="0" calcext:value-type="float">
            <text:p/>
          </table:table-cell>
          <table:table-cell table:formula="of:=IF([.$D72]=[.S$1];1;0)" office:value-type="float" office:value="0" calcext:value-type="float">
            <text:p/>
          </table:table-cell>
          <table:table-cell table:formula="of:=IF([.$D72]=[.T$1];1;0)" office:value-type="float" office:value="0" calcext:value-type="float">
            <text:p/>
          </table:table-cell>
          <table:table-cell table:formula="of:=IF([.$D72]=[.U$1];1;0)" office:value-type="float" office:value="0" calcext:value-type="float">
            <text:p/>
          </table:table-cell>
          <table:table-cell table:formula="of:=IF([.$D72]=[.V$1];1;0)" office:value-type="float" office:value="0" calcext:value-type="float">
            <text:p/>
          </table:table-cell>
          <table:table-cell table:formula="of:=IF([.$D72]=[.W$1];1;0)" office:value-type="float" office:value="0" calcext:value-type="float">
            <text:p/>
          </table:table-cell>
          <table:table-cell table:formula="of:=IF([.$D72]=[.X$1];1;0)" office:value-type="float" office:value="0" calcext:value-type="float">
            <text:p/>
          </table:table-cell>
          <table:table-cell table:formula="of:=IF([.$D72]=[.Y$1];1;0)" office:value-type="float" office:value="0" calcext:value-type="float">
            <text:p/>
          </table:table-cell>
          <table:table-cell table:formula="of:=IF([.$D7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396595742" calcext:value-type="float">
            <text:p>1396595742</text:p>
          </table:table-cell>
          <table:table-cell office:value-type="float" office:value="1396368427" calcext:value-type="float">
            <text:p>1396368427</text:p>
          </table:table-cell>
          <table:table-cell office:value-type="string" calcext:value-type="string">
            <text:p>null</text:p>
          </table:table-cell>
          <table:table-cell table:formula="of:=[.B73]-[.C73]" office:value-type="float" office:value="227315" calcext:value-type="float">
            <text:p/>
          </table:table-cell>
          <table:table-cell table:formula="of:=([.C73]*1000-[$Home.$C$11])*[$Home.$C$24]/[$Home.$F$8]" office:value-type="float" office:value="25819.8210761388" calcext:value-type="float">
            <text:p/>
          </table:table-cell>
          <table:table-cell table:formula="of:=FLOOR([.F73];1)" office:value-type="float" office:value="25819" calcext:value-type="float">
            <text:p/>
          </table:table-cell>
          <table:table-cell table:formula="of:=[.A73]/[.E73]" office:value-type="float" office:value="0.00195323669797418" calcext:value-type="float">
            <text:p/>
          </table:table-cell>
          <table:table-cell table:formula="of:=([.H73]-[.$O$8])*([$Home.$C$33]-[$Home.$C$32])/([.$O$9]-[.$O$8])+[$Home.$C$32]" office:value-type="float" office:value="155.395169639751" calcext:value-type="float">
            <text:p/>
          </table:table-cell>
          <table:table-cell table:formula="of:=FLOOR([.I73];1)" office:value-type="float" office:value="155" calcext:value-type="float">
            <text:p/>
          </table:table-cell>
          <table:table-cell table:formula="of:=CONCATENATE([.G73];&quot;,&quot;;[.J73];&quot;,&quot;;&quot;basic&quot;;&quot;,&quot;;[.D73])" office:value-type="string" office:string-value="25819,155,basic,null" calcext:value-type="string">
            <text:p>25819,155,basic,null</text:p>
          </table:table-cell>
          <table:table-cell table:formula="of:=[.H73]*[$Home.$F$30]" office:value-type="float" office:value="168.759650704969" calcext:value-type="float">
            <text:p/>
          </table:table-cell>
          <table:table-cell table:formula="of:=[.E73]/60/60/24" office:value-type="float" office:value="2.63096064814815" calcext:value-type="float">
            <text:p/>
          </table:table-cell>
          <table:table-cell table:number-columns-repeated="2"/>
          <table:table-cell table:formula="of:=IF([.$D73]=[.P$1];1;0)" office:value-type="float" office:value="1" calcext:value-type="float">
            <text:p/>
          </table:table-cell>
          <table:table-cell table:formula="of:=IF([.$D73]=[.Q$1];1;0)" office:value-type="float" office:value="0" calcext:value-type="float">
            <text:p/>
          </table:table-cell>
          <table:table-cell table:formula="of:=IF([.$D73]=[.R$1];1;0)" office:value-type="float" office:value="0" calcext:value-type="float">
            <text:p/>
          </table:table-cell>
          <table:table-cell table:formula="of:=IF([.$D73]=[.S$1];1;0)" office:value-type="float" office:value="0" calcext:value-type="float">
            <text:p/>
          </table:table-cell>
          <table:table-cell table:formula="of:=IF([.$D73]=[.T$1];1;0)" office:value-type="float" office:value="0" calcext:value-type="float">
            <text:p/>
          </table:table-cell>
          <table:table-cell table:formula="of:=IF([.$D73]=[.U$1];1;0)" office:value-type="float" office:value="0" calcext:value-type="float">
            <text:p/>
          </table:table-cell>
          <table:table-cell table:formula="of:=IF([.$D73]=[.V$1];1;0)" office:value-type="float" office:value="0" calcext:value-type="float">
            <text:p/>
          </table:table-cell>
          <table:table-cell table:formula="of:=IF([.$D73]=[.W$1];1;0)" office:value-type="float" office:value="0" calcext:value-type="float">
            <text:p/>
          </table:table-cell>
          <table:table-cell table:formula="of:=IF([.$D73]=[.X$1];1;0)" office:value-type="float" office:value="0" calcext:value-type="float">
            <text:p/>
          </table:table-cell>
          <table:table-cell table:formula="of:=IF([.$D73]=[.Y$1];1;0)" office:value-type="float" office:value="0" calcext:value-type="float">
            <text:p/>
          </table:table-cell>
          <table:table-cell table:formula="of:=IF([.$D7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399206195" calcext:value-type="float">
            <text:p>1399206195</text:p>
          </table:table-cell>
          <table:table-cell office:value-type="float" office:value="1398719668" calcext:value-type="float">
            <text:p>1398719668</text:p>
          </table:table-cell>
          <table:table-cell office:value-type="string" calcext:value-type="string">
            <text:p>Shell</text:p>
          </table:table-cell>
          <table:table-cell table:formula="of:=[.B74]-[.C74]" office:value-type="float" office:value="486527" calcext:value-type="float">
            <text:p/>
          </table:table-cell>
          <table:table-cell table:formula="of:=([.C74]*1000-[$Home.$C$11])*[$Home.$C$24]/[$Home.$F$8]" office:value-type="float" office:value="26747.1965762357" calcext:value-type="float">
            <text:p/>
          </table:table-cell>
          <table:table-cell table:formula="of:=FLOOR([.F74];1)" office:value-type="float" office:value="26747" calcext:value-type="float">
            <text:p/>
          </table:table-cell>
          <table:table-cell table:formula="of:=[.A74]/[.E74]" office:value-type="float" office:value="0.00198139054975366" calcext:value-type="float">
            <text:p/>
          </table:table-cell>
          <table:table-cell table:formula="of:=([.H74]-[.$O$8])*([$Home.$C$33]-[$Home.$C$32])/([.$O$9]-[.$O$8])+[$Home.$C$32]" office:value-type="float" office:value="155.567618614575" calcext:value-type="float">
            <text:p/>
          </table:table-cell>
          <table:table-cell table:formula="of:=FLOOR([.I74];1)" office:value-type="float" office:value="155" calcext:value-type="float">
            <text:p/>
          </table:table-cell>
          <table:table-cell table:formula="of:=CONCATENATE([.G74];&quot;,&quot;;[.J74];&quot;,&quot;;&quot;basic&quot;;&quot;,&quot;;[.D74])" office:value-type="string" office:string-value="26747,155,basic,Shell" calcext:value-type="string">
            <text:p>26747,155,basic,Shell</text:p>
          </table:table-cell>
          <table:table-cell table:formula="of:=[.H74]*[$Home.$F$30]" office:value-type="float" office:value="171.192143498716" calcext:value-type="float">
            <text:p/>
          </table:table-cell>
          <table:table-cell table:formula="of:=[.E74]/60/60/24" office:value-type="float" office:value="5.63109953703704" calcext:value-type="float">
            <text:p/>
          </table:table-cell>
          <table:table-cell table:number-columns-repeated="2"/>
          <table:table-cell table:formula="of:=IF([.$D74]=[.P$1];1;0)" office:value-type="float" office:value="0" calcext:value-type="float">
            <text:p/>
          </table:table-cell>
          <table:table-cell table:formula="of:=IF([.$D74]=[.Q$1];1;0)" office:value-type="float" office:value="0" calcext:value-type="float">
            <text:p/>
          </table:table-cell>
          <table:table-cell table:formula="of:=IF([.$D74]=[.R$1];1;0)" office:value-type="float" office:value="0" calcext:value-type="float">
            <text:p/>
          </table:table-cell>
          <table:table-cell table:formula="of:=IF([.$D74]=[.S$1];1;0)" office:value-type="float" office:value="0" calcext:value-type="float">
            <text:p/>
          </table:table-cell>
          <table:table-cell table:formula="of:=IF([.$D74]=[.T$1];1;0)" office:value-type="float" office:value="0" calcext:value-type="float">
            <text:p/>
          </table:table-cell>
          <table:table-cell table:formula="of:=IF([.$D74]=[.U$1];1;0)" office:value-type="float" office:value="0" calcext:value-type="float">
            <text:p/>
          </table:table-cell>
          <table:table-cell table:formula="of:=IF([.$D74]=[.V$1];1;0)" office:value-type="float" office:value="0" calcext:value-type="float">
            <text:p/>
          </table:table-cell>
          <table:table-cell table:formula="of:=IF([.$D74]=[.W$1];1;0)" office:value-type="float" office:value="0" calcext:value-type="float">
            <text:p/>
          </table:table-cell>
          <table:table-cell table:formula="of:=IF([.$D74]=[.X$1];1;0)" office:value-type="float" office:value="0" calcext:value-type="float">
            <text:p/>
          </table:table-cell>
          <table:table-cell table:formula="of:=IF([.$D74]=[.Y$1];1;0)" office:value-type="float" office:value="0" calcext:value-type="float">
            <text:p/>
          </table:table-cell>
          <table:table-cell table:formula="of:=IF([.$D7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33387698" calcext:value-type="float">
            <text:p>1333387698</text:p>
          </table:table-cell>
          <table:table-cell office:value-type="float" office:value="1333163463" calcext:value-type="float">
            <text:p>1333163463</text:p>
          </table:table-cell>
          <table:table-cell office:value-type="string" calcext:value-type="string">
            <text:p>C#</text:p>
          </table:table-cell>
          <table:table-cell table:formula="of:=[.B75]-[.C75]" office:value-type="float" office:value="224235" calcext:value-type="float">
            <text:p/>
          </table:table-cell>
          <table:table-cell table:formula="of:=([.C75]*1000-[$Home.$C$11])*[$Home.$C$24]/[$Home.$F$8]" office:value-type="float" office:value="890.545388063275" calcext:value-type="float">
            <text:p/>
          </table:table-cell>
          <table:table-cell table:formula="of:=FLOOR([.F75];1)" office:value-type="float" office:value="890" calcext:value-type="float">
            <text:p/>
          </table:table-cell>
          <table:table-cell table:formula="of:=[.A75]/[.E75]" office:value-type="float" office:value="0.00187303498561777" calcext:value-type="float">
            <text:p/>
          </table:table-cell>
          <table:table-cell table:formula="of:=([.H75]-[.$O$8])*([$Home.$C$33]-[$Home.$C$32])/([.$O$9]-[.$O$8])+[$Home.$C$32]" office:value-type="float" office:value="154.903915257106" calcext:value-type="float">
            <text:p/>
          </table:table-cell>
          <table:table-cell table:formula="of:=FLOOR([.I75];1)" office:value-type="float" office:value="154" calcext:value-type="float">
            <text:p/>
          </table:table-cell>
          <table:table-cell table:formula="of:=CONCATENATE([.G75];&quot;,&quot;;[.J75];&quot;,&quot;;&quot;basic&quot;;&quot;,&quot;;[.D75])" office:value-type="string" office:string-value="890,154,basic,C#" calcext:value-type="string">
            <text:p>890,154,basic,C#</text:p>
          </table:table-cell>
          <table:table-cell table:formula="of:=[.H75]*[$Home.$F$30]" office:value-type="float" office:value="161.830222757375" calcext:value-type="float">
            <text:p/>
          </table:table-cell>
          <table:table-cell table:formula="of:=[.E75]/60/60/24" office:value-type="float" office:value="2.5953125" calcext:value-type="float">
            <text:p/>
          </table:table-cell>
          <table:table-cell table:number-columns-repeated="2"/>
          <table:table-cell table:formula="of:=IF([.$D75]=[.P$1];1;0)" office:value-type="float" office:value="0" calcext:value-type="float">
            <text:p/>
          </table:table-cell>
          <table:table-cell table:formula="of:=IF([.$D75]=[.Q$1];1;0)" office:value-type="float" office:value="0" calcext:value-type="float">
            <text:p/>
          </table:table-cell>
          <table:table-cell table:formula="of:=IF([.$D75]=[.R$1];1;0)" office:value-type="float" office:value="0" calcext:value-type="float">
            <text:p/>
          </table:table-cell>
          <table:table-cell table:formula="of:=IF([.$D75]=[.S$1];1;0)" office:value-type="float" office:value="0" calcext:value-type="float">
            <text:p/>
          </table:table-cell>
          <table:table-cell table:formula="of:=IF([.$D75]=[.T$1];1;0)" office:value-type="float" office:value="1" calcext:value-type="float">
            <text:p/>
          </table:table-cell>
          <table:table-cell table:formula="of:=IF([.$D75]=[.U$1];1;0)" office:value-type="float" office:value="0" calcext:value-type="float">
            <text:p/>
          </table:table-cell>
          <table:table-cell table:formula="of:=IF([.$D75]=[.V$1];1;0)" office:value-type="float" office:value="0" calcext:value-type="float">
            <text:p/>
          </table:table-cell>
          <table:table-cell table:formula="of:=IF([.$D75]=[.W$1];1;0)" office:value-type="float" office:value="0" calcext:value-type="float">
            <text:p/>
          </table:table-cell>
          <table:table-cell table:formula="of:=IF([.$D75]=[.X$1];1;0)" office:value-type="float" office:value="0" calcext:value-type="float">
            <text:p/>
          </table:table-cell>
          <table:table-cell table:formula="of:=IF([.$D75]=[.Y$1];1;0)" office:value-type="float" office:value="0" calcext:value-type="float">
            <text:p/>
          </table:table-cell>
          <table:table-cell table:formula="of:=IF([.$D7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45417252" calcext:value-type="float">
            <text:p>1345417252</text:p>
          </table:table-cell>
          <table:table-cell office:value-type="float" office:value="1345216173" calcext:value-type="float">
            <text:p>1345216173</text:p>
          </table:table-cell>
          <table:table-cell office:value-type="string" calcext:value-type="string">
            <text:p>JavaScript</text:p>
          </table:table-cell>
          <table:table-cell table:formula="of:=[.B76]-[.C76]" office:value-type="float" office:value="201079" calcext:value-type="float">
            <text:p/>
          </table:table-cell>
          <table:table-cell table:formula="of:=([.C76]*1000-[$Home.$C$11])*[$Home.$C$24]/[$Home.$F$8]" office:value-type="float" office:value="5644.37026767914" calcext:value-type="float">
            <text:p/>
          </table:table-cell>
          <table:table-cell table:formula="of:=FLOOR([.F76];1)" office:value-type="float" office:value="5644" calcext:value-type="float">
            <text:p/>
          </table:table-cell>
          <table:table-cell table:formula="of:=[.A76]/[.E76]" office:value-type="float" office:value="0.00173066307272266" calcext:value-type="float">
            <text:p/>
          </table:table-cell>
          <table:table-cell table:formula="of:=([.H76]-[.$O$8])*([$Home.$C$33]-[$Home.$C$32])/([.$O$9]-[.$O$8])+[$Home.$C$32]" office:value-type="float" office:value="154.031853749686" calcext:value-type="float">
            <text:p/>
          </table:table-cell>
          <table:table-cell table:formula="of:=FLOOR([.I76];1)" office:value-type="float" office:value="154" calcext:value-type="float">
            <text:p/>
          </table:table-cell>
          <table:table-cell table:formula="of:=CONCATENATE([.G76];&quot;,&quot;;[.J76];&quot;,&quot;;&quot;basic&quot;;&quot;,&quot;;[.D76])" office:value-type="string" office:string-value="5644,154,basic,JavaScript" calcext:value-type="string">
            <text:p>5644,154,basic,JavaScript</text:p>
          </table:table-cell>
          <table:table-cell table:formula="of:=[.H76]*[$Home.$F$30]" office:value-type="float" office:value="149.529289483238" calcext:value-type="float">
            <text:p/>
          </table:table-cell>
          <table:table-cell table:formula="of:=[.E76]/60/60/24" office:value-type="float" office:value="2.32730324074074" calcext:value-type="float">
            <text:p/>
          </table:table-cell>
          <table:table-cell table:number-columns-repeated="2"/>
          <table:table-cell table:formula="of:=IF([.$D76]=[.P$1];1;0)" office:value-type="float" office:value="0" calcext:value-type="float">
            <text:p/>
          </table:table-cell>
          <table:table-cell table:formula="of:=IF([.$D76]=[.Q$1];1;0)" office:value-type="float" office:value="1" calcext:value-type="float">
            <text:p/>
          </table:table-cell>
          <table:table-cell table:formula="of:=IF([.$D76]=[.R$1];1;0)" office:value-type="float" office:value="0" calcext:value-type="float">
            <text:p/>
          </table:table-cell>
          <table:table-cell table:formula="of:=IF([.$D76]=[.S$1];1;0)" office:value-type="float" office:value="0" calcext:value-type="float">
            <text:p/>
          </table:table-cell>
          <table:table-cell table:formula="of:=IF([.$D76]=[.T$1];1;0)" office:value-type="float" office:value="0" calcext:value-type="float">
            <text:p/>
          </table:table-cell>
          <table:table-cell table:formula="of:=IF([.$D76]=[.U$1];1;0)" office:value-type="float" office:value="0" calcext:value-type="float">
            <text:p/>
          </table:table-cell>
          <table:table-cell table:formula="of:=IF([.$D76]=[.V$1];1;0)" office:value-type="float" office:value="0" calcext:value-type="float">
            <text:p/>
          </table:table-cell>
          <table:table-cell table:formula="of:=IF([.$D76]=[.W$1];1;0)" office:value-type="float" office:value="0" calcext:value-type="float">
            <text:p/>
          </table:table-cell>
          <table:table-cell table:formula="of:=IF([.$D76]=[.X$1];1;0)" office:value-type="float" office:value="0" calcext:value-type="float">
            <text:p/>
          </table:table-cell>
          <table:table-cell table:formula="of:=IF([.$D76]=[.Y$1];1;0)" office:value-type="float" office:value="0" calcext:value-type="float">
            <text:p/>
          </table:table-cell>
          <table:table-cell table:formula="of:=IF([.$D7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796" calcext:value-type="float">
            <text:p>14796</text:p>
          </table:table-cell>
          <table:table-cell office:value-type="float" office:value="1354251610" calcext:value-type="float">
            <text:p>1354251610</text:p>
          </table:table-cell>
          <table:table-cell office:value-type="float" office:value="1346143459" calcext:value-type="float">
            <text:p>1346143459</text:p>
          </table:table-cell>
          <table:table-cell office:value-type="string" calcext:value-type="string">
            <text:p>null</text:p>
          </table:table-cell>
          <table:table-cell table:formula="of:=[.B77]-[.C77]" office:value-type="float" office:value="8108151" calcext:value-type="float">
            <text:p/>
          </table:table-cell>
          <table:table-cell table:formula="of:=([.C77]*1000-[$Home.$C$11])*[$Home.$C$24]/[$Home.$F$8]" office:value-type="float" office:value="6010.11002722861" calcext:value-type="float">
            <text:p/>
          </table:table-cell>
          <table:table-cell table:formula="of:=FLOOR([.F77];1)" office:value-type="float" office:value="6010" calcext:value-type="float">
            <text:p/>
          </table:table-cell>
          <table:table-cell table:formula="of:=[.A77]/[.E77]" office:value-type="float" office:value="0.00182483034664747" calcext:value-type="float">
            <text:p/>
          </table:table-cell>
          <table:table-cell table:formula="of:=([.H77]-[.$O$8])*([$Home.$C$33]-[$Home.$C$32])/([.$O$9]-[.$O$8])+[$Home.$C$32]" office:value-type="float" office:value="154.608650487038" calcext:value-type="float">
            <text:p/>
          </table:table-cell>
          <table:table-cell table:formula="of:=FLOOR([.I77];1)" office:value-type="float" office:value="154" calcext:value-type="float">
            <text:p/>
          </table:table-cell>
          <table:table-cell table:formula="of:=CONCATENATE([.G77];&quot;,&quot;;[.J77];&quot;,&quot;;&quot;basic&quot;;&quot;,&quot;;[.D77])" office:value-type="string" office:string-value="6010,154,basic,null" calcext:value-type="string">
            <text:p>6010,154,basic,null</text:p>
          </table:table-cell>
          <table:table-cell table:formula="of:=[.H77]*[$Home.$F$30]" office:value-type="float" office:value="157.665341950341" calcext:value-type="float">
            <text:p/>
          </table:table-cell>
          <table:table-cell table:formula="of:=[.E77]/60/60/24" office:value-type="float" office:value="93.8443402777778" calcext:value-type="float">
            <text:p/>
          </table:table-cell>
          <table:table-cell table:number-columns-repeated="2"/>
          <table:table-cell table:formula="of:=IF([.$D77]=[.P$1];1;0)" office:value-type="float" office:value="1" calcext:value-type="float">
            <text:p/>
          </table:table-cell>
          <table:table-cell table:formula="of:=IF([.$D77]=[.Q$1];1;0)" office:value-type="float" office:value="0" calcext:value-type="float">
            <text:p/>
          </table:table-cell>
          <table:table-cell table:formula="of:=IF([.$D77]=[.R$1];1;0)" office:value-type="float" office:value="0" calcext:value-type="float">
            <text:p/>
          </table:table-cell>
          <table:table-cell table:formula="of:=IF([.$D77]=[.S$1];1;0)" office:value-type="float" office:value="0" calcext:value-type="float">
            <text:p/>
          </table:table-cell>
          <table:table-cell table:formula="of:=IF([.$D77]=[.T$1];1;0)" office:value-type="float" office:value="0" calcext:value-type="float">
            <text:p/>
          </table:table-cell>
          <table:table-cell table:formula="of:=IF([.$D77]=[.U$1];1;0)" office:value-type="float" office:value="0" calcext:value-type="float">
            <text:p/>
          </table:table-cell>
          <table:table-cell table:formula="of:=IF([.$D77]=[.V$1];1;0)" office:value-type="float" office:value="0" calcext:value-type="float">
            <text:p/>
          </table:table-cell>
          <table:table-cell table:formula="of:=IF([.$D77]=[.W$1];1;0)" office:value-type="float" office:value="0" calcext:value-type="float">
            <text:p/>
          </table:table-cell>
          <table:table-cell table:formula="of:=IF([.$D77]=[.X$1];1;0)" office:value-type="float" office:value="0" calcext:value-type="float">
            <text:p/>
          </table:table-cell>
          <table:table-cell table:formula="of:=IF([.$D77]=[.Y$1];1;0)" office:value-type="float" office:value="0" calcext:value-type="float">
            <text:p/>
          </table:table-cell>
          <table:table-cell table:formula="of:=IF([.$D7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7621" calcext:value-type="float">
            <text:p>17621</text:p>
          </table:table-cell>
          <table:table-cell office:value-type="float" office:value="1405809553" calcext:value-type="float">
            <text:p>1405809553</text:p>
          </table:table-cell>
          <table:table-cell office:value-type="float" office:value="1396156935" calcext:value-type="float">
            <text:p>1396156935</text:p>
          </table:table-cell>
          <table:table-cell office:value-type="string" calcext:value-type="string">
            <text:p>JavaScript</text:p>
          </table:table-cell>
          <table:table-cell table:formula="of:=[.B78]-[.C78]" office:value-type="float" office:value="9652618" calcext:value-type="float">
            <text:p/>
          </table:table-cell>
          <table:table-cell table:formula="of:=([.C78]*1000-[$Home.$C$11])*[$Home.$C$24]/[$Home.$F$8]" office:value-type="float" office:value="25736.4044892103" calcext:value-type="float">
            <text:p/>
          </table:table-cell>
          <table:table-cell table:formula="of:=FLOOR([.F78];1)" office:value-type="float" office:value="25736" calcext:value-type="float">
            <text:p/>
          </table:table-cell>
          <table:table-cell table:formula="of:=[.A78]/[.E78]" office:value-type="float" office:value="0.001825515108958" calcext:value-type="float">
            <text:p/>
          </table:table-cell>
          <table:table-cell table:formula="of:=([.H78]-[.$O$8])*([$Home.$C$33]-[$Home.$C$32])/([.$O$9]-[.$O$8])+[$Home.$C$32]" office:value-type="float" office:value="154.612844817511" calcext:value-type="float">
            <text:p/>
          </table:table-cell>
          <table:table-cell table:formula="of:=FLOOR([.I78];1)" office:value-type="float" office:value="154" calcext:value-type="float">
            <text:p/>
          </table:table-cell>
          <table:table-cell table:formula="of:=CONCATENATE([.G78];&quot;,&quot;;[.J78];&quot;,&quot;;&quot;basic&quot;;&quot;,&quot;;[.D78])" office:value-type="string" office:string-value="25736,154,basic,JavaScript" calcext:value-type="string">
            <text:p>25736,154,basic,JavaScript</text:p>
          </table:table-cell>
          <table:table-cell table:formula="of:=[.H78]*[$Home.$F$30]" office:value-type="float" office:value="157.724505413972" calcext:value-type="float">
            <text:p/>
          </table:table-cell>
          <table:table-cell table:formula="of:=[.E78]/60/60/24" office:value-type="float" office:value="111.720115740741" calcext:value-type="float">
            <text:p/>
          </table:table-cell>
          <table:table-cell table:number-columns-repeated="2"/>
          <table:table-cell table:formula="of:=IF([.$D78]=[.P$1];1;0)" office:value-type="float" office:value="0" calcext:value-type="float">
            <text:p/>
          </table:table-cell>
          <table:table-cell table:formula="of:=IF([.$D78]=[.Q$1];1;0)" office:value-type="float" office:value="1" calcext:value-type="float">
            <text:p/>
          </table:table-cell>
          <table:table-cell table:formula="of:=IF([.$D78]=[.R$1];1;0)" office:value-type="float" office:value="0" calcext:value-type="float">
            <text:p/>
          </table:table-cell>
          <table:table-cell table:formula="of:=IF([.$D78]=[.S$1];1;0)" office:value-type="float" office:value="0" calcext:value-type="float">
            <text:p/>
          </table:table-cell>
          <table:table-cell table:formula="of:=IF([.$D78]=[.T$1];1;0)" office:value-type="float" office:value="0" calcext:value-type="float">
            <text:p/>
          </table:table-cell>
          <table:table-cell table:formula="of:=IF([.$D78]=[.U$1];1;0)" office:value-type="float" office:value="0" calcext:value-type="float">
            <text:p/>
          </table:table-cell>
          <table:table-cell table:formula="of:=IF([.$D78]=[.V$1];1;0)" office:value-type="float" office:value="0" calcext:value-type="float">
            <text:p/>
          </table:table-cell>
          <table:table-cell table:formula="of:=IF([.$D78]=[.W$1];1;0)" office:value-type="float" office:value="0" calcext:value-type="float">
            <text:p/>
          </table:table-cell>
          <table:table-cell table:formula="of:=IF([.$D78]=[.X$1];1;0)" office:value-type="float" office:value="0" calcext:value-type="float">
            <text:p/>
          </table:table-cell>
          <table:table-cell table:formula="of:=IF([.$D78]=[.Y$1];1;0)" office:value-type="float" office:value="0" calcext:value-type="float">
            <text:p/>
          </table:table-cell>
          <table:table-cell table:formula="of:=IF([.$D7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33562048" calcext:value-type="float">
            <text:p>1333562048</text:p>
          </table:table-cell>
          <table:table-cell office:value-type="float" office:value="1333377943" calcext:value-type="float">
            <text:p>1333377943</text:p>
          </table:table-cell>
          <table:table-cell office:value-type="string" calcext:value-type="string">
            <text:p>PHP</text:p>
          </table:table-cell>
          <table:table-cell table:formula="of:=[.B79]-[.C79]" office:value-type="float" office:value="184105" calcext:value-type="float">
            <text:p/>
          </table:table-cell>
          <table:table-cell table:formula="of:=([.C79]*1000-[$Home.$C$11])*[$Home.$C$24]/[$Home.$F$8]" office:value-type="float" office:value="975.14050071263" calcext:value-type="float">
            <text:p/>
          </table:table-cell>
          <table:table-cell table:formula="of:=FLOOR([.F79];1)" office:value-type="float" office:value="975" calcext:value-type="float">
            <text:p/>
          </table:table-cell>
          <table:table-cell table:formula="of:=[.A79]/[.E79]" office:value-type="float" office:value="0.00171098014719861" calcext:value-type="float">
            <text:p/>
          </table:table-cell>
          <table:table-cell table:formula="of:=([.H79]-[.$O$8])*([$Home.$C$33]-[$Home.$C$32])/([.$O$9]-[.$O$8])+[$Home.$C$32]" office:value-type="float" office:value="153.911291193814" calcext:value-type="float">
            <text:p/>
          </table:table-cell>
          <table:table-cell table:formula="of:=FLOOR([.I79];1)" office:value-type="float" office:value="153" calcext:value-type="float">
            <text:p/>
          </table:table-cell>
          <table:table-cell table:formula="of:=CONCATENATE([.G79];&quot;,&quot;;[.J79];&quot;,&quot;;&quot;basic&quot;;&quot;,&quot;;[.D79])" office:value-type="string" office:string-value="975,153,basic,PHP" calcext:value-type="string">
            <text:p>975,153,basic,PHP</text:p>
          </table:table-cell>
          <table:table-cell table:formula="of:=[.H79]*[$Home.$F$30]" office:value-type="float" office:value="147.82868471796" calcext:value-type="float">
            <text:p/>
          </table:table-cell>
          <table:table-cell table:formula="of:=[.E79]/60/60/24" office:value-type="float" office:value="2.13084490740741" calcext:value-type="float">
            <text:p/>
          </table:table-cell>
          <table:table-cell table:number-columns-repeated="2"/>
          <table:table-cell table:formula="of:=IF([.$D79]=[.P$1];1;0)" office:value-type="float" office:value="0" calcext:value-type="float">
            <text:p/>
          </table:table-cell>
          <table:table-cell table:formula="of:=IF([.$D79]=[.Q$1];1;0)" office:value-type="float" office:value="0" calcext:value-type="float">
            <text:p/>
          </table:table-cell>
          <table:table-cell table:formula="of:=IF([.$D79]=[.R$1];1;0)" office:value-type="float" office:value="0" calcext:value-type="float">
            <text:p/>
          </table:table-cell>
          <table:table-cell table:formula="of:=IF([.$D79]=[.S$1];1;0)" office:value-type="float" office:value="0" calcext:value-type="float">
            <text:p/>
          </table:table-cell>
          <table:table-cell table:formula="of:=IF([.$D79]=[.T$1];1;0)" office:value-type="float" office:value="0" calcext:value-type="float">
            <text:p/>
          </table:table-cell>
          <table:table-cell table:formula="of:=IF([.$D79]=[.U$1];1;0)" office:value-type="float" office:value="1" calcext:value-type="float">
            <text:p/>
          </table:table-cell>
          <table:table-cell table:formula="of:=IF([.$D79]=[.V$1];1;0)" office:value-type="float" office:value="0" calcext:value-type="float">
            <text:p/>
          </table:table-cell>
          <table:table-cell table:formula="of:=IF([.$D79]=[.W$1];1;0)" office:value-type="float" office:value="0" calcext:value-type="float">
            <text:p/>
          </table:table-cell>
          <table:table-cell table:formula="of:=IF([.$D79]=[.X$1];1;0)" office:value-type="float" office:value="0" calcext:value-type="float">
            <text:p/>
          </table:table-cell>
          <table:table-cell table:formula="of:=IF([.$D79]=[.Y$1];1;0)" office:value-type="float" office:value="0" calcext:value-type="float">
            <text:p/>
          </table:table-cell>
          <table:table-cell table:formula="of:=IF([.$D7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34726728" calcext:value-type="float">
            <text:p>1334726728</text:p>
          </table:table-cell>
          <table:table-cell office:value-type="float" office:value="1334313549" calcext:value-type="float">
            <text:p>1334313549</text:p>
          </table:table-cell>
          <table:table-cell office:value-type="string" calcext:value-type="string">
            <text:p>JavaScript</text:p>
          </table:table-cell>
          <table:table-cell table:formula="of:=[.B80]-[.C80]" office:value-type="float" office:value="413179" calcext:value-type="float">
            <text:p/>
          </table:table-cell>
          <table:table-cell table:formula="of:=([.C80]*1000-[$Home.$C$11])*[$Home.$C$24]/[$Home.$F$8]" office:value-type="float" office:value="1344.16183121157" calcext:value-type="float">
            <text:p/>
          </table:table-cell>
          <table:table-cell table:formula="of:=FLOOR([.F80];1)" office:value-type="float" office:value="1344" calcext:value-type="float">
            <text:p/>
          </table:table-cell>
          <table:table-cell table:formula="of:=[.A80]/[.E80]" office:value-type="float" office:value="0.00161915295791896" calcext:value-type="float">
            <text:p/>
          </table:table-cell>
          <table:table-cell table:formula="of:=([.H80]-[.$O$8])*([$Home.$C$33]-[$Home.$C$32])/([.$O$9]-[.$O$8])+[$Home.$C$32]" office:value-type="float" office:value="153.348828026206" calcext:value-type="float">
            <text:p/>
          </table:table-cell>
          <table:table-cell table:formula="of:=FLOOR([.I80];1)" office:value-type="float" office:value="153" calcext:value-type="float">
            <text:p/>
          </table:table-cell>
          <table:table-cell table:formula="of:=CONCATENATE([.G80];&quot;,&quot;;[.J80];&quot;,&quot;;&quot;basic&quot;;&quot;,&quot;;[.D80])" office:value-type="string" office:string-value="1344,153,basic,JavaScript" calcext:value-type="string">
            <text:p>1344,153,basic,JavaScript</text:p>
          </table:table-cell>
          <table:table-cell table:formula="of:=[.H80]*[$Home.$F$30]" office:value-type="float" office:value="139.894815564199" calcext:value-type="float">
            <text:p/>
          </table:table-cell>
          <table:table-cell table:formula="of:=[.E80]/60/60/24" office:value-type="float" office:value="4.78216435185185" calcext:value-type="float">
            <text:p/>
          </table:table-cell>
          <table:table-cell table:number-columns-repeated="2"/>
          <table:table-cell table:formula="of:=IF([.$D80]=[.P$1];1;0)" office:value-type="float" office:value="0" calcext:value-type="float">
            <text:p/>
          </table:table-cell>
          <table:table-cell table:formula="of:=IF([.$D80]=[.Q$1];1;0)" office:value-type="float" office:value="1" calcext:value-type="float">
            <text:p/>
          </table:table-cell>
          <table:table-cell table:formula="of:=IF([.$D80]=[.R$1];1;0)" office:value-type="float" office:value="0" calcext:value-type="float">
            <text:p/>
          </table:table-cell>
          <table:table-cell table:formula="of:=IF([.$D80]=[.S$1];1;0)" office:value-type="float" office:value="0" calcext:value-type="float">
            <text:p/>
          </table:table-cell>
          <table:table-cell table:formula="of:=IF([.$D80]=[.T$1];1;0)" office:value-type="float" office:value="0" calcext:value-type="float">
            <text:p/>
          </table:table-cell>
          <table:table-cell table:formula="of:=IF([.$D80]=[.U$1];1;0)" office:value-type="float" office:value="0" calcext:value-type="float">
            <text:p/>
          </table:table-cell>
          <table:table-cell table:formula="of:=IF([.$D80]=[.V$1];1;0)" office:value-type="float" office:value="0" calcext:value-type="float">
            <text:p/>
          </table:table-cell>
          <table:table-cell table:formula="of:=IF([.$D80]=[.W$1];1;0)" office:value-type="float" office:value="0" calcext:value-type="float">
            <text:p/>
          </table:table-cell>
          <table:table-cell table:formula="of:=IF([.$D80]=[.X$1];1;0)" office:value-type="float" office:value="0" calcext:value-type="float">
            <text:p/>
          </table:table-cell>
          <table:table-cell table:formula="of:=IF([.$D80]=[.Y$1];1;0)" office:value-type="float" office:value="0" calcext:value-type="float">
            <text:p/>
          </table:table-cell>
          <table:table-cell table:formula="of:=IF([.$D8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35156946" calcext:value-type="float">
            <text:p>1335156946</text:p>
          </table:table-cell>
          <table:table-cell office:value-type="float" office:value="1334975479" calcext:value-type="float">
            <text:p>1334975479</text:p>
          </table:table-cell>
          <table:table-cell office:value-type="string" calcext:value-type="string">
            <text:p>JavaScript</text:p>
          </table:table-cell>
          <table:table-cell table:formula="of:=[.B81]-[.C81]" office:value-type="float" office:value="181467" calcext:value-type="float">
            <text:p/>
          </table:table-cell>
          <table:table-cell table:formula="of:=([.C81]*1000-[$Home.$C$11])*[$Home.$C$24]/[$Home.$F$8]" office:value-type="float" office:value="1605.23998729133" calcext:value-type="float">
            <text:p/>
          </table:table-cell>
          <table:table-cell table:formula="of:=FLOOR([.F81];1)" office:value-type="float" office:value="1605" calcext:value-type="float">
            <text:p/>
          </table:table-cell>
          <table:table-cell table:formula="of:=[.A81]/[.E81]" office:value-type="float" office:value="0.0016366612111293" calcext:value-type="float">
            <text:p/>
          </table:table-cell>
          <table:table-cell table:formula="of:=([.H81]-[.$O$8])*([$Home.$C$33]-[$Home.$C$32])/([.$O$9]-[.$O$8])+[$Home.$C$32]" office:value-type="float" office:value="153.456070201832" calcext:value-type="float">
            <text:p/>
          </table:table-cell>
          <table:table-cell table:formula="of:=FLOOR([.I81];1)" office:value-type="float" office:value="153" calcext:value-type="float">
            <text:p/>
          </table:table-cell>
          <table:table-cell table:formula="of:=CONCATENATE([.G81];&quot;,&quot;;[.J81];&quot;,&quot;;&quot;basic&quot;;&quot;,&quot;;[.D81])" office:value-type="string" office:string-value="1605,153,basic,JavaScript" calcext:value-type="string">
            <text:p>1605,153,basic,JavaScript</text:p>
          </table:table-cell>
          <table:table-cell table:formula="of:=[.H81]*[$Home.$F$30]" office:value-type="float" office:value="141.407528641571" calcext:value-type="float">
            <text:p/>
          </table:table-cell>
          <table:table-cell table:formula="of:=[.E81]/60/60/24" office:value-type="float" office:value="2.1003125" calcext:value-type="float">
            <text:p/>
          </table:table-cell>
          <table:table-cell table:number-columns-repeated="2"/>
          <table:table-cell table:formula="of:=IF([.$D81]=[.P$1];1;0)" office:value-type="float" office:value="0" calcext:value-type="float">
            <text:p/>
          </table:table-cell>
          <table:table-cell table:formula="of:=IF([.$D81]=[.Q$1];1;0)" office:value-type="float" office:value="1" calcext:value-type="float">
            <text:p/>
          </table:table-cell>
          <table:table-cell table:formula="of:=IF([.$D81]=[.R$1];1;0)" office:value-type="float" office:value="0" calcext:value-type="float">
            <text:p/>
          </table:table-cell>
          <table:table-cell table:formula="of:=IF([.$D81]=[.S$1];1;0)" office:value-type="float" office:value="0" calcext:value-type="float">
            <text:p/>
          </table:table-cell>
          <table:table-cell table:formula="of:=IF([.$D81]=[.T$1];1;0)" office:value-type="float" office:value="0" calcext:value-type="float">
            <text:p/>
          </table:table-cell>
          <table:table-cell table:formula="of:=IF([.$D81]=[.U$1];1;0)" office:value-type="float" office:value="0" calcext:value-type="float">
            <text:p/>
          </table:table-cell>
          <table:table-cell table:formula="of:=IF([.$D81]=[.V$1];1;0)" office:value-type="float" office:value="0" calcext:value-type="float">
            <text:p/>
          </table:table-cell>
          <table:table-cell table:formula="of:=IF([.$D81]=[.W$1];1;0)" office:value-type="float" office:value="0" calcext:value-type="float">
            <text:p/>
          </table:table-cell>
          <table:table-cell table:formula="of:=IF([.$D81]=[.X$1];1;0)" office:value-type="float" office:value="0" calcext:value-type="float">
            <text:p/>
          </table:table-cell>
          <table:table-cell table:formula="of:=IF([.$D81]=[.Y$1];1;0)" office:value-type="float" office:value="0" calcext:value-type="float">
            <text:p/>
          </table:table-cell>
          <table:table-cell table:formula="of:=IF([.$D8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38098235" calcext:value-type="float">
            <text:p>1338098235</text:p>
          </table:table-cell>
          <table:table-cell office:value-type="float" office:value="1337901496" calcext:value-type="float">
            <text:p>1337901496</text:p>
          </table:table-cell>
          <table:table-cell office:value-type="string" calcext:value-type="string">
            <text:p>null</text:p>
          </table:table-cell>
          <table:table-cell table:formula="of:=[.B82]-[.C82]" office:value-type="float" office:value="196739" calcext:value-type="float">
            <text:p/>
          </table:table-cell>
          <table:table-cell table:formula="of:=([.C82]*1000-[$Home.$C$11])*[$Home.$C$24]/[$Home.$F$8]" office:value-type="float" office:value="2759.31839893311" calcext:value-type="float">
            <text:p/>
          </table:table-cell>
          <table:table-cell table:formula="of:=FLOOR([.F82];1)" office:value-type="float" office:value="2759" calcext:value-type="float">
            <text:p/>
          </table:table-cell>
          <table:table-cell table:formula="of:=[.A82]/[.E82]" office:value-type="float" office:value="0.00170784643614128" calcext:value-type="float">
            <text:p/>
          </table:table-cell>
          <table:table-cell table:formula="of:=([.H82]-[.$O$8])*([$Home.$C$33]-[$Home.$C$32])/([.$O$9]-[.$O$8])+[$Home.$C$32]" office:value-type="float" office:value="153.892096475327" calcext:value-type="float">
            <text:p/>
          </table:table-cell>
          <table:table-cell table:formula="of:=FLOOR([.I82];1)" office:value-type="float" office:value="153" calcext:value-type="float">
            <text:p/>
          </table:table-cell>
          <table:table-cell table:formula="of:=CONCATENATE([.G82];&quot;,&quot;;[.J82];&quot;,&quot;;&quot;basic&quot;;&quot;,&quot;;[.D82])" office:value-type="string" office:string-value="2759,153,basic,null" calcext:value-type="string">
            <text:p>2759,153,basic,null</text:p>
          </table:table-cell>
          <table:table-cell table:formula="of:=[.H82]*[$Home.$F$30]" office:value-type="float" office:value="147.557932082607" calcext:value-type="float">
            <text:p/>
          </table:table-cell>
          <table:table-cell table:formula="of:=[.E82]/60/60/24" office:value-type="float" office:value="2.27707175925926" calcext:value-type="float">
            <text:p/>
          </table:table-cell>
          <table:table-cell table:number-columns-repeated="2"/>
          <table:table-cell table:formula="of:=IF([.$D82]=[.P$1];1;0)" office:value-type="float" office:value="1" calcext:value-type="float">
            <text:p/>
          </table:table-cell>
          <table:table-cell table:formula="of:=IF([.$D82]=[.Q$1];1;0)" office:value-type="float" office:value="0" calcext:value-type="float">
            <text:p/>
          </table:table-cell>
          <table:table-cell table:formula="of:=IF([.$D82]=[.R$1];1;0)" office:value-type="float" office:value="0" calcext:value-type="float">
            <text:p/>
          </table:table-cell>
          <table:table-cell table:formula="of:=IF([.$D82]=[.S$1];1;0)" office:value-type="float" office:value="0" calcext:value-type="float">
            <text:p/>
          </table:table-cell>
          <table:table-cell table:formula="of:=IF([.$D82]=[.T$1];1;0)" office:value-type="float" office:value="0" calcext:value-type="float">
            <text:p/>
          </table:table-cell>
          <table:table-cell table:formula="of:=IF([.$D82]=[.U$1];1;0)" office:value-type="float" office:value="0" calcext:value-type="float">
            <text:p/>
          </table:table-cell>
          <table:table-cell table:formula="of:=IF([.$D82]=[.V$1];1;0)" office:value-type="float" office:value="0" calcext:value-type="float">
            <text:p/>
          </table:table-cell>
          <table:table-cell table:formula="of:=IF([.$D82]=[.W$1];1;0)" office:value-type="float" office:value="0" calcext:value-type="float">
            <text:p/>
          </table:table-cell>
          <table:table-cell table:formula="of:=IF([.$D82]=[.X$1];1;0)" office:value-type="float" office:value="0" calcext:value-type="float">
            <text:p/>
          </table:table-cell>
          <table:table-cell table:formula="of:=IF([.$D82]=[.Y$1];1;0)" office:value-type="float" office:value="0" calcext:value-type="float">
            <text:p/>
          </table:table-cell>
          <table:table-cell table:formula="of:=IF([.$D8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339371331" calcext:value-type="float">
            <text:p>1339371331</text:p>
          </table:table-cell>
          <table:table-cell office:value-type="float" office:value="1338593683" calcext:value-type="float">
            <text:p>1338593683</text:p>
          </table:table-cell>
          <table:table-cell office:value-type="string" calcext:value-type="string">
            <text:p>C</text:p>
          </table:table-cell>
          <table:table-cell table:formula="of:=[.B83]-[.C83]" office:value-type="float" office:value="777648" calcext:value-type="float">
            <text:p/>
          </table:table-cell>
          <table:table-cell table:formula="of:=([.C83]*1000-[$Home.$C$11])*[$Home.$C$24]/[$Home.$F$8]" office:value-type="float" office:value="3032.33050840448" calcext:value-type="float">
            <text:p/>
          </table:table-cell>
          <table:table-cell table:formula="of:=FLOOR([.F83];1)" office:value-type="float" office:value="3032" calcext:value-type="float">
            <text:p/>
          </table:table-cell>
          <table:table-cell table:formula="of:=[.A83]/[.E83]" office:value-type="float" office:value="0.00158169248811802" calcext:value-type="float">
            <text:p/>
          </table:table-cell>
          <table:table-cell table:formula="of:=([.H83]-[.$O$8])*([$Home.$C$33]-[$Home.$C$32])/([.$O$9]-[.$O$8])+[$Home.$C$32]" office:value-type="float" office:value="153.119373823485" calcext:value-type="float">
            <text:p/>
          </table:table-cell>
          <table:table-cell table:formula="of:=FLOOR([.I83];1)" office:value-type="float" office:value="153" calcext:value-type="float">
            <text:p/>
          </table:table-cell>
          <table:table-cell table:formula="of:=CONCATENATE([.G83];&quot;,&quot;;[.J83];&quot;,&quot;;&quot;basic&quot;;&quot;,&quot;;[.D83])" office:value-type="string" office:string-value="3032,153,basic,C" calcext:value-type="string">
            <text:p>3032,153,basic,C</text:p>
          </table:table-cell>
          <table:table-cell table:formula="of:=[.H83]*[$Home.$F$30]" office:value-type="float" office:value="136.658230973397" calcext:value-type="float">
            <text:p/>
          </table:table-cell>
          <table:table-cell table:formula="of:=[.E83]/60/60/24" office:value-type="float" office:value="9.00055555555556" calcext:value-type="float">
            <text:p/>
          </table:table-cell>
          <table:table-cell table:number-columns-repeated="2"/>
          <table:table-cell table:formula="of:=IF([.$D83]=[.P$1];1;0)" office:value-type="float" office:value="0" calcext:value-type="float">
            <text:p/>
          </table:table-cell>
          <table:table-cell table:formula="of:=IF([.$D83]=[.Q$1];1;0)" office:value-type="float" office:value="0" calcext:value-type="float">
            <text:p/>
          </table:table-cell>
          <table:table-cell table:formula="of:=IF([.$D83]=[.R$1];1;0)" office:value-type="float" office:value="0" calcext:value-type="float">
            <text:p/>
          </table:table-cell>
          <table:table-cell table:formula="of:=IF([.$D83]=[.S$1];1;0)" office:value-type="float" office:value="0" calcext:value-type="float">
            <text:p/>
          </table:table-cell>
          <table:table-cell table:formula="of:=IF([.$D83]=[.T$1];1;0)" office:value-type="float" office:value="0" calcext:value-type="float">
            <text:p/>
          </table:table-cell>
          <table:table-cell table:formula="of:=IF([.$D83]=[.U$1];1;0)" office:value-type="float" office:value="0" calcext:value-type="float">
            <text:p/>
          </table:table-cell>
          <table:table-cell table:formula="of:=IF([.$D83]=[.V$1];1;0)" office:value-type="float" office:value="0" calcext:value-type="float">
            <text:p/>
          </table:table-cell>
          <table:table-cell table:formula="of:=IF([.$D83]=[.W$1];1;0)" office:value-type="float" office:value="0" calcext:value-type="float">
            <text:p/>
          </table:table-cell>
          <table:table-cell table:formula="of:=IF([.$D83]=[.X$1];1;0)" office:value-type="float" office:value="0" calcext:value-type="float">
            <text:p/>
          </table:table-cell>
          <table:table-cell table:formula="of:=IF([.$D83]=[.Y$1];1;0)" office:value-type="float" office:value="0" calcext:value-type="float">
            <text:p/>
          </table:table-cell>
          <table:table-cell table:formula="of:=IF([.$D83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345938091" calcext:value-type="float">
            <text:p>1345938091</text:p>
          </table:table-cell>
          <table:table-cell office:value-type="float" office:value="1345411495" calcext:value-type="float">
            <text:p>1345411495</text:p>
          </table:table-cell>
          <table:table-cell office:value-type="string" calcext:value-type="string">
            <text:p>null</text:p>
          </table:table-cell>
          <table:table-cell table:formula="of:=[.B84]-[.C84]" office:value-type="float" office:value="526596" calcext:value-type="float">
            <text:p/>
          </table:table-cell>
          <table:table-cell table:formula="of:=([.C84]*1000-[$Home.$C$11])*[$Home.$C$24]/[$Home.$F$8]" office:value-type="float" office:value="5721.40908991384" calcext:value-type="float">
            <text:p/>
          </table:table-cell>
          <table:table-cell table:formula="of:=FLOOR([.F84];1)" office:value-type="float" office:value="5721" calcext:value-type="float">
            <text:p/>
          </table:table-cell>
          <table:table-cell table:formula="of:=[.A84]/[.E84]" office:value-type="float" office:value="0.00156476691809281" calcext:value-type="float">
            <text:p/>
          </table:table-cell>
          <table:table-cell table:formula="of:=([.H84]-[.$O$8])*([$Home.$C$33]-[$Home.$C$32])/([.$O$9]-[.$O$8])+[$Home.$C$32]" office:value-type="float" office:value="153.01570071964" calcext:value-type="float">
            <text:p/>
          </table:table-cell>
          <table:table-cell table:formula="of:=FLOOR([.I84];1)" office:value-type="float" office:value="153" calcext:value-type="float">
            <text:p/>
          </table:table-cell>
          <table:table-cell table:formula="of:=CONCATENATE([.G84];&quot;,&quot;;[.J84];&quot;,&quot;;&quot;basic&quot;;&quot;,&quot;;[.D84])" office:value-type="string" office:string-value="5721,153,basic,null" calcext:value-type="string">
            <text:p>5721,153,basic,null</text:p>
          </table:table-cell>
          <table:table-cell table:formula="of:=[.H84]*[$Home.$F$30]" office:value-type="float" office:value="135.195861723219" calcext:value-type="float">
            <text:p/>
          </table:table-cell>
          <table:table-cell table:formula="of:=[.E84]/60/60/24" office:value-type="float" office:value="6.09486111111111" calcext:value-type="float">
            <text:p/>
          </table:table-cell>
          <table:table-cell table:number-columns-repeated="2"/>
          <table:table-cell table:formula="of:=IF([.$D84]=[.P$1];1;0)" office:value-type="float" office:value="1" calcext:value-type="float">
            <text:p/>
          </table:table-cell>
          <table:table-cell table:formula="of:=IF([.$D84]=[.Q$1];1;0)" office:value-type="float" office:value="0" calcext:value-type="float">
            <text:p/>
          </table:table-cell>
          <table:table-cell table:formula="of:=IF([.$D84]=[.R$1];1;0)" office:value-type="float" office:value="0" calcext:value-type="float">
            <text:p/>
          </table:table-cell>
          <table:table-cell table:formula="of:=IF([.$D84]=[.S$1];1;0)" office:value-type="float" office:value="0" calcext:value-type="float">
            <text:p/>
          </table:table-cell>
          <table:table-cell table:formula="of:=IF([.$D84]=[.T$1];1;0)" office:value-type="float" office:value="0" calcext:value-type="float">
            <text:p/>
          </table:table-cell>
          <table:table-cell table:formula="of:=IF([.$D84]=[.U$1];1;0)" office:value-type="float" office:value="0" calcext:value-type="float">
            <text:p/>
          </table:table-cell>
          <table:table-cell table:formula="of:=IF([.$D84]=[.V$1];1;0)" office:value-type="float" office:value="0" calcext:value-type="float">
            <text:p/>
          </table:table-cell>
          <table:table-cell table:formula="of:=IF([.$D84]=[.W$1];1;0)" office:value-type="float" office:value="0" calcext:value-type="float">
            <text:p/>
          </table:table-cell>
          <table:table-cell table:formula="of:=IF([.$D84]=[.X$1];1;0)" office:value-type="float" office:value="0" calcext:value-type="float">
            <text:p/>
          </table:table-cell>
          <table:table-cell table:formula="of:=IF([.$D84]=[.Y$1];1;0)" office:value-type="float" office:value="0" calcext:value-type="float">
            <text:p/>
          </table:table-cell>
          <table:table-cell table:formula="of:=IF([.$D8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46256496" calcext:value-type="float">
            <text:p>1346256496</text:p>
          </table:table-cell>
          <table:table-cell office:value-type="float" office:value="1345840478" calcext:value-type="float">
            <text:p>1345840478</text:p>
          </table:table-cell>
          <table:table-cell office:value-type="string" calcext:value-type="string">
            <text:p>null</text:p>
          </table:table-cell>
          <table:table-cell table:formula="of:=[.B85]-[.C85]" office:value-type="float" office:value="416018" calcext:value-type="float">
            <text:p/>
          </table:table-cell>
          <table:table-cell table:formula="of:=([.C85]*1000-[$Home.$C$11])*[$Home.$C$24]/[$Home.$F$8]" office:value-type="float" office:value="5890.60838686301" calcext:value-type="float">
            <text:p/>
          </table:table-cell>
          <table:table-cell table:formula="of:=FLOOR([.F85];1)" office:value-type="float" office:value="5890" calcext:value-type="float">
            <text:p/>
          </table:table-cell>
          <table:table-cell table:formula="of:=[.A85]/[.E85]" office:value-type="float" office:value="0.00158646981620988" calcext:value-type="float">
            <text:p/>
          </table:table-cell>
          <table:table-cell table:formula="of:=([.H85]-[.$O$8])*([$Home.$C$33]-[$Home.$C$32])/([.$O$9]-[.$O$8])+[$Home.$C$32]" office:value-type="float" office:value="153.148636083523" calcext:value-type="float">
            <text:p/>
          </table:table-cell>
          <table:table-cell table:formula="of:=FLOOR([.I85];1)" office:value-type="float" office:value="153" calcext:value-type="float">
            <text:p/>
          </table:table-cell>
          <table:table-cell table:formula="of:=CONCATENATE([.G85];&quot;,&quot;;[.J85];&quot;,&quot;;&quot;basic&quot;;&quot;,&quot;;[.D85])" office:value-type="string" office:string-value="5890,153,basic,null" calcext:value-type="string">
            <text:p>5890,153,basic,null</text:p>
          </table:table-cell>
          <table:table-cell table:formula="of:=[.H85]*[$Home.$F$30]" office:value-type="float" office:value="137.070992120533" calcext:value-type="float">
            <text:p/>
          </table:table-cell>
          <table:table-cell table:formula="of:=[.E85]/60/60/24" office:value-type="float" office:value="4.81502314814815" calcext:value-type="float">
            <text:p/>
          </table:table-cell>
          <table:table-cell table:number-columns-repeated="2"/>
          <table:table-cell table:formula="of:=IF([.$D85]=[.P$1];1;0)" office:value-type="float" office:value="1" calcext:value-type="float">
            <text:p/>
          </table:table-cell>
          <table:table-cell table:formula="of:=IF([.$D85]=[.Q$1];1;0)" office:value-type="float" office:value="0" calcext:value-type="float">
            <text:p/>
          </table:table-cell>
          <table:table-cell table:formula="of:=IF([.$D85]=[.R$1];1;0)" office:value-type="float" office:value="0" calcext:value-type="float">
            <text:p/>
          </table:table-cell>
          <table:table-cell table:formula="of:=IF([.$D85]=[.S$1];1;0)" office:value-type="float" office:value="0" calcext:value-type="float">
            <text:p/>
          </table:table-cell>
          <table:table-cell table:formula="of:=IF([.$D85]=[.T$1];1;0)" office:value-type="float" office:value="0" calcext:value-type="float">
            <text:p/>
          </table:table-cell>
          <table:table-cell table:formula="of:=IF([.$D85]=[.U$1];1;0)" office:value-type="float" office:value="0" calcext:value-type="float">
            <text:p/>
          </table:table-cell>
          <table:table-cell table:formula="of:=IF([.$D85]=[.V$1];1;0)" office:value-type="float" office:value="0" calcext:value-type="float">
            <text:p/>
          </table:table-cell>
          <table:table-cell table:formula="of:=IF([.$D85]=[.W$1];1;0)" office:value-type="float" office:value="0" calcext:value-type="float">
            <text:p/>
          </table:table-cell>
          <table:table-cell table:formula="of:=IF([.$D85]=[.X$1];1;0)" office:value-type="float" office:value="0" calcext:value-type="float">
            <text:p/>
          </table:table-cell>
          <table:table-cell table:formula="of:=IF([.$D85]=[.Y$1];1;0)" office:value-type="float" office:value="0" calcext:value-type="float">
            <text:p/>
          </table:table-cell>
          <table:table-cell table:formula="of:=IF([.$D8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346669389" calcext:value-type="float">
            <text:p>1346669389</text:p>
          </table:table-cell>
          <table:table-cell office:value-type="float" office:value="1346415043" calcext:value-type="float">
            <text:p>1346415043</text:p>
          </table:table-cell>
          <table:table-cell office:value-type="string" calcext:value-type="string">
            <text:p>null</text:p>
          </table:table-cell>
          <table:table-cell table:formula="of:=[.B86]-[.C86]" office:value-type="float" office:value="254346" calcext:value-type="float">
            <text:p/>
          </table:table-cell>
          <table:table-cell table:formula="of:=([.C86]*1000-[$Home.$C$11])*[$Home.$C$24]/[$Home.$F$8]" office:value-type="float" office:value="6117.22807587539" calcext:value-type="float">
            <text:p/>
          </table:table-cell>
          <table:table-cell table:formula="of:=FLOOR([.F86];1)" office:value-type="float" office:value="6117" calcext:value-type="float">
            <text:p/>
          </table:table-cell>
          <table:table-cell table:formula="of:=[.A86]/[.E86]" office:value-type="float" office:value="0.00165915721104322" calcext:value-type="float">
            <text:p/>
          </table:table-cell>
          <table:table-cell table:formula="of:=([.H86]-[.$O$8])*([$Home.$C$33]-[$Home.$C$32])/([.$O$9]-[.$O$8])+[$Home.$C$32]" office:value-type="float" office:value="153.593863501065" calcext:value-type="float">
            <text:p/>
          </table:table-cell>
          <table:table-cell table:formula="of:=FLOOR([.I86];1)" office:value-type="float" office:value="153" calcext:value-type="float">
            <text:p/>
          </table:table-cell>
          <table:table-cell table:formula="of:=CONCATENATE([.G86];&quot;,&quot;;[.J86];&quot;,&quot;;&quot;basic&quot;;&quot;,&quot;;[.D86])" office:value-type="string" office:string-value="6117,153,basic,null" calcext:value-type="string">
            <text:p>6117,153,basic,null</text:p>
          </table:table-cell>
          <table:table-cell table:formula="of:=[.H86]*[$Home.$F$30]" office:value-type="float" office:value="143.351183034135" calcext:value-type="float">
            <text:p/>
          </table:table-cell>
          <table:table-cell table:formula="of:=[.E86]/60/60/24" office:value-type="float" office:value="2.94381944444444" calcext:value-type="float">
            <text:p/>
          </table:table-cell>
          <table:table-cell table:number-columns-repeated="2"/>
          <table:table-cell table:formula="of:=IF([.$D86]=[.P$1];1;0)" office:value-type="float" office:value="1" calcext:value-type="float">
            <text:p/>
          </table:table-cell>
          <table:table-cell table:formula="of:=IF([.$D86]=[.Q$1];1;0)" office:value-type="float" office:value="0" calcext:value-type="float">
            <text:p/>
          </table:table-cell>
          <table:table-cell table:formula="of:=IF([.$D86]=[.R$1];1;0)" office:value-type="float" office:value="0" calcext:value-type="float">
            <text:p/>
          </table:table-cell>
          <table:table-cell table:formula="of:=IF([.$D86]=[.S$1];1;0)" office:value-type="float" office:value="0" calcext:value-type="float">
            <text:p/>
          </table:table-cell>
          <table:table-cell table:formula="of:=IF([.$D86]=[.T$1];1;0)" office:value-type="float" office:value="0" calcext:value-type="float">
            <text:p/>
          </table:table-cell>
          <table:table-cell table:formula="of:=IF([.$D86]=[.U$1];1;0)" office:value-type="float" office:value="0" calcext:value-type="float">
            <text:p/>
          </table:table-cell>
          <table:table-cell table:formula="of:=IF([.$D86]=[.V$1];1;0)" office:value-type="float" office:value="0" calcext:value-type="float">
            <text:p/>
          </table:table-cell>
          <table:table-cell table:formula="of:=IF([.$D86]=[.W$1];1;0)" office:value-type="float" office:value="0" calcext:value-type="float">
            <text:p/>
          </table:table-cell>
          <table:table-cell table:formula="of:=IF([.$D86]=[.X$1];1;0)" office:value-type="float" office:value="0" calcext:value-type="float">
            <text:p/>
          </table:table-cell>
          <table:table-cell table:formula="of:=IF([.$D86]=[.Y$1];1;0)" office:value-type="float" office:value="0" calcext:value-type="float">
            <text:p/>
          </table:table-cell>
          <table:table-cell table:formula="of:=IF([.$D8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53607234" calcext:value-type="float">
            <text:p>1353607234</text:p>
          </table:table-cell>
          <table:table-cell office:value-type="float" office:value="1353347970" calcext:value-type="float">
            <text:p>1353347970</text:p>
          </table:table-cell>
          <table:table-cell office:value-type="string" calcext:value-type="string">
            <text:p>null</text:p>
          </table:table-cell>
          <table:table-cell table:formula="of:=[.B87]-[.C87]" office:value-type="float" office:value="259264" calcext:value-type="float">
            <text:p/>
          </table:table-cell>
          <table:table-cell table:formula="of:=([.C87]*1000-[$Home.$C$11])*[$Home.$C$24]/[$Home.$F$8]" office:value-type="float" office:value="8851.71026794345" calcext:value-type="float">
            <text:p/>
          </table:table-cell>
          <table:table-cell table:formula="of:=FLOOR([.F87];1)" office:value-type="float" office:value="8851" calcext:value-type="float">
            <text:p/>
          </table:table-cell>
          <table:table-cell table:formula="of:=[.A87]/[.E87]" office:value-type="float" office:value="0.00165854110096273" calcext:value-type="float">
            <text:p/>
          </table:table-cell>
          <table:table-cell table:formula="of:=([.H87]-[.$O$8])*([$Home.$C$33]-[$Home.$C$32])/([.$O$9]-[.$O$8])+[$Home.$C$32]" office:value-type="float" office:value="153.590089681674" calcext:value-type="float">
            <text:p/>
          </table:table-cell>
          <table:table-cell table:formula="of:=FLOOR([.I87];1)" office:value-type="float" office:value="153" calcext:value-type="float">
            <text:p/>
          </table:table-cell>
          <table:table-cell table:formula="of:=CONCATENATE([.G87];&quot;,&quot;;[.J87];&quot;,&quot;;&quot;basic&quot;;&quot;,&quot;;[.D87])" office:value-type="string" office:string-value="8851,153,basic,null" calcext:value-type="string">
            <text:p>8851,153,basic,null</text:p>
          </table:table-cell>
          <table:table-cell table:formula="of:=[.H87]*[$Home.$F$30]" office:value-type="float" office:value="143.297951123179" calcext:value-type="float">
            <text:p/>
          </table:table-cell>
          <table:table-cell table:formula="of:=[.E87]/60/60/24" office:value-type="float" office:value="3.00074074074074" calcext:value-type="float">
            <text:p/>
          </table:table-cell>
          <table:table-cell table:number-columns-repeated="2"/>
          <table:table-cell table:formula="of:=IF([.$D87]=[.P$1];1;0)" office:value-type="float" office:value="1" calcext:value-type="float">
            <text:p/>
          </table:table-cell>
          <table:table-cell table:formula="of:=IF([.$D87]=[.Q$1];1;0)" office:value-type="float" office:value="0" calcext:value-type="float">
            <text:p/>
          </table:table-cell>
          <table:table-cell table:formula="of:=IF([.$D87]=[.R$1];1;0)" office:value-type="float" office:value="0" calcext:value-type="float">
            <text:p/>
          </table:table-cell>
          <table:table-cell table:formula="of:=IF([.$D87]=[.S$1];1;0)" office:value-type="float" office:value="0" calcext:value-type="float">
            <text:p/>
          </table:table-cell>
          <table:table-cell table:formula="of:=IF([.$D87]=[.T$1];1;0)" office:value-type="float" office:value="0" calcext:value-type="float">
            <text:p/>
          </table:table-cell>
          <table:table-cell table:formula="of:=IF([.$D87]=[.U$1];1;0)" office:value-type="float" office:value="0" calcext:value-type="float">
            <text:p/>
          </table:table-cell>
          <table:table-cell table:formula="of:=IF([.$D87]=[.V$1];1;0)" office:value-type="float" office:value="0" calcext:value-type="float">
            <text:p/>
          </table:table-cell>
          <table:table-cell table:formula="of:=IF([.$D87]=[.W$1];1;0)" office:value-type="float" office:value="0" calcext:value-type="float">
            <text:p/>
          </table:table-cell>
          <table:table-cell table:formula="of:=IF([.$D87]=[.X$1];1;0)" office:value-type="float" office:value="0" calcext:value-type="float">
            <text:p/>
          </table:table-cell>
          <table:table-cell table:formula="of:=IF([.$D87]=[.Y$1];1;0)" office:value-type="float" office:value="0" calcext:value-type="float">
            <text:p/>
          </table:table-cell>
          <table:table-cell table:formula="of:=IF([.$D8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356883952" calcext:value-type="float">
            <text:p>1356883952</text:p>
          </table:table-cell>
          <table:table-cell office:value-type="float" office:value="1356537457" calcext:value-type="float">
            <text:p>1356537457</text:p>
          </table:table-cell>
          <table:table-cell office:value-type="string" calcext:value-type="string">
            <text:p>Shell</text:p>
          </table:table-cell>
          <table:table-cell table:formula="of:=[.B88]-[.C88]" office:value-type="float" office:value="346495" calcext:value-type="float">
            <text:p/>
          </table:table-cell>
          <table:table-cell table:formula="of:=([.C88]*1000-[$Home.$C$11])*[$Home.$C$24]/[$Home.$F$8]" office:value-type="float" office:value="10109.7064077171" calcext:value-type="float">
            <text:p/>
          </table:table-cell>
          <table:table-cell table:formula="of:=FLOOR([.F88];1)" office:value-type="float" office:value="10109" calcext:value-type="float">
            <text:p/>
          </table:table-cell>
          <table:table-cell table:formula="of:=[.A88]/[.E88]" office:value-type="float" office:value="0.00162195702679692" calcext:value-type="float">
            <text:p/>
          </table:table-cell>
          <table:table-cell table:formula="of:=([.H88]-[.$O$8])*([$Home.$C$33]-[$Home.$C$32])/([.$O$9]-[.$O$8])+[$Home.$C$32]" office:value-type="float" office:value="153.366003608685" calcext:value-type="float">
            <text:p/>
          </table:table-cell>
          <table:table-cell table:formula="of:=FLOOR([.I88];1)" office:value-type="float" office:value="153" calcext:value-type="float">
            <text:p/>
          </table:table-cell>
          <table:table-cell table:formula="of:=CONCATENATE([.G88];&quot;,&quot;;[.J88];&quot;,&quot;;&quot;basic&quot;;&quot;,&quot;;[.D88])" office:value-type="string" office:string-value="10109,153,basic,Shell" calcext:value-type="string">
            <text:p>10109,153,basic,Shell</text:p>
          </table:table-cell>
          <table:table-cell table:formula="of:=[.H88]*[$Home.$F$30]" office:value-type="float" office:value="140.137087115254" calcext:value-type="float">
            <text:p/>
          </table:table-cell>
          <table:table-cell table:formula="of:=[.E88]/60/60/24" office:value-type="float" office:value="4.0103587962963" calcext:value-type="float">
            <text:p/>
          </table:table-cell>
          <table:table-cell table:number-columns-repeated="2"/>
          <table:table-cell table:formula="of:=IF([.$D88]=[.P$1];1;0)" office:value-type="float" office:value="0" calcext:value-type="float">
            <text:p/>
          </table:table-cell>
          <table:table-cell table:formula="of:=IF([.$D88]=[.Q$1];1;0)" office:value-type="float" office:value="0" calcext:value-type="float">
            <text:p/>
          </table:table-cell>
          <table:table-cell table:formula="of:=IF([.$D88]=[.R$1];1;0)" office:value-type="float" office:value="0" calcext:value-type="float">
            <text:p/>
          </table:table-cell>
          <table:table-cell table:formula="of:=IF([.$D88]=[.S$1];1;0)" office:value-type="float" office:value="0" calcext:value-type="float">
            <text:p/>
          </table:table-cell>
          <table:table-cell table:formula="of:=IF([.$D88]=[.T$1];1;0)" office:value-type="float" office:value="0" calcext:value-type="float">
            <text:p/>
          </table:table-cell>
          <table:table-cell table:formula="of:=IF([.$D88]=[.U$1];1;0)" office:value-type="float" office:value="0" calcext:value-type="float">
            <text:p/>
          </table:table-cell>
          <table:table-cell table:formula="of:=IF([.$D88]=[.V$1];1;0)" office:value-type="float" office:value="0" calcext:value-type="float">
            <text:p/>
          </table:table-cell>
          <table:table-cell table:formula="of:=IF([.$D88]=[.W$1];1;0)" office:value-type="float" office:value="0" calcext:value-type="float">
            <text:p/>
          </table:table-cell>
          <table:table-cell table:formula="of:=IF([.$D88]=[.X$1];1;0)" office:value-type="float" office:value="0" calcext:value-type="float">
            <text:p/>
          </table:table-cell>
          <table:table-cell table:formula="of:=IF([.$D88]=[.Y$1];1;0)" office:value-type="float" office:value="0" calcext:value-type="float">
            <text:p/>
          </table:table-cell>
          <table:table-cell table:formula="of:=IF([.$D8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359691912" calcext:value-type="float">
            <text:p>1359691912</text:p>
          </table:table-cell>
          <table:table-cell office:value-type="float" office:value="1357900893" calcext:value-type="float">
            <text:p>1357900893</text:p>
          </table:table-cell>
          <table:table-cell office:value-type="string" calcext:value-type="string">
            <text:p>null</text:p>
          </table:table-cell>
          <table:table-cell table:formula="of:=[.B89]-[.C89]" office:value-type="float" office:value="1791019" calcext:value-type="float">
            <text:p/>
          </table:table-cell>
          <table:table-cell table:formula="of:=([.C89]*1000-[$Home.$C$11])*[$Home.$C$24]/[$Home.$F$8]" office:value-type="float" office:value="10647.4722693834" calcext:value-type="float">
            <text:p/>
          </table:table-cell>
          <table:table-cell table:formula="of:=FLOOR([.F89];1)" office:value-type="float" office:value="10647" calcext:value-type="float">
            <text:p/>
          </table:table-cell>
          <table:table-cell table:formula="of:=[.A89]/[.E89]" office:value-type="float" office:value="0.00163594021057286" calcext:value-type="float">
            <text:p/>
          </table:table-cell>
          <table:table-cell table:formula="of:=([.H89]-[.$O$8])*([$Home.$C$33]-[$Home.$C$32])/([.$O$9]-[.$O$8])+[$Home.$C$32]" office:value-type="float" office:value="153.451653903566" calcext:value-type="float">
            <text:p/>
          </table:table-cell>
          <table:table-cell table:formula="of:=FLOOR([.I89];1)" office:value-type="float" office:value="153" calcext:value-type="float">
            <text:p/>
          </table:table-cell>
          <table:table-cell table:formula="of:=CONCATENATE([.G89];&quot;,&quot;;[.J89];&quot;,&quot;;&quot;basic&quot;;&quot;,&quot;;[.D89])" office:value-type="string" office:string-value="10647,153,basic,null" calcext:value-type="string">
            <text:p>10647,153,basic,null</text:p>
          </table:table-cell>
          <table:table-cell table:formula="of:=[.H89]*[$Home.$F$30]" office:value-type="float" office:value="141.345234193495" calcext:value-type="float">
            <text:p/>
          </table:table-cell>
          <table:table-cell table:formula="of:=[.E89]/60/60/24" office:value-type="float" office:value="20.7293865740741" calcext:value-type="float">
            <text:p/>
          </table:table-cell>
          <table:table-cell table:number-columns-repeated="2"/>
          <table:table-cell table:formula="of:=IF([.$D89]=[.P$1];1;0)" office:value-type="float" office:value="1" calcext:value-type="float">
            <text:p/>
          </table:table-cell>
          <table:table-cell table:formula="of:=IF([.$D89]=[.Q$1];1;0)" office:value-type="float" office:value="0" calcext:value-type="float">
            <text:p/>
          </table:table-cell>
          <table:table-cell table:formula="of:=IF([.$D89]=[.R$1];1;0)" office:value-type="float" office:value="0" calcext:value-type="float">
            <text:p/>
          </table:table-cell>
          <table:table-cell table:formula="of:=IF([.$D89]=[.S$1];1;0)" office:value-type="float" office:value="0" calcext:value-type="float">
            <text:p/>
          </table:table-cell>
          <table:table-cell table:formula="of:=IF([.$D89]=[.T$1];1;0)" office:value-type="float" office:value="0" calcext:value-type="float">
            <text:p/>
          </table:table-cell>
          <table:table-cell table:formula="of:=IF([.$D89]=[.U$1];1;0)" office:value-type="float" office:value="0" calcext:value-type="float">
            <text:p/>
          </table:table-cell>
          <table:table-cell table:formula="of:=IF([.$D89]=[.V$1];1;0)" office:value-type="float" office:value="0" calcext:value-type="float">
            <text:p/>
          </table:table-cell>
          <table:table-cell table:formula="of:=IF([.$D89]=[.W$1];1;0)" office:value-type="float" office:value="0" calcext:value-type="float">
            <text:p/>
          </table:table-cell>
          <table:table-cell table:formula="of:=IF([.$D89]=[.X$1];1;0)" office:value-type="float" office:value="0" calcext:value-type="float">
            <text:p/>
          </table:table-cell>
          <table:table-cell table:formula="of:=IF([.$D89]=[.Y$1];1;0)" office:value-type="float" office:value="0" calcext:value-type="float">
            <text:p/>
          </table:table-cell>
          <table:table-cell table:formula="of:=IF([.$D8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361386816" calcext:value-type="float">
            <text:p>1361386816</text:p>
          </table:table-cell>
          <table:table-cell office:value-type="float" office:value="1360874419" calcext:value-type="float">
            <text:p>1360874419</text:p>
          </table:table-cell>
          <table:table-cell office:value-type="string" calcext:value-type="string">
            <text:p>null</text:p>
          </table:table-cell>
          <table:table-cell table:formula="of:=[.B90]-[.C90]" office:value-type="float" office:value="512397" calcext:value-type="float">
            <text:p/>
          </table:table-cell>
          <table:table-cell table:formula="of:=([.C90]*1000-[$Home.$C$11])*[$Home.$C$24]/[$Home.$F$8]" office:value-type="float" office:value="11820.2891611019" calcext:value-type="float">
            <text:p/>
          </table:table-cell>
          <table:table-cell table:formula="of:=FLOOR([.F90];1)" office:value-type="float" office:value="11820" calcext:value-type="float">
            <text:p/>
          </table:table-cell>
          <table:table-cell table:formula="of:=[.A90]/[.E90]" office:value-type="float" office:value="0.00156324100258198" calcext:value-type="float">
            <text:p/>
          </table:table-cell>
          <table:table-cell table:formula="of:=([.H90]-[.$O$8])*([$Home.$C$33]-[$Home.$C$32])/([.$O$9]-[.$O$8])+[$Home.$C$32]" office:value-type="float" office:value="153.006354127651" calcext:value-type="float">
            <text:p/>
          </table:table-cell>
          <table:table-cell table:formula="of:=FLOOR([.I90];1)" office:value-type="float" office:value="153" calcext:value-type="float">
            <text:p/>
          </table:table-cell>
          <table:table-cell table:formula="of:=CONCATENATE([.G90];&quot;,&quot;;[.J90];&quot;,&quot;;&quot;basic&quot;;&quot;,&quot;;[.D90])" office:value-type="string" office:string-value="11820,153,basic,null" calcext:value-type="string">
            <text:p>11820,153,basic,null</text:p>
          </table:table-cell>
          <table:table-cell table:formula="of:=[.H90]*[$Home.$F$30]" office:value-type="float" office:value="135.064022623083" calcext:value-type="float">
            <text:p/>
          </table:table-cell>
          <table:table-cell table:formula="of:=[.E90]/60/60/24" office:value-type="float" office:value="5.93052083333333" calcext:value-type="float">
            <text:p/>
          </table:table-cell>
          <table:table-cell table:number-columns-repeated="2"/>
          <table:table-cell table:formula="of:=IF([.$D90]=[.P$1];1;0)" office:value-type="float" office:value="1" calcext:value-type="float">
            <text:p/>
          </table:table-cell>
          <table:table-cell table:formula="of:=IF([.$D90]=[.Q$1];1;0)" office:value-type="float" office:value="0" calcext:value-type="float">
            <text:p/>
          </table:table-cell>
          <table:table-cell table:formula="of:=IF([.$D90]=[.R$1];1;0)" office:value-type="float" office:value="0" calcext:value-type="float">
            <text:p/>
          </table:table-cell>
          <table:table-cell table:formula="of:=IF([.$D90]=[.S$1];1;0)" office:value-type="float" office:value="0" calcext:value-type="float">
            <text:p/>
          </table:table-cell>
          <table:table-cell table:formula="of:=IF([.$D90]=[.T$1];1;0)" office:value-type="float" office:value="0" calcext:value-type="float">
            <text:p/>
          </table:table-cell>
          <table:table-cell table:formula="of:=IF([.$D90]=[.U$1];1;0)" office:value-type="float" office:value="0" calcext:value-type="float">
            <text:p/>
          </table:table-cell>
          <table:table-cell table:formula="of:=IF([.$D90]=[.V$1];1;0)" office:value-type="float" office:value="0" calcext:value-type="float">
            <text:p/>
          </table:table-cell>
          <table:table-cell table:formula="of:=IF([.$D90]=[.W$1];1;0)" office:value-type="float" office:value="0" calcext:value-type="float">
            <text:p/>
          </table:table-cell>
          <table:table-cell table:formula="of:=IF([.$D90]=[.X$1];1;0)" office:value-type="float" office:value="0" calcext:value-type="float">
            <text:p/>
          </table:table-cell>
          <table:table-cell table:formula="of:=IF([.$D90]=[.Y$1];1;0)" office:value-type="float" office:value="0" calcext:value-type="float">
            <text:p/>
          </table:table-cell>
          <table:table-cell table:formula="of:=IF([.$D9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62187115" calcext:value-type="float">
            <text:p>1362187115</text:p>
          </table:table-cell>
          <table:table-cell office:value-type="float" office:value="1361982125" calcext:value-type="float">
            <text:p>1361982125</text:p>
          </table:table-cell>
          <table:table-cell office:value-type="string" calcext:value-type="string">
            <text:p>JavaScript</text:p>
          </table:table-cell>
          <table:table-cell table:formula="of:=[.B91]-[.C91]" office:value-type="float" office:value="204990" calcext:value-type="float">
            <text:p/>
          </table:table-cell>
          <table:table-cell table:formula="of:=([.C91]*1000-[$Home.$C$11])*[$Home.$C$24]/[$Home.$F$8]" office:value-type="float" office:value="12257.1901022263" calcext:value-type="float">
            <text:p/>
          </table:table-cell>
          <table:table-cell table:formula="of:=FLOOR([.F91];1)" office:value-type="float" office:value="12257" calcext:value-type="float">
            <text:p/>
          </table:table-cell>
          <table:table-cell table:formula="of:=[.A91]/[.E91]" office:value-type="float" office:value="0.00158544319235085" calcext:value-type="float">
            <text:p/>
          </table:table-cell>
          <table:table-cell table:formula="of:=([.H91]-[.$O$8])*([$Home.$C$33]-[$Home.$C$32])/([.$O$9]-[.$O$8])+[$Home.$C$32]" office:value-type="float" office:value="153.142347770527" calcext:value-type="float">
            <text:p/>
          </table:table-cell>
          <table:table-cell table:formula="of:=FLOOR([.I91];1)" office:value-type="float" office:value="153" calcext:value-type="float">
            <text:p/>
          </table:table-cell>
          <table:table-cell table:formula="of:=CONCATENATE([.G91];&quot;,&quot;;[.J91];&quot;,&quot;;&quot;basic&quot;;&quot;,&quot;;[.D91])" office:value-type="string" office:string-value="12257,153,basic,JavaScript" calcext:value-type="string">
            <text:p>12257,153,basic,JavaScript</text:p>
          </table:table-cell>
          <table:table-cell table:formula="of:=[.H91]*[$Home.$F$30]" office:value-type="float" office:value="136.982291819113" calcext:value-type="float">
            <text:p/>
          </table:table-cell>
          <table:table-cell table:formula="of:=[.E91]/60/60/24" office:value-type="float" office:value="2.37256944444444" calcext:value-type="float">
            <text:p/>
          </table:table-cell>
          <table:table-cell table:number-columns-repeated="2"/>
          <table:table-cell table:formula="of:=IF([.$D91]=[.P$1];1;0)" office:value-type="float" office:value="0" calcext:value-type="float">
            <text:p/>
          </table:table-cell>
          <table:table-cell table:formula="of:=IF([.$D91]=[.Q$1];1;0)" office:value-type="float" office:value="1" calcext:value-type="float">
            <text:p/>
          </table:table-cell>
          <table:table-cell table:formula="of:=IF([.$D91]=[.R$1];1;0)" office:value-type="float" office:value="0" calcext:value-type="float">
            <text:p/>
          </table:table-cell>
          <table:table-cell table:formula="of:=IF([.$D91]=[.S$1];1;0)" office:value-type="float" office:value="0" calcext:value-type="float">
            <text:p/>
          </table:table-cell>
          <table:table-cell table:formula="of:=IF([.$D91]=[.T$1];1;0)" office:value-type="float" office:value="0" calcext:value-type="float">
            <text:p/>
          </table:table-cell>
          <table:table-cell table:formula="of:=IF([.$D91]=[.U$1];1;0)" office:value-type="float" office:value="0" calcext:value-type="float">
            <text:p/>
          </table:table-cell>
          <table:table-cell table:formula="of:=IF([.$D91]=[.V$1];1;0)" office:value-type="float" office:value="0" calcext:value-type="float">
            <text:p/>
          </table:table-cell>
          <table:table-cell table:formula="of:=IF([.$D91]=[.W$1];1;0)" office:value-type="float" office:value="0" calcext:value-type="float">
            <text:p/>
          </table:table-cell>
          <table:table-cell table:formula="of:=IF([.$D91]=[.X$1];1;0)" office:value-type="float" office:value="0" calcext:value-type="float">
            <text:p/>
          </table:table-cell>
          <table:table-cell table:formula="of:=IF([.$D91]=[.Y$1];1;0)" office:value-type="float" office:value="0" calcext:value-type="float">
            <text:p/>
          </table:table-cell>
          <table:table-cell table:formula="of:=IF([.$D9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1379051520" calcext:value-type="float">
            <text:p>1379051520</text:p>
          </table:table-cell>
          <table:table-cell office:value-type="float" office:value="1376628651" calcext:value-type="float">
            <text:p>1376628651</text:p>
          </table:table-cell>
          <table:table-cell office:value-type="string" calcext:value-type="string">
            <text:p>CSS</text:p>
          </table:table-cell>
          <table:table-cell table:formula="of:=[.B92]-[.C92]" office:value-type="float" office:value="2422869" calcext:value-type="float">
            <text:p/>
          </table:table-cell>
          <table:table-cell table:formula="of:=([.C92]*1000-[$Home.$C$11])*[$Home.$C$24]/[$Home.$F$8]" office:value-type="float" office:value="18034.0668128367" calcext:value-type="float">
            <text:p/>
          </table:table-cell>
          <table:table-cell table:formula="of:=FLOOR([.F92];1)" office:value-type="float" office:value="18034" calcext:value-type="float">
            <text:p/>
          </table:table-cell>
          <table:table-cell table:formula="of:=[.A92]/[.E92]" office:value-type="float" office:value="0.00162163121489441" calcext:value-type="float">
            <text:p/>
          </table:table-cell>
          <table:table-cell table:formula="of:=([.H92]-[.$O$8])*([$Home.$C$33]-[$Home.$C$32])/([.$O$9]-[.$O$8])+[$Home.$C$32]" office:value-type="float" office:value="153.364007934026" calcext:value-type="float">
            <text:p/>
          </table:table-cell>
          <table:table-cell table:formula="of:=FLOOR([.I92];1)" office:value-type="float" office:value="153" calcext:value-type="float">
            <text:p/>
          </table:table-cell>
          <table:table-cell table:formula="of:=CONCATENATE([.G92];&quot;,&quot;;[.J92];&quot;,&quot;;&quot;basic&quot;;&quot;,&quot;;[.D92])" office:value-type="string" office:string-value="18034,153,basic,CSS" calcext:value-type="string">
            <text:p>18034,153,basic,CSS</text:p>
          </table:table-cell>
          <table:table-cell table:formula="of:=[.H92]*[$Home.$F$30]" office:value-type="float" office:value="140.108936966877" calcext:value-type="float">
            <text:p/>
          </table:table-cell>
          <table:table-cell table:formula="of:=[.E92]/60/60/24" office:value-type="float" office:value="28.0424652777778" calcext:value-type="float">
            <text:p/>
          </table:table-cell>
          <table:table-cell table:number-columns-repeated="2"/>
          <table:table-cell table:formula="of:=IF([.$D92]=[.P$1];1;0)" office:value-type="float" office:value="0" calcext:value-type="float">
            <text:p/>
          </table:table-cell>
          <table:table-cell table:formula="of:=IF([.$D92]=[.Q$1];1;0)" office:value-type="float" office:value="0" calcext:value-type="float">
            <text:p/>
          </table:table-cell>
          <table:table-cell table:formula="of:=IF([.$D92]=[.R$1];1;0)" office:value-type="float" office:value="0" calcext:value-type="float">
            <text:p/>
          </table:table-cell>
          <table:table-cell table:formula="of:=IF([.$D92]=[.S$1];1;0)" office:value-type="float" office:value="0" calcext:value-type="float">
            <text:p/>
          </table:table-cell>
          <table:table-cell table:formula="of:=IF([.$D92]=[.T$1];1;0)" office:value-type="float" office:value="0" calcext:value-type="float">
            <text:p/>
          </table:table-cell>
          <table:table-cell table:formula="of:=IF([.$D92]=[.U$1];1;0)" office:value-type="float" office:value="0" calcext:value-type="float">
            <text:p/>
          </table:table-cell>
          <table:table-cell table:formula="of:=IF([.$D92]=[.V$1];1;0)" office:value-type="float" office:value="0" calcext:value-type="float">
            <text:p/>
          </table:table-cell>
          <table:table-cell table:formula="of:=IF([.$D92]=[.W$1];1;0)" office:value-type="float" office:value="0" calcext:value-type="float">
            <text:p/>
          </table:table-cell>
          <table:table-cell table:formula="of:=IF([.$D92]=[.X$1];1;0)" office:value-type="float" office:value="0" calcext:value-type="float">
            <text:p/>
          </table:table-cell>
          <table:table-cell table:formula="of:=IF([.$D92]=[.Y$1];1;0)" office:value-type="float" office:value="0" calcext:value-type="float">
            <text:p/>
          </table:table-cell>
          <table:table-cell table:formula="of:=IF([.$D9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3856" calcext:value-type="float">
            <text:p>33856</text:p>
          </table:table-cell>
          <table:table-cell office:value-type="float" office:value="1407049211" calcext:value-type="float">
            <text:p>1407049211</text:p>
          </table:table-cell>
          <table:table-cell office:value-type="float" office:value="1386042324" calcext:value-type="float">
            <text:p>1386042324</text:p>
          </table:table-cell>
          <table:table-cell office:value-type="string" calcext:value-type="string">
            <text:p>null</text:p>
          </table:table-cell>
          <table:table-cell table:formula="of:=[.B93]-[.C93]" office:value-type="float" office:value="21006887" calcext:value-type="float">
            <text:p/>
          </table:table-cell>
          <table:table-cell table:formula="of:=([.C93]*1000-[$Home.$C$11])*[$Home.$C$24]/[$Home.$F$8]" office:value-type="float" office:value="21747.0038133924" calcext:value-type="float">
            <text:p/>
          </table:table-cell>
          <table:table-cell table:formula="of:=FLOOR([.F93];1)" office:value-type="float" office:value="21747" calcext:value-type="float">
            <text:p/>
          </table:table-cell>
          <table:table-cell table:formula="of:=[.A93]/[.E93]" office:value-type="float" office:value="0.00161166192782396" calcext:value-type="float">
            <text:p/>
          </table:table-cell>
          <table:table-cell table:formula="of:=([.H93]-[.$O$8])*([$Home.$C$33]-[$Home.$C$32])/([.$O$9]-[.$O$8])+[$Home.$C$32]" office:value-type="float" office:value="153.302943702087" calcext:value-type="float">
            <text:p/>
          </table:table-cell>
          <table:table-cell table:formula="of:=FLOOR([.I93];1)" office:value-type="float" office:value="153" calcext:value-type="float">
            <text:p/>
          </table:table-cell>
          <table:table-cell table:formula="of:=CONCATENATE([.G93];&quot;,&quot;;[.J93];&quot;,&quot;;&quot;basic&quot;;&quot;,&quot;;[.D93])" office:value-type="string" office:string-value="21747,153,basic,null" calcext:value-type="string">
            <text:p>21747,153,basic,null</text:p>
          </table:table-cell>
          <table:table-cell table:formula="of:=[.H93]*[$Home.$F$30]" office:value-type="float" office:value="139.24759056399" calcext:value-type="float">
            <text:p/>
          </table:table-cell>
          <table:table-cell table:formula="of:=[.E93]/60/60/24" office:value-type="float" office:value="243.135266203704" calcext:value-type="float">
            <text:p/>
          </table:table-cell>
          <table:table-cell table:number-columns-repeated="2"/>
          <table:table-cell table:formula="of:=IF([.$D93]=[.P$1];1;0)" office:value-type="float" office:value="1" calcext:value-type="float">
            <text:p/>
          </table:table-cell>
          <table:table-cell table:formula="of:=IF([.$D93]=[.Q$1];1;0)" office:value-type="float" office:value="0" calcext:value-type="float">
            <text:p/>
          </table:table-cell>
          <table:table-cell table:formula="of:=IF([.$D93]=[.R$1];1;0)" office:value-type="float" office:value="0" calcext:value-type="float">
            <text:p/>
          </table:table-cell>
          <table:table-cell table:formula="of:=IF([.$D93]=[.S$1];1;0)" office:value-type="float" office:value="0" calcext:value-type="float">
            <text:p/>
          </table:table-cell>
          <table:table-cell table:formula="of:=IF([.$D93]=[.T$1];1;0)" office:value-type="float" office:value="0" calcext:value-type="float">
            <text:p/>
          </table:table-cell>
          <table:table-cell table:formula="of:=IF([.$D93]=[.U$1];1;0)" office:value-type="float" office:value="0" calcext:value-type="float">
            <text:p/>
          </table:table-cell>
          <table:table-cell table:formula="of:=IF([.$D93]=[.V$1];1;0)" office:value-type="float" office:value="0" calcext:value-type="float">
            <text:p/>
          </table:table-cell>
          <table:table-cell table:formula="of:=IF([.$D93]=[.W$1];1;0)" office:value-type="float" office:value="0" calcext:value-type="float">
            <text:p/>
          </table:table-cell>
          <table:table-cell table:formula="of:=IF([.$D93]=[.X$1];1;0)" office:value-type="float" office:value="0" calcext:value-type="float">
            <text:p/>
          </table:table-cell>
          <table:table-cell table:formula="of:=IF([.$D93]=[.Y$1];1;0)" office:value-type="float" office:value="0" calcext:value-type="float">
            <text:p/>
          </table:table-cell>
          <table:table-cell table:formula="of:=IF([.$D9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96103362" calcext:value-type="float">
            <text:p>1396103362</text:p>
          </table:table-cell>
          <table:table-cell office:value-type="float" office:value="1395925548" calcext:value-type="float">
            <text:p>1395925548</text:p>
          </table:table-cell>
          <table:table-cell office:value-type="string" calcext:value-type="string">
            <text:p>CSS</text:p>
          </table:table-cell>
          <table:table-cell table:formula="of:=[.B94]-[.C94]" office:value-type="float" office:value="177814" calcext:value-type="float">
            <text:p/>
          </table:table-cell>
          <table:table-cell table:formula="of:=([.C94]*1000-[$Home.$C$11])*[$Home.$C$24]/[$Home.$F$8]" office:value-type="float" office:value="25645.1409246327" calcext:value-type="float">
            <text:p/>
          </table:table-cell>
          <table:table-cell table:formula="of:=FLOOR([.F94];1)" office:value-type="float" office:value="25645" calcext:value-type="float">
            <text:p/>
          </table:table-cell>
          <table:table-cell table:formula="of:=[.A94]/[.E94]" office:value-type="float" office:value="0.00156905530498161" calcext:value-type="float">
            <text:p/>
          </table:table-cell>
          <table:table-cell table:formula="of:=([.H94]-[.$O$8])*([$Home.$C$33]-[$Home.$C$32])/([.$O$9]-[.$O$8])+[$Home.$C$32]" office:value-type="float" office:value="153.041968099621" calcext:value-type="float">
            <text:p/>
          </table:table-cell>
          <table:table-cell table:formula="of:=FLOOR([.I94];1)" office:value-type="float" office:value="153" calcext:value-type="float">
            <text:p/>
          </table:table-cell>
          <table:table-cell table:formula="of:=CONCATENATE([.G94];&quot;,&quot;;[.J94];&quot;,&quot;;&quot;basic&quot;;&quot;,&quot;;[.D94])" office:value-type="string" office:string-value="25645,153,basic,CSS" calcext:value-type="string">
            <text:p>25645,153,basic,CSS</text:p>
          </table:table-cell>
          <table:table-cell table:formula="of:=[.H94]*[$Home.$F$30]" office:value-type="float" office:value="135.566378350411" calcext:value-type="float">
            <text:p/>
          </table:table-cell>
          <table:table-cell table:formula="of:=[.E94]/60/60/24" office:value-type="float" office:value="2.05803240740741" calcext:value-type="float">
            <text:p/>
          </table:table-cell>
          <table:table-cell table:number-columns-repeated="2"/>
          <table:table-cell table:formula="of:=IF([.$D94]=[.P$1];1;0)" office:value-type="float" office:value="0" calcext:value-type="float">
            <text:p/>
          </table:table-cell>
          <table:table-cell table:formula="of:=IF([.$D94]=[.Q$1];1;0)" office:value-type="float" office:value="0" calcext:value-type="float">
            <text:p/>
          </table:table-cell>
          <table:table-cell table:formula="of:=IF([.$D94]=[.R$1];1;0)" office:value-type="float" office:value="0" calcext:value-type="float">
            <text:p/>
          </table:table-cell>
          <table:table-cell table:formula="of:=IF([.$D94]=[.S$1];1;0)" office:value-type="float" office:value="0" calcext:value-type="float">
            <text:p/>
          </table:table-cell>
          <table:table-cell table:formula="of:=IF([.$D94]=[.T$1];1;0)" office:value-type="float" office:value="0" calcext:value-type="float">
            <text:p/>
          </table:table-cell>
          <table:table-cell table:formula="of:=IF([.$D94]=[.U$1];1;0)" office:value-type="float" office:value="0" calcext:value-type="float">
            <text:p/>
          </table:table-cell>
          <table:table-cell table:formula="of:=IF([.$D94]=[.V$1];1;0)" office:value-type="float" office:value="0" calcext:value-type="float">
            <text:p/>
          </table:table-cell>
          <table:table-cell table:formula="of:=IF([.$D94]=[.W$1];1;0)" office:value-type="float" office:value="0" calcext:value-type="float">
            <text:p/>
          </table:table-cell>
          <table:table-cell table:formula="of:=IF([.$D94]=[.X$1];1;0)" office:value-type="float" office:value="0" calcext:value-type="float">
            <text:p/>
          </table:table-cell>
          <table:table-cell table:formula="of:=IF([.$D94]=[.Y$1];1;0)" office:value-type="float" office:value="0" calcext:value-type="float">
            <text:p/>
          </table:table-cell>
          <table:table-cell table:formula="of:=IF([.$D9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396610497" calcext:value-type="float">
            <text:p>1396610497</text:p>
          </table:table-cell>
          <table:table-cell office:value-type="float" office:value="1396352138" calcext:value-type="float">
            <text:p>1396352138</text:p>
          </table:table-cell>
          <table:table-cell office:value-type="string" calcext:value-type="string">
            <text:p>CSS</text:p>
          </table:table-cell>
          <table:table-cell table:formula="of:=[.B95]-[.C95]" office:value-type="float" office:value="258359" calcext:value-type="float">
            <text:p/>
          </table:table-cell>
          <table:table-cell table:formula="of:=([.C95]*1000-[$Home.$C$11])*[$Home.$C$24]/[$Home.$F$8]" office:value-type="float" office:value="25813.3963755143" calcext:value-type="float">
            <text:p/>
          </table:table-cell>
          <table:table-cell table:formula="of:=FLOOR([.F95];1)" office:value-type="float" office:value="25813" calcext:value-type="float">
            <text:p/>
          </table:table-cell>
          <table:table-cell table:formula="of:=[.A95]/[.E95]" office:value-type="float" office:value="0.00166822135091094" calcext:value-type="float">
            <text:p/>
          </table:table-cell>
          <table:table-cell table:formula="of:=([.H95]-[.$O$8])*([$Home.$C$33]-[$Home.$C$32])/([.$O$9]-[.$O$8])+[$Home.$C$32]" office:value-type="float" office:value="153.649383493146" calcext:value-type="float">
            <text:p/>
          </table:table-cell>
          <table:table-cell table:formula="of:=FLOOR([.I95];1)" office:value-type="float" office:value="153" calcext:value-type="float">
            <text:p/>
          </table:table-cell>
          <table:table-cell table:formula="of:=CONCATENATE([.G95];&quot;,&quot;;[.J95];&quot;,&quot;;&quot;basic&quot;;&quot;,&quot;;[.D95])" office:value-type="string" office:string-value="25813,153,basic,CSS" calcext:value-type="string">
            <text:p>25813,153,basic,CSS</text:p>
          </table:table-cell>
          <table:table-cell table:formula="of:=[.H95]*[$Home.$F$30]" office:value-type="float" office:value="144.134324718705" calcext:value-type="float">
            <text:p/>
          </table:table-cell>
          <table:table-cell table:formula="of:=[.E95]/60/60/24" office:value-type="float" office:value="2.9902662037037" calcext:value-type="float">
            <text:p/>
          </table:table-cell>
          <table:table-cell table:number-columns-repeated="2"/>
          <table:table-cell table:formula="of:=IF([.$D95]=[.P$1];1;0)" office:value-type="float" office:value="0" calcext:value-type="float">
            <text:p/>
          </table:table-cell>
          <table:table-cell table:formula="of:=IF([.$D95]=[.Q$1];1;0)" office:value-type="float" office:value="0" calcext:value-type="float">
            <text:p/>
          </table:table-cell>
          <table:table-cell table:formula="of:=IF([.$D95]=[.R$1];1;0)" office:value-type="float" office:value="0" calcext:value-type="float">
            <text:p/>
          </table:table-cell>
          <table:table-cell table:formula="of:=IF([.$D95]=[.S$1];1;0)" office:value-type="float" office:value="0" calcext:value-type="float">
            <text:p/>
          </table:table-cell>
          <table:table-cell table:formula="of:=IF([.$D95]=[.T$1];1;0)" office:value-type="float" office:value="0" calcext:value-type="float">
            <text:p/>
          </table:table-cell>
          <table:table-cell table:formula="of:=IF([.$D95]=[.U$1];1;0)" office:value-type="float" office:value="0" calcext:value-type="float">
            <text:p/>
          </table:table-cell>
          <table:table-cell table:formula="of:=IF([.$D95]=[.V$1];1;0)" office:value-type="float" office:value="0" calcext:value-type="float">
            <text:p/>
          </table:table-cell>
          <table:table-cell table:formula="of:=IF([.$D95]=[.W$1];1;0)" office:value-type="float" office:value="0" calcext:value-type="float">
            <text:p/>
          </table:table-cell>
          <table:table-cell table:formula="of:=IF([.$D95]=[.X$1];1;0)" office:value-type="float" office:value="0" calcext:value-type="float">
            <text:p/>
          </table:table-cell>
          <table:table-cell table:formula="of:=IF([.$D95]=[.Y$1];1;0)" office:value-type="float" office:value="0" calcext:value-type="float">
            <text:p/>
          </table:table-cell>
          <table:table-cell table:formula="of:=IF([.$D9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1399623628" calcext:value-type="float">
            <text:p>1399623628</text:p>
          </table:table-cell>
          <table:table-cell office:value-type="float" office:value="1397898097" calcext:value-type="float">
            <text:p>1397898097</text:p>
          </table:table-cell>
          <table:table-cell office:value-type="string" calcext:value-type="string">
            <text:p>null</text:p>
          </table:table-cell>
          <table:table-cell table:formula="of:=[.B96]-[.C96]" office:value-type="float" office:value="1725531" calcext:value-type="float">
            <text:p/>
          </table:table-cell>
          <table:table-cell table:formula="of:=([.C96]*1000-[$Home.$C$11])*[$Home.$C$24]/[$Home.$F$8]" office:value-type="float" office:value="26423.1528831434" calcext:value-type="float">
            <text:p/>
          </table:table-cell>
          <table:table-cell table:formula="of:=FLOOR([.F96];1)" office:value-type="float" office:value="26423" calcext:value-type="float">
            <text:p/>
          </table:table-cell>
          <table:table-cell table:formula="of:=[.A96]/[.E96]" office:value-type="float" office:value="0.00157574682807785" calcext:value-type="float">
            <text:p/>
          </table:table-cell>
          <table:table-cell table:formula="of:=([.H96]-[.$O$8])*([$Home.$C$33]-[$Home.$C$32])/([.$O$9]-[.$O$8])+[$Home.$C$32]" office:value-type="float" office:value="153.08295525502" calcext:value-type="float">
            <text:p/>
          </table:table-cell>
          <table:table-cell table:formula="of:=FLOOR([.I96];1)" office:value-type="float" office:value="153" calcext:value-type="float">
            <text:p/>
          </table:table-cell>
          <table:table-cell table:formula="of:=CONCATENATE([.G96];&quot;,&quot;;[.J96];&quot;,&quot;;&quot;basic&quot;;&quot;,&quot;;[.D96])" office:value-type="string" office:string-value="26423,153,basic,null" calcext:value-type="string">
            <text:p>26423,153,basic,null</text:p>
          </table:table-cell>
          <table:table-cell table:formula="of:=[.H96]*[$Home.$F$30]" office:value-type="float" office:value="136.144525945926" calcext:value-type="float">
            <text:p/>
          </table:table-cell>
          <table:table-cell table:formula="of:=[.E96]/60/60/24" office:value-type="float" office:value="19.9714236111111" calcext:value-type="float">
            <text:p/>
          </table:table-cell>
          <table:table-cell table:number-columns-repeated="2"/>
          <table:table-cell table:formula="of:=IF([.$D96]=[.P$1];1;0)" office:value-type="float" office:value="1" calcext:value-type="float">
            <text:p/>
          </table:table-cell>
          <table:table-cell table:formula="of:=IF([.$D96]=[.Q$1];1;0)" office:value-type="float" office:value="0" calcext:value-type="float">
            <text:p/>
          </table:table-cell>
          <table:table-cell table:formula="of:=IF([.$D96]=[.R$1];1;0)" office:value-type="float" office:value="0" calcext:value-type="float">
            <text:p/>
          </table:table-cell>
          <table:table-cell table:formula="of:=IF([.$D96]=[.S$1];1;0)" office:value-type="float" office:value="0" calcext:value-type="float">
            <text:p/>
          </table:table-cell>
          <table:table-cell table:formula="of:=IF([.$D96]=[.T$1];1;0)" office:value-type="float" office:value="0" calcext:value-type="float">
            <text:p/>
          </table:table-cell>
          <table:table-cell table:formula="of:=IF([.$D96]=[.U$1];1;0)" office:value-type="float" office:value="0" calcext:value-type="float">
            <text:p/>
          </table:table-cell>
          <table:table-cell table:formula="of:=IF([.$D96]=[.V$1];1;0)" office:value-type="float" office:value="0" calcext:value-type="float">
            <text:p/>
          </table:table-cell>
          <table:table-cell table:formula="of:=IF([.$D96]=[.W$1];1;0)" office:value-type="float" office:value="0" calcext:value-type="float">
            <text:p/>
          </table:table-cell>
          <table:table-cell table:formula="of:=IF([.$D96]=[.X$1];1;0)" office:value-type="float" office:value="0" calcext:value-type="float">
            <text:p/>
          </table:table-cell>
          <table:table-cell table:formula="of:=IF([.$D96]=[.Y$1];1;0)" office:value-type="float" office:value="0" calcext:value-type="float">
            <text:p/>
          </table:table-cell>
          <table:table-cell table:formula="of:=IF([.$D9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00162347" calcext:value-type="float">
            <text:p>1400162347</text:p>
          </table:table-cell>
          <table:table-cell office:value-type="float" office:value="1399951835" calcext:value-type="float">
            <text:p>1399951835</text:p>
          </table:table-cell>
          <table:table-cell office:value-type="string" calcext:value-type="string">
            <text:p>null</text:p>
          </table:table-cell>
          <table:table-cell table:formula="of:=[.B97]-[.C97]" office:value-type="float" office:value="210512" calcext:value-type="float">
            <text:p/>
          </table:table-cell>
          <table:table-cell table:formula="of:=([.C97]*1000-[$Home.$C$11])*[$Home.$C$24]/[$Home.$F$8]" office:value-type="float" office:value="27233.1873733628" calcext:value-type="float">
            <text:p/>
          </table:table-cell>
          <table:table-cell table:formula="of:=FLOOR([.F97];1)" office:value-type="float" office:value="27233" calcext:value-type="float">
            <text:p/>
          </table:table-cell>
          <table:table-cell table:formula="of:=[.A97]/[.E97]" office:value-type="float" office:value="0.00158660788933648" calcext:value-type="float">
            <text:p/>
          </table:table-cell>
          <table:table-cell table:formula="of:=([.H97]-[.$O$8])*([$Home.$C$33]-[$Home.$C$32])/([.$O$9]-[.$O$8])+[$Home.$C$32]" office:value-type="float" office:value="153.149481813951" calcext:value-type="float">
            <text:p/>
          </table:table-cell>
          <table:table-cell table:formula="of:=FLOOR([.I97];1)" office:value-type="float" office:value="153" calcext:value-type="float">
            <text:p/>
          </table:table-cell>
          <table:table-cell table:formula="of:=CONCATENATE([.G97];&quot;,&quot;;[.J97];&quot;,&quot;;&quot;basic&quot;;&quot;,&quot;;[.D97])" office:value-type="string" office:string-value="27233,153,basic,null" calcext:value-type="string">
            <text:p>27233,153,basic,null</text:p>
          </table:table-cell>
          <table:table-cell table:formula="of:=[.H97]*[$Home.$F$30]" office:value-type="float" office:value="137.082921638671" calcext:value-type="float">
            <text:p/>
          </table:table-cell>
          <table:table-cell table:formula="of:=[.E97]/60/60/24" office:value-type="float" office:value="2.43648148148148" calcext:value-type="float">
            <text:p/>
          </table:table-cell>
          <table:table-cell table:number-columns-repeated="2"/>
          <table:table-cell table:formula="of:=IF([.$D97]=[.P$1];1;0)" office:value-type="float" office:value="1" calcext:value-type="float">
            <text:p/>
          </table:table-cell>
          <table:table-cell table:formula="of:=IF([.$D97]=[.Q$1];1;0)" office:value-type="float" office:value="0" calcext:value-type="float">
            <text:p/>
          </table:table-cell>
          <table:table-cell table:formula="of:=IF([.$D97]=[.R$1];1;0)" office:value-type="float" office:value="0" calcext:value-type="float">
            <text:p/>
          </table:table-cell>
          <table:table-cell table:formula="of:=IF([.$D97]=[.S$1];1;0)" office:value-type="float" office:value="0" calcext:value-type="float">
            <text:p/>
          </table:table-cell>
          <table:table-cell table:formula="of:=IF([.$D97]=[.T$1];1;0)" office:value-type="float" office:value="0" calcext:value-type="float">
            <text:p/>
          </table:table-cell>
          <table:table-cell table:formula="of:=IF([.$D97]=[.U$1];1;0)" office:value-type="float" office:value="0" calcext:value-type="float">
            <text:p/>
          </table:table-cell>
          <table:table-cell table:formula="of:=IF([.$D97]=[.V$1];1;0)" office:value-type="float" office:value="0" calcext:value-type="float">
            <text:p/>
          </table:table-cell>
          <table:table-cell table:formula="of:=IF([.$D97]=[.W$1];1;0)" office:value-type="float" office:value="0" calcext:value-type="float">
            <text:p/>
          </table:table-cell>
          <table:table-cell table:formula="of:=IF([.$D97]=[.X$1];1;0)" office:value-type="float" office:value="0" calcext:value-type="float">
            <text:p/>
          </table:table-cell>
          <table:table-cell table:formula="of:=IF([.$D97]=[.Y$1];1;0)" office:value-type="float" office:value="0" calcext:value-type="float">
            <text:p/>
          </table:table-cell>
          <table:table-cell table:formula="of:=IF([.$D9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1406497802" calcext:value-type="float">
            <text:p>1406497802</text:p>
          </table:table-cell>
          <table:table-cell office:value-type="float" office:value="1403723326" calcext:value-type="float">
            <text:p>1403723326</text:p>
          </table:table-cell>
          <table:table-cell office:value-type="string" calcext:value-type="string">
            <text:p>null</text:p>
          </table:table-cell>
          <table:table-cell table:formula="of:=[.B98]-[.C98]" office:value-type="float" office:value="2774476" calcext:value-type="float">
            <text:p/>
          </table:table-cell>
          <table:table-cell table:formula="of:=([.C98]*1000-[$Home.$C$11])*[$Home.$C$24]/[$Home.$F$8]" office:value-type="float" office:value="28720.7372894437" calcext:value-type="float">
            <text:p/>
          </table:table-cell>
          <table:table-cell table:formula="of:=FLOOR([.F98];1)" office:value-type="float" office:value="28720" calcext:value-type="float">
            <text:p/>
          </table:table-cell>
          <table:table-cell table:formula="of:=[.A98]/[.E98]" office:value-type="float" office:value="0.00157579305065173" calcext:value-type="float">
            <text:p/>
          </table:table-cell>
          <table:table-cell table:formula="of:=([.H98]-[.$O$8])*([$Home.$C$33]-[$Home.$C$32])/([.$O$9]-[.$O$8])+[$Home.$C$32]" office:value-type="float" office:value="153.083238379174" calcext:value-type="float">
            <text:p/>
          </table:table-cell>
          <table:table-cell table:formula="of:=FLOOR([.I98];1)" office:value-type="float" office:value="153" calcext:value-type="float">
            <text:p/>
          </table:table-cell>
          <table:table-cell table:formula="of:=CONCATENATE([.G98];&quot;,&quot;;[.J98];&quot;,&quot;;&quot;basic&quot;;&quot;,&quot;;[.D98])" office:value-type="string" office:string-value="28720,153,basic,null" calcext:value-type="string">
            <text:p>28720,153,basic,null</text:p>
          </table:table-cell>
          <table:table-cell table:formula="of:=[.H98]*[$Home.$F$30]" office:value-type="float" office:value="136.148519576309" calcext:value-type="float">
            <text:p/>
          </table:table-cell>
          <table:table-cell table:formula="of:=[.E98]/60/60/24" office:value-type="float" office:value="32.1119907407407" calcext:value-type="float">
            <text:p/>
          </table:table-cell>
          <table:table-cell table:number-columns-repeated="2"/>
          <table:table-cell table:formula="of:=IF([.$D98]=[.P$1];1;0)" office:value-type="float" office:value="1" calcext:value-type="float">
            <text:p/>
          </table:table-cell>
          <table:table-cell table:formula="of:=IF([.$D98]=[.Q$1];1;0)" office:value-type="float" office:value="0" calcext:value-type="float">
            <text:p/>
          </table:table-cell>
          <table:table-cell table:formula="of:=IF([.$D98]=[.R$1];1;0)" office:value-type="float" office:value="0" calcext:value-type="float">
            <text:p/>
          </table:table-cell>
          <table:table-cell table:formula="of:=IF([.$D98]=[.S$1];1;0)" office:value-type="float" office:value="0" calcext:value-type="float">
            <text:p/>
          </table:table-cell>
          <table:table-cell table:formula="of:=IF([.$D98]=[.T$1];1;0)" office:value-type="float" office:value="0" calcext:value-type="float">
            <text:p/>
          </table:table-cell>
          <table:table-cell table:formula="of:=IF([.$D98]=[.U$1];1;0)" office:value-type="float" office:value="0" calcext:value-type="float">
            <text:p/>
          </table:table-cell>
          <table:table-cell table:formula="of:=IF([.$D98]=[.V$1];1;0)" office:value-type="float" office:value="0" calcext:value-type="float">
            <text:p/>
          </table:table-cell>
          <table:table-cell table:formula="of:=IF([.$D98]=[.W$1];1;0)" office:value-type="float" office:value="0" calcext:value-type="float">
            <text:p/>
          </table:table-cell>
          <table:table-cell table:formula="of:=IF([.$D98]=[.X$1];1;0)" office:value-type="float" office:value="0" calcext:value-type="float">
            <text:p/>
          </table:table-cell>
          <table:table-cell table:formula="of:=IF([.$D98]=[.Y$1];1;0)" office:value-type="float" office:value="0" calcext:value-type="float">
            <text:p/>
          </table:table-cell>
          <table:table-cell table:formula="of:=IF([.$D9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32536366" calcext:value-type="float">
            <text:p>1332536366</text:p>
          </table:table-cell>
          <table:table-cell office:value-type="float" office:value="1332355137" calcext:value-type="float">
            <text:p>1332355137</text:p>
          </table:table-cell>
          <table:table-cell office:value-type="string" calcext:value-type="string">
            <text:p>Objective-C</text:p>
          </table:table-cell>
          <table:table-cell table:formula="of:=[.B99]-[.C99]" office:value-type="float" office:value="181229" calcext:value-type="float">
            <text:p/>
          </table:table-cell>
          <table:table-cell table:formula="of:=([.C99]*1000-[$Home.$C$11])*[$Home.$C$24]/[$Home.$F$8]" office:value-type="float" office:value="571.725782377884" calcext:value-type="float">
            <text:p/>
          </table:table-cell>
          <table:table-cell table:formula="of:=FLOOR([.F99];1)" office:value-type="float" office:value="571" calcext:value-type="float">
            <text:p/>
          </table:table-cell>
          <table:table-cell table:formula="of:=[.A99]/[.E99]" office:value-type="float" office:value="0.00145672050278929" calcext:value-type="float">
            <text:p/>
          </table:table-cell>
          <table:table-cell table:formula="of:=([.H99]-[.$O$8])*([$Home.$C$33]-[$Home.$C$32])/([.$O$9]-[.$O$8])+[$Home.$C$32]" office:value-type="float" office:value="152.353890971601" calcext:value-type="float">
            <text:p/>
          </table:table-cell>
          <table:table-cell table:formula="of:=FLOOR([.I99];1)" office:value-type="float" office:value="152" calcext:value-type="float">
            <text:p/>
          </table:table-cell>
          <table:table-cell table:formula="of:=CONCATENATE([.G99];&quot;,&quot;;[.J99];&quot;,&quot;;&quot;basic&quot;;&quot;,&quot;;[.D99])" office:value-type="string" office:string-value="571,152,basic,Objective-C" calcext:value-type="string">
            <text:p>571,152,basic,Objective-C</text:p>
          </table:table-cell>
          <table:table-cell table:formula="of:=[.H99]*[$Home.$F$30]" office:value-type="float" office:value="125.860651440995" calcext:value-type="float">
            <text:p/>
          </table:table-cell>
          <table:table-cell table:formula="of:=[.E99]/60/60/24" office:value-type="float" office:value="2.09755787037037" calcext:value-type="float">
            <text:p/>
          </table:table-cell>
          <table:table-cell table:number-columns-repeated="2"/>
          <table:table-cell table:formula="of:=IF([.$D99]=[.P$1];1;0)" office:value-type="float" office:value="0" calcext:value-type="float">
            <text:p/>
          </table:table-cell>
          <table:table-cell table:formula="of:=IF([.$D99]=[.Q$1];1;0)" office:value-type="float" office:value="0" calcext:value-type="float">
            <text:p/>
          </table:table-cell>
          <table:table-cell table:formula="of:=IF([.$D99]=[.R$1];1;0)" office:value-type="float" office:value="0" calcext:value-type="float">
            <text:p/>
          </table:table-cell>
          <table:table-cell table:formula="of:=IF([.$D99]=[.S$1];1;0)" office:value-type="float" office:value="0" calcext:value-type="float">
            <text:p/>
          </table:table-cell>
          <table:table-cell table:formula="of:=IF([.$D99]=[.T$1];1;0)" office:value-type="float" office:value="0" calcext:value-type="float">
            <text:p/>
          </table:table-cell>
          <table:table-cell table:formula="of:=IF([.$D99]=[.U$1];1;0)" office:value-type="float" office:value="0" calcext:value-type="float">
            <text:p/>
          </table:table-cell>
          <table:table-cell table:formula="of:=IF([.$D99]=[.V$1];1;0)" office:value-type="float" office:value="0" calcext:value-type="float">
            <text:p/>
          </table:table-cell>
          <table:table-cell table:formula="of:=IF([.$D99]=[.W$1];1;0)" office:value-type="float" office:value="1" calcext:value-type="float">
            <text:p/>
          </table:table-cell>
          <table:table-cell table:formula="of:=IF([.$D99]=[.X$1];1;0)" office:value-type="float" office:value="0" calcext:value-type="float">
            <text:p/>
          </table:table-cell>
          <table:table-cell table:formula="of:=IF([.$D99]=[.Y$1];1;0)" office:value-type="float" office:value="0" calcext:value-type="float">
            <text:p/>
          </table:table-cell>
          <table:table-cell table:formula="of:=IF([.$D9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334009494" calcext:value-type="float">
            <text:p>1334009494</text:p>
          </table:table-cell>
          <table:table-cell office:value-type="float" office:value="1333445404" calcext:value-type="float">
            <text:p>1333445404</text:p>
          </table:table-cell>
          <table:table-cell office:value-type="string" calcext:value-type="string">
            <text:p>Ruby</text:p>
          </table:table-cell>
          <table:table-cell table:formula="of:=[.B100]-[.C100]" office:value-type="float" office:value="564090" calcext:value-type="float">
            <text:p/>
          </table:table-cell>
          <table:table-cell table:formula="of:=([.C100]*1000-[$Home.$C$11])*[$Home.$C$24]/[$Home.$F$8]" office:value-type="float" office:value="1001.74844035473" calcext:value-type="float">
            <text:p/>
          </table:table-cell>
          <table:table-cell table:formula="of:=FLOOR([.F100];1)" office:value-type="float" office:value="1001" calcext:value-type="float">
            <text:p/>
          </table:table-cell>
          <table:table-cell table:formula="of:=[.A100]/[.E100]" office:value-type="float" office:value="0.00141466787214806" calcext:value-type="float">
            <text:p/>
          </table:table-cell>
          <table:table-cell table:formula="of:=([.H100]-[.$O$8])*([$Home.$C$33]-[$Home.$C$32])/([.$O$9]-[.$O$8])+[$Home.$C$32]" office:value-type="float" office:value="152.096308701881" calcext:value-type="float">
            <text:p/>
          </table:table-cell>
          <table:table-cell table:formula="of:=FLOOR([.I100];1)" office:value-type="float" office:value="152" calcext:value-type="float">
            <text:p/>
          </table:table-cell>
          <table:table-cell table:formula="of:=CONCATENATE([.G100];&quot;,&quot;;[.J100];&quot;,&quot;;&quot;basic&quot;;&quot;,&quot;;[.D100])" office:value-type="string" office:string-value="1001,152,basic,Ruby" calcext:value-type="string">
            <text:p>1001,152,basic,Ruby</text:p>
          </table:table-cell>
          <table:table-cell table:formula="of:=[.H100]*[$Home.$F$30]" office:value-type="float" office:value="122.227304153593" calcext:value-type="float">
            <text:p/>
          </table:table-cell>
          <table:table-cell table:formula="of:=[.E100]/60/60/24" office:value-type="float" office:value="6.52881944444444" calcext:value-type="float">
            <text:p/>
          </table:table-cell>
          <table:table-cell table:number-columns-repeated="2"/>
          <table:table-cell table:formula="of:=IF([.$D100]=[.P$1];1;0)" office:value-type="float" office:value="0" calcext:value-type="float">
            <text:p/>
          </table:table-cell>
          <table:table-cell table:formula="of:=IF([.$D100]=[.Q$1];1;0)" office:value-type="float" office:value="0" calcext:value-type="float">
            <text:p/>
          </table:table-cell>
          <table:table-cell table:formula="of:=IF([.$D100]=[.R$1];1;0)" office:value-type="float" office:value="0" calcext:value-type="float">
            <text:p/>
          </table:table-cell>
          <table:table-cell table:formula="of:=IF([.$D100]=[.S$1];1;0)" office:value-type="float" office:value="0" calcext:value-type="float">
            <text:p/>
          </table:table-cell>
          <table:table-cell table:formula="of:=IF([.$D100]=[.T$1];1;0)" office:value-type="float" office:value="0" calcext:value-type="float">
            <text:p/>
          </table:table-cell>
          <table:table-cell table:formula="of:=IF([.$D100]=[.U$1];1;0)" office:value-type="float" office:value="0" calcext:value-type="float">
            <text:p/>
          </table:table-cell>
          <table:table-cell table:formula="of:=IF([.$D100]=[.V$1];1;0)" office:value-type="float" office:value="0" calcext:value-type="float">
            <text:p/>
          </table:table-cell>
          <table:table-cell table:formula="of:=IF([.$D100]=[.W$1];1;0)" office:value-type="float" office:value="0" calcext:value-type="float">
            <text:p/>
          </table:table-cell>
          <table:table-cell table:formula="of:=IF([.$D100]=[.X$1];1;0)" office:value-type="float" office:value="1" calcext:value-type="float">
            <text:p/>
          </table:table-cell>
          <table:table-cell table:formula="of:=IF([.$D100]=[.Y$1];1;0)" office:value-type="float" office:value="0" calcext:value-type="float">
            <text:p/>
          </table:table-cell>
          <table:table-cell table:formula="of:=IF([.$D10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35946200" calcext:value-type="float">
            <text:p>1335946200</text:p>
          </table:table-cell>
          <table:table-cell office:value-type="float" office:value="1335599721" calcext:value-type="float">
            <text:p>1335599721</text:p>
          </table:table-cell>
          <table:table-cell office:value-type="string" calcext:value-type="string">
            <text:p>PHP</text:p>
          </table:table-cell>
          <table:table-cell table:formula="of:=[.B101]-[.C101]" office:value-type="float" office:value="346479" calcext:value-type="float">
            <text:p/>
          </table:table-cell>
          <table:table-cell table:formula="of:=([.C101]*1000-[$Home.$C$11])*[$Home.$C$24]/[$Home.$F$8]" office:value-type="float" office:value="1851.45325804133" calcext:value-type="float">
            <text:p/>
          </table:table-cell>
          <table:table-cell table:formula="of:=FLOOR([.F101];1)" office:value-type="float" office:value="1851" calcext:value-type="float">
            <text:p/>
          </table:table-cell>
          <table:table-cell table:formula="of:=[.A101]/[.E101]" office:value-type="float" office:value="0.00155853601516975" calcext:value-type="float">
            <text:p/>
          </table:table-cell>
          <table:table-cell table:formula="of:=([.H101]-[.$O$8])*([$Home.$C$33]-[$Home.$C$32])/([.$O$9]-[.$O$8])+[$Home.$C$32]" office:value-type="float" office:value="152.977534971318" calcext:value-type="float">
            <text:p/>
          </table:table-cell>
          <table:table-cell table:formula="of:=FLOOR([.I101];1)" office:value-type="float" office:value="152" calcext:value-type="float">
            <text:p/>
          </table:table-cell>
          <table:table-cell table:formula="of:=CONCATENATE([.G101];&quot;,&quot;;[.J101];&quot;,&quot;;&quot;basic&quot;;&quot;,&quot;;[.D101])" office:value-type="string" office:string-value="1851,152,basic,PHP" calcext:value-type="string">
            <text:p>1851,152,basic,PHP</text:p>
          </table:table-cell>
          <table:table-cell table:formula="of:=[.H101]*[$Home.$F$30]" office:value-type="float" office:value="134.657511710666" calcext:value-type="float">
            <text:p/>
          </table:table-cell>
          <table:table-cell table:formula="of:=[.E101]/60/60/24" office:value-type="float" office:value="4.01017361111111" calcext:value-type="float">
            <text:p/>
          </table:table-cell>
          <table:table-cell table:number-columns-repeated="2"/>
          <table:table-cell table:formula="of:=IF([.$D101]=[.P$1];1;0)" office:value-type="float" office:value="0" calcext:value-type="float">
            <text:p/>
          </table:table-cell>
          <table:table-cell table:formula="of:=IF([.$D101]=[.Q$1];1;0)" office:value-type="float" office:value="0" calcext:value-type="float">
            <text:p/>
          </table:table-cell>
          <table:table-cell table:formula="of:=IF([.$D101]=[.R$1];1;0)" office:value-type="float" office:value="0" calcext:value-type="float">
            <text:p/>
          </table:table-cell>
          <table:table-cell table:formula="of:=IF([.$D101]=[.S$1];1;0)" office:value-type="float" office:value="0" calcext:value-type="float">
            <text:p/>
          </table:table-cell>
          <table:table-cell table:formula="of:=IF([.$D101]=[.T$1];1;0)" office:value-type="float" office:value="0" calcext:value-type="float">
            <text:p/>
          </table:table-cell>
          <table:table-cell table:formula="of:=IF([.$D101]=[.U$1];1;0)" office:value-type="float" office:value="1" calcext:value-type="float">
            <text:p/>
          </table:table-cell>
          <table:table-cell table:formula="of:=IF([.$D101]=[.V$1];1;0)" office:value-type="float" office:value="0" calcext:value-type="float">
            <text:p/>
          </table:table-cell>
          <table:table-cell table:formula="of:=IF([.$D101]=[.W$1];1;0)" office:value-type="float" office:value="0" calcext:value-type="float">
            <text:p/>
          </table:table-cell>
          <table:table-cell table:formula="of:=IF([.$D101]=[.X$1];1;0)" office:value-type="float" office:value="0" calcext:value-type="float">
            <text:p/>
          </table:table-cell>
          <table:table-cell table:formula="of:=IF([.$D101]=[.Y$1];1;0)" office:value-type="float" office:value="0" calcext:value-type="float">
            <text:p/>
          </table:table-cell>
          <table:table-cell table:formula="of:=IF([.$D10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336155724" calcext:value-type="float">
            <text:p>1336155724</text:p>
          </table:table-cell>
          <table:table-cell office:value-type="float" office:value="1335628114" calcext:value-type="float">
            <text:p>1335628114</text:p>
          </table:table-cell>
          <table:table-cell office:value-type="string" calcext:value-type="string">
            <text:p>JavaScript</text:p>
          </table:table-cell>
          <table:table-cell table:formula="of:=[.B102]-[.C102]" office:value-type="float" office:value="527610" calcext:value-type="float">
            <text:p/>
          </table:table-cell>
          <table:table-cell table:formula="of:=([.C102]*1000-[$Home.$C$11])*[$Home.$C$24]/[$Home.$F$8]" office:value-type="float" office:value="1862.65201332599" calcext:value-type="float">
            <text:p/>
          </table:table-cell>
          <table:table-cell table:formula="of:=FLOOR([.F102];1)" office:value-type="float" office:value="1862" calcext:value-type="float">
            <text:p/>
          </table:table-cell>
          <table:table-cell table:formula="of:=[.A102]/[.E102]" office:value-type="float" office:value="0.0015011087735259" calcext:value-type="float">
            <text:p/>
          </table:table-cell>
          <table:table-cell table:formula="of:=([.H102]-[.$O$8])*([$Home.$C$33]-[$Home.$C$32])/([.$O$9]-[.$O$8])+[$Home.$C$32]" office:value-type="float" office:value="152.625779587152" calcext:value-type="float">
            <text:p/>
          </table:table-cell>
          <table:table-cell table:formula="of:=FLOOR([.I102];1)" office:value-type="float" office:value="152" calcext:value-type="float">
            <text:p/>
          </table:table-cell>
          <table:table-cell table:formula="of:=CONCATENATE([.G102];&quot;,&quot;;[.J102];&quot;,&quot;;&quot;basic&quot;;&quot;,&quot;;[.D102])" office:value-type="string" office:string-value="1862,152,basic,JavaScript" calcext:value-type="string">
            <text:p>1862,152,basic,JavaScript</text:p>
          </table:table-cell>
          <table:table-cell table:formula="of:=[.H102]*[$Home.$F$30]" office:value-type="float" office:value="129.695798032638" calcext:value-type="float">
            <text:p/>
          </table:table-cell>
          <table:table-cell table:formula="of:=[.E102]/60/60/24" office:value-type="float" office:value="6.10659722222222" calcext:value-type="float">
            <text:p/>
          </table:table-cell>
          <table:table-cell table:number-columns-repeated="2"/>
          <table:table-cell table:formula="of:=IF([.$D102]=[.P$1];1;0)" office:value-type="float" office:value="0" calcext:value-type="float">
            <text:p/>
          </table:table-cell>
          <table:table-cell table:formula="of:=IF([.$D102]=[.Q$1];1;0)" office:value-type="float" office:value="1" calcext:value-type="float">
            <text:p/>
          </table:table-cell>
          <table:table-cell table:formula="of:=IF([.$D102]=[.R$1];1;0)" office:value-type="float" office:value="0" calcext:value-type="float">
            <text:p/>
          </table:table-cell>
          <table:table-cell table:formula="of:=IF([.$D102]=[.S$1];1;0)" office:value-type="float" office:value="0" calcext:value-type="float">
            <text:p/>
          </table:table-cell>
          <table:table-cell table:formula="of:=IF([.$D102]=[.T$1];1;0)" office:value-type="float" office:value="0" calcext:value-type="float">
            <text:p/>
          </table:table-cell>
          <table:table-cell table:formula="of:=IF([.$D102]=[.U$1];1;0)" office:value-type="float" office:value="0" calcext:value-type="float">
            <text:p/>
          </table:table-cell>
          <table:table-cell table:formula="of:=IF([.$D102]=[.V$1];1;0)" office:value-type="float" office:value="0" calcext:value-type="float">
            <text:p/>
          </table:table-cell>
          <table:table-cell table:formula="of:=IF([.$D102]=[.W$1];1;0)" office:value-type="float" office:value="0" calcext:value-type="float">
            <text:p/>
          </table:table-cell>
          <table:table-cell table:formula="of:=IF([.$D102]=[.X$1];1;0)" office:value-type="float" office:value="0" calcext:value-type="float">
            <text:p/>
          </table:table-cell>
          <table:table-cell table:formula="of:=IF([.$D102]=[.Y$1];1;0)" office:value-type="float" office:value="0" calcext:value-type="float">
            <text:p/>
          </table:table-cell>
          <table:table-cell table:formula="of:=IF([.$D10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37804706" calcext:value-type="float">
            <text:p>1337804706</text:p>
          </table:table-cell>
          <table:table-cell office:value-type="float" office:value="1337614134" calcext:value-type="float">
            <text:p>1337614134</text:p>
          </table:table-cell>
          <table:table-cell office:value-type="string" calcext:value-type="string">
            <text:p>JavaScript</text:p>
          </table:table-cell>
          <table:table-cell table:formula="of:=[.B103]-[.C103]" office:value-type="float" office:value="190572" calcext:value-type="float">
            <text:p/>
          </table:table-cell>
          <table:table-cell table:formula="of:=([.C103]*1000-[$Home.$C$11])*[$Home.$C$24]/[$Home.$F$8]" office:value-type="float" office:value="2645.97719806989" calcext:value-type="float">
            <text:p/>
          </table:table-cell>
          <table:table-cell table:formula="of:=FLOOR([.F103];1)" office:value-type="float" office:value="2645" calcext:value-type="float">
            <text:p/>
          </table:table-cell>
          <table:table-cell table:formula="of:=[.A103]/[.E103]" office:value-type="float" office:value="0.00151123984635728" calcext:value-type="float">
            <text:p/>
          </table:table-cell>
          <table:table-cell table:formula="of:=([.H103]-[.$O$8])*([$Home.$C$33]-[$Home.$C$32])/([.$O$9]-[.$O$8])+[$Home.$C$32]" office:value-type="float" office:value="152.687834794991" calcext:value-type="float">
            <text:p/>
          </table:table-cell>
          <table:table-cell table:formula="of:=FLOOR([.I103];1)" office:value-type="float" office:value="152" calcext:value-type="float">
            <text:p/>
          </table:table-cell>
          <table:table-cell table:formula="of:=CONCATENATE([.G103];&quot;,&quot;;[.J103];&quot;,&quot;;&quot;basic&quot;;&quot;,&quot;;[.D103])" office:value-type="string" office:string-value="2645,152,basic,JavaScript" calcext:value-type="string">
            <text:p>2645,152,basic,JavaScript</text:p>
          </table:table-cell>
          <table:table-cell table:formula="of:=[.H103]*[$Home.$F$30]" office:value-type="float" office:value="130.571122725269" calcext:value-type="float">
            <text:p/>
          </table:table-cell>
          <table:table-cell table:formula="of:=[.E103]/60/60/24" office:value-type="float" office:value="2.20569444444444" calcext:value-type="float">
            <text:p/>
          </table:table-cell>
          <table:table-cell table:number-columns-repeated="2"/>
          <table:table-cell table:formula="of:=IF([.$D103]=[.P$1];1;0)" office:value-type="float" office:value="0" calcext:value-type="float">
            <text:p/>
          </table:table-cell>
          <table:table-cell table:formula="of:=IF([.$D103]=[.Q$1];1;0)" office:value-type="float" office:value="1" calcext:value-type="float">
            <text:p/>
          </table:table-cell>
          <table:table-cell table:formula="of:=IF([.$D103]=[.R$1];1;0)" office:value-type="float" office:value="0" calcext:value-type="float">
            <text:p/>
          </table:table-cell>
          <table:table-cell table:formula="of:=IF([.$D103]=[.S$1];1;0)" office:value-type="float" office:value="0" calcext:value-type="float">
            <text:p/>
          </table:table-cell>
          <table:table-cell table:formula="of:=IF([.$D103]=[.T$1];1;0)" office:value-type="float" office:value="0" calcext:value-type="float">
            <text:p/>
          </table:table-cell>
          <table:table-cell table:formula="of:=IF([.$D103]=[.U$1];1;0)" office:value-type="float" office:value="0" calcext:value-type="float">
            <text:p/>
          </table:table-cell>
          <table:table-cell table:formula="of:=IF([.$D103]=[.V$1];1;0)" office:value-type="float" office:value="0" calcext:value-type="float">
            <text:p/>
          </table:table-cell>
          <table:table-cell table:formula="of:=IF([.$D103]=[.W$1];1;0)" office:value-type="float" office:value="0" calcext:value-type="float">
            <text:p/>
          </table:table-cell>
          <table:table-cell table:formula="of:=IF([.$D103]=[.X$1];1;0)" office:value-type="float" office:value="0" calcext:value-type="float">
            <text:p/>
          </table:table-cell>
          <table:table-cell table:formula="of:=IF([.$D103]=[.Y$1];1;0)" office:value-type="float" office:value="0" calcext:value-type="float">
            <text:p/>
          </table:table-cell>
          <table:table-cell table:formula="of:=IF([.$D10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45474949" calcext:value-type="float">
            <text:p>1345474949</text:p>
          </table:table-cell>
          <table:table-cell office:value-type="float" office:value="1345215513" calcext:value-type="float">
            <text:p>1345215513</text:p>
          </table:table-cell>
          <table:table-cell office:value-type="string" calcext:value-type="string">
            <text:p>null</text:p>
          </table:table-cell>
          <table:table-cell table:formula="of:=[.B104]-[.C104]" office:value-type="float" office:value="259436" calcext:value-type="float">
            <text:p/>
          </table:table-cell>
          <table:table-cell table:formula="of:=([.C104]*1000-[$Home.$C$11])*[$Home.$C$24]/[$Home.$F$8]" office:value-type="float" office:value="5644.10995075286" calcext:value-type="float">
            <text:p/>
          </table:table-cell>
          <table:table-cell table:formula="of:=FLOOR([.F104];1)" office:value-type="float" office:value="5644" calcext:value-type="float">
            <text:p/>
          </table:table-cell>
          <table:table-cell table:formula="of:=[.A104]/[.E104]" office:value-type="float" office:value="0.00142617061625989" calcext:value-type="float">
            <text:p/>
          </table:table-cell>
          <table:table-cell table:formula="of:=([.H104]-[.$O$8])*([$Home.$C$33]-[$Home.$C$32])/([.$O$9]-[.$O$8])+[$Home.$C$32]" office:value-type="float" office:value="152.16676571946" calcext:value-type="float">
            <text:p/>
          </table:table-cell>
          <table:table-cell table:formula="of:=FLOOR([.I104];1)" office:value-type="float" office:value="152" calcext:value-type="float">
            <text:p/>
          </table:table-cell>
          <table:table-cell table:formula="of:=CONCATENATE([.G104];&quot;,&quot;;[.J104];&quot;,&quot;;&quot;basic&quot;;&quot;,&quot;;[.D104])" office:value-type="string" office:string-value="5644,152,basic,null" calcext:value-type="string">
            <text:p>5644,152,basic,null</text:p>
          </table:table-cell>
          <table:table-cell table:formula="of:=[.H104]*[$Home.$F$30]" office:value-type="float" office:value="123.221141244854" calcext:value-type="float">
            <text:p/>
          </table:table-cell>
          <table:table-cell table:formula="of:=[.E104]/60/60/24" office:value-type="float" office:value="3.00273148148148" calcext:value-type="float">
            <text:p/>
          </table:table-cell>
          <table:table-cell table:number-columns-repeated="2"/>
          <table:table-cell table:formula="of:=IF([.$D104]=[.P$1];1;0)" office:value-type="float" office:value="1" calcext:value-type="float">
            <text:p/>
          </table:table-cell>
          <table:table-cell table:formula="of:=IF([.$D104]=[.Q$1];1;0)" office:value-type="float" office:value="0" calcext:value-type="float">
            <text:p/>
          </table:table-cell>
          <table:table-cell table:formula="of:=IF([.$D104]=[.R$1];1;0)" office:value-type="float" office:value="0" calcext:value-type="float">
            <text:p/>
          </table:table-cell>
          <table:table-cell table:formula="of:=IF([.$D104]=[.S$1];1;0)" office:value-type="float" office:value="0" calcext:value-type="float">
            <text:p/>
          </table:table-cell>
          <table:table-cell table:formula="of:=IF([.$D104]=[.T$1];1;0)" office:value-type="float" office:value="0" calcext:value-type="float">
            <text:p/>
          </table:table-cell>
          <table:table-cell table:formula="of:=IF([.$D104]=[.U$1];1;0)" office:value-type="float" office:value="0" calcext:value-type="float">
            <text:p/>
          </table:table-cell>
          <table:table-cell table:formula="of:=IF([.$D104]=[.V$1];1;0)" office:value-type="float" office:value="0" calcext:value-type="float">
            <text:p/>
          </table:table-cell>
          <table:table-cell table:formula="of:=IF([.$D104]=[.W$1];1;0)" office:value-type="float" office:value="0" calcext:value-type="float">
            <text:p/>
          </table:table-cell>
          <table:table-cell table:formula="of:=IF([.$D104]=[.X$1];1;0)" office:value-type="float" office:value="0" calcext:value-type="float">
            <text:p/>
          </table:table-cell>
          <table:table-cell table:formula="of:=IF([.$D104]=[.Y$1];1;0)" office:value-type="float" office:value="0" calcext:value-type="float">
            <text:p/>
          </table:table-cell>
          <table:table-cell table:formula="of:=IF([.$D10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346071686" calcext:value-type="float">
            <text:p>1346071686</text:p>
          </table:table-cell>
          <table:table-cell office:value-type="float" office:value="1345451014" calcext:value-type="float">
            <text:p>1345451014</text:p>
          </table:table-cell>
          <table:table-cell office:value-type="string" calcext:value-type="string">
            <text:p>PHP</text:p>
          </table:table-cell>
          <table:table-cell table:formula="of:=[.B105]-[.C105]" office:value-type="float" office:value="620672" calcext:value-type="float">
            <text:p/>
          </table:table-cell>
          <table:table-cell table:formula="of:=([.C105]*1000-[$Home.$C$11])*[$Home.$C$24]/[$Home.$F$8]" office:value-type="float" office:value="5736.99615750424" calcext:value-type="float">
            <text:p/>
          </table:table-cell>
          <table:table-cell table:formula="of:=FLOOR([.F105];1)" office:value-type="float" office:value="5736" calcext:value-type="float">
            <text:p/>
          </table:table-cell>
          <table:table-cell table:formula="of:=[.A105]/[.E105]" office:value-type="float" office:value="0.00150159826768406" calcext:value-type="float">
            <text:p/>
          </table:table-cell>
          <table:table-cell table:formula="of:=([.H105]-[.$O$8])*([$Home.$C$33]-[$Home.$C$32])/([.$O$9]-[.$O$8])+[$Home.$C$32]" office:value-type="float" office:value="152.628777854189" calcext:value-type="float">
            <text:p/>
          </table:table-cell>
          <table:table-cell table:formula="of:=FLOOR([.I105];1)" office:value-type="float" office:value="152" calcext:value-type="float">
            <text:p/>
          </table:table-cell>
          <table:table-cell table:formula="of:=CONCATENATE([.G105];&quot;,&quot;;[.J105];&quot;,&quot;;&quot;basic&quot;;&quot;,&quot;;[.D105])" office:value-type="string" office:string-value="5736,152,basic,PHP" calcext:value-type="string">
            <text:p>5736,152,basic,PHP</text:p>
          </table:table-cell>
          <table:table-cell table:formula="of:=[.H105]*[$Home.$F$30]" office:value-type="float" office:value="129.738090327903" calcext:value-type="float">
            <text:p/>
          </table:table-cell>
          <table:table-cell table:formula="of:=[.E105]/60/60/24" office:value-type="float" office:value="7.1837037037037" calcext:value-type="float">
            <text:p/>
          </table:table-cell>
          <table:table-cell table:number-columns-repeated="2"/>
          <table:table-cell table:formula="of:=IF([.$D105]=[.P$1];1;0)" office:value-type="float" office:value="0" calcext:value-type="float">
            <text:p/>
          </table:table-cell>
          <table:table-cell table:formula="of:=IF([.$D105]=[.Q$1];1;0)" office:value-type="float" office:value="0" calcext:value-type="float">
            <text:p/>
          </table:table-cell>
          <table:table-cell table:formula="of:=IF([.$D105]=[.R$1];1;0)" office:value-type="float" office:value="0" calcext:value-type="float">
            <text:p/>
          </table:table-cell>
          <table:table-cell table:formula="of:=IF([.$D105]=[.S$1];1;0)" office:value-type="float" office:value="0" calcext:value-type="float">
            <text:p/>
          </table:table-cell>
          <table:table-cell table:formula="of:=IF([.$D105]=[.T$1];1;0)" office:value-type="float" office:value="0" calcext:value-type="float">
            <text:p/>
          </table:table-cell>
          <table:table-cell table:formula="of:=IF([.$D105]=[.U$1];1;0)" office:value-type="float" office:value="1" calcext:value-type="float">
            <text:p/>
          </table:table-cell>
          <table:table-cell table:formula="of:=IF([.$D105]=[.V$1];1;0)" office:value-type="float" office:value="0" calcext:value-type="float">
            <text:p/>
          </table:table-cell>
          <table:table-cell table:formula="of:=IF([.$D105]=[.W$1];1;0)" office:value-type="float" office:value="0" calcext:value-type="float">
            <text:p/>
          </table:table-cell>
          <table:table-cell table:formula="of:=IF([.$D105]=[.X$1];1;0)" office:value-type="float" office:value="0" calcext:value-type="float">
            <text:p/>
          </table:table-cell>
          <table:table-cell table:formula="of:=IF([.$D105]=[.Y$1];1;0)" office:value-type="float" office:value="0" calcext:value-type="float">
            <text:p/>
          </table:table-cell>
          <table:table-cell table:formula="of:=IF([.$D10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46081526" calcext:value-type="float">
            <text:p>1346081526</text:p>
          </table:table-cell>
          <table:table-cell office:value-type="float" office:value="1345819630" calcext:value-type="float">
            <text:p>1345819630</text:p>
          </table:table-cell>
          <table:table-cell office:value-type="string" calcext:value-type="string">
            <text:p>ActionScript</text:p>
          </table:table-cell>
          <table:table-cell table:formula="of:=[.B106]-[.C106]" office:value-type="float" office:value="261896" calcext:value-type="float">
            <text:p/>
          </table:table-cell>
          <table:table-cell table:formula="of:=([.C106]*1000-[$Home.$C$11])*[$Home.$C$24]/[$Home.$F$8]" office:value-type="float" office:value="5882.38552734924" calcext:value-type="float">
            <text:p/>
          </table:table-cell>
          <table:table-cell table:formula="of:=FLOOR([.F106];1)" office:value-type="float" office:value="5882" calcext:value-type="float">
            <text:p/>
          </table:table-cell>
          <table:table-cell table:formula="of:=[.A106]/[.E106]" office:value-type="float" office:value="0.00140513791734123" calcext:value-type="float">
            <text:p/>
          </table:table-cell>
          <table:table-cell table:formula="of:=([.H106]-[.$O$8])*([$Home.$C$33]-[$Home.$C$32])/([.$O$9]-[.$O$8])+[$Home.$C$32]" office:value-type="float" office:value="152.037935483558" calcext:value-type="float">
            <text:p/>
          </table:table-cell>
          <table:table-cell table:formula="of:=FLOOR([.I106];1)" office:value-type="float" office:value="152" calcext:value-type="float">
            <text:p/>
          </table:table-cell>
          <table:table-cell table:formula="of:=CONCATENATE([.G106];&quot;,&quot;;[.J106];&quot;,&quot;;&quot;basic&quot;;&quot;,&quot;;[.D106])" office:value-type="string" office:string-value="5882,152,basic,ActionScript" calcext:value-type="string">
            <text:p>5882,152,basic,ActionScript</text:p>
          </table:table-cell>
          <table:table-cell table:formula="of:=[.H106]*[$Home.$F$30]" office:value-type="float" office:value="121.403916058283" calcext:value-type="float">
            <text:p/>
          </table:table-cell>
          <table:table-cell table:formula="of:=[.E106]/60/60/24" office:value-type="float" office:value="3.0312037037037" calcext:value-type="float">
            <text:p/>
          </table:table-cell>
          <table:table-cell table:number-columns-repeated="2"/>
          <table:table-cell table:formula="of:=IF([.$D106]=[.P$1];1;0)" office:value-type="float" office:value="0" calcext:value-type="float">
            <text:p/>
          </table:table-cell>
          <table:table-cell table:formula="of:=IF([.$D106]=[.Q$1];1;0)" office:value-type="float" office:value="0" calcext:value-type="float">
            <text:p/>
          </table:table-cell>
          <table:table-cell table:formula="of:=IF([.$D106]=[.R$1];1;0)" office:value-type="float" office:value="0" calcext:value-type="float">
            <text:p/>
          </table:table-cell>
          <table:table-cell table:formula="of:=IF([.$D106]=[.S$1];1;0)" office:value-type="float" office:value="0" calcext:value-type="float">
            <text:p/>
          </table:table-cell>
          <table:table-cell table:formula="of:=IF([.$D106]=[.T$1];1;0)" office:value-type="float" office:value="0" calcext:value-type="float">
            <text:p/>
          </table:table-cell>
          <table:table-cell table:formula="of:=IF([.$D106]=[.U$1];1;0)" office:value-type="float" office:value="0" calcext:value-type="float">
            <text:p/>
          </table:table-cell>
          <table:table-cell table:formula="of:=IF([.$D106]=[.V$1];1;0)" office:value-type="float" office:value="0" calcext:value-type="float">
            <text:p/>
          </table:table-cell>
          <table:table-cell table:formula="of:=IF([.$D106]=[.W$1];1;0)" office:value-type="float" office:value="0" calcext:value-type="float">
            <text:p/>
          </table:table-cell>
          <table:table-cell table:formula="of:=IF([.$D106]=[.X$1];1;0)" office:value-type="float" office:value="0" calcext:value-type="float">
            <text:p/>
          </table:table-cell>
          <table:table-cell table:formula="of:=IF([.$D106]=[.Y$1];1;0)" office:value-type="float" office:value="0" calcext:value-type="float">
            <text:p/>
          </table:table-cell>
          <table:table-cell table:formula="of:=IF([.$D10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46115116" calcext:value-type="float">
            <text:p>1346115116</text:p>
          </table:table-cell>
          <table:table-cell office:value-type="float" office:value="1345843696" calcext:value-type="float">
            <text:p>1345843696</text:p>
          </table:table-cell>
          <table:table-cell office:value-type="string" calcext:value-type="string">
            <text:p>JavaScript</text:p>
          </table:table-cell>
          <table:table-cell table:formula="of:=[.B107]-[.C107]" office:value-type="float" office:value="271420" calcext:value-type="float">
            <text:p/>
          </table:table-cell>
          <table:table-cell table:formula="of:=([.C107]*1000-[$Home.$C$11])*[$Home.$C$24]/[$Home.$F$8]" office:value-type="float" office:value="5891.87762908841" calcext:value-type="float">
            <text:p/>
          </table:table-cell>
          <table:table-cell table:formula="of:=FLOOR([.F107];1)" office:value-type="float" office:value="5891" calcext:value-type="float">
            <text:p/>
          </table:table-cell>
          <table:table-cell table:formula="of:=[.A107]/[.E107]" office:value-type="float" office:value="0.00148846805688601" calcext:value-type="float">
            <text:p/>
          </table:table-cell>
          <table:table-cell table:formula="of:=([.H107]-[.$O$8])*([$Home.$C$33]-[$Home.$C$32])/([.$O$9]-[.$O$8])+[$Home.$C$32]" office:value-type="float" office:value="152.548352219747" calcext:value-type="float">
            <text:p/>
          </table:table-cell>
          <table:table-cell table:formula="of:=FLOOR([.I107];1)" office:value-type="float" office:value="152" calcext:value-type="float">
            <text:p/>
          </table:table-cell>
          <table:table-cell table:formula="of:=CONCATENATE([.G107];&quot;,&quot;;[.J107];&quot;,&quot;;&quot;basic&quot;;&quot;,&quot;;[.D107])" office:value-type="string" office:string-value="5891,152,basic,JavaScript" calcext:value-type="string">
            <text:p>5891,152,basic,JavaScript</text:p>
          </table:table-cell>
          <table:table-cell table:formula="of:=[.H107]*[$Home.$F$30]" office:value-type="float" office:value="128.603640114951" calcext:value-type="float">
            <text:p/>
          </table:table-cell>
          <table:table-cell table:formula="of:=[.E107]/60/60/24" office:value-type="float" office:value="3.14143518518519" calcext:value-type="float">
            <text:p/>
          </table:table-cell>
          <table:table-cell table:number-columns-repeated="2"/>
          <table:table-cell table:formula="of:=IF([.$D107]=[.P$1];1;0)" office:value-type="float" office:value="0" calcext:value-type="float">
            <text:p/>
          </table:table-cell>
          <table:table-cell table:formula="of:=IF([.$D107]=[.Q$1];1;0)" office:value-type="float" office:value="1" calcext:value-type="float">
            <text:p/>
          </table:table-cell>
          <table:table-cell table:formula="of:=IF([.$D107]=[.R$1];1;0)" office:value-type="float" office:value="0" calcext:value-type="float">
            <text:p/>
          </table:table-cell>
          <table:table-cell table:formula="of:=IF([.$D107]=[.S$1];1;0)" office:value-type="float" office:value="0" calcext:value-type="float">
            <text:p/>
          </table:table-cell>
          <table:table-cell table:formula="of:=IF([.$D107]=[.T$1];1;0)" office:value-type="float" office:value="0" calcext:value-type="float">
            <text:p/>
          </table:table-cell>
          <table:table-cell table:formula="of:=IF([.$D107]=[.U$1];1;0)" office:value-type="float" office:value="0" calcext:value-type="float">
            <text:p/>
          </table:table-cell>
          <table:table-cell table:formula="of:=IF([.$D107]=[.V$1];1;0)" office:value-type="float" office:value="0" calcext:value-type="float">
            <text:p/>
          </table:table-cell>
          <table:table-cell table:formula="of:=IF([.$D107]=[.W$1];1;0)" office:value-type="float" office:value="0" calcext:value-type="float">
            <text:p/>
          </table:table-cell>
          <table:table-cell table:formula="of:=IF([.$D107]=[.X$1];1;0)" office:value-type="float" office:value="0" calcext:value-type="float">
            <text:p/>
          </table:table-cell>
          <table:table-cell table:formula="of:=IF([.$D107]=[.Y$1];1;0)" office:value-type="float" office:value="0" calcext:value-type="float">
            <text:p/>
          </table:table-cell>
          <table:table-cell table:formula="of:=IF([.$D10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3386" calcext:value-type="float">
            <text:p>63386</text:p>
          </table:table-cell>
          <table:table-cell office:value-type="float" office:value="1397744225" calcext:value-type="float">
            <text:p>1397744225</text:p>
          </table:table-cell>
          <table:table-cell office:value-type="float" office:value="1354897166" calcext:value-type="float">
            <text:p>1354897166</text:p>
          </table:table-cell>
          <table:table-cell office:value-type="string" calcext:value-type="string">
            <text:p>null</text:p>
          </table:table-cell>
          <table:table-cell table:formula="of:=[.B108]-[.C108]" office:value-type="float" office:value="42847059" calcext:value-type="float">
            <text:p/>
          </table:table-cell>
          <table:table-cell table:formula="of:=([.C108]*1000-[$Home.$C$11])*[$Home.$C$24]/[$Home.$F$8]" office:value-type="float" office:value="9462.74351177006" calcext:value-type="float">
            <text:p/>
          </table:table-cell>
          <table:table-cell table:formula="of:=FLOOR([.F108];1)" office:value-type="float" office:value="9462" calcext:value-type="float">
            <text:p/>
          </table:table-cell>
          <table:table-cell table:formula="of:=[.A108]/[.E108]" office:value-type="float" office:value="0.00147935474404439" calcext:value-type="float">
            <text:p/>
          </table:table-cell>
          <table:table-cell table:formula="of:=([.H108]-[.$O$8])*([$Home.$C$33]-[$Home.$C$32])/([.$O$9]-[.$O$8])+[$Home.$C$32]" office:value-type="float" office:value="152.492531031616" calcext:value-type="float">
            <text:p/>
          </table:table-cell>
          <table:table-cell table:formula="of:=FLOOR([.I108];1)" office:value-type="float" office:value="152" calcext:value-type="float">
            <text:p/>
          </table:table-cell>
          <table:table-cell table:formula="of:=CONCATENATE([.G108];&quot;,&quot;;[.J108];&quot;,&quot;;&quot;basic&quot;;&quot;,&quot;;[.D108])" office:value-type="string" office:string-value="9462,152,basic,null" calcext:value-type="string">
            <text:p>9462,152,basic,null</text:p>
          </table:table-cell>
          <table:table-cell table:formula="of:=[.H108]*[$Home.$F$30]" office:value-type="float" office:value="127.816249885436" calcext:value-type="float">
            <text:p/>
          </table:table-cell>
          <table:table-cell table:formula="of:=[.E108]/60/60/24" office:value-type="float" office:value="495.915034722222" calcext:value-type="float">
            <text:p/>
          </table:table-cell>
          <table:table-cell table:number-columns-repeated="2"/>
          <table:table-cell table:formula="of:=IF([.$D108]=[.P$1];1;0)" office:value-type="float" office:value="1" calcext:value-type="float">
            <text:p/>
          </table:table-cell>
          <table:table-cell table:formula="of:=IF([.$D108]=[.Q$1];1;0)" office:value-type="float" office:value="0" calcext:value-type="float">
            <text:p/>
          </table:table-cell>
          <table:table-cell table:formula="of:=IF([.$D108]=[.R$1];1;0)" office:value-type="float" office:value="0" calcext:value-type="float">
            <text:p/>
          </table:table-cell>
          <table:table-cell table:formula="of:=IF([.$D108]=[.S$1];1;0)" office:value-type="float" office:value="0" calcext:value-type="float">
            <text:p/>
          </table:table-cell>
          <table:table-cell table:formula="of:=IF([.$D108]=[.T$1];1;0)" office:value-type="float" office:value="0" calcext:value-type="float">
            <text:p/>
          </table:table-cell>
          <table:table-cell table:formula="of:=IF([.$D108]=[.U$1];1;0)" office:value-type="float" office:value="0" calcext:value-type="float">
            <text:p/>
          </table:table-cell>
          <table:table-cell table:formula="of:=IF([.$D108]=[.V$1];1;0)" office:value-type="float" office:value="0" calcext:value-type="float">
            <text:p/>
          </table:table-cell>
          <table:table-cell table:formula="of:=IF([.$D108]=[.W$1];1;0)" office:value-type="float" office:value="0" calcext:value-type="float">
            <text:p/>
          </table:table-cell>
          <table:table-cell table:formula="of:=IF([.$D108]=[.X$1];1;0)" office:value-type="float" office:value="0" calcext:value-type="float">
            <text:p/>
          </table:table-cell>
          <table:table-cell table:formula="of:=IF([.$D108]=[.Y$1];1;0)" office:value-type="float" office:value="0" calcext:value-type="float">
            <text:p/>
          </table:table-cell>
          <table:table-cell table:formula="of:=IF([.$D10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0269" calcext:value-type="float">
            <text:p>30269</text:p>
          </table:table-cell>
          <table:table-cell office:value-type="float" office:value="1381229471" calcext:value-type="float">
            <text:p>1381229471</text:p>
          </table:table-cell>
          <table:table-cell office:value-type="float" office:value="1361805019" calcext:value-type="float">
            <text:p>1361805019</text:p>
          </table:table-cell>
          <table:table-cell office:value-type="string" calcext:value-type="string">
            <text:p>JavaScript</text:p>
          </table:table-cell>
          <table:table-cell table:formula="of:=[.B109]-[.C109]" office:value-type="float" office:value="19424452" calcext:value-type="float">
            <text:p/>
          </table:table-cell>
          <table:table-cell table:formula="of:=([.C109]*1000-[$Home.$C$11])*[$Home.$C$24]/[$Home.$F$8]" office:value-type="float" office:value="12187.336027157" calcext:value-type="float">
            <text:p/>
          </table:table-cell>
          <table:table-cell table:formula="of:=FLOOR([.F109];1)" office:value-type="float" office:value="12187" calcext:value-type="float">
            <text:p/>
          </table:table-cell>
          <table:table-cell table:formula="of:=[.A109]/[.E109]" office:value-type="float" office:value="0.00155829363937783" calcext:value-type="float">
            <text:p/>
          </table:table-cell>
          <table:table-cell table:formula="of:=([.H109]-[.$O$8])*([$Home.$C$33]-[$Home.$C$32])/([.$O$9]-[.$O$8])+[$Home.$C$32]" office:value-type="float" office:value="152.976050362492" calcext:value-type="float">
            <text:p/>
          </table:table-cell>
          <table:table-cell table:formula="of:=FLOOR([.I109];1)" office:value-type="float" office:value="152" calcext:value-type="float">
            <text:p/>
          </table:table-cell>
          <table:table-cell table:formula="of:=CONCATENATE([.G109];&quot;,&quot;;[.J109];&quot;,&quot;;&quot;basic&quot;;&quot;,&quot;;[.D109])" office:value-type="string" office:string-value="12187,152,basic,JavaScript" calcext:value-type="string">
            <text:p>12187,152,basic,JavaScript</text:p>
          </table:table-cell>
          <table:table-cell table:formula="of:=[.H109]*[$Home.$F$30]" office:value-type="float" office:value="134.636570442245" calcext:value-type="float">
            <text:p/>
          </table:table-cell>
          <table:table-cell table:formula="of:=[.E109]/60/60/24" office:value-type="float" office:value="224.820046296296" calcext:value-type="float">
            <text:p/>
          </table:table-cell>
          <table:table-cell table:number-columns-repeated="2"/>
          <table:table-cell table:formula="of:=IF([.$D109]=[.P$1];1;0)" office:value-type="float" office:value="0" calcext:value-type="float">
            <text:p/>
          </table:table-cell>
          <table:table-cell table:formula="of:=IF([.$D109]=[.Q$1];1;0)" office:value-type="float" office:value="1" calcext:value-type="float">
            <text:p/>
          </table:table-cell>
          <table:table-cell table:formula="of:=IF([.$D109]=[.R$1];1;0)" office:value-type="float" office:value="0" calcext:value-type="float">
            <text:p/>
          </table:table-cell>
          <table:table-cell table:formula="of:=IF([.$D109]=[.S$1];1;0)" office:value-type="float" office:value="0" calcext:value-type="float">
            <text:p/>
          </table:table-cell>
          <table:table-cell table:formula="of:=IF([.$D109]=[.T$1];1;0)" office:value-type="float" office:value="0" calcext:value-type="float">
            <text:p/>
          </table:table-cell>
          <table:table-cell table:formula="of:=IF([.$D109]=[.U$1];1;0)" office:value-type="float" office:value="0" calcext:value-type="float">
            <text:p/>
          </table:table-cell>
          <table:table-cell table:formula="of:=IF([.$D109]=[.V$1];1;0)" office:value-type="float" office:value="0" calcext:value-type="float">
            <text:p/>
          </table:table-cell>
          <table:table-cell table:formula="of:=IF([.$D109]=[.W$1];1;0)" office:value-type="float" office:value="0" calcext:value-type="float">
            <text:p/>
          </table:table-cell>
          <table:table-cell table:formula="of:=IF([.$D109]=[.X$1];1;0)" office:value-type="float" office:value="0" calcext:value-type="float">
            <text:p/>
          </table:table-cell>
          <table:table-cell table:formula="of:=IF([.$D109]=[.Y$1];1;0)" office:value-type="float" office:value="0" calcext:value-type="float">
            <text:p/>
          </table:table-cell>
          <table:table-cell table:formula="of:=IF([.$D10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float" office:value="1370591198" calcext:value-type="float">
            <text:p>1370591198</text:p>
          </table:table-cell>
          <table:table-cell office:value-type="float" office:value="1366893859" calcext:value-type="float">
            <text:p>1366893859</text:p>
          </table:table-cell>
          <table:table-cell office:value-type="string" calcext:value-type="string">
            <text:p>PHP</text:p>
          </table:table-cell>
          <table:table-cell table:formula="of:=[.B110]-[.C110]" office:value-type="float" office:value="3697339" calcext:value-type="float">
            <text:p/>
          </table:table-cell>
          <table:table-cell table:formula="of:=([.C110]*1000-[$Home.$C$11])*[$Home.$C$24]/[$Home.$F$8]" office:value-type="float" office:value="14194.4741894777" calcext:value-type="float">
            <text:p/>
          </table:table-cell>
          <table:table-cell table:formula="of:=FLOOR([.F110];1)" office:value-type="float" office:value="14194" calcext:value-type="float">
            <text:p/>
          </table:table-cell>
          <table:table-cell table:formula="of:=[.A110]/[.E110]" office:value-type="float" office:value="0.00142967685678808" calcext:value-type="float">
            <text:p/>
          </table:table-cell>
          <table:table-cell table:formula="of:=([.H110]-[.$O$8])*([$Home.$C$33]-[$Home.$C$32])/([.$O$9]-[.$O$8])+[$Home.$C$32]" office:value-type="float" office:value="152.188242268719" calcext:value-type="float">
            <text:p/>
          </table:table-cell>
          <table:table-cell table:formula="of:=FLOOR([.I110];1)" office:value-type="float" office:value="152" calcext:value-type="float">
            <text:p/>
          </table:table-cell>
          <table:table-cell table:formula="of:=CONCATENATE([.G110];&quot;,&quot;;[.J110];&quot;,&quot;;&quot;basic&quot;;&quot;,&quot;;[.D110])" office:value-type="string" office:string-value="14194,152,basic,PHP" calcext:value-type="string">
            <text:p>14194,152,basic,PHP</text:p>
          </table:table-cell>
          <table:table-cell table:formula="of:=[.H110]*[$Home.$F$30]" office:value-type="float" office:value="123.524080426491" calcext:value-type="float">
            <text:p/>
          </table:table-cell>
          <table:table-cell table:formula="of:=[.E110]/60/60/24" office:value-type="float" office:value="42.793275462963" calcext:value-type="float">
            <text:p/>
          </table:table-cell>
          <table:table-cell table:number-columns-repeated="2"/>
          <table:table-cell table:formula="of:=IF([.$D110]=[.P$1];1;0)" office:value-type="float" office:value="0" calcext:value-type="float">
            <text:p/>
          </table:table-cell>
          <table:table-cell table:formula="of:=IF([.$D110]=[.Q$1];1;0)" office:value-type="float" office:value="0" calcext:value-type="float">
            <text:p/>
          </table:table-cell>
          <table:table-cell table:formula="of:=IF([.$D110]=[.R$1];1;0)" office:value-type="float" office:value="0" calcext:value-type="float">
            <text:p/>
          </table:table-cell>
          <table:table-cell table:formula="of:=IF([.$D110]=[.S$1];1;0)" office:value-type="float" office:value="0" calcext:value-type="float">
            <text:p/>
          </table:table-cell>
          <table:table-cell table:formula="of:=IF([.$D110]=[.T$1];1;0)" office:value-type="float" office:value="0" calcext:value-type="float">
            <text:p/>
          </table:table-cell>
          <table:table-cell table:formula="of:=IF([.$D110]=[.U$1];1;0)" office:value-type="float" office:value="1" calcext:value-type="float">
            <text:p/>
          </table:table-cell>
          <table:table-cell table:formula="of:=IF([.$D110]=[.V$1];1;0)" office:value-type="float" office:value="0" calcext:value-type="float">
            <text:p/>
          </table:table-cell>
          <table:table-cell table:formula="of:=IF([.$D110]=[.W$1];1;0)" office:value-type="float" office:value="0" calcext:value-type="float">
            <text:p/>
          </table:table-cell>
          <table:table-cell table:formula="of:=IF([.$D110]=[.X$1];1;0)" office:value-type="float" office:value="0" calcext:value-type="float">
            <text:p/>
          </table:table-cell>
          <table:table-cell table:formula="of:=IF([.$D110]=[.Y$1];1;0)" office:value-type="float" office:value="0" calcext:value-type="float">
            <text:p/>
          </table:table-cell>
          <table:table-cell table:formula="of:=IF([.$D11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68214808" calcext:value-type="float">
            <text:p>1368214808</text:p>
          </table:table-cell>
          <table:table-cell office:value-type="float" office:value="1368029440" calcext:value-type="float">
            <text:p>1368029440</text:p>
          </table:table-cell>
          <table:table-cell office:value-type="string" calcext:value-type="string">
            <text:p>C++</text:p>
          </table:table-cell>
          <table:table-cell table:formula="of:=[.B111]-[.C111]" office:value-type="float" office:value="185368" calcext:value-type="float">
            <text:p/>
          </table:table-cell>
          <table:table-cell table:formula="of:=([.C111]*1000-[$Home.$C$11])*[$Home.$C$24]/[$Home.$F$8]" office:value-type="float" office:value="14642.3695765416" calcext:value-type="float">
            <text:p/>
          </table:table-cell>
          <table:table-cell table:formula="of:=FLOOR([.F111];1)" office:value-type="float" office:value="14642" calcext:value-type="float">
            <text:p/>
          </table:table-cell>
          <table:table-cell table:formula="of:=[.A111]/[.E111]" office:value-type="float" office:value="0.00149432480255492" calcext:value-type="float">
            <text:p/>
          </table:table-cell>
          <table:table-cell table:formula="of:=([.H111]-[.$O$8])*([$Home.$C$33]-[$Home.$C$32])/([.$O$9]-[.$O$8])+[$Home.$C$32]" office:value-type="float" office:value="152.584226166741" calcext:value-type="float">
            <text:p/>
          </table:table-cell>
          <table:table-cell table:formula="of:=FLOOR([.I111];1)" office:value-type="float" office:value="152" calcext:value-type="float">
            <text:p/>
          </table:table-cell>
          <table:table-cell table:formula="of:=CONCATENATE([.G111];&quot;,&quot;;[.J111];&quot;,&quot;;&quot;basic&quot;;&quot;,&quot;;[.D111])" office:value-type="string" office:string-value="14642,152,basic,C++" calcext:value-type="string">
            <text:p>14642,152,basic,C++</text:p>
          </table:table-cell>
          <table:table-cell table:formula="of:=[.H111]*[$Home.$F$30]" office:value-type="float" office:value="129.109662940745" calcext:value-type="float">
            <text:p/>
          </table:table-cell>
          <table:table-cell table:formula="of:=[.E111]/60/60/24" office:value-type="float" office:value="2.14546296296296" calcext:value-type="float">
            <text:p/>
          </table:table-cell>
          <table:table-cell table:number-columns-repeated="2"/>
          <table:table-cell table:formula="of:=IF([.$D111]=[.P$1];1;0)" office:value-type="float" office:value="0" calcext:value-type="float">
            <text:p/>
          </table:table-cell>
          <table:table-cell table:formula="of:=IF([.$D111]=[.Q$1];1;0)" office:value-type="float" office:value="0" calcext:value-type="float">
            <text:p/>
          </table:table-cell>
          <table:table-cell table:formula="of:=IF([.$D111]=[.R$1];1;0)" office:value-type="float" office:value="1" calcext:value-type="float">
            <text:p/>
          </table:table-cell>
          <table:table-cell table:formula="of:=IF([.$D111]=[.S$1];1;0)" office:value-type="float" office:value="0" calcext:value-type="float">
            <text:p/>
          </table:table-cell>
          <table:table-cell table:formula="of:=IF([.$D111]=[.T$1];1;0)" office:value-type="float" office:value="0" calcext:value-type="float">
            <text:p/>
          </table:table-cell>
          <table:table-cell table:formula="of:=IF([.$D111]=[.U$1];1;0)" office:value-type="float" office:value="0" calcext:value-type="float">
            <text:p/>
          </table:table-cell>
          <table:table-cell table:formula="of:=IF([.$D111]=[.V$1];1;0)" office:value-type="float" office:value="0" calcext:value-type="float">
            <text:p/>
          </table:table-cell>
          <table:table-cell table:formula="of:=IF([.$D111]=[.W$1];1;0)" office:value-type="float" office:value="0" calcext:value-type="float">
            <text:p/>
          </table:table-cell>
          <table:table-cell table:formula="of:=IF([.$D111]=[.X$1];1;0)" office:value-type="float" office:value="0" calcext:value-type="float">
            <text:p/>
          </table:table-cell>
          <table:table-cell table:formula="of:=IF([.$D111]=[.Y$1];1;0)" office:value-type="float" office:value="0" calcext:value-type="float">
            <text:p/>
          </table:table-cell>
          <table:table-cell table:formula="of:=IF([.$D11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77189496" calcext:value-type="float">
            <text:p>1377189496</text:p>
          </table:table-cell>
          <table:table-cell office:value-type="float" office:value="1376927755" calcext:value-type="float">
            <text:p>1376927755</text:p>
          </table:table-cell>
          <table:table-cell office:value-type="string" calcext:value-type="string">
            <text:p>null</text:p>
          </table:table-cell>
          <table:table-cell table:formula="of:=[.B112]-[.C112]" office:value-type="float" office:value="261741" calcext:value-type="float">
            <text:p/>
          </table:table-cell>
          <table:table-cell table:formula="of:=([.C112]*1000-[$Home.$C$11])*[$Home.$C$24]/[$Home.$F$8]" office:value-type="float" office:value="18152.0392884702" calcext:value-type="float">
            <text:p/>
          </table:table-cell>
          <table:table-cell table:formula="of:=FLOOR([.F112];1)" office:value-type="float" office:value="18152" calcext:value-type="float">
            <text:p/>
          </table:table-cell>
          <table:table-cell table:formula="of:=[.A112]/[.E112]" office:value-type="float" office:value="0.00152440771602462" calcext:value-type="float">
            <text:p/>
          </table:table-cell>
          <table:table-cell table:formula="of:=([.H112]-[.$O$8])*([$Home.$C$33]-[$Home.$C$32])/([.$O$9]-[.$O$8])+[$Home.$C$32]" office:value-type="float" office:value="152.768491098879" calcext:value-type="float">
            <text:p/>
          </table:table-cell>
          <table:table-cell table:formula="of:=FLOOR([.I112];1)" office:value-type="float" office:value="152" calcext:value-type="float">
            <text:p/>
          </table:table-cell>
          <table:table-cell table:formula="of:=CONCATENATE([.G112];&quot;,&quot;;[.J112];&quot;,&quot;;&quot;basic&quot;;&quot;,&quot;;[.D112])" office:value-type="string" office:string-value="18152,152,basic,null" calcext:value-type="string">
            <text:p>18152,152,basic,null</text:p>
          </table:table-cell>
          <table:table-cell table:formula="of:=[.H112]*[$Home.$F$30]" office:value-type="float" office:value="131.708826664527" calcext:value-type="float">
            <text:p/>
          </table:table-cell>
          <table:table-cell table:formula="of:=[.E112]/60/60/24" office:value-type="float" office:value="3.02940972222222" calcext:value-type="float">
            <text:p/>
          </table:table-cell>
          <table:table-cell table:number-columns-repeated="2"/>
          <table:table-cell table:formula="of:=IF([.$D112]=[.P$1];1;0)" office:value-type="float" office:value="1" calcext:value-type="float">
            <text:p/>
          </table:table-cell>
          <table:table-cell table:formula="of:=IF([.$D112]=[.Q$1];1;0)" office:value-type="float" office:value="0" calcext:value-type="float">
            <text:p/>
          </table:table-cell>
          <table:table-cell table:formula="of:=IF([.$D112]=[.R$1];1;0)" office:value-type="float" office:value="0" calcext:value-type="float">
            <text:p/>
          </table:table-cell>
          <table:table-cell table:formula="of:=IF([.$D112]=[.S$1];1;0)" office:value-type="float" office:value="0" calcext:value-type="float">
            <text:p/>
          </table:table-cell>
          <table:table-cell table:formula="of:=IF([.$D112]=[.T$1];1;0)" office:value-type="float" office:value="0" calcext:value-type="float">
            <text:p/>
          </table:table-cell>
          <table:table-cell table:formula="of:=IF([.$D112]=[.U$1];1;0)" office:value-type="float" office:value="0" calcext:value-type="float">
            <text:p/>
          </table:table-cell>
          <table:table-cell table:formula="of:=IF([.$D112]=[.V$1];1;0)" office:value-type="float" office:value="0" calcext:value-type="float">
            <text:p/>
          </table:table-cell>
          <table:table-cell table:formula="of:=IF([.$D112]=[.W$1];1;0)" office:value-type="float" office:value="0" calcext:value-type="float">
            <text:p/>
          </table:table-cell>
          <table:table-cell table:formula="of:=IF([.$D112]=[.X$1];1;0)" office:value-type="float" office:value="0" calcext:value-type="float">
            <text:p/>
          </table:table-cell>
          <table:table-cell table:formula="of:=IF([.$D112]=[.Y$1];1;0)" office:value-type="float" office:value="0" calcext:value-type="float">
            <text:p/>
          </table:table-cell>
          <table:table-cell table:formula="of:=IF([.$D11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380639110" calcext:value-type="float">
            <text:p>1380639110</text:p>
          </table:table-cell>
          <table:table-cell office:value-type="float" office:value="1380124354" calcext:value-type="float">
            <text:p>1380124354</text:p>
          </table:table-cell>
          <table:table-cell office:value-type="string" calcext:value-type="string">
            <text:p>null</text:p>
          </table:table-cell>
          <table:table-cell table:formula="of:=[.B113]-[.C113]" office:value-type="float" office:value="514756" calcext:value-type="float">
            <text:p/>
          </table:table-cell>
          <table:table-cell table:formula="of:=([.C113]*1000-[$Home.$C$11])*[$Home.$C$24]/[$Home.$F$8]" office:value-type="float" office:value="19412.8405403343" calcext:value-type="float">
            <text:p/>
          </table:table-cell>
          <table:table-cell table:formula="of:=FLOOR([.F113];1)" office:value-type="float" office:value="19412" calcext:value-type="float">
            <text:p/>
          </table:table-cell>
          <table:table-cell table:formula="of:=[.A113]/[.E113]" office:value-type="float" office:value="0.00140260628336532" calcext:value-type="float">
            <text:p/>
          </table:table-cell>
          <table:table-cell table:formula="of:=([.H113]-[.$O$8])*([$Home.$C$33]-[$Home.$C$32])/([.$O$9]-[.$O$8])+[$Home.$C$32]" office:value-type="float" office:value="152.022428629036" calcext:value-type="float">
            <text:p/>
          </table:table-cell>
          <table:table-cell table:formula="of:=FLOOR([.I113];1)" office:value-type="float" office:value="152" calcext:value-type="float">
            <text:p/>
          </table:table-cell>
          <table:table-cell table:formula="of:=CONCATENATE([.G113];&quot;,&quot;;[.J113];&quot;,&quot;;&quot;basic&quot;;&quot;,&quot;;[.D113])" office:value-type="string" office:string-value="19412,152,basic,null" calcext:value-type="string">
            <text:p>19412,152,basic,null</text:p>
          </table:table-cell>
          <table:table-cell table:formula="of:=[.H113]*[$Home.$F$30]" office:value-type="float" office:value="121.185182882764" calcext:value-type="float">
            <text:p/>
          </table:table-cell>
          <table:table-cell table:formula="of:=[.E113]/60/60/24" office:value-type="float" office:value="5.95782407407407" calcext:value-type="float">
            <text:p/>
          </table:table-cell>
          <table:table-cell table:number-columns-repeated="2"/>
          <table:table-cell table:formula="of:=IF([.$D113]=[.P$1];1;0)" office:value-type="float" office:value="1" calcext:value-type="float">
            <text:p/>
          </table:table-cell>
          <table:table-cell table:formula="of:=IF([.$D113]=[.Q$1];1;0)" office:value-type="float" office:value="0" calcext:value-type="float">
            <text:p/>
          </table:table-cell>
          <table:table-cell table:formula="of:=IF([.$D113]=[.R$1];1;0)" office:value-type="float" office:value="0" calcext:value-type="float">
            <text:p/>
          </table:table-cell>
          <table:table-cell table:formula="of:=IF([.$D113]=[.S$1];1;0)" office:value-type="float" office:value="0" calcext:value-type="float">
            <text:p/>
          </table:table-cell>
          <table:table-cell table:formula="of:=IF([.$D113]=[.T$1];1;0)" office:value-type="float" office:value="0" calcext:value-type="float">
            <text:p/>
          </table:table-cell>
          <table:table-cell table:formula="of:=IF([.$D113]=[.U$1];1;0)" office:value-type="float" office:value="0" calcext:value-type="float">
            <text:p/>
          </table:table-cell>
          <table:table-cell table:formula="of:=IF([.$D113]=[.V$1];1;0)" office:value-type="float" office:value="0" calcext:value-type="float">
            <text:p/>
          </table:table-cell>
          <table:table-cell table:formula="of:=IF([.$D113]=[.W$1];1;0)" office:value-type="float" office:value="0" calcext:value-type="float">
            <text:p/>
          </table:table-cell>
          <table:table-cell table:formula="of:=IF([.$D113]=[.X$1];1;0)" office:value-type="float" office:value="0" calcext:value-type="float">
            <text:p/>
          </table:table-cell>
          <table:table-cell table:formula="of:=IF([.$D113]=[.Y$1];1;0)" office:value-type="float" office:value="0" calcext:value-type="float">
            <text:p/>
          </table:table-cell>
          <table:table-cell table:formula="of:=IF([.$D11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float" office:value="1387392855" calcext:value-type="float">
            <text:p>1387392855</text:p>
          </table:table-cell>
          <table:table-cell office:value-type="float" office:value="1382881000" calcext:value-type="float">
            <text:p>1382881000</text:p>
          </table:table-cell>
          <table:table-cell office:value-type="string" calcext:value-type="string">
            <text:p>Shell</text:p>
          </table:table-cell>
          <table:table-cell table:formula="of:=[.B114]-[.C114]" office:value-type="float" office:value="4511855" calcext:value-type="float">
            <text:p/>
          </table:table-cell>
          <table:table-cell table:formula="of:=([.C114]*1000-[$Home.$C$11])*[$Home.$C$24]/[$Home.$F$8]" office:value-type="float" office:value="20500.1157123988" calcext:value-type="float">
            <text:p/>
          </table:table-cell>
          <table:table-cell table:formula="of:=FLOOR([.F114];1)" office:value-type="float" office:value="20500" calcext:value-type="float">
            <text:p/>
          </table:table-cell>
          <table:table-cell table:formula="of:=[.A114]/[.E114]" office:value-type="float" office:value="0.0015197740175604" calcext:value-type="float">
            <text:p/>
          </table:table-cell>
          <table:table-cell table:formula="of:=([.H114]-[.$O$8])*([$Home.$C$33]-[$Home.$C$32])/([.$O$9]-[.$O$8])+[$Home.$C$32]" office:value-type="float" office:value="152.740108604148" calcext:value-type="float">
            <text:p/>
          </table:table-cell>
          <table:table-cell table:formula="of:=FLOOR([.I114];1)" office:value-type="float" office:value="152" calcext:value-type="float">
            <text:p/>
          </table:table-cell>
          <table:table-cell table:formula="of:=CONCATENATE([.G114];&quot;,&quot;;[.J114];&quot;,&quot;;&quot;basic&quot;;&quot;,&quot;;[.D114])" office:value-type="string" office:string-value="20500,152,basic,Shell" calcext:value-type="string">
            <text:p>20500,152,basic,Shell</text:p>
          </table:table-cell>
          <table:table-cell table:formula="of:=[.H114]*[$Home.$F$30]" office:value-type="float" office:value="131.308475117219" calcext:value-type="float">
            <text:p/>
          </table:table-cell>
          <table:table-cell table:formula="of:=[.E114]/60/60/24" office:value-type="float" office:value="52.2205439814815" calcext:value-type="float">
            <text:p/>
          </table:table-cell>
          <table:table-cell table:number-columns-repeated="2"/>
          <table:table-cell table:formula="of:=IF([.$D114]=[.P$1];1;0)" office:value-type="float" office:value="0" calcext:value-type="float">
            <text:p/>
          </table:table-cell>
          <table:table-cell table:formula="of:=IF([.$D114]=[.Q$1];1;0)" office:value-type="float" office:value="0" calcext:value-type="float">
            <text:p/>
          </table:table-cell>
          <table:table-cell table:formula="of:=IF([.$D114]=[.R$1];1;0)" office:value-type="float" office:value="0" calcext:value-type="float">
            <text:p/>
          </table:table-cell>
          <table:table-cell table:formula="of:=IF([.$D114]=[.S$1];1;0)" office:value-type="float" office:value="0" calcext:value-type="float">
            <text:p/>
          </table:table-cell>
          <table:table-cell table:formula="of:=IF([.$D114]=[.T$1];1;0)" office:value-type="float" office:value="0" calcext:value-type="float">
            <text:p/>
          </table:table-cell>
          <table:table-cell table:formula="of:=IF([.$D114]=[.U$1];1;0)" office:value-type="float" office:value="0" calcext:value-type="float">
            <text:p/>
          </table:table-cell>
          <table:table-cell table:formula="of:=IF([.$D114]=[.V$1];1;0)" office:value-type="float" office:value="0" calcext:value-type="float">
            <text:p/>
          </table:table-cell>
          <table:table-cell table:formula="of:=IF([.$D114]=[.W$1];1;0)" office:value-type="float" office:value="0" calcext:value-type="float">
            <text:p/>
          </table:table-cell>
          <table:table-cell table:formula="of:=IF([.$D114]=[.X$1];1;0)" office:value-type="float" office:value="0" calcext:value-type="float">
            <text:p/>
          </table:table-cell>
          <table:table-cell table:formula="of:=IF([.$D114]=[.Y$1];1;0)" office:value-type="float" office:value="0" calcext:value-type="float">
            <text:p/>
          </table:table-cell>
          <table:table-cell table:formula="of:=IF([.$D11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395880927" calcext:value-type="float">
            <text:p>1395880927</text:p>
          </table:table-cell>
          <table:table-cell office:value-type="float" office:value="1392945222" calcext:value-type="float">
            <text:p>1392945222</text:p>
          </table:table-cell>
          <table:table-cell office:value-type="string" calcext:value-type="string">
            <text:p>null</text:p>
          </table:table-cell>
          <table:table-cell table:formula="of:=[.B115]-[.C115]" office:value-type="float" office:value="2935705" calcext:value-type="float">
            <text:p/>
          </table:table-cell>
          <table:table-cell table:formula="of:=([.C115]*1000-[$Home.$C$11])*[$Home.$C$24]/[$Home.$F$8]" office:value-type="float" office:value="24469.6419797343" calcext:value-type="float">
            <text:p/>
          </table:table-cell>
          <table:table-cell table:formula="of:=FLOOR([.F115];1)" office:value-type="float" office:value="24469" calcext:value-type="float">
            <text:p/>
          </table:table-cell>
          <table:table-cell table:formula="of:=[.A115]/[.E115]" office:value-type="float" office:value="0.00151922621653061" calcext:value-type="float">
            <text:p/>
          </table:table-cell>
          <table:table-cell table:formula="of:=([.H115]-[.$O$8])*([$Home.$C$33]-[$Home.$C$32])/([.$O$9]-[.$O$8])+[$Home.$C$32]" office:value-type="float" office:value="152.736753193785" calcext:value-type="float">
            <text:p/>
          </table:table-cell>
          <table:table-cell table:formula="of:=FLOOR([.I115];1)" office:value-type="float" office:value="152" calcext:value-type="float">
            <text:p/>
          </table:table-cell>
          <table:table-cell table:formula="of:=CONCATENATE([.G115];&quot;,&quot;;[.J115];&quot;,&quot;;&quot;basic&quot;;&quot;,&quot;;[.D115])" office:value-type="string" office:string-value="24469,152,basic,null" calcext:value-type="string">
            <text:p>24469,152,basic,null</text:p>
          </table:table-cell>
          <table:table-cell table:formula="of:=[.H115]*[$Home.$F$30]" office:value-type="float" office:value="131.261145108245" calcext:value-type="float">
            <text:p/>
          </table:table-cell>
          <table:table-cell table:formula="of:=[.E115]/60/60/24" office:value-type="float" office:value="33.9780671296296" calcext:value-type="float">
            <text:p/>
          </table:table-cell>
          <table:table-cell table:number-columns-repeated="2"/>
          <table:table-cell table:formula="of:=IF([.$D115]=[.P$1];1;0)" office:value-type="float" office:value="1" calcext:value-type="float">
            <text:p/>
          </table:table-cell>
          <table:table-cell table:formula="of:=IF([.$D115]=[.Q$1];1;0)" office:value-type="float" office:value="0" calcext:value-type="float">
            <text:p/>
          </table:table-cell>
          <table:table-cell table:formula="of:=IF([.$D115]=[.R$1];1;0)" office:value-type="float" office:value="0" calcext:value-type="float">
            <text:p/>
          </table:table-cell>
          <table:table-cell table:formula="of:=IF([.$D115]=[.S$1];1;0)" office:value-type="float" office:value="0" calcext:value-type="float">
            <text:p/>
          </table:table-cell>
          <table:table-cell table:formula="of:=IF([.$D115]=[.T$1];1;0)" office:value-type="float" office:value="0" calcext:value-type="float">
            <text:p/>
          </table:table-cell>
          <table:table-cell table:formula="of:=IF([.$D115]=[.U$1];1;0)" office:value-type="float" office:value="0" calcext:value-type="float">
            <text:p/>
          </table:table-cell>
          <table:table-cell table:formula="of:=IF([.$D115]=[.V$1];1;0)" office:value-type="float" office:value="0" calcext:value-type="float">
            <text:p/>
          </table:table-cell>
          <table:table-cell table:formula="of:=IF([.$D115]=[.W$1];1;0)" office:value-type="float" office:value="0" calcext:value-type="float">
            <text:p/>
          </table:table-cell>
          <table:table-cell table:formula="of:=IF([.$D115]=[.X$1];1;0)" office:value-type="float" office:value="0" calcext:value-type="float">
            <text:p/>
          </table:table-cell>
          <table:table-cell table:formula="of:=IF([.$D115]=[.Y$1];1;0)" office:value-type="float" office:value="0" calcext:value-type="float">
            <text:p/>
          </table:table-cell>
          <table:table-cell table:formula="of:=IF([.$D11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96389121" calcext:value-type="float">
            <text:p>1396389121</text:p>
          </table:table-cell>
          <table:table-cell office:value-type="float" office:value="1396215644" calcext:value-type="float">
            <text:p>1396215644</text:p>
          </table:table-cell>
          <table:table-cell office:value-type="string" calcext:value-type="string">
            <text:p>JavaScript</text:p>
          </table:table-cell>
          <table:table-cell table:formula="of:=[.B116]-[.C116]" office:value-type="float" office:value="173477" calcext:value-type="float">
            <text:p/>
          </table:table-cell>
          <table:table-cell table:formula="of:=([.C116]*1000-[$Home.$C$11])*[$Home.$C$24]/[$Home.$F$8]" office:value-type="float" office:value="25759.5604686421" calcext:value-type="float">
            <text:p/>
          </table:table-cell>
          <table:table-cell table:formula="of:=FLOOR([.F116];1)" office:value-type="float" office:value="25759" calcext:value-type="float">
            <text:p/>
          </table:table-cell>
          <table:table-cell table:formula="of:=[.A116]/[.E116]" office:value-type="float" office:value="0.0014411132311488" calcext:value-type="float">
            <text:p/>
          </table:table-cell>
          <table:table-cell table:formula="of:=([.H116]-[.$O$8])*([$Home.$C$33]-[$Home.$C$32])/([.$O$9]-[.$O$8])+[$Home.$C$32]" office:value-type="float" office:value="152.258292755937" calcext:value-type="float">
            <text:p/>
          </table:table-cell>
          <table:table-cell table:formula="of:=FLOOR([.I116];1)" office:value-type="float" office:value="152" calcext:value-type="float">
            <text:p/>
          </table:table-cell>
          <table:table-cell table:formula="of:=CONCATENATE([.G116];&quot;,&quot;;[.J116];&quot;,&quot;;&quot;basic&quot;;&quot;,&quot;;[.D116])" office:value-type="string" office:string-value="25759,152,basic,JavaScript" calcext:value-type="string">
            <text:p>25759,152,basic,JavaScript</text:p>
          </table:table-cell>
          <table:table-cell table:formula="of:=[.H116]*[$Home.$F$30]" office:value-type="float" office:value="124.512183171256" calcext:value-type="float">
            <text:p/>
          </table:table-cell>
          <table:table-cell table:formula="of:=[.E116]/60/60/24" office:value-type="float" office:value="2.00783564814815" calcext:value-type="float">
            <text:p/>
          </table:table-cell>
          <table:table-cell table:number-columns-repeated="2"/>
          <table:table-cell table:formula="of:=IF([.$D116]=[.P$1];1;0)" office:value-type="float" office:value="0" calcext:value-type="float">
            <text:p/>
          </table:table-cell>
          <table:table-cell table:formula="of:=IF([.$D116]=[.Q$1];1;0)" office:value-type="float" office:value="1" calcext:value-type="float">
            <text:p/>
          </table:table-cell>
          <table:table-cell table:formula="of:=IF([.$D116]=[.R$1];1;0)" office:value-type="float" office:value="0" calcext:value-type="float">
            <text:p/>
          </table:table-cell>
          <table:table-cell table:formula="of:=IF([.$D116]=[.S$1];1;0)" office:value-type="float" office:value="0" calcext:value-type="float">
            <text:p/>
          </table:table-cell>
          <table:table-cell table:formula="of:=IF([.$D116]=[.T$1];1;0)" office:value-type="float" office:value="0" calcext:value-type="float">
            <text:p/>
          </table:table-cell>
          <table:table-cell table:formula="of:=IF([.$D116]=[.U$1];1;0)" office:value-type="float" office:value="0" calcext:value-type="float">
            <text:p/>
          </table:table-cell>
          <table:table-cell table:formula="of:=IF([.$D116]=[.V$1];1;0)" office:value-type="float" office:value="0" calcext:value-type="float">
            <text:p/>
          </table:table-cell>
          <table:table-cell table:formula="of:=IF([.$D116]=[.W$1];1;0)" office:value-type="float" office:value="0" calcext:value-type="float">
            <text:p/>
          </table:table-cell>
          <table:table-cell table:formula="of:=IF([.$D116]=[.X$1];1;0)" office:value-type="float" office:value="0" calcext:value-type="float">
            <text:p/>
          </table:table-cell>
          <table:table-cell table:formula="of:=IF([.$D116]=[.Y$1];1;0)" office:value-type="float" office:value="0" calcext:value-type="float">
            <text:p/>
          </table:table-cell>
          <table:table-cell table:formula="of:=IF([.$D11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96547146" calcext:value-type="float">
            <text:p>1396547146</text:p>
          </table:table-cell>
          <table:table-cell office:value-type="float" office:value="1396290600" calcext:value-type="float">
            <text:p>1396290600</text:p>
          </table:table-cell>
          <table:table-cell office:value-type="string" calcext:value-type="string">
            <text:p>Ruby</text:p>
          </table:table-cell>
          <table:table-cell table:formula="of:=[.B117]-[.C117]" office:value-type="float" office:value="256546" calcext:value-type="float">
            <text:p/>
          </table:table-cell>
          <table:table-cell table:formula="of:=([.C117]*1000-[$Home.$C$11])*[$Home.$C$24]/[$Home.$F$8]" office:value-type="float" office:value="25789.1245830758" calcext:value-type="float">
            <text:p/>
          </table:table-cell>
          <table:table-cell table:formula="of:=FLOOR([.F117];1)" office:value-type="float" office:value="25789" calcext:value-type="float">
            <text:p/>
          </table:table-cell>
          <table:table-cell table:formula="of:=[.A117]/[.E117]" office:value-type="float" office:value="0.00141495092498032" calcext:value-type="float">
            <text:p/>
          </table:table-cell>
          <table:table-cell table:formula="of:=([.H117]-[.$O$8])*([$Home.$C$33]-[$Home.$C$32])/([.$O$9]-[.$O$8])+[$Home.$C$32]" office:value-type="float" office:value="152.098042467162" calcext:value-type="float">
            <text:p/>
          </table:table-cell>
          <table:table-cell table:formula="of:=FLOOR([.I117];1)" office:value-type="float" office:value="152" calcext:value-type="float">
            <text:p/>
          </table:table-cell>
          <table:table-cell table:formula="of:=CONCATENATE([.G117];&quot;,&quot;;[.J117];&quot;,&quot;;&quot;basic&quot;;&quot;,&quot;;[.D117])" office:value-type="string" office:string-value="25789,152,basic,Ruby" calcext:value-type="string">
            <text:p>25789,152,basic,Ruby</text:p>
          </table:table-cell>
          <table:table-cell table:formula="of:=[.H117]*[$Home.$F$30]" office:value-type="float" office:value="122.251759918299" calcext:value-type="float">
            <text:p/>
          </table:table-cell>
          <table:table-cell table:formula="of:=[.E117]/60/60/24" office:value-type="float" office:value="2.96928240740741" calcext:value-type="float">
            <text:p/>
          </table:table-cell>
          <table:table-cell table:number-columns-repeated="2"/>
          <table:table-cell table:formula="of:=IF([.$D117]=[.P$1];1;0)" office:value-type="float" office:value="0" calcext:value-type="float">
            <text:p/>
          </table:table-cell>
          <table:table-cell table:formula="of:=IF([.$D117]=[.Q$1];1;0)" office:value-type="float" office:value="0" calcext:value-type="float">
            <text:p/>
          </table:table-cell>
          <table:table-cell table:formula="of:=IF([.$D117]=[.R$1];1;0)" office:value-type="float" office:value="0" calcext:value-type="float">
            <text:p/>
          </table:table-cell>
          <table:table-cell table:formula="of:=IF([.$D117]=[.S$1];1;0)" office:value-type="float" office:value="0" calcext:value-type="float">
            <text:p/>
          </table:table-cell>
          <table:table-cell table:formula="of:=IF([.$D117]=[.T$1];1;0)" office:value-type="float" office:value="0" calcext:value-type="float">
            <text:p/>
          </table:table-cell>
          <table:table-cell table:formula="of:=IF([.$D117]=[.U$1];1;0)" office:value-type="float" office:value="0" calcext:value-type="float">
            <text:p/>
          </table:table-cell>
          <table:table-cell table:formula="of:=IF([.$D117]=[.V$1];1;0)" office:value-type="float" office:value="0" calcext:value-type="float">
            <text:p/>
          </table:table-cell>
          <table:table-cell table:formula="of:=IF([.$D117]=[.W$1];1;0)" office:value-type="float" office:value="0" calcext:value-type="float">
            <text:p/>
          </table:table-cell>
          <table:table-cell table:formula="of:=IF([.$D117]=[.X$1];1;0)" office:value-type="float" office:value="1" calcext:value-type="float">
            <text:p/>
          </table:table-cell>
          <table:table-cell table:formula="of:=IF([.$D117]=[.Y$1];1;0)" office:value-type="float" office:value="0" calcext:value-type="float">
            <text:p/>
          </table:table-cell>
          <table:table-cell table:formula="of:=IF([.$D11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99260634" calcext:value-type="float">
            <text:p>1399260634</text:p>
          </table:table-cell>
          <table:table-cell office:value-type="float" office:value="1399080253" calcext:value-type="float">
            <text:p>1399080253</text:p>
          </table:table-cell>
          <table:table-cell office:value-type="string" calcext:value-type="string">
            <text:p>JavaScript</text:p>
          </table:table-cell>
          <table:table-cell table:formula="of:=[.B118]-[.C118]" office:value-type="float" office:value="180381" calcext:value-type="float">
            <text:p/>
          </table:table-cell>
          <table:table-cell table:formula="of:=([.C118]*1000-[$Home.$C$11])*[$Home.$C$24]/[$Home.$F$8]" office:value-type="float" office:value="26889.4183623914" calcext:value-type="float">
            <text:p/>
          </table:table-cell>
          <table:table-cell table:formula="of:=FLOOR([.F118];1)" office:value-type="float" office:value="26889" calcext:value-type="float">
            <text:p/>
          </table:table-cell>
          <table:table-cell table:formula="of:=[.A118]/[.E118]" office:value-type="float" office:value="0.00145802495828275" calcext:value-type="float">
            <text:p/>
          </table:table-cell>
          <table:table-cell table:formula="of:=([.H118]-[.$O$8])*([$Home.$C$33]-[$Home.$C$32])/([.$O$9]-[.$O$8])+[$Home.$C$32]" office:value-type="float" office:value="152.361881068811" calcext:value-type="float">
            <text:p/>
          </table:table-cell>
          <table:table-cell table:formula="of:=FLOOR([.I118];1)" office:value-type="float" office:value="152" calcext:value-type="float">
            <text:p/>
          </table:table-cell>
          <table:table-cell table:formula="of:=CONCATENATE([.G118];&quot;,&quot;;[.J118];&quot;,&quot;;&quot;basic&quot;;&quot;,&quot;;[.D118])" office:value-type="string" office:string-value="26889,152,basic,JavaScript" calcext:value-type="string">
            <text:p>26889,152,basic,JavaScript</text:p>
          </table:table-cell>
          <table:table-cell table:formula="of:=[.H118]*[$Home.$F$30]" office:value-type="float" office:value="125.973356395629" calcext:value-type="float">
            <text:p/>
          </table:table-cell>
          <table:table-cell table:formula="of:=[.E118]/60/60/24" office:value-type="float" office:value="2.08774305555556" calcext:value-type="float">
            <text:p/>
          </table:table-cell>
          <table:table-cell table:number-columns-repeated="2"/>
          <table:table-cell table:formula="of:=IF([.$D118]=[.P$1];1;0)" office:value-type="float" office:value="0" calcext:value-type="float">
            <text:p/>
          </table:table-cell>
          <table:table-cell table:formula="of:=IF([.$D118]=[.Q$1];1;0)" office:value-type="float" office:value="1" calcext:value-type="float">
            <text:p/>
          </table:table-cell>
          <table:table-cell table:formula="of:=IF([.$D118]=[.R$1];1;0)" office:value-type="float" office:value="0" calcext:value-type="float">
            <text:p/>
          </table:table-cell>
          <table:table-cell table:formula="of:=IF([.$D118]=[.S$1];1;0)" office:value-type="float" office:value="0" calcext:value-type="float">
            <text:p/>
          </table:table-cell>
          <table:table-cell table:formula="of:=IF([.$D118]=[.T$1];1;0)" office:value-type="float" office:value="0" calcext:value-type="float">
            <text:p/>
          </table:table-cell>
          <table:table-cell table:formula="of:=IF([.$D118]=[.U$1];1;0)" office:value-type="float" office:value="0" calcext:value-type="float">
            <text:p/>
          </table:table-cell>
          <table:table-cell table:formula="of:=IF([.$D118]=[.V$1];1;0)" office:value-type="float" office:value="0" calcext:value-type="float">
            <text:p/>
          </table:table-cell>
          <table:table-cell table:formula="of:=IF([.$D118]=[.W$1];1;0)" office:value-type="float" office:value="0" calcext:value-type="float">
            <text:p/>
          </table:table-cell>
          <table:table-cell table:formula="of:=IF([.$D118]=[.X$1];1;0)" office:value-type="float" office:value="0" calcext:value-type="float">
            <text:p/>
          </table:table-cell>
          <table:table-cell table:formula="of:=IF([.$D118]=[.Y$1];1;0)" office:value-type="float" office:value="0" calcext:value-type="float">
            <text:p/>
          </table:table-cell>
          <table:table-cell table:formula="of:=IF([.$D11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03487825" calcext:value-type="float">
            <text:p>1403487825</text:p>
          </table:table-cell>
          <table:table-cell office:value-type="float" office:value="1403305466" calcext:value-type="float">
            <text:p>1403305466</text:p>
          </table:table-cell>
          <table:table-cell office:value-type="string" calcext:value-type="string">
            <text:p>PHP</text:p>
          </table:table-cell>
          <table:table-cell table:formula="of:=[.B119]-[.C119]" office:value-type="float" office:value="182359" calcext:value-type="float">
            <text:p/>
          </table:table-cell>
          <table:table-cell table:formula="of:=([.C119]*1000-[$Home.$C$11])*[$Home.$C$24]/[$Home.$F$8]" office:value-type="float" office:value="28555.9251215415" calcext:value-type="float">
            <text:p/>
          </table:table-cell>
          <table:table-cell table:formula="of:=FLOOR([.F119];1)" office:value-type="float" office:value="28555" calcext:value-type="float">
            <text:p/>
          </table:table-cell>
          <table:table-cell table:formula="of:=[.A119]/[.E119]" office:value-type="float" office:value="0.00140382432454664" calcext:value-type="float">
            <text:p/>
          </table:table-cell>
          <table:table-cell table:formula="of:=([.H119]-[.$O$8])*([$Home.$C$33]-[$Home.$C$32])/([.$O$9]-[.$O$8])+[$Home.$C$32]" office:value-type="float" office:value="152.029889418226" calcext:value-type="float">
            <text:p/>
          </table:table-cell>
          <table:table-cell table:formula="of:=FLOOR([.I119];1)" office:value-type="float" office:value="152" calcext:value-type="float">
            <text:p/>
          </table:table-cell>
          <table:table-cell table:formula="of:=CONCATENATE([.G119];&quot;,&quot;;[.J119];&quot;,&quot;;&quot;basic&quot;;&quot;,&quot;;[.D119])" office:value-type="string" office:string-value="28555,152,basic,PHP" calcext:value-type="string">
            <text:p>28555,152,basic,PHP</text:p>
          </table:table-cell>
          <table:table-cell table:formula="of:=[.H119]*[$Home.$F$30]" office:value-type="float" office:value="121.290421640829" calcext:value-type="float">
            <text:p/>
          </table:table-cell>
          <table:table-cell table:formula="of:=[.E119]/60/60/24" office:value-type="float" office:value="2.11063657407407" calcext:value-type="float">
            <text:p/>
          </table:table-cell>
          <table:table-cell table:number-columns-repeated="2"/>
          <table:table-cell table:formula="of:=IF([.$D119]=[.P$1];1;0)" office:value-type="float" office:value="0" calcext:value-type="float">
            <text:p/>
          </table:table-cell>
          <table:table-cell table:formula="of:=IF([.$D119]=[.Q$1];1;0)" office:value-type="float" office:value="0" calcext:value-type="float">
            <text:p/>
          </table:table-cell>
          <table:table-cell table:formula="of:=IF([.$D119]=[.R$1];1;0)" office:value-type="float" office:value="0" calcext:value-type="float">
            <text:p/>
          </table:table-cell>
          <table:table-cell table:formula="of:=IF([.$D119]=[.S$1];1;0)" office:value-type="float" office:value="0" calcext:value-type="float">
            <text:p/>
          </table:table-cell>
          <table:table-cell table:formula="of:=IF([.$D119]=[.T$1];1;0)" office:value-type="float" office:value="0" calcext:value-type="float">
            <text:p/>
          </table:table-cell>
          <table:table-cell table:formula="of:=IF([.$D119]=[.U$1];1;0)" office:value-type="float" office:value="1" calcext:value-type="float">
            <text:p/>
          </table:table-cell>
          <table:table-cell table:formula="of:=IF([.$D119]=[.V$1];1;0)" office:value-type="float" office:value="0" calcext:value-type="float">
            <text:p/>
          </table:table-cell>
          <table:table-cell table:formula="of:=IF([.$D119]=[.W$1];1;0)" office:value-type="float" office:value="0" calcext:value-type="float">
            <text:p/>
          </table:table-cell>
          <table:table-cell table:formula="of:=IF([.$D119]=[.X$1];1;0)" office:value-type="float" office:value="0" calcext:value-type="float">
            <text:p/>
          </table:table-cell>
          <table:table-cell table:formula="of:=IF([.$D119]=[.Y$1];1;0)" office:value-type="float" office:value="0" calcext:value-type="float">
            <text:p/>
          </table:table-cell>
          <table:table-cell table:formula="of:=IF([.$D11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333605491" calcext:value-type="float">
            <text:p>1333605491</text:p>
          </table:table-cell>
          <table:table-cell office:value-type="float" office:value="1333135867" calcext:value-type="float">
            <text:p>1333135867</text:p>
          </table:table-cell>
          <table:table-cell office:value-type="string" calcext:value-type="string">
            <text:p>C++</text:p>
          </table:table-cell>
          <table:table-cell table:formula="of:=[.B120]-[.C120]" office:value-type="float" office:value="469624" calcext:value-type="float">
            <text:p/>
          </table:table-cell>
          <table:table-cell table:formula="of:=([.C120]*1000-[$Home.$C$11])*[$Home.$C$24]/[$Home.$F$8]" office:value-type="float" office:value="879.660985188081" calcext:value-type="float">
            <text:p/>
          </table:table-cell>
          <table:table-cell table:formula="of:=FLOOR([.F120];1)" office:value-type="float" office:value="879" calcext:value-type="float">
            <text:p/>
          </table:table-cell>
          <table:table-cell table:formula="of:=[.A120]/[.E120]" office:value-type="float" office:value="0.00130317019573105" calcext:value-type="float">
            <text:p/>
          </table:table-cell>
          <table:table-cell table:formula="of:=([.H120]-[.$O$8])*([$Home.$C$33]-[$Home.$C$32])/([.$O$9]-[.$O$8])+[$Home.$C$32]" office:value-type="float" office:value="151.41335916645" calcext:value-type="float">
            <text:p/>
          </table:table-cell>
          <table:table-cell table:formula="of:=FLOOR([.I120];1)" office:value-type="float" office:value="151" calcext:value-type="float">
            <text:p/>
          </table:table-cell>
          <table:table-cell table:formula="of:=CONCATENATE([.G120];&quot;,&quot;;[.J120];&quot;,&quot;;&quot;basic&quot;;&quot;,&quot;;[.D120])" office:value-type="string" office:string-value="879,151,basic,C++" calcext:value-type="string">
            <text:p>879,151,basic,C++</text:p>
          </table:table-cell>
          <table:table-cell table:formula="of:=[.H120]*[$Home.$F$30]" office:value-type="float" office:value="112.593904911163" calcext:value-type="float">
            <text:p/>
          </table:table-cell>
          <table:table-cell table:formula="of:=[.E120]/60/60/24" office:value-type="float" office:value="5.43546296296296" calcext:value-type="float">
            <text:p/>
          </table:table-cell>
          <table:table-cell table:number-columns-repeated="2"/>
          <table:table-cell table:formula="of:=IF([.$D120]=[.P$1];1;0)" office:value-type="float" office:value="0" calcext:value-type="float">
            <text:p/>
          </table:table-cell>
          <table:table-cell table:formula="of:=IF([.$D120]=[.Q$1];1;0)" office:value-type="float" office:value="0" calcext:value-type="float">
            <text:p/>
          </table:table-cell>
          <table:table-cell table:formula="of:=IF([.$D120]=[.R$1];1;0)" office:value-type="float" office:value="1" calcext:value-type="float">
            <text:p/>
          </table:table-cell>
          <table:table-cell table:formula="of:=IF([.$D120]=[.S$1];1;0)" office:value-type="float" office:value="0" calcext:value-type="float">
            <text:p/>
          </table:table-cell>
          <table:table-cell table:formula="of:=IF([.$D120]=[.T$1];1;0)" office:value-type="float" office:value="0" calcext:value-type="float">
            <text:p/>
          </table:table-cell>
          <table:table-cell table:formula="of:=IF([.$D120]=[.U$1];1;0)" office:value-type="float" office:value="0" calcext:value-type="float">
            <text:p/>
          </table:table-cell>
          <table:table-cell table:formula="of:=IF([.$D120]=[.V$1];1;0)" office:value-type="float" office:value="0" calcext:value-type="float">
            <text:p/>
          </table:table-cell>
          <table:table-cell table:formula="of:=IF([.$D120]=[.W$1];1;0)" office:value-type="float" office:value="0" calcext:value-type="float">
            <text:p/>
          </table:table-cell>
          <table:table-cell table:formula="of:=IF([.$D120]=[.X$1];1;0)" office:value-type="float" office:value="0" calcext:value-type="float">
            <text:p/>
          </table:table-cell>
          <table:table-cell table:formula="of:=IF([.$D120]=[.Y$1];1;0)" office:value-type="float" office:value="0" calcext:value-type="float">
            <text:p/>
          </table:table-cell>
          <table:table-cell table:formula="of:=IF([.$D12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35132743" calcext:value-type="float">
            <text:p>1335132743</text:p>
          </table:table-cell>
          <table:table-cell office:value-type="float" office:value="1334955143" calcext:value-type="float">
            <text:p>1334955143</text:p>
          </table:table-cell>
          <table:table-cell office:value-type="string" calcext:value-type="string">
            <text:p>C#</text:p>
          </table:table-cell>
          <table:table-cell table:formula="of:=[.B121]-[.C121]" office:value-type="float" office:value="177600" calcext:value-type="float">
            <text:p/>
          </table:table-cell>
          <table:table-cell table:formula="of:=([.C121]*1000-[$Home.$C$11])*[$Home.$C$24]/[$Home.$F$8]" office:value-type="float" office:value="1597.21907060522" calcext:value-type="float">
            <text:p/>
          </table:table-cell>
          <table:table-cell table:formula="of:=FLOOR([.F121];1)" office:value-type="float" office:value="1597" calcext:value-type="float">
            <text:p/>
          </table:table-cell>
          <table:table-cell table:formula="of:=[.A121]/[.E121]" office:value-type="float" office:value="0.00128378378378378" calcext:value-type="float">
            <text:p/>
          </table:table-cell>
          <table:table-cell table:formula="of:=([.H121]-[.$O$8])*([$Home.$C$33]-[$Home.$C$32])/([.$O$9]-[.$O$8])+[$Home.$C$32]" office:value-type="float" office:value="151.294612826091" calcext:value-type="float">
            <text:p/>
          </table:table-cell>
          <table:table-cell table:formula="of:=FLOOR([.I121];1)" office:value-type="float" office:value="151" calcext:value-type="float">
            <text:p/>
          </table:table-cell>
          <table:table-cell table:formula="of:=CONCATENATE([.G121];&quot;,&quot;;[.J121];&quot;,&quot;;&quot;basic&quot;;&quot;,&quot;;[.D121])" office:value-type="string" office:string-value="1597,151,basic,C#" calcext:value-type="string">
            <text:p>1597,151,basic,C#</text:p>
          </table:table-cell>
          <table:table-cell table:formula="of:=[.H121]*[$Home.$F$30]" office:value-type="float" office:value="110.918918918919" calcext:value-type="float">
            <text:p/>
          </table:table-cell>
          <table:table-cell table:formula="of:=[.E121]/60/60/24" office:value-type="float" office:value="2.05555555555556" calcext:value-type="float">
            <text:p/>
          </table:table-cell>
          <table:table-cell table:number-columns-repeated="2"/>
          <table:table-cell table:formula="of:=IF([.$D121]=[.P$1];1;0)" office:value-type="float" office:value="0" calcext:value-type="float">
            <text:p/>
          </table:table-cell>
          <table:table-cell table:formula="of:=IF([.$D121]=[.Q$1];1;0)" office:value-type="float" office:value="0" calcext:value-type="float">
            <text:p/>
          </table:table-cell>
          <table:table-cell table:formula="of:=IF([.$D121]=[.R$1];1;0)" office:value-type="float" office:value="0" calcext:value-type="float">
            <text:p/>
          </table:table-cell>
          <table:table-cell table:formula="of:=IF([.$D121]=[.S$1];1;0)" office:value-type="float" office:value="0" calcext:value-type="float">
            <text:p/>
          </table:table-cell>
          <table:table-cell table:formula="of:=IF([.$D121]=[.T$1];1;0)" office:value-type="float" office:value="1" calcext:value-type="float">
            <text:p/>
          </table:table-cell>
          <table:table-cell table:formula="of:=IF([.$D121]=[.U$1];1;0)" office:value-type="float" office:value="0" calcext:value-type="float">
            <text:p/>
          </table:table-cell>
          <table:table-cell table:formula="of:=IF([.$D121]=[.V$1];1;0)" office:value-type="float" office:value="0" calcext:value-type="float">
            <text:p/>
          </table:table-cell>
          <table:table-cell table:formula="of:=IF([.$D121]=[.W$1];1;0)" office:value-type="float" office:value="0" calcext:value-type="float">
            <text:p/>
          </table:table-cell>
          <table:table-cell table:formula="of:=IF([.$D121]=[.X$1];1;0)" office:value-type="float" office:value="0" calcext:value-type="float">
            <text:p/>
          </table:table-cell>
          <table:table-cell table:formula="of:=IF([.$D121]=[.Y$1];1;0)" office:value-type="float" office:value="0" calcext:value-type="float">
            <text:p/>
          </table:table-cell>
          <table:table-cell table:formula="of:=IF([.$D12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35727506" calcext:value-type="float">
            <text:p>1335727506</text:p>
          </table:table-cell>
          <table:table-cell office:value-type="float" office:value="1335221832" calcext:value-type="float">
            <text:p>1335221832</text:p>
          </table:table-cell>
          <table:table-cell office:value-type="string" calcext:value-type="string">
            <text:p>Java</text:p>
          </table:table-cell>
          <table:table-cell table:formula="of:=[.B122]-[.C122]" office:value-type="float" office:value="505674" calcext:value-type="float">
            <text:p/>
          </table:table-cell>
          <table:table-cell table:formula="of:=([.C122]*1000-[$Home.$C$11])*[$Home.$C$24]/[$Home.$F$8]" office:value-type="float" office:value="1702.4064353821" calcext:value-type="float">
            <text:p/>
          </table:table-cell>
          <table:table-cell table:formula="of:=FLOOR([.F122];1)" office:value-type="float" office:value="1702" calcext:value-type="float">
            <text:p/>
          </table:table-cell>
          <table:table-cell table:formula="of:=[.A122]/[.E122]" office:value-type="float" office:value="0.00129332336643767" calcext:value-type="float">
            <text:p/>
          </table:table-cell>
          <table:table-cell table:formula="of:=([.H122]-[.$O$8])*([$Home.$C$33]-[$Home.$C$32])/([.$O$9]-[.$O$8])+[$Home.$C$32]" office:value-type="float" office:value="151.353045017246" calcext:value-type="float">
            <text:p/>
          </table:table-cell>
          <table:table-cell table:formula="of:=FLOOR([.I122];1)" office:value-type="float" office:value="151" calcext:value-type="float">
            <text:p/>
          </table:table-cell>
          <table:table-cell table:formula="of:=CONCATENATE([.G122];&quot;,&quot;;[.J122];&quot;,&quot;;&quot;basic&quot;;&quot;,&quot;;[.D122])" office:value-type="string" office:string-value="1702,151,basic,Java" calcext:value-type="string">
            <text:p>1702,151,basic,Java</text:p>
          </table:table-cell>
          <table:table-cell table:formula="of:=[.H122]*[$Home.$F$30]" office:value-type="float" office:value="111.743138860214" calcext:value-type="float">
            <text:p/>
          </table:table-cell>
          <table:table-cell table:formula="of:=[.E122]/60/60/24" office:value-type="float" office:value="5.85270833333333" calcext:value-type="float">
            <text:p/>
          </table:table-cell>
          <table:table-cell table:number-columns-repeated="2"/>
          <table:table-cell table:formula="of:=IF([.$D122]=[.P$1];1;0)" office:value-type="float" office:value="0" calcext:value-type="float">
            <text:p/>
          </table:table-cell>
          <table:table-cell table:formula="of:=IF([.$D122]=[.Q$1];1;0)" office:value-type="float" office:value="0" calcext:value-type="float">
            <text:p/>
          </table:table-cell>
          <table:table-cell table:formula="of:=IF([.$D122]=[.R$1];1;0)" office:value-type="float" office:value="0" calcext:value-type="float">
            <text:p/>
          </table:table-cell>
          <table:table-cell table:formula="of:=IF([.$D122]=[.S$1];1;0)" office:value-type="float" office:value="0" calcext:value-type="float">
            <text:p/>
          </table:table-cell>
          <table:table-cell table:formula="of:=IF([.$D122]=[.T$1];1;0)" office:value-type="float" office:value="0" calcext:value-type="float">
            <text:p/>
          </table:table-cell>
          <table:table-cell table:formula="of:=IF([.$D122]=[.U$1];1;0)" office:value-type="float" office:value="0" calcext:value-type="float">
            <text:p/>
          </table:table-cell>
          <table:table-cell table:formula="of:=IF([.$D122]=[.V$1];1;0)" office:value-type="float" office:value="0" calcext:value-type="float">
            <text:p/>
          </table:table-cell>
          <table:table-cell table:formula="of:=IF([.$D122]=[.W$1];1;0)" office:value-type="float" office:value="0" calcext:value-type="float">
            <text:p/>
          </table:table-cell>
          <table:table-cell table:formula="of:=IF([.$D122]=[.X$1];1;0)" office:value-type="float" office:value="0" calcext:value-type="float">
            <text:p/>
          </table:table-cell>
          <table:table-cell table:formula="of:=IF([.$D122]=[.Y$1];1;0)" office:value-type="float" office:value="1" calcext:value-type="float">
            <text:p/>
          </table:table-cell>
          <table:table-cell table:formula="of:=IF([.$D12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35536137" calcext:value-type="float">
            <text:p>1335536137</text:p>
          </table:table-cell>
          <table:table-cell office:value-type="float" office:value="1335342200" calcext:value-type="float">
            <text:p>1335342200</text:p>
          </table:table-cell>
          <table:table-cell office:value-type="string" calcext:value-type="string">
            <text:p>null</text:p>
          </table:table-cell>
          <table:table-cell table:formula="of:=[.B123]-[.C123]" office:value-type="float" office:value="193937" calcext:value-type="float">
            <text:p/>
          </table:table-cell>
          <table:table-cell table:formula="of:=([.C123]*1000-[$Home.$C$11])*[$Home.$C$24]/[$Home.$F$8]" office:value-type="float" office:value="1749.88193202224" calcext:value-type="float">
            <text:p/>
          </table:table-cell>
          <table:table-cell table:formula="of:=FLOOR([.F123];1)" office:value-type="float" office:value="1749" calcext:value-type="float">
            <text:p/>
          </table:table-cell>
          <table:table-cell table:formula="of:=[.A123]/[.E123]" office:value-type="float" office:value="0.00137673574408184" calcext:value-type="float">
            <text:p/>
          </table:table-cell>
          <table:table-cell table:formula="of:=([.H123]-[.$O$8])*([$Home.$C$33]-[$Home.$C$32])/([.$O$9]-[.$O$8])+[$Home.$C$32]" office:value-type="float" office:value="151.863965481168" calcext:value-type="float">
            <text:p/>
          </table:table-cell>
          <table:table-cell table:formula="of:=FLOOR([.I123];1)" office:value-type="float" office:value="151" calcext:value-type="float">
            <text:p/>
          </table:table-cell>
          <table:table-cell table:formula="of:=CONCATENATE([.G123];&quot;,&quot;;[.J123];&quot;,&quot;;&quot;basic&quot;;&quot;,&quot;;[.D123])" office:value-type="string" office:string-value="1749,151,basic,null" calcext:value-type="string">
            <text:p>1749,151,basic,null</text:p>
          </table:table-cell>
          <table:table-cell table:formula="of:=[.H123]*[$Home.$F$30]" office:value-type="float" office:value="118.949968288671" calcext:value-type="float">
            <text:p/>
          </table:table-cell>
          <table:table-cell table:formula="of:=[.E123]/60/60/24" office:value-type="float" office:value="2.2446412037037" calcext:value-type="float">
            <text:p/>
          </table:table-cell>
          <table:table-cell table:number-columns-repeated="2"/>
          <table:table-cell table:formula="of:=IF([.$D123]=[.P$1];1;0)" office:value-type="float" office:value="1" calcext:value-type="float">
            <text:p/>
          </table:table-cell>
          <table:table-cell table:formula="of:=IF([.$D123]=[.Q$1];1;0)" office:value-type="float" office:value="0" calcext:value-type="float">
            <text:p/>
          </table:table-cell>
          <table:table-cell table:formula="of:=IF([.$D123]=[.R$1];1;0)" office:value-type="float" office:value="0" calcext:value-type="float">
            <text:p/>
          </table:table-cell>
          <table:table-cell table:formula="of:=IF([.$D123]=[.S$1];1;0)" office:value-type="float" office:value="0" calcext:value-type="float">
            <text:p/>
          </table:table-cell>
          <table:table-cell table:formula="of:=IF([.$D123]=[.T$1];1;0)" office:value-type="float" office:value="0" calcext:value-type="float">
            <text:p/>
          </table:table-cell>
          <table:table-cell table:formula="of:=IF([.$D123]=[.U$1];1;0)" office:value-type="float" office:value="0" calcext:value-type="float">
            <text:p/>
          </table:table-cell>
          <table:table-cell table:formula="of:=IF([.$D123]=[.V$1];1;0)" office:value-type="float" office:value="0" calcext:value-type="float">
            <text:p/>
          </table:table-cell>
          <table:table-cell table:formula="of:=IF([.$D123]=[.W$1];1;0)" office:value-type="float" office:value="0" calcext:value-type="float">
            <text:p/>
          </table:table-cell>
          <table:table-cell table:formula="of:=IF([.$D123]=[.X$1];1;0)" office:value-type="float" office:value="0" calcext:value-type="float">
            <text:p/>
          </table:table-cell>
          <table:table-cell table:formula="of:=IF([.$D123]=[.Y$1];1;0)" office:value-type="float" office:value="0" calcext:value-type="float">
            <text:p/>
          </table:table-cell>
          <table:table-cell table:formula="of:=IF([.$D12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35810873" calcext:value-type="float">
            <text:p>1335810873</text:p>
          </table:table-cell>
          <table:table-cell office:value-type="float" office:value="1335600450" calcext:value-type="float">
            <text:p>1335600450</text:p>
          </table:table-cell>
          <table:table-cell office:value-type="string" calcext:value-type="string">
            <text:p>Clojure</text:p>
          </table:table-cell>
          <table:table-cell table:formula="of:=[.B124]-[.C124]" office:value-type="float" office:value="210423" calcext:value-type="float">
            <text:p/>
          </table:table-cell>
          <table:table-cell table:formula="of:=([.C124]*1000-[$Home.$C$11])*[$Home.$C$24]/[$Home.$F$8]" office:value-type="float" office:value="1851.74078991899" calcext:value-type="float">
            <text:p/>
          </table:table-cell>
          <table:table-cell table:formula="of:=FLOOR([.F124];1)" office:value-type="float" office:value="1851" calcext:value-type="float">
            <text:p/>
          </table:table-cell>
          <table:table-cell table:formula="of:=[.A124]/[.E124]" office:value-type="float" office:value="0.00136867167562481" calcext:value-type="float">
            <text:p/>
          </table:table-cell>
          <table:table-cell table:formula="of:=([.H124]-[.$O$8])*([$Home.$C$33]-[$Home.$C$32])/([.$O$9]-[.$O$8])+[$Home.$C$32]" office:value-type="float" office:value="151.814571162081" calcext:value-type="float">
            <text:p/>
          </table:table-cell>
          <table:table-cell table:formula="of:=FLOOR([.I124];1)" office:value-type="float" office:value="151" calcext:value-type="float">
            <text:p/>
          </table:table-cell>
          <table:table-cell table:formula="of:=CONCATENATE([.G124];&quot;,&quot;;[.J124];&quot;,&quot;;&quot;basic&quot;;&quot;,&quot;;[.D124])" office:value-type="string" office:string-value="1851,151,basic,Clojure" calcext:value-type="string">
            <text:p>1851,151,basic,Clojure</text:p>
          </table:table-cell>
          <table:table-cell table:formula="of:=[.H124]*[$Home.$F$30]" office:value-type="float" office:value="118.253232773984" calcext:value-type="float">
            <text:p/>
          </table:table-cell>
          <table:table-cell table:formula="of:=[.E124]/60/60/24" office:value-type="float" office:value="2.43545138888889" calcext:value-type="float">
            <text:p/>
          </table:table-cell>
          <table:table-cell table:number-columns-repeated="2"/>
          <table:table-cell table:formula="of:=IF([.$D124]=[.P$1];1;0)" office:value-type="float" office:value="0" calcext:value-type="float">
            <text:p/>
          </table:table-cell>
          <table:table-cell table:formula="of:=IF([.$D124]=[.Q$1];1;0)" office:value-type="float" office:value="0" calcext:value-type="float">
            <text:p/>
          </table:table-cell>
          <table:table-cell table:formula="of:=IF([.$D124]=[.R$1];1;0)" office:value-type="float" office:value="0" calcext:value-type="float">
            <text:p/>
          </table:table-cell>
          <table:table-cell table:formula="of:=IF([.$D124]=[.S$1];1;0)" office:value-type="float" office:value="0" calcext:value-type="float">
            <text:p/>
          </table:table-cell>
          <table:table-cell table:formula="of:=IF([.$D124]=[.T$1];1;0)" office:value-type="float" office:value="0" calcext:value-type="float">
            <text:p/>
          </table:table-cell>
          <table:table-cell table:formula="of:=IF([.$D124]=[.U$1];1;0)" office:value-type="float" office:value="0" calcext:value-type="float">
            <text:p/>
          </table:table-cell>
          <table:table-cell table:formula="of:=IF([.$D124]=[.V$1];1;0)" office:value-type="float" office:value="0" calcext:value-type="float">
            <text:p/>
          </table:table-cell>
          <table:table-cell table:formula="of:=IF([.$D124]=[.W$1];1;0)" office:value-type="float" office:value="0" calcext:value-type="float">
            <text:p/>
          </table:table-cell>
          <table:table-cell table:formula="of:=IF([.$D124]=[.X$1];1;0)" office:value-type="float" office:value="0" calcext:value-type="float">
            <text:p/>
          </table:table-cell>
          <table:table-cell table:formula="of:=IF([.$D124]=[.Y$1];1;0)" office:value-type="float" office:value="0" calcext:value-type="float">
            <text:p/>
          </table:table-cell>
          <table:table-cell table:formula="of:=IF([.$D12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37647861" calcext:value-type="float">
            <text:p>1337647861</text:p>
          </table:table-cell>
          <table:table-cell office:value-type="float" office:value="1337384970" calcext:value-type="float">
            <text:p>1337384970</text:p>
          </table:table-cell>
          <table:table-cell office:value-type="string" calcext:value-type="string">
            <text:p>Ruby</text:p>
          </table:table-cell>
          <table:table-cell table:formula="of:=[.B125]-[.C125]" office:value-type="float" office:value="262891" calcext:value-type="float">
            <text:p/>
          </table:table-cell>
          <table:table-cell table:formula="of:=([.C125]*1000-[$Home.$C$11])*[$Home.$C$24]/[$Home.$F$8]" office:value-type="float" office:value="2555.59042823038" calcext:value-type="float">
            <text:p/>
          </table:table-cell>
          <table:table-cell table:formula="of:=FLOOR([.F125];1)" office:value-type="float" office:value="2555" calcext:value-type="float">
            <text:p/>
          </table:table-cell>
          <table:table-cell table:formula="of:=[.A125]/[.E125]" office:value-type="float" office:value="0.00134656568691967" calcext:value-type="float">
            <text:p/>
          </table:table-cell>
          <table:table-cell table:formula="of:=([.H125]-[.$O$8])*([$Home.$C$33]-[$Home.$C$32])/([.$O$9]-[.$O$8])+[$Home.$C$32]" office:value-type="float" office:value="151.679166773384" calcext:value-type="float">
            <text:p/>
          </table:table-cell>
          <table:table-cell table:formula="of:=FLOOR([.I125];1)" office:value-type="float" office:value="151" calcext:value-type="float">
            <text:p/>
          </table:table-cell>
          <table:table-cell table:formula="of:=CONCATENATE([.G125];&quot;,&quot;;[.J125];&quot;,&quot;;&quot;basic&quot;;&quot;,&quot;;[.D125])" office:value-type="string" office:string-value="2555,151,basic,Ruby" calcext:value-type="string">
            <text:p>2555,151,basic,Ruby</text:p>
          </table:table-cell>
          <table:table-cell table:formula="of:=[.H125]*[$Home.$F$30]" office:value-type="float" office:value="116.34327534986" calcext:value-type="float">
            <text:p/>
          </table:table-cell>
          <table:table-cell table:formula="of:=[.E125]/60/60/24" office:value-type="float" office:value="3.04271990740741" calcext:value-type="float">
            <text:p/>
          </table:table-cell>
          <table:table-cell table:number-columns-repeated="2"/>
          <table:table-cell table:formula="of:=IF([.$D125]=[.P$1];1;0)" office:value-type="float" office:value="0" calcext:value-type="float">
            <text:p/>
          </table:table-cell>
          <table:table-cell table:formula="of:=IF([.$D125]=[.Q$1];1;0)" office:value-type="float" office:value="0" calcext:value-type="float">
            <text:p/>
          </table:table-cell>
          <table:table-cell table:formula="of:=IF([.$D125]=[.R$1];1;0)" office:value-type="float" office:value="0" calcext:value-type="float">
            <text:p/>
          </table:table-cell>
          <table:table-cell table:formula="of:=IF([.$D125]=[.S$1];1;0)" office:value-type="float" office:value="0" calcext:value-type="float">
            <text:p/>
          </table:table-cell>
          <table:table-cell table:formula="of:=IF([.$D125]=[.T$1];1;0)" office:value-type="float" office:value="0" calcext:value-type="float">
            <text:p/>
          </table:table-cell>
          <table:table-cell table:formula="of:=IF([.$D125]=[.U$1];1;0)" office:value-type="float" office:value="0" calcext:value-type="float">
            <text:p/>
          </table:table-cell>
          <table:table-cell table:formula="of:=IF([.$D125]=[.V$1];1;0)" office:value-type="float" office:value="0" calcext:value-type="float">
            <text:p/>
          </table:table-cell>
          <table:table-cell table:formula="of:=IF([.$D125]=[.W$1];1;0)" office:value-type="float" office:value="0" calcext:value-type="float">
            <text:p/>
          </table:table-cell>
          <table:table-cell table:formula="of:=IF([.$D125]=[.X$1];1;0)" office:value-type="float" office:value="1" calcext:value-type="float">
            <text:p/>
          </table:table-cell>
          <table:table-cell table:formula="of:=IF([.$D125]=[.Y$1];1;0)" office:value-type="float" office:value="0" calcext:value-type="float">
            <text:p/>
          </table:table-cell>
          <table:table-cell table:formula="of:=IF([.$D12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38766008" calcext:value-type="float">
            <text:p>1338766008</text:p>
          </table:table-cell>
          <table:table-cell office:value-type="float" office:value="1338489967" calcext:value-type="float">
            <text:p>1338489967</text:p>
          </table:table-cell>
          <table:table-cell office:value-type="string" calcext:value-type="string">
            <text:p>Ruby</text:p>
          </table:table-cell>
          <table:table-cell table:formula="of:=[.B126]-[.C126]" office:value-type="float" office:value="276041" calcext:value-type="float">
            <text:p/>
          </table:table-cell>
          <table:table-cell table:formula="of:=([.C126]*1000-[$Home.$C$11])*[$Home.$C$24]/[$Home.$F$8]" office:value-type="float" office:value="2991.42288669831" calcext:value-type="float">
            <text:p/>
          </table:table-cell>
          <table:table-cell table:formula="of:=FLOOR([.F126];1)" office:value-type="float" office:value="2991" calcext:value-type="float">
            <text:p/>
          </table:table-cell>
          <table:table-cell table:formula="of:=[.A126]/[.E126]" office:value-type="float" office:value="0.00124981433917425" calcext:value-type="float">
            <text:p/>
          </table:table-cell>
          <table:table-cell table:formula="of:=([.H126]-[.$O$8])*([$Home.$C$33]-[$Home.$C$32])/([.$O$9]-[.$O$8])+[$Home.$C$32]" office:value-type="float" office:value="151.086541975106" calcext:value-type="float">
            <text:p/>
          </table:table-cell>
          <table:table-cell table:formula="of:=FLOOR([.I126];1)" office:value-type="float" office:value="151" calcext:value-type="float">
            <text:p/>
          </table:table-cell>
          <table:table-cell table:formula="of:=CONCATENATE([.G126];&quot;,&quot;;[.J126];&quot;,&quot;;&quot;basic&quot;;&quot;,&quot;;[.D126])" office:value-type="string" office:string-value="2991,151,basic,Ruby" calcext:value-type="string">
            <text:p>2991,151,basic,Ruby</text:p>
          </table:table-cell>
          <table:table-cell table:formula="of:=[.H126]*[$Home.$F$30]" office:value-type="float" office:value="107.983958904655" calcext:value-type="float">
            <text:p/>
          </table:table-cell>
          <table:table-cell table:formula="of:=[.E126]/60/60/24" office:value-type="float" office:value="3.19491898148148" calcext:value-type="float">
            <text:p/>
          </table:table-cell>
          <table:table-cell table:number-columns-repeated="2"/>
          <table:table-cell table:formula="of:=IF([.$D126]=[.P$1];1;0)" office:value-type="float" office:value="0" calcext:value-type="float">
            <text:p/>
          </table:table-cell>
          <table:table-cell table:formula="of:=IF([.$D126]=[.Q$1];1;0)" office:value-type="float" office:value="0" calcext:value-type="float">
            <text:p/>
          </table:table-cell>
          <table:table-cell table:formula="of:=IF([.$D126]=[.R$1];1;0)" office:value-type="float" office:value="0" calcext:value-type="float">
            <text:p/>
          </table:table-cell>
          <table:table-cell table:formula="of:=IF([.$D126]=[.S$1];1;0)" office:value-type="float" office:value="0" calcext:value-type="float">
            <text:p/>
          </table:table-cell>
          <table:table-cell table:formula="of:=IF([.$D126]=[.T$1];1;0)" office:value-type="float" office:value="0" calcext:value-type="float">
            <text:p/>
          </table:table-cell>
          <table:table-cell table:formula="of:=IF([.$D126]=[.U$1];1;0)" office:value-type="float" office:value="0" calcext:value-type="float">
            <text:p/>
          </table:table-cell>
          <table:table-cell table:formula="of:=IF([.$D126]=[.V$1];1;0)" office:value-type="float" office:value="0" calcext:value-type="float">
            <text:p/>
          </table:table-cell>
          <table:table-cell table:formula="of:=IF([.$D126]=[.W$1];1;0)" office:value-type="float" office:value="0" calcext:value-type="float">
            <text:p/>
          </table:table-cell>
          <table:table-cell table:formula="of:=IF([.$D126]=[.X$1];1;0)" office:value-type="float" office:value="1" calcext:value-type="float">
            <text:p/>
          </table:table-cell>
          <table:table-cell table:formula="of:=IF([.$D126]=[.Y$1];1;0)" office:value-type="float" office:value="0" calcext:value-type="float">
            <text:p/>
          </table:table-cell>
          <table:table-cell table:formula="of:=IF([.$D12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39473713" calcext:value-type="float">
            <text:p>1339473713</text:p>
          </table:table-cell>
          <table:table-cell office:value-type="float" office:value="1339212574" calcext:value-type="float">
            <text:p>1339212574</text:p>
          </table:table-cell>
          <table:table-cell office:value-type="string" calcext:value-type="string">
            <text:p>Shell</text:p>
          </table:table-cell>
          <table:table-cell table:formula="of:=[.B127]-[.C127]" office:value-type="float" office:value="261139" calcext:value-type="float">
            <text:p/>
          </table:table-cell>
          <table:table-cell table:formula="of:=([.C127]*1000-[$Home.$C$11])*[$Home.$C$24]/[$Home.$F$8]" office:value-type="float" office:value="3276.43323995368" calcext:value-type="float">
            <text:p/>
          </table:table-cell>
          <table:table-cell table:formula="of:=FLOOR([.F127];1)" office:value-type="float" office:value="3276" calcext:value-type="float">
            <text:p/>
          </table:table-cell>
          <table:table-cell table:formula="of:=[.A127]/[.E127]" office:value-type="float" office:value="0.00124071854452992" calcext:value-type="float">
            <text:p/>
          </table:table-cell>
          <table:table-cell table:formula="of:=([.H127]-[.$O$8])*([$Home.$C$33]-[$Home.$C$32])/([.$O$9]-[.$O$8])+[$Home.$C$32]" office:value-type="float" office:value="151.030828090061" calcext:value-type="float">
            <text:p/>
          </table:table-cell>
          <table:table-cell table:formula="of:=FLOOR([.I127];1)" office:value-type="float" office:value="151" calcext:value-type="float">
            <text:p/>
          </table:table-cell>
          <table:table-cell table:formula="of:=CONCATENATE([.G127];&quot;,&quot;;[.J127];&quot;,&quot;;&quot;basic&quot;;&quot;,&quot;;[.D127])" office:value-type="string" office:string-value="3276,151,basic,Shell" calcext:value-type="string">
            <text:p>3276,151,basic,Shell</text:p>
          </table:table-cell>
          <table:table-cell table:formula="of:=[.H127]*[$Home.$F$30]" office:value-type="float" office:value="107.198082247386" calcext:value-type="float">
            <text:p/>
          </table:table-cell>
          <table:table-cell table:formula="of:=[.E127]/60/60/24" office:value-type="float" office:value="3.02244212962963" calcext:value-type="float">
            <text:p/>
          </table:table-cell>
          <table:table-cell table:number-columns-repeated="2"/>
          <table:table-cell table:formula="of:=IF([.$D127]=[.P$1];1;0)" office:value-type="float" office:value="0" calcext:value-type="float">
            <text:p/>
          </table:table-cell>
          <table:table-cell table:formula="of:=IF([.$D127]=[.Q$1];1;0)" office:value-type="float" office:value="0" calcext:value-type="float">
            <text:p/>
          </table:table-cell>
          <table:table-cell table:formula="of:=IF([.$D127]=[.R$1];1;0)" office:value-type="float" office:value="0" calcext:value-type="float">
            <text:p/>
          </table:table-cell>
          <table:table-cell table:formula="of:=IF([.$D127]=[.S$1];1;0)" office:value-type="float" office:value="0" calcext:value-type="float">
            <text:p/>
          </table:table-cell>
          <table:table-cell table:formula="of:=IF([.$D127]=[.T$1];1;0)" office:value-type="float" office:value="0" calcext:value-type="float">
            <text:p/>
          </table:table-cell>
          <table:table-cell table:formula="of:=IF([.$D127]=[.U$1];1;0)" office:value-type="float" office:value="0" calcext:value-type="float">
            <text:p/>
          </table:table-cell>
          <table:table-cell table:formula="of:=IF([.$D127]=[.V$1];1;0)" office:value-type="float" office:value="0" calcext:value-type="float">
            <text:p/>
          </table:table-cell>
          <table:table-cell table:formula="of:=IF([.$D127]=[.W$1];1;0)" office:value-type="float" office:value="0" calcext:value-type="float">
            <text:p/>
          </table:table-cell>
          <table:table-cell table:formula="of:=IF([.$D127]=[.X$1];1;0)" office:value-type="float" office:value="0" calcext:value-type="float">
            <text:p/>
          </table:table-cell>
          <table:table-cell table:formula="of:=IF([.$D127]=[.Y$1];1;0)" office:value-type="float" office:value="0" calcext:value-type="float">
            <text:p/>
          </table:table-cell>
          <table:table-cell table:formula="of:=IF([.$D12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40955057" calcext:value-type="float">
            <text:p>1340955057</text:p>
          </table:table-cell>
          <table:table-cell office:value-type="float" office:value="1340730315" calcext:value-type="float">
            <text:p>1340730315</text:p>
          </table:table-cell>
          <table:table-cell office:value-type="string" calcext:value-type="string">
            <text:p>JavaScript</text:p>
          </table:table-cell>
          <table:table-cell table:formula="of:=[.B128]-[.C128]" office:value-type="float" office:value="224742" calcext:value-type="float">
            <text:p/>
          </table:table-cell>
          <table:table-cell table:formula="of:=([.C128]*1000-[$Home.$C$11])*[$Home.$C$24]/[$Home.$F$8]" office:value-type="float" office:value="3875.06001572552" calcext:value-type="float">
            <text:p/>
          </table:table-cell>
          <table:table-cell table:formula="of:=FLOOR([.F128];1)" office:value-type="float" office:value="3875" calcext:value-type="float">
            <text:p/>
          </table:table-cell>
          <table:table-cell table:formula="of:=[.A128]/[.E128]" office:value-type="float" office:value="0.00135266216372552" calcext:value-type="float">
            <text:p/>
          </table:table-cell>
          <table:table-cell table:formula="of:=([.H128]-[.$O$8])*([$Home.$C$33]-[$Home.$C$32])/([.$O$9]-[.$O$8])+[$Home.$C$32]" office:value-type="float" office:value="151.716509130069" calcext:value-type="float">
            <text:p/>
          </table:table-cell>
          <table:table-cell table:formula="of:=FLOOR([.I128];1)" office:value-type="float" office:value="151" calcext:value-type="float">
            <text:p/>
          </table:table-cell>
          <table:table-cell table:formula="of:=CONCATENATE([.G128];&quot;,&quot;;[.J128];&quot;,&quot;;&quot;basic&quot;;&quot;,&quot;;[.D128])" office:value-type="string" office:string-value="3875,151,basic,JavaScript" calcext:value-type="string">
            <text:p>3875,151,basic,JavaScript</text:p>
          </table:table-cell>
          <table:table-cell table:formula="of:=[.H128]*[$Home.$F$30]" office:value-type="float" office:value="116.870010945885" calcext:value-type="float">
            <text:p/>
          </table:table-cell>
          <table:table-cell table:formula="of:=[.E128]/60/60/24" office:value-type="float" office:value="2.60118055555556" calcext:value-type="float">
            <text:p/>
          </table:table-cell>
          <table:table-cell table:number-columns-repeated="2"/>
          <table:table-cell table:formula="of:=IF([.$D128]=[.P$1];1;0)" office:value-type="float" office:value="0" calcext:value-type="float">
            <text:p/>
          </table:table-cell>
          <table:table-cell table:formula="of:=IF([.$D128]=[.Q$1];1;0)" office:value-type="float" office:value="1" calcext:value-type="float">
            <text:p/>
          </table:table-cell>
          <table:table-cell table:formula="of:=IF([.$D128]=[.R$1];1;0)" office:value-type="float" office:value="0" calcext:value-type="float">
            <text:p/>
          </table:table-cell>
          <table:table-cell table:formula="of:=IF([.$D128]=[.S$1];1;0)" office:value-type="float" office:value="0" calcext:value-type="float">
            <text:p/>
          </table:table-cell>
          <table:table-cell table:formula="of:=IF([.$D128]=[.T$1];1;0)" office:value-type="float" office:value="0" calcext:value-type="float">
            <text:p/>
          </table:table-cell>
          <table:table-cell table:formula="of:=IF([.$D128]=[.U$1];1;0)" office:value-type="float" office:value="0" calcext:value-type="float">
            <text:p/>
          </table:table-cell>
          <table:table-cell table:formula="of:=IF([.$D128]=[.V$1];1;0)" office:value-type="float" office:value="0" calcext:value-type="float">
            <text:p/>
          </table:table-cell>
          <table:table-cell table:formula="of:=IF([.$D128]=[.W$1];1;0)" office:value-type="float" office:value="0" calcext:value-type="float">
            <text:p/>
          </table:table-cell>
          <table:table-cell table:formula="of:=IF([.$D128]=[.X$1];1;0)" office:value-type="float" office:value="0" calcext:value-type="float">
            <text:p/>
          </table:table-cell>
          <table:table-cell table:formula="of:=IF([.$D128]=[.Y$1];1;0)" office:value-type="float" office:value="0" calcext:value-type="float">
            <text:p/>
          </table:table-cell>
          <table:table-cell table:formula="of:=IF([.$D12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6651" calcext:value-type="float">
            <text:p>56651</text:p>
          </table:table-cell>
          <table:table-cell office:value-type="float" office:value="1384903932" calcext:value-type="float">
            <text:p>1384903932</text:p>
          </table:table-cell>
          <table:table-cell office:value-type="float" office:value="1342089267" calcext:value-type="float">
            <text:p>1342089267</text:p>
          </table:table-cell>
          <table:table-cell office:value-type="string" calcext:value-type="string">
            <text:p>Java</text:p>
          </table:table-cell>
          <table:table-cell table:formula="of:=[.B129]-[.C129]" office:value-type="float" office:value="42814665" calcext:value-type="float">
            <text:p/>
          </table:table-cell>
          <table:table-cell table:formula="of:=([.C129]*1000-[$Home.$C$11])*[$Home.$C$24]/[$Home.$F$8]" office:value-type="float" office:value="4411.05729997145" calcext:value-type="float">
            <text:p/>
          </table:table-cell>
          <table:table-cell table:formula="of:=FLOOR([.F129];1)" office:value-type="float" office:value="4411" calcext:value-type="float">
            <text:p/>
          </table:table-cell>
          <table:table-cell table:formula="of:=[.A129]/[.E129]" office:value-type="float" office:value="0.00132316812475352" calcext:value-type="float">
            <text:p/>
          </table:table-cell>
          <table:table-cell table:formula="of:=([.H129]-[.$O$8])*([$Home.$C$33]-[$Home.$C$32])/([.$O$9]-[.$O$8])+[$Home.$C$32]" office:value-type="float" office:value="151.53585119296" calcext:value-type="float">
            <text:p/>
          </table:table-cell>
          <table:table-cell table:formula="of:=FLOOR([.I129];1)" office:value-type="float" office:value="151" calcext:value-type="float">
            <text:p/>
          </table:table-cell>
          <table:table-cell table:formula="of:=CONCATENATE([.G129];&quot;,&quot;;[.J129];&quot;,&quot;;&quot;basic&quot;;&quot;,&quot;;[.D129])" office:value-type="string" office:string-value="4411,151,basic,Java" calcext:value-type="string">
            <text:p>4411,151,basic,Java</text:p>
          </table:table-cell>
          <table:table-cell table:formula="of:=[.H129]*[$Home.$F$30]" office:value-type="float" office:value="114.321725978704" calcext:value-type="float">
            <text:p/>
          </table:table-cell>
          <table:table-cell table:formula="of:=[.E129]/60/60/24" office:value-type="float" office:value="495.540104166667" calcext:value-type="float">
            <text:p/>
          </table:table-cell>
          <table:table-cell table:number-columns-repeated="2"/>
          <table:table-cell table:formula="of:=IF([.$D129]=[.P$1];1;0)" office:value-type="float" office:value="0" calcext:value-type="float">
            <text:p/>
          </table:table-cell>
          <table:table-cell table:formula="of:=IF([.$D129]=[.Q$1];1;0)" office:value-type="float" office:value="0" calcext:value-type="float">
            <text:p/>
          </table:table-cell>
          <table:table-cell table:formula="of:=IF([.$D129]=[.R$1];1;0)" office:value-type="float" office:value="0" calcext:value-type="float">
            <text:p/>
          </table:table-cell>
          <table:table-cell table:formula="of:=IF([.$D129]=[.S$1];1;0)" office:value-type="float" office:value="0" calcext:value-type="float">
            <text:p/>
          </table:table-cell>
          <table:table-cell table:formula="of:=IF([.$D129]=[.T$1];1;0)" office:value-type="float" office:value="0" calcext:value-type="float">
            <text:p/>
          </table:table-cell>
          <table:table-cell table:formula="of:=IF([.$D129]=[.U$1];1;0)" office:value-type="float" office:value="0" calcext:value-type="float">
            <text:p/>
          </table:table-cell>
          <table:table-cell table:formula="of:=IF([.$D129]=[.V$1];1;0)" office:value-type="float" office:value="0" calcext:value-type="float">
            <text:p/>
          </table:table-cell>
          <table:table-cell table:formula="of:=IF([.$D129]=[.W$1];1;0)" office:value-type="float" office:value="0" calcext:value-type="float">
            <text:p/>
          </table:table-cell>
          <table:table-cell table:formula="of:=IF([.$D129]=[.X$1];1;0)" office:value-type="float" office:value="0" calcext:value-type="float">
            <text:p/>
          </table:table-cell>
          <table:table-cell table:formula="of:=IF([.$D129]=[.Y$1];1;0)" office:value-type="float" office:value="1" calcext:value-type="float">
            <text:p/>
          </table:table-cell>
          <table:table-cell table:formula="of:=IF([.$D12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1348494744" calcext:value-type="float">
            <text:p>1348494744</text:p>
          </table:table-cell>
          <table:table-cell office:value-type="float" office:value="1345405055" calcext:value-type="float">
            <text:p>1345405055</text:p>
          </table:table-cell>
          <table:table-cell office:value-type="string" calcext:value-type="string">
            <text:p>JavaScript</text:p>
          </table:table-cell>
          <table:table-cell table:formula="of:=[.B130]-[.C130]" office:value-type="float" office:value="3089689" calcext:value-type="float">
            <text:p/>
          </table:table-cell>
          <table:table-cell table:formula="of:=([.C130]*1000-[$Home.$C$11])*[$Home.$C$24]/[$Home.$F$8]" office:value-type="float" office:value="5718.86902778468" calcext:value-type="float">
            <text:p/>
          </table:table-cell>
          <table:table-cell table:formula="of:=FLOOR([.F130];1)" office:value-type="float" office:value="5718" calcext:value-type="float">
            <text:p/>
          </table:table-cell>
          <table:table-cell table:formula="of:=[.A130]/[.E130]" office:value-type="float" office:value="0.00125158227899313" calcext:value-type="float">
            <text:p/>
          </table:table-cell>
          <table:table-cell table:formula="of:=([.H130]-[.$O$8])*([$Home.$C$33]-[$Home.$C$32])/([.$O$9]-[.$O$8])+[$Home.$C$32]" office:value-type="float" office:value="151.097371023" calcext:value-type="float">
            <text:p/>
          </table:table-cell>
          <table:table-cell table:formula="of:=FLOOR([.I130];1)" office:value-type="float" office:value="151" calcext:value-type="float">
            <text:p/>
          </table:table-cell>
          <table:table-cell table:formula="of:=CONCATENATE([.G130];&quot;,&quot;;[.J130];&quot;,&quot;;&quot;basic&quot;;&quot;,&quot;;[.D130])" office:value-type="string" office:string-value="5718,151,basic,JavaScript" calcext:value-type="string">
            <text:p>5718,151,basic,JavaScript</text:p>
          </table:table-cell>
          <table:table-cell table:formula="of:=[.H130]*[$Home.$F$30]" office:value-type="float" office:value="108.136708905006" calcext:value-type="float">
            <text:p/>
          </table:table-cell>
          <table:table-cell table:formula="of:=[.E130]/60/60/24" office:value-type="float" office:value="35.7602893518519" calcext:value-type="float">
            <text:p/>
          </table:table-cell>
          <table:table-cell table:number-columns-repeated="2"/>
          <table:table-cell table:formula="of:=IF([.$D130]=[.P$1];1;0)" office:value-type="float" office:value="0" calcext:value-type="float">
            <text:p/>
          </table:table-cell>
          <table:table-cell table:formula="of:=IF([.$D130]=[.Q$1];1;0)" office:value-type="float" office:value="1" calcext:value-type="float">
            <text:p/>
          </table:table-cell>
          <table:table-cell table:formula="of:=IF([.$D130]=[.R$1];1;0)" office:value-type="float" office:value="0" calcext:value-type="float">
            <text:p/>
          </table:table-cell>
          <table:table-cell table:formula="of:=IF([.$D130]=[.S$1];1;0)" office:value-type="float" office:value="0" calcext:value-type="float">
            <text:p/>
          </table:table-cell>
          <table:table-cell table:formula="of:=IF([.$D130]=[.T$1];1;0)" office:value-type="float" office:value="0" calcext:value-type="float">
            <text:p/>
          </table:table-cell>
          <table:table-cell table:formula="of:=IF([.$D130]=[.U$1];1;0)" office:value-type="float" office:value="0" calcext:value-type="float">
            <text:p/>
          </table:table-cell>
          <table:table-cell table:formula="of:=IF([.$D130]=[.V$1];1;0)" office:value-type="float" office:value="0" calcext:value-type="float">
            <text:p/>
          </table:table-cell>
          <table:table-cell table:formula="of:=IF([.$D130]=[.W$1];1;0)" office:value-type="float" office:value="0" calcext:value-type="float">
            <text:p/>
          </table:table-cell>
          <table:table-cell table:formula="of:=IF([.$D130]=[.X$1];1;0)" office:value-type="float" office:value="0" calcext:value-type="float">
            <text:p/>
          </table:table-cell>
          <table:table-cell table:formula="of:=IF([.$D130]=[.Y$1];1;0)" office:value-type="float" office:value="0" calcext:value-type="float">
            <text:p/>
          </table:table-cell>
          <table:table-cell table:formula="of:=IF([.$D13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46028913" calcext:value-type="float">
            <text:p>1346028913</text:p>
          </table:table-cell>
          <table:table-cell office:value-type="float" office:value="1345844709" calcext:value-type="float">
            <text:p>1345844709</text:p>
          </table:table-cell>
          <table:table-cell office:value-type="string" calcext:value-type="string">
            <text:p>Lua</text:p>
          </table:table-cell>
          <table:table-cell table:formula="of:=[.B131]-[.C131]" office:value-type="float" office:value="184204" calcext:value-type="float">
            <text:p/>
          </table:table-cell>
          <table:table-cell table:formula="of:=([.C131]*1000-[$Home.$C$11])*[$Home.$C$24]/[$Home.$F$8]" office:value-type="float" office:value="5892.2771761283" calcext:value-type="float">
            <text:p/>
          </table:table-cell>
          <table:table-cell table:formula="of:=FLOOR([.F131];1)" office:value-type="float" office:value="5892" calcext:value-type="float">
            <text:p/>
          </table:table-cell>
          <table:table-cell table:formula="of:=[.A131]/[.E131]" office:value-type="float" office:value="0.0013463334129552" calcext:value-type="float">
            <text:p/>
          </table:table-cell>
          <table:table-cell table:formula="of:=([.H131]-[.$O$8])*([$Home.$C$33]-[$Home.$C$32])/([.$O$9]-[.$O$8])+[$Home.$C$32]" office:value-type="float" office:value="151.677744040631" calcext:value-type="float">
            <text:p/>
          </table:table-cell>
          <table:table-cell table:formula="of:=FLOOR([.I131];1)" office:value-type="float" office:value="151" calcext:value-type="float">
            <text:p/>
          </table:table-cell>
          <table:table-cell table:formula="of:=CONCATENATE([.G131];&quot;,&quot;;[.J131];&quot;,&quot;;&quot;basic&quot;;&quot;,&quot;;[.D131])" office:value-type="string" office:string-value="5892,151,basic,Lua" calcext:value-type="string">
            <text:p>5892,151,basic,Lua</text:p>
          </table:table-cell>
          <table:table-cell table:formula="of:=[.H131]*[$Home.$F$30]" office:value-type="float" office:value="116.323206879329" calcext:value-type="float">
            <text:p/>
          </table:table-cell>
          <table:table-cell table:formula="of:=[.E131]/60/60/24" office:value-type="float" office:value="2.13199074074074" calcext:value-type="float">
            <text:p/>
          </table:table-cell>
          <table:table-cell table:number-columns-repeated="2"/>
          <table:table-cell table:formula="of:=IF([.$D131]=[.P$1];1;0)" office:value-type="float" office:value="0" calcext:value-type="float">
            <text:p/>
          </table:table-cell>
          <table:table-cell table:formula="of:=IF([.$D131]=[.Q$1];1;0)" office:value-type="float" office:value="0" calcext:value-type="float">
            <text:p/>
          </table:table-cell>
          <table:table-cell table:formula="of:=IF([.$D131]=[.R$1];1;0)" office:value-type="float" office:value="0" calcext:value-type="float">
            <text:p/>
          </table:table-cell>
          <table:table-cell table:formula="of:=IF([.$D131]=[.S$1];1;0)" office:value-type="float" office:value="0" calcext:value-type="float">
            <text:p/>
          </table:table-cell>
          <table:table-cell table:formula="of:=IF([.$D131]=[.T$1];1;0)" office:value-type="float" office:value="0" calcext:value-type="float">
            <text:p/>
          </table:table-cell>
          <table:table-cell table:formula="of:=IF([.$D131]=[.U$1];1;0)" office:value-type="float" office:value="0" calcext:value-type="float">
            <text:p/>
          </table:table-cell>
          <table:table-cell table:formula="of:=IF([.$D131]=[.V$1];1;0)" office:value-type="float" office:value="0" calcext:value-type="float">
            <text:p/>
          </table:table-cell>
          <table:table-cell table:formula="of:=IF([.$D131]=[.W$1];1;0)" office:value-type="float" office:value="0" calcext:value-type="float">
            <text:p/>
          </table:table-cell>
          <table:table-cell table:formula="of:=IF([.$D131]=[.X$1];1;0)" office:value-type="float" office:value="0" calcext:value-type="float">
            <text:p/>
          </table:table-cell>
          <table:table-cell table:formula="of:=IF([.$D131]=[.Y$1];1;0)" office:value-type="float" office:value="0" calcext:value-type="float">
            <text:p/>
          </table:table-cell>
          <table:table-cell table:formula="of:=IF([.$D13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346587015" calcext:value-type="float">
            <text:p>1346587015</text:p>
          </table:table-cell>
          <table:table-cell office:value-type="float" office:value="1346015745" calcext:value-type="float">
            <text:p>1346015745</text:p>
          </table:table-cell>
          <table:table-cell office:value-type="string" calcext:value-type="string">
            <text:p>Go</text:p>
          </table:table-cell>
          <table:table-cell table:formula="of:=[.B132]-[.C132]" office:value-type="float" office:value="571270" calcext:value-type="float">
            <text:p/>
          </table:table-cell>
          <table:table-cell table:formula="of:=([.C132]*1000-[$Home.$C$11])*[$Home.$C$24]/[$Home.$F$8]" office:value-type="float" office:value="5959.73712431505" calcext:value-type="float">
            <text:p/>
          </table:table-cell>
          <table:table-cell table:formula="of:=FLOOR([.F132];1)" office:value-type="float" office:value="5959" calcext:value-type="float">
            <text:p/>
          </table:table-cell>
          <table:table-cell table:formula="of:=[.A132]/[.E132]" office:value-type="float" office:value="0.00136187792112311" calcext:value-type="float">
            <text:p/>
          </table:table-cell>
          <table:table-cell table:formula="of:=([.H132]-[.$O$8])*([$Home.$C$33]-[$Home.$C$32])/([.$O$9]-[.$O$8])+[$Home.$C$32]" office:value-type="float" office:value="151.772957815239" calcext:value-type="float">
            <text:p/>
          </table:table-cell>
          <table:table-cell table:formula="of:=FLOOR([.I132];1)" office:value-type="float" office:value="151" calcext:value-type="float">
            <text:p/>
          </table:table-cell>
          <table:table-cell table:formula="of:=CONCATENATE([.G132];&quot;,&quot;;[.J132];&quot;,&quot;;&quot;basic&quot;;&quot;,&quot;;[.D132])" office:value-type="string" office:string-value="5959,151,basic,Go" calcext:value-type="string">
            <text:p>5959,151,basic,Go</text:p>
          </table:table-cell>
          <table:table-cell table:formula="of:=[.H132]*[$Home.$F$30]" office:value-type="float" office:value="117.666252385037" calcext:value-type="float">
            <text:p/>
          </table:table-cell>
          <table:table-cell table:formula="of:=[.E132]/60/60/24" office:value-type="float" office:value="6.6119212962963" calcext:value-type="float">
            <text:p/>
          </table:table-cell>
          <table:table-cell table:number-columns-repeated="2"/>
          <table:table-cell table:formula="of:=IF([.$D132]=[.P$1];1;0)" office:value-type="float" office:value="0" calcext:value-type="float">
            <text:p/>
          </table:table-cell>
          <table:table-cell table:formula="of:=IF([.$D132]=[.Q$1];1;0)" office:value-type="float" office:value="0" calcext:value-type="float">
            <text:p/>
          </table:table-cell>
          <table:table-cell table:formula="of:=IF([.$D132]=[.R$1];1;0)" office:value-type="float" office:value="0" calcext:value-type="float">
            <text:p/>
          </table:table-cell>
          <table:table-cell table:formula="of:=IF([.$D132]=[.S$1];1;0)" office:value-type="float" office:value="0" calcext:value-type="float">
            <text:p/>
          </table:table-cell>
          <table:table-cell table:formula="of:=IF([.$D132]=[.T$1];1;0)" office:value-type="float" office:value="0" calcext:value-type="float">
            <text:p/>
          </table:table-cell>
          <table:table-cell table:formula="of:=IF([.$D132]=[.U$1];1;0)" office:value-type="float" office:value="0" calcext:value-type="float">
            <text:p/>
          </table:table-cell>
          <table:table-cell table:formula="of:=IF([.$D132]=[.V$1];1;0)" office:value-type="float" office:value="0" calcext:value-type="float">
            <text:p/>
          </table:table-cell>
          <table:table-cell table:formula="of:=IF([.$D132]=[.W$1];1;0)" office:value-type="float" office:value="0" calcext:value-type="float">
            <text:p/>
          </table:table-cell>
          <table:table-cell table:formula="of:=IF([.$D132]=[.X$1];1;0)" office:value-type="float" office:value="0" calcext:value-type="float">
            <text:p/>
          </table:table-cell>
          <table:table-cell table:formula="of:=IF([.$D132]=[.Y$1];1;0)" office:value-type="float" office:value="0" calcext:value-type="float">
            <text:p/>
          </table:table-cell>
          <table:table-cell table:formula="of:=IF([.$D13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47578058" calcext:value-type="float">
            <text:p>1347578058</text:p>
          </table:table-cell>
          <table:table-cell office:value-type="float" office:value="1347348898" calcext:value-type="float">
            <text:p>1347348898</text:p>
          </table:table-cell>
          <table:table-cell office:value-type="string" calcext:value-type="string">
            <text:p>PHP</text:p>
          </table:table-cell>
          <table:table-cell table:formula="of:=[.B133]-[.C133]" office:value-type="float" office:value="229160" calcext:value-type="float">
            <text:p/>
          </table:table-cell>
          <table:table-cell table:formula="of:=([.C133]*1000-[$Home.$C$11])*[$Home.$C$24]/[$Home.$F$8]" office:value-type="float" office:value="6485.55877768052" calcext:value-type="float">
            <text:p/>
          </table:table-cell>
          <table:table-cell table:formula="of:=FLOOR([.F133];1)" office:value-type="float" office:value="6485" calcext:value-type="float">
            <text:p/>
          </table:table-cell>
          <table:table-cell table:formula="of:=[.A133]/[.E133]" office:value-type="float" office:value="0.00127858264967708" calcext:value-type="float">
            <text:p/>
          </table:table-cell>
          <table:table-cell table:formula="of:=([.H133]-[.$O$8])*([$Home.$C$33]-[$Home.$C$32])/([.$O$9]-[.$O$8])+[$Home.$C$32]" office:value-type="float" office:value="151.262754654369" calcext:value-type="float">
            <text:p/>
          </table:table-cell>
          <table:table-cell table:formula="of:=FLOOR([.I133];1)" office:value-type="float" office:value="151" calcext:value-type="float">
            <text:p/>
          </table:table-cell>
          <table:table-cell table:formula="of:=CONCATENATE([.G133];&quot;,&quot;;[.J133];&quot;,&quot;;&quot;basic&quot;;&quot;,&quot;;[.D133])" office:value-type="string" office:string-value="6485,151,basic,PHP" calcext:value-type="string">
            <text:p>6485,151,basic,PHP</text:p>
          </table:table-cell>
          <table:table-cell table:formula="of:=[.H133]*[$Home.$F$30]" office:value-type="float" office:value="110.4695409321" calcext:value-type="float">
            <text:p/>
          </table:table-cell>
          <table:table-cell table:formula="of:=[.E133]/60/60/24" office:value-type="float" office:value="2.65231481481481" calcext:value-type="float">
            <text:p/>
          </table:table-cell>
          <table:table-cell table:number-columns-repeated="2"/>
          <table:table-cell table:formula="of:=IF([.$D133]=[.P$1];1;0)" office:value-type="float" office:value="0" calcext:value-type="float">
            <text:p/>
          </table:table-cell>
          <table:table-cell table:formula="of:=IF([.$D133]=[.Q$1];1;0)" office:value-type="float" office:value="0" calcext:value-type="float">
            <text:p/>
          </table:table-cell>
          <table:table-cell table:formula="of:=IF([.$D133]=[.R$1];1;0)" office:value-type="float" office:value="0" calcext:value-type="float">
            <text:p/>
          </table:table-cell>
          <table:table-cell table:formula="of:=IF([.$D133]=[.S$1];1;0)" office:value-type="float" office:value="0" calcext:value-type="float">
            <text:p/>
          </table:table-cell>
          <table:table-cell table:formula="of:=IF([.$D133]=[.T$1];1;0)" office:value-type="float" office:value="0" calcext:value-type="float">
            <text:p/>
          </table:table-cell>
          <table:table-cell table:formula="of:=IF([.$D133]=[.U$1];1;0)" office:value-type="float" office:value="1" calcext:value-type="float">
            <text:p/>
          </table:table-cell>
          <table:table-cell table:formula="of:=IF([.$D133]=[.V$1];1;0)" office:value-type="float" office:value="0" calcext:value-type="float">
            <text:p/>
          </table:table-cell>
          <table:table-cell table:formula="of:=IF([.$D133]=[.W$1];1;0)" office:value-type="float" office:value="0" calcext:value-type="float">
            <text:p/>
          </table:table-cell>
          <table:table-cell table:formula="of:=IF([.$D133]=[.X$1];1;0)" office:value-type="float" office:value="0" calcext:value-type="float">
            <text:p/>
          </table:table-cell>
          <table:table-cell table:formula="of:=IF([.$D133]=[.Y$1];1;0)" office:value-type="float" office:value="0" calcext:value-type="float">
            <text:p/>
          </table:table-cell>
          <table:table-cell table:formula="of:=IF([.$D13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6045" calcext:value-type="float">
            <text:p>76045</text:p>
          </table:table-cell>
          <table:table-cell office:value-type="float" office:value="1407048252" calcext:value-type="float">
            <text:p>1407048252</text:p>
          </table:table-cell>
          <table:table-cell office:value-type="float" office:value="1349258565" calcext:value-type="float">
            <text:p>1349258565</text:p>
          </table:table-cell>
          <table:table-cell office:value-type="string" calcext:value-type="string">
            <text:p>Java</text:p>
          </table:table-cell>
          <table:table-cell table:formula="of:=[.B134]-[.C134]" office:value-type="float" office:value="57789687" calcext:value-type="float">
            <text:p/>
          </table:table-cell>
          <table:table-cell table:formula="of:=([.C134]*1000-[$Home.$C$11])*[$Home.$C$24]/[$Home.$F$8]" office:value-type="float" office:value="7238.76884383007" calcext:value-type="float">
            <text:p/>
          </table:table-cell>
          <table:table-cell table:formula="of:=FLOOR([.F134];1)" office:value-type="float" office:value="7238" calcext:value-type="float">
            <text:p/>
          </table:table-cell>
          <table:table-cell table:formula="of:=[.A134]/[.E134]" office:value-type="float" office:value="0.00131589222831402" calcext:value-type="float">
            <text:p/>
          </table:table-cell>
          <table:table-cell table:formula="of:=([.H134]-[.$O$8])*([$Home.$C$33]-[$Home.$C$32])/([.$O$9]-[.$O$8])+[$Home.$C$32]" office:value-type="float" office:value="151.491284613163" calcext:value-type="float">
            <text:p/>
          </table:table-cell>
          <table:table-cell table:formula="of:=FLOOR([.I134];1)" office:value-type="float" office:value="151" calcext:value-type="float">
            <text:p/>
          </table:table-cell>
          <table:table-cell table:formula="of:=CONCATENATE([.G134];&quot;,&quot;;[.J134];&quot;,&quot;;&quot;basic&quot;;&quot;,&quot;;[.D134])" office:value-type="string" office:string-value="7238,151,basic,Java" calcext:value-type="string">
            <text:p>7238,151,basic,Java</text:p>
          </table:table-cell>
          <table:table-cell table:formula="of:=[.H134]*[$Home.$F$30]" office:value-type="float" office:value="113.693088526332" calcext:value-type="float">
            <text:p/>
          </table:table-cell>
          <table:table-cell table:formula="of:=[.E134]/60/60/24" office:value-type="float" office:value="668.862118055556" calcext:value-type="float">
            <text:p/>
          </table:table-cell>
          <table:table-cell table:number-columns-repeated="2"/>
          <table:table-cell table:formula="of:=IF([.$D134]=[.P$1];1;0)" office:value-type="float" office:value="0" calcext:value-type="float">
            <text:p/>
          </table:table-cell>
          <table:table-cell table:formula="of:=IF([.$D134]=[.Q$1];1;0)" office:value-type="float" office:value="0" calcext:value-type="float">
            <text:p/>
          </table:table-cell>
          <table:table-cell table:formula="of:=IF([.$D134]=[.R$1];1;0)" office:value-type="float" office:value="0" calcext:value-type="float">
            <text:p/>
          </table:table-cell>
          <table:table-cell table:formula="of:=IF([.$D134]=[.S$1];1;0)" office:value-type="float" office:value="0" calcext:value-type="float">
            <text:p/>
          </table:table-cell>
          <table:table-cell table:formula="of:=IF([.$D134]=[.T$1];1;0)" office:value-type="float" office:value="0" calcext:value-type="float">
            <text:p/>
          </table:table-cell>
          <table:table-cell table:formula="of:=IF([.$D134]=[.U$1];1;0)" office:value-type="float" office:value="0" calcext:value-type="float">
            <text:p/>
          </table:table-cell>
          <table:table-cell table:formula="of:=IF([.$D134]=[.V$1];1;0)" office:value-type="float" office:value="0" calcext:value-type="float">
            <text:p/>
          </table:table-cell>
          <table:table-cell table:formula="of:=IF([.$D134]=[.W$1];1;0)" office:value-type="float" office:value="0" calcext:value-type="float">
            <text:p/>
          </table:table-cell>
          <table:table-cell table:formula="of:=IF([.$D134]=[.X$1];1;0)" office:value-type="float" office:value="0" calcext:value-type="float">
            <text:p/>
          </table:table-cell>
          <table:table-cell table:formula="of:=IF([.$D134]=[.Y$1];1;0)" office:value-type="float" office:value="1" calcext:value-type="float">
            <text:p/>
          </table:table-cell>
          <table:table-cell table:formula="of:=IF([.$D13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56432346" calcext:value-type="float">
            <text:p>1356432346</text:p>
          </table:table-cell>
          <table:table-cell office:value-type="float" office:value="1356256811" calcext:value-type="float">
            <text:p>1356256811</text:p>
          </table:table-cell>
          <table:table-cell office:value-type="string" calcext:value-type="string">
            <text:p>Shell</text:p>
          </table:table-cell>
          <table:table-cell table:formula="of:=[.B135]-[.C135]" office:value-type="float" office:value="175535" calcext:value-type="float">
            <text:p/>
          </table:table-cell>
          <table:table-cell table:formula="of:=([.C135]*1000-[$Home.$C$11])*[$Home.$C$24]/[$Home.$F$8]" office:value-type="float" office:value="9999.01412878858" calcext:value-type="float">
            <text:p/>
          </table:table-cell>
          <table:table-cell table:formula="of:=FLOOR([.F135];1)" office:value-type="float" office:value="9999" calcext:value-type="float">
            <text:p/>
          </table:table-cell>
          <table:table-cell table:formula="of:=[.A135]/[.E135]" office:value-type="float" office:value="0.00124761443586749" calcext:value-type="float">
            <text:p/>
          </table:table-cell>
          <table:table-cell table:formula="of:=([.H135]-[.$O$8])*([$Home.$C$33]-[$Home.$C$32])/([.$O$9]-[.$O$8])+[$Home.$C$32]" office:value-type="float" office:value="151.073067049084" calcext:value-type="float">
            <text:p/>
          </table:table-cell>
          <table:table-cell table:formula="of:=FLOOR([.I135];1)" office:value-type="float" office:value="151" calcext:value-type="float">
            <text:p/>
          </table:table-cell>
          <table:table-cell table:formula="of:=CONCATENATE([.G135];&quot;,&quot;;[.J135];&quot;,&quot;;&quot;basic&quot;;&quot;,&quot;;[.D135])" office:value-type="string" office:string-value="9999,151,basic,Shell" calcext:value-type="string">
            <text:p>9999,151,basic,Shell</text:p>
          </table:table-cell>
          <table:table-cell table:formula="of:=[.H135]*[$Home.$F$30]" office:value-type="float" office:value="107.793887258951" calcext:value-type="float">
            <text:p/>
          </table:table-cell>
          <table:table-cell table:formula="of:=[.E135]/60/60/24" office:value-type="float" office:value="2.03165509259259" calcext:value-type="float">
            <text:p/>
          </table:table-cell>
          <table:table-cell table:number-columns-repeated="2"/>
          <table:table-cell table:formula="of:=IF([.$D135]=[.P$1];1;0)" office:value-type="float" office:value="0" calcext:value-type="float">
            <text:p/>
          </table:table-cell>
          <table:table-cell table:formula="of:=IF([.$D135]=[.Q$1];1;0)" office:value-type="float" office:value="0" calcext:value-type="float">
            <text:p/>
          </table:table-cell>
          <table:table-cell table:formula="of:=IF([.$D135]=[.R$1];1;0)" office:value-type="float" office:value="0" calcext:value-type="float">
            <text:p/>
          </table:table-cell>
          <table:table-cell table:formula="of:=IF([.$D135]=[.S$1];1;0)" office:value-type="float" office:value="0" calcext:value-type="float">
            <text:p/>
          </table:table-cell>
          <table:table-cell table:formula="of:=IF([.$D135]=[.T$1];1;0)" office:value-type="float" office:value="0" calcext:value-type="float">
            <text:p/>
          </table:table-cell>
          <table:table-cell table:formula="of:=IF([.$D135]=[.U$1];1;0)" office:value-type="float" office:value="0" calcext:value-type="float">
            <text:p/>
          </table:table-cell>
          <table:table-cell table:formula="of:=IF([.$D135]=[.V$1];1;0)" office:value-type="float" office:value="0" calcext:value-type="float">
            <text:p/>
          </table:table-cell>
          <table:table-cell table:formula="of:=IF([.$D135]=[.W$1];1;0)" office:value-type="float" office:value="0" calcext:value-type="float">
            <text:p/>
          </table:table-cell>
          <table:table-cell table:formula="of:=IF([.$D135]=[.X$1];1;0)" office:value-type="float" office:value="0" calcext:value-type="float">
            <text:p/>
          </table:table-cell>
          <table:table-cell table:formula="of:=IF([.$D135]=[.Y$1];1;0)" office:value-type="float" office:value="0" calcext:value-type="float">
            <text:p/>
          </table:table-cell>
          <table:table-cell table:formula="of:=IF([.$D13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float" office:value="1390089628" calcext:value-type="float">
            <text:p>1390089628</text:p>
          </table:table-cell>
          <table:table-cell office:value-type="float" office:value="1358087594" calcext:value-type="float">
            <text:p>1358087594</text:p>
          </table:table-cell>
          <table:table-cell office:value-type="string" calcext:value-type="string">
            <text:p>Python</text:p>
          </table:table-cell>
          <table:table-cell table:formula="of:=[.B136]-[.C136]" office:value-type="float" office:value="32002034" calcext:value-type="float">
            <text:p/>
          </table:table-cell>
          <table:table-cell table:formula="of:=([.C136]*1000-[$Home.$C$11])*[$Home.$C$24]/[$Home.$F$8]" office:value-type="float" office:value="10721.1108003735" calcext:value-type="float">
            <text:p/>
          </table:table-cell>
          <table:table-cell table:formula="of:=FLOOR([.F136];1)" office:value-type="float" office:value="10721" calcext:value-type="float">
            <text:p/>
          </table:table-cell>
          <table:table-cell table:formula="of:=[.A136]/[.E136]" office:value-type="float" office:value="0.00139088034216825" calcext:value-type="float">
            <text:p/>
          </table:table-cell>
          <table:table-cell table:formula="of:=([.H136]-[.$O$8])*([$Home.$C$33]-[$Home.$C$32])/([.$O$9]-[.$O$8])+[$Home.$C$32]" office:value-type="float" office:value="151.950604476727" calcext:value-type="float">
            <text:p/>
          </table:table-cell>
          <table:table-cell table:formula="of:=FLOOR([.I136];1)" office:value-type="float" office:value="151" calcext:value-type="float">
            <text:p/>
          </table:table-cell>
          <table:table-cell table:formula="of:=CONCATENATE([.G136];&quot;,&quot;;[.J136];&quot;,&quot;;&quot;basic&quot;;&quot;,&quot;;[.D136])" office:value-type="string" office:string-value="10721,151,basic,Python" calcext:value-type="string">
            <text:p>10721,151,basic,Python</text:p>
          </table:table-cell>
          <table:table-cell table:formula="of:=[.H136]*[$Home.$F$30]" office:value-type="float" office:value="120.172061563337" calcext:value-type="float">
            <text:p/>
          </table:table-cell>
          <table:table-cell table:formula="of:=[.E136]/60/60/24" office:value-type="float" office:value="370.393912037037" calcext:value-type="float">
            <text:p/>
          </table:table-cell>
          <table:table-cell table:number-columns-repeated="2"/>
          <table:table-cell table:formula="of:=IF([.$D136]=[.P$1];1;0)" office:value-type="float" office:value="0" calcext:value-type="float">
            <text:p/>
          </table:table-cell>
          <table:table-cell table:formula="of:=IF([.$D136]=[.Q$1];1;0)" office:value-type="float" office:value="0" calcext:value-type="float">
            <text:p/>
          </table:table-cell>
          <table:table-cell table:formula="of:=IF([.$D136]=[.R$1];1;0)" office:value-type="float" office:value="0" calcext:value-type="float">
            <text:p/>
          </table:table-cell>
          <table:table-cell table:formula="of:=IF([.$D136]=[.S$1];1;0)" office:value-type="float" office:value="0" calcext:value-type="float">
            <text:p/>
          </table:table-cell>
          <table:table-cell table:formula="of:=IF([.$D136]=[.T$1];1;0)" office:value-type="float" office:value="0" calcext:value-type="float">
            <text:p/>
          </table:table-cell>
          <table:table-cell table:formula="of:=IF([.$D136]=[.U$1];1;0)" office:value-type="float" office:value="0" calcext:value-type="float">
            <text:p/>
          </table:table-cell>
          <table:table-cell table:formula="of:=IF([.$D136]=[.V$1];1;0)" office:value-type="float" office:value="1" calcext:value-type="float">
            <text:p/>
          </table:table-cell>
          <table:table-cell table:formula="of:=IF([.$D136]=[.W$1];1;0)" office:value-type="float" office:value="0" calcext:value-type="float">
            <text:p/>
          </table:table-cell>
          <table:table-cell table:formula="of:=IF([.$D136]=[.X$1];1;0)" office:value-type="float" office:value="0" calcext:value-type="float">
            <text:p/>
          </table:table-cell>
          <table:table-cell table:formula="of:=IF([.$D136]=[.Y$1];1;0)" office:value-type="float" office:value="0" calcext:value-type="float">
            <text:p/>
          </table:table-cell>
          <table:table-cell table:formula="of:=IF([.$D13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368634169" calcext:value-type="float">
            <text:p>1368634169</text:p>
          </table:table-cell>
          <table:table-cell office:value-type="float" office:value="1368221757" calcext:value-type="float">
            <text:p>1368221757</text:p>
          </table:table-cell>
          <table:table-cell office:value-type="string" calcext:value-type="string">
            <text:p>C++</text:p>
          </table:table-cell>
          <table:table-cell table:formula="of:=[.B137]-[.C137]" office:value-type="float" office:value="412412" calcext:value-type="float">
            <text:p/>
          </table:table-cell>
          <table:table-cell table:formula="of:=([.C137]*1000-[$Home.$C$11])*[$Home.$C$24]/[$Home.$F$8]" office:value-type="float" office:value="14718.2231679225" calcext:value-type="float">
            <text:p/>
          </table:table-cell>
          <table:table-cell table:formula="of:=FLOOR([.F137];1)" office:value-type="float" office:value="14718" calcext:value-type="float">
            <text:p/>
          </table:table-cell>
          <table:table-cell table:formula="of:=[.A137]/[.E137]" office:value-type="float" office:value="0.00127784836522701" calcext:value-type="float">
            <text:p/>
          </table:table-cell>
          <table:table-cell table:formula="of:=([.H137]-[.$O$8])*([$Home.$C$33]-[$Home.$C$32])/([.$O$9]-[.$O$8])+[$Home.$C$32]" office:value-type="float" office:value="151.258256989125" calcext:value-type="float">
            <text:p/>
          </table:table-cell>
          <table:table-cell table:formula="of:=FLOOR([.I137];1)" office:value-type="float" office:value="151" calcext:value-type="float">
            <text:p/>
          </table:table-cell>
          <table:table-cell table:formula="of:=CONCATENATE([.G137];&quot;,&quot;;[.J137];&quot;,&quot;;&quot;basic&quot;;&quot;,&quot;;[.D137])" office:value-type="string" office:string-value="14718,151,basic,C++" calcext:value-type="string">
            <text:p>14718,151,basic,C++</text:p>
          </table:table-cell>
          <table:table-cell table:formula="of:=[.H137]*[$Home.$F$30]" office:value-type="float" office:value="110.406098755613" calcext:value-type="float">
            <text:p/>
          </table:table-cell>
          <table:table-cell table:formula="of:=[.E137]/60/60/24" office:value-type="float" office:value="4.77328703703704" calcext:value-type="float">
            <text:p/>
          </table:table-cell>
          <table:table-cell table:number-columns-repeated="2"/>
          <table:table-cell table:formula="of:=IF([.$D137]=[.P$1];1;0)" office:value-type="float" office:value="0" calcext:value-type="float">
            <text:p/>
          </table:table-cell>
          <table:table-cell table:formula="of:=IF([.$D137]=[.Q$1];1;0)" office:value-type="float" office:value="0" calcext:value-type="float">
            <text:p/>
          </table:table-cell>
          <table:table-cell table:formula="of:=IF([.$D137]=[.R$1];1;0)" office:value-type="float" office:value="1" calcext:value-type="float">
            <text:p/>
          </table:table-cell>
          <table:table-cell table:formula="of:=IF([.$D137]=[.S$1];1;0)" office:value-type="float" office:value="0" calcext:value-type="float">
            <text:p/>
          </table:table-cell>
          <table:table-cell table:formula="of:=IF([.$D137]=[.T$1];1;0)" office:value-type="float" office:value="0" calcext:value-type="float">
            <text:p/>
          </table:table-cell>
          <table:table-cell table:formula="of:=IF([.$D137]=[.U$1];1;0)" office:value-type="float" office:value="0" calcext:value-type="float">
            <text:p/>
          </table:table-cell>
          <table:table-cell table:formula="of:=IF([.$D137]=[.V$1];1;0)" office:value-type="float" office:value="0" calcext:value-type="float">
            <text:p/>
          </table:table-cell>
          <table:table-cell table:formula="of:=IF([.$D137]=[.W$1];1;0)" office:value-type="float" office:value="0" calcext:value-type="float">
            <text:p/>
          </table:table-cell>
          <table:table-cell table:formula="of:=IF([.$D137]=[.X$1];1;0)" office:value-type="float" office:value="0" calcext:value-type="float">
            <text:p/>
          </table:table-cell>
          <table:table-cell table:formula="of:=IF([.$D137]=[.Y$1];1;0)" office:value-type="float" office:value="0" calcext:value-type="float">
            <text:p/>
          </table:table-cell>
          <table:table-cell table:formula="of:=IF([.$D13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71687747" calcext:value-type="float">
            <text:p>1371687747</text:p>
          </table:table-cell>
          <table:table-cell office:value-type="float" office:value="1371505953" calcext:value-type="float">
            <text:p>1371505953</text:p>
          </table:table-cell>
          <table:table-cell office:value-type="string" calcext:value-type="string">
            <text:p>null</text:p>
          </table:table-cell>
          <table:table-cell table:formula="of:=[.B138]-[.C138]" office:value-type="float" office:value="181794" calcext:value-type="float">
            <text:p/>
          </table:table-cell>
          <table:table-cell table:formula="of:=([.C138]*1000-[$Home.$C$11])*[$Home.$C$24]/[$Home.$F$8]" office:value-type="float" office:value="16013.5743921978" calcext:value-type="float">
            <text:p/>
          </table:table-cell>
          <table:table-cell table:formula="of:=FLOOR([.F138];1)" office:value-type="float" office:value="16013" calcext:value-type="float">
            <text:p/>
          </table:table-cell>
          <table:table-cell table:formula="of:=[.A138]/[.E138]" office:value-type="float" office:value="0.0013476792413391" calcext:value-type="float">
            <text:p/>
          </table:table-cell>
          <table:table-cell table:formula="of:=([.H138]-[.$O$8])*([$Home.$C$33]-[$Home.$C$32])/([.$O$9]-[.$O$8])+[$Home.$C$32]" office:value-type="float" office:value="151.685987556541" calcext:value-type="float">
            <text:p/>
          </table:table-cell>
          <table:table-cell table:formula="of:=FLOOR([.I138];1)" office:value-type="float" office:value="151" calcext:value-type="float">
            <text:p/>
          </table:table-cell>
          <table:table-cell table:formula="of:=CONCATENATE([.G138];&quot;,&quot;;[.J138];&quot;,&quot;;&quot;basic&quot;;&quot;,&quot;;[.D138])" office:value-type="string" office:string-value="16013,151,basic,null" calcext:value-type="string">
            <text:p>16013,151,basic,null</text:p>
          </table:table-cell>
          <table:table-cell table:formula="of:=[.H138]*[$Home.$F$30]" office:value-type="float" office:value="116.439486451698" calcext:value-type="float">
            <text:p/>
          </table:table-cell>
          <table:table-cell table:formula="of:=[.E138]/60/60/24" office:value-type="float" office:value="2.10409722222222" calcext:value-type="float">
            <text:p/>
          </table:table-cell>
          <table:table-cell table:number-columns-repeated="2"/>
          <table:table-cell table:formula="of:=IF([.$D138]=[.P$1];1;0)" office:value-type="float" office:value="1" calcext:value-type="float">
            <text:p/>
          </table:table-cell>
          <table:table-cell table:formula="of:=IF([.$D138]=[.Q$1];1;0)" office:value-type="float" office:value="0" calcext:value-type="float">
            <text:p/>
          </table:table-cell>
          <table:table-cell table:formula="of:=IF([.$D138]=[.R$1];1;0)" office:value-type="float" office:value="0" calcext:value-type="float">
            <text:p/>
          </table:table-cell>
          <table:table-cell table:formula="of:=IF([.$D138]=[.S$1];1;0)" office:value-type="float" office:value="0" calcext:value-type="float">
            <text:p/>
          </table:table-cell>
          <table:table-cell table:formula="of:=IF([.$D138]=[.T$1];1;0)" office:value-type="float" office:value="0" calcext:value-type="float">
            <text:p/>
          </table:table-cell>
          <table:table-cell table:formula="of:=IF([.$D138]=[.U$1];1;0)" office:value-type="float" office:value="0" calcext:value-type="float">
            <text:p/>
          </table:table-cell>
          <table:table-cell table:formula="of:=IF([.$D138]=[.V$1];1;0)" office:value-type="float" office:value="0" calcext:value-type="float">
            <text:p/>
          </table:table-cell>
          <table:table-cell table:formula="of:=IF([.$D138]=[.W$1];1;0)" office:value-type="float" office:value="0" calcext:value-type="float">
            <text:p/>
          </table:table-cell>
          <table:table-cell table:formula="of:=IF([.$D138]=[.X$1];1;0)" office:value-type="float" office:value="0" calcext:value-type="float">
            <text:p/>
          </table:table-cell>
          <table:table-cell table:formula="of:=IF([.$D138]=[.Y$1];1;0)" office:value-type="float" office:value="0" calcext:value-type="float">
            <text:p/>
          </table:table-cell>
          <table:table-cell table:formula="of:=IF([.$D13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78681440" calcext:value-type="float">
            <text:p>1378681440</text:p>
          </table:table-cell>
          <table:table-cell office:value-type="float" office:value="1378497406" calcext:value-type="float">
            <text:p>1378497406</text:p>
          </table:table-cell>
          <table:table-cell office:value-type="string" calcext:value-type="string">
            <text:p>CSS</text:p>
          </table:table-cell>
          <table:table-cell table:formula="of:=[.B139]-[.C139]" office:value-type="float" office:value="184034" calcext:value-type="float">
            <text:p/>
          </table:table-cell>
          <table:table-cell table:formula="of:=([.C139]*1000-[$Home.$C$11])*[$Home.$C$24]/[$Home.$F$8]" office:value-type="float" office:value="18771.1403849136" calcext:value-type="float">
            <text:p/>
          </table:table-cell>
          <table:table-cell table:formula="of:=FLOOR([.F139];1)" office:value-type="float" office:value="18771" calcext:value-type="float">
            <text:p/>
          </table:table-cell>
          <table:table-cell table:formula="of:=[.A139]/[.E139]" office:value-type="float" office:value="0.00138017974939413" calcext:value-type="float">
            <text:p/>
          </table:table-cell>
          <table:table-cell table:formula="of:=([.H139]-[.$O$8])*([$Home.$C$33]-[$Home.$C$32])/([.$O$9]-[.$O$8])+[$Home.$C$32]" office:value-type="float" office:value="151.885060825068" calcext:value-type="float">
            <text:p/>
          </table:table-cell>
          <table:table-cell table:formula="of:=FLOOR([.I139];1)" office:value-type="float" office:value="151" calcext:value-type="float">
            <text:p/>
          </table:table-cell>
          <table:table-cell table:formula="of:=CONCATENATE([.G139];&quot;,&quot;;[.J139];&quot;,&quot;;&quot;basic&quot;;&quot;,&quot;;[.D139])" office:value-type="string" office:string-value="18771,151,basic,CSS" calcext:value-type="string">
            <text:p>18771,151,basic,CSS</text:p>
          </table:table-cell>
          <table:table-cell table:formula="of:=[.H139]*[$Home.$F$30]" office:value-type="float" office:value="119.247530347653" calcext:value-type="float">
            <text:p/>
          </table:table-cell>
          <table:table-cell table:formula="of:=[.E139]/60/60/24" office:value-type="float" office:value="2.13002314814815" calcext:value-type="float">
            <text:p/>
          </table:table-cell>
          <table:table-cell table:number-columns-repeated="2"/>
          <table:table-cell table:formula="of:=IF([.$D139]=[.P$1];1;0)" office:value-type="float" office:value="0" calcext:value-type="float">
            <text:p/>
          </table:table-cell>
          <table:table-cell table:formula="of:=IF([.$D139]=[.Q$1];1;0)" office:value-type="float" office:value="0" calcext:value-type="float">
            <text:p/>
          </table:table-cell>
          <table:table-cell table:formula="of:=IF([.$D139]=[.R$1];1;0)" office:value-type="float" office:value="0" calcext:value-type="float">
            <text:p/>
          </table:table-cell>
          <table:table-cell table:formula="of:=IF([.$D139]=[.S$1];1;0)" office:value-type="float" office:value="0" calcext:value-type="float">
            <text:p/>
          </table:table-cell>
          <table:table-cell table:formula="of:=IF([.$D139]=[.T$1];1;0)" office:value-type="float" office:value="0" calcext:value-type="float">
            <text:p/>
          </table:table-cell>
          <table:table-cell table:formula="of:=IF([.$D139]=[.U$1];1;0)" office:value-type="float" office:value="0" calcext:value-type="float">
            <text:p/>
          </table:table-cell>
          <table:table-cell table:formula="of:=IF([.$D139]=[.V$1];1;0)" office:value-type="float" office:value="0" calcext:value-type="float">
            <text:p/>
          </table:table-cell>
          <table:table-cell table:formula="of:=IF([.$D139]=[.W$1];1;0)" office:value-type="float" office:value="0" calcext:value-type="float">
            <text:p/>
          </table:table-cell>
          <table:table-cell table:formula="of:=IF([.$D139]=[.X$1];1;0)" office:value-type="float" office:value="0" calcext:value-type="float">
            <text:p/>
          </table:table-cell>
          <table:table-cell table:formula="of:=IF([.$D139]=[.Y$1];1;0)" office:value-type="float" office:value="0" calcext:value-type="float">
            <text:p/>
          </table:table-cell>
          <table:table-cell table:formula="of:=IF([.$D13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85308477" calcext:value-type="float">
            <text:p>1385308477</text:p>
          </table:table-cell>
          <table:table-cell office:value-type="float" office:value="1385044561" calcext:value-type="float">
            <text:p>1385044561</text:p>
          </table:table-cell>
          <table:table-cell office:value-type="string" calcext:value-type="string">
            <text:p>CSS</text:p>
          </table:table-cell>
          <table:table-cell table:formula="of:=[.B140]-[.C140]" office:value-type="float" office:value="263916" calcext:value-type="float">
            <text:p/>
          </table:table-cell>
          <table:table-cell table:formula="of:=([.C140]*1000-[$Home.$C$11])*[$Home.$C$24]/[$Home.$F$8]" office:value-type="float" office:value="21353.4665447317" calcext:value-type="float">
            <text:p/>
          </table:table-cell>
          <table:table-cell table:formula="of:=FLOOR([.F140];1)" office:value-type="float" office:value="21353" calcext:value-type="float">
            <text:p/>
          </table:table-cell>
          <table:table-cell table:formula="of:=[.A140]/[.E140]" office:value-type="float" office:value="0.00128071052910775" calcext:value-type="float">
            <text:p/>
          </table:table-cell>
          <table:table-cell table:formula="of:=([.H140]-[.$O$8])*([$Home.$C$33]-[$Home.$C$32])/([.$O$9]-[.$O$8])+[$Home.$C$32]" office:value-type="float" office:value="151.275788417182" calcext:value-type="float">
            <text:p/>
          </table:table-cell>
          <table:table-cell table:formula="of:=FLOOR([.I140];1)" office:value-type="float" office:value="151" calcext:value-type="float">
            <text:p/>
          </table:table-cell>
          <table:table-cell table:formula="of:=CONCATENATE([.G140];&quot;,&quot;;[.J140];&quot;,&quot;;&quot;basic&quot;;&quot;,&quot;;[.D140])" office:value-type="string" office:string-value="21353,151,basic,CSS" calcext:value-type="string">
            <text:p>21353,151,basic,CSS</text:p>
          </table:table-cell>
          <table:table-cell table:formula="of:=[.H140]*[$Home.$F$30]" office:value-type="float" office:value="110.653389714909" calcext:value-type="float">
            <text:p/>
          </table:table-cell>
          <table:table-cell table:formula="of:=[.E140]/60/60/24" office:value-type="float" office:value="3.05458333333333" calcext:value-type="float">
            <text:p/>
          </table:table-cell>
          <table:table-cell table:number-columns-repeated="2"/>
          <table:table-cell table:formula="of:=IF([.$D140]=[.P$1];1;0)" office:value-type="float" office:value="0" calcext:value-type="float">
            <text:p/>
          </table:table-cell>
          <table:table-cell table:formula="of:=IF([.$D140]=[.Q$1];1;0)" office:value-type="float" office:value="0" calcext:value-type="float">
            <text:p/>
          </table:table-cell>
          <table:table-cell table:formula="of:=IF([.$D140]=[.R$1];1;0)" office:value-type="float" office:value="0" calcext:value-type="float">
            <text:p/>
          </table:table-cell>
          <table:table-cell table:formula="of:=IF([.$D140]=[.S$1];1;0)" office:value-type="float" office:value="0" calcext:value-type="float">
            <text:p/>
          </table:table-cell>
          <table:table-cell table:formula="of:=IF([.$D140]=[.T$1];1;0)" office:value-type="float" office:value="0" calcext:value-type="float">
            <text:p/>
          </table:table-cell>
          <table:table-cell table:formula="of:=IF([.$D140]=[.U$1];1;0)" office:value-type="float" office:value="0" calcext:value-type="float">
            <text:p/>
          </table:table-cell>
          <table:table-cell table:formula="of:=IF([.$D140]=[.V$1];1;0)" office:value-type="float" office:value="0" calcext:value-type="float">
            <text:p/>
          </table:table-cell>
          <table:table-cell table:formula="of:=IF([.$D140]=[.W$1];1;0)" office:value-type="float" office:value="0" calcext:value-type="float">
            <text:p/>
          </table:table-cell>
          <table:table-cell table:formula="of:=IF([.$D140]=[.X$1];1;0)" office:value-type="float" office:value="0" calcext:value-type="float">
            <text:p/>
          </table:table-cell>
          <table:table-cell table:formula="of:=IF([.$D140]=[.Y$1];1;0)" office:value-type="float" office:value="0" calcext:value-type="float">
            <text:p/>
          </table:table-cell>
          <table:table-cell table:formula="of:=IF([.$D14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85566988" calcext:value-type="float">
            <text:p>1385566988</text:p>
          </table:table-cell>
          <table:table-cell office:value-type="float" office:value="1385392396" calcext:value-type="float">
            <text:p>1385392396</text:p>
          </table:table-cell>
          <table:table-cell office:value-type="string" calcext:value-type="string">
            <text:p>C</text:p>
          </table:table-cell>
          <table:table-cell table:formula="of:=[.B141]-[.C141]" office:value-type="float" office:value="174592" calcext:value-type="float">
            <text:p/>
          </table:table-cell>
          <table:table-cell table:formula="of:=([.C141]*1000-[$Home.$C$11])*[$Home.$C$24]/[$Home.$F$8]" office:value-type="float" office:value="21490.6594811751" calcext:value-type="float">
            <text:p/>
          </table:table-cell>
          <table:table-cell table:formula="of:=FLOOR([.F141];1)" office:value-type="float" office:value="21490" calcext:value-type="float">
            <text:p/>
          </table:table-cell>
          <table:table-cell table:formula="of:=[.A141]/[.E141]" office:value-type="float" office:value="0.00138036107038123" calcext:value-type="float">
            <text:p/>
          </table:table-cell>
          <table:table-cell table:formula="of:=([.H141]-[.$O$8])*([$Home.$C$33]-[$Home.$C$32])/([.$O$9]-[.$O$8])+[$Home.$C$32]" office:value-type="float" office:value="151.886171458831" calcext:value-type="float">
            <text:p/>
          </table:table-cell>
          <table:table-cell table:formula="of:=FLOOR([.I141];1)" office:value-type="float" office:value="151" calcext:value-type="float">
            <text:p/>
          </table:table-cell>
          <table:table-cell table:formula="of:=CONCATENATE([.G141];&quot;,&quot;;[.J141];&quot;,&quot;;&quot;basic&quot;;&quot;,&quot;;[.D141])" office:value-type="string" office:string-value="21490,151,basic,C" calcext:value-type="string">
            <text:p>21490,151,basic,C</text:p>
          </table:table-cell>
          <table:table-cell table:formula="of:=[.H141]*[$Home.$F$30]" office:value-type="float" office:value="119.263196480938" calcext:value-type="float">
            <text:p/>
          </table:table-cell>
          <table:table-cell table:formula="of:=[.E141]/60/60/24" office:value-type="float" office:value="2.02074074074074" calcext:value-type="float">
            <text:p/>
          </table:table-cell>
          <table:table-cell table:number-columns-repeated="2"/>
          <table:table-cell table:formula="of:=IF([.$D141]=[.P$1];1;0)" office:value-type="float" office:value="0" calcext:value-type="float">
            <text:p/>
          </table:table-cell>
          <table:table-cell table:formula="of:=IF([.$D141]=[.Q$1];1;0)" office:value-type="float" office:value="0" calcext:value-type="float">
            <text:p/>
          </table:table-cell>
          <table:table-cell table:formula="of:=IF([.$D141]=[.R$1];1;0)" office:value-type="float" office:value="0" calcext:value-type="float">
            <text:p/>
          </table:table-cell>
          <table:table-cell table:formula="of:=IF([.$D141]=[.S$1];1;0)" office:value-type="float" office:value="0" calcext:value-type="float">
            <text:p/>
          </table:table-cell>
          <table:table-cell table:formula="of:=IF([.$D141]=[.T$1];1;0)" office:value-type="float" office:value="0" calcext:value-type="float">
            <text:p/>
          </table:table-cell>
          <table:table-cell table:formula="of:=IF([.$D141]=[.U$1];1;0)" office:value-type="float" office:value="0" calcext:value-type="float">
            <text:p/>
          </table:table-cell>
          <table:table-cell table:formula="of:=IF([.$D141]=[.V$1];1;0)" office:value-type="float" office:value="0" calcext:value-type="float">
            <text:p/>
          </table:table-cell>
          <table:table-cell table:formula="of:=IF([.$D141]=[.W$1];1;0)" office:value-type="float" office:value="0" calcext:value-type="float">
            <text:p/>
          </table:table-cell>
          <table:table-cell table:formula="of:=IF([.$D141]=[.X$1];1;0)" office:value-type="float" office:value="0" calcext:value-type="float">
            <text:p/>
          </table:table-cell>
          <table:table-cell table:formula="of:=IF([.$D141]=[.Y$1];1;0)" office:value-type="float" office:value="0" calcext:value-type="float">
            <text:p/>
          </table:table-cell>
          <table:table-cell table:formula="of:=IF([.$D141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87440850" calcext:value-type="float">
            <text:p>1387440850</text:p>
          </table:table-cell>
          <table:table-cell office:value-type="float" office:value="1387257612" calcext:value-type="float">
            <text:p>1387257612</text:p>
          </table:table-cell>
          <table:table-cell office:value-type="string" calcext:value-type="string">
            <text:p>PHP</text:p>
          </table:table-cell>
          <table:table-cell table:formula="of:=[.B142]-[.C142]" office:value-type="float" office:value="183238" calcext:value-type="float">
            <text:p/>
          </table:table-cell>
          <table:table-cell table:formula="of:=([.C142]*1000-[$Home.$C$11])*[$Home.$C$24]/[$Home.$F$8]" office:value-type="float" office:value="22226.3372023397" calcext:value-type="float">
            <text:p/>
          </table:table-cell>
          <table:table-cell table:formula="of:=FLOOR([.F142];1)" office:value-type="float" office:value="22226" calcext:value-type="float">
            <text:p/>
          </table:table-cell>
          <table:table-cell table:formula="of:=[.A142]/[.E142]" office:value-type="float" office:value="0.00138617535664" calcext:value-type="float">
            <text:p/>
          </table:table-cell>
          <table:table-cell table:formula="of:=([.H142]-[.$O$8])*([$Home.$C$33]-[$Home.$C$32])/([.$O$9]-[.$O$8])+[$Home.$C$32]" office:value-type="float" office:value="151.921785331934" calcext:value-type="float">
            <text:p/>
          </table:table-cell>
          <table:table-cell table:formula="of:=FLOOR([.I142];1)" office:value-type="float" office:value="151" calcext:value-type="float">
            <text:p/>
          </table:table-cell>
          <table:table-cell table:formula="of:=CONCATENATE([.G142];&quot;,&quot;;[.J142];&quot;,&quot;;&quot;basic&quot;;&quot;,&quot;;[.D142])" office:value-type="string" office:string-value="22226,151,basic,PHP" calcext:value-type="string">
            <text:p>22226,151,basic,PHP</text:p>
          </table:table-cell>
          <table:table-cell table:formula="of:=[.H142]*[$Home.$F$30]" office:value-type="float" office:value="119.765550813696" calcext:value-type="float">
            <text:p/>
          </table:table-cell>
          <table:table-cell table:formula="of:=[.E142]/60/60/24" office:value-type="float" office:value="2.12081018518519" calcext:value-type="float">
            <text:p/>
          </table:table-cell>
          <table:table-cell table:number-columns-repeated="2"/>
          <table:table-cell table:formula="of:=IF([.$D142]=[.P$1];1;0)" office:value-type="float" office:value="0" calcext:value-type="float">
            <text:p/>
          </table:table-cell>
          <table:table-cell table:formula="of:=IF([.$D142]=[.Q$1];1;0)" office:value-type="float" office:value="0" calcext:value-type="float">
            <text:p/>
          </table:table-cell>
          <table:table-cell table:formula="of:=IF([.$D142]=[.R$1];1;0)" office:value-type="float" office:value="0" calcext:value-type="float">
            <text:p/>
          </table:table-cell>
          <table:table-cell table:formula="of:=IF([.$D142]=[.S$1];1;0)" office:value-type="float" office:value="0" calcext:value-type="float">
            <text:p/>
          </table:table-cell>
          <table:table-cell table:formula="of:=IF([.$D142]=[.T$1];1;0)" office:value-type="float" office:value="0" calcext:value-type="float">
            <text:p/>
          </table:table-cell>
          <table:table-cell table:formula="of:=IF([.$D142]=[.U$1];1;0)" office:value-type="float" office:value="1" calcext:value-type="float">
            <text:p/>
          </table:table-cell>
          <table:table-cell table:formula="of:=IF([.$D142]=[.V$1];1;0)" office:value-type="float" office:value="0" calcext:value-type="float">
            <text:p/>
          </table:table-cell>
          <table:table-cell table:formula="of:=IF([.$D142]=[.W$1];1;0)" office:value-type="float" office:value="0" calcext:value-type="float">
            <text:p/>
          </table:table-cell>
          <table:table-cell table:formula="of:=IF([.$D142]=[.X$1];1;0)" office:value-type="float" office:value="0" calcext:value-type="float">
            <text:p/>
          </table:table-cell>
          <table:table-cell table:formula="of:=IF([.$D142]=[.Y$1];1;0)" office:value-type="float" office:value="0" calcext:value-type="float">
            <text:p/>
          </table:table-cell>
          <table:table-cell table:formula="of:=IF([.$D14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89745864" calcext:value-type="float">
            <text:p>1389745864</text:p>
          </table:table-cell>
          <table:table-cell office:value-type="float" office:value="1389528863" calcext:value-type="float">
            <text:p>1389528863</text:p>
          </table:table-cell>
          <table:table-cell office:value-type="string" calcext:value-type="string">
            <text:p>null</text:p>
          </table:table-cell>
          <table:table-cell table:formula="of:=[.B143]-[.C143]" office:value-type="float" office:value="217001" calcext:value-type="float">
            <text:p/>
          </table:table-cell>
          <table:table-cell table:formula="of:=([.C143]*1000-[$Home.$C$11])*[$Home.$C$24]/[$Home.$F$8]" office:value-type="float" office:value="23122.1630798106" calcext:value-type="float">
            <text:p/>
          </table:table-cell>
          <table:table-cell table:formula="of:=FLOOR([.F143];1)" office:value-type="float" office:value="23122" calcext:value-type="float">
            <text:p/>
          </table:table-cell>
          <table:table-cell table:formula="of:=[.A143]/[.E143]" office:value-type="float" office:value="0.00127188353970719" calcext:value-type="float">
            <text:p/>
          </table:table-cell>
          <table:table-cell table:formula="of:=([.H143]-[.$O$8])*([$Home.$C$33]-[$Home.$C$32])/([.$O$9]-[.$O$8])+[$Home.$C$32]" office:value-type="float" office:value="151.221721027582" calcext:value-type="float">
            <text:p/>
          </table:table-cell>
          <table:table-cell table:formula="of:=FLOOR([.I143];1)" office:value-type="float" office:value="151" calcext:value-type="float">
            <text:p/>
          </table:table-cell>
          <table:table-cell table:formula="of:=CONCATENATE([.G143];&quot;,&quot;;[.J143];&quot;,&quot;;&quot;basic&quot;;&quot;,&quot;;[.D143])" office:value-type="string" office:string-value="23122,151,basic,null" calcext:value-type="string">
            <text:p>23122,151,basic,null</text:p>
          </table:table-cell>
          <table:table-cell table:formula="of:=[.H143]*[$Home.$F$30]" office:value-type="float" office:value="109.890737830701" calcext:value-type="float">
            <text:p/>
          </table:table-cell>
          <table:table-cell table:formula="of:=[.E143]/60/60/24" office:value-type="float" office:value="2.51158564814815" calcext:value-type="float">
            <text:p/>
          </table:table-cell>
          <table:table-cell table:number-columns-repeated="2"/>
          <table:table-cell table:formula="of:=IF([.$D143]=[.P$1];1;0)" office:value-type="float" office:value="1" calcext:value-type="float">
            <text:p/>
          </table:table-cell>
          <table:table-cell table:formula="of:=IF([.$D143]=[.Q$1];1;0)" office:value-type="float" office:value="0" calcext:value-type="float">
            <text:p/>
          </table:table-cell>
          <table:table-cell table:formula="of:=IF([.$D143]=[.R$1];1;0)" office:value-type="float" office:value="0" calcext:value-type="float">
            <text:p/>
          </table:table-cell>
          <table:table-cell table:formula="of:=IF([.$D143]=[.S$1];1;0)" office:value-type="float" office:value="0" calcext:value-type="float">
            <text:p/>
          </table:table-cell>
          <table:table-cell table:formula="of:=IF([.$D143]=[.T$1];1;0)" office:value-type="float" office:value="0" calcext:value-type="float">
            <text:p/>
          </table:table-cell>
          <table:table-cell table:formula="of:=IF([.$D143]=[.U$1];1;0)" office:value-type="float" office:value="0" calcext:value-type="float">
            <text:p/>
          </table:table-cell>
          <table:table-cell table:formula="of:=IF([.$D143]=[.V$1];1;0)" office:value-type="float" office:value="0" calcext:value-type="float">
            <text:p/>
          </table:table-cell>
          <table:table-cell table:formula="of:=IF([.$D143]=[.W$1];1;0)" office:value-type="float" office:value="0" calcext:value-type="float">
            <text:p/>
          </table:table-cell>
          <table:table-cell table:formula="of:=IF([.$D143]=[.X$1];1;0)" office:value-type="float" office:value="0" calcext:value-type="float">
            <text:p/>
          </table:table-cell>
          <table:table-cell table:formula="of:=IF([.$D143]=[.Y$1];1;0)" office:value-type="float" office:value="0" calcext:value-type="float">
            <text:p/>
          </table:table-cell>
          <table:table-cell table:formula="of:=IF([.$D14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394740440" calcext:value-type="float">
            <text:p>1394740440</text:p>
          </table:table-cell>
          <table:table-cell office:value-type="float" office:value="1393008252" calcext:value-type="float">
            <text:p>1393008252</text:p>
          </table:table-cell>
          <table:table-cell office:value-type="string" calcext:value-type="string">
            <text:p>null</text:p>
          </table:table-cell>
          <table:table-cell table:formula="of:=[.B144]-[.C144]" office:value-type="float" office:value="1732188" calcext:value-type="float">
            <text:p/>
          </table:table-cell>
          <table:table-cell table:formula="of:=([.C144]*1000-[$Home.$C$11])*[$Home.$C$24]/[$Home.$F$8]" office:value-type="float" office:value="24494.5022461941" calcext:value-type="float">
            <text:p/>
          </table:table-cell>
          <table:table-cell table:formula="of:=FLOOR([.F144];1)" office:value-type="float" office:value="24494" calcext:value-type="float">
            <text:p/>
          </table:table-cell>
          <table:table-cell table:formula="of:=[.A144]/[.E144]" office:value-type="float" office:value="0.00126314233789866" calcext:value-type="float">
            <text:p/>
          </table:table-cell>
          <table:table-cell table:formula="of:=([.H144]-[.$O$8])*([$Home.$C$33]-[$Home.$C$32])/([.$O$9]-[.$O$8])+[$Home.$C$32]" office:value-type="float" office:value="151.168179107193" calcext:value-type="float">
            <text:p/>
          </table:table-cell>
          <table:table-cell table:formula="of:=FLOOR([.I144];1)" office:value-type="float" office:value="151" calcext:value-type="float">
            <text:p/>
          </table:table-cell>
          <table:table-cell table:formula="of:=CONCATENATE([.G144];&quot;,&quot;;[.J144];&quot;,&quot;;&quot;basic&quot;;&quot;,&quot;;[.D144])" office:value-type="string" office:string-value="24494,151,basic,null" calcext:value-type="string">
            <text:p>24494,151,basic,null</text:p>
          </table:table-cell>
          <table:table-cell table:formula="of:=[.H144]*[$Home.$F$30]" office:value-type="float" office:value="109.135497994444" calcext:value-type="float">
            <text:p/>
          </table:table-cell>
          <table:table-cell table:formula="of:=[.E144]/60/60/24" office:value-type="float" office:value="20.0484722222222" calcext:value-type="float">
            <text:p/>
          </table:table-cell>
          <table:table-cell table:number-columns-repeated="2"/>
          <table:table-cell table:formula="of:=IF([.$D144]=[.P$1];1;0)" office:value-type="float" office:value="1" calcext:value-type="float">
            <text:p/>
          </table:table-cell>
          <table:table-cell table:formula="of:=IF([.$D144]=[.Q$1];1;0)" office:value-type="float" office:value="0" calcext:value-type="float">
            <text:p/>
          </table:table-cell>
          <table:table-cell table:formula="of:=IF([.$D144]=[.R$1];1;0)" office:value-type="float" office:value="0" calcext:value-type="float">
            <text:p/>
          </table:table-cell>
          <table:table-cell table:formula="of:=IF([.$D144]=[.S$1];1;0)" office:value-type="float" office:value="0" calcext:value-type="float">
            <text:p/>
          </table:table-cell>
          <table:table-cell table:formula="of:=IF([.$D144]=[.T$1];1;0)" office:value-type="float" office:value="0" calcext:value-type="float">
            <text:p/>
          </table:table-cell>
          <table:table-cell table:formula="of:=IF([.$D144]=[.U$1];1;0)" office:value-type="float" office:value="0" calcext:value-type="float">
            <text:p/>
          </table:table-cell>
          <table:table-cell table:formula="of:=IF([.$D144]=[.V$1];1;0)" office:value-type="float" office:value="0" calcext:value-type="float">
            <text:p/>
          </table:table-cell>
          <table:table-cell table:formula="of:=IF([.$D144]=[.W$1];1;0)" office:value-type="float" office:value="0" calcext:value-type="float">
            <text:p/>
          </table:table-cell>
          <table:table-cell table:formula="of:=IF([.$D144]=[.X$1];1;0)" office:value-type="float" office:value="0" calcext:value-type="float">
            <text:p/>
          </table:table-cell>
          <table:table-cell table:formula="of:=IF([.$D144]=[.Y$1];1;0)" office:value-type="float" office:value="0" calcext:value-type="float">
            <text:p/>
          </table:table-cell>
          <table:table-cell table:formula="of:=IF([.$D14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393392035" calcext:value-type="float">
            <text:p>1393392035</text:p>
          </table:table-cell>
          <table:table-cell office:value-type="float" office:value="1393047203" calcext:value-type="float">
            <text:p>1393047203</text:p>
          </table:table-cell>
          <table:table-cell office:value-type="string" calcext:value-type="string">
            <text:p>CSS</text:p>
          </table:table-cell>
          <table:table-cell table:formula="of:=[.B145]-[.C145]" office:value-type="float" office:value="344832" calcext:value-type="float">
            <text:p/>
          </table:table-cell>
          <table:table-cell table:formula="of:=([.C145]*1000-[$Home.$C$11])*[$Home.$C$24]/[$Home.$F$8]" office:value-type="float" office:value="24509.8652834601" calcext:value-type="float">
            <text:p/>
          </table:table-cell>
          <table:table-cell table:formula="of:=FLOOR([.F145];1)" office:value-type="float" office:value="24509" calcext:value-type="float">
            <text:p/>
          </table:table-cell>
          <table:table-cell table:formula="of:=[.A145]/[.E145]" office:value-type="float" office:value="0.00128178359317001" calcext:value-type="float">
            <text:p/>
          </table:table-cell>
          <table:table-cell table:formula="of:=([.H145]-[.$O$8])*([$Home.$C$33]-[$Home.$C$32])/([.$O$9]-[.$O$8])+[$Home.$C$32]" office:value-type="float" office:value="151.282361187363" calcext:value-type="float">
            <text:p/>
          </table:table-cell>
          <table:table-cell table:formula="of:=FLOOR([.I145];1)" office:value-type="float" office:value="151" calcext:value-type="float">
            <text:p/>
          </table:table-cell>
          <table:table-cell table:formula="of:=CONCATENATE([.G145];&quot;,&quot;;[.J145];&quot;,&quot;;&quot;basic&quot;;&quot;,&quot;;[.D145])" office:value-type="string" office:string-value="24509,151,basic,CSS" calcext:value-type="string">
            <text:p>24509,151,basic,CSS</text:p>
          </table:table-cell>
          <table:table-cell table:formula="of:=[.H145]*[$Home.$F$30]" office:value-type="float" office:value="110.746102449889" calcext:value-type="float">
            <text:p/>
          </table:table-cell>
          <table:table-cell table:formula="of:=[.E145]/60/60/24" office:value-type="float" office:value="3.99111111111111" calcext:value-type="float">
            <text:p/>
          </table:table-cell>
          <table:table-cell table:number-columns-repeated="2"/>
          <table:table-cell table:formula="of:=IF([.$D145]=[.P$1];1;0)" office:value-type="float" office:value="0" calcext:value-type="float">
            <text:p/>
          </table:table-cell>
          <table:table-cell table:formula="of:=IF([.$D145]=[.Q$1];1;0)" office:value-type="float" office:value="0" calcext:value-type="float">
            <text:p/>
          </table:table-cell>
          <table:table-cell table:formula="of:=IF([.$D145]=[.R$1];1;0)" office:value-type="float" office:value="0" calcext:value-type="float">
            <text:p/>
          </table:table-cell>
          <table:table-cell table:formula="of:=IF([.$D145]=[.S$1];1;0)" office:value-type="float" office:value="0" calcext:value-type="float">
            <text:p/>
          </table:table-cell>
          <table:table-cell table:formula="of:=IF([.$D145]=[.T$1];1;0)" office:value-type="float" office:value="0" calcext:value-type="float">
            <text:p/>
          </table:table-cell>
          <table:table-cell table:formula="of:=IF([.$D145]=[.U$1];1;0)" office:value-type="float" office:value="0" calcext:value-type="float">
            <text:p/>
          </table:table-cell>
          <table:table-cell table:formula="of:=IF([.$D145]=[.V$1];1;0)" office:value-type="float" office:value="0" calcext:value-type="float">
            <text:p/>
          </table:table-cell>
          <table:table-cell table:formula="of:=IF([.$D145]=[.W$1];1;0)" office:value-type="float" office:value="0" calcext:value-type="float">
            <text:p/>
          </table:table-cell>
          <table:table-cell table:formula="of:=IF([.$D145]=[.X$1];1;0)" office:value-type="float" office:value="0" calcext:value-type="float">
            <text:p/>
          </table:table-cell>
          <table:table-cell table:formula="of:=IF([.$D145]=[.Y$1];1;0)" office:value-type="float" office:value="0" calcext:value-type="float">
            <text:p/>
          </table:table-cell>
          <table:table-cell table:formula="of:=IF([.$D14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93550020" calcext:value-type="float">
            <text:p>1393550020</text:p>
          </table:table-cell>
          <table:table-cell office:value-type="float" office:value="1393353052" calcext:value-type="float">
            <text:p>1393353052</text:p>
          </table:table-cell>
          <table:table-cell office:value-type="string" calcext:value-type="string">
            <text:p>null</text:p>
          </table:table-cell>
          <table:table-cell table:formula="of:=[.B146]-[.C146]" office:value-type="float" office:value="196968" calcext:value-type="float">
            <text:p/>
          </table:table-cell>
          <table:table-cell table:formula="of:=([.C146]*1000-[$Home.$C$11])*[$Home.$C$24]/[$Home.$F$8]" office:value-type="float" office:value="24630.4981191962" calcext:value-type="float">
            <text:p/>
          </table:table-cell>
          <table:table-cell table:formula="of:=FLOOR([.F146];1)" office:value-type="float" office:value="24630" calcext:value-type="float">
            <text:p/>
          </table:table-cell>
          <table:table-cell table:formula="of:=[.A146]/[.E146]" office:value-type="float" office:value="0.00131493440558873" calcext:value-type="float">
            <text:p/>
          </table:table-cell>
          <table:table-cell table:formula="of:=([.H146]-[.$O$8])*([$Home.$C$33]-[$Home.$C$32])/([.$O$9]-[.$O$8])+[$Home.$C$32]" office:value-type="float" office:value="151.48541772332" calcext:value-type="float">
            <text:p/>
          </table:table-cell>
          <table:table-cell table:formula="of:=FLOOR([.I146];1)" office:value-type="float" office:value="151" calcext:value-type="float">
            <text:p/>
          </table:table-cell>
          <table:table-cell table:formula="of:=CONCATENATE([.G146];&quot;,&quot;;[.J146];&quot;,&quot;;&quot;basic&quot;;&quot;,&quot;;[.D146])" office:value-type="string" office:string-value="24630,151,basic,null" calcext:value-type="string">
            <text:p>24630,151,basic,null</text:p>
          </table:table-cell>
          <table:table-cell table:formula="of:=[.H146]*[$Home.$F$30]" office:value-type="float" office:value="113.610332642866" calcext:value-type="float">
            <text:p/>
          </table:table-cell>
          <table:table-cell table:formula="of:=[.E146]/60/60/24" office:value-type="float" office:value="2.27972222222222" calcext:value-type="float">
            <text:p/>
          </table:table-cell>
          <table:table-cell table:number-columns-repeated="2"/>
          <table:table-cell table:formula="of:=IF([.$D146]=[.P$1];1;0)" office:value-type="float" office:value="1" calcext:value-type="float">
            <text:p/>
          </table:table-cell>
          <table:table-cell table:formula="of:=IF([.$D146]=[.Q$1];1;0)" office:value-type="float" office:value="0" calcext:value-type="float">
            <text:p/>
          </table:table-cell>
          <table:table-cell table:formula="of:=IF([.$D146]=[.R$1];1;0)" office:value-type="float" office:value="0" calcext:value-type="float">
            <text:p/>
          </table:table-cell>
          <table:table-cell table:formula="of:=IF([.$D146]=[.S$1];1;0)" office:value-type="float" office:value="0" calcext:value-type="float">
            <text:p/>
          </table:table-cell>
          <table:table-cell table:formula="of:=IF([.$D146]=[.T$1];1;0)" office:value-type="float" office:value="0" calcext:value-type="float">
            <text:p/>
          </table:table-cell>
          <table:table-cell table:formula="of:=IF([.$D146]=[.U$1];1;0)" office:value-type="float" office:value="0" calcext:value-type="float">
            <text:p/>
          </table:table-cell>
          <table:table-cell table:formula="of:=IF([.$D146]=[.V$1];1;0)" office:value-type="float" office:value="0" calcext:value-type="float">
            <text:p/>
          </table:table-cell>
          <table:table-cell table:formula="of:=IF([.$D146]=[.W$1];1;0)" office:value-type="float" office:value="0" calcext:value-type="float">
            <text:p/>
          </table:table-cell>
          <table:table-cell table:formula="of:=IF([.$D146]=[.X$1];1;0)" office:value-type="float" office:value="0" calcext:value-type="float">
            <text:p/>
          </table:table-cell>
          <table:table-cell table:formula="of:=IF([.$D146]=[.Y$1];1;0)" office:value-type="float" office:value="0" calcext:value-type="float">
            <text:p/>
          </table:table-cell>
          <table:table-cell table:formula="of:=IF([.$D14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7148" calcext:value-type="float">
            <text:p>17148</text:p>
          </table:table-cell>
          <table:table-cell office:value-type="float" office:value="1406536737" calcext:value-type="float">
            <text:p>1406536737</text:p>
          </table:table-cell>
          <table:table-cell office:value-type="float" office:value="1394003885" calcext:value-type="float">
            <text:p>1394003885</text:p>
          </table:table-cell>
          <table:table-cell office:value-type="string" calcext:value-type="string">
            <text:p>null</text:p>
          </table:table-cell>
          <table:table-cell table:formula="of:=[.B147]-[.C147]" office:value-type="float" office:value="12532852" calcext:value-type="float">
            <text:p/>
          </table:table-cell>
          <table:table-cell table:formula="of:=([.C147]*1000-[$Home.$C$11])*[$Home.$C$24]/[$Home.$F$8]" office:value-type="float" office:value="24887.1994011382" calcext:value-type="float">
            <text:p/>
          </table:table-cell>
          <table:table-cell table:formula="of:=FLOOR([.F147];1)" office:value-type="float" office:value="24887" calcext:value-type="float">
            <text:p/>
          </table:table-cell>
          <table:table-cell table:formula="of:=[.A147]/[.E147]" office:value-type="float" office:value="0.00136824403575499" calcext:value-type="float">
            <text:p/>
          </table:table-cell>
          <table:table-cell table:formula="of:=([.H147]-[.$O$8])*([$Home.$C$33]-[$Home.$C$32])/([.$O$9]-[.$O$8])+[$Home.$C$32]" office:value-type="float" office:value="151.811951767132" calcext:value-type="float">
            <text:p/>
          </table:table-cell>
          <table:table-cell table:formula="of:=FLOOR([.I147];1)" office:value-type="float" office:value="151" calcext:value-type="float">
            <text:p/>
          </table:table-cell>
          <table:table-cell table:formula="of:=CONCATENATE([.G147];&quot;,&quot;;[.J147];&quot;,&quot;;&quot;basic&quot;;&quot;,&quot;;[.D147])" office:value-type="string" office:string-value="24887,151,basic,null" calcext:value-type="string">
            <text:p>24887,151,basic,null</text:p>
          </table:table-cell>
          <table:table-cell table:formula="of:=[.H147]*[$Home.$F$30]" office:value-type="float" office:value="118.216284689231" calcext:value-type="float">
            <text:p/>
          </table:table-cell>
          <table:table-cell table:formula="of:=[.E147]/60/60/24" office:value-type="float" office:value="145.056157407407" calcext:value-type="float">
            <text:p/>
          </table:table-cell>
          <table:table-cell table:number-columns-repeated="2"/>
          <table:table-cell table:formula="of:=IF([.$D147]=[.P$1];1;0)" office:value-type="float" office:value="1" calcext:value-type="float">
            <text:p/>
          </table:table-cell>
          <table:table-cell table:formula="of:=IF([.$D147]=[.Q$1];1;0)" office:value-type="float" office:value="0" calcext:value-type="float">
            <text:p/>
          </table:table-cell>
          <table:table-cell table:formula="of:=IF([.$D147]=[.R$1];1;0)" office:value-type="float" office:value="0" calcext:value-type="float">
            <text:p/>
          </table:table-cell>
          <table:table-cell table:formula="of:=IF([.$D147]=[.S$1];1;0)" office:value-type="float" office:value="0" calcext:value-type="float">
            <text:p/>
          </table:table-cell>
          <table:table-cell table:formula="of:=IF([.$D147]=[.T$1];1;0)" office:value-type="float" office:value="0" calcext:value-type="float">
            <text:p/>
          </table:table-cell>
          <table:table-cell table:formula="of:=IF([.$D147]=[.U$1];1;0)" office:value-type="float" office:value="0" calcext:value-type="float">
            <text:p/>
          </table:table-cell>
          <table:table-cell table:formula="of:=IF([.$D147]=[.V$1];1;0)" office:value-type="float" office:value="0" calcext:value-type="float">
            <text:p/>
          </table:table-cell>
          <table:table-cell table:formula="of:=IF([.$D147]=[.W$1];1;0)" office:value-type="float" office:value="0" calcext:value-type="float">
            <text:p/>
          </table:table-cell>
          <table:table-cell table:formula="of:=IF([.$D147]=[.X$1];1;0)" office:value-type="float" office:value="0" calcext:value-type="float">
            <text:p/>
          </table:table-cell>
          <table:table-cell table:formula="of:=IF([.$D147]=[.Y$1];1;0)" office:value-type="float" office:value="0" calcext:value-type="float">
            <text:p/>
          </table:table-cell>
          <table:table-cell table:formula="of:=IF([.$D14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95539928" calcext:value-type="float">
            <text:p>1395539928</text:p>
          </table:table-cell>
          <table:table-cell office:value-type="float" office:value="1395342280" calcext:value-type="float">
            <text:p>1395342280</text:p>
          </table:table-cell>
          <table:table-cell office:value-type="string" calcext:value-type="string">
            <text:p>null</text:p>
          </table:table-cell>
          <table:table-cell table:formula="of:=[.B148]-[.C148]" office:value-type="float" office:value="197648" calcext:value-type="float">
            <text:p/>
          </table:table-cell>
          <table:table-cell table:formula="of:=([.C148]*1000-[$Home.$C$11])*[$Home.$C$24]/[$Home.$F$8]" office:value-type="float" office:value="25415.0886019697" calcext:value-type="float">
            <text:p/>
          </table:table-cell>
          <table:table-cell table:formula="of:=FLOOR([.F148];1)" office:value-type="float" office:value="25415" calcext:value-type="float">
            <text:p/>
          </table:table-cell>
          <table:table-cell table:formula="of:=[.A148]/[.E148]" office:value-type="float" office:value="0.00131546992633368" calcext:value-type="float">
            <text:p/>
          </table:table-cell>
          <table:table-cell table:formula="of:=([.H148]-[.$O$8])*([$Home.$C$33]-[$Home.$C$32])/([.$O$9]-[.$O$8])+[$Home.$C$32]" office:value-type="float" office:value="151.488697914045" calcext:value-type="float">
            <text:p/>
          </table:table-cell>
          <table:table-cell table:formula="of:=FLOOR([.I148];1)" office:value-type="float" office:value="151" calcext:value-type="float">
            <text:p/>
          </table:table-cell>
          <table:table-cell table:formula="of:=CONCATENATE([.G148];&quot;,&quot;;[.J148];&quot;,&quot;;&quot;basic&quot;;&quot;,&quot;;[.D148])" office:value-type="string" office:string-value="25415,151,basic,null" calcext:value-type="string">
            <text:p>25415,151,basic,null</text:p>
          </table:table-cell>
          <table:table-cell table:formula="of:=[.H148]*[$Home.$F$30]" office:value-type="float" office:value="113.65660163523" calcext:value-type="float">
            <text:p/>
          </table:table-cell>
          <table:table-cell table:formula="of:=[.E148]/60/60/24" office:value-type="float" office:value="2.28759259259259" calcext:value-type="float">
            <text:p/>
          </table:table-cell>
          <table:table-cell table:number-columns-repeated="2"/>
          <table:table-cell table:formula="of:=IF([.$D148]=[.P$1];1;0)" office:value-type="float" office:value="1" calcext:value-type="float">
            <text:p/>
          </table:table-cell>
          <table:table-cell table:formula="of:=IF([.$D148]=[.Q$1];1;0)" office:value-type="float" office:value="0" calcext:value-type="float">
            <text:p/>
          </table:table-cell>
          <table:table-cell table:formula="of:=IF([.$D148]=[.R$1];1;0)" office:value-type="float" office:value="0" calcext:value-type="float">
            <text:p/>
          </table:table-cell>
          <table:table-cell table:formula="of:=IF([.$D148]=[.S$1];1;0)" office:value-type="float" office:value="0" calcext:value-type="float">
            <text:p/>
          </table:table-cell>
          <table:table-cell table:formula="of:=IF([.$D148]=[.T$1];1;0)" office:value-type="float" office:value="0" calcext:value-type="float">
            <text:p/>
          </table:table-cell>
          <table:table-cell table:formula="of:=IF([.$D148]=[.U$1];1;0)" office:value-type="float" office:value="0" calcext:value-type="float">
            <text:p/>
          </table:table-cell>
          <table:table-cell table:formula="of:=IF([.$D148]=[.V$1];1;0)" office:value-type="float" office:value="0" calcext:value-type="float">
            <text:p/>
          </table:table-cell>
          <table:table-cell table:formula="of:=IF([.$D148]=[.W$1];1;0)" office:value-type="float" office:value="0" calcext:value-type="float">
            <text:p/>
          </table:table-cell>
          <table:table-cell table:formula="of:=IF([.$D148]=[.X$1];1;0)" office:value-type="float" office:value="0" calcext:value-type="float">
            <text:p/>
          </table:table-cell>
          <table:table-cell table:formula="of:=IF([.$D148]=[.Y$1];1;0)" office:value-type="float" office:value="0" calcext:value-type="float">
            <text:p/>
          </table:table-cell>
          <table:table-cell table:formula="of:=IF([.$D14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396720515" calcext:value-type="float">
            <text:p>1396720515</text:p>
          </table:table-cell>
          <table:table-cell office:value-type="float" office:value="1396319673" calcext:value-type="float">
            <text:p>1396319673</text:p>
          </table:table-cell>
          <table:table-cell office:value-type="string" calcext:value-type="string">
            <text:p>C</text:p>
          </table:table-cell>
          <table:table-cell table:formula="of:=[.B149]-[.C149]" office:value-type="float" office:value="400842" calcext:value-type="float">
            <text:p/>
          </table:table-cell>
          <table:table-cell table:formula="of:=([.C149]*1000-[$Home.$C$11])*[$Home.$C$24]/[$Home.$F$8]" office:value-type="float" office:value="25800.5915436784" calcext:value-type="float">
            <text:p/>
          </table:table-cell>
          <table:table-cell table:formula="of:=FLOOR([.F149];1)" office:value-type="float" office:value="25800" calcext:value-type="float">
            <text:p/>
          </table:table-cell>
          <table:table-cell table:formula="of:=[.A149]/[.E149]" office:value-type="float" office:value="0.00125485852280949" calcext:value-type="float">
            <text:p/>
          </table:table-cell>
          <table:table-cell table:formula="of:=([.H149]-[.$O$8])*([$Home.$C$33]-[$Home.$C$32])/([.$O$9]-[.$O$8])+[$Home.$C$32]" office:value-type="float" office:value="151.117438788215" calcext:value-type="float">
            <text:p/>
          </table:table-cell>
          <table:table-cell table:formula="of:=FLOOR([.I149];1)" office:value-type="float" office:value="151" calcext:value-type="float">
            <text:p/>
          </table:table-cell>
          <table:table-cell table:formula="of:=CONCATENATE([.G149];&quot;,&quot;;[.J149];&quot;,&quot;;&quot;basic&quot;;&quot;,&quot;;[.D149])" office:value-type="string" office:string-value="25800,151,basic,C" calcext:value-type="string">
            <text:p>25800,151,basic,C</text:p>
          </table:table-cell>
          <table:table-cell table:formula="of:=[.H149]*[$Home.$F$30]" office:value-type="float" office:value="108.41977637074" calcext:value-type="float">
            <text:p/>
          </table:table-cell>
          <table:table-cell table:formula="of:=[.E149]/60/60/24" office:value-type="float" office:value="4.639375" calcext:value-type="float">
            <text:p/>
          </table:table-cell>
          <table:table-cell table:number-columns-repeated="2"/>
          <table:table-cell table:formula="of:=IF([.$D149]=[.P$1];1;0)" office:value-type="float" office:value="0" calcext:value-type="float">
            <text:p/>
          </table:table-cell>
          <table:table-cell table:formula="of:=IF([.$D149]=[.Q$1];1;0)" office:value-type="float" office:value="0" calcext:value-type="float">
            <text:p/>
          </table:table-cell>
          <table:table-cell table:formula="of:=IF([.$D149]=[.R$1];1;0)" office:value-type="float" office:value="0" calcext:value-type="float">
            <text:p/>
          </table:table-cell>
          <table:table-cell table:formula="of:=IF([.$D149]=[.S$1];1;0)" office:value-type="float" office:value="0" calcext:value-type="float">
            <text:p/>
          </table:table-cell>
          <table:table-cell table:formula="of:=IF([.$D149]=[.T$1];1;0)" office:value-type="float" office:value="0" calcext:value-type="float">
            <text:p/>
          </table:table-cell>
          <table:table-cell table:formula="of:=IF([.$D149]=[.U$1];1;0)" office:value-type="float" office:value="0" calcext:value-type="float">
            <text:p/>
          </table:table-cell>
          <table:table-cell table:formula="of:=IF([.$D149]=[.V$1];1;0)" office:value-type="float" office:value="0" calcext:value-type="float">
            <text:p/>
          </table:table-cell>
          <table:table-cell table:formula="of:=IF([.$D149]=[.W$1];1;0)" office:value-type="float" office:value="0" calcext:value-type="float">
            <text:p/>
          </table:table-cell>
          <table:table-cell table:formula="of:=IF([.$D149]=[.X$1];1;0)" office:value-type="float" office:value="0" calcext:value-type="float">
            <text:p/>
          </table:table-cell>
          <table:table-cell table:formula="of:=IF([.$D149]=[.Y$1];1;0)" office:value-type="float" office:value="0" calcext:value-type="float">
            <text:p/>
          </table:table-cell>
          <table:table-cell table:formula="of:=IF([.$D149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398179378" calcext:value-type="float">
            <text:p>1398179378</text:p>
          </table:table-cell>
          <table:table-cell office:value-type="float" office:value="1397869417" calcext:value-type="float">
            <text:p>1397869417</text:p>
          </table:table-cell>
          <table:table-cell office:value-type="string" calcext:value-type="string">
            <text:p>Python</text:p>
          </table:table-cell>
          <table:table-cell table:formula="of:=[.B150]-[.C150]" office:value-type="float" office:value="309961" calcext:value-type="float">
            <text:p/>
          </table:table-cell>
          <table:table-cell table:formula="of:=([.C150]*1000-[$Home.$C$11])*[$Home.$C$24]/[$Home.$F$8]" office:value-type="float" office:value="26411.8409294378" calcext:value-type="float">
            <text:p/>
          </table:table-cell>
          <table:table-cell table:formula="of:=FLOOR([.F150];1)" office:value-type="float" office:value="26411" calcext:value-type="float">
            <text:p/>
          </table:table-cell>
          <table:table-cell table:formula="of:=[.A150]/[.E150]" office:value-type="float" office:value="0.00125499659634599" calcext:value-type="float">
            <text:p/>
          </table:table-cell>
          <table:table-cell table:formula="of:=([.H150]-[.$O$8])*([$Home.$C$33]-[$Home.$C$32])/([.$O$9]-[.$O$8])+[$Home.$C$32]" office:value-type="float" office:value="151.118284521154" calcext:value-type="float">
            <text:p/>
          </table:table-cell>
          <table:table-cell table:formula="of:=FLOOR([.I150];1)" office:value-type="float" office:value="151" calcext:value-type="float">
            <text:p/>
          </table:table-cell>
          <table:table-cell table:formula="of:=CONCATENATE([.G150];&quot;,&quot;;[.J150];&quot;,&quot;;&quot;basic&quot;;&quot;,&quot;;[.D150])" office:value-type="string" office:string-value="26411,151,basic,Python" calcext:value-type="string">
            <text:p>26411,151,basic,Python</text:p>
          </table:table-cell>
          <table:table-cell table:formula="of:=[.H150]*[$Home.$F$30]" office:value-type="float" office:value="108.431705924294" calcext:value-type="float">
            <text:p/>
          </table:table-cell>
          <table:table-cell table:formula="of:=[.E150]/60/60/24" office:value-type="float" office:value="3.58751157407407" calcext:value-type="float">
            <text:p/>
          </table:table-cell>
          <table:table-cell table:number-columns-repeated="2"/>
          <table:table-cell table:formula="of:=IF([.$D150]=[.P$1];1;0)" office:value-type="float" office:value="0" calcext:value-type="float">
            <text:p/>
          </table:table-cell>
          <table:table-cell table:formula="of:=IF([.$D150]=[.Q$1];1;0)" office:value-type="float" office:value="0" calcext:value-type="float">
            <text:p/>
          </table:table-cell>
          <table:table-cell table:formula="of:=IF([.$D150]=[.R$1];1;0)" office:value-type="float" office:value="0" calcext:value-type="float">
            <text:p/>
          </table:table-cell>
          <table:table-cell table:formula="of:=IF([.$D150]=[.S$1];1;0)" office:value-type="float" office:value="0" calcext:value-type="float">
            <text:p/>
          </table:table-cell>
          <table:table-cell table:formula="of:=IF([.$D150]=[.T$1];1;0)" office:value-type="float" office:value="0" calcext:value-type="float">
            <text:p/>
          </table:table-cell>
          <table:table-cell table:formula="of:=IF([.$D150]=[.U$1];1;0)" office:value-type="float" office:value="0" calcext:value-type="float">
            <text:p/>
          </table:table-cell>
          <table:table-cell table:formula="of:=IF([.$D150]=[.V$1];1;0)" office:value-type="float" office:value="1" calcext:value-type="float">
            <text:p/>
          </table:table-cell>
          <table:table-cell table:formula="of:=IF([.$D150]=[.W$1];1;0)" office:value-type="float" office:value="0" calcext:value-type="float">
            <text:p/>
          </table:table-cell>
          <table:table-cell table:formula="of:=IF([.$D150]=[.X$1];1;0)" office:value-type="float" office:value="0" calcext:value-type="float">
            <text:p/>
          </table:table-cell>
          <table:table-cell table:formula="of:=IF([.$D150]=[.Y$1];1;0)" office:value-type="float" office:value="0" calcext:value-type="float">
            <text:p/>
          </table:table-cell>
          <table:table-cell table:formula="of:=IF([.$D15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1404435403" calcext:value-type="float">
            <text:p>1404435403</text:p>
          </table:table-cell>
          <table:table-cell office:value-type="float" office:value="1402408648" calcext:value-type="float">
            <text:p>1402408648</text:p>
          </table:table-cell>
          <table:table-cell office:value-type="string" calcext:value-type="string">
            <text:p>Java</text:p>
          </table:table-cell>
          <table:table-cell table:formula="of:=[.B151]-[.C151]" office:value-type="float" office:value="2026755" calcext:value-type="float">
            <text:p/>
          </table:table-cell>
          <table:table-cell table:formula="of:=([.C151]*1000-[$Home.$C$11])*[$Home.$C$24]/[$Home.$F$8]" office:value-type="float" office:value="28202.2025379162" calcext:value-type="float">
            <text:p/>
          </table:table-cell>
          <table:table-cell table:formula="of:=FLOOR([.F151];1)" office:value-type="float" office:value="28202" calcext:value-type="float">
            <text:p/>
          </table:table-cell>
          <table:table-cell table:formula="of:=[.A151]/[.E151]" office:value-type="float" office:value="0.00136523654807809" calcext:value-type="float">
            <text:p/>
          </table:table-cell>
          <table:table-cell table:formula="of:=([.H151]-[.$O$8])*([$Home.$C$33]-[$Home.$C$32])/([.$O$9]-[.$O$8])+[$Home.$C$32]" office:value-type="float" office:value="151.793530196587" calcext:value-type="float">
            <text:p/>
          </table:table-cell>
          <table:table-cell table:formula="of:=FLOOR([.I151];1)" office:value-type="float" office:value="151" calcext:value-type="float">
            <text:p/>
          </table:table-cell>
          <table:table-cell table:formula="of:=CONCATENATE([.G151];&quot;,&quot;;[.J151];&quot;,&quot;;&quot;basic&quot;;&quot;,&quot;;[.D151])" office:value-type="string" office:string-value="28202,151,basic,Java" calcext:value-type="string">
            <text:p>28202,151,basic,Java</text:p>
          </table:table-cell>
          <table:table-cell table:formula="of:=[.H151]*[$Home.$F$30]" office:value-type="float" office:value="117.956437753947" calcext:value-type="float">
            <text:p/>
          </table:table-cell>
          <table:table-cell table:formula="of:=[.E151]/60/60/24" office:value-type="float" office:value="23.4578125" calcext:value-type="float">
            <text:p/>
          </table:table-cell>
          <table:table-cell table:number-columns-repeated="2"/>
          <table:table-cell table:formula="of:=IF([.$D151]=[.P$1];1;0)" office:value-type="float" office:value="0" calcext:value-type="float">
            <text:p/>
          </table:table-cell>
          <table:table-cell table:formula="of:=IF([.$D151]=[.Q$1];1;0)" office:value-type="float" office:value="0" calcext:value-type="float">
            <text:p/>
          </table:table-cell>
          <table:table-cell table:formula="of:=IF([.$D151]=[.R$1];1;0)" office:value-type="float" office:value="0" calcext:value-type="float">
            <text:p/>
          </table:table-cell>
          <table:table-cell table:formula="of:=IF([.$D151]=[.S$1];1;0)" office:value-type="float" office:value="0" calcext:value-type="float">
            <text:p/>
          </table:table-cell>
          <table:table-cell table:formula="of:=IF([.$D151]=[.T$1];1;0)" office:value-type="float" office:value="0" calcext:value-type="float">
            <text:p/>
          </table:table-cell>
          <table:table-cell table:formula="of:=IF([.$D151]=[.U$1];1;0)" office:value-type="float" office:value="0" calcext:value-type="float">
            <text:p/>
          </table:table-cell>
          <table:table-cell table:formula="of:=IF([.$D151]=[.V$1];1;0)" office:value-type="float" office:value="0" calcext:value-type="float">
            <text:p/>
          </table:table-cell>
          <table:table-cell table:formula="of:=IF([.$D151]=[.W$1];1;0)" office:value-type="float" office:value="0" calcext:value-type="float">
            <text:p/>
          </table:table-cell>
          <table:table-cell table:formula="of:=IF([.$D151]=[.X$1];1;0)" office:value-type="float" office:value="0" calcext:value-type="float">
            <text:p/>
          </table:table-cell>
          <table:table-cell table:formula="of:=IF([.$D151]=[.Y$1];1;0)" office:value-type="float" office:value="1" calcext:value-type="float">
            <text:p/>
          </table:table-cell>
          <table:table-cell table:formula="of:=IF([.$D15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02610765" calcext:value-type="float">
            <text:p>1402610765</text:p>
          </table:table-cell>
          <table:table-cell office:value-type="float" office:value="1402425592" calcext:value-type="float">
            <text:p>1402425592</text:p>
          </table:table-cell>
          <table:table-cell office:value-type="string" calcext:value-type="string">
            <text:p>PHP</text:p>
          </table:table-cell>
          <table:table-cell table:formula="of:=[.B152]-[.C152]" office:value-type="float" office:value="185173" calcext:value-type="float">
            <text:p/>
          </table:table-cell>
          <table:table-cell table:formula="of:=([.C152]*1000-[$Home.$C$11])*[$Home.$C$24]/[$Home.$F$8]" office:value-type="float" office:value="28208.885583369" calcext:value-type="float">
            <text:p/>
          </table:table-cell>
          <table:table-cell table:formula="of:=FLOOR([.F152];1)" office:value-type="float" office:value="28208" calcext:value-type="float">
            <text:p/>
          </table:table-cell>
          <table:table-cell table:formula="of:=[.A152]/[.E152]" office:value-type="float" office:value="0.00137169025721893" calcext:value-type="float">
            <text:p/>
          </table:table-cell>
          <table:table-cell table:formula="of:=([.H152]-[.$O$8])*([$Home.$C$33]-[$Home.$C$32])/([.$O$9]-[.$O$8])+[$Home.$C$32]" office:value-type="float" office:value="151.833060685483" calcext:value-type="float">
            <text:p/>
          </table:table-cell>
          <table:table-cell table:formula="of:=FLOOR([.I152];1)" office:value-type="float" office:value="151" calcext:value-type="float">
            <text:p/>
          </table:table-cell>
          <table:table-cell table:formula="of:=CONCATENATE([.G152];&quot;,&quot;;[.J152];&quot;,&quot;;&quot;basic&quot;;&quot;,&quot;;[.D152])" office:value-type="string" office:string-value="28208,151,basic,PHP" calcext:value-type="string">
            <text:p>28208,151,basic,PHP</text:p>
          </table:table-cell>
          <table:table-cell table:formula="of:=[.H152]*[$Home.$F$30]" office:value-type="float" office:value="118.514038223715" calcext:value-type="float">
            <text:p/>
          </table:table-cell>
          <table:table-cell table:formula="of:=[.E152]/60/60/24" office:value-type="float" office:value="2.14320601851852" calcext:value-type="float">
            <text:p/>
          </table:table-cell>
          <table:table-cell table:number-columns-repeated="2"/>
          <table:table-cell table:formula="of:=IF([.$D152]=[.P$1];1;0)" office:value-type="float" office:value="0" calcext:value-type="float">
            <text:p/>
          </table:table-cell>
          <table:table-cell table:formula="of:=IF([.$D152]=[.Q$1];1;0)" office:value-type="float" office:value="0" calcext:value-type="float">
            <text:p/>
          </table:table-cell>
          <table:table-cell table:formula="of:=IF([.$D152]=[.R$1];1;0)" office:value-type="float" office:value="0" calcext:value-type="float">
            <text:p/>
          </table:table-cell>
          <table:table-cell table:formula="of:=IF([.$D152]=[.S$1];1;0)" office:value-type="float" office:value="0" calcext:value-type="float">
            <text:p/>
          </table:table-cell>
          <table:table-cell table:formula="of:=IF([.$D152]=[.T$1];1;0)" office:value-type="float" office:value="0" calcext:value-type="float">
            <text:p/>
          </table:table-cell>
          <table:table-cell table:formula="of:=IF([.$D152]=[.U$1];1;0)" office:value-type="float" office:value="1" calcext:value-type="float">
            <text:p/>
          </table:table-cell>
          <table:table-cell table:formula="of:=IF([.$D152]=[.V$1];1;0)" office:value-type="float" office:value="0" calcext:value-type="float">
            <text:p/>
          </table:table-cell>
          <table:table-cell table:formula="of:=IF([.$D152]=[.W$1];1;0)" office:value-type="float" office:value="0" calcext:value-type="float">
            <text:p/>
          </table:table-cell>
          <table:table-cell table:formula="of:=IF([.$D152]=[.X$1];1;0)" office:value-type="float" office:value="0" calcext:value-type="float">
            <text:p/>
          </table:table-cell>
          <table:table-cell table:formula="of:=IF([.$D152]=[.Y$1];1;0)" office:value-type="float" office:value="0" calcext:value-type="float">
            <text:p/>
          </table:table-cell>
          <table:table-cell table:formula="of:=IF([.$D15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32399225" calcext:value-type="float">
            <text:p>1332399225</text:p>
          </table:table-cell>
          <table:table-cell office:value-type="float" office:value="1331882344" calcext:value-type="float">
            <text:p>1331882344</text:p>
          </table:table-cell>
          <table:table-cell office:value-type="string" calcext:value-type="string">
            <text:p>PHP</text:p>
          </table:table-cell>
          <table:table-cell table:formula="of:=[.B153]-[.C153]" office:value-type="float" office:value="516881" calcext:value-type="float">
            <text:p/>
          </table:table-cell>
          <table:table-cell table:formula="of:=([.C153]*1000-[$Home.$C$11])*[$Home.$C$24]/[$Home.$F$8]" office:value-type="float" office:value="385.246963397901" calcext:value-type="float">
            <text:p/>
          </table:table-cell>
          <table:table-cell table:formula="of:=FLOOR([.F153];1)" office:value-type="float" office:value="385" calcext:value-type="float">
            <text:p/>
          </table:table-cell>
          <table:table-cell table:formula="of:=[.A153]/[.E153]" office:value-type="float" office:value="0.00117241686190825" calcext:value-type="float">
            <text:p/>
          </table:table-cell>
          <table:table-cell table:formula="of:=([.H153]-[.$O$8])*([$Home.$C$33]-[$Home.$C$32])/([.$O$9]-[.$O$8])+[$Home.$C$32]" office:value-type="float" office:value="150.612464193031" calcext:value-type="float">
            <text:p/>
          </table:table-cell>
          <table:table-cell table:formula="of:=FLOOR([.I153];1)" office:value-type="float" office:value="150" calcext:value-type="float">
            <text:p/>
          </table:table-cell>
          <table:table-cell table:formula="of:=CONCATENATE([.G153];&quot;,&quot;;[.J153];&quot;,&quot;;&quot;basic&quot;;&quot;,&quot;;[.D153])" office:value-type="string" office:string-value="385,150,basic,PHP" calcext:value-type="string">
            <text:p>385,150,basic,PHP</text:p>
          </table:table-cell>
          <table:table-cell table:formula="of:=[.H153]*[$Home.$F$30]" office:value-type="float" office:value="101.296816868873" calcext:value-type="float">
            <text:p/>
          </table:table-cell>
          <table:table-cell table:formula="of:=[.E153]/60/60/24" office:value-type="float" office:value="5.98241898148148" calcext:value-type="float">
            <text:p/>
          </table:table-cell>
          <table:table-cell table:number-columns-repeated="2"/>
          <table:table-cell table:formula="of:=IF([.$D153]=[.P$1];1;0)" office:value-type="float" office:value="0" calcext:value-type="float">
            <text:p/>
          </table:table-cell>
          <table:table-cell table:formula="of:=IF([.$D153]=[.Q$1];1;0)" office:value-type="float" office:value="0" calcext:value-type="float">
            <text:p/>
          </table:table-cell>
          <table:table-cell table:formula="of:=IF([.$D153]=[.R$1];1;0)" office:value-type="float" office:value="0" calcext:value-type="float">
            <text:p/>
          </table:table-cell>
          <table:table-cell table:formula="of:=IF([.$D153]=[.S$1];1;0)" office:value-type="float" office:value="0" calcext:value-type="float">
            <text:p/>
          </table:table-cell>
          <table:table-cell table:formula="of:=IF([.$D153]=[.T$1];1;0)" office:value-type="float" office:value="0" calcext:value-type="float">
            <text:p/>
          </table:table-cell>
          <table:table-cell table:formula="of:=IF([.$D153]=[.U$1];1;0)" office:value-type="float" office:value="1" calcext:value-type="float">
            <text:p/>
          </table:table-cell>
          <table:table-cell table:formula="of:=IF([.$D153]=[.V$1];1;0)" office:value-type="float" office:value="0" calcext:value-type="float">
            <text:p/>
          </table:table-cell>
          <table:table-cell table:formula="of:=IF([.$D153]=[.W$1];1;0)" office:value-type="float" office:value="0" calcext:value-type="float">
            <text:p/>
          </table:table-cell>
          <table:table-cell table:formula="of:=IF([.$D153]=[.X$1];1;0)" office:value-type="float" office:value="0" calcext:value-type="float">
            <text:p/>
          </table:table-cell>
          <table:table-cell table:formula="of:=IF([.$D153]=[.Y$1];1;0)" office:value-type="float" office:value="0" calcext:value-type="float">
            <text:p/>
          </table:table-cell>
          <table:table-cell table:formula="of:=IF([.$D15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32335167" calcext:value-type="float">
            <text:p>1332335167</text:p>
          </table:table-cell>
          <table:table-cell office:value-type="float" office:value="1331882344" calcext:value-type="float">
            <text:p>1331882344</text:p>
          </table:table-cell>
          <table:table-cell office:value-type="string" calcext:value-type="string">
            <text:p>null</text:p>
          </table:table-cell>
          <table:table-cell table:formula="of:=[.B154]-[.C154]" office:value-type="float" office:value="452823" calcext:value-type="float">
            <text:p/>
          </table:table-cell>
          <table:table-cell table:formula="of:=([.C154]*1000-[$Home.$C$11])*[$Home.$C$24]/[$Home.$F$8]" office:value-type="float" office:value="385.246963397901" calcext:value-type="float">
            <text:p/>
          </table:table-cell>
          <table:table-cell table:formula="of:=FLOOR([.F154];1)" office:value-type="float" office:value="385" calcext:value-type="float">
            <text:p/>
          </table:table-cell>
          <table:table-cell table:formula="of:=[.A154]/[.E154]" office:value-type="float" office:value="0.00120576914158512" calcext:value-type="float">
            <text:p/>
          </table:table-cell>
          <table:table-cell table:formula="of:=([.H154]-[.$O$8])*([$Home.$C$33]-[$Home.$C$32])/([.$O$9]-[.$O$8])+[$Home.$C$32]" office:value-type="float" office:value="150.816754763407" calcext:value-type="float">
            <text:p/>
          </table:table-cell>
          <table:table-cell table:formula="of:=FLOOR([.I154];1)" office:value-type="float" office:value="150" calcext:value-type="float">
            <text:p/>
          </table:table-cell>
          <table:table-cell table:formula="of:=CONCATENATE([.G154];&quot;,&quot;;[.J154];&quot;,&quot;;&quot;basic&quot;;&quot;,&quot;;[.D154])" office:value-type="string" office:string-value="385,150,basic,null" calcext:value-type="string">
            <text:p>385,150,basic,null</text:p>
          </table:table-cell>
          <table:table-cell table:formula="of:=[.H154]*[$Home.$F$30]" office:value-type="float" office:value="104.178453832955" calcext:value-type="float">
            <text:p/>
          </table:table-cell>
          <table:table-cell table:formula="of:=[.E154]/60/60/24" office:value-type="float" office:value="5.24100694444444" calcext:value-type="float">
            <text:p/>
          </table:table-cell>
          <table:table-cell table:number-columns-repeated="2"/>
          <table:table-cell table:formula="of:=IF([.$D154]=[.P$1];1;0)" office:value-type="float" office:value="1" calcext:value-type="float">
            <text:p/>
          </table:table-cell>
          <table:table-cell table:formula="of:=IF([.$D154]=[.Q$1];1;0)" office:value-type="float" office:value="0" calcext:value-type="float">
            <text:p/>
          </table:table-cell>
          <table:table-cell table:formula="of:=IF([.$D154]=[.R$1];1;0)" office:value-type="float" office:value="0" calcext:value-type="float">
            <text:p/>
          </table:table-cell>
          <table:table-cell table:formula="of:=IF([.$D154]=[.S$1];1;0)" office:value-type="float" office:value="0" calcext:value-type="float">
            <text:p/>
          </table:table-cell>
          <table:table-cell table:formula="of:=IF([.$D154]=[.T$1];1;0)" office:value-type="float" office:value="0" calcext:value-type="float">
            <text:p/>
          </table:table-cell>
          <table:table-cell table:formula="of:=IF([.$D154]=[.U$1];1;0)" office:value-type="float" office:value="0" calcext:value-type="float">
            <text:p/>
          </table:table-cell>
          <table:table-cell table:formula="of:=IF([.$D154]=[.V$1];1;0)" office:value-type="float" office:value="0" calcext:value-type="float">
            <text:p/>
          </table:table-cell>
          <table:table-cell table:formula="of:=IF([.$D154]=[.W$1];1;0)" office:value-type="float" office:value="0" calcext:value-type="float">
            <text:p/>
          </table:table-cell>
          <table:table-cell table:formula="of:=IF([.$D154]=[.X$1];1;0)" office:value-type="float" office:value="0" calcext:value-type="float">
            <text:p/>
          </table:table-cell>
          <table:table-cell table:formula="of:=IF([.$D154]=[.Y$1];1;0)" office:value-type="float" office:value="0" calcext:value-type="float">
            <text:p/>
          </table:table-cell>
          <table:table-cell table:formula="of:=IF([.$D15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32646090" calcext:value-type="float">
            <text:p>1332646090</text:p>
          </table:table-cell>
          <table:table-cell office:value-type="float" office:value="1332467025" calcext:value-type="float">
            <text:p>1332467025</text:p>
          </table:table-cell>
          <table:table-cell office:value-type="string" calcext:value-type="string">
            <text:p>null</text:p>
          </table:table-cell>
          <table:table-cell table:formula="of:=[.B155]-[.C155]" office:value-type="float" office:value="179065" calcext:value-type="float">
            <text:p/>
          </table:table-cell>
          <table:table-cell table:formula="of:=([.C155]*1000-[$Home.$C$11])*[$Home.$C$24]/[$Home.$F$8]" office:value-type="float" office:value="615.85660093491" calcext:value-type="float">
            <text:p/>
          </table:table-cell>
          <table:table-cell table:formula="of:=FLOOR([.F155];1)" office:value-type="float" office:value="615" calcext:value-type="float">
            <text:p/>
          </table:table-cell>
          <table:table-cell table:formula="of:=[.A155]/[.E155]" office:value-type="float" office:value="0.00110574372434591" calcext:value-type="float">
            <text:p/>
          </table:table-cell>
          <table:table-cell table:formula="of:=([.H155]-[.$O$8])*([$Home.$C$33]-[$Home.$C$32])/([.$O$9]-[.$O$8])+[$Home.$C$32]" office:value-type="float" office:value="150.204075518153" calcext:value-type="float">
            <text:p/>
          </table:table-cell>
          <table:table-cell table:formula="of:=FLOOR([.I155];1)" office:value-type="float" office:value="150" calcext:value-type="float">
            <text:p/>
          </table:table-cell>
          <table:table-cell table:formula="of:=CONCATENATE([.G155];&quot;,&quot;;[.J155];&quot;,&quot;;&quot;basic&quot;;&quot;,&quot;;[.D155])" office:value-type="string" office:string-value="615,150,basic,null" calcext:value-type="string">
            <text:p>615,150,basic,null</text:p>
          </table:table-cell>
          <table:table-cell table:formula="of:=[.H155]*[$Home.$F$30]" office:value-type="float" office:value="95.5362577834864" calcext:value-type="float">
            <text:p/>
          </table:table-cell>
          <table:table-cell table:formula="of:=[.E155]/60/60/24" office:value-type="float" office:value="2.07251157407407" calcext:value-type="float">
            <text:p/>
          </table:table-cell>
          <table:table-cell table:number-columns-repeated="2"/>
          <table:table-cell table:formula="of:=IF([.$D155]=[.P$1];1;0)" office:value-type="float" office:value="1" calcext:value-type="float">
            <text:p/>
          </table:table-cell>
          <table:table-cell table:formula="of:=IF([.$D155]=[.Q$1];1;0)" office:value-type="float" office:value="0" calcext:value-type="float">
            <text:p/>
          </table:table-cell>
          <table:table-cell table:formula="of:=IF([.$D155]=[.R$1];1;0)" office:value-type="float" office:value="0" calcext:value-type="float">
            <text:p/>
          </table:table-cell>
          <table:table-cell table:formula="of:=IF([.$D155]=[.S$1];1;0)" office:value-type="float" office:value="0" calcext:value-type="float">
            <text:p/>
          </table:table-cell>
          <table:table-cell table:formula="of:=IF([.$D155]=[.T$1];1;0)" office:value-type="float" office:value="0" calcext:value-type="float">
            <text:p/>
          </table:table-cell>
          <table:table-cell table:formula="of:=IF([.$D155]=[.U$1];1;0)" office:value-type="float" office:value="0" calcext:value-type="float">
            <text:p/>
          </table:table-cell>
          <table:table-cell table:formula="of:=IF([.$D155]=[.V$1];1;0)" office:value-type="float" office:value="0" calcext:value-type="float">
            <text:p/>
          </table:table-cell>
          <table:table-cell table:formula="of:=IF([.$D155]=[.W$1];1;0)" office:value-type="float" office:value="0" calcext:value-type="float">
            <text:p/>
          </table:table-cell>
          <table:table-cell table:formula="of:=IF([.$D155]=[.X$1];1;0)" office:value-type="float" office:value="0" calcext:value-type="float">
            <text:p/>
          </table:table-cell>
          <table:table-cell table:formula="of:=IF([.$D155]=[.Y$1];1;0)" office:value-type="float" office:value="0" calcext:value-type="float">
            <text:p/>
          </table:table-cell>
          <table:table-cell table:formula="of:=IF([.$D15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32883865" calcext:value-type="float">
            <text:p>1332883865</text:p>
          </table:table-cell>
          <table:table-cell office:value-type="float" office:value="1332628563" calcext:value-type="float">
            <text:p>1332628563</text:p>
          </table:table-cell>
          <table:table-cell office:value-type="string" calcext:value-type="string">
            <text:p>PHP</text:p>
          </table:table-cell>
          <table:table-cell table:formula="of:=[.B156]-[.C156]" office:value-type="float" office:value="255302" calcext:value-type="float">
            <text:p/>
          </table:table-cell>
          <table:table-cell table:formula="of:=([.C156]*1000-[$Home.$C$11])*[$Home.$C$24]/[$Home.$F$8]" office:value-type="float" office:value="679.570351900742" calcext:value-type="float">
            <text:p/>
          </table:table-cell>
          <table:table-cell table:formula="of:=FLOOR([.F156];1)" office:value-type="float" office:value="679" calcext:value-type="float">
            <text:p/>
          </table:table-cell>
          <table:table-cell table:formula="of:=[.A156]/[.E156]" office:value-type="float" office:value="0.00118682971539588" calcext:value-type="float">
            <text:p/>
          </table:table-cell>
          <table:table-cell table:formula="of:=([.H156]-[.$O$8])*([$Home.$C$33]-[$Home.$C$32])/([.$O$9]-[.$O$8])+[$Home.$C$32]" office:value-type="float" office:value="150.70074631612" calcext:value-type="float">
            <text:p/>
          </table:table-cell>
          <table:table-cell table:formula="of:=FLOOR([.I156];1)" office:value-type="float" office:value="150" calcext:value-type="float">
            <text:p/>
          </table:table-cell>
          <table:table-cell table:formula="of:=CONCATENATE([.G156];&quot;,&quot;;[.J156];&quot;,&quot;;&quot;basic&quot;;&quot;,&quot;;[.D156])" office:value-type="string" office:string-value="679,150,basic,PHP" calcext:value-type="string">
            <text:p>679,150,basic,PHP</text:p>
          </table:table-cell>
          <table:table-cell table:formula="of:=[.H156]*[$Home.$F$30]" office:value-type="float" office:value="102.542087410204" calcext:value-type="float">
            <text:p/>
          </table:table-cell>
          <table:table-cell table:formula="of:=[.E156]/60/60/24" office:value-type="float" office:value="2.95488425925926" calcext:value-type="float">
            <text:p/>
          </table:table-cell>
          <table:table-cell table:number-columns-repeated="2"/>
          <table:table-cell table:formula="of:=IF([.$D156]=[.P$1];1;0)" office:value-type="float" office:value="0" calcext:value-type="float">
            <text:p/>
          </table:table-cell>
          <table:table-cell table:formula="of:=IF([.$D156]=[.Q$1];1;0)" office:value-type="float" office:value="0" calcext:value-type="float">
            <text:p/>
          </table:table-cell>
          <table:table-cell table:formula="of:=IF([.$D156]=[.R$1];1;0)" office:value-type="float" office:value="0" calcext:value-type="float">
            <text:p/>
          </table:table-cell>
          <table:table-cell table:formula="of:=IF([.$D156]=[.S$1];1;0)" office:value-type="float" office:value="0" calcext:value-type="float">
            <text:p/>
          </table:table-cell>
          <table:table-cell table:formula="of:=IF([.$D156]=[.T$1];1;0)" office:value-type="float" office:value="0" calcext:value-type="float">
            <text:p/>
          </table:table-cell>
          <table:table-cell table:formula="of:=IF([.$D156]=[.U$1];1;0)" office:value-type="float" office:value="1" calcext:value-type="float">
            <text:p/>
          </table:table-cell>
          <table:table-cell table:formula="of:=IF([.$D156]=[.V$1];1;0)" office:value-type="float" office:value="0" calcext:value-type="float">
            <text:p/>
          </table:table-cell>
          <table:table-cell table:formula="of:=IF([.$D156]=[.W$1];1;0)" office:value-type="float" office:value="0" calcext:value-type="float">
            <text:p/>
          </table:table-cell>
          <table:table-cell table:formula="of:=IF([.$D156]=[.X$1];1;0)" office:value-type="float" office:value="0" calcext:value-type="float">
            <text:p/>
          </table:table-cell>
          <table:table-cell table:formula="of:=IF([.$D156]=[.Y$1];1;0)" office:value-type="float" office:value="0" calcext:value-type="float">
            <text:p/>
          </table:table-cell>
          <table:table-cell table:formula="of:=IF([.$D15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33398785" calcext:value-type="float">
            <text:p>1333398785</text:p>
          </table:table-cell>
          <table:table-cell office:value-type="float" office:value="1333163984" calcext:value-type="float">
            <text:p>1333163984</text:p>
          </table:table-cell>
          <table:table-cell office:value-type="string" calcext:value-type="string">
            <text:p>C#</text:p>
          </table:table-cell>
          <table:table-cell table:formula="of:=[.B157]-[.C157]" office:value-type="float" office:value="234801" calcext:value-type="float">
            <text:p/>
          </table:table-cell>
          <table:table-cell table:formula="of:=([.C157]*1000-[$Home.$C$11])*[$Home.$C$24]/[$Home.$F$8]" office:value-type="float" office:value="890.750880667202" calcext:value-type="float">
            <text:p/>
          </table:table-cell>
          <table:table-cell table:formula="of:=FLOOR([.F157];1)" office:value-type="float" office:value="890" calcext:value-type="float">
            <text:p/>
          </table:table-cell>
          <table:table-cell table:formula="of:=[.A157]/[.E157]" office:value-type="float" office:value="0.00114990992372264" calcext:value-type="float">
            <text:p/>
          </table:table-cell>
          <table:table-cell table:formula="of:=([.H157]-[.$O$8])*([$Home.$C$33]-[$Home.$C$32])/([.$O$9]-[.$O$8])+[$Home.$C$32]" office:value-type="float" office:value="150.474603894308" calcext:value-type="float">
            <text:p/>
          </table:table-cell>
          <table:table-cell table:formula="of:=FLOOR([.I157];1)" office:value-type="float" office:value="150" calcext:value-type="float">
            <text:p/>
          </table:table-cell>
          <table:table-cell table:formula="of:=CONCATENATE([.G157];&quot;,&quot;;[.J157];&quot;,&quot;;&quot;basic&quot;;&quot;,&quot;;[.D157])" office:value-type="string" office:string-value="890,150,basic,C#" calcext:value-type="string">
            <text:p>890,150,basic,C#</text:p>
          </table:table-cell>
          <table:table-cell table:formula="of:=[.H157]*[$Home.$F$30]" office:value-type="float" office:value="99.3522174096362" calcext:value-type="float">
            <text:p/>
          </table:table-cell>
          <table:table-cell table:formula="of:=[.E157]/60/60/24" office:value-type="float" office:value="2.71760416666667" calcext:value-type="float">
            <text:p/>
          </table:table-cell>
          <table:table-cell table:number-columns-repeated="2"/>
          <table:table-cell table:formula="of:=IF([.$D157]=[.P$1];1;0)" office:value-type="float" office:value="0" calcext:value-type="float">
            <text:p/>
          </table:table-cell>
          <table:table-cell table:formula="of:=IF([.$D157]=[.Q$1];1;0)" office:value-type="float" office:value="0" calcext:value-type="float">
            <text:p/>
          </table:table-cell>
          <table:table-cell table:formula="of:=IF([.$D157]=[.R$1];1;0)" office:value-type="float" office:value="0" calcext:value-type="float">
            <text:p/>
          </table:table-cell>
          <table:table-cell table:formula="of:=IF([.$D157]=[.S$1];1;0)" office:value-type="float" office:value="0" calcext:value-type="float">
            <text:p/>
          </table:table-cell>
          <table:table-cell table:formula="of:=IF([.$D157]=[.T$1];1;0)" office:value-type="float" office:value="1" calcext:value-type="float">
            <text:p/>
          </table:table-cell>
          <table:table-cell table:formula="of:=IF([.$D157]=[.U$1];1;0)" office:value-type="float" office:value="0" calcext:value-type="float">
            <text:p/>
          </table:table-cell>
          <table:table-cell table:formula="of:=IF([.$D157]=[.V$1];1;0)" office:value-type="float" office:value="0" calcext:value-type="float">
            <text:p/>
          </table:table-cell>
          <table:table-cell table:formula="of:=IF([.$D157]=[.W$1];1;0)" office:value-type="float" office:value="0" calcext:value-type="float">
            <text:p/>
          </table:table-cell>
          <table:table-cell table:formula="of:=IF([.$D157]=[.X$1];1;0)" office:value-type="float" office:value="0" calcext:value-type="float">
            <text:p/>
          </table:table-cell>
          <table:table-cell table:formula="of:=IF([.$D157]=[.Y$1];1;0)" office:value-type="float" office:value="0" calcext:value-type="float">
            <text:p/>
          </table:table-cell>
          <table:table-cell table:formula="of:=IF([.$D15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34748985" calcext:value-type="float">
            <text:p>1334748985</text:p>
          </table:table-cell>
          <table:table-cell office:value-type="float" office:value="1334543728" calcext:value-type="float">
            <text:p>1334543728</text:p>
          </table:table-cell>
          <table:table-cell office:value-type="string" calcext:value-type="string">
            <text:p>JavaScript</text:p>
          </table:table-cell>
          <table:table-cell table:formula="of:=[.B158]-[.C158]" office:value-type="float" office:value="205257" calcext:value-type="float">
            <text:p/>
          </table:table-cell>
          <table:table-cell table:formula="of:=([.C158]*1000-[$Home.$C$11])*[$Home.$C$24]/[$Home.$F$8]" office:value-type="float" office:value="1434.94893693013" calcext:value-type="float">
            <text:p/>
          </table:table-cell>
          <table:table-cell table:formula="of:=FLOOR([.F158];1)" office:value-type="float" office:value="1434" calcext:value-type="float">
            <text:p/>
          </table:table-cell>
          <table:table-cell table:formula="of:=[.A158]/[.E158]" office:value-type="float" office:value="0.00118388167029626" calcext:value-type="float">
            <text:p/>
          </table:table-cell>
          <table:table-cell table:formula="of:=([.H158]-[.$O$8])*([$Home.$C$33]-[$Home.$C$32])/([.$O$9]-[.$O$8])+[$Home.$C$32]" office:value-type="float" office:value="150.682688845365" calcext:value-type="float">
            <text:p/>
          </table:table-cell>
          <table:table-cell table:formula="of:=FLOOR([.I158];1)" office:value-type="float" office:value="150" calcext:value-type="float">
            <text:p/>
          </table:table-cell>
          <table:table-cell table:formula="of:=CONCATENATE([.G158];&quot;,&quot;;[.J158];&quot;,&quot;;&quot;basic&quot;;&quot;,&quot;;[.D158])" office:value-type="string" office:string-value="1434,150,basic,JavaScript" calcext:value-type="string">
            <text:p>1434,150,basic,JavaScript</text:p>
          </table:table-cell>
          <table:table-cell table:formula="of:=[.H158]*[$Home.$F$30]" office:value-type="float" office:value="102.287376313597" calcext:value-type="float">
            <text:p/>
          </table:table-cell>
          <table:table-cell table:formula="of:=[.E158]/60/60/24" office:value-type="float" office:value="2.37565972222222" calcext:value-type="float">
            <text:p/>
          </table:table-cell>
          <table:table-cell table:number-columns-repeated="2"/>
          <table:table-cell table:formula="of:=IF([.$D158]=[.P$1];1;0)" office:value-type="float" office:value="0" calcext:value-type="float">
            <text:p/>
          </table:table-cell>
          <table:table-cell table:formula="of:=IF([.$D158]=[.Q$1];1;0)" office:value-type="float" office:value="1" calcext:value-type="float">
            <text:p/>
          </table:table-cell>
          <table:table-cell table:formula="of:=IF([.$D158]=[.R$1];1;0)" office:value-type="float" office:value="0" calcext:value-type="float">
            <text:p/>
          </table:table-cell>
          <table:table-cell table:formula="of:=IF([.$D158]=[.S$1];1;0)" office:value-type="float" office:value="0" calcext:value-type="float">
            <text:p/>
          </table:table-cell>
          <table:table-cell table:formula="of:=IF([.$D158]=[.T$1];1;0)" office:value-type="float" office:value="0" calcext:value-type="float">
            <text:p/>
          </table:table-cell>
          <table:table-cell table:formula="of:=IF([.$D158]=[.U$1];1;0)" office:value-type="float" office:value="0" calcext:value-type="float">
            <text:p/>
          </table:table-cell>
          <table:table-cell table:formula="of:=IF([.$D158]=[.V$1];1;0)" office:value-type="float" office:value="0" calcext:value-type="float">
            <text:p/>
          </table:table-cell>
          <table:table-cell table:formula="of:=IF([.$D158]=[.W$1];1;0)" office:value-type="float" office:value="0" calcext:value-type="float">
            <text:p/>
          </table:table-cell>
          <table:table-cell table:formula="of:=IF([.$D158]=[.X$1];1;0)" office:value-type="float" office:value="0" calcext:value-type="float">
            <text:p/>
          </table:table-cell>
          <table:table-cell table:formula="of:=IF([.$D158]=[.Y$1];1;0)" office:value-type="float" office:value="0" calcext:value-type="float">
            <text:p/>
          </table:table-cell>
          <table:table-cell table:formula="of:=IF([.$D15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34890074" calcext:value-type="float">
            <text:p>1334890074</text:p>
          </table:table-cell>
          <table:table-cell office:value-type="float" office:value="1334714034" calcext:value-type="float">
            <text:p>1334714034</text:p>
          </table:table-cell>
          <table:table-cell office:value-type="string" calcext:value-type="string">
            <text:p>null</text:p>
          </table:table-cell>
          <table:table-cell table:formula="of:=[.B159]-[.C159]" office:value-type="float" office:value="176040" calcext:value-type="float">
            <text:p/>
          </table:table-cell>
          <table:table-cell table:formula="of:=([.C159]*1000-[$Home.$C$11])*[$Home.$C$24]/[$Home.$F$8]" office:value-type="float" office:value="1502.12095881963" calcext:value-type="float">
            <text:p/>
          </table:table-cell>
          <table:table-cell table:formula="of:=FLOOR([.F159];1)" office:value-type="float" office:value="1502" calcext:value-type="float">
            <text:p/>
          </table:table-cell>
          <table:table-cell table:formula="of:=[.A159]/[.E159]" office:value-type="float" office:value="0.00115882753919564" calcext:value-type="float">
            <text:p/>
          </table:table-cell>
          <table:table-cell table:formula="of:=([.H159]-[.$O$8])*([$Home.$C$33]-[$Home.$C$32])/([.$O$9]-[.$O$8])+[$Home.$C$32]" office:value-type="float" office:value="150.529226389952" calcext:value-type="float">
            <text:p/>
          </table:table-cell>
          <table:table-cell table:formula="of:=FLOOR([.I159];1)" office:value-type="float" office:value="150" calcext:value-type="float">
            <text:p/>
          </table:table-cell>
          <table:table-cell table:formula="of:=CONCATENATE([.G159];&quot;,&quot;;[.J159];&quot;,&quot;;&quot;basic&quot;;&quot;,&quot;;[.D159])" office:value-type="string" office:string-value="1502,150,basic,null" calcext:value-type="string">
            <text:p>1502,150,basic,null</text:p>
          </table:table-cell>
          <table:table-cell table:formula="of:=[.H159]*[$Home.$F$30]" office:value-type="float" office:value="100.122699386503" calcext:value-type="float">
            <text:p/>
          </table:table-cell>
          <table:table-cell table:formula="of:=[.E159]/60/60/24" office:value-type="float" office:value="2.0375" calcext:value-type="float">
            <text:p/>
          </table:table-cell>
          <table:table-cell table:number-columns-repeated="2"/>
          <table:table-cell table:formula="of:=IF([.$D159]=[.P$1];1;0)" office:value-type="float" office:value="1" calcext:value-type="float">
            <text:p/>
          </table:table-cell>
          <table:table-cell table:formula="of:=IF([.$D159]=[.Q$1];1;0)" office:value-type="float" office:value="0" calcext:value-type="float">
            <text:p/>
          </table:table-cell>
          <table:table-cell table:formula="of:=IF([.$D159]=[.R$1];1;0)" office:value-type="float" office:value="0" calcext:value-type="float">
            <text:p/>
          </table:table-cell>
          <table:table-cell table:formula="of:=IF([.$D159]=[.S$1];1;0)" office:value-type="float" office:value="0" calcext:value-type="float">
            <text:p/>
          </table:table-cell>
          <table:table-cell table:formula="of:=IF([.$D159]=[.T$1];1;0)" office:value-type="float" office:value="0" calcext:value-type="float">
            <text:p/>
          </table:table-cell>
          <table:table-cell table:formula="of:=IF([.$D159]=[.U$1];1;0)" office:value-type="float" office:value="0" calcext:value-type="float">
            <text:p/>
          </table:table-cell>
          <table:table-cell table:formula="of:=IF([.$D159]=[.V$1];1;0)" office:value-type="float" office:value="0" calcext:value-type="float">
            <text:p/>
          </table:table-cell>
          <table:table-cell table:formula="of:=IF([.$D159]=[.W$1];1;0)" office:value-type="float" office:value="0" calcext:value-type="float">
            <text:p/>
          </table:table-cell>
          <table:table-cell table:formula="of:=IF([.$D159]=[.X$1];1;0)" office:value-type="float" office:value="0" calcext:value-type="float">
            <text:p/>
          </table:table-cell>
          <table:table-cell table:formula="of:=IF([.$D159]=[.Y$1];1;0)" office:value-type="float" office:value="0" calcext:value-type="float">
            <text:p/>
          </table:table-cell>
          <table:table-cell table:formula="of:=IF([.$D15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35341669" calcext:value-type="float">
            <text:p>1335341669</text:p>
          </table:table-cell>
          <table:table-cell office:value-type="float" office:value="1335043145" calcext:value-type="float">
            <text:p>1335043145</text:p>
          </table:table-cell>
          <table:table-cell office:value-type="string" calcext:value-type="string">
            <text:p>C</text:p>
          </table:table-cell>
          <table:table-cell table:formula="of:=[.B160]-[.C160]" office:value-type="float" office:value="298524" calcext:value-type="float">
            <text:p/>
          </table:table-cell>
          <table:table-cell table:formula="of:=([.C160]*1000-[$Home.$C$11])*[$Home.$C$24]/[$Home.$F$8]" office:value-type="float" office:value="1631.92878294842" calcext:value-type="float">
            <text:p/>
          </table:table-cell>
          <table:table-cell table:formula="of:=FLOOR([.F160];1)" office:value-type="float" office:value="1631" calcext:value-type="float">
            <text:p/>
          </table:table-cell>
          <table:table-cell table:formula="of:=[.A160]/[.E160]" office:value-type="float" office:value="0.00112553764521446" calcext:value-type="float">
            <text:p/>
          </table:table-cell>
          <table:table-cell table:formula="of:=([.H160]-[.$O$8])*([$Home.$C$33]-[$Home.$C$32])/([.$O$9]-[.$O$8])+[$Home.$C$32]" office:value-type="float" office:value="150.325317946659" calcext:value-type="float">
            <text:p/>
          </table:table-cell>
          <table:table-cell table:formula="of:=FLOOR([.I160];1)" office:value-type="float" office:value="150" calcext:value-type="float">
            <text:p/>
          </table:table-cell>
          <table:table-cell table:formula="of:=CONCATENATE([.G160];&quot;,&quot;;[.J160];&quot;,&quot;;&quot;basic&quot;;&quot;,&quot;;[.D160])" office:value-type="string" office:string-value="1631,150,basic,C" calcext:value-type="string">
            <text:p>1631,150,basic,C</text:p>
          </table:table-cell>
          <table:table-cell table:formula="of:=[.H160]*[$Home.$F$30]" office:value-type="float" office:value="97.2464525465289" calcext:value-type="float">
            <text:p/>
          </table:table-cell>
          <table:table-cell table:formula="of:=[.E160]/60/60/24" office:value-type="float" office:value="3.45513888888889" calcext:value-type="float">
            <text:p/>
          </table:table-cell>
          <table:table-cell table:number-columns-repeated="2"/>
          <table:table-cell table:formula="of:=IF([.$D160]=[.P$1];1;0)" office:value-type="float" office:value="0" calcext:value-type="float">
            <text:p/>
          </table:table-cell>
          <table:table-cell table:formula="of:=IF([.$D160]=[.Q$1];1;0)" office:value-type="float" office:value="0" calcext:value-type="float">
            <text:p/>
          </table:table-cell>
          <table:table-cell table:formula="of:=IF([.$D160]=[.R$1];1;0)" office:value-type="float" office:value="0" calcext:value-type="float">
            <text:p/>
          </table:table-cell>
          <table:table-cell table:formula="of:=IF([.$D160]=[.S$1];1;0)" office:value-type="float" office:value="0" calcext:value-type="float">
            <text:p/>
          </table:table-cell>
          <table:table-cell table:formula="of:=IF([.$D160]=[.T$1];1;0)" office:value-type="float" office:value="0" calcext:value-type="float">
            <text:p/>
          </table:table-cell>
          <table:table-cell table:formula="of:=IF([.$D160]=[.U$1];1;0)" office:value-type="float" office:value="0" calcext:value-type="float">
            <text:p/>
          </table:table-cell>
          <table:table-cell table:formula="of:=IF([.$D160]=[.V$1];1;0)" office:value-type="float" office:value="0" calcext:value-type="float">
            <text:p/>
          </table:table-cell>
          <table:table-cell table:formula="of:=IF([.$D160]=[.W$1];1;0)" office:value-type="float" office:value="0" calcext:value-type="float">
            <text:p/>
          </table:table-cell>
          <table:table-cell table:formula="of:=IF([.$D160]=[.X$1];1;0)" office:value-type="float" office:value="0" calcext:value-type="float">
            <text:p/>
          </table:table-cell>
          <table:table-cell table:formula="of:=IF([.$D160]=[.Y$1];1;0)" office:value-type="float" office:value="0" calcext:value-type="float">
            <text:p/>
          </table:table-cell>
          <table:table-cell table:formula="of:=IF([.$D160]=[.Z$1];1;0)" office:value-type="float" office:value="1" calcext:value-type="float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36394562" calcext:value-type="float">
            <text:p>1336394562</text:p>
          </table:table-cell>
          <table:table-cell office:value-type="float" office:value="1336186260" calcext:value-type="float">
            <text:p>1336186260</text:p>
          </table:table-cell>
          <table:table-cell office:value-type="string" calcext:value-type="string">
            <text:p>Ruby</text:p>
          </table:table-cell>
          <table:table-cell table:formula="of:=[.B161]-[.C161]" office:value-type="float" office:value="208302" calcext:value-type="float">
            <text:p/>
          </table:table-cell>
          <table:table-cell table:formula="of:=([.C161]*1000-[$Home.$C$11])*[$Home.$C$24]/[$Home.$F$8]" office:value-type="float" office:value="2082.79572716777" calcext:value-type="float">
            <text:p/>
          </table:table-cell>
          <table:table-cell table:formula="of:=FLOOR([.F161];1)" office:value-type="float" office:value="2082" calcext:value-type="float">
            <text:p/>
          </table:table-cell>
          <table:table-cell table:formula="of:=[.A161]/[.E161]" office:value-type="float" office:value="0.00112336895469079" calcext:value-type="float">
            <text:p/>
          </table:table-cell>
          <table:table-cell table:formula="of:=([.H161]-[.$O$8])*([$Home.$C$33]-[$Home.$C$32])/([.$O$9]-[.$O$8])+[$Home.$C$32]" office:value-type="float" office:value="150.312034206287" calcext:value-type="float">
            <text:p/>
          </table:table-cell>
          <table:table-cell table:formula="of:=FLOOR([.I161];1)" office:value-type="float" office:value="150" calcext:value-type="float">
            <text:p/>
          </table:table-cell>
          <table:table-cell table:formula="of:=CONCATENATE([.G161];&quot;,&quot;;[.J161];&quot;,&quot;;&quot;basic&quot;;&quot;,&quot;;[.D161])" office:value-type="string" office:string-value="2082,150,basic,Ruby" calcext:value-type="string">
            <text:p>2082,150,basic,Ruby</text:p>
          </table:table-cell>
          <table:table-cell table:formula="of:=[.H161]*[$Home.$F$30]" office:value-type="float" office:value="97.0590776852839" calcext:value-type="float">
            <text:p/>
          </table:table-cell>
          <table:table-cell table:formula="of:=[.E161]/60/60/24" office:value-type="float" office:value="2.41090277777778" calcext:value-type="float">
            <text:p/>
          </table:table-cell>
          <table:table-cell table:number-columns-repeated="2"/>
          <table:table-cell table:formula="of:=IF([.$D161]=[.P$1];1;0)" office:value-type="float" office:value="0" calcext:value-type="float">
            <text:p/>
          </table:table-cell>
          <table:table-cell table:formula="of:=IF([.$D161]=[.Q$1];1;0)" office:value-type="float" office:value="0" calcext:value-type="float">
            <text:p/>
          </table:table-cell>
          <table:table-cell table:formula="of:=IF([.$D161]=[.R$1];1;0)" office:value-type="float" office:value="0" calcext:value-type="float">
            <text:p/>
          </table:table-cell>
          <table:table-cell table:formula="of:=IF([.$D161]=[.S$1];1;0)" office:value-type="float" office:value="0" calcext:value-type="float">
            <text:p/>
          </table:table-cell>
          <table:table-cell table:formula="of:=IF([.$D161]=[.T$1];1;0)" office:value-type="float" office:value="0" calcext:value-type="float">
            <text:p/>
          </table:table-cell>
          <table:table-cell table:formula="of:=IF([.$D161]=[.U$1];1;0)" office:value-type="float" office:value="0" calcext:value-type="float">
            <text:p/>
          </table:table-cell>
          <table:table-cell table:formula="of:=IF([.$D161]=[.V$1];1;0)" office:value-type="float" office:value="0" calcext:value-type="float">
            <text:p/>
          </table:table-cell>
          <table:table-cell table:formula="of:=IF([.$D161]=[.W$1];1;0)" office:value-type="float" office:value="0" calcext:value-type="float">
            <text:p/>
          </table:table-cell>
          <table:table-cell table:formula="of:=IF([.$D161]=[.X$1];1;0)" office:value-type="float" office:value="1" calcext:value-type="float">
            <text:p/>
          </table:table-cell>
          <table:table-cell table:formula="of:=IF([.$D161]=[.Y$1];1;0)" office:value-type="float" office:value="0" calcext:value-type="float">
            <text:p/>
          </table:table-cell>
          <table:table-cell table:formula="of:=IF([.$D16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37640202" calcext:value-type="float">
            <text:p>1337640202</text:p>
          </table:table-cell>
          <table:table-cell office:value-type="float" office:value="1337344741" calcext:value-type="float">
            <text:p>1337344741</text:p>
          </table:table-cell>
          <table:table-cell office:value-type="string" calcext:value-type="string">
            <text:p>null</text:p>
          </table:table-cell>
          <table:table-cell table:formula="of:=[.B162]-[.C162]" office:value-type="float" office:value="295461" calcext:value-type="float">
            <text:p/>
          </table:table-cell>
          <table:table-cell table:formula="of:=([.C162]*1000-[$Home.$C$11])*[$Home.$C$24]/[$Home.$F$8]" office:value-type="float" office:value="2539.72332273444" calcext:value-type="float">
            <text:p/>
          </table:table-cell>
          <table:table-cell table:formula="of:=FLOOR([.F162];1)" office:value-type="float" office:value="2539" calcext:value-type="float">
            <text:p/>
          </table:table-cell>
          <table:table-cell table:formula="of:=[.A162]/[.E162]" office:value-type="float" office:value="0.00114735954999137" calcext:value-type="float">
            <text:p/>
          </table:table-cell>
          <table:table-cell table:formula="of:=([.H162]-[.$O$8])*([$Home.$C$33]-[$Home.$C$32])/([.$O$9]-[.$O$8])+[$Home.$C$32]" office:value-type="float" office:value="150.458982254369" calcext:value-type="float">
            <text:p/>
          </table:table-cell>
          <table:table-cell table:formula="of:=FLOOR([.I162];1)" office:value-type="float" office:value="150" calcext:value-type="float">
            <text:p/>
          </table:table-cell>
          <table:table-cell table:formula="of:=CONCATENATE([.G162];&quot;,&quot;;[.J162];&quot;,&quot;;&quot;basic&quot;;&quot;,&quot;;[.D162])" office:value-type="string" office:string-value="2539,150,basic,null" calcext:value-type="string">
            <text:p>2539,150,basic,null</text:p>
          </table:table-cell>
          <table:table-cell table:formula="of:=[.H162]*[$Home.$F$30]" office:value-type="float" office:value="99.1318651192543" calcext:value-type="float">
            <text:p/>
          </table:table-cell>
          <table:table-cell table:formula="of:=[.E162]/60/60/24" office:value-type="float" office:value="3.4196875" calcext:value-type="float">
            <text:p/>
          </table:table-cell>
          <table:table-cell table:number-columns-repeated="2"/>
          <table:table-cell table:formula="of:=IF([.$D162]=[.P$1];1;0)" office:value-type="float" office:value="1" calcext:value-type="float">
            <text:p/>
          </table:table-cell>
          <table:table-cell table:formula="of:=IF([.$D162]=[.Q$1];1;0)" office:value-type="float" office:value="0" calcext:value-type="float">
            <text:p/>
          </table:table-cell>
          <table:table-cell table:formula="of:=IF([.$D162]=[.R$1];1;0)" office:value-type="float" office:value="0" calcext:value-type="float">
            <text:p/>
          </table:table-cell>
          <table:table-cell table:formula="of:=IF([.$D162]=[.S$1];1;0)" office:value-type="float" office:value="0" calcext:value-type="float">
            <text:p/>
          </table:table-cell>
          <table:table-cell table:formula="of:=IF([.$D162]=[.T$1];1;0)" office:value-type="float" office:value="0" calcext:value-type="float">
            <text:p/>
          </table:table-cell>
          <table:table-cell table:formula="of:=IF([.$D162]=[.U$1];1;0)" office:value-type="float" office:value="0" calcext:value-type="float">
            <text:p/>
          </table:table-cell>
          <table:table-cell table:formula="of:=IF([.$D162]=[.V$1];1;0)" office:value-type="float" office:value="0" calcext:value-type="float">
            <text:p/>
          </table:table-cell>
          <table:table-cell table:formula="of:=IF([.$D162]=[.W$1];1;0)" office:value-type="float" office:value="0" calcext:value-type="float">
            <text:p/>
          </table:table-cell>
          <table:table-cell table:formula="of:=IF([.$D162]=[.X$1];1;0)" office:value-type="float" office:value="0" calcext:value-type="float">
            <text:p/>
          </table:table-cell>
          <table:table-cell table:formula="of:=IF([.$D162]=[.Y$1];1;0)" office:value-type="float" office:value="0" calcext:value-type="float">
            <text:p/>
          </table:table-cell>
          <table:table-cell table:formula="of:=IF([.$D16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38978690" calcext:value-type="float">
            <text:p>1338978690</text:p>
          </table:table-cell>
          <table:table-cell office:value-type="float" office:value="1338543170" calcext:value-type="float">
            <text:p>1338543170</text:p>
          </table:table-cell>
          <table:table-cell office:value-type="string" calcext:value-type="string">
            <text:p>Ruby</text:p>
          </table:table-cell>
          <table:table-cell table:formula="of:=[.B163]-[.C163]" office:value-type="float" office:value="435520" calcext:value-type="float">
            <text:p/>
          </table:table-cell>
          <table:table-cell table:formula="of:=([.C163]*1000-[$Home.$C$11])*[$Home.$C$24]/[$Home.$F$8]" office:value-type="float" office:value="3012.40719189359" calcext:value-type="float">
            <text:p/>
          </table:table-cell>
          <table:table-cell table:formula="of:=FLOOR([.F163];1)" office:value-type="float" office:value="3012" calcext:value-type="float">
            <text:p/>
          </table:table-cell>
          <table:table-cell table:formula="of:=[.A163]/[.E163]" office:value-type="float" office:value="0.00108146583394563" calcext:value-type="float">
            <text:p/>
          </table:table-cell>
          <table:table-cell table:formula="of:=([.H163]-[.$O$8])*([$Home.$C$33]-[$Home.$C$32])/([.$O$9]-[.$O$8])+[$Home.$C$32]" office:value-type="float" office:value="150.055367719902" calcext:value-type="float">
            <text:p/>
          </table:table-cell>
          <table:table-cell table:formula="of:=FLOOR([.I163];1)" office:value-type="float" office:value="150" calcext:value-type="float">
            <text:p/>
          </table:table-cell>
          <table:table-cell table:formula="of:=CONCATENATE([.G163];&quot;,&quot;;[.J163];&quot;,&quot;;&quot;basic&quot;;&quot;,&quot;;[.D163])" office:value-type="string" office:string-value="3012,150,basic,Ruby" calcext:value-type="string">
            <text:p>3012,150,basic,Ruby</text:p>
          </table:table-cell>
          <table:table-cell table:formula="of:=[.H163]*[$Home.$F$30]" office:value-type="float" office:value="93.4386480529023" calcext:value-type="float">
            <text:p/>
          </table:table-cell>
          <table:table-cell table:formula="of:=[.E163]/60/60/24" office:value-type="float" office:value="5.04074074074074" calcext:value-type="float">
            <text:p/>
          </table:table-cell>
          <table:table-cell table:number-columns-repeated="2"/>
          <table:table-cell table:formula="of:=IF([.$D163]=[.P$1];1;0)" office:value-type="float" office:value="0" calcext:value-type="float">
            <text:p/>
          </table:table-cell>
          <table:table-cell table:formula="of:=IF([.$D163]=[.Q$1];1;0)" office:value-type="float" office:value="0" calcext:value-type="float">
            <text:p/>
          </table:table-cell>
          <table:table-cell table:formula="of:=IF([.$D163]=[.R$1];1;0)" office:value-type="float" office:value="0" calcext:value-type="float">
            <text:p/>
          </table:table-cell>
          <table:table-cell table:formula="of:=IF([.$D163]=[.S$1];1;0)" office:value-type="float" office:value="0" calcext:value-type="float">
            <text:p/>
          </table:table-cell>
          <table:table-cell table:formula="of:=IF([.$D163]=[.T$1];1;0)" office:value-type="float" office:value="0" calcext:value-type="float">
            <text:p/>
          </table:table-cell>
          <table:table-cell table:formula="of:=IF([.$D163]=[.U$1];1;0)" office:value-type="float" office:value="0" calcext:value-type="float">
            <text:p/>
          </table:table-cell>
          <table:table-cell table:formula="of:=IF([.$D163]=[.V$1];1;0)" office:value-type="float" office:value="0" calcext:value-type="float">
            <text:p/>
          </table:table-cell>
          <table:table-cell table:formula="of:=IF([.$D163]=[.W$1];1;0)" office:value-type="float" office:value="0" calcext:value-type="float">
            <text:p/>
          </table:table-cell>
          <table:table-cell table:formula="of:=IF([.$D163]=[.X$1];1;0)" office:value-type="float" office:value="1" calcext:value-type="float">
            <text:p/>
          </table:table-cell>
          <table:table-cell table:formula="of:=IF([.$D163]=[.Y$1];1;0)" office:value-type="float" office:value="0" calcext:value-type="float">
            <text:p/>
          </table:table-cell>
          <table:table-cell table:formula="of:=IF([.$D16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38860926" calcext:value-type="float">
            <text:p>1338860926</text:p>
          </table:table-cell>
          <table:table-cell office:value-type="float" office:value="1338652632" calcext:value-type="float">
            <text:p>1338652632</text:p>
          </table:table-cell>
          <table:table-cell office:value-type="string" calcext:value-type="string">
            <text:p>CoffeeScript</text:p>
          </table:table-cell>
          <table:table-cell table:formula="of:=[.B164]-[.C164]" office:value-type="float" office:value="208294" calcext:value-type="float">
            <text:p/>
          </table:table-cell>
          <table:table-cell table:formula="of:=([.C164]*1000-[$Home.$C$11])*[$Home.$C$24]/[$Home.$F$8]" office:value-type="float" office:value="3055.58114853674" calcext:value-type="float">
            <text:p/>
          </table:table-cell>
          <table:table-cell table:formula="of:=FLOOR([.F164];1)" office:value-type="float" office:value="3055" calcext:value-type="float">
            <text:p/>
          </table:table-cell>
          <table:table-cell table:formula="of:=[.A164]/[.E164]" office:value-type="float" office:value="0.00110900938097113" calcext:value-type="float">
            <text:p/>
          </table:table-cell>
          <table:table-cell table:formula="of:=([.H164]-[.$O$8])*([$Home.$C$33]-[$Home.$C$32])/([.$O$9]-[.$O$8])+[$Home.$C$32]" office:value-type="float" office:value="150.224078434328" calcext:value-type="float">
            <text:p/>
          </table:table-cell>
          <table:table-cell table:formula="of:=FLOOR([.I164];1)" office:value-type="float" office:value="150" calcext:value-type="float">
            <text:p/>
          </table:table-cell>
          <table:table-cell table:formula="of:=CONCATENATE([.G164];&quot;,&quot;;[.J164];&quot;,&quot;;&quot;basic&quot;;&quot;,&quot;;[.D164])" office:value-type="string" office:string-value="3055,150,basic,CoffeeScript" calcext:value-type="string">
            <text:p>3055,150,basic,CoffeeScript</text:p>
          </table:table-cell>
          <table:table-cell table:formula="of:=[.H164]*[$Home.$F$30]" office:value-type="float" office:value="95.8184105159054" calcext:value-type="float">
            <text:p/>
          </table:table-cell>
          <table:table-cell table:formula="of:=[.E164]/60/60/24" office:value-type="float" office:value="2.41081018518518" calcext:value-type="float">
            <text:p/>
          </table:table-cell>
          <table:table-cell table:number-columns-repeated="2"/>
          <table:table-cell table:formula="of:=IF([.$D164]=[.P$1];1;0)" office:value-type="float" office:value="0" calcext:value-type="float">
            <text:p/>
          </table:table-cell>
          <table:table-cell table:formula="of:=IF([.$D164]=[.Q$1];1;0)" office:value-type="float" office:value="0" calcext:value-type="float">
            <text:p/>
          </table:table-cell>
          <table:table-cell table:formula="of:=IF([.$D164]=[.R$1];1;0)" office:value-type="float" office:value="0" calcext:value-type="float">
            <text:p/>
          </table:table-cell>
          <table:table-cell table:formula="of:=IF([.$D164]=[.S$1];1;0)" office:value-type="float" office:value="0" calcext:value-type="float">
            <text:p/>
          </table:table-cell>
          <table:table-cell table:formula="of:=IF([.$D164]=[.T$1];1;0)" office:value-type="float" office:value="0" calcext:value-type="float">
            <text:p/>
          </table:table-cell>
          <table:table-cell table:formula="of:=IF([.$D164]=[.U$1];1;0)" office:value-type="float" office:value="0" calcext:value-type="float">
            <text:p/>
          </table:table-cell>
          <table:table-cell table:formula="of:=IF([.$D164]=[.V$1];1;0)" office:value-type="float" office:value="0" calcext:value-type="float">
            <text:p/>
          </table:table-cell>
          <table:table-cell table:formula="of:=IF([.$D164]=[.W$1];1;0)" office:value-type="float" office:value="0" calcext:value-type="float">
            <text:p/>
          </table:table-cell>
          <table:table-cell table:formula="of:=IF([.$D164]=[.X$1];1;0)" office:value-type="float" office:value="0" calcext:value-type="float">
            <text:p/>
          </table:table-cell>
          <table:table-cell table:formula="of:=IF([.$D164]=[.Y$1];1;0)" office:value-type="float" office:value="0" calcext:value-type="float">
            <text:p/>
          </table:table-cell>
          <table:table-cell table:formula="of:=IF([.$D16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40360712" calcext:value-type="float">
            <text:p>1340360712</text:p>
          </table:table-cell>
          <table:table-cell office:value-type="float" office:value="1340111214" calcext:value-type="float">
            <text:p>1340111214</text:p>
          </table:table-cell>
          <table:table-cell office:value-type="string" calcext:value-type="string">
            <text:p>JavaScript</text:p>
          </table:table-cell>
          <table:table-cell table:formula="of:=[.B165]-[.C165]" office:value-type="float" office:value="249498" calcext:value-type="float">
            <text:p/>
          </table:table-cell>
          <table:table-cell table:formula="of:=([.C165]*1000-[$Home.$C$11])*[$Home.$C$24]/[$Home.$F$8]" office:value-type="float" office:value="3630.87445606342" calcext:value-type="float">
            <text:p/>
          </table:table-cell>
          <table:table-cell table:formula="of:=FLOOR([.F165];1)" office:value-type="float" office:value="3630" calcext:value-type="float">
            <text:p/>
          </table:table-cell>
          <table:table-cell table:formula="of:=[.A165]/[.E165]" office:value-type="float" office:value="0.00116233396660494" calcext:value-type="float">
            <text:p/>
          </table:table-cell>
          <table:table-cell table:formula="of:=([.H165]-[.$O$8])*([$Home.$C$33]-[$Home.$C$32])/([.$O$9]-[.$O$8])+[$Home.$C$32]" office:value-type="float" office:value="150.550704083902" calcext:value-type="float">
            <text:p/>
          </table:table-cell>
          <table:table-cell table:formula="of:=FLOOR([.I165];1)" office:value-type="float" office:value="150" calcext:value-type="float">
            <text:p/>
          </table:table-cell>
          <table:table-cell table:formula="of:=CONCATENATE([.G165];&quot;,&quot;;[.J165];&quot;,&quot;;&quot;basic&quot;;&quot;,&quot;;[.D165])" office:value-type="string" office:string-value="3630,150,basic,JavaScript" calcext:value-type="string">
            <text:p>3630,150,basic,JavaScript</text:p>
          </table:table-cell>
          <table:table-cell table:formula="of:=[.H165]*[$Home.$F$30]" office:value-type="float" office:value="100.425654714667" calcext:value-type="float">
            <text:p/>
          </table:table-cell>
          <table:table-cell table:formula="of:=[.E165]/60/60/24" office:value-type="float" office:value="2.88770833333333" calcext:value-type="float">
            <text:p/>
          </table:table-cell>
          <table:table-cell table:number-columns-repeated="2"/>
          <table:table-cell table:formula="of:=IF([.$D165]=[.P$1];1;0)" office:value-type="float" office:value="0" calcext:value-type="float">
            <text:p/>
          </table:table-cell>
          <table:table-cell table:formula="of:=IF([.$D165]=[.Q$1];1;0)" office:value-type="float" office:value="1" calcext:value-type="float">
            <text:p/>
          </table:table-cell>
          <table:table-cell table:formula="of:=IF([.$D165]=[.R$1];1;0)" office:value-type="float" office:value="0" calcext:value-type="float">
            <text:p/>
          </table:table-cell>
          <table:table-cell table:formula="of:=IF([.$D165]=[.S$1];1;0)" office:value-type="float" office:value="0" calcext:value-type="float">
            <text:p/>
          </table:table-cell>
          <table:table-cell table:formula="of:=IF([.$D165]=[.T$1];1;0)" office:value-type="float" office:value="0" calcext:value-type="float">
            <text:p/>
          </table:table-cell>
          <table:table-cell table:formula="of:=IF([.$D165]=[.U$1];1;0)" office:value-type="float" office:value="0" calcext:value-type="float">
            <text:p/>
          </table:table-cell>
          <table:table-cell table:formula="of:=IF([.$D165]=[.V$1];1;0)" office:value-type="float" office:value="0" calcext:value-type="float">
            <text:p/>
          </table:table-cell>
          <table:table-cell table:formula="of:=IF([.$D165]=[.W$1];1;0)" office:value-type="float" office:value="0" calcext:value-type="float">
            <text:p/>
          </table:table-cell>
          <table:table-cell table:formula="of:=IF([.$D165]=[.X$1];1;0)" office:value-type="float" office:value="0" calcext:value-type="float">
            <text:p/>
          </table:table-cell>
          <table:table-cell table:formula="of:=IF([.$D165]=[.Y$1];1;0)" office:value-type="float" office:value="0" calcext:value-type="float">
            <text:p/>
          </table:table-cell>
          <table:table-cell table:formula="of:=IF([.$D16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44289929" calcext:value-type="float">
            <text:p>1344289929</text:p>
          </table:table-cell>
          <table:table-cell office:value-type="float" office:value="1344027578" calcext:value-type="float">
            <text:p>1344027578</text:p>
          </table:table-cell>
          <table:table-cell office:value-type="string" calcext:value-type="string">
            <text:p>Java</text:p>
          </table:table-cell>
          <table:table-cell table:formula="of:=[.B166]-[.C166]" office:value-type="float" office:value="262351" calcext:value-type="float">
            <text:p/>
          </table:table-cell>
          <table:table-cell table:formula="of:=([.C166]*1000-[$Home.$C$11])*[$Home.$C$24]/[$Home.$F$8]" office:value-type="float" office:value="5175.56512072157" calcext:value-type="float">
            <text:p/>
          </table:table-cell>
          <table:table-cell table:formula="of:=FLOOR([.F166];1)" office:value-type="float" office:value="5175" calcext:value-type="float">
            <text:p/>
          </table:table-cell>
          <table:table-cell table:formula="of:=[.A166]/[.E166]" office:value-type="float" office:value="0.00112825946918441" calcext:value-type="float">
            <text:p/>
          </table:table-cell>
          <table:table-cell table:formula="of:=([.H166]-[.$O$8])*([$Home.$C$33]-[$Home.$C$32])/([.$O$9]-[.$O$8])+[$Home.$C$32]" office:value-type="float" office:value="150.341989759701" calcext:value-type="float">
            <text:p/>
          </table:table-cell>
          <table:table-cell table:formula="of:=FLOOR([.I166];1)" office:value-type="float" office:value="150" calcext:value-type="float">
            <text:p/>
          </table:table-cell>
          <table:table-cell table:formula="of:=CONCATENATE([.G166];&quot;,&quot;;[.J166];&quot;,&quot;;&quot;basic&quot;;&quot;,&quot;;[.D166])" office:value-type="string" office:string-value="5175,150,basic,Java" calcext:value-type="string">
            <text:p>5175,150,basic,Java</text:p>
          </table:table-cell>
          <table:table-cell table:formula="of:=[.H166]*[$Home.$F$30]" office:value-type="float" office:value="97.4816181375333" calcext:value-type="float">
            <text:p/>
          </table:table-cell>
          <table:table-cell table:formula="of:=[.E166]/60/60/24" office:value-type="float" office:value="3.03646990740741" calcext:value-type="float">
            <text:p/>
          </table:table-cell>
          <table:table-cell table:number-columns-repeated="2"/>
          <table:table-cell table:formula="of:=IF([.$D166]=[.P$1];1;0)" office:value-type="float" office:value="0" calcext:value-type="float">
            <text:p/>
          </table:table-cell>
          <table:table-cell table:formula="of:=IF([.$D166]=[.Q$1];1;0)" office:value-type="float" office:value="0" calcext:value-type="float">
            <text:p/>
          </table:table-cell>
          <table:table-cell table:formula="of:=IF([.$D166]=[.R$1];1;0)" office:value-type="float" office:value="0" calcext:value-type="float">
            <text:p/>
          </table:table-cell>
          <table:table-cell table:formula="of:=IF([.$D166]=[.S$1];1;0)" office:value-type="float" office:value="0" calcext:value-type="float">
            <text:p/>
          </table:table-cell>
          <table:table-cell table:formula="of:=IF([.$D166]=[.T$1];1;0)" office:value-type="float" office:value="0" calcext:value-type="float">
            <text:p/>
          </table:table-cell>
          <table:table-cell table:formula="of:=IF([.$D166]=[.U$1];1;0)" office:value-type="float" office:value="0" calcext:value-type="float">
            <text:p/>
          </table:table-cell>
          <table:table-cell table:formula="of:=IF([.$D166]=[.V$1];1;0)" office:value-type="float" office:value="0" calcext:value-type="float">
            <text:p/>
          </table:table-cell>
          <table:table-cell table:formula="of:=IF([.$D166]=[.W$1];1;0)" office:value-type="float" office:value="0" calcext:value-type="float">
            <text:p/>
          </table:table-cell>
          <table:table-cell table:formula="of:=IF([.$D166]=[.X$1];1;0)" office:value-type="float" office:value="0" calcext:value-type="float">
            <text:p/>
          </table:table-cell>
          <table:table-cell table:formula="of:=IF([.$D166]=[.Y$1];1;0)" office:value-type="float" office:value="1" calcext:value-type="float">
            <text:p/>
          </table:table-cell>
          <table:table-cell table:formula="of:=IF([.$D16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44675563" calcext:value-type="float">
            <text:p>1344675563</text:p>
          </table:table-cell>
          <table:table-cell office:value-type="float" office:value="1344352148" calcext:value-type="float">
            <text:p>1344352148</text:p>
          </table:table-cell>
          <table:table-cell office:value-type="string" calcext:value-type="string">
            <text:p>PHP</text:p>
          </table:table-cell>
          <table:table-cell table:formula="of:=[.B167]-[.C167]" office:value-type="float" office:value="323415" calcext:value-type="float">
            <text:p/>
          </table:table-cell>
          <table:table-cell table:formula="of:=([.C167]*1000-[$Home.$C$11])*[$Home.$C$24]/[$Home.$F$8]" office:value-type="float" office:value="5303.58188551363" calcext:value-type="float">
            <text:p/>
          </table:table-cell>
          <table:table-cell table:formula="of:=FLOOR([.F167];1)" office:value-type="float" office:value="5303" calcext:value-type="float">
            <text:p/>
          </table:table-cell>
          <table:table-cell table:formula="of:=[.A167]/[.E167]" office:value-type="float" office:value="0.0011316729279718" calcext:value-type="float">
            <text:p/>
          </table:table-cell>
          <table:table-cell table:formula="of:=([.H167]-[.$O$8])*([$Home.$C$33]-[$Home.$C$32])/([.$O$9]-[.$O$8])+[$Home.$C$32]" office:value-type="float" office:value="150.362897998939" calcext:value-type="float">
            <text:p/>
          </table:table-cell>
          <table:table-cell table:formula="of:=FLOOR([.I167];1)" office:value-type="float" office:value="150" calcext:value-type="float">
            <text:p/>
          </table:table-cell>
          <table:table-cell table:formula="of:=CONCATENATE([.G167];&quot;,&quot;;[.J167];&quot;,&quot;;&quot;basic&quot;;&quot;,&quot;;[.D167])" office:value-type="string" office:string-value="5303,150,basic,PHP" calcext:value-type="string">
            <text:p>5303,150,basic,PHP</text:p>
          </table:table-cell>
          <table:table-cell table:formula="of:=[.H167]*[$Home.$F$30]" office:value-type="float" office:value="97.7765409767636" calcext:value-type="float">
            <text:p/>
          </table:table-cell>
          <table:table-cell table:formula="of:=[.E167]/60/60/24" office:value-type="float" office:value="3.74322916666667" calcext:value-type="float">
            <text:p/>
          </table:table-cell>
          <table:table-cell table:number-columns-repeated="2"/>
          <table:table-cell table:formula="of:=IF([.$D167]=[.P$1];1;0)" office:value-type="float" office:value="0" calcext:value-type="float">
            <text:p/>
          </table:table-cell>
          <table:table-cell table:formula="of:=IF([.$D167]=[.Q$1];1;0)" office:value-type="float" office:value="0" calcext:value-type="float">
            <text:p/>
          </table:table-cell>
          <table:table-cell table:formula="of:=IF([.$D167]=[.R$1];1;0)" office:value-type="float" office:value="0" calcext:value-type="float">
            <text:p/>
          </table:table-cell>
          <table:table-cell table:formula="of:=IF([.$D167]=[.S$1];1;0)" office:value-type="float" office:value="0" calcext:value-type="float">
            <text:p/>
          </table:table-cell>
          <table:table-cell table:formula="of:=IF([.$D167]=[.T$1];1;0)" office:value-type="float" office:value="0" calcext:value-type="float">
            <text:p/>
          </table:table-cell>
          <table:table-cell table:formula="of:=IF([.$D167]=[.U$1];1;0)" office:value-type="float" office:value="1" calcext:value-type="float">
            <text:p/>
          </table:table-cell>
          <table:table-cell table:formula="of:=IF([.$D167]=[.V$1];1;0)" office:value-type="float" office:value="0" calcext:value-type="float">
            <text:p/>
          </table:table-cell>
          <table:table-cell table:formula="of:=IF([.$D167]=[.W$1];1;0)" office:value-type="float" office:value="0" calcext:value-type="float">
            <text:p/>
          </table:table-cell>
          <table:table-cell table:formula="of:=IF([.$D167]=[.X$1];1;0)" office:value-type="float" office:value="0" calcext:value-type="float">
            <text:p/>
          </table:table-cell>
          <table:table-cell table:formula="of:=IF([.$D167]=[.Y$1];1;0)" office:value-type="float" office:value="0" calcext:value-type="float">
            <text:p/>
          </table:table-cell>
          <table:table-cell table:formula="of:=IF([.$D16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46293641" calcext:value-type="float">
            <text:p>1346293641</text:p>
          </table:table-cell>
          <table:table-cell office:value-type="float" office:value="1346086141" calcext:value-type="float">
            <text:p>1346086141</text:p>
          </table:table-cell>
          <table:table-cell office:value-type="string" calcext:value-type="string">
            <text:p>null</text:p>
          </table:table-cell>
          <table:table-cell table:formula="of:=[.B168]-[.C168]" office:value-type="float" office:value="207500" calcext:value-type="float">
            <text:p/>
          </table:table-cell>
          <table:table-cell table:formula="of:=([.C168]*1000-[$Home.$C$11])*[$Home.$C$24]/[$Home.$F$8]" office:value-type="float" office:value="5987.50268543993" calcext:value-type="float">
            <text:p/>
          </table:table-cell>
          <table:table-cell table:formula="of:=FLOOR([.F168];1)" office:value-type="float" office:value="5987" calcext:value-type="float">
            <text:p/>
          </table:table-cell>
          <table:table-cell table:formula="of:=[.A168]/[.E168]" office:value-type="float" office:value="0.00113734939759036" calcext:value-type="float">
            <text:p/>
          </table:table-cell>
          <table:table-cell table:formula="of:=([.H168]-[.$O$8])*([$Home.$C$33]-[$Home.$C$32])/([.$O$9]-[.$O$8])+[$Home.$C$32]" office:value-type="float" office:value="150.397667712654" calcext:value-type="float">
            <text:p/>
          </table:table-cell>
          <table:table-cell table:formula="of:=FLOOR([.I168];1)" office:value-type="float" office:value="150" calcext:value-type="float">
            <text:p/>
          </table:table-cell>
          <table:table-cell table:formula="of:=CONCATENATE([.G168];&quot;,&quot;;[.J168];&quot;,&quot;;&quot;basic&quot;;&quot;,&quot;;[.D168])" office:value-type="string" office:string-value="5987,150,basic,null" calcext:value-type="string">
            <text:p>5987,150,basic,null</text:p>
          </table:table-cell>
          <table:table-cell table:formula="of:=[.H168]*[$Home.$F$30]" office:value-type="float" office:value="98.2669879518072" calcext:value-type="float">
            <text:p/>
          </table:table-cell>
          <table:table-cell table:formula="of:=[.E168]/60/60/24" office:value-type="float" office:value="2.40162037037037" calcext:value-type="float">
            <text:p/>
          </table:table-cell>
          <table:table-cell table:number-columns-repeated="2"/>
          <table:table-cell table:formula="of:=IF([.$D168]=[.P$1];1;0)" office:value-type="float" office:value="1" calcext:value-type="float">
            <text:p/>
          </table:table-cell>
          <table:table-cell table:formula="of:=IF([.$D168]=[.Q$1];1;0)" office:value-type="float" office:value="0" calcext:value-type="float">
            <text:p/>
          </table:table-cell>
          <table:table-cell table:formula="of:=IF([.$D168]=[.R$1];1;0)" office:value-type="float" office:value="0" calcext:value-type="float">
            <text:p/>
          </table:table-cell>
          <table:table-cell table:formula="of:=IF([.$D168]=[.S$1];1;0)" office:value-type="float" office:value="0" calcext:value-type="float">
            <text:p/>
          </table:table-cell>
          <table:table-cell table:formula="of:=IF([.$D168]=[.T$1];1;0)" office:value-type="float" office:value="0" calcext:value-type="float">
            <text:p/>
          </table:table-cell>
          <table:table-cell table:formula="of:=IF([.$D168]=[.U$1];1;0)" office:value-type="float" office:value="0" calcext:value-type="float">
            <text:p/>
          </table:table-cell>
          <table:table-cell table:formula="of:=IF([.$D168]=[.V$1];1;0)" office:value-type="float" office:value="0" calcext:value-type="float">
            <text:p/>
          </table:table-cell>
          <table:table-cell table:formula="of:=IF([.$D168]=[.W$1];1;0)" office:value-type="float" office:value="0" calcext:value-type="float">
            <text:p/>
          </table:table-cell>
          <table:table-cell table:formula="of:=IF([.$D168]=[.X$1];1;0)" office:value-type="float" office:value="0" calcext:value-type="float">
            <text:p/>
          </table:table-cell>
          <table:table-cell table:formula="of:=IF([.$D168]=[.Y$1];1;0)" office:value-type="float" office:value="0" calcext:value-type="float">
            <text:p/>
          </table:table-cell>
          <table:table-cell table:formula="of:=IF([.$D16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361401195" calcext:value-type="float">
            <text:p>1361401195</text:p>
          </table:table-cell>
          <table:table-cell office:value-type="float" office:value="1359420591" calcext:value-type="float">
            <text:p>1359420591</text:p>
          </table:table-cell>
          <table:table-cell office:value-type="string" calcext:value-type="string">
            <text:p>null</text:p>
          </table:table-cell>
          <table:table-cell table:formula="of:=[.B169]-[.C169]" office:value-type="float" office:value="1980604" calcext:value-type="float">
            <text:p/>
          </table:table-cell>
          <table:table-cell table:formula="of:=([.C169]*1000-[$Home.$C$11])*[$Home.$C$24]/[$Home.$F$8]" office:value-type="float" office:value="11246.8709242836" calcext:value-type="float">
            <text:p/>
          </table:table-cell>
          <table:table-cell table:formula="of:=FLOOR([.F169];1)" office:value-type="float" office:value="11246" calcext:value-type="float">
            <text:p/>
          </table:table-cell>
          <table:table-cell table:formula="of:=[.A169]/[.E169]" office:value-type="float" office:value="0.00107694420489911" calcext:value-type="float">
            <text:p/>
          </table:table-cell>
          <table:table-cell table:formula="of:=([.H169]-[.$O$8])*([$Home.$C$33]-[$Home.$C$32])/([.$O$9]-[.$O$8])+[$Home.$C$32]" office:value-type="float" office:value="150.027671676756" calcext:value-type="float">
            <text:p/>
          </table:table-cell>
          <table:table-cell table:formula="of:=FLOOR([.I169];1)" office:value-type="float" office:value="150" calcext:value-type="float">
            <text:p/>
          </table:table-cell>
          <table:table-cell table:formula="of:=CONCATENATE([.G169];&quot;,&quot;;[.J169];&quot;,&quot;;&quot;basic&quot;;&quot;,&quot;;[.D169])" office:value-type="string" office:string-value="11246,150,basic,null" calcext:value-type="string">
            <text:p>11246,150,basic,null</text:p>
          </table:table-cell>
          <table:table-cell table:formula="of:=[.H169]*[$Home.$F$30]" office:value-type="float" office:value="93.0479793032832" calcext:value-type="float">
            <text:p/>
          </table:table-cell>
          <table:table-cell table:formula="of:=[.E169]/60/60/24" office:value-type="float" office:value="22.9236574074074" calcext:value-type="float">
            <text:p/>
          </table:table-cell>
          <table:table-cell table:number-columns-repeated="2"/>
          <table:table-cell table:formula="of:=IF([.$D169]=[.P$1];1;0)" office:value-type="float" office:value="1" calcext:value-type="float">
            <text:p/>
          </table:table-cell>
          <table:table-cell table:formula="of:=IF([.$D169]=[.Q$1];1;0)" office:value-type="float" office:value="0" calcext:value-type="float">
            <text:p/>
          </table:table-cell>
          <table:table-cell table:formula="of:=IF([.$D169]=[.R$1];1;0)" office:value-type="float" office:value="0" calcext:value-type="float">
            <text:p/>
          </table:table-cell>
          <table:table-cell table:formula="of:=IF([.$D169]=[.S$1];1;0)" office:value-type="float" office:value="0" calcext:value-type="float">
            <text:p/>
          </table:table-cell>
          <table:table-cell table:formula="of:=IF([.$D169]=[.T$1];1;0)" office:value-type="float" office:value="0" calcext:value-type="float">
            <text:p/>
          </table:table-cell>
          <table:table-cell table:formula="of:=IF([.$D169]=[.U$1];1;0)" office:value-type="float" office:value="0" calcext:value-type="float">
            <text:p/>
          </table:table-cell>
          <table:table-cell table:formula="of:=IF([.$D169]=[.V$1];1;0)" office:value-type="float" office:value="0" calcext:value-type="float">
            <text:p/>
          </table:table-cell>
          <table:table-cell table:formula="of:=IF([.$D169]=[.W$1];1;0)" office:value-type="float" office:value="0" calcext:value-type="float">
            <text:p/>
          </table:table-cell>
          <table:table-cell table:formula="of:=IF([.$D169]=[.X$1];1;0)" office:value-type="float" office:value="0" calcext:value-type="float">
            <text:p/>
          </table:table-cell>
          <table:table-cell table:formula="of:=IF([.$D169]=[.Y$1];1;0)" office:value-type="float" office:value="0" calcext:value-type="float">
            <text:p/>
          </table:table-cell>
          <table:table-cell table:formula="of:=IF([.$D16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59645774" calcext:value-type="float">
            <text:p>1359645774</text:p>
          </table:table-cell>
          <table:table-cell office:value-type="float" office:value="1359471927" calcext:value-type="float">
            <text:p>1359471927</text:p>
          </table:table-cell>
          <table:table-cell office:value-type="string" calcext:value-type="string">
            <text:p>null</text:p>
          </table:table-cell>
          <table:table-cell table:formula="of:=[.B170]-[.C170]" office:value-type="float" office:value="173847" calcext:value-type="float">
            <text:p/>
          </table:table-cell>
          <table:table-cell table:formula="of:=([.C170]*1000-[$Home.$C$11])*[$Home.$C$24]/[$Home.$F$8]" office:value-type="float" office:value="11267.1188481132" calcext:value-type="float">
            <text:p/>
          </table:table-cell>
          <table:table-cell table:formula="of:=FLOOR([.F170];1)" office:value-type="float" office:value="11267" calcext:value-type="float">
            <text:p/>
          </table:table-cell>
          <table:table-cell table:formula="of:=[.A170]/[.E170]" office:value-type="float" office:value="0.0010814106657003" calcext:value-type="float">
            <text:p/>
          </table:table-cell>
          <table:table-cell table:formula="of:=([.H170]-[.$O$8])*([$Home.$C$33]-[$Home.$C$32])/([.$O$9]-[.$O$8])+[$Home.$C$32]" office:value-type="float" office:value="150.055029801402" calcext:value-type="float">
            <text:p/>
          </table:table-cell>
          <table:table-cell table:formula="of:=FLOOR([.I170];1)" office:value-type="float" office:value="150" calcext:value-type="float">
            <text:p/>
          </table:table-cell>
          <table:table-cell table:formula="of:=CONCATENATE([.G170];&quot;,&quot;;[.J170];&quot;,&quot;;&quot;basic&quot;;&quot;,&quot;;[.D170])" office:value-type="string" office:string-value="11267,150,basic,null" calcext:value-type="string">
            <text:p>11267,150,basic,null</text:p>
          </table:table-cell>
          <table:table-cell table:formula="of:=[.H170]*[$Home.$F$30]" office:value-type="float" office:value="93.4338815165059" calcext:value-type="float">
            <text:p/>
          </table:table-cell>
          <table:table-cell table:formula="of:=[.E170]/60/60/24" office:value-type="float" office:value="2.01211805555556" calcext:value-type="float">
            <text:p/>
          </table:table-cell>
          <table:table-cell table:number-columns-repeated="2"/>
          <table:table-cell table:formula="of:=IF([.$D170]=[.P$1];1;0)" office:value-type="float" office:value="1" calcext:value-type="float">
            <text:p/>
          </table:table-cell>
          <table:table-cell table:formula="of:=IF([.$D170]=[.Q$1];1;0)" office:value-type="float" office:value="0" calcext:value-type="float">
            <text:p/>
          </table:table-cell>
          <table:table-cell table:formula="of:=IF([.$D170]=[.R$1];1;0)" office:value-type="float" office:value="0" calcext:value-type="float">
            <text:p/>
          </table:table-cell>
          <table:table-cell table:formula="of:=IF([.$D170]=[.S$1];1;0)" office:value-type="float" office:value="0" calcext:value-type="float">
            <text:p/>
          </table:table-cell>
          <table:table-cell table:formula="of:=IF([.$D170]=[.T$1];1;0)" office:value-type="float" office:value="0" calcext:value-type="float">
            <text:p/>
          </table:table-cell>
          <table:table-cell table:formula="of:=IF([.$D170]=[.U$1];1;0)" office:value-type="float" office:value="0" calcext:value-type="float">
            <text:p/>
          </table:table-cell>
          <table:table-cell table:formula="of:=IF([.$D170]=[.V$1];1;0)" office:value-type="float" office:value="0" calcext:value-type="float">
            <text:p/>
          </table:table-cell>
          <table:table-cell table:formula="of:=IF([.$D170]=[.W$1];1;0)" office:value-type="float" office:value="0" calcext:value-type="float">
            <text:p/>
          </table:table-cell>
          <table:table-cell table:formula="of:=IF([.$D170]=[.X$1];1;0)" office:value-type="float" office:value="0" calcext:value-type="float">
            <text:p/>
          </table:table-cell>
          <table:table-cell table:formula="of:=IF([.$D170]=[.Y$1];1;0)" office:value-type="float" office:value="0" calcext:value-type="float">
            <text:p/>
          </table:table-cell>
          <table:table-cell table:formula="of:=IF([.$D17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364472088" calcext:value-type="float">
            <text:p>1364472088</text:p>
          </table:table-cell>
          <table:table-cell office:value-type="float" office:value="1363799737" calcext:value-type="float">
            <text:p>1363799737</text:p>
          </table:table-cell>
          <table:table-cell office:value-type="string" calcext:value-type="string">
            <text:p>null</text:p>
          </table:table-cell>
          <table:table-cell table:formula="of:=[.B171]-[.C171]" office:value-type="float" office:value="672351" calcext:value-type="float">
            <text:p/>
          </table:table-cell>
          <table:table-cell table:formula="of:=([.C171]*1000-[$Home.$C$11])*[$Home.$C$24]/[$Home.$F$8]" office:value-type="float" office:value="12974.0918734536" calcext:value-type="float">
            <text:p/>
          </table:table-cell>
          <table:table-cell table:formula="of:=FLOOR([.F171];1)" office:value-type="float" office:value="12974" calcext:value-type="float">
            <text:p/>
          </table:table-cell>
          <table:table-cell table:formula="of:=[.A171]/[.E171]" office:value-type="float" office:value="0.00108574241727907" calcext:value-type="float">
            <text:p/>
          </table:table-cell>
          <table:table-cell table:formula="of:=([.H171]-[.$O$8])*([$Home.$C$33]-[$Home.$C$32])/([.$O$9]-[.$O$8])+[$Home.$C$32]" office:value-type="float" office:value="150.081562800326" calcext:value-type="float">
            <text:p/>
          </table:table-cell>
          <table:table-cell table:formula="of:=FLOOR([.I171];1)" office:value-type="float" office:value="150" calcext:value-type="float">
            <text:p/>
          </table:table-cell>
          <table:table-cell table:formula="of:=CONCATENATE([.G171];&quot;,&quot;;[.J171];&quot;,&quot;;&quot;basic&quot;;&quot;,&quot;;[.D171])" office:value-type="string" office:string-value="12974,150,basic,null" calcext:value-type="string">
            <text:p>12974,150,basic,null</text:p>
          </table:table-cell>
          <table:table-cell table:formula="of:=[.H171]*[$Home.$F$30]" office:value-type="float" office:value="93.8081448529116" calcext:value-type="float">
            <text:p/>
          </table:table-cell>
          <table:table-cell table:formula="of:=[.E171]/60/60/24" office:value-type="float" office:value="7.78184027777778" calcext:value-type="float">
            <text:p/>
          </table:table-cell>
          <table:table-cell table:number-columns-repeated="2"/>
          <table:table-cell table:formula="of:=IF([.$D171]=[.P$1];1;0)" office:value-type="float" office:value="1" calcext:value-type="float">
            <text:p/>
          </table:table-cell>
          <table:table-cell table:formula="of:=IF([.$D171]=[.Q$1];1;0)" office:value-type="float" office:value="0" calcext:value-type="float">
            <text:p/>
          </table:table-cell>
          <table:table-cell table:formula="of:=IF([.$D171]=[.R$1];1;0)" office:value-type="float" office:value="0" calcext:value-type="float">
            <text:p/>
          </table:table-cell>
          <table:table-cell table:formula="of:=IF([.$D171]=[.S$1];1;0)" office:value-type="float" office:value="0" calcext:value-type="float">
            <text:p/>
          </table:table-cell>
          <table:table-cell table:formula="of:=IF([.$D171]=[.T$1];1;0)" office:value-type="float" office:value="0" calcext:value-type="float">
            <text:p/>
          </table:table-cell>
          <table:table-cell table:formula="of:=IF([.$D171]=[.U$1];1;0)" office:value-type="float" office:value="0" calcext:value-type="float">
            <text:p/>
          </table:table-cell>
          <table:table-cell table:formula="of:=IF([.$D171]=[.V$1];1;0)" office:value-type="float" office:value="0" calcext:value-type="float">
            <text:p/>
          </table:table-cell>
          <table:table-cell table:formula="of:=IF([.$D171]=[.W$1];1;0)" office:value-type="float" office:value="0" calcext:value-type="float">
            <text:p/>
          </table:table-cell>
          <table:table-cell table:formula="of:=IF([.$D171]=[.X$1];1;0)" office:value-type="float" office:value="0" calcext:value-type="float">
            <text:p/>
          </table:table-cell>
          <table:table-cell table:formula="of:=IF([.$D171]=[.Y$1];1;0)" office:value-type="float" office:value="0" calcext:value-type="float">
            <text:p/>
          </table:table-cell>
          <table:table-cell table:formula="of:=IF([.$D17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364643855" calcext:value-type="float">
            <text:p>1364643855</text:p>
          </table:table-cell>
          <table:table-cell office:value-type="float" office:value="1364198799" calcext:value-type="float">
            <text:p>1364198799</text:p>
          </table:table-cell>
          <table:table-cell office:value-type="string" calcext:value-type="string">
            <text:p>Shell</text:p>
          </table:table-cell>
          <table:table-cell table:formula="of:=[.B172]-[.C172]" office:value-type="float" office:value="445056" calcext:value-type="float">
            <text:p/>
          </table:table-cell>
          <table:table-cell table:formula="of:=([.C172]*1000-[$Home.$C$11])*[$Home.$C$24]/[$Home.$F$8]" office:value-type="float" office:value="13131.4897419918" calcext:value-type="float">
            <text:p/>
          </table:table-cell>
          <table:table-cell table:formula="of:=FLOOR([.F172];1)" office:value-type="float" office:value="13131" calcext:value-type="float">
            <text:p/>
          </table:table-cell>
          <table:table-cell table:formula="of:=[.A172]/[.E172]" office:value-type="float" office:value="0.00113244176013805" calcext:value-type="float">
            <text:p/>
          </table:table-cell>
          <table:table-cell table:formula="of:=([.H172]-[.$O$8])*([$Home.$C$33]-[$Home.$C$32])/([.$O$9]-[.$O$8])+[$Home.$C$32]" office:value-type="float" office:value="150.367607277084" calcext:value-type="float">
            <text:p/>
          </table:table-cell>
          <table:table-cell table:formula="of:=FLOOR([.I172];1)" office:value-type="float" office:value="150" calcext:value-type="float">
            <text:p/>
          </table:table-cell>
          <table:table-cell table:formula="of:=CONCATENATE([.G172];&quot;,&quot;;[.J172];&quot;,&quot;;&quot;basic&quot;;&quot;,&quot;;[.D172])" office:value-type="string" office:string-value="13131,150,basic,Shell" calcext:value-type="string">
            <text:p>13131,150,basic,Shell</text:p>
          </table:table-cell>
          <table:table-cell table:formula="of:=[.H172]*[$Home.$F$30]" office:value-type="float" office:value="97.8429680759275" calcext:value-type="float">
            <text:p/>
          </table:table-cell>
          <table:table-cell table:formula="of:=[.E172]/60/60/24" office:value-type="float" office:value="5.15111111111111" calcext:value-type="float">
            <text:p/>
          </table:table-cell>
          <table:table-cell table:number-columns-repeated="2"/>
          <table:table-cell table:formula="of:=IF([.$D172]=[.P$1];1;0)" office:value-type="float" office:value="0" calcext:value-type="float">
            <text:p/>
          </table:table-cell>
          <table:table-cell table:formula="of:=IF([.$D172]=[.Q$1];1;0)" office:value-type="float" office:value="0" calcext:value-type="float">
            <text:p/>
          </table:table-cell>
          <table:table-cell table:formula="of:=IF([.$D172]=[.R$1];1;0)" office:value-type="float" office:value="0" calcext:value-type="float">
            <text:p/>
          </table:table-cell>
          <table:table-cell table:formula="of:=IF([.$D172]=[.S$1];1;0)" office:value-type="float" office:value="0" calcext:value-type="float">
            <text:p/>
          </table:table-cell>
          <table:table-cell table:formula="of:=IF([.$D172]=[.T$1];1;0)" office:value-type="float" office:value="0" calcext:value-type="float">
            <text:p/>
          </table:table-cell>
          <table:table-cell table:formula="of:=IF([.$D172]=[.U$1];1;0)" office:value-type="float" office:value="0" calcext:value-type="float">
            <text:p/>
          </table:table-cell>
          <table:table-cell table:formula="of:=IF([.$D172]=[.V$1];1;0)" office:value-type="float" office:value="0" calcext:value-type="float">
            <text:p/>
          </table:table-cell>
          <table:table-cell table:formula="of:=IF([.$D172]=[.W$1];1;0)" office:value-type="float" office:value="0" calcext:value-type="float">
            <text:p/>
          </table:table-cell>
          <table:table-cell table:formula="of:=IF([.$D172]=[.X$1];1;0)" office:value-type="float" office:value="0" calcext:value-type="float">
            <text:p/>
          </table:table-cell>
          <table:table-cell table:formula="of:=IF([.$D172]=[.Y$1];1;0)" office:value-type="float" office:value="0" calcext:value-type="float">
            <text:p/>
          </table:table-cell>
          <table:table-cell table:formula="of:=IF([.$D17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370023666" calcext:value-type="float">
            <text:p>1370023666</text:p>
          </table:table-cell>
          <table:table-cell office:value-type="float" office:value="1369401471" calcext:value-type="float">
            <text:p>1369401471</text:p>
          </table:table-cell>
          <table:table-cell office:value-type="string" calcext:value-type="string">
            <text:p>null</text:p>
          </table:table-cell>
          <table:table-cell table:formula="of:=[.B173]-[.C173]" office:value-type="float" office:value="622195" calcext:value-type="float">
            <text:p/>
          </table:table-cell>
          <table:table-cell table:formula="of:=([.C173]*1000-[$Home.$C$11])*[$Home.$C$24]/[$Home.$F$8]" office:value-type="float" office:value="15183.5254745433" calcext:value-type="float">
            <text:p/>
          </table:table-cell>
          <table:table-cell table:formula="of:=FLOOR([.F173];1)" office:value-type="float" office:value="15183" calcext:value-type="float">
            <text:p/>
          </table:table-cell>
          <table:table-cell table:formula="of:=[.A173]/[.E173]" office:value-type="float" office:value="0.00108165446524" calcext:value-type="float">
            <text:p/>
          </table:table-cell>
          <table:table-cell table:formula="of:=([.H173]-[.$O$8])*([$Home.$C$33]-[$Home.$C$32])/([.$O$9]-[.$O$8])+[$Home.$C$32]" office:value-type="float" office:value="150.056523131019" calcext:value-type="float">
            <text:p/>
          </table:table-cell>
          <table:table-cell table:formula="of:=FLOOR([.I173];1)" office:value-type="float" office:value="150" calcext:value-type="float">
            <text:p/>
          </table:table-cell>
          <table:table-cell table:formula="of:=CONCATENATE([.G173];&quot;,&quot;;[.J173];&quot;,&quot;;&quot;basic&quot;;&quot;,&quot;;[.D173])" office:value-type="string" office:string-value="15183,150,basic,null" calcext:value-type="string">
            <text:p>15183,150,basic,null</text:p>
          </table:table-cell>
          <table:table-cell table:formula="of:=[.H173]*[$Home.$F$30]" office:value-type="float" office:value="93.4549457967358" calcext:value-type="float">
            <text:p/>
          </table:table-cell>
          <table:table-cell table:formula="of:=[.E173]/60/60/24" office:value-type="float" office:value="7.20133101851852" calcext:value-type="float">
            <text:p/>
          </table:table-cell>
          <table:table-cell table:number-columns-repeated="2"/>
          <table:table-cell table:formula="of:=IF([.$D173]=[.P$1];1;0)" office:value-type="float" office:value="1" calcext:value-type="float">
            <text:p/>
          </table:table-cell>
          <table:table-cell table:formula="of:=IF([.$D173]=[.Q$1];1;0)" office:value-type="float" office:value="0" calcext:value-type="float">
            <text:p/>
          </table:table-cell>
          <table:table-cell table:formula="of:=IF([.$D173]=[.R$1];1;0)" office:value-type="float" office:value="0" calcext:value-type="float">
            <text:p/>
          </table:table-cell>
          <table:table-cell table:formula="of:=IF([.$D173]=[.S$1];1;0)" office:value-type="float" office:value="0" calcext:value-type="float">
            <text:p/>
          </table:table-cell>
          <table:table-cell table:formula="of:=IF([.$D173]=[.T$1];1;0)" office:value-type="float" office:value="0" calcext:value-type="float">
            <text:p/>
          </table:table-cell>
          <table:table-cell table:formula="of:=IF([.$D173]=[.U$1];1;0)" office:value-type="float" office:value="0" calcext:value-type="float">
            <text:p/>
          </table:table-cell>
          <table:table-cell table:formula="of:=IF([.$D173]=[.V$1];1;0)" office:value-type="float" office:value="0" calcext:value-type="float">
            <text:p/>
          </table:table-cell>
          <table:table-cell table:formula="of:=IF([.$D173]=[.W$1];1;0)" office:value-type="float" office:value="0" calcext:value-type="float">
            <text:p/>
          </table:table-cell>
          <table:table-cell table:formula="of:=IF([.$D173]=[.X$1];1;0)" office:value-type="float" office:value="0" calcext:value-type="float">
            <text:p/>
          </table:table-cell>
          <table:table-cell table:formula="of:=IF([.$D173]=[.Y$1];1;0)" office:value-type="float" office:value="0" calcext:value-type="float">
            <text:p/>
          </table:table-cell>
          <table:table-cell table:formula="of:=IF([.$D17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376513654" calcext:value-type="float">
            <text:p>1376513654</text:p>
          </table:table-cell>
          <table:table-cell office:value-type="float" office:value="1375568855" calcext:value-type="float">
            <text:p>1375568855</text:p>
          </table:table-cell>
          <table:table-cell office:value-type="string" calcext:value-type="string">
            <text:p>null</text:p>
          </table:table-cell>
          <table:table-cell table:formula="of:=[.B174]-[.C174]" office:value-type="float" office:value="944799" calcext:value-type="float">
            <text:p/>
          </table:table-cell>
          <table:table-cell table:formula="of:=([.C174]*1000-[$Home.$C$11])*[$Home.$C$24]/[$Home.$F$8]" office:value-type="float" office:value="17616.0625140427" calcext:value-type="float">
            <text:p/>
          </table:table-cell>
          <table:table-cell table:formula="of:=FLOOR([.F174];1)" office:value-type="float" office:value="17616" calcext:value-type="float">
            <text:p/>
          </table:table-cell>
          <table:table-cell table:formula="of:=[.A174]/[.E174]" office:value-type="float" office:value="0.00107430257652686" calcext:value-type="float">
            <text:p/>
          </table:table-cell>
          <table:table-cell table:formula="of:=([.H174]-[.$O$8])*([$Home.$C$33]-[$Home.$C$32])/([.$O$9]-[.$O$8])+[$Home.$C$32]" office:value-type="float" office:value="150.011491080643" calcext:value-type="float">
            <text:p/>
          </table:table-cell>
          <table:table-cell table:formula="of:=FLOOR([.I174];1)" office:value-type="float" office:value="150" calcext:value-type="float">
            <text:p/>
          </table:table-cell>
          <table:table-cell table:formula="of:=CONCATENATE([.G174];&quot;,&quot;;[.J174];&quot;,&quot;;&quot;basic&quot;;&quot;,&quot;;[.D174])" office:value-type="string" office:string-value="17616,150,basic,null" calcext:value-type="string">
            <text:p>17616,150,basic,null</text:p>
          </table:table-cell>
          <table:table-cell table:formula="of:=[.H174]*[$Home.$F$30]" office:value-type="float" office:value="92.8197426119206" calcext:value-type="float">
            <text:p/>
          </table:table-cell>
          <table:table-cell table:formula="of:=[.E174]/60/60/24" office:value-type="float" office:value="10.9351736111111" calcext:value-type="float">
            <text:p/>
          </table:table-cell>
          <table:table-cell table:number-columns-repeated="2"/>
          <table:table-cell table:formula="of:=IF([.$D174]=[.P$1];1;0)" office:value-type="float" office:value="1" calcext:value-type="float">
            <text:p/>
          </table:table-cell>
          <table:table-cell table:formula="of:=IF([.$D174]=[.Q$1];1;0)" office:value-type="float" office:value="0" calcext:value-type="float">
            <text:p/>
          </table:table-cell>
          <table:table-cell table:formula="of:=IF([.$D174]=[.R$1];1;0)" office:value-type="float" office:value="0" calcext:value-type="float">
            <text:p/>
          </table:table-cell>
          <table:table-cell table:formula="of:=IF([.$D174]=[.S$1];1;0)" office:value-type="float" office:value="0" calcext:value-type="float">
            <text:p/>
          </table:table-cell>
          <table:table-cell table:formula="of:=IF([.$D174]=[.T$1];1;0)" office:value-type="float" office:value="0" calcext:value-type="float">
            <text:p/>
          </table:table-cell>
          <table:table-cell table:formula="of:=IF([.$D174]=[.U$1];1;0)" office:value-type="float" office:value="0" calcext:value-type="float">
            <text:p/>
          </table:table-cell>
          <table:table-cell table:formula="of:=IF([.$D174]=[.V$1];1;0)" office:value-type="float" office:value="0" calcext:value-type="float">
            <text:p/>
          </table:table-cell>
          <table:table-cell table:formula="of:=IF([.$D174]=[.W$1];1;0)" office:value-type="float" office:value="0" calcext:value-type="float">
            <text:p/>
          </table:table-cell>
          <table:table-cell table:formula="of:=IF([.$D174]=[.X$1];1;0)" office:value-type="float" office:value="0" calcext:value-type="float">
            <text:p/>
          </table:table-cell>
          <table:table-cell table:formula="of:=IF([.$D174]=[.Y$1];1;0)" office:value-type="float" office:value="0" calcext:value-type="float">
            <text:p/>
          </table:table-cell>
          <table:table-cell table:formula="of:=IF([.$D17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81488639" calcext:value-type="float">
            <text:p>1381488639</text:p>
          </table:table-cell>
          <table:table-cell office:value-type="float" office:value="1381273767" calcext:value-type="float">
            <text:p>1381273767</text:p>
          </table:table-cell>
          <table:table-cell office:value-type="string" calcext:value-type="string">
            <text:p>Java</text:p>
          </table:table-cell>
          <table:table-cell table:formula="of:=[.B175]-[.C175]" office:value-type="float" office:value="214872" calcext:value-type="float">
            <text:p/>
          </table:table-cell>
          <table:table-cell table:formula="of:=([.C175]*1000-[$Home.$C$11])*[$Home.$C$24]/[$Home.$F$8]" office:value-type="float" office:value="19866.1915391017" calcext:value-type="float">
            <text:p/>
          </table:table-cell>
          <table:table-cell table:formula="of:=FLOOR([.F175];1)" office:value-type="float" office:value="19866" calcext:value-type="float">
            <text:p/>
          </table:table-cell>
          <table:table-cell table:formula="of:=[.A175]/[.E175]" office:value-type="float" office:value="0.00112625190811274" calcext:value-type="float">
            <text:p/>
          </table:table-cell>
          <table:table-cell table:formula="of:=([.H175]-[.$O$8])*([$Home.$C$33]-[$Home.$C$32])/([.$O$9]-[.$O$8])+[$Home.$C$32]" office:value-type="float" office:value="150.329692975182" calcext:value-type="float">
            <text:p/>
          </table:table-cell>
          <table:table-cell table:formula="of:=FLOOR([.I175];1)" office:value-type="float" office:value="150" calcext:value-type="float">
            <text:p/>
          </table:table-cell>
          <table:table-cell table:formula="of:=CONCATENATE([.G175];&quot;,&quot;;[.J175];&quot;,&quot;;&quot;basic&quot;;&quot;,&quot;;[.D175])" office:value-type="string" office:string-value="19866,150,basic,Java" calcext:value-type="string">
            <text:p>19866,150,basic,Java</text:p>
          </table:table-cell>
          <table:table-cell table:formula="of:=[.H175]*[$Home.$F$30]" office:value-type="float" office:value="97.3081648609405" calcext:value-type="float">
            <text:p/>
          </table:table-cell>
          <table:table-cell table:formula="of:=[.E175]/60/60/24" office:value-type="float" office:value="2.48694444444444" calcext:value-type="float">
            <text:p/>
          </table:table-cell>
          <table:table-cell table:number-columns-repeated="2"/>
          <table:table-cell table:formula="of:=IF([.$D175]=[.P$1];1;0)" office:value-type="float" office:value="0" calcext:value-type="float">
            <text:p/>
          </table:table-cell>
          <table:table-cell table:formula="of:=IF([.$D175]=[.Q$1];1;0)" office:value-type="float" office:value="0" calcext:value-type="float">
            <text:p/>
          </table:table-cell>
          <table:table-cell table:formula="of:=IF([.$D175]=[.R$1];1;0)" office:value-type="float" office:value="0" calcext:value-type="float">
            <text:p/>
          </table:table-cell>
          <table:table-cell table:formula="of:=IF([.$D175]=[.S$1];1;0)" office:value-type="float" office:value="0" calcext:value-type="float">
            <text:p/>
          </table:table-cell>
          <table:table-cell table:formula="of:=IF([.$D175]=[.T$1];1;0)" office:value-type="float" office:value="0" calcext:value-type="float">
            <text:p/>
          </table:table-cell>
          <table:table-cell table:formula="of:=IF([.$D175]=[.U$1];1;0)" office:value-type="float" office:value="0" calcext:value-type="float">
            <text:p/>
          </table:table-cell>
          <table:table-cell table:formula="of:=IF([.$D175]=[.V$1];1;0)" office:value-type="float" office:value="0" calcext:value-type="float">
            <text:p/>
          </table:table-cell>
          <table:table-cell table:formula="of:=IF([.$D175]=[.W$1];1;0)" office:value-type="float" office:value="0" calcext:value-type="float">
            <text:p/>
          </table:table-cell>
          <table:table-cell table:formula="of:=IF([.$D175]=[.X$1];1;0)" office:value-type="float" office:value="0" calcext:value-type="float">
            <text:p/>
          </table:table-cell>
          <table:table-cell table:formula="of:=IF([.$D175]=[.Y$1];1;0)" office:value-type="float" office:value="1" calcext:value-type="float">
            <text:p/>
          </table:table-cell>
          <table:table-cell table:formula="of:=IF([.$D17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385049185" calcext:value-type="float">
            <text:p>1385049185</text:p>
          </table:table-cell>
          <table:table-cell office:value-type="float" office:value="1381523742" calcext:value-type="float">
            <text:p>1381523742</text:p>
          </table:table-cell>
          <table:table-cell office:value-type="string" calcext:value-type="string">
            <text:p>C++</text:p>
          </table:table-cell>
          <table:table-cell table:formula="of:=[.B176]-[.C176]" office:value-type="float" office:value="3525443" calcext:value-type="float">
            <text:p/>
          </table:table-cell>
          <table:table-cell table:formula="of:=([.C176]*1000-[$Home.$C$11])*[$Home.$C$24]/[$Home.$F$8]" office:value-type="float" office:value="19964.7865749303" calcext:value-type="float">
            <text:p/>
          </table:table-cell>
          <table:table-cell table:formula="of:=FLOOR([.F176];1)" office:value-type="float" office:value="19964" calcext:value-type="float">
            <text:p/>
          </table:table-cell>
          <table:table-cell table:formula="of:=[.A176]/[.E176]" office:value-type="float" office:value="0.00114368605590843" calcext:value-type="float">
            <text:p/>
          </table:table-cell>
          <table:table-cell table:formula="of:=([.H176]-[.$O$8])*([$Home.$C$33]-[$Home.$C$32])/([.$O$9]-[.$O$8])+[$Home.$C$32]" office:value-type="float" office:value="150.436481237685" calcext:value-type="float">
            <text:p/>
          </table:table-cell>
          <table:table-cell table:formula="of:=FLOOR([.I176];1)" office:value-type="float" office:value="150" calcext:value-type="float">
            <text:p/>
          </table:table-cell>
          <table:table-cell table:formula="of:=CONCATENATE([.G176];&quot;,&quot;;[.J176];&quot;,&quot;;&quot;basic&quot;;&quot;,&quot;;[.D176])" office:value-type="string" office:string-value="19964,150,basic,C++" calcext:value-type="string">
            <text:p>19964,150,basic,C++</text:p>
          </table:table-cell>
          <table:table-cell table:formula="of:=[.H176]*[$Home.$F$30]" office:value-type="float" office:value="98.8144752304888" calcext:value-type="float">
            <text:p/>
          </table:table-cell>
          <table:table-cell table:formula="of:=[.E176]/60/60/24" office:value-type="float" office:value="40.8037384259259" calcext:value-type="float">
            <text:p/>
          </table:table-cell>
          <table:table-cell table:number-columns-repeated="2"/>
          <table:table-cell table:formula="of:=IF([.$D176]=[.P$1];1;0)" office:value-type="float" office:value="0" calcext:value-type="float">
            <text:p/>
          </table:table-cell>
          <table:table-cell table:formula="of:=IF([.$D176]=[.Q$1];1;0)" office:value-type="float" office:value="0" calcext:value-type="float">
            <text:p/>
          </table:table-cell>
          <table:table-cell table:formula="of:=IF([.$D176]=[.R$1];1;0)" office:value-type="float" office:value="1" calcext:value-type="float">
            <text:p/>
          </table:table-cell>
          <table:table-cell table:formula="of:=IF([.$D176]=[.S$1];1;0)" office:value-type="float" office:value="0" calcext:value-type="float">
            <text:p/>
          </table:table-cell>
          <table:table-cell table:formula="of:=IF([.$D176]=[.T$1];1;0)" office:value-type="float" office:value="0" calcext:value-type="float">
            <text:p/>
          </table:table-cell>
          <table:table-cell table:formula="of:=IF([.$D176]=[.U$1];1;0)" office:value-type="float" office:value="0" calcext:value-type="float">
            <text:p/>
          </table:table-cell>
          <table:table-cell table:formula="of:=IF([.$D176]=[.V$1];1;0)" office:value-type="float" office:value="0" calcext:value-type="float">
            <text:p/>
          </table:table-cell>
          <table:table-cell table:formula="of:=IF([.$D176]=[.W$1];1;0)" office:value-type="float" office:value="0" calcext:value-type="float">
            <text:p/>
          </table:table-cell>
          <table:table-cell table:formula="of:=IF([.$D176]=[.X$1];1;0)" office:value-type="float" office:value="0" calcext:value-type="float">
            <text:p/>
          </table:table-cell>
          <table:table-cell table:formula="of:=IF([.$D176]=[.Y$1];1;0)" office:value-type="float" office:value="0" calcext:value-type="float">
            <text:p/>
          </table:table-cell>
          <table:table-cell table:formula="of:=IF([.$D17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7492" calcext:value-type="float">
            <text:p>27492</text:p>
          </table:table-cell>
          <table:table-cell office:value-type="float" office:value="1407036700" calcext:value-type="float">
            <text:p>1407036700</text:p>
          </table:table-cell>
          <table:table-cell office:value-type="float" office:value="1381523742" calcext:value-type="float">
            <text:p>1381523742</text:p>
          </table:table-cell>
          <table:table-cell office:value-type="string" calcext:value-type="string">
            <text:p>C++</text:p>
          </table:table-cell>
          <table:table-cell table:formula="of:=[.B177]-[.C177]" office:value-type="float" office:value="25512958" calcext:value-type="float">
            <text:p/>
          </table:table-cell>
          <table:table-cell table:formula="of:=([.C177]*1000-[$Home.$C$11])*[$Home.$C$24]/[$Home.$F$8]" office:value-type="float" office:value="19964.7865749303" calcext:value-type="float">
            <text:p/>
          </table:table-cell>
          <table:table-cell table:formula="of:=FLOOR([.F177];1)" office:value-type="float" office:value="19964" calcext:value-type="float">
            <text:p/>
          </table:table-cell>
          <table:table-cell table:formula="of:=[.A177]/[.E177]" office:value-type="float" office:value="0.00107757007243143" calcext:value-type="float">
            <text:p/>
          </table:table-cell>
          <table:table-cell table:formula="of:=([.H177]-[.$O$8])*([$Home.$C$33]-[$Home.$C$32])/([.$O$9]-[.$O$8])+[$Home.$C$32]" office:value-type="float" office:value="150.031505262838" calcext:value-type="float">
            <text:p/>
          </table:table-cell>
          <table:table-cell table:formula="of:=FLOOR([.I177];1)" office:value-type="float" office:value="150" calcext:value-type="float">
            <text:p/>
          </table:table-cell>
          <table:table-cell table:formula="of:=CONCATENATE([.G177];&quot;,&quot;;[.J177];&quot;,&quot;;&quot;basic&quot;;&quot;,&quot;;[.D177])" office:value-type="string" office:string-value="19964,150,basic,C++" calcext:value-type="string">
            <text:p>19964,150,basic,C++</text:p>
          </table:table-cell>
          <table:table-cell table:formula="of:=[.H177]*[$Home.$F$30]" office:value-type="float" office:value="93.1020542580755" calcext:value-type="float">
            <text:p/>
          </table:table-cell>
          <table:table-cell table:formula="of:=[.E177]/60/60/24" office:value-type="float" office:value="295.288865740741" calcext:value-type="float">
            <text:p/>
          </table:table-cell>
          <table:table-cell table:number-columns-repeated="2"/>
          <table:table-cell table:formula="of:=IF([.$D177]=[.P$1];1;0)" office:value-type="float" office:value="0" calcext:value-type="float">
            <text:p/>
          </table:table-cell>
          <table:table-cell table:formula="of:=IF([.$D177]=[.Q$1];1;0)" office:value-type="float" office:value="0" calcext:value-type="float">
            <text:p/>
          </table:table-cell>
          <table:table-cell table:formula="of:=IF([.$D177]=[.R$1];1;0)" office:value-type="float" office:value="1" calcext:value-type="float">
            <text:p/>
          </table:table-cell>
          <table:table-cell table:formula="of:=IF([.$D177]=[.S$1];1;0)" office:value-type="float" office:value="0" calcext:value-type="float">
            <text:p/>
          </table:table-cell>
          <table:table-cell table:formula="of:=IF([.$D177]=[.T$1];1;0)" office:value-type="float" office:value="0" calcext:value-type="float">
            <text:p/>
          </table:table-cell>
          <table:table-cell table:formula="of:=IF([.$D177]=[.U$1];1;0)" office:value-type="float" office:value="0" calcext:value-type="float">
            <text:p/>
          </table:table-cell>
          <table:table-cell table:formula="of:=IF([.$D177]=[.V$1];1;0)" office:value-type="float" office:value="0" calcext:value-type="float">
            <text:p/>
          </table:table-cell>
          <table:table-cell table:formula="of:=IF([.$D177]=[.W$1];1;0)" office:value-type="float" office:value="0" calcext:value-type="float">
            <text:p/>
          </table:table-cell>
          <table:table-cell table:formula="of:=IF([.$D177]=[.X$1];1;0)" office:value-type="float" office:value="0" calcext:value-type="float">
            <text:p/>
          </table:table-cell>
          <table:table-cell table:formula="of:=IF([.$D177]=[.Y$1];1;0)" office:value-type="float" office:value="0" calcext:value-type="float">
            <text:p/>
          </table:table-cell>
          <table:table-cell table:formula="of:=IF([.$D17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85641659" calcext:value-type="float">
            <text:p>1385641659</text:p>
          </table:table-cell>
          <table:table-cell office:value-type="float" office:value="1385392396" calcext:value-type="float">
            <text:p>1385392396</text:p>
          </table:table-cell>
          <table:table-cell office:value-type="string" calcext:value-type="string">
            <text:p>Java</text:p>
          </table:table-cell>
          <table:table-cell table:formula="of:=[.B178]-[.C178]" office:value-type="float" office:value="249263" calcext:value-type="float">
            <text:p/>
          </table:table-cell>
          <table:table-cell table:formula="of:=([.C178]*1000-[$Home.$C$11])*[$Home.$C$24]/[$Home.$F$8]" office:value-type="float" office:value="21490.6594811751" calcext:value-type="float">
            <text:p/>
          </table:table-cell>
          <table:table-cell table:formula="of:=FLOOR([.F178];1)" office:value-type="float" office:value="21490" calcext:value-type="float">
            <text:p/>
          </table:table-cell>
          <table:table-cell table:formula="of:=[.A178]/[.E178]" office:value-type="float" office:value="0.00111528786863674" calcext:value-type="float">
            <text:p/>
          </table:table-cell>
          <table:table-cell table:formula="of:=([.H178]-[.$O$8])*([$Home.$C$33]-[$Home.$C$32])/([.$O$9]-[.$O$8])+[$Home.$C$32]" office:value-type="float" office:value="150.262535650409" calcext:value-type="float">
            <text:p/>
          </table:table-cell>
          <table:table-cell table:formula="of:=FLOOR([.I178];1)" office:value-type="float" office:value="150" calcext:value-type="float">
            <text:p/>
          </table:table-cell>
          <table:table-cell table:formula="of:=CONCATENATE([.G178];&quot;,&quot;;[.J178];&quot;,&quot;;&quot;basic&quot;;&quot;,&quot;;[.D178])" office:value-type="string" office:string-value="21490,150,basic,Java" calcext:value-type="string">
            <text:p>21490,150,basic,Java</text:p>
          </table:table-cell>
          <table:table-cell table:formula="of:=[.H178]*[$Home.$F$30]" office:value-type="float" office:value="96.3608718502144" calcext:value-type="float">
            <text:p/>
          </table:table-cell>
          <table:table-cell table:formula="of:=[.E178]/60/60/24" office:value-type="float" office:value="2.88498842592593" calcext:value-type="float">
            <text:p/>
          </table:table-cell>
          <table:table-cell table:number-columns-repeated="2"/>
          <table:table-cell table:formula="of:=IF([.$D178]=[.P$1];1;0)" office:value-type="float" office:value="0" calcext:value-type="float">
            <text:p/>
          </table:table-cell>
          <table:table-cell table:formula="of:=IF([.$D178]=[.Q$1];1;0)" office:value-type="float" office:value="0" calcext:value-type="float">
            <text:p/>
          </table:table-cell>
          <table:table-cell table:formula="of:=IF([.$D178]=[.R$1];1;0)" office:value-type="float" office:value="0" calcext:value-type="float">
            <text:p/>
          </table:table-cell>
          <table:table-cell table:formula="of:=IF([.$D178]=[.S$1];1;0)" office:value-type="float" office:value="0" calcext:value-type="float">
            <text:p/>
          </table:table-cell>
          <table:table-cell table:formula="of:=IF([.$D178]=[.T$1];1;0)" office:value-type="float" office:value="0" calcext:value-type="float">
            <text:p/>
          </table:table-cell>
          <table:table-cell table:formula="of:=IF([.$D178]=[.U$1];1;0)" office:value-type="float" office:value="0" calcext:value-type="float">
            <text:p/>
          </table:table-cell>
          <table:table-cell table:formula="of:=IF([.$D178]=[.V$1];1;0)" office:value-type="float" office:value="0" calcext:value-type="float">
            <text:p/>
          </table:table-cell>
          <table:table-cell table:formula="of:=IF([.$D178]=[.W$1];1;0)" office:value-type="float" office:value="0" calcext:value-type="float">
            <text:p/>
          </table:table-cell>
          <table:table-cell table:formula="of:=IF([.$D178]=[.X$1];1;0)" office:value-type="float" office:value="0" calcext:value-type="float">
            <text:p/>
          </table:table-cell>
          <table:table-cell table:formula="of:=IF([.$D178]=[.Y$1];1;0)" office:value-type="float" office:value="1" calcext:value-type="float">
            <text:p/>
          </table:table-cell>
          <table:table-cell table:formula="of:=IF([.$D17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88118522" calcext:value-type="float">
            <text:p>1388118522</text:p>
          </table:table-cell>
          <table:table-cell office:value-type="float" office:value="1387933776" calcext:value-type="float">
            <text:p>1387933776</text:p>
          </table:table-cell>
          <table:table-cell office:value-type="string" calcext:value-type="string">
            <text:p>PHP</text:p>
          </table:table-cell>
          <table:table-cell table:formula="of:=[.B179]-[.C179]" office:value-type="float" office:value="184746" calcext:value-type="float">
            <text:p/>
          </table:table-cell>
          <table:table-cell table:formula="of:=([.C179]*1000-[$Home.$C$11])*[$Home.$C$24]/[$Home.$F$8]" office:value-type="float" office:value="22493.0295267962" calcext:value-type="float">
            <text:p/>
          </table:table-cell>
          <table:table-cell table:formula="of:=FLOOR([.F179];1)" office:value-type="float" office:value="22493" calcext:value-type="float">
            <text:p/>
          </table:table-cell>
          <table:table-cell table:formula="of:=[.A179]/[.E179]" office:value-type="float" office:value="0.00111504443939246" calcext:value-type="float">
            <text:p/>
          </table:table-cell>
          <table:table-cell table:formula="of:=([.H179]-[.$O$8])*([$Home.$C$33]-[$Home.$C$32])/([.$O$9]-[.$O$8])+[$Home.$C$32]" office:value-type="float" office:value="150.261044588939" calcext:value-type="float">
            <text:p/>
          </table:table-cell>
          <table:table-cell table:formula="of:=FLOOR([.I179];1)" office:value-type="float" office:value="150" calcext:value-type="float">
            <text:p/>
          </table:table-cell>
          <table:table-cell table:formula="of:=CONCATENATE([.G179];&quot;,&quot;;[.J179];&quot;,&quot;;&quot;basic&quot;;&quot;,&quot;;[.D179])" office:value-type="string" office:string-value="22493,150,basic,PHP" calcext:value-type="string">
            <text:p>22493,150,basic,PHP</text:p>
          </table:table-cell>
          <table:table-cell table:formula="of:=[.H179]*[$Home.$F$30]" office:value-type="float" office:value="96.3398395635088" calcext:value-type="float">
            <text:p/>
          </table:table-cell>
          <table:table-cell table:formula="of:=[.E179]/60/60/24" office:value-type="float" office:value="2.13826388888889" calcext:value-type="float">
            <text:p/>
          </table:table-cell>
          <table:table-cell table:number-columns-repeated="2"/>
          <table:table-cell table:formula="of:=IF([.$D179]=[.P$1];1;0)" office:value-type="float" office:value="0" calcext:value-type="float">
            <text:p/>
          </table:table-cell>
          <table:table-cell table:formula="of:=IF([.$D179]=[.Q$1];1;0)" office:value-type="float" office:value="0" calcext:value-type="float">
            <text:p/>
          </table:table-cell>
          <table:table-cell table:formula="of:=IF([.$D179]=[.R$1];1;0)" office:value-type="float" office:value="0" calcext:value-type="float">
            <text:p/>
          </table:table-cell>
          <table:table-cell table:formula="of:=IF([.$D179]=[.S$1];1;0)" office:value-type="float" office:value="0" calcext:value-type="float">
            <text:p/>
          </table:table-cell>
          <table:table-cell table:formula="of:=IF([.$D179]=[.T$1];1;0)" office:value-type="float" office:value="0" calcext:value-type="float">
            <text:p/>
          </table:table-cell>
          <table:table-cell table:formula="of:=IF([.$D179]=[.U$1];1;0)" office:value-type="float" office:value="1" calcext:value-type="float">
            <text:p/>
          </table:table-cell>
          <table:table-cell table:formula="of:=IF([.$D179]=[.V$1];1;0)" office:value-type="float" office:value="0" calcext:value-type="float">
            <text:p/>
          </table:table-cell>
          <table:table-cell table:formula="of:=IF([.$D179]=[.W$1];1;0)" office:value-type="float" office:value="0" calcext:value-type="float">
            <text:p/>
          </table:table-cell>
          <table:table-cell table:formula="of:=IF([.$D179]=[.X$1];1;0)" office:value-type="float" office:value="0" calcext:value-type="float">
            <text:p/>
          </table:table-cell>
          <table:table-cell table:formula="of:=IF([.$D179]=[.Y$1];1;0)" office:value-type="float" office:value="0" calcext:value-type="float">
            <text:p/>
          </table:table-cell>
          <table:table-cell table:formula="of:=IF([.$D17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float" office:value="1401009475" calcext:value-type="float">
            <text:p>1401009475</text:p>
          </table:table-cell>
          <table:table-cell office:value-type="float" office:value="1388142378" calcext:value-type="float">
            <text:p>1388142378</text:p>
          </table:table-cell>
          <table:table-cell office:value-type="string" calcext:value-type="string">
            <text:p>Ruby</text:p>
          </table:table-cell>
          <table:table-cell table:formula="of:=[.B180]-[.C180]" office:value-type="float" office:value="12867097" calcext:value-type="float">
            <text:p/>
          </table:table-cell>
          <table:table-cell table:formula="of:=([.C180]*1000-[$Home.$C$11])*[$Home.$C$24]/[$Home.$F$8]" office:value-type="float" office:value="22575.3062411234" calcext:value-type="float">
            <text:p/>
          </table:table-cell>
          <table:table-cell table:formula="of:=FLOOR([.F180];1)" office:value-type="float" office:value="22575" calcext:value-type="float">
            <text:p/>
          </table:table-cell>
          <table:table-cell table:formula="of:=[.A180]/[.E180]" office:value-type="float" office:value="0.00109651773045622" calcext:value-type="float">
            <text:p/>
          </table:table-cell>
          <table:table-cell table:formula="of:=([.H180]-[.$O$8])*([$Home.$C$33]-[$Home.$C$32])/([.$O$9]-[.$O$8])+[$Home.$C$32]" office:value-type="float" office:value="150.147564132057" calcext:value-type="float">
            <text:p/>
          </table:table-cell>
          <table:table-cell table:formula="of:=FLOOR([.I180];1)" office:value-type="float" office:value="150" calcext:value-type="float">
            <text:p/>
          </table:table-cell>
          <table:table-cell table:formula="of:=CONCATENATE([.G180];&quot;,&quot;;[.J180];&quot;,&quot;;&quot;basic&quot;;&quot;,&quot;;[.D180])" office:value-type="string" office:string-value="22575,150,basic,Ruby" calcext:value-type="string">
            <text:p>22575,150,basic,Ruby</text:p>
          </table:table-cell>
          <table:table-cell table:formula="of:=[.H180]*[$Home.$F$30]" office:value-type="float" office:value="94.7391319114172" calcext:value-type="float">
            <text:p/>
          </table:table-cell>
          <table:table-cell table:formula="of:=[.E180]/60/60/24" office:value-type="float" office:value="148.924733796296" calcext:value-type="float">
            <text:p/>
          </table:table-cell>
          <table:table-cell table:number-columns-repeated="2"/>
          <table:table-cell table:formula="of:=IF([.$D180]=[.P$1];1;0)" office:value-type="float" office:value="0" calcext:value-type="float">
            <text:p/>
          </table:table-cell>
          <table:table-cell table:formula="of:=IF([.$D180]=[.Q$1];1;0)" office:value-type="float" office:value="0" calcext:value-type="float">
            <text:p/>
          </table:table-cell>
          <table:table-cell table:formula="of:=IF([.$D180]=[.R$1];1;0)" office:value-type="float" office:value="0" calcext:value-type="float">
            <text:p/>
          </table:table-cell>
          <table:table-cell table:formula="of:=IF([.$D180]=[.S$1];1;0)" office:value-type="float" office:value="0" calcext:value-type="float">
            <text:p/>
          </table:table-cell>
          <table:table-cell table:formula="of:=IF([.$D180]=[.T$1];1;0)" office:value-type="float" office:value="0" calcext:value-type="float">
            <text:p/>
          </table:table-cell>
          <table:table-cell table:formula="of:=IF([.$D180]=[.U$1];1;0)" office:value-type="float" office:value="0" calcext:value-type="float">
            <text:p/>
          </table:table-cell>
          <table:table-cell table:formula="of:=IF([.$D180]=[.V$1];1;0)" office:value-type="float" office:value="0" calcext:value-type="float">
            <text:p/>
          </table:table-cell>
          <table:table-cell table:formula="of:=IF([.$D180]=[.W$1];1;0)" office:value-type="float" office:value="0" calcext:value-type="float">
            <text:p/>
          </table:table-cell>
          <table:table-cell table:formula="of:=IF([.$D180]=[.X$1];1;0)" office:value-type="float" office:value="1" calcext:value-type="float">
            <text:p/>
          </table:table-cell>
          <table:table-cell table:formula="of:=IF([.$D180]=[.Y$1];1;0)" office:value-type="float" office:value="0" calcext:value-type="float">
            <text:p/>
          </table:table-cell>
          <table:table-cell table:formula="of:=IF([.$D18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390826298" calcext:value-type="float">
            <text:p>1390826298</text:p>
          </table:table-cell>
          <table:table-cell office:value-type="float" office:value="1389102971" calcext:value-type="float">
            <text:p>1389102971</text:p>
          </table:table-cell>
          <table:table-cell office:value-type="string" calcext:value-type="string">
            <text:p>PHP</text:p>
          </table:table-cell>
          <table:table-cell table:formula="of:=[.B181]-[.C181]" office:value-type="float" office:value="1723327" calcext:value-type="float">
            <text:p/>
          </table:table-cell>
          <table:table-cell table:formula="of:=([.C181]*1000-[$Home.$C$11])*[$Home.$C$24]/[$Home.$F$8]" office:value-type="float" office:value="22954.1829337995" calcext:value-type="float">
            <text:p/>
          </table:table-cell>
          <table:table-cell table:formula="of:=FLOOR([.F181];1)" office:value-type="float" office:value="22954" calcext:value-type="float">
            <text:p/>
          </table:table-cell>
          <table:table-cell table:formula="of:=[.A181]/[.E181]" office:value-type="float" office:value="0.00123249969390603" calcext:value-type="float">
            <text:p/>
          </table:table-cell>
          <table:table-cell table:formula="of:=([.H181]-[.$O$8])*([$Home.$C$33]-[$Home.$C$32])/([.$O$9]-[.$O$8])+[$Home.$C$32]" office:value-type="float" office:value="150.980485693737" calcext:value-type="float">
            <text:p/>
          </table:table-cell>
          <table:table-cell table:formula="of:=FLOOR([.I181];1)" office:value-type="float" office:value="150" calcext:value-type="float">
            <text:p/>
          </table:table-cell>
          <table:table-cell table:formula="of:=CONCATENATE([.G181];&quot;,&quot;;[.J181];&quot;,&quot;;&quot;basic&quot;;&quot;,&quot;;[.D181])" office:value-type="string" office:string-value="22954,150,basic,PHP" calcext:value-type="string">
            <text:p>22954,150,basic,PHP</text:p>
          </table:table-cell>
          <table:table-cell table:formula="of:=[.H181]*[$Home.$F$30]" office:value-type="float" office:value="106.487973553481" calcext:value-type="float">
            <text:p/>
          </table:table-cell>
          <table:table-cell table:formula="of:=[.E181]/60/60/24" office:value-type="float" office:value="19.9459143518519" calcext:value-type="float">
            <text:p/>
          </table:table-cell>
          <table:table-cell table:number-columns-repeated="2"/>
          <table:table-cell table:formula="of:=IF([.$D181]=[.P$1];1;0)" office:value-type="float" office:value="0" calcext:value-type="float">
            <text:p/>
          </table:table-cell>
          <table:table-cell table:formula="of:=IF([.$D181]=[.Q$1];1;0)" office:value-type="float" office:value="0" calcext:value-type="float">
            <text:p/>
          </table:table-cell>
          <table:table-cell table:formula="of:=IF([.$D181]=[.R$1];1;0)" office:value-type="float" office:value="0" calcext:value-type="float">
            <text:p/>
          </table:table-cell>
          <table:table-cell table:formula="of:=IF([.$D181]=[.S$1];1;0)" office:value-type="float" office:value="0" calcext:value-type="float">
            <text:p/>
          </table:table-cell>
          <table:table-cell table:formula="of:=IF([.$D181]=[.T$1];1;0)" office:value-type="float" office:value="0" calcext:value-type="float">
            <text:p/>
          </table:table-cell>
          <table:table-cell table:formula="of:=IF([.$D181]=[.U$1];1;0)" office:value-type="float" office:value="1" calcext:value-type="float">
            <text:p/>
          </table:table-cell>
          <table:table-cell table:formula="of:=IF([.$D181]=[.V$1];1;0)" office:value-type="float" office:value="0" calcext:value-type="float">
            <text:p/>
          </table:table-cell>
          <table:table-cell table:formula="of:=IF([.$D181]=[.W$1];1;0)" office:value-type="float" office:value="0" calcext:value-type="float">
            <text:p/>
          </table:table-cell>
          <table:table-cell table:formula="of:=IF([.$D181]=[.X$1];1;0)" office:value-type="float" office:value="0" calcext:value-type="float">
            <text:p/>
          </table:table-cell>
          <table:table-cell table:formula="of:=IF([.$D181]=[.Y$1];1;0)" office:value-type="float" office:value="0" calcext:value-type="float">
            <text:p/>
          </table:table-cell>
          <table:table-cell table:formula="of:=IF([.$D181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90084849" calcext:value-type="float">
            <text:p>1390084849</text:p>
          </table:table-cell>
          <table:table-cell office:value-type="float" office:value="1389911180" calcext:value-type="float">
            <text:p>1389911180</text:p>
          </table:table-cell>
          <table:table-cell office:value-type="string" calcext:value-type="string">
            <text:p>null</text:p>
          </table:table-cell>
          <table:table-cell table:formula="of:=[.B182]-[.C182]" office:value-type="float" office:value="173669" calcext:value-type="float">
            <text:p/>
          </table:table-cell>
          <table:table-cell table:formula="of:=([.C182]*1000-[$Home.$C$11])*[$Home.$C$24]/[$Home.$F$8]" office:value-type="float" office:value="23272.9563923934" calcext:value-type="float">
            <text:p/>
          </table:table-cell>
          <table:table-cell table:formula="of:=FLOOR([.F182];1)" office:value-type="float" office:value="23272" calcext:value-type="float">
            <text:p/>
          </table:table-cell>
          <table:table-cell table:formula="of:=[.A182]/[.E182]" office:value-type="float" office:value="0.00112858368505605" calcext:value-type="float">
            <text:p/>
          </table:table-cell>
          <table:table-cell table:formula="of:=([.H182]-[.$O$8])*([$Home.$C$33]-[$Home.$C$32])/([.$O$9]-[.$O$8])+[$Home.$C$32]" office:value-type="float" office:value="150.343975658295" calcext:value-type="float">
            <text:p/>
          </table:table-cell>
          <table:table-cell table:formula="of:=FLOOR([.I182];1)" office:value-type="float" office:value="150" calcext:value-type="float">
            <text:p/>
          </table:table-cell>
          <table:table-cell table:formula="of:=CONCATENATE([.G182];&quot;,&quot;;[.J182];&quot;,&quot;;&quot;basic&quot;;&quot;,&quot;;[.D182])" office:value-type="string" office:string-value="23272,150,basic,null" calcext:value-type="string">
            <text:p>23272,150,basic,null</text:p>
          </table:table-cell>
          <table:table-cell table:formula="of:=[.H182]*[$Home.$F$30]" office:value-type="float" office:value="97.5096303888432" calcext:value-type="float">
            <text:p/>
          </table:table-cell>
          <table:table-cell table:formula="of:=[.E182]/60/60/24" office:value-type="float" office:value="2.01005787037037" calcext:value-type="float">
            <text:p/>
          </table:table-cell>
          <table:table-cell table:number-columns-repeated="2"/>
          <table:table-cell table:formula="of:=IF([.$D182]=[.P$1];1;0)" office:value-type="float" office:value="1" calcext:value-type="float">
            <text:p/>
          </table:table-cell>
          <table:table-cell table:formula="of:=IF([.$D182]=[.Q$1];1;0)" office:value-type="float" office:value="0" calcext:value-type="float">
            <text:p/>
          </table:table-cell>
          <table:table-cell table:formula="of:=IF([.$D182]=[.R$1];1;0)" office:value-type="float" office:value="0" calcext:value-type="float">
            <text:p/>
          </table:table-cell>
          <table:table-cell table:formula="of:=IF([.$D182]=[.S$1];1;0)" office:value-type="float" office:value="0" calcext:value-type="float">
            <text:p/>
          </table:table-cell>
          <table:table-cell table:formula="of:=IF([.$D182]=[.T$1];1;0)" office:value-type="float" office:value="0" calcext:value-type="float">
            <text:p/>
          </table:table-cell>
          <table:table-cell table:formula="of:=IF([.$D182]=[.U$1];1;0)" office:value-type="float" office:value="0" calcext:value-type="float">
            <text:p/>
          </table:table-cell>
          <table:table-cell table:formula="of:=IF([.$D182]=[.V$1];1;0)" office:value-type="float" office:value="0" calcext:value-type="float">
            <text:p/>
          </table:table-cell>
          <table:table-cell table:formula="of:=IF([.$D182]=[.W$1];1;0)" office:value-type="float" office:value="0" calcext:value-type="float">
            <text:p/>
          </table:table-cell>
          <table:table-cell table:formula="of:=IF([.$D182]=[.X$1];1;0)" office:value-type="float" office:value="0" calcext:value-type="float">
            <text:p/>
          </table:table-cell>
          <table:table-cell table:formula="of:=IF([.$D182]=[.Y$1];1;0)" office:value-type="float" office:value="0" calcext:value-type="float">
            <text:p/>
          </table:table-cell>
          <table:table-cell table:formula="of:=IF([.$D182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91562004" calcext:value-type="float">
            <text:p>1391562004</text:p>
          </table:table-cell>
          <table:table-cell office:value-type="float" office:value="1391324818" calcext:value-type="float">
            <text:p>1391324818</text:p>
          </table:table-cell>
          <table:table-cell office:value-type="string" calcext:value-type="string">
            <text:p>JavaScript</text:p>
          </table:table-cell>
          <table:table-cell table:formula="of:=[.B183]-[.C183]" office:value-type="float" office:value="237186" calcext:value-type="float">
            <text:p/>
          </table:table-cell>
          <table:table-cell table:formula="of:=([.C183]*1000-[$Home.$C$11])*[$Home.$C$24]/[$Home.$F$8]" office:value-type="float" office:value="23830.5229060796" calcext:value-type="float">
            <text:p/>
          </table:table-cell>
          <table:table-cell table:formula="of:=FLOOR([.F183];1)" office:value-type="float" office:value="23830" calcext:value-type="float">
            <text:p/>
          </table:table-cell>
          <table:table-cell table:formula="of:=[.A183]/[.E183]" office:value-type="float" office:value="0.00115942762220367" calcext:value-type="float">
            <text:p/>
          </table:table-cell>
          <table:table-cell table:formula="of:=([.H183]-[.$O$8])*([$Home.$C$33]-[$Home.$C$32])/([.$O$9]-[.$O$8])+[$Home.$C$32]" office:value-type="float" office:value="150.532902039748" calcext:value-type="float">
            <text:p/>
          </table:table-cell>
          <table:table-cell table:formula="of:=FLOOR([.I183];1)" office:value-type="float" office:value="150" calcext:value-type="float">
            <text:p/>
          </table:table-cell>
          <table:table-cell table:formula="of:=CONCATENATE([.G183];&quot;,&quot;;[.J183];&quot;,&quot;;&quot;basic&quot;;&quot;,&quot;;[.D183])" office:value-type="string" office:string-value="23830,150,basic,JavaScript" calcext:value-type="string">
            <text:p>23830,150,basic,JavaScript</text:p>
          </table:table-cell>
          <table:table-cell table:formula="of:=[.H183]*[$Home.$F$30]" office:value-type="float" office:value="100.174546558397" calcext:value-type="float">
            <text:p/>
          </table:table-cell>
          <table:table-cell table:formula="of:=[.E183]/60/60/24" office:value-type="float" office:value="2.74520833333333" calcext:value-type="float">
            <text:p/>
          </table:table-cell>
          <table:table-cell table:number-columns-repeated="2"/>
          <table:table-cell table:formula="of:=IF([.$D183]=[.P$1];1;0)" office:value-type="float" office:value="0" calcext:value-type="float">
            <text:p/>
          </table:table-cell>
          <table:table-cell table:formula="of:=IF([.$D183]=[.Q$1];1;0)" office:value-type="float" office:value="1" calcext:value-type="float">
            <text:p/>
          </table:table-cell>
          <table:table-cell table:formula="of:=IF([.$D183]=[.R$1];1;0)" office:value-type="float" office:value="0" calcext:value-type="float">
            <text:p/>
          </table:table-cell>
          <table:table-cell table:formula="of:=IF([.$D183]=[.S$1];1;0)" office:value-type="float" office:value="0" calcext:value-type="float">
            <text:p/>
          </table:table-cell>
          <table:table-cell table:formula="of:=IF([.$D183]=[.T$1];1;0)" office:value-type="float" office:value="0" calcext:value-type="float">
            <text:p/>
          </table:table-cell>
          <table:table-cell table:formula="of:=IF([.$D183]=[.U$1];1;0)" office:value-type="float" office:value="0" calcext:value-type="float">
            <text:p/>
          </table:table-cell>
          <table:table-cell table:formula="of:=IF([.$D183]=[.V$1];1;0)" office:value-type="float" office:value="0" calcext:value-type="float">
            <text:p/>
          </table:table-cell>
          <table:table-cell table:formula="of:=IF([.$D183]=[.W$1];1;0)" office:value-type="float" office:value="0" calcext:value-type="float">
            <text:p/>
          </table:table-cell>
          <table:table-cell table:formula="of:=IF([.$D183]=[.X$1];1;0)" office:value-type="float" office:value="0" calcext:value-type="float">
            <text:p/>
          </table:table-cell>
          <table:table-cell table:formula="of:=IF([.$D183]=[.Y$1];1;0)" office:value-type="float" office:value="0" calcext:value-type="float">
            <text:p/>
          </table:table-cell>
          <table:table-cell table:formula="of:=IF([.$D183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95004304" calcext:value-type="float">
            <text:p>1395004304</text:p>
          </table:table-cell>
          <table:table-cell office:value-type="float" office:value="1394820262" calcext:value-type="float">
            <text:p>1394820262</text:p>
          </table:table-cell>
          <table:table-cell office:value-type="string" calcext:value-type="string">
            <text:p>null</text:p>
          </table:table-cell>
          <table:table-cell table:formula="of:=[.B184]-[.C184]" office:value-type="float" office:value="184042" calcext:value-type="float">
            <text:p/>
          </table:table-cell>
          <table:table-cell table:formula="of:=([.C184]*1000-[$Home.$C$11])*[$Home.$C$24]/[$Home.$F$8]" office:value-type="float" office:value="25209.1944789046" calcext:value-type="float">
            <text:p/>
          </table:table-cell>
          <table:table-cell table:formula="of:=FLOOR([.F184];1)" office:value-type="float" office:value="25209" calcext:value-type="float">
            <text:p/>
          </table:table-cell>
          <table:table-cell table:formula="of:=[.A184]/[.E184]" office:value-type="float" office:value="0.00116277806152943" calcext:value-type="float">
            <text:p/>
          </table:table-cell>
          <table:table-cell table:formula="of:=([.H184]-[.$O$8])*([$Home.$C$33]-[$Home.$C$32])/([.$O$9]-[.$O$8])+[$Home.$C$32]" office:value-type="float" office:value="150.553424269937" calcext:value-type="float">
            <text:p/>
          </table:table-cell>
          <table:table-cell table:formula="of:=FLOOR([.I184];1)" office:value-type="float" office:value="150" calcext:value-type="float">
            <text:p/>
          </table:table-cell>
          <table:table-cell table:formula="of:=CONCATENATE([.G184];&quot;,&quot;;[.J184];&quot;,&quot;;&quot;basic&quot;;&quot;,&quot;;[.D184])" office:value-type="string" office:string-value="25209,150,basic,null" calcext:value-type="string">
            <text:p>25209,150,basic,null</text:p>
          </table:table-cell>
          <table:table-cell table:formula="of:=[.H184]*[$Home.$F$30]" office:value-type="float" office:value="100.464024516143" calcext:value-type="float">
            <text:p/>
          </table:table-cell>
          <table:table-cell table:formula="of:=[.E184]/60/60/24" office:value-type="float" office:value="2.13011574074074" calcext:value-type="float">
            <text:p/>
          </table:table-cell>
          <table:table-cell table:number-columns-repeated="2"/>
          <table:table-cell table:formula="of:=IF([.$D184]=[.P$1];1;0)" office:value-type="float" office:value="1" calcext:value-type="float">
            <text:p/>
          </table:table-cell>
          <table:table-cell table:formula="of:=IF([.$D184]=[.Q$1];1;0)" office:value-type="float" office:value="0" calcext:value-type="float">
            <text:p/>
          </table:table-cell>
          <table:table-cell table:formula="of:=IF([.$D184]=[.R$1];1;0)" office:value-type="float" office:value="0" calcext:value-type="float">
            <text:p/>
          </table:table-cell>
          <table:table-cell table:formula="of:=IF([.$D184]=[.S$1];1;0)" office:value-type="float" office:value="0" calcext:value-type="float">
            <text:p/>
          </table:table-cell>
          <table:table-cell table:formula="of:=IF([.$D184]=[.T$1];1;0)" office:value-type="float" office:value="0" calcext:value-type="float">
            <text:p/>
          </table:table-cell>
          <table:table-cell table:formula="of:=IF([.$D184]=[.U$1];1;0)" office:value-type="float" office:value="0" calcext:value-type="float">
            <text:p/>
          </table:table-cell>
          <table:table-cell table:formula="of:=IF([.$D184]=[.V$1];1;0)" office:value-type="float" office:value="0" calcext:value-type="float">
            <text:p/>
          </table:table-cell>
          <table:table-cell table:formula="of:=IF([.$D184]=[.W$1];1;0)" office:value-type="float" office:value="0" calcext:value-type="float">
            <text:p/>
          </table:table-cell>
          <table:table-cell table:formula="of:=IF([.$D184]=[.X$1];1;0)" office:value-type="float" office:value="0" calcext:value-type="float">
            <text:p/>
          </table:table-cell>
          <table:table-cell table:formula="of:=IF([.$D184]=[.Y$1];1;0)" office:value-type="float" office:value="0" calcext:value-type="float">
            <text:p/>
          </table:table-cell>
          <table:table-cell table:formula="of:=IF([.$D184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97157914" calcext:value-type="float">
            <text:p>1397157914</text:p>
          </table:table-cell>
          <table:table-cell office:value-type="float" office:value="1396958188" calcext:value-type="float">
            <text:p>1396958188</text:p>
          </table:table-cell>
          <table:table-cell office:value-type="string" calcext:value-type="string">
            <text:p>Python</text:p>
          </table:table-cell>
          <table:table-cell table:formula="of:=[.B185]-[.C185]" office:value-type="float" office:value="199726" calcext:value-type="float">
            <text:p/>
          </table:table-cell>
          <table:table-cell table:formula="of:=([.C185]*1000-[$Home.$C$11])*[$Home.$C$24]/[$Home.$F$8]" office:value-type="float" office:value="26052.434365169" calcext:value-type="float">
            <text:p/>
          </table:table-cell>
          <table:table-cell table:formula="of:=FLOOR([.F185];1)" office:value-type="float" office:value="26052" calcext:value-type="float">
            <text:p/>
          </table:table-cell>
          <table:table-cell table:formula="of:=[.A185]/[.E185]" office:value-type="float" office:value="0.00111652964561449" calcext:value-type="float">
            <text:p/>
          </table:table-cell>
          <table:table-cell table:formula="of:=([.H185]-[.$O$8])*([$Home.$C$33]-[$Home.$C$32])/([.$O$9]-[.$O$8])+[$Home.$C$32]" office:value-type="float" office:value="150.270141826944" calcext:value-type="float">
            <text:p/>
          </table:table-cell>
          <table:table-cell table:formula="of:=FLOOR([.I185];1)" office:value-type="float" office:value="150" calcext:value-type="float">
            <text:p/>
          </table:table-cell>
          <table:table-cell table:formula="of:=CONCATENATE([.G185];&quot;,&quot;;[.J185];&quot;,&quot;;&quot;basic&quot;;&quot;,&quot;;[.D185])" office:value-type="string" office:string-value="26052,150,basic,Python" calcext:value-type="string">
            <text:p>26052,150,basic,Python</text:p>
          </table:table-cell>
          <table:table-cell table:formula="of:=[.H185]*[$Home.$F$30]" office:value-type="float" office:value="96.4681613810921" calcext:value-type="float">
            <text:p/>
          </table:table-cell>
          <table:table-cell table:formula="of:=[.E185]/60/60/24" office:value-type="float" office:value="2.31164351851852" calcext:value-type="float">
            <text:p/>
          </table:table-cell>
          <table:table-cell table:number-columns-repeated="2"/>
          <table:table-cell table:formula="of:=IF([.$D185]=[.P$1];1;0)" office:value-type="float" office:value="0" calcext:value-type="float">
            <text:p/>
          </table:table-cell>
          <table:table-cell table:formula="of:=IF([.$D185]=[.Q$1];1;0)" office:value-type="float" office:value="0" calcext:value-type="float">
            <text:p/>
          </table:table-cell>
          <table:table-cell table:formula="of:=IF([.$D185]=[.R$1];1;0)" office:value-type="float" office:value="0" calcext:value-type="float">
            <text:p/>
          </table:table-cell>
          <table:table-cell table:formula="of:=IF([.$D185]=[.S$1];1;0)" office:value-type="float" office:value="0" calcext:value-type="float">
            <text:p/>
          </table:table-cell>
          <table:table-cell table:formula="of:=IF([.$D185]=[.T$1];1;0)" office:value-type="float" office:value="0" calcext:value-type="float">
            <text:p/>
          </table:table-cell>
          <table:table-cell table:formula="of:=IF([.$D185]=[.U$1];1;0)" office:value-type="float" office:value="0" calcext:value-type="float">
            <text:p/>
          </table:table-cell>
          <table:table-cell table:formula="of:=IF([.$D185]=[.V$1];1;0)" office:value-type="float" office:value="1" calcext:value-type="float">
            <text:p/>
          </table:table-cell>
          <table:table-cell table:formula="of:=IF([.$D185]=[.W$1];1;0)" office:value-type="float" office:value="0" calcext:value-type="float">
            <text:p/>
          </table:table-cell>
          <table:table-cell table:formula="of:=IF([.$D185]=[.X$1];1;0)" office:value-type="float" office:value="0" calcext:value-type="float">
            <text:p/>
          </table:table-cell>
          <table:table-cell table:formula="of:=IF([.$D185]=[.Y$1];1;0)" office:value-type="float" office:value="0" calcext:value-type="float">
            <text:p/>
          </table:table-cell>
          <table:table-cell table:formula="of:=IF([.$D185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1402159492" calcext:value-type="float">
            <text:p>1402159492</text:p>
          </table:table-cell>
          <table:table-cell office:value-type="float" office:value="1397898097" calcext:value-type="float">
            <text:p>1397898097</text:p>
          </table:table-cell>
          <table:table-cell office:value-type="string" calcext:value-type="string">
            <text:p>CSS</text:p>
          </table:table-cell>
          <table:table-cell table:formula="of:=[.B186]-[.C186]" office:value-type="float" office:value="4261395" calcext:value-type="float">
            <text:p/>
          </table:table-cell>
          <table:table-cell table:formula="of:=([.C186]*1000-[$Home.$C$11])*[$Home.$C$24]/[$Home.$F$8]" office:value-type="float" office:value="26423.1528831434" calcext:value-type="float">
            <text:p/>
          </table:table-cell>
          <table:table-cell table:formula="of:=FLOOR([.F186];1)" office:value-type="float" office:value="26423" calcext:value-type="float">
            <text:p/>
          </table:table-cell>
          <table:table-cell table:formula="of:=[.A186]/[.E186]" office:value-type="float" office:value="0.00119467920716104" calcext:value-type="float">
            <text:p/>
          </table:table-cell>
          <table:table-cell table:formula="of:=([.H186]-[.$O$8])*([$Home.$C$33]-[$Home.$C$32])/([.$O$9]-[.$O$8])+[$Home.$C$32]" office:value-type="float" office:value="150.748826302418" calcext:value-type="float">
            <text:p/>
          </table:table-cell>
          <table:table-cell table:formula="of:=FLOOR([.I186];1)" office:value-type="float" office:value="150" calcext:value-type="float">
            <text:p/>
          </table:table-cell>
          <table:table-cell table:formula="of:=CONCATENATE([.G186];&quot;,&quot;;[.J186];&quot;,&quot;;&quot;basic&quot;;&quot;,&quot;;[.D186])" office:value-type="string" office:string-value="26423,150,basic,CSS" calcext:value-type="string">
            <text:p>26423,150,basic,CSS</text:p>
          </table:table-cell>
          <table:table-cell table:formula="of:=[.H186]*[$Home.$F$30]" office:value-type="float" office:value="103.220283498713" calcext:value-type="float">
            <text:p/>
          </table:table-cell>
          <table:table-cell table:formula="of:=[.E186]/60/60/24" office:value-type="float" office:value="49.3217013888889" calcext:value-type="float">
            <text:p/>
          </table:table-cell>
          <table:table-cell table:number-columns-repeated="2"/>
          <table:table-cell table:formula="of:=IF([.$D186]=[.P$1];1;0)" office:value-type="float" office:value="0" calcext:value-type="float">
            <text:p/>
          </table:table-cell>
          <table:table-cell table:formula="of:=IF([.$D186]=[.Q$1];1;0)" office:value-type="float" office:value="0" calcext:value-type="float">
            <text:p/>
          </table:table-cell>
          <table:table-cell table:formula="of:=IF([.$D186]=[.R$1];1;0)" office:value-type="float" office:value="0" calcext:value-type="float">
            <text:p/>
          </table:table-cell>
          <table:table-cell table:formula="of:=IF([.$D186]=[.S$1];1;0)" office:value-type="float" office:value="0" calcext:value-type="float">
            <text:p/>
          </table:table-cell>
          <table:table-cell table:formula="of:=IF([.$D186]=[.T$1];1;0)" office:value-type="float" office:value="0" calcext:value-type="float">
            <text:p/>
          </table:table-cell>
          <table:table-cell table:formula="of:=IF([.$D186]=[.U$1];1;0)" office:value-type="float" office:value="0" calcext:value-type="float">
            <text:p/>
          </table:table-cell>
          <table:table-cell table:formula="of:=IF([.$D186]=[.V$1];1;0)" office:value-type="float" office:value="0" calcext:value-type="float">
            <text:p/>
          </table:table-cell>
          <table:table-cell table:formula="of:=IF([.$D186]=[.W$1];1;0)" office:value-type="float" office:value="0" calcext:value-type="float">
            <text:p/>
          </table:table-cell>
          <table:table-cell table:formula="of:=IF([.$D186]=[.X$1];1;0)" office:value-type="float" office:value="0" calcext:value-type="float">
            <text:p/>
          </table:table-cell>
          <table:table-cell table:formula="of:=IF([.$D186]=[.Y$1];1;0)" office:value-type="float" office:value="0" calcext:value-type="float">
            <text:p/>
          </table:table-cell>
          <table:table-cell table:formula="of:=IF([.$D186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98887165" calcext:value-type="float">
            <text:p>1398887165</text:p>
          </table:table-cell>
          <table:table-cell office:value-type="float" office:value="1398546137" calcext:value-type="float">
            <text:p>1398546137</text:p>
          </table:table-cell>
          <table:table-cell office:value-type="string" calcext:value-type="string">
            <text:p>JavaScript</text:p>
          </table:table-cell>
          <table:table-cell table:formula="of:=[.B187]-[.C187]" office:value-type="float" office:value="341028" calcext:value-type="float">
            <text:p/>
          </table:table-cell>
          <table:table-cell table:formula="of:=([.C187]*1000-[$Home.$C$11])*[$Home.$C$24]/[$Home.$F$8]" office:value-type="float" office:value="26678.7525511837" calcext:value-type="float">
            <text:p/>
          </table:table-cell>
          <table:table-cell table:formula="of:=FLOOR([.F187];1)" office:value-type="float" office:value="26678" calcext:value-type="float">
            <text:p/>
          </table:table-cell>
          <table:table-cell table:formula="of:=[.A187]/[.E187]" office:value-type="float" office:value="0.00117878883845315" calcext:value-type="float">
            <text:p/>
          </table:table-cell>
          <table:table-cell table:formula="of:=([.H187]-[.$O$8])*([$Home.$C$33]-[$Home.$C$32])/([.$O$9]-[.$O$8])+[$Home.$C$32]" office:value-type="float" office:value="150.651494050522" calcext:value-type="float">
            <text:p/>
          </table:table-cell>
          <table:table-cell table:formula="of:=FLOOR([.I187];1)" office:value-type="float" office:value="150" calcext:value-type="float">
            <text:p/>
          </table:table-cell>
          <table:table-cell table:formula="of:=CONCATENATE([.G187];&quot;,&quot;;[.J187];&quot;,&quot;;&quot;basic&quot;;&quot;,&quot;;[.D187])" office:value-type="string" office:string-value="26678,150,basic,JavaScript" calcext:value-type="string">
            <text:p>26678,150,basic,JavaScript</text:p>
          </table:table-cell>
          <table:table-cell table:formula="of:=[.H187]*[$Home.$F$30]" office:value-type="float" office:value="101.847355642352" calcext:value-type="float">
            <text:p/>
          </table:table-cell>
          <table:table-cell table:formula="of:=[.E187]/60/60/24" office:value-type="float" office:value="3.94708333333333" calcext:value-type="float">
            <text:p/>
          </table:table-cell>
          <table:table-cell table:number-columns-repeated="2"/>
          <table:table-cell table:formula="of:=IF([.$D187]=[.P$1];1;0)" office:value-type="float" office:value="0" calcext:value-type="float">
            <text:p/>
          </table:table-cell>
          <table:table-cell table:formula="of:=IF([.$D187]=[.Q$1];1;0)" office:value-type="float" office:value="1" calcext:value-type="float">
            <text:p/>
          </table:table-cell>
          <table:table-cell table:formula="of:=IF([.$D187]=[.R$1];1;0)" office:value-type="float" office:value="0" calcext:value-type="float">
            <text:p/>
          </table:table-cell>
          <table:table-cell table:formula="of:=IF([.$D187]=[.S$1];1;0)" office:value-type="float" office:value="0" calcext:value-type="float">
            <text:p/>
          </table:table-cell>
          <table:table-cell table:formula="of:=IF([.$D187]=[.T$1];1;0)" office:value-type="float" office:value="0" calcext:value-type="float">
            <text:p/>
          </table:table-cell>
          <table:table-cell table:formula="of:=IF([.$D187]=[.U$1];1;0)" office:value-type="float" office:value="0" calcext:value-type="float">
            <text:p/>
          </table:table-cell>
          <table:table-cell table:formula="of:=IF([.$D187]=[.V$1];1;0)" office:value-type="float" office:value="0" calcext:value-type="float">
            <text:p/>
          </table:table-cell>
          <table:table-cell table:formula="of:=IF([.$D187]=[.W$1];1;0)" office:value-type="float" office:value="0" calcext:value-type="float">
            <text:p/>
          </table:table-cell>
          <table:table-cell table:formula="of:=IF([.$D187]=[.X$1];1;0)" office:value-type="float" office:value="0" calcext:value-type="float">
            <text:p/>
          </table:table-cell>
          <table:table-cell table:formula="of:=IF([.$D187]=[.Y$1];1;0)" office:value-type="float" office:value="0" calcext:value-type="float">
            <text:p/>
          </table:table-cell>
          <table:table-cell table:formula="of:=IF([.$D187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99048858" calcext:value-type="float">
            <text:p>1399048858</text:p>
          </table:table-cell>
          <table:table-cell office:value-type="float" office:value="1398784038" calcext:value-type="float">
            <text:p>1398784038</text:p>
          </table:table-cell>
          <table:table-cell office:value-type="string" calcext:value-type="string">
            <text:p>Shell</text:p>
          </table:table-cell>
          <table:table-cell table:formula="of:=[.B188]-[.C188]" office:value-type="float" office:value="264820" calcext:value-type="float">
            <text:p/>
          </table:table-cell>
          <table:table-cell table:formula="of:=([.C188]*1000-[$Home.$C$11])*[$Home.$C$24]/[$Home.$F$8]" office:value-type="float" office:value="26772.5853649397" calcext:value-type="float">
            <text:p/>
          </table:table-cell>
          <table:table-cell table:formula="of:=FLOOR([.F188];1)" office:value-type="float" office:value="26772" calcext:value-type="float">
            <text:p/>
          </table:table-cell>
          <table:table-cell table:formula="of:=[.A188]/[.E188]" office:value-type="float" office:value="0.00107242655388566" calcext:value-type="float">
            <text:p/>
          </table:table-cell>
          <table:table-cell table:formula="of:=([.H188]-[.$O$8])*([$Home.$C$33]-[$Home.$C$32])/([.$O$9]-[.$O$8])+[$Home.$C$32]" office:value-type="float" office:value="150" calcext:value-type="float">
            <text:p/>
          </table:table-cell>
          <table:table-cell table:formula="of:=FLOOR([.I188];1)" office:value-type="float" office:value="150" calcext:value-type="float">
            <text:p/>
          </table:table-cell>
          <table:table-cell table:formula="of:=CONCATENATE([.G188];&quot;,&quot;;[.J188];&quot;,&quot;;&quot;basic&quot;;&quot;,&quot;;[.D188])" office:value-type="string" office:string-value="26772,150,basic,Shell" calcext:value-type="string">
            <text:p>26772,150,basic,Shell</text:p>
          </table:table-cell>
          <table:table-cell table:formula="of:=[.H188]*[$Home.$F$30]" office:value-type="float" office:value="92.6576542557209" calcext:value-type="float">
            <text:p/>
          </table:table-cell>
          <table:table-cell table:formula="of:=[.E188]/60/60/24" office:value-type="float" office:value="3.0650462962963" calcext:value-type="float">
            <text:p/>
          </table:table-cell>
          <table:table-cell table:number-columns-repeated="2"/>
          <table:table-cell table:formula="of:=IF([.$D188]=[.P$1];1;0)" office:value-type="float" office:value="0" calcext:value-type="float">
            <text:p/>
          </table:table-cell>
          <table:table-cell table:formula="of:=IF([.$D188]=[.Q$1];1;0)" office:value-type="float" office:value="0" calcext:value-type="float">
            <text:p/>
          </table:table-cell>
          <table:table-cell table:formula="of:=IF([.$D188]=[.R$1];1;0)" office:value-type="float" office:value="0" calcext:value-type="float">
            <text:p/>
          </table:table-cell>
          <table:table-cell table:formula="of:=IF([.$D188]=[.S$1];1;0)" office:value-type="float" office:value="0" calcext:value-type="float">
            <text:p/>
          </table:table-cell>
          <table:table-cell table:formula="of:=IF([.$D188]=[.T$1];1;0)" office:value-type="float" office:value="0" calcext:value-type="float">
            <text:p/>
          </table:table-cell>
          <table:table-cell table:formula="of:=IF([.$D188]=[.U$1];1;0)" office:value-type="float" office:value="0" calcext:value-type="float">
            <text:p/>
          </table:table-cell>
          <table:table-cell table:formula="of:=IF([.$D188]=[.V$1];1;0)" office:value-type="float" office:value="0" calcext:value-type="float">
            <text:p/>
          </table:table-cell>
          <table:table-cell table:formula="of:=IF([.$D188]=[.W$1];1;0)" office:value-type="float" office:value="0" calcext:value-type="float">
            <text:p/>
          </table:table-cell>
          <table:table-cell table:formula="of:=IF([.$D188]=[.X$1];1;0)" office:value-type="float" office:value="0" calcext:value-type="float">
            <text:p/>
          </table:table-cell>
          <table:table-cell table:formula="of:=IF([.$D188]=[.Y$1];1;0)" office:value-type="float" office:value="0" calcext:value-type="float">
            <text:p/>
          </table:table-cell>
          <table:table-cell table:formula="of:=IF([.$D188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02410695" calcext:value-type="float">
            <text:p>1402410695</text:p>
          </table:table-cell>
          <table:table-cell office:value-type="float" office:value="1402057177" calcext:value-type="float">
            <text:p>1402057177</text:p>
          </table:table-cell>
          <table:table-cell office:value-type="string" calcext:value-type="string">
            <text:p>null</text:p>
          </table:table-cell>
          <table:table-cell table:formula="of:=[.B189]-[.C189]" office:value-type="float" office:value="353518" calcext:value-type="float">
            <text:p/>
          </table:table-cell>
          <table:table-cell table:formula="of:=([.C189]*1000-[$Home.$C$11])*[$Home.$C$24]/[$Home.$F$8]" office:value-type="float" office:value="28063.5754918607" calcext:value-type="float">
            <text:p/>
          </table:table-cell>
          <table:table-cell table:formula="of:=FLOOR([.F189];1)" office:value-type="float" office:value="28063" calcext:value-type="float">
            <text:p/>
          </table:table-cell>
          <table:table-cell table:formula="of:=[.A189]/[.E189]" office:value-type="float" office:value="0.00107490990557765" calcext:value-type="float">
            <text:p/>
          </table:table-cell>
          <table:table-cell table:formula="of:=([.H189]-[.$O$8])*([$Home.$C$33]-[$Home.$C$32])/([.$O$9]-[.$O$8])+[$Home.$C$32]" office:value-type="float" office:value="150.015211114158" calcext:value-type="float">
            <text:p/>
          </table:table-cell>
          <table:table-cell table:formula="of:=FLOOR([.I189];1)" office:value-type="float" office:value="150" calcext:value-type="float">
            <text:p/>
          </table:table-cell>
          <table:table-cell table:formula="of:=CONCATENATE([.G189];&quot;,&quot;;[.J189];&quot;,&quot;;&quot;basic&quot;;&quot;,&quot;;[.D189])" office:value-type="string" office:string-value="28063,150,basic,null" calcext:value-type="string">
            <text:p>28063,150,basic,null</text:p>
          </table:table-cell>
          <table:table-cell table:formula="of:=[.H189]*[$Home.$F$30]" office:value-type="float" office:value="92.872215841909" calcext:value-type="float">
            <text:p/>
          </table:table-cell>
          <table:table-cell table:formula="of:=[.E189]/60/60/24" office:value-type="float" office:value="4.09164351851852" calcext:value-type="float">
            <text:p/>
          </table:table-cell>
          <table:table-cell table:number-columns-repeated="2"/>
          <table:table-cell table:formula="of:=IF([.$D189]=[.P$1];1;0)" office:value-type="float" office:value="1" calcext:value-type="float">
            <text:p/>
          </table:table-cell>
          <table:table-cell table:formula="of:=IF([.$D189]=[.Q$1];1;0)" office:value-type="float" office:value="0" calcext:value-type="float">
            <text:p/>
          </table:table-cell>
          <table:table-cell table:formula="of:=IF([.$D189]=[.R$1];1;0)" office:value-type="float" office:value="0" calcext:value-type="float">
            <text:p/>
          </table:table-cell>
          <table:table-cell table:formula="of:=IF([.$D189]=[.S$1];1;0)" office:value-type="float" office:value="0" calcext:value-type="float">
            <text:p/>
          </table:table-cell>
          <table:table-cell table:formula="of:=IF([.$D189]=[.T$1];1;0)" office:value-type="float" office:value="0" calcext:value-type="float">
            <text:p/>
          </table:table-cell>
          <table:table-cell table:formula="of:=IF([.$D189]=[.U$1];1;0)" office:value-type="float" office:value="0" calcext:value-type="float">
            <text:p/>
          </table:table-cell>
          <table:table-cell table:formula="of:=IF([.$D189]=[.V$1];1;0)" office:value-type="float" office:value="0" calcext:value-type="float">
            <text:p/>
          </table:table-cell>
          <table:table-cell table:formula="of:=IF([.$D189]=[.W$1];1;0)" office:value-type="float" office:value="0" calcext:value-type="float">
            <text:p/>
          </table:table-cell>
          <table:table-cell table:formula="of:=IF([.$D189]=[.X$1];1;0)" office:value-type="float" office:value="0" calcext:value-type="float">
            <text:p/>
          </table:table-cell>
          <table:table-cell table:formula="of:=IF([.$D189]=[.Y$1];1;0)" office:value-type="float" office:value="0" calcext:value-type="float">
            <text:p/>
          </table:table-cell>
          <table:table-cell table:formula="of:=IF([.$D189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03103985" calcext:value-type="float">
            <text:p>1403103985</text:p>
          </table:table-cell>
          <table:table-cell office:value-type="float" office:value="1402845394" calcext:value-type="float">
            <text:p>1402845394</text:p>
          </table:table-cell>
          <table:table-cell office:value-type="string" calcext:value-type="string">
            <text:p>CSS</text:p>
          </table:table-cell>
          <table:table-cell table:formula="of:=[.B190]-[.C190]" office:value-type="float" office:value="258591" calcext:value-type="float">
            <text:p/>
          </table:table-cell>
          <table:table-cell table:formula="of:=([.C190]*1000-[$Home.$C$11])*[$Home.$C$24]/[$Home.$F$8]" office:value-type="float" office:value="28374.4637141058" calcext:value-type="float">
            <text:p/>
          </table:table-cell>
          <table:table-cell table:formula="of:=FLOOR([.F190];1)" office:value-type="float" office:value="28374" calcext:value-type="float">
            <text:p/>
          </table:table-cell>
          <table:table-cell table:formula="of:=[.A190]/[.E190]" office:value-type="float" office:value="0.00108665808168111" calcext:value-type="float">
            <text:p/>
          </table:table-cell>
          <table:table-cell table:formula="of:=([.H190]-[.$O$8])*([$Home.$C$33]-[$Home.$C$32])/([.$O$9]-[.$O$8])+[$Home.$C$32]" office:value-type="float" office:value="150.087171460507" calcext:value-type="float">
            <text:p/>
          </table:table-cell>
          <table:table-cell table:formula="of:=FLOOR([.I190];1)" office:value-type="float" office:value="150" calcext:value-type="float">
            <text:p/>
          </table:table-cell>
          <table:table-cell table:formula="of:=CONCATENATE([.G190];&quot;,&quot;;[.J190];&quot;,&quot;;&quot;basic&quot;;&quot;,&quot;;[.D190])" office:value-type="string" office:string-value="28374,150,basic,CSS" calcext:value-type="string">
            <text:p>28374,150,basic,CSS</text:p>
          </table:table-cell>
          <table:table-cell table:formula="of:=[.H190]*[$Home.$F$30]" office:value-type="float" office:value="93.8872582572479" calcext:value-type="float">
            <text:p/>
          </table:table-cell>
          <table:table-cell table:formula="of:=[.E190]/60/60/24" office:value-type="float" office:value="2.99295138888889" calcext:value-type="float">
            <text:p/>
          </table:table-cell>
          <table:table-cell table:number-columns-repeated="2"/>
          <table:table-cell table:formula="of:=IF([.$D190]=[.P$1];1;0)" office:value-type="float" office:value="0" calcext:value-type="float">
            <text:p/>
          </table:table-cell>
          <table:table-cell table:formula="of:=IF([.$D190]=[.Q$1];1;0)" office:value-type="float" office:value="0" calcext:value-type="float">
            <text:p/>
          </table:table-cell>
          <table:table-cell table:formula="of:=IF([.$D190]=[.R$1];1;0)" office:value-type="float" office:value="0" calcext:value-type="float">
            <text:p/>
          </table:table-cell>
          <table:table-cell table:formula="of:=IF([.$D190]=[.S$1];1;0)" office:value-type="float" office:value="0" calcext:value-type="float">
            <text:p/>
          </table:table-cell>
          <table:table-cell table:formula="of:=IF([.$D190]=[.T$1];1;0)" office:value-type="float" office:value="0" calcext:value-type="float">
            <text:p/>
          </table:table-cell>
          <table:table-cell table:formula="of:=IF([.$D190]=[.U$1];1;0)" office:value-type="float" office:value="0" calcext:value-type="float">
            <text:p/>
          </table:table-cell>
          <table:table-cell table:formula="of:=IF([.$D190]=[.V$1];1;0)" office:value-type="float" office:value="0" calcext:value-type="float">
            <text:p/>
          </table:table-cell>
          <table:table-cell table:formula="of:=IF([.$D190]=[.W$1];1;0)" office:value-type="float" office:value="0" calcext:value-type="float">
            <text:p/>
          </table:table-cell>
          <table:table-cell table:formula="of:=IF([.$D190]=[.X$1];1;0)" office:value-type="float" office:value="0" calcext:value-type="float">
            <text:p/>
          </table:table-cell>
          <table:table-cell table:formula="of:=IF([.$D190]=[.Y$1];1;0)" office:value-type="float" office:value="0" calcext:value-type="float">
            <text:p/>
          </table:table-cell>
          <table:table-cell table:formula="of:=IF([.$D190]=[.Z$1];1;0)" office:value-type="float" office:value="0" calcext:value-type="float">
            <text:p/>
          </table:table-cell>
        </table:table-row>
        <table:table-row table:style-name="ro1">
          <table:table-cell office:value-type="float" office:value="32913" calcext:value-type="float">
            <text:p>32913</text:p>
          </table:table-cell>
          <table:table-cell office:value-type="float" office:value="1407049471" calcext:value-type="float">
            <text:p>1407049471</text:p>
          </table:table-cell>
          <table:table-cell office:value-type="float" office:value="1404596517" calcext:value-type="float">
            <text:p>1404596517</text:p>
          </table:table-cell>
          <table:table-cell office:value-type="string" calcext:value-type="string">
            <text:p>Python</text:p>
          </table:table-cell>
          <table:table-cell table:number-columns-repeated="2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405425117" calcext:value-type="float">
            <text:p>1405425117</text:p>
          </table:table-cell>
          <table:table-cell office:value-type="float" office:value="1404640782" calcext:value-type="float">
            <text:p>1404640782</text:p>
          </table:table-cell>
          <table:table-cell office:value-type="string" calcext:value-type="string">
            <text:p>null</text:p>
          </table:table-cell>
          <table:table-cell table:number-columns-repeated="2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05231512" calcext:value-type="float">
            <text:p>1405231512</text:p>
          </table:table-cell>
          <table:table-cell office:value-type="float" office:value="1404974507" calcext:value-type="float">
            <text:p>1404974507</text:p>
          </table:table-cell>
          <table:table-cell office:value-type="string" calcext:value-type="string">
            <text:p>PHP</text:p>
          </table:table-cell>
          <table:table-cell table:number-columns-repeated="22"/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float" office:value="1407049506" calcext:value-type="float">
            <text:p>1407049506</text:p>
          </table:table-cell>
          <table:table-cell office:value-type="float" office:value="1405085080" calcext:value-type="float">
            <text:p>1405085080</text:p>
          </table:table-cell>
          <table:table-cell office:value-type="string" calcext:value-type="string">
            <text:p>JavaScript</text:p>
          </table:table-cell>
          <table:table-cell table:number-columns-repeated="2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06209562" calcext:value-type="float">
            <text:p>1406209562</text:p>
          </table:table-cell>
          <table:table-cell office:value-type="float" office:value="1405503004" calcext:value-type="float">
            <text:p>1405503004</text:p>
          </table:table-cell>
          <table:table-cell office:value-type="string" calcext:value-type="string">
            <text:p>CSS</text:p>
          </table:table-cell>
          <table:table-cell table:number-columns-repeated="22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1407049395" calcext:value-type="float">
            <text:p>1407049395</text:p>
          </table:table-cell>
          <table:table-cell office:value-type="float" office:value="1405839241" calcext:value-type="float">
            <text:p>1405839241</text:p>
          </table:table-cell>
          <table:table-cell office:value-type="string" calcext:value-type="string">
            <text:p>JavaScript</text:p>
          </table:table-cell>
          <table:table-cell table:number-columns-repeated="2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06970756" calcext:value-type="float">
            <text:p>1406970756</text:p>
          </table:table-cell>
          <table:table-cell office:value-type="float" office:value="1406644627" calcext:value-type="float">
            <text:p>1406644627</text:p>
          </table:table-cell>
          <table:table-cell office:value-type="string" calcext:value-type="string">
            <text:p>CSS</text:p>
          </table:table-cell>
          <table:table-cell table:number-columns-repeated="2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15"/>
          <table:table-cell table:formula="of:=[.P1]" office:value-type="string" office:string-value="null" calcext:value-type="string">
            <text:p>null</text:p>
          </table:table-cell>
          <table:table-cell table:formula="of:=[.Q1]" office:value-type="string" office:string-value="JavaScript" calcext:value-type="string">
            <text:p>JavaScript</text:p>
          </table:table-cell>
          <table:table-cell table:formula="of:=[.R1]" office:value-type="string" office:string-value="C++" calcext:value-type="string">
            <text:p>C++</text:p>
          </table:table-cell>
          <table:table-cell table:formula="of:=[.S1]" office:value-type="string" office:string-value="Dart" calcext:value-type="string">
            <text:p>Dart</text:p>
          </table:table-cell>
          <table:table-cell table:formula="of:=[.T1]" office:value-type="string" office:string-value="C#" calcext:value-type="string">
            <text:p>C#</text:p>
          </table:table-cell>
          <table:table-cell table:formula="of:=[.U1]" office:value-type="string" office:string-value="PHP" calcext:value-type="string">
            <text:p>PHP</text:p>
          </table:table-cell>
          <table:table-cell table:formula="of:=[.V1]" office:value-type="string" office:string-value="Python" calcext:value-type="string">
            <text:p>Python</text:p>
          </table:table-cell>
          <table:table-cell table:formula="of:=[.W1]" office:value-type="string" office:string-value="Objective-C" calcext:value-type="string">
            <text:p>Objective-C</text:p>
          </table:table-cell>
          <table:table-cell table:formula="of:=[.X1]" office:value-type="string" office:string-value="Ruby" calcext:value-type="string">
            <text:p>Ruby</text:p>
          </table:table-cell>
          <table:table-cell table:formula="of:=[.Y1]" office:value-type="string" office:string-value="Java" calcext:value-type="string">
            <text:p>Java</text:p>
          </table:table-cell>
          <table:table-cell table:formula="of:=[.Z1]" office:value-type="string" office:string-value="C" calcext:value-type="string">
            <text:p>C</text:p>
          </table:table-cell>
        </table:table-row>
        <table:table-row table:style-name="ro1">
          <table:table-cell table:number-columns-repeated="15"/>
          <table:table-cell table:formula="of:=SUM([.P2:.P190])" office:value-type="float" office:value="76" calcext:value-type="float">
            <text:p/>
          </table:table-cell>
          <table:table-cell table:formula="of:=SUM([.Q2:.Q190])" office:value-type="float" office:value="28" calcext:value-type="float">
            <text:p/>
          </table:table-cell>
          <table:table-cell table:formula="of:=SUM([.R2:.R190])" office:value-type="float" office:value="5" calcext:value-type="float">
            <text:p/>
          </table:table-cell>
          <table:table-cell table:formula="of:=SUM([.S2:.S190])" office:value-type="float" office:value="0" calcext:value-type="float">
            <text:p/>
          </table:table-cell>
          <table:table-cell table:formula="of:=SUM([.T2:.T190])" office:value-type="float" office:value="3" calcext:value-type="float">
            <text:p/>
          </table:table-cell>
          <table:table-cell table:formula="of:=SUM([.U2:.U190])" office:value-type="float" office:value="15" calcext:value-type="float">
            <text:p/>
          </table:table-cell>
          <table:table-cell table:formula="of:=SUM([.V2:.V190])" office:value-type="float" office:value="6" calcext:value-type="float">
            <text:p/>
          </table:table-cell>
          <table:table-cell table:formula="of:=SUM([.W2:.W190])" office:value-type="float" office:value="2" calcext:value-type="float">
            <text:p/>
          </table:table-cell>
          <table:table-cell table:formula="of:=SUM([.X2:.X190])" office:value-type="float" office:value="8" calcext:value-type="float">
            <text:p/>
          </table:table-cell>
          <table:table-cell table:formula="of:=SUM([.Y2:.Y190])" office:value-type="float" office:value="8" calcext:value-type="float">
            <text:p/>
          </table:table-cell>
          <table:table-cell table:formula="of:=SUM([.Z2:.Z190])" office:value-type="float" office:value="7" calcext:value-type="float">
            <text:p/>
          </table:table-cell>
        </table:table-row>
        <table:table-row table:style-name="ro1">
          <table:table-cell table:number-columns-repeated="15"/>
          <table:table-cell office:value-type="string" calcext:value-type="string">
            <text:p>null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Objective-C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</table:table-row>
      </table:table>
      <table:named-expressions/>
      <table:database-ranges>
        <table:database-range table:name="__Anonymous_Sheet_DB__1" table:target-range-address="EventsPerWeek.A1:EventsPerWeek.B1048576">
          <table:sort>
            <table:sort-by table:field-number="0" table:data-type="automatic"/>
          </table:sort>
        </table:database-range>
        <table:database-range table:name="__Anonymous_Sheet_DB__2" table:target-range-address="ActivityPerRepo.A1:ActivityPerRepo.J1048576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" number:min-integer-digits="1"/>
    </number:number-style>
    <number:percentage-style style:name="N120">
      <number:number number:decimal-places="3" number:min-integer-digits="1"/>
      <number:text>%</number:text>
    </number:percentage-style>
    <number:percentage-style style:name="N121">
      <number:number number:decimal-places="4" number:min-integer-digits="1"/>
      <number:text>%</number:text>
    </number:percentage-style>
    <number:percentage-style style:name="N122">
      <number:number number:decimal-places="5" number:min-integer-digits="1"/>
      <number:text>%</number:text>
    </number:percentage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 style:data-style-name="N2" text:time-value="08:42:56.0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21:34:17.482000000</meta:creation-date>
    <dc:date>2014-08-03T10:54:54.533000000</dc:date>
    <meta:editing-duration>PT11H41M2S</meta:editing-duration>
    <meta:editing-cycles>17</meta:editing-cycles>
    <meta:generator>LibreOffice/4.2.1.1$Windows_x86 LibreOffice_project/d7dbbd7842e6a58b0f521599204e827654e1fb8b</meta:generator>
    <meta:document-statistic meta:table-count="3" meta:cell-count="5827" meta:object-count="0"/>
  </office:meta>
</office:document-meta>
</file>